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eo" svg:font-family="Aleo"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hyphenate="true"/>
    </style:style>
    <style:style style:name="P6" style:parent-style-name="Normal" style:family="paragraph">
      <style:text-properties fo:hyphenate="true"/>
    </style:style>
    <style:style style:name="P7" style:parent-style-name="Normal" style:family="paragraph">
      <style:text-properties fo:hyphenate="true"/>
    </style:style>
    <style:style style:name="P8" style:parent-style-name="Normal" style:family="paragraph">
      <style:text-properties fo:hyphenate="true"/>
    </style:style>
    <style:style style:name="P9" style:parent-style-name="Normal" style:family="paragraph">
      <style:text-properties fo:hyphenate="true"/>
    </style:style>
    <style:style style:name="P10" style:parent-style-name="Normal" style:family="paragraph">
      <style:text-properties fo:hyphenate="true"/>
    </style:style>
    <style:style style:name="P11" style:parent-style-name="Normal" style:family="paragraph">
      <style:text-properties fo:hyphenate="true"/>
    </style:style>
    <style:style style:name="P12" style:parent-style-name="Normal" style:family="paragraph">
      <style:paragraph-properties fo:break-before="page"/>
      <style:text-properties fo:hyphenate="true"/>
    </style:style>
    <style:style style:name="P13" style:parent-style-name="Normal" style:family="paragraph">
      <style:paragraph-properties fo:text-align="center"/>
      <style:text-properties fo:hyphenate="true"/>
    </style:style>
    <style:style style:name="P14" style:parent-style-name="Normal" style:family="paragraph">
      <style:text-properties fo:hyphenate="true"/>
    </style:style>
    <style:style style:name="P15" style:parent-style-name="Normal" style:family="paragraph">
      <style:text-properties fo:hyphenate="true"/>
    </style:style>
    <style:style style:name="P16" style:parent-style-name="Normal" style:family="paragraph">
      <style:paragraph-properties fo:break-before="page"/>
      <style:text-properties fo:hyphenate="true"/>
    </style:style>
    <style:style style:name="P17" style:parent-style-name="Normal" style:family="paragraph">
      <style:paragraph-properties fo:text-align="center"/>
    </style:style>
    <style:style style:name="P18" style:parent-style-name="Normal" style:family="paragraph">
      <style:paragraph-properties fo:text-align="start"/>
      <style:text-properties fo:font-weight="bold" style:font-weight-asian="bold" style:font-weight-complex="bold" fo:font-size="11pt" style:font-size-asian="11pt"/>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text-properties fo:font-weight="bold" style:font-weight-asian="bold" style:font-weight-complex="bold" fo:font-size="11pt" style:font-size-asian="11pt"/>
    </style:style>
    <style:style style:name="T26" style:parent-style-name="DefaultParagraphFont" style:family="text">
      <style:text-properties fo:font-weight="bold" style:font-weight-asian="bold" style:font-weight-complex="bold" fo:font-size="16pt" style:font-size-asian="16pt" style:font-size-complex="16pt"/>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text-position="super 65%"/>
    </style:style>
    <style:style style:name="T29" style:parent-style-name="DefaultParagraphFont" style:family="text">
      <style:text-properties fo:font-weight="bold" style:font-weight-asian="bold" style:font-weight-complex="bold" style:text-position="super 65%"/>
    </style:style>
    <style:style style:name="T30" style:parent-style-name="DefaultParagraphFont" style:family="text">
      <style:text-properties fo:font-weight="bold" style:font-weight-asian="bold" style:font-weight-complex="bold" style:text-position="super 65%"/>
    </style:style>
    <style:style style:name="T31" style:parent-style-name="DefaultParagraphFont" style:family="text">
      <style:text-properties fo:font-weight="bold" style:font-weight-asian="bold" style:font-weight-complex="bold" style:text-position="super 65%"/>
    </style:style>
    <style:style style:name="T32" style:parent-style-name="DefaultParagraphFont" style:family="text">
      <style:text-properties fo:font-weight="bold" style:font-weight-asian="bold" style:font-weight-complex="bold" style:text-position="super 65%"/>
    </style:style>
    <style:style style:name="T33" style:parent-style-name="DefaultParagraphFont" style:family="text">
      <style:text-properties fo:font-weight="bold" style:font-weight-asian="bold" style:font-weight-complex="bold" style:text-position="super 65%"/>
    </style:style>
    <style:style style:name="T34" style:parent-style-name="DefaultParagraphFont" style:family="text">
      <style:text-properties fo:font-weight="bold" style:font-weight-asian="bold" style:font-weight-complex="bold" style:text-position="super 65%"/>
    </style:style>
    <style:style style:name="T35" style:parent-style-name="DefaultParagraphFont" style:family="text">
      <style:text-properties fo:font-weight="bold" style:font-weight-asian="bold" style:font-weight-complex="bold" style:text-position="super 65%"/>
    </style:style>
    <style:style style:name="T36" style:parent-style-name="DefaultParagraphFont" style:family="text">
      <style:text-properties fo:font-weight="bold" style:font-weight-asian="bold" style:font-weight-complex="bold" style:text-position="super 65%"/>
    </style:style>
    <style:style style:name="T37" style:parent-style-name="DefaultParagraphFont" style:family="text">
      <style:text-properties fo:font-weight="bold" style:font-weight-asian="bold" style:font-weight-complex="bold" style:text-position="super 65%"/>
    </style:style>
    <style:style style:name="T38" style:parent-style-name="DefaultParagraphFont" style:family="text">
      <style:text-properties fo:font-weight="bold" style:font-weight-asian="bold" style:font-weight-complex="bold" style:text-position="super 65%"/>
    </style:style>
    <style:style style:name="T39" style:parent-style-name="DefaultParagraphFont" style:family="text">
      <style:text-properties fo:font-weight="bold" style:font-weight-asian="bold" style:font-weight-complex="bold" style:text-position="super 65%"/>
    </style:style>
    <style:style style:name="T40" style:parent-style-name="DefaultParagraphFont" style:family="text">
      <style:text-properties fo:font-weight="bold" style:font-weight-asian="bold" style:font-weight-complex="bold" style:text-position="super 65%"/>
    </style:style>
    <style:style style:name="T41" style:parent-style-name="DefaultParagraphFont" style:family="text">
      <style:text-properties fo:font-weight="bold" style:font-weight-asian="bold" style:font-weight-complex="bold" style:text-position="super 65%"/>
    </style:style>
    <style:style style:name="T42" style:parent-style-name="DefaultParagraphFont" style:family="text">
      <style:text-properties fo:font-weight="bold" style:font-weight-asian="bold" style:font-weight-complex="bold" style:text-position="super 65%"/>
    </style:style>
    <style:style style:name="T43" style:parent-style-name="DefaultParagraphFont" style:family="text">
      <style:text-properties fo:font-weight="bold" style:font-weight-asian="bold" style:font-weight-complex="bold" style:text-position="super 65%"/>
    </style:style>
    <style:style style:name="T44" style:parent-style-name="DefaultParagraphFont" style:family="text">
      <style:text-properties fo:font-weight="bold" style:font-weight-asian="bold" style:font-weight-complex="bold" style:text-position="super 65%"/>
    </style:style>
    <style:style style:name="T45" style:parent-style-name="DefaultParagraphFont" style:family="text">
      <style:text-properties fo:font-weight="bold" style:font-weight-asian="bold" style:font-weight-complex="bold" style:text-position="super 65%"/>
    </style:style>
    <style:style style:name="T46" style:parent-style-name="DefaultParagraphFont" style:family="text">
      <style:text-properties fo:font-weight="bold" style:font-weight-asian="bold" style:font-weight-complex="bold" style:text-position="super 65%"/>
    </style:style>
    <style:style style:name="T47" style:parent-style-name="DefaultParagraphFont" style:family="text">
      <style:text-properties fo:font-weight="bold" style:font-weight-asian="bold" style:font-weight-complex="bold" style:text-position="super 65%"/>
    </style:style>
    <style:style style:name="T48" style:parent-style-name="DefaultParagraphFont" style:family="text">
      <style:text-properties fo:font-weight="bold" style:font-weight-asian="bold" style:font-weight-complex="bold" style:text-position="super 65%"/>
    </style:style>
    <style:style style:name="T49" style:parent-style-name="DefaultParagraphFont" style:family="text">
      <style:text-properties fo:font-weight="bold" style:font-weight-asian="bold" style:font-weight-complex="bold" style:text-position="super 65%"/>
    </style:style>
    <style:style style:name="T50" style:parent-style-name="DefaultParagraphFont" style:family="text">
      <style:text-properties fo:font-weight="bold" style:font-weight-asian="bold" style:font-weight-complex="bold" style:text-position="super 65%"/>
    </style:style>
    <style:style style:name="T51" style:parent-style-name="DefaultParagraphFont" style:family="text">
      <style:text-properties fo:font-weight="bold" style:font-weight-asian="bold" style:font-weight-complex="bold" style:text-position="super 65%"/>
    </style:style>
    <style:style style:name="T52" style:parent-style-name="DefaultParagraphFont" style:family="text">
      <style:text-properties fo:font-weight="bold" style:font-weight-asian="bold" style:font-weight-complex="bold" style:text-position="super 65%"/>
    </style:style>
    <style:style style:name="T53" style:parent-style-name="DefaultParagraphFont" style:family="text">
      <style:text-properties fo:font-weight="bold" style:font-weight-asian="bold" style:font-weight-complex="bold" style:text-position="super 65%"/>
    </style:style>
    <style:style style:name="T54" style:parent-style-name="DefaultParagraphFont" style:family="text">
      <style:text-properties fo:font-weight="bold" style:font-weight-asian="bold" style:font-weight-complex="bold" style:text-position="super 65%"/>
    </style:style>
    <style:style style:name="T55" style:parent-style-name="DefaultParagraphFont" style:family="text">
      <style:text-properties fo:font-weight="bold" style:font-weight-asian="bold" style:font-weight-complex="bold" style:text-position="super 65%"/>
    </style:style>
    <style:style style:name="T56" style:parent-style-name="DefaultParagraphFont" style:family="text">
      <style:text-properties fo:font-weight="bold" style:font-weight-asian="bold" style:font-weight-complex="bold" style:text-position="super 65%"/>
    </style:style>
    <style:style style:name="T57" style:parent-style-name="DefaultParagraphFont" style:family="text">
      <style:text-properties fo:font-weight="bold" style:font-weight-asian="bold" style:font-weight-complex="bold" style:text-position="super 65%"/>
    </style:style>
    <style:style style:name="T58" style:parent-style-name="DefaultParagraphFont" style:family="text">
      <style:text-properties fo:font-weight="bold" style:font-weight-asian="bold" style:font-weight-complex="bold" style:text-position="super 65%"/>
    </style:style>
    <style:style style:name="P59" style:parent-style-name="Normal" style:family="paragraph">
      <style:paragraph-properties fo:text-align="center"/>
    </style:style>
    <style:style style:name="T60" style:parent-style-name="DefaultParagraphFont" style:family="text">
      <style:text-properties fo:font-weight="bold" style:font-weight-asian="bold" style:font-weight-complex="bold" style:text-position="super 66.6%"/>
    </style:style>
    <style:style style:name="P61" style:parent-style-name="Normal" style:list-style-name="LFO1" style:family="paragraph"/>
    <style:style style:name="T62" style:parent-style-name="DefaultParagraphFont" style:family="text">
      <style:text-properties fo:font-weight="bold" style:font-weight-asian="bold" style:font-weight-complex="bold"/>
    </style:style>
    <style:style style:name="P63" style:parent-style-name="Normal" style:list-style-name="LFO1" style:family="paragraph"/>
    <style:style style:name="T64" style:parent-style-name="DefaultParagraphFont" style:family="text">
      <style:text-properties fo:font-weight="bold" style:font-weight-asian="bold" style:font-weight-complex="bold"/>
    </style:style>
    <style:style style:name="P65" style:parent-style-name="Normal" style:list-style-name="LFO1" style:family="paragraph"/>
    <style:style style:name="T66" style:parent-style-name="DefaultParagraphFont" style:family="text">
      <style:text-properties fo:font-weight="bold" style:font-weight-asian="bold" style:font-weight-complex="bold"/>
    </style:style>
    <style:style style:name="P67" style:parent-style-name="Normal" style:list-style-name="LFO1" style:family="paragraph"/>
    <style:style style:name="T68" style:parent-style-name="DefaultParagraphFont" style:family="text">
      <style:text-properties fo:font-weight="bold" style:font-weight-asian="bold" style:font-weight-complex="bold"/>
    </style:style>
    <style:style style:name="P69" style:parent-style-name="Normal" style:list-style-name="LFO1" style:family="paragraph"/>
    <style:style style:name="T70" style:parent-style-name="DefaultParagraphFont" style:family="text">
      <style:text-properties fo:font-weight="bold" style:font-weight-asian="bold" style:font-weight-complex="bold"/>
    </style:style>
    <style:style style:name="P71" style:parent-style-name="Normal" style:list-style-name="LFO1" style:family="paragraph"/>
    <style:style style:name="T72" style:parent-style-name="DefaultParagraphFont" style:family="text">
      <style:text-properties fo:font-weight="bold" style:font-weight-asian="bold" style:font-weight-complex="bold"/>
    </style:style>
    <style:style style:name="P73" style:parent-style-name="Normal" style:list-style-name="LFO1" style:family="paragraph"/>
    <style:style style:name="T74" style:parent-style-name="DefaultParagraphFont" style:family="text">
      <style:text-properties fo:font-weight="bold" style:font-weight-asian="bold" style:font-weight-complex="bold"/>
    </style:style>
    <style:style style:name="P75" style:parent-style-name="Normal" style:list-style-name="LFO1" style:family="paragraph"/>
    <style:style style:name="T76" style:parent-style-name="DefaultParagraphFont" style:family="text">
      <style:text-properties fo:font-weight="bold" style:font-weight-asian="bold" style:font-weight-complex="bold"/>
    </style:style>
    <style:style style:name="P77" style:parent-style-name="Normal" style:list-style-name="LFO1" style:family="paragraph"/>
    <style:style style:name="T78" style:parent-style-name="DefaultParagraphFont" style:family="text">
      <style:text-properties fo:font-weight="bold" style:font-weight-asian="bold" style:font-weight-complex="bold"/>
    </style:style>
    <style:style style:name="P79" style:parent-style-name="Normal" style:list-style-name="LFO1" style:family="paragraph"/>
    <style:style style:name="T80" style:parent-style-name="DefaultParagraphFont" style:family="text">
      <style:text-properties fo:font-weight="bold" style:font-weight-asian="bold" style:font-weight-complex="bold"/>
    </style:style>
    <style:style style:name="P81" style:parent-style-name="Normal" style:family="paragraph">
      <style:paragraph-properties fo:text-align="center"/>
    </style:style>
    <style:style style:name="P82" style:parent-style-name="Normal" style:family="paragraph">
      <style:text-properties fo:font-weight="bold" style:font-weight-asian="bold" style:font-weight-complex="bold" fo:font-size="11pt" style:font-size-asian="11pt"/>
    </style:style>
    <style:style style:name="T83" style:parent-style-name="DefaultParagraphFont" style:family="text">
      <style:text-properties fo:font-weight="bold" style:font-weight-asian="bold" style:font-weight-complex="bold" fo:font-size="16pt" style:font-size-asian="16pt" style:font-size-complex="16pt"/>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text-position="super 65%"/>
    </style:style>
    <style:style style:name="T86" style:parent-style-name="DefaultParagraphFont" style:family="text">
      <style:text-properties fo:font-weight="bold" style:font-weight-asian="bold" style:font-weight-complex="bold" style:text-position="super 65%"/>
    </style:style>
    <style:style style:name="T87" style:parent-style-name="DefaultParagraphFont" style:family="text">
      <style:text-properties fo:font-weight="bold" style:font-weight-asian="bold" style:font-weight-complex="bold" style:text-position="super 65%"/>
    </style:style>
    <style:style style:name="T88" style:parent-style-name="DefaultParagraphFont" style:family="text">
      <style:text-properties fo:font-weight="bold" style:font-weight-asian="bold" style:font-weight-complex="bold" style:text-position="super 65%"/>
    </style:style>
    <style:style style:name="T89" style:parent-style-name="DefaultParagraphFont" style:family="text">
      <style:text-properties fo:font-weight="bold" style:font-weight-asian="bold" style:font-weight-complex="bold" style:text-position="super 65%"/>
    </style:style>
    <style:style style:name="T90" style:parent-style-name="DefaultParagraphFont" style:family="text">
      <style:text-properties fo:font-weight="bold" style:font-weight-asian="bold" style:font-weight-complex="bold" style:text-position="super 65%"/>
    </style:style>
    <style:style style:name="T91" style:parent-style-name="DefaultParagraphFont" style:family="text">
      <style:text-properties fo:font-weight="bold" style:font-weight-asian="bold" style:font-weight-complex="bold" style:text-position="super 65%"/>
    </style:style>
    <style:style style:name="P92" style:parent-style-name="Bibletext" style:family="paragraph">
      <style:text-properties fo:font-weight="bold" style:font-weight-asian="bold" style:font-weight-complex="bold" fo:font-size="11pt" style:font-size-asian="11pt"/>
    </style:style>
    <style:style style:name="T93" style:parent-style-name="DefaultParagraphFont" style:family="text">
      <style:text-properties fo:font-weight="bold" style:font-weight-asian="bold" style:font-weight-complex="bold" style:text-position="super 65%"/>
    </style:style>
    <style:style style:name="T94" style:parent-style-name="DefaultParagraphFont" style:family="text">
      <style:text-properties fo:font-weight="bold" style:font-weight-asian="bold" style:font-weight-complex="bold" style:text-position="super 65%"/>
    </style:style>
    <style:style style:name="T95" style:parent-style-name="DefaultParagraphFont" style:family="text">
      <style:text-properties fo:font-weight="bold" style:font-weight-asian="bold" style:font-weight-complex="bold" style:text-position="super 65%"/>
    </style:style>
    <style:style style:name="T96" style:parent-style-name="DefaultParagraphFont" style:family="text">
      <style:text-properties fo:font-weight="bold" style:font-weight-asian="bold" style:font-weight-complex="bold" style:text-position="super 65%"/>
    </style:style>
    <style:style style:name="T97" style:parent-style-name="DefaultParagraphFont" style:family="text">
      <style:text-properties fo:font-weight="bold" style:font-weight-asian="bold" style:font-weight-complex="bold" style:text-position="super 65%"/>
    </style:style>
    <style:style style:name="T98" style:parent-style-name="DefaultParagraphFont" style:family="text">
      <style:text-properties fo:font-weight="bold" style:font-weight-asian="bold" style:font-weight-complex="bold" style:text-position="super 65%"/>
    </style:style>
    <style:style style:name="T99" style:parent-style-name="DefaultParagraphFont" style:family="text">
      <style:text-properties fo:font-weight="bold" style:font-weight-asian="bold" style:font-weight-complex="bold" style:text-position="super 65%"/>
    </style:style>
    <style:style style:name="T100" style:parent-style-name="DefaultParagraphFont" style:family="text">
      <style:text-properties fo:font-weight="bold" style:font-weight-asian="bold" style:font-weight-complex="bold" style:text-position="super 65%"/>
    </style:style>
    <style:style style:name="T101" style:parent-style-name="DefaultParagraphFont" style:family="text">
      <style:text-properties fo:font-weight="bold" style:font-weight-asian="bold" style:font-weight-complex="bold" style:text-position="super 65%"/>
    </style:style>
    <style:style style:name="T102" style:parent-style-name="DefaultParagraphFont" style:family="text">
      <style:text-properties fo:font-weight="bold" style:font-weight-asian="bold" style:font-weight-complex="bold" style:text-position="super 65%"/>
    </style:style>
    <style:style style:name="T103" style:parent-style-name="DefaultParagraphFont" style:family="text">
      <style:text-properties fo:font-weight="bold" style:font-weight-asian="bold" style:font-weight-complex="bold" style:text-position="super 65%"/>
    </style:style>
    <style:style style:name="T104" style:parent-style-name="DefaultParagraphFont" style:family="text">
      <style:text-properties fo:font-weight="bold" style:font-weight-asian="bold" style:font-weight-complex="bold" style:text-position="super 65%"/>
    </style:style>
    <style:style style:name="T105" style:parent-style-name="DefaultParagraphFont" style:family="text">
      <style:text-properties fo:font-weight="bold" style:font-weight-asian="bold" style:font-weight-complex="bold" style:text-position="super 65%"/>
    </style:style>
    <style:style style:name="T106" style:parent-style-name="DefaultParagraphFont" style:family="text">
      <style:text-properties fo:font-weight="bold" style:font-weight-asian="bold" style:font-weight-complex="bold" style:text-position="super 65%"/>
    </style:style>
    <style:style style:name="P107" style:parent-style-name="Normal" style:family="paragraph">
      <style:paragraph-properties fo:text-align="center"/>
    </style:style>
    <style:style style:name="P108" style:parent-style-name="Normal" style:family="paragraph">
      <style:paragraph-properties fo:text-align="center"/>
    </style:style>
    <style:style style:name="P109" style:parent-style-name="Normal" style:family="paragraph">
      <style:paragraph-properties fo:text-align="center"/>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P112" style:parent-style-name="Normal" style:family="paragraph">
      <style:paragraph-properties fo:text-align="center"/>
    </style:style>
    <style:style style:name="P113" style:parent-style-name="Normal" style:family="paragraph">
      <style:paragraph-properties fo:text-align="center"/>
    </style:style>
    <style:style style:name="P114" style:parent-style-name="Normal" style:family="paragraph">
      <style:paragraph-properties fo:text-align="center"/>
    </style:style>
    <style:style style:name="P115" style:parent-style-name="Normal" style:family="paragraph">
      <style:paragraph-properties fo:text-align="center"/>
    </style:style>
    <style:style style:name="P116" style:parent-style-name="Normal" style:family="paragraph">
      <style:paragraph-properties fo:text-align="center"/>
    </style:style>
    <style:style style:name="P117" style:parent-style-name="Normal" style:family="paragraph">
      <style:paragraph-properties fo:text-align="center"/>
    </style:style>
    <style:style style:name="P118" style:parent-style-name="Normal" style:family="paragraph">
      <style:paragraph-properties fo:text-align="center"/>
    </style:style>
    <style:style style:name="P119" style:parent-style-name="Normal" style:family="paragraph">
      <style:paragraph-properties fo:text-align="center"/>
    </style:style>
    <style:style style:name="P120" style:parent-style-name="Normal" style:family="paragraph">
      <style:paragraph-properties fo:text-align="center"/>
    </style:style>
    <style:style style:name="P121" style:parent-style-name="Normal" style:family="paragraph">
      <style:paragraph-properties fo:text-align="center"/>
    </style:style>
    <style:style style:name="P122" style:parent-style-name="Normal" style:family="paragraph">
      <style:paragraph-properties fo:text-align="center"/>
    </style:style>
    <style:style style:name="P123" style:parent-style-name="Normal" style:family="paragraph">
      <style:paragraph-properties fo:text-align="center"/>
    </style:style>
    <style:style style:name="P124" style:parent-style-name="Normal" style:family="paragraph">
      <style:paragraph-properties fo:text-align="center"/>
    </style:style>
    <style:style style:name="P125" style:parent-style-name="Normal" style:family="paragraph">
      <style:paragraph-properties fo:text-align="center"/>
    </style:style>
    <style:style style:name="P126" style:parent-style-name="Normal" style:family="paragraph">
      <style:paragraph-properties fo:text-align="center"/>
    </style:style>
    <style:style style:name="P127" style:parent-style-name="Normal" style:family="paragraph">
      <style:paragraph-properties fo:text-align="center"/>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text-properties fo:font-weight="bold" style:font-weight-asian="bold" style:font-weight-complex="bold"/>
    </style:style>
    <style:style style:name="P139" style:parent-style-name="Normal" style:family="paragraph">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P146" style:parent-style-name="Normal" style:family="paragraph">
      <style:paragraph-properties fo:text-align="center"/>
    </style:style>
    <style:style style:name="P147" style:parent-style-name="Normal" style:family="paragraph">
      <style:paragraph-properties fo:text-align="center"/>
    </style:style>
    <style:style style:name="P148" style:parent-style-name="Normal" style:family="paragraph">
      <style:paragraph-properties fo:text-align="center"/>
    </style:style>
    <style:style style:name="P149" style:parent-style-name="Normal" style:family="paragraph">
      <style:paragraph-properties fo:text-align="center"/>
    </style:style>
    <style:style style:name="P150" style:parent-style-name="Normal" style:family="paragraph">
      <style:paragraph-properties fo:text-align="center"/>
    </style:style>
    <style:style style:name="P151" style:parent-style-name="Normal" style:family="paragraph">
      <style:paragraph-properties fo:text-align="center"/>
    </style:style>
    <style:style style:name="P152" style:parent-style-name="Normal" style:family="paragraph">
      <style:paragraph-properties fo:text-align="center"/>
    </style:style>
    <style:style style:name="P153" style:parent-style-name="Normal" style:family="paragraph">
      <style:paragraph-properties fo:text-align="center"/>
    </style:style>
    <style:style style:name="P154" style:parent-style-name="Normal" style:family="paragraph">
      <style:paragraph-properties fo:text-align="center"/>
    </style:style>
    <style:style style:name="P155" style:parent-style-name="Normal" style:family="paragraph">
      <style:paragraph-properties fo:text-align="center"/>
    </style:style>
    <style:style style:name="P156" style:parent-style-name="Normal" style:family="paragraph">
      <style:paragraph-properties fo:text-align="center"/>
    </style:style>
    <style:style style:name="P157" style:parent-style-name="Normal" style:family="paragraph">
      <style:paragraph-properties fo:text-align="center"/>
    </style:style>
    <style:style style:name="P158" style:parent-style-name="Normal" style:family="paragraph">
      <style:paragraph-properties fo:text-align="center"/>
    </style:style>
    <style:style style:name="P159" style:parent-style-name="Normal" style:family="paragraph">
      <style:paragraph-properties fo:text-align="center"/>
    </style:style>
    <style:style style:name="P160" style:parent-style-name="Normal" style:family="paragraph">
      <style:paragraph-properties fo:text-align="center"/>
    </style:style>
    <style:style style:name="P161" style:parent-style-name="Normal" style:family="paragraph">
      <style:paragraph-properties fo:text-align="center"/>
    </style:style>
    <style:style style:name="P162" style:parent-style-name="Normal" style:master-page-name="MP1" style:family="paragraph">
      <style:paragraph-properties fo:break-before="page" fo:text-align="center"/>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style="italic" style:font-style-asian="italic" style:font-style-complex="italic"/>
    </style:style>
    <style:style style:name="P169" style:parent-style-name="Normal" style:list-style-name="LFO2" style:family="paragraph"/>
    <style:style style:name="P170" style:parent-style-name="Normal" style:list-style-name="LFO2" style:family="paragraph"/>
    <style:style style:name="P171" style:parent-style-name="Normal" style:list-style-name="LFO2" style:family="paragraph"/>
    <style:style style:name="P172" style:parent-style-name="Normal" style:list-style-name="LFO2" style:family="paragraph"/>
    <style:style style:name="P173" style:parent-style-name="Normal" style:family="paragraph">
      <style:paragraph-properties fo:text-align="center"/>
    </style:style>
    <style:style style:name="P174" style:parent-style-name="Normal" style:family="paragraph">
      <style:paragraph-properties fo:text-align="center"/>
    </style:style>
    <style:style style:name="T175" style:parent-style-name="DefaultParagraphFont" style:family="text">
      <style:text-properties fo:font-style="italic" style:font-style-asian="italic" style:font-style-complex="italic"/>
    </style:style>
    <style:style style:name="P176" style:parent-style-name="Normal" style:family="paragraph">
      <style:paragraph-properties fo:text-align="center"/>
    </style:style>
    <style:style style:name="P177" style:parent-style-name="Normal" style:family="paragraph">
      <style:paragraph-properties fo:text-align="center"/>
    </style:style>
    <style:style style:name="P178" style:parent-style-name="Normal" style:family="paragraph">
      <style:paragraph-properties fo:text-align="center"/>
    </style:style>
    <style:style style:name="P179" style:parent-style-name="Normal" style:family="paragraph">
      <style:paragraph-properties fo:text-align="center"/>
    </style:style>
    <style:style style:name="P180" style:parent-style-name="Normal" style:family="paragraph">
      <style:paragraph-properties fo:text-align="center"/>
    </style:style>
    <style:style style:name="P181" style:parent-style-name="Normal" style:family="paragraph">
      <style:paragraph-properties fo:text-align="center"/>
    </style:style>
    <style:style style:name="P182" style:parent-style-name="Normal" style:family="paragraph">
      <style:paragraph-properties fo:text-align="center"/>
    </style:style>
    <style:style style:name="P183" style:parent-style-name="Normal" style:family="paragraph">
      <style:paragraph-properties fo:text-align="center"/>
    </style:style>
    <style:style style:name="P184" style:parent-style-name="Normal" style:family="paragraph">
      <style:paragraph-properties fo:text-align="center"/>
    </style:style>
    <style:style style:name="P185" style:parent-style-name="Normal" style:family="paragraph">
      <style:paragraph-properties fo:text-align="center"/>
    </style:style>
    <style:style style:name="P186" style:parent-style-name="Normal" style:family="paragraph">
      <style:paragraph-properties fo:text-align="center"/>
    </style:style>
    <style:style style:name="P187" style:parent-style-name="Normal" style:family="paragraph">
      <style:paragraph-properties fo:text-align="center"/>
    </style:style>
    <style:style style:name="P188" style:parent-style-name="Normal" style:family="paragraph">
      <style:paragraph-properties fo:text-align="center"/>
    </style:style>
    <style:style style:name="T189" style:parent-style-name="DefaultParagraphFont" style:family="text">
      <style:text-properties fo:font-weight="bold" style:font-weight-asian="bold" style:font-weight-complex="bold"/>
    </style:style>
    <style:style style:name="P190" style:parent-style-name="Normal" style:family="paragraph">
      <style:paragraph-properties fo:text-align="center"/>
    </style:style>
    <style:style style:name="P191" style:parent-style-name="Normal" style:family="paragraph">
      <style:paragraph-properties fo:text-align="center"/>
    </style:style>
    <style:style style:name="P192" style:parent-style-name="Normal" style:family="paragraph">
      <style:paragraph-properties fo:text-align="center"/>
    </style:style>
    <style:style style:name="P193" style:parent-style-name="Normal" style:family="paragraph">
      <style:paragraph-properties fo:text-align="center"/>
    </style:style>
    <style:style style:name="P194" style:parent-style-name="Normal" style:family="paragraph">
      <style:paragraph-properties fo:text-align="center"/>
    </style:style>
    <style:style style:name="P195" style:parent-style-name="Normal" style:family="paragraph">
      <style:paragraph-properties fo:text-align="center"/>
    </style:style>
    <style:style style:name="P196" style:parent-style-name="Normal" style:family="paragraph">
      <style:paragraph-properties fo:text-align="center"/>
    </style:style>
    <style:style style:name="P197" style:parent-style-name="Normal" style:family="paragraph">
      <style:paragraph-properties fo:text-align="center"/>
    </style:style>
    <style:style style:name="P198" style:parent-style-name="Normal" style:family="paragraph">
      <style:paragraph-properties fo:text-align="center"/>
    </style:style>
    <style:style style:name="P199" style:parent-style-name="ListParagraph" style:list-style-name="LFO3" style:family="paragraph"/>
    <style:style style:name="T200" style:parent-style-name="DefaultParagraphFont" style:family="text">
      <style:text-properties fo:color="#FF0000"/>
    </style:style>
    <style:style style:name="P201" style:parent-style-name="ListParagraph" style:list-style-name="LFO3" style:family="paragraph"/>
    <style:style style:name="P202" style:parent-style-name="ListParagraph" style:list-style-name="LFO3" style:family="paragraph"/>
    <style:style style:name="P203" style:parent-style-name="ListParagraph" style:list-style-name="LFO3" style:family="paragraph"/>
    <style:style style:name="P204" style:parent-style-name="ListParagraph" style:list-style-name="LFO3" style:family="paragraph"/>
    <style:style style:name="P205" style:parent-style-name="ListParagraph" style:list-style-name="LFO3" style:family="paragraph"/>
    <style:style style:name="P206" style:parent-style-name="ListParagraph" style:list-style-name="LFO3" style:family="paragraph"/>
    <style:style style:name="P207" style:parent-style-name="ListParagraph" style:list-style-name="LFO3" style:family="paragraph"/>
    <style:style style:name="P208" style:parent-style-name="ListParagraph" style:list-style-name="LFO3" style:family="paragraph"/>
    <style:style style:name="P209" style:parent-style-name="ListParagraph" style:list-style-name="LFO3" style:family="paragraph"/>
    <style:style style:name="TableColumn211" style:family="table-column">
      <style:table-column-properties style:column-width="3.993in"/>
    </style:style>
    <style:style style:name="Table210" style:family="table">
      <style:table-properties style:width="3.993in" fo:margin-left="0in" table:align="left"/>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center" fo:margin-bottom="0in"/>
    </style:style>
    <style:style style:name="P215" style:parent-style-name="Normal" style:family="paragraph">
      <style:paragraph-properties fo:text-align="center" fo:margin-bottom="0in"/>
    </style:style>
    <style:style style:name="T216" style:parent-style-name="DefaultParagraphFont" style:family="text">
      <style:text-properties fo:font-style="italic" style:font-style-asian="italic" style:font-style-complex="italic"/>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style:style>
    <style:style style:name="P220" style:parent-style-name="Normal" style:family="paragraph">
      <style:paragraph-properties fo:margin-bottom="0in"/>
    </style:style>
    <style:style style:name="P221" style:parent-style-name="Normal" style:family="paragraph">
      <style:paragraph-properties fo:margin-bottom="0in"/>
    </style:style>
    <style:style style:name="P222" style:parent-style-name="Normal" style:family="paragraph">
      <style:paragraph-properties fo:margin-bottom="0in"/>
    </style:style>
    <style:style style:name="P223" style:parent-style-name="Normal" style:family="paragraph">
      <style:paragraph-properties fo:margin-bottom="0in"/>
    </style:style>
    <style:style style:name="P224" style:parent-style-name="Normal" style:family="paragraph">
      <style:paragraph-properties fo:margin-bottom="0in"/>
    </style:style>
    <style:style style:name="P225" style:parent-style-name="Normal" style:family="paragraph">
      <style:paragraph-properties fo:margin-bottom="0in"/>
    </style:style>
    <style:style style:name="P226" style:parent-style-name="Normal" style:family="paragraph">
      <style:paragraph-properties fo:margin-bottom="0in"/>
    </style:style>
    <style:style style:name="P227" style:parent-style-name="Normal" style:family="paragraph">
      <style:paragraph-properties fo:text-align="center"/>
    </style:style>
    <style:style style:name="P228" style:parent-style-name="Normal" style:family="paragraph">
      <style:paragraph-properties fo:text-align="center"/>
    </style:style>
    <style:style style:name="P229" style:parent-style-name="Normal" style:family="paragraph">
      <style:paragraph-properties fo:text-align="center"/>
    </style:style>
    <style:style style:name="T230" style:parent-style-name="DefaultParagraphFont" style:family="text">
      <style:text-properties fo:font-weight="bold" style:font-weight-asian="bold" style:font-weight-complex="bold" style:text-position="super 66.6%"/>
    </style:style>
    <style:style style:name="P231" style:parent-style-name="Normal" style:family="paragraph">
      <style:paragraph-properties fo:text-align="center"/>
    </style:style>
    <style:style style:name="P232" style:parent-style-name="Normal" style:family="paragraph">
      <style:paragraph-properties fo:text-align="center"/>
    </style:style>
    <style:style style:name="T233" style:parent-style-name="DefaultParagraphFont" style:family="text">
      <style:text-properties fo:font-style="italic" style:font-style-asian="italic" style:font-style-complex="italic"/>
    </style:style>
    <style:style style:name="P234" style:parent-style-name="Normal" style:family="paragraph">
      <style:paragraph-properties fo:text-align="center"/>
    </style:style>
    <style:style style:name="P235" style:parent-style-name="Normal" style:family="paragraph">
      <style:paragraph-properties fo:text-align="center"/>
    </style:style>
    <style:style style:name="T236" style:parent-style-name="DefaultParagraphFont" style:family="text">
      <style:text-properties fo:font-style="italic" style:font-style-asian="italic" style:font-style-complex="italic"/>
    </style:style>
    <style:style style:name="P237" style:parent-style-name="Normal" style:family="paragraph">
      <style:paragraph-properties fo:text-align="center"/>
    </style:style>
    <style:style style:name="P238" style:parent-style-name="Normal" style:family="paragraph">
      <style:paragraph-properties fo:text-align="center"/>
    </style:style>
    <style:style style:name="P239" style:parent-style-name="Normal" style:family="paragraph">
      <style:paragraph-properties fo:text-align="center"/>
    </style:style>
    <style:style style:name="P240" style:parent-style-name="Normal" style:family="paragraph">
      <style:text-properties fo:font-weight="bold" style:font-weight-asian="bold" style:font-weight-complex="bold"/>
    </style:style>
    <style:style style:name="T241" style:parent-style-name="DefaultParagraphFont" style:family="text">
      <style:text-properties fo:font-weight="bold" style:font-weight-asian="bold" style:font-weight-complex="bold" fo:font-size="16pt" style:font-size-asian="16pt" style:font-size-complex="16pt"/>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text-position="super 65%"/>
    </style:style>
    <style:style style:name="T244" style:parent-style-name="DefaultParagraphFont" style:family="text">
      <style:text-properties fo:font-weight="bold" style:font-weight-asian="bold" style:font-weight-complex="bold" style:text-position="super 65%"/>
    </style:style>
    <style:style style:name="T245" style:parent-style-name="DefaultParagraphFont" style:family="text">
      <style:text-properties fo:font-weight="bold" style:font-weight-asian="bold" style:font-weight-complex="bold" style:text-position="super 65%"/>
    </style:style>
    <style:style style:name="T246" style:parent-style-name="DefaultParagraphFont" style:family="text">
      <style:text-properties fo:font-weight="bold" style:font-weight-asian="bold" style:font-weight-complex="bold" style:text-position="super 65%"/>
    </style:style>
    <style:style style:name="T247" style:parent-style-name="DefaultParagraphFont" style:family="text">
      <style:text-properties fo:font-weight="bold" style:font-weight-asian="bold" style:font-weight-complex="bold" style:text-position="super 65%"/>
    </style:style>
    <style:style style:name="T248" style:parent-style-name="DefaultParagraphFont" style:family="text">
      <style:text-properties fo:font-weight="bold" style:font-weight-asian="bold" style:font-weight-complex="bold" style:text-position="super 65%"/>
    </style:style>
    <style:style style:name="T249" style:parent-style-name="DefaultParagraphFont" style:family="text">
      <style:text-properties fo:font-weight="bold" style:font-weight-asian="bold" style:font-weight-complex="bold" style:text-position="super 65%"/>
    </style:style>
    <style:style style:name="T250" style:parent-style-name="DefaultParagraphFont" style:family="text">
      <style:text-properties fo:font-weight="bold" style:font-weight-asian="bold" style:font-weight-complex="bold" style:text-position="super 65%"/>
    </style:style>
    <style:style style:name="T251" style:parent-style-name="DefaultParagraphFont" style:family="text">
      <style:text-properties style:text-position="super 65%"/>
    </style:style>
    <style:style style:name="T252" style:parent-style-name="Hyperlink" style:family="text">
      <style:text-properties style:text-position="super 65%"/>
    </style:style>
    <style:style style:name="T253" style:parent-style-name="DefaultParagraphFont" style:family="text">
      <style:text-properties style:text-position="super 65%"/>
    </style:style>
    <style:style style:name="T254" style:parent-style-name="DefaultParagraphFont" style:family="text">
      <style:text-properties fo:font-weight="bold" style:font-weight-asian="bold" style:font-weight-complex="bold" style:text-position="super 65%"/>
    </style:style>
    <style:style style:name="T255" style:parent-style-name="DefaultParagraphFont" style:family="text">
      <style:text-properties fo:font-weight="bold" style:font-weight-asian="bold" style:font-weight-complex="bold" style:text-position="super 65%"/>
    </style:style>
    <style:style style:name="T256" style:parent-style-name="DefaultParagraphFont" style:family="text">
      <style:text-properties fo:font-weight="bold" style:font-weight-asian="bold" style:font-weight-complex="bold" style:text-position="super 65%"/>
    </style:style>
    <style:style style:name="T257" style:parent-style-name="DefaultParagraphFont" style:family="text">
      <style:text-properties fo:font-weight="bold" style:font-weight-asian="bold" style:font-weight-complex="bold" style:text-position="super 65%"/>
    </style:style>
    <style:style style:name="T258" style:parent-style-name="DefaultParagraphFont" style:family="text">
      <style:text-properties fo:font-weight="bold" style:font-weight-asian="bold" style:font-weight-complex="bold" style:text-position="super 65%"/>
    </style:style>
    <style:style style:name="T259" style:parent-style-name="DefaultParagraphFont" style:family="text">
      <style:text-properties fo:font-weight="bold" style:font-weight-asian="bold" style:font-weight-complex="bold" style:text-position="super 65%"/>
    </style:style>
    <style:style style:name="T260" style:parent-style-name="DefaultParagraphFont" style:family="text">
      <style:text-properties fo:font-weight="bold" style:font-weight-asian="bold" style:font-weight-complex="bold" style:text-position="super 65%"/>
    </style:style>
    <style:style style:name="T261" style:parent-style-name="DefaultParagraphFont" style:family="text">
      <style:text-properties fo:font-weight="bold" style:font-weight-asian="bold" style:font-weight-complex="bold" style:text-position="super 65%"/>
    </style:style>
    <style:style style:name="T262" style:parent-style-name="DefaultParagraphFont" style:family="text">
      <style:text-properties fo:font-weight="bold" style:font-weight-asian="bold" style:font-weight-complex="bold" style:text-position="super 65%"/>
    </style:style>
    <style:style style:name="T263" style:parent-style-name="DefaultParagraphFont" style:family="text">
      <style:text-properties fo:font-weight="bold" style:font-weight-asian="bold" style:font-weight-complex="bold" style:text-position="super 65%"/>
    </style:style>
    <style:style style:name="T264" style:parent-style-name="DefaultParagraphFont" style:family="text">
      <style:text-properties fo:font-weight="bold" style:font-weight-asian="bold" style:font-weight-complex="bold" style:text-position="super 65%"/>
    </style:style>
    <style:style style:name="T265" style:parent-style-name="DefaultParagraphFont" style:family="text">
      <style:text-properties fo:font-weight="bold" style:font-weight-asian="bold" style:font-weight-complex="bold" style:text-position="super 65%"/>
    </style:style>
    <style:style style:name="T266" style:parent-style-name="DefaultParagraphFont" style:family="text">
      <style:text-properties fo:font-weight="bold" style:font-weight-asian="bold" style:font-weight-complex="bold" style:text-position="super 65%"/>
    </style:style>
    <style:style style:name="T267" style:parent-style-name="DefaultParagraphFont" style:family="text">
      <style:text-properties fo:font-weight="bold" style:font-weight-asian="bold" style:font-weight-complex="bold" style:text-position="super 65%"/>
    </style:style>
    <style:style style:name="T268" style:parent-style-name="DefaultParagraphFont" style:family="text">
      <style:text-properties fo:font-weight="bold" style:font-weight-asian="bold" style:font-weight-complex="bold" style:text-position="super 65%"/>
    </style:style>
    <style:style style:name="T269" style:parent-style-name="DefaultParagraphFont" style:family="text">
      <style:text-properties fo:font-weight="bold" style:font-weight-asian="bold" style:font-weight-complex="bold" style:text-position="super 65%"/>
    </style:style>
    <style:style style:name="T270" style:parent-style-name="DefaultParagraphFont" style:family="text">
      <style:text-properties fo:font-weight="bold" style:font-weight-asian="bold" style:font-weight-complex="bold" style:text-position="super 65%"/>
    </style:style>
    <style:style style:name="T271" style:parent-style-name="DefaultParagraphFont" style:family="text">
      <style:text-properties fo:font-weight="bold" style:font-weight-asian="bold" style:font-weight-complex="bold" style:text-position="super 65%"/>
    </style:style>
    <style:style style:name="T272" style:parent-style-name="DefaultParagraphFont" style:family="text">
      <style:text-properties fo:font-weight="bold" style:font-weight-asian="bold" style:font-weight-complex="bold" style:text-position="super 65%"/>
    </style:style>
    <style:style style:name="T273" style:parent-style-name="DefaultParagraphFont" style:family="text">
      <style:text-properties fo:font-weight="bold" style:font-weight-asian="bold" style:font-weight-complex="bold" style:text-position="super 65%"/>
    </style:style>
    <style:style style:name="T274" style:parent-style-name="DefaultParagraphFont" style:family="text">
      <style:text-properties fo:font-weight="bold" style:font-weight-asian="bold" style:font-weight-complex="bold" style:text-position="super 65%"/>
    </style:style>
    <style:style style:name="T275" style:parent-style-name="DefaultParagraphFont" style:family="text">
      <style:text-properties fo:font-weight="bold" style:font-weight-asian="bold" style:font-weight-complex="bold" style:text-position="super 65%"/>
    </style:style>
    <style:style style:name="T276" style:parent-style-name="DefaultParagraphFont" style:family="text">
      <style:text-properties fo:font-weight="bold" style:font-weight-asian="bold" style:font-weight-complex="bold" style:text-position="super 65%"/>
    </style:style>
    <style:style style:name="T277" style:parent-style-name="DefaultParagraphFont" style:family="text">
      <style:text-properties fo:font-weight="bold" style:font-weight-asian="bold" style:font-weight-complex="bold" style:text-position="super 65%"/>
    </style:style>
    <style:style style:name="T278" style:parent-style-name="DefaultParagraphFont" style:family="text">
      <style:text-properties fo:font-weight="bold" style:font-weight-asian="bold" style:font-weight-complex="bold" style:text-position="super 65%"/>
    </style:style>
    <style:style style:name="T279" style:parent-style-name="DefaultParagraphFont" style:family="text">
      <style:text-properties fo:font-weight="bold" style:font-weight-asian="bold" style:font-weight-complex="bold" style:text-position="super 65%"/>
    </style:style>
    <style:style style:name="T280" style:parent-style-name="DefaultParagraphFont" style:family="text">
      <style:text-properties fo:font-weight="bold" style:font-weight-asian="bold" style:font-weight-complex="bold" style:text-position="super 65%"/>
    </style:style>
    <style:style style:name="T281" style:parent-style-name="DefaultParagraphFont" style:family="text">
      <style:text-properties fo:font-weight="bold" style:font-weight-asian="bold" style:font-weight-complex="bold" style:text-position="super 65%"/>
    </style:style>
    <style:style style:name="P282" style:parent-style-name="Normal" style:family="paragraph">
      <style:paragraph-properties fo:text-align="center"/>
    </style:style>
    <style:style style:name="P283" style:parent-style-name="Normal" style:family="paragraph">
      <style:paragraph-properties fo:text-align="center"/>
    </style:style>
    <style:style style:name="P284" style:parent-style-name="Normal" style:family="paragraph">
      <style:text-properties fo:font-weight="bold" style:font-weight-asian="bold" style:font-weight-complex="bold"/>
    </style:style>
    <style:style style:name="T285" style:parent-style-name="DefaultParagraphFont" style:family="text">
      <style:text-properties fo:font-weight="bold" style:font-weight-asian="bold" style:font-weight-complex="bold" style:text-position="super 65%"/>
    </style:style>
    <style:style style:name="T286" style:parent-style-name="DefaultParagraphFont" style:family="text">
      <style:text-properties fo:font-weight="bold" style:font-weight-asian="bold" style:font-weight-complex="bold" style:text-position="super 65%"/>
    </style:style>
    <style:style style:name="T287" style:parent-style-name="DefaultParagraphFont" style:family="text">
      <style:text-properties fo:font-weight="bold" style:font-weight-asian="bold" style:font-weight-complex="bold" style:text-position="super 65%"/>
    </style:style>
    <style:style style:name="T288" style:parent-style-name="DefaultParagraphFont" style:family="text">
      <style:text-properties fo:font-weight="bold" style:font-weight-asian="bold" style:font-weight-complex="bold" style:text-position="super 65%"/>
    </style:style>
    <style:style style:name="T289" style:parent-style-name="DefaultParagraphFont" style:family="text">
      <style:text-properties fo:font-weight="bold" style:font-weight-asian="bold" style:font-weight-complex="bold" style:text-position="super 65%"/>
    </style:style>
    <style:style style:name="T290" style:parent-style-name="DefaultParagraphFont" style:family="text">
      <style:text-properties fo:font-weight="bold" style:font-weight-asian="bold" style:font-weight-complex="bold" style:text-position="super 65%"/>
    </style:style>
    <style:style style:name="T291" style:parent-style-name="DefaultParagraphFont" style:family="text">
      <style:text-properties fo:font-weight="bold" style:font-weight-asian="bold" style:font-weight-complex="bold" style:text-position="super 65%"/>
    </style:style>
    <style:style style:name="T292" style:parent-style-name="DefaultParagraphFont" style:family="text">
      <style:text-properties fo:font-weight="bold" style:font-weight-asian="bold" style:font-weight-complex="bold" style:text-position="super 65%"/>
    </style:style>
    <style:style style:name="T293" style:parent-style-name="DefaultParagraphFont" style:family="text">
      <style:text-properties fo:font-weight="bold" style:font-weight-asian="bold" style:font-weight-complex="bold" style:text-position="super 65%"/>
    </style:style>
    <style:style style:name="P294" style:parent-style-name="Normal" style:family="paragraph">
      <style:paragraph-properties fo:text-align="center"/>
    </style:style>
    <style:style style:name="P295" style:parent-style-name="Normal" style:family="paragraph">
      <style:paragraph-properties fo:text-align="center"/>
    </style:style>
    <style:style style:name="P296" style:parent-style-name="Normal" style:family="paragraph">
      <style:paragraph-properties fo:text-align="center"/>
    </style:style>
    <style:style style:name="P297" style:parent-style-name="Normal" style:family="paragraph">
      <style:paragraph-properties fo:text-align="center"/>
    </style:style>
    <style:style style:name="P298" style:parent-style-name="Normal" style:family="paragraph">
      <style:paragraph-properties fo:text-align="center"/>
    </style:style>
    <style:style style:name="P299" style:parent-style-name="Normal" style:family="paragraph">
      <style:paragraph-properties fo:text-align="center"/>
    </style:style>
    <style:style style:name="T300" style:parent-style-name="DefaultParagraphFont" style:family="text">
      <style:text-properties fo:font-weight="bold" style:font-weight-asian="bold" style:font-weight-complex="bold"/>
    </style:style>
    <style:style style:name="P301" style:parent-style-name="Normal" style:family="paragraph">
      <style:paragraph-properties fo:text-align="center"/>
    </style:style>
    <style:style style:name="P302" style:parent-style-name="Normal" style:family="paragraph">
      <style:paragraph-properties fo:text-align="center"/>
    </style:style>
    <style:style style:name="T303" style:parent-style-name="DefaultParagraphFont" style:family="text">
      <style:text-properties fo:font-weight="bold" style:font-weight-asian="bold" style:font-weight-complex="bold"/>
    </style:style>
    <style:style style:name="P304" style:parent-style-name="Normal" style:family="paragraph">
      <style:paragraph-properties fo:text-align="center"/>
    </style:style>
    <style:style style:name="T305" style:parent-style-name="DefaultParagraphFont" style:family="text">
      <style:text-properties fo:font-weight="bold" style:font-weight-asian="bold" style:font-weight-complex="bold" style:text-position="super 66.6%"/>
    </style:style>
    <style:style style:name="T306" style:parent-style-name="DefaultParagraphFont" style:family="text">
      <style:text-properties fo:font-weight="bold" style:font-weight-asian="bold" style:font-weight-complex="bold" style:text-position="super 66.6%"/>
    </style:style>
    <style:style style:name="P307" style:parent-style-name="Normal" style:family="paragraph">
      <style:paragraph-properties fo:text-align="center"/>
    </style:style>
    <style:style style:name="P308" style:parent-style-name="Normal" style:family="paragraph">
      <style:paragraph-properties fo:text-align="center"/>
    </style:style>
    <style:style style:name="P309" style:parent-style-name="Normal" style:family="paragraph">
      <style:paragraph-properties fo:text-align="center"/>
    </style:style>
    <style:style style:name="T310" style:parent-style-name="DefaultParagraphFont" style:family="text">
      <style:text-properties style:text-position="super 66.6%"/>
    </style:style>
    <style:style style:name="P311" style:parent-style-name="Normal" style:family="paragraph">
      <style:paragraph-properties fo:text-align="center"/>
    </style:style>
    <style:style style:name="P312" style:parent-style-name="Normal" style:master-page-name="MP2" style:family="paragraph">
      <style:paragraph-properties fo:break-before="page"/>
      <style:text-properties fo:hyphenate="true"/>
    </style:style>
    <style:style style:name="P317" style:parent-style-name="Normal" style:family="paragraph">
      <style:paragraph-properties fo:text-align="center"/>
      <style:text-properties fo:font-size="18pt" style:font-size-asian="18pt" style:font-size-complex="18pt"/>
    </style:style>
    <style:style style:name="P318" style:parent-style-name="ListParagraph" style:list-style-name="LFO4" style:family="paragraph"/>
    <style:style style:name="P319" style:parent-style-name="ListParagraph" style:list-style-name="LFO4" style:family="paragraph"/>
    <style:style style:name="P320" style:parent-style-name="ListParagraph" style:list-style-name="LFO4" style:family="paragraph"/>
    <style:style style:name="P321" style:parent-style-name="ListParagraph" style:list-style-name="LFO4" style:family="paragraph"/>
    <style:style style:name="P322" style:parent-style-name="ListParagraph" style:list-style-name="LFO4" style:family="paragraph"/>
    <style:style style:name="P323" style:parent-style-name="Normal" style:family="paragraph">
      <style:paragraph-properties fo:text-align="center"/>
    </style:style>
    <style:style style:name="P324" style:parent-style-name="Normal" style:family="paragraph">
      <style:paragraph-properties fo:text-align="start"/>
      <style:text-properties fo:font-weight="bold" style:font-weight-asian="bold" style:font-weight-complex="bold" fo:font-size="11pt" style:font-size-asian="11pt"/>
    </style:style>
    <style:style style:name="T325" style:parent-style-name="DefaultParagraphFont" style:family="text">
      <style:text-properties fo:font-weight="bold" style:font-weight-asian="bold" style:font-weight-complex="bold" fo:font-size="16pt" style:font-size-asian="16pt" style:font-size-complex="16pt"/>
    </style:style>
    <style:style style:name="T326" style:parent-style-name="DefaultParagraphFont" style:family="text">
      <style:text-properties fo:font-weight="bold" style:font-weight-asian="bold" style:font-weight-complex="bold"/>
    </style:style>
    <style:style style:name="T327" style:parent-style-name="DefaultParagraphFont" style:family="text">
      <style:text-properties fo:font-weight="bold" style:font-weight-asian="bold" style:font-weight-complex="bold" style:text-position="super 65%"/>
    </style:style>
    <style:style style:name="T328" style:parent-style-name="DefaultParagraphFont" style:family="text">
      <style:text-properties fo:font-weight="bold" style:font-weight-asian="bold" style:font-weight-complex="bold" style:text-position="super 65%"/>
    </style:style>
    <style:style style:name="T329" style:parent-style-name="DefaultParagraphFont" style:family="text">
      <style:text-properties fo:font-weight="bold" style:font-weight-asian="bold" style:font-weight-complex="bold" style:text-position="super 65%"/>
    </style:style>
    <style:style style:name="T330" style:parent-style-name="DefaultParagraphFont" style:family="text">
      <style:text-properties fo:font-weight="bold" style:font-weight-asian="bold" style:font-weight-complex="bold" style:text-position="super 65%"/>
    </style:style>
    <style:style style:name="T331" style:parent-style-name="DefaultParagraphFont" style:family="text">
      <style:text-properties fo:font-weight="bold" style:font-weight-asian="bold" style:font-weight-complex="bold" style:text-position="super 65%"/>
    </style:style>
    <style:style style:name="T332" style:parent-style-name="DefaultParagraphFont" style:family="text">
      <style:text-properties fo:font-weight="bold" style:font-weight-asian="bold" style:font-weight-complex="bold" style:text-position="super 65%"/>
    </style:style>
    <style:style style:name="T333" style:parent-style-name="DefaultParagraphFont" style:family="text">
      <style:text-properties fo:font-weight="bold" style:font-weight-asian="bold" style:font-weight-complex="bold" style:text-position="super 65%"/>
    </style:style>
    <style:style style:name="T334" style:parent-style-name="DefaultParagraphFont" style:family="text">
      <style:text-properties fo:font-weight="bold" style:font-weight-asian="bold" style:font-weight-complex="bold" style:text-position="super 65%"/>
    </style:style>
    <style:style style:name="T335" style:parent-style-name="DefaultParagraphFont" style:family="text">
      <style:text-properties fo:font-weight="bold" style:font-weight-asian="bold" style:font-weight-complex="bold" style:text-position="super 65%"/>
    </style:style>
    <style:style style:name="T336" style:parent-style-name="DefaultParagraphFont" style:family="text">
      <style:text-properties fo:font-weight="bold" style:font-weight-asian="bold" style:font-weight-complex="bold" style:text-position="super 65%"/>
    </style:style>
    <style:style style:name="T337" style:parent-style-name="DefaultParagraphFont" style:family="text">
      <style:text-properties fo:font-weight="bold" style:font-weight-asian="bold" style:font-weight-complex="bold" style:text-position="super 65%"/>
    </style:style>
    <style:style style:name="T338" style:parent-style-name="DefaultParagraphFont" style:family="text">
      <style:text-properties fo:font-weight="bold" style:font-weight-asian="bold" style:font-weight-complex="bold" style:text-position="super 65%"/>
    </style:style>
    <style:style style:name="T339" style:parent-style-name="DefaultParagraphFont" style:family="text">
      <style:text-properties fo:font-weight="bold" style:font-weight-asian="bold" style:font-weight-complex="bold" style:text-position="super 65%"/>
    </style:style>
    <style:style style:name="T340" style:parent-style-name="DefaultParagraphFont" style:family="text">
      <style:text-properties fo:font-weight="bold" style:font-weight-asian="bold" style:font-weight-complex="bold" style:text-position="super 65%"/>
    </style:style>
    <style:style style:name="T341" style:parent-style-name="DefaultParagraphFont" style:family="text">
      <style:text-properties fo:font-weight="bold" style:font-weight-asian="bold" style:font-weight-complex="bold" style:text-position="super 65%"/>
    </style:style>
    <style:style style:name="T342" style:parent-style-name="DefaultParagraphFont" style:family="text">
      <style:text-properties fo:font-weight="bold" style:font-weight-asian="bold" style:font-weight-complex="bold" style:text-position="super 65%"/>
    </style:style>
    <style:style style:name="P343" style:parent-style-name="Normal" style:family="paragraph">
      <style:paragraph-properties fo:text-align="center"/>
    </style:style>
    <style:style style:name="P344" style:parent-style-name="Normal" style:family="paragraph">
      <style:paragraph-properties fo:text-align="center"/>
    </style:style>
    <style:style style:name="P345" style:parent-style-name="Normal" style:family="paragraph">
      <style:paragraph-properties fo:text-align="start"/>
      <style:text-properties fo:font-weight="bold" style:font-weight-asian="bold" style:font-weight-complex="bold" fo:font-size="11pt" style:font-size-asian="11pt"/>
    </style:style>
    <style:style style:name="T346" style:parent-style-name="DefaultParagraphFont" style:family="text">
      <style:text-properties fo:font-weight="bold" style:font-weight-asian="bold" style:font-weight-complex="bold" fo:font-size="16pt" style:font-size-asian="16pt" style:font-size-complex="16pt"/>
    </style:style>
    <style:style style:name="T347" style:parent-style-name="DefaultParagraphFont" style:family="text">
      <style:text-properties fo:font-weight="bold" style:font-weight-asian="bold" style:font-weight-complex="bold"/>
    </style:style>
    <style:style style:name="T348" style:parent-style-name="DefaultParagraphFont" style:family="text">
      <style:text-properties fo:font-weight="bold" style:font-weight-asian="bold" style:font-weight-complex="bold" style:text-position="super 65%"/>
    </style:style>
    <style:style style:name="T349" style:parent-style-name="DefaultParagraphFont" style:family="text">
      <style:text-properties fo:font-weight="bold" style:font-weight-asian="bold" style:font-weight-complex="bold" style:text-position="super 65%"/>
    </style:style>
    <style:style style:name="T350" style:parent-style-name="DefaultParagraphFont" style:family="text">
      <style:text-properties fo:font-weight="bold" style:font-weight-asian="bold" style:font-weight-complex="bold" style:text-position="super 65%"/>
    </style:style>
    <style:style style:name="T351" style:parent-style-name="DefaultParagraphFont" style:family="text">
      <style:text-properties fo:font-weight="bold" style:font-weight-asian="bold" style:font-weight-complex="bold" style:text-position="super 65%"/>
    </style:style>
    <style:style style:name="T352" style:parent-style-name="DefaultParagraphFont" style:family="text">
      <style:text-properties fo:font-weight="bold" style:font-weight-asian="bold" style:font-weight-complex="bold" style:text-position="super 65%"/>
    </style:style>
    <style:style style:name="T353" style:parent-style-name="DefaultParagraphFont" style:family="text">
      <style:text-properties fo:font-weight="bold" style:font-weight-asian="bold" style:font-weight-complex="bold" style:text-position="super 65%"/>
    </style:style>
    <style:style style:name="T354" style:parent-style-name="DefaultParagraphFont" style:family="text">
      <style:text-properties fo:font-weight="bold" style:font-weight-asian="bold" style:font-weight-complex="bold" style:text-position="super 65%"/>
    </style:style>
    <style:style style:name="T355" style:parent-style-name="DefaultParagraphFont" style:family="text">
      <style:text-properties fo:font-weight="bold" style:font-weight-asian="bold" style:font-weight-complex="bold" style:text-position="super 65%"/>
    </style:style>
    <style:style style:name="T356" style:parent-style-name="DefaultParagraphFont" style:family="text">
      <style:text-properties fo:font-weight="bold" style:font-weight-asian="bold" style:font-weight-complex="bold" style:text-position="super 65%"/>
    </style:style>
    <style:style style:name="T357" style:parent-style-name="DefaultParagraphFont" style:family="text">
      <style:text-properties fo:font-weight="bold" style:font-weight-asian="bold" style:font-weight-complex="bold" style:text-position="super 65%"/>
    </style:style>
    <style:style style:name="T358" style:parent-style-name="DefaultParagraphFont" style:family="text">
      <style:text-properties fo:font-weight="bold" style:font-weight-asian="bold" style:font-weight-complex="bold" style:text-position="super 65%"/>
    </style:style>
    <style:style style:name="T359" style:parent-style-name="DefaultParagraphFont" style:family="text">
      <style:text-properties fo:font-weight="bold" style:font-weight-asian="bold" style:font-weight-complex="bold" style:text-position="super 65%"/>
    </style:style>
    <style:style style:name="T360" style:parent-style-name="DefaultParagraphFont" style:family="text">
      <style:text-properties fo:font-weight="bold" style:font-weight-asian="bold" style:font-weight-complex="bold" style:text-position="super 65%"/>
    </style:style>
    <style:style style:name="T361" style:parent-style-name="DefaultParagraphFont" style:family="text">
      <style:text-properties fo:font-weight="bold" style:font-weight-asian="bold" style:font-weight-complex="bold" style:text-position="super 65%"/>
    </style:style>
    <style:style style:name="T362" style:parent-style-name="DefaultParagraphFont" style:family="text">
      <style:text-properties fo:font-weight="bold" style:font-weight-asian="bold" style:font-weight-complex="bold" style:text-position="super 65%"/>
    </style:style>
    <style:style style:name="P363" style:parent-style-name="Normal" style:family="paragraph">
      <style:paragraph-properties fo:text-align="center"/>
    </style:style>
    <style:style style:name="P364" style:parent-style-name="Normal" style:family="paragraph">
      <style:paragraph-properties fo:text-align="center"/>
    </style:style>
    <style:style style:name="P365" style:parent-style-name="Normal" style:family="paragraph">
      <style:paragraph-properties fo:text-align="start"/>
      <style:text-properties fo:font-weight="bold" style:font-weight-asian="bold" style:font-weight-complex="bold" fo:font-size="11pt" style:font-size-asian="11pt"/>
    </style:style>
    <style:style style:name="T366" style:parent-style-name="DefaultParagraphFont" style:family="text">
      <style:text-properties fo:font-weight="bold" style:font-weight-asian="bold" style:font-weight-complex="bold" fo:font-size="16pt" style:font-size-asian="16pt" style:font-size-complex="16pt"/>
    </style:style>
    <style:style style:name="T367" style:parent-style-name="DefaultParagraphFont" style:family="text">
      <style:text-properties fo:font-weight="bold" style:font-weight-asian="bold" style:font-weight-complex="bold"/>
    </style:style>
    <style:style style:name="T368" style:parent-style-name="DefaultParagraphFont" style:family="text">
      <style:text-properties fo:font-weight="bold" style:font-weight-asian="bold" style:font-weight-complex="bold" style:text-position="super 65%"/>
    </style:style>
    <style:style style:name="T369" style:parent-style-name="DefaultParagraphFont" style:family="text">
      <style:text-properties fo:font-weight="bold" style:font-weight-asian="bold" style:font-weight-complex="bold" style:text-position="super 65%"/>
    </style:style>
    <style:style style:name="T370" style:parent-style-name="DefaultParagraphFont" style:family="text">
      <style:text-properties fo:font-weight="bold" style:font-weight-asian="bold" style:font-weight-complex="bold" style:text-position="super 65%"/>
    </style:style>
    <style:style style:name="T371" style:parent-style-name="DefaultParagraphFont" style:family="text">
      <style:text-properties fo:font-weight="bold" style:font-weight-asian="bold" style:font-weight-complex="bold" style:text-position="super 65%"/>
    </style:style>
    <style:style style:name="T372" style:parent-style-name="DefaultParagraphFont" style:family="text">
      <style:text-properties fo:font-weight="bold" style:font-weight-asian="bold" style:font-weight-complex="bold" style:text-position="super 65%"/>
    </style:style>
    <style:style style:name="T373" style:parent-style-name="DefaultParagraphFont" style:family="text">
      <style:text-properties fo:font-weight="bold" style:font-weight-asian="bold" style:font-weight-complex="bold" style:text-position="super 65%"/>
    </style:style>
    <style:style style:name="T374" style:parent-style-name="DefaultParagraphFont" style:family="text">
      <style:text-properties fo:font-weight="bold" style:font-weight-asian="bold" style:font-weight-complex="bold" style:text-position="super 65%"/>
    </style:style>
    <style:style style:name="T375" style:parent-style-name="DefaultParagraphFont" style:family="text">
      <style:text-properties fo:font-weight="bold" style:font-weight-asian="bold" style:font-weight-complex="bold" style:text-position="super 65%"/>
    </style:style>
    <style:style style:name="T376" style:parent-style-name="DefaultParagraphFont" style:family="text">
      <style:text-properties fo:font-weight="bold" style:font-weight-asian="bold" style:font-weight-complex="bold" style:text-position="super 65%"/>
    </style:style>
    <style:style style:name="T377" style:parent-style-name="DefaultParagraphFont" style:family="text">
      <style:text-properties fo:font-weight="bold" style:font-weight-asian="bold" style:font-weight-complex="bold" style:text-position="super 65%"/>
    </style:style>
    <style:style style:name="T378" style:parent-style-name="DefaultParagraphFont" style:family="text">
      <style:text-properties fo:font-weight="bold" style:font-weight-asian="bold" style:font-weight-complex="bold" style:text-position="super 65%"/>
    </style:style>
    <style:style style:name="T379" style:parent-style-name="DefaultParagraphFont" style:family="text">
      <style:text-properties fo:font-weight="bold" style:font-weight-asian="bold" style:font-weight-complex="bold" style:text-position="super 65%"/>
    </style:style>
    <style:style style:name="T380" style:parent-style-name="DefaultParagraphFont" style:family="text">
      <style:text-properties fo:font-weight="bold" style:font-weight-asian="bold" style:font-weight-complex="bold" style:text-position="super 65%"/>
    </style:style>
    <style:style style:name="T381" style:parent-style-name="DefaultParagraphFont" style:family="text">
      <style:text-properties fo:font-weight="bold" style:font-weight-asian="bold" style:font-weight-complex="bold" style:text-position="super 65%"/>
    </style:style>
    <style:style style:name="T382" style:parent-style-name="DefaultParagraphFont" style:family="text">
      <style:text-properties fo:font-weight="bold" style:font-weight-asian="bold" style:font-weight-complex="bold" style:text-position="super 65%"/>
    </style:style>
    <style:style style:name="T383" style:parent-style-name="DefaultParagraphFont" style:family="text">
      <style:text-properties fo:font-weight="bold" style:font-weight-asian="bold" style:font-weight-complex="bold" style:text-position="super 65%"/>
    </style:style>
    <style:style style:name="P384" style:parent-style-name="Normal" style:family="paragraph">
      <style:paragraph-properties fo:text-align="center"/>
    </style:style>
    <style:style style:name="P385" style:parent-style-name="Normal" style:family="paragraph">
      <style:paragraph-properties fo:text-align="center"/>
    </style:style>
    <style:style style:name="P386" style:parent-style-name="Normal" style:family="paragraph">
      <style:paragraph-properties fo:text-align="start"/>
      <style:text-properties fo:font-weight="bold" style:font-weight-asian="bold" style:font-weight-complex="bold" fo:font-size="11pt" style:font-size-asian="11pt"/>
    </style:style>
    <style:style style:name="T387" style:parent-style-name="DefaultParagraphFont" style:family="text">
      <style:text-properties fo:font-weight="bold" style:font-weight-asian="bold" style:font-weight-complex="bold" fo:font-size="16pt" style:font-size-asian="16pt" style:font-size-complex="16pt"/>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fo:font-weight="bold" style:font-weight-asian="bold" style:font-weight-complex="bold" style:text-position="super 65%"/>
    </style:style>
    <style:style style:name="T390" style:parent-style-name="DefaultParagraphFont" style:family="text">
      <style:text-properties fo:font-weight="bold" style:font-weight-asian="bold" style:font-weight-complex="bold" style:text-position="super 65%"/>
    </style:style>
    <style:style style:name="T391" style:parent-style-name="DefaultParagraphFont" style:family="text">
      <style:text-properties fo:font-weight="bold" style:font-weight-asian="bold" style:font-weight-complex="bold" style:text-position="super 65%"/>
    </style:style>
    <style:style style:name="T392" style:parent-style-name="DefaultParagraphFont" style:family="text">
      <style:text-properties fo:font-weight="bold" style:font-weight-asian="bold" style:font-weight-complex="bold" style:text-position="super 65%"/>
    </style:style>
    <style:style style:name="T393" style:parent-style-name="DefaultParagraphFont" style:family="text">
      <style:text-properties fo:font-weight="bold" style:font-weight-asian="bold" style:font-weight-complex="bold" style:text-position="super 65%"/>
    </style:style>
    <style:style style:name="T394" style:parent-style-name="DefaultParagraphFont" style:family="text">
      <style:text-properties fo:font-weight="bold" style:font-weight-asian="bold" style:font-weight-complex="bold" style:text-position="super 65%"/>
    </style:style>
    <style:style style:name="T395" style:parent-style-name="DefaultParagraphFont" style:family="text">
      <style:text-properties fo:font-weight="bold" style:font-weight-asian="bold" style:font-weight-complex="bold" style:text-position="super 65%"/>
    </style:style>
    <style:style style:name="T396" style:parent-style-name="DefaultParagraphFont" style:family="text">
      <style:text-properties fo:font-weight="bold" style:font-weight-asian="bold" style:font-weight-complex="bold" style:text-position="super 65%"/>
    </style:style>
    <style:style style:name="T397" style:parent-style-name="DefaultParagraphFont" style:family="text">
      <style:text-properties fo:font-weight="bold" style:font-weight-asian="bold" style:font-weight-complex="bold" style:text-position="super 65%"/>
    </style:style>
    <style:style style:name="T398" style:parent-style-name="DefaultParagraphFont" style:family="text">
      <style:text-properties fo:font-weight="bold" style:font-weight-asian="bold" style:font-weight-complex="bold" style:text-position="super 65%"/>
    </style:style>
    <style:style style:name="T399" style:parent-style-name="DefaultParagraphFont" style:family="text">
      <style:text-properties fo:font-weight="bold" style:font-weight-asian="bold" style:font-weight-complex="bold" style:text-position="super 65%"/>
    </style:style>
    <style:style style:name="T400" style:parent-style-name="DefaultParagraphFont" style:family="text">
      <style:text-properties fo:font-weight="bold" style:font-weight-asian="bold" style:font-weight-complex="bold" style:text-position="super 65%"/>
    </style:style>
    <style:style style:name="T401" style:parent-style-name="DefaultParagraphFont" style:family="text">
      <style:text-properties fo:font-weight="bold" style:font-weight-asian="bold" style:font-weight-complex="bold" style:text-position="super 65%"/>
    </style:style>
    <style:style style:name="T402" style:parent-style-name="DefaultParagraphFont" style:family="text">
      <style:text-properties fo:font-weight="bold" style:font-weight-asian="bold" style:font-weight-complex="bold" style:text-position="super 65%"/>
    </style:style>
    <style:style style:name="T403" style:parent-style-name="DefaultParagraphFont" style:family="text">
      <style:text-properties fo:font-weight="bold" style:font-weight-asian="bold" style:font-weight-complex="bold" style:text-position="super 65%"/>
    </style:style>
    <style:style style:name="T404" style:parent-style-name="DefaultParagraphFont" style:family="text">
      <style:text-properties fo:font-weight="bold" style:font-weight-asian="bold" style:font-weight-complex="bold" style:text-position="super 65%"/>
    </style:style>
    <style:style style:name="T405" style:parent-style-name="DefaultParagraphFont" style:family="text">
      <style:text-properties fo:font-weight="bold" style:font-weight-asian="bold" style:font-weight-complex="bold" style:text-position="super 65%"/>
    </style:style>
    <style:style style:name="T406" style:parent-style-name="DefaultParagraphFont" style:family="text">
      <style:text-properties fo:font-weight="bold" style:font-weight-asian="bold" style:font-weight-complex="bold" style:text-position="super 65%"/>
    </style:style>
    <style:style style:name="T407" style:parent-style-name="DefaultParagraphFont" style:family="text">
      <style:text-properties fo:font-weight="bold" style:font-weight-asian="bold" style:font-weight-complex="bold" style:text-position="super 65%"/>
    </style:style>
    <style:style style:name="T408" style:parent-style-name="DefaultParagraphFont" style:family="text">
      <style:text-properties fo:font-weight="bold" style:font-weight-asian="bold" style:font-weight-complex="bold" style:text-position="super 65%"/>
    </style:style>
    <style:style style:name="T409" style:parent-style-name="DefaultParagraphFont" style:family="text">
      <style:text-properties fo:font-weight="bold" style:font-weight-asian="bold" style:font-weight-complex="bold" style:text-position="super 65%"/>
    </style:style>
    <style:style style:name="T410" style:parent-style-name="DefaultParagraphFont" style:family="text">
      <style:text-properties fo:font-weight="bold" style:font-weight-asian="bold" style:font-weight-complex="bold" style:text-position="super 65%"/>
    </style:style>
    <style:style style:name="T411" style:parent-style-name="DefaultParagraphFont" style:family="text">
      <style:text-properties fo:font-weight="bold" style:font-weight-asian="bold" style:font-weight-complex="bold" style:text-position="super 65%"/>
    </style:style>
    <style:style style:name="T412" style:parent-style-name="DefaultParagraphFont" style:family="text">
      <style:text-properties fo:font-weight="bold" style:font-weight-asian="bold" style:font-weight-complex="bold" style:text-position="super 65%"/>
    </style:style>
    <style:style style:name="T413" style:parent-style-name="DefaultParagraphFont" style:family="text">
      <style:text-properties fo:font-weight="bold" style:font-weight-asian="bold" style:font-weight-complex="bold" style:text-position="super 65%"/>
    </style:style>
    <style:style style:name="T414" style:parent-style-name="DefaultParagraphFont" style:family="text">
      <style:text-properties fo:font-weight="bold" style:font-weight-asian="bold" style:font-weight-complex="bold" style:text-position="super 65%"/>
    </style:style>
    <style:style style:name="T415" style:parent-style-name="DefaultParagraphFont" style:family="text">
      <style:text-properties fo:font-weight="bold" style:font-weight-asian="bold" style:font-weight-complex="bold" style:text-position="super 65%"/>
    </style:style>
    <style:style style:name="T416" style:parent-style-name="DefaultParagraphFont" style:family="text">
      <style:text-properties fo:font-weight="bold" style:font-weight-asian="bold" style:font-weight-complex="bold" style:text-position="super 65%"/>
    </style:style>
    <style:style style:name="T417" style:parent-style-name="DefaultParagraphFont" style:family="text">
      <style:text-properties fo:font-weight="bold" style:font-weight-asian="bold" style:font-weight-complex="bold" style:text-position="super 65%"/>
    </style:style>
    <style:style style:name="T418" style:parent-style-name="DefaultParagraphFont" style:family="text">
      <style:text-properties fo:font-weight="bold" style:font-weight-asian="bold" style:font-weight-complex="bold" style:text-position="super 65%"/>
    </style:style>
    <style:style style:name="T419" style:parent-style-name="DefaultParagraphFont" style:family="text">
      <style:text-properties fo:font-weight="bold" style:font-weight-asian="bold" style:font-weight-complex="bold" style:text-position="super 65%"/>
    </style:style>
    <style:style style:name="T420" style:parent-style-name="DefaultParagraphFont" style:family="text">
      <style:text-properties fo:font-weight="bold" style:font-weight-asian="bold" style:font-weight-complex="bold" style:text-position="super 65%"/>
    </style:style>
    <style:style style:name="T421" style:parent-style-name="DefaultParagraphFont" style:family="text">
      <style:text-properties fo:font-weight="bold" style:font-weight-asian="bold" style:font-weight-complex="bold" style:text-position="super 65%"/>
    </style:style>
    <style:style style:name="T422" style:parent-style-name="DefaultParagraphFont" style:family="text">
      <style:text-properties fo:font-weight="bold" style:font-weight-asian="bold" style:font-weight-complex="bold" style:text-position="super 65%"/>
    </style:style>
    <style:style style:name="P423" style:parent-style-name="Normal" style:family="paragraph">
      <style:paragraph-properties fo:text-align="center"/>
    </style:style>
    <style:style style:name="P424" style:parent-style-name="Normal" style:family="paragraph">
      <style:paragraph-properties fo:text-align="center"/>
    </style:style>
    <style:style style:name="T425" style:parent-style-name="DefaultParagraphFont" style:family="text">
      <style:text-properties fo:font-weight="bold" style:font-weight-asian="bold" style:font-weight-complex="bold" fo:font-size="16pt" style:font-size-asian="16pt" style:font-size-complex="16pt"/>
    </style:style>
    <style:style style:name="T426" style:parent-style-name="DefaultParagraphFont" style:family="text">
      <style:text-properties fo:font-weight="bold" style:font-weight-asian="bold" style:font-weight-complex="bold"/>
    </style:style>
    <style:style style:name="T427" style:parent-style-name="DefaultParagraphFont" style:family="text">
      <style:text-properties fo:font-weight="bold" style:font-weight-asian="bold" style:font-weight-complex="bold" style:text-position="super 65%"/>
    </style:style>
    <style:style style:name="T428" style:parent-style-name="DefaultParagraphFont" style:family="text">
      <style:text-properties fo:font-weight="bold" style:font-weight-asian="bold" style:font-weight-complex="bold" style:text-position="super 65%"/>
    </style:style>
    <style:style style:name="T429" style:parent-style-name="DefaultParagraphFont" style:family="text">
      <style:text-properties fo:font-weight="bold" style:font-weight-asian="bold" style:font-weight-complex="bold" style:text-position="super 65%"/>
    </style:style>
    <style:style style:name="T430" style:parent-style-name="DefaultParagraphFont" style:family="text">
      <style:text-properties fo:font-weight="bold" style:font-weight-asian="bold" style:font-weight-complex="bold" style:text-position="super 65%"/>
    </style:style>
    <style:style style:name="T431" style:parent-style-name="DefaultParagraphFont" style:family="text">
      <style:text-properties fo:font-weight="bold" style:font-weight-asian="bold" style:font-weight-complex="bold" style:text-position="super 65%"/>
    </style:style>
    <style:style style:name="T432" style:parent-style-name="DefaultParagraphFont" style:family="text">
      <style:text-properties fo:font-weight="bold" style:font-weight-asian="bold" style:font-weight-complex="bold" style:text-position="super 65%"/>
    </style:style>
    <style:style style:name="T433" style:parent-style-name="DefaultParagraphFont" style:family="text">
      <style:text-properties fo:font-weight="bold" style:font-weight-asian="bold" style:font-weight-complex="bold" style:text-position="super 65%"/>
    </style:style>
    <style:style style:name="T434" style:parent-style-name="DefaultParagraphFont" style:family="text">
      <style:text-properties fo:font-weight="bold" style:font-weight-asian="bold" style:font-weight-complex="bold" style:text-position="super 65%"/>
    </style:style>
    <style:style style:name="T435" style:parent-style-name="DefaultParagraphFont" style:family="text">
      <style:text-properties fo:font-weight="bold" style:font-weight-asian="bold" style:font-weight-complex="bold" style:text-position="super 65%"/>
    </style:style>
    <style:style style:name="T436" style:parent-style-name="DefaultParagraphFont" style:family="text">
      <style:text-properties fo:font-weight="bold" style:font-weight-asian="bold" style:font-weight-complex="bold" style:text-position="super 65%"/>
    </style:style>
    <style:style style:name="T437" style:parent-style-name="DefaultParagraphFont" style:family="text">
      <style:text-properties fo:font-weight="bold" style:font-weight-asian="bold" style:font-weight-complex="bold" style:text-position="super 65%"/>
    </style:style>
    <style:style style:name="T438" style:parent-style-name="DefaultParagraphFont" style:family="text">
      <style:text-properties fo:font-weight="bold" style:font-weight-asian="bold" style:font-weight-complex="bold" style:text-position="super 65%"/>
    </style:style>
    <style:style style:name="P439" style:parent-style-name="Bibletext" style:family="paragraph">
      <style:text-properties fo:font-weight="bold" style:font-weight-asian="bold" style:font-weight-complex="bold" fo:font-size="11pt" style:font-size-asian="11pt"/>
    </style:style>
    <style:style style:name="T440" style:parent-style-name="DefaultParagraphFont" style:family="text">
      <style:text-properties fo:font-weight="bold" style:font-weight-asian="bold" style:font-weight-complex="bold" style:text-position="super 65%"/>
    </style:style>
    <style:style style:name="T441" style:parent-style-name="DefaultParagraphFont" style:family="text">
      <style:text-properties fo:font-weight="bold" style:font-weight-asian="bold" style:font-weight-complex="bold" style:text-position="super 65%"/>
    </style:style>
    <style:style style:name="T442" style:parent-style-name="DefaultParagraphFont" style:family="text">
      <style:text-properties fo:font-weight="bold" style:font-weight-asian="bold" style:font-weight-complex="bold" style:text-position="super 65%"/>
    </style:style>
    <style:style style:name="T443" style:parent-style-name="DefaultParagraphFont" style:family="text">
      <style:text-properties fo:font-weight="bold" style:font-weight-asian="bold" style:font-weight-complex="bold" style:text-position="super 65%"/>
    </style:style>
    <style:style style:name="T444" style:parent-style-name="DefaultParagraphFont" style:family="text">
      <style:text-properties fo:font-weight="bold" style:font-weight-asian="bold" style:font-weight-complex="bold" style:text-position="super 65%"/>
    </style:style>
    <style:style style:name="T445" style:parent-style-name="DefaultParagraphFont" style:family="text">
      <style:text-properties fo:font-weight="bold" style:font-weight-asian="bold" style:font-weight-complex="bold" style:text-position="super 65%"/>
    </style:style>
    <style:style style:name="P446" style:parent-style-name="Normal" style:family="paragraph">
      <style:paragraph-properties fo:text-align="center"/>
    </style:style>
    <style:style style:name="P447" style:parent-style-name="Normal" style:family="paragraph">
      <style:paragraph-properties fo:text-align="center"/>
    </style:style>
    <style:style style:name="T448" style:parent-style-name="DefaultParagraphFont" style:family="text">
      <style:text-properties fo:font-weight="bold" style:font-weight-asian="bold" style:font-weight-complex="bold" fo:font-size="16pt" style:font-size-asian="16pt" style:font-size-complex="16pt"/>
    </style:style>
    <style:style style:name="T449" style:parent-style-name="DefaultParagraphFont" style:family="text">
      <style:text-properties fo:font-weight="bold" style:font-weight-asian="bold" style:font-weight-complex="bold"/>
    </style:style>
    <style:style style:name="T450" style:parent-style-name="DefaultParagraphFont" style:family="text">
      <style:text-properties fo:font-weight="bold" style:font-weight-asian="bold" style:font-weight-complex="bold" style:text-position="super 65%"/>
    </style:style>
    <style:style style:name="T451" style:parent-style-name="DefaultParagraphFont" style:family="text">
      <style:text-properties fo:font-weight="bold" style:font-weight-asian="bold" style:font-weight-complex="bold" style:text-position="super 65%"/>
    </style:style>
    <style:style style:name="T452" style:parent-style-name="DefaultParagraphFont" style:family="text">
      <style:text-properties fo:font-weight="bold" style:font-weight-asian="bold" style:font-weight-complex="bold" style:text-position="super 65%"/>
    </style:style>
    <style:style style:name="T453" style:parent-style-name="DefaultParagraphFont" style:family="text">
      <style:text-properties fo:font-weight="bold" style:font-weight-asian="bold" style:font-weight-complex="bold" style:text-position="super 65%"/>
    </style:style>
    <style:style style:name="T454" style:parent-style-name="DefaultParagraphFont" style:family="text">
      <style:text-properties fo:font-weight="bold" style:font-weight-asian="bold" style:font-weight-complex="bold" style:text-position="super 65%"/>
    </style:style>
    <style:style style:name="T455" style:parent-style-name="DefaultParagraphFont" style:family="text">
      <style:text-properties fo:font-weight="bold" style:font-weight-asian="bold" style:font-weight-complex="bold" style:text-position="super 65%"/>
    </style:style>
    <style:style style:name="P456" style:parent-style-name="Bibletext" style:family="paragraph">
      <style:text-properties fo:font-weight="bold" style:font-weight-asian="bold" style:font-weight-complex="bold" fo:font-size="11pt" style:font-size-asian="11pt"/>
    </style:style>
    <style:style style:name="T457" style:parent-style-name="DefaultParagraphFont" style:family="text">
      <style:text-properties fo:font-weight="bold" style:font-weight-asian="bold" style:font-weight-complex="bold" style:text-position="super 65%"/>
    </style:style>
    <style:style style:name="T458" style:parent-style-name="DefaultParagraphFont" style:family="text">
      <style:text-properties fo:font-weight="bold" style:font-weight-asian="bold" style:font-weight-complex="bold" style:text-position="super 65%"/>
    </style:style>
    <style:style style:name="T459" style:parent-style-name="DefaultParagraphFont" style:family="text">
      <style:text-properties fo:font-weight="bold" style:font-weight-asian="bold" style:font-weight-complex="bold" style:text-position="super 65%"/>
    </style:style>
    <style:style style:name="T460" style:parent-style-name="DefaultParagraphFont" style:family="text">
      <style:text-properties fo:font-weight="bold" style:font-weight-asian="bold" style:font-weight-complex="bold" style:text-position="super 65%"/>
    </style:style>
    <style:style style:name="T461" style:parent-style-name="DefaultParagraphFont" style:family="text">
      <style:text-properties fo:font-weight="bold" style:font-weight-asian="bold" style:font-weight-complex="bold" style:text-position="super 65%"/>
    </style:style>
    <style:style style:name="T462" style:parent-style-name="DefaultParagraphFont" style:family="text">
      <style:text-properties fo:font-weight="bold" style:font-weight-asian="bold" style:font-weight-complex="bold" style:text-position="super 65%"/>
    </style:style>
    <style:style style:name="T463" style:parent-style-name="DefaultParagraphFont" style:family="text">
      <style:text-properties fo:font-weight="bold" style:font-weight-asian="bold" style:font-weight-complex="bold" style:text-position="super 65%"/>
    </style:style>
    <style:style style:name="T464" style:parent-style-name="DefaultParagraphFont" style:family="text">
      <style:text-properties fo:font-weight="bold" style:font-weight-asian="bold" style:font-weight-complex="bold" style:text-position="super 65%"/>
    </style:style>
    <style:style style:name="T465" style:parent-style-name="DefaultParagraphFont" style:family="text">
      <style:text-properties fo:font-weight="bold" style:font-weight-asian="bold" style:font-weight-complex="bold" style:text-position="super 65%"/>
    </style:style>
    <style:style style:name="T466" style:parent-style-name="DefaultParagraphFont" style:family="text">
      <style:text-properties fo:font-weight="bold" style:font-weight-asian="bold" style:font-weight-complex="bold" style:text-position="super 65%"/>
    </style:style>
    <style:style style:name="T467" style:parent-style-name="DefaultParagraphFont" style:family="text">
      <style:text-properties fo:font-weight="bold" style:font-weight-asian="bold" style:font-weight-complex="bold" style:text-position="super 65%"/>
    </style:style>
    <style:style style:name="T468" style:parent-style-name="DefaultParagraphFont" style:family="text">
      <style:text-properties fo:font-weight="bold" style:font-weight-asian="bold" style:font-weight-complex="bold" style:text-position="super 65%"/>
    </style:style>
    <style:style style:name="T469" style:parent-style-name="DefaultParagraphFont" style:family="text">
      <style:text-properties fo:font-weight="bold" style:font-weight-asian="bold" style:font-weight-complex="bold" style:text-position="super 65%"/>
    </style:style>
    <style:style style:name="T470" style:parent-style-name="DefaultParagraphFont" style:family="text">
      <style:text-properties fo:font-weight="bold" style:font-weight-asian="bold" style:font-weight-complex="bold" style:text-position="super 65%"/>
    </style:style>
    <style:style style:name="T471" style:parent-style-name="DefaultParagraphFont" style:family="text">
      <style:text-properties fo:font-weight="bold" style:font-weight-asian="bold" style:font-weight-complex="bold" style:text-position="super 65%"/>
    </style:style>
    <style:style style:name="T472" style:parent-style-name="DefaultParagraphFont" style:family="text">
      <style:text-properties fo:font-weight="bold" style:font-weight-asian="bold" style:font-weight-complex="bold" style:text-position="super 65%"/>
    </style:style>
    <style:style style:name="T473" style:parent-style-name="DefaultParagraphFont" style:family="text">
      <style:text-properties fo:font-weight="bold" style:font-weight-asian="bold" style:font-weight-complex="bold" style:text-position="super 65%"/>
    </style:style>
    <style:style style:name="T474" style:parent-style-name="DefaultParagraphFont" style:family="text">
      <style:text-properties fo:font-weight="bold" style:font-weight-asian="bold" style:font-weight-complex="bold" style:text-position="super 65%"/>
    </style:style>
    <style:style style:name="T475" style:parent-style-name="DefaultParagraphFont" style:family="text">
      <style:text-properties fo:font-weight="bold" style:font-weight-asian="bold" style:font-weight-complex="bold" style:text-position="super 65%"/>
    </style:style>
    <style:style style:name="T476" style:parent-style-name="DefaultParagraphFont" style:family="text">
      <style:text-properties fo:font-weight="bold" style:font-weight-asian="bold" style:font-weight-complex="bold" style:text-position="super 65%"/>
    </style:style>
    <style:style style:name="T477" style:parent-style-name="DefaultParagraphFont" style:family="text">
      <style:text-properties fo:font-weight="bold" style:font-weight-asian="bold" style:font-weight-complex="bold" style:text-position="super 65%"/>
    </style:style>
    <style:style style:name="T478" style:parent-style-name="DefaultParagraphFont" style:family="text">
      <style:text-properties fo:font-weight="bold" style:font-weight-asian="bold" style:font-weight-complex="bold" style:text-position="super 65%"/>
    </style:style>
    <style:style style:name="T479" style:parent-style-name="DefaultParagraphFont" style:family="text">
      <style:text-properties fo:font-weight="bold" style:font-weight-asian="bold" style:font-weight-complex="bold" style:text-position="super 65%"/>
    </style:style>
    <style:style style:name="P480" style:parent-style-name="Normal" style:family="paragraph">
      <style:paragraph-properties fo:text-align="center"/>
    </style:style>
    <style:style style:name="P481" style:parent-style-name="Normal" style:family="paragraph">
      <style:paragraph-properties fo:text-align="center"/>
    </style:style>
    <style:style style:name="T482" style:parent-style-name="DefaultParagraphFont" style:family="text">
      <style:text-properties fo:font-weight="bold" style:font-weight-asian="bold" style:font-weight-complex="bold" fo:font-size="16pt" style:font-size-asian="16pt" style:font-size-complex="16pt"/>
    </style:style>
    <style:style style:name="T483" style:parent-style-name="DefaultParagraphFont" style:family="text">
      <style:text-properties fo:font-weight="bold" style:font-weight-asian="bold" style:font-weight-complex="bold"/>
    </style:style>
    <style:style style:name="T484" style:parent-style-name="DefaultParagraphFont" style:family="text">
      <style:text-properties fo:font-weight="bold" style:font-weight-asian="bold" style:font-weight-complex="bold" style:text-position="super 65%"/>
    </style:style>
    <style:style style:name="T485" style:parent-style-name="DefaultParagraphFont" style:family="text">
      <style:text-properties fo:font-weight="bold" style:font-weight-asian="bold" style:font-weight-complex="bold" style:text-position="super 65%"/>
    </style:style>
    <style:style style:name="T486" style:parent-style-name="DefaultParagraphFont" style:family="text">
      <style:text-properties fo:font-weight="bold" style:font-weight-asian="bold" style:font-weight-complex="bold" style:text-position="super 65%"/>
    </style:style>
    <style:style style:name="T487" style:parent-style-name="DefaultParagraphFont" style:family="text">
      <style:text-properties fo:font-weight="bold" style:font-weight-asian="bold" style:font-weight-complex="bold" style:text-position="super 65%"/>
    </style:style>
    <style:style style:name="T488" style:parent-style-name="DefaultParagraphFont" style:family="text">
      <style:text-properties fo:font-weight="bold" style:font-weight-asian="bold" style:font-weight-complex="bold" style:text-position="super 65%"/>
    </style:style>
    <style:style style:name="T489" style:parent-style-name="DefaultParagraphFont" style:family="text">
      <style:text-properties fo:font-weight="bold" style:font-weight-asian="bold" style:font-weight-complex="bold" style:text-position="super 65%"/>
    </style:style>
    <style:style style:name="T490" style:parent-style-name="DefaultParagraphFont" style:family="text">
      <style:text-properties fo:font-weight="bold" style:font-weight-asian="bold" style:font-weight-complex="bold" style:text-position="super 65%"/>
    </style:style>
    <style:style style:name="T491" style:parent-style-name="DefaultParagraphFont" style:family="text">
      <style:text-properties fo:font-weight="bold" style:font-weight-asian="bold" style:font-weight-complex="bold" style:text-position="super 65%"/>
    </style:style>
    <style:style style:name="T492" style:parent-style-name="DefaultParagraphFont" style:family="text">
      <style:text-properties fo:font-weight="bold" style:font-weight-asian="bold" style:font-weight-complex="bold" style:text-position="super 65%"/>
    </style:style>
    <style:style style:name="P493" style:parent-style-name="Bibletext" style:family="paragraph">
      <style:text-properties fo:font-weight="bold" style:font-weight-asian="bold" style:font-weight-complex="bold" fo:font-size="11pt" style:font-size-asian="11pt"/>
    </style:style>
    <style:style style:name="T494" style:parent-style-name="DefaultParagraphFont" style:family="text">
      <style:text-properties fo:font-weight="bold" style:font-weight-asian="bold" style:font-weight-complex="bold" style:text-position="super 65%"/>
    </style:style>
    <style:style style:name="T495" style:parent-style-name="DefaultParagraphFont" style:family="text">
      <style:text-properties fo:font-weight="bold" style:font-weight-asian="bold" style:font-weight-complex="bold" style:text-position="super 65%"/>
    </style:style>
    <style:style style:name="T496" style:parent-style-name="DefaultParagraphFont" style:family="text">
      <style:text-properties fo:font-weight="bold" style:font-weight-asian="bold" style:font-weight-complex="bold" style:text-position="super 65%"/>
    </style:style>
    <style:style style:name="T497" style:parent-style-name="DefaultParagraphFont" style:family="text">
      <style:text-properties fo:font-weight="bold" style:font-weight-asian="bold" style:font-weight-complex="bold" style:text-position="super 65%"/>
    </style:style>
    <style:style style:name="T498" style:parent-style-name="DefaultParagraphFont" style:family="text">
      <style:text-properties fo:font-weight="bold" style:font-weight-asian="bold" style:font-weight-complex="bold" style:text-position="super 65%"/>
    </style:style>
    <style:style style:name="T499" style:parent-style-name="DefaultParagraphFont" style:family="text">
      <style:text-properties fo:font-weight="bold" style:font-weight-asian="bold" style:font-weight-complex="bold" style:text-position="super 65%"/>
    </style:style>
    <style:style style:name="T500" style:parent-style-name="DefaultParagraphFont" style:family="text">
      <style:text-properties fo:font-weight="bold" style:font-weight-asian="bold" style:font-weight-complex="bold" style:text-position="super 65%"/>
    </style:style>
    <style:style style:name="T501" style:parent-style-name="DefaultParagraphFont" style:family="text">
      <style:text-properties fo:font-weight="bold" style:font-weight-asian="bold" style:font-weight-complex="bold" style:text-position="super 65%"/>
    </style:style>
    <style:style style:name="T502" style:parent-style-name="DefaultParagraphFont" style:family="text">
      <style:text-properties fo:font-weight="bold" style:font-weight-asian="bold" style:font-weight-complex="bold" style:text-position="super 65%"/>
    </style:style>
    <style:style style:name="T503" style:parent-style-name="DefaultParagraphFont" style:family="text">
      <style:text-properties fo:font-weight="bold" style:font-weight-asian="bold" style:font-weight-complex="bold" style:text-position="super 65%"/>
    </style:style>
    <style:style style:name="T504" style:parent-style-name="DefaultParagraphFont" style:family="text">
      <style:text-properties fo:font-weight="bold" style:font-weight-asian="bold" style:font-weight-complex="bold" style:text-position="super 65%"/>
    </style:style>
    <style:style style:name="T505" style:parent-style-name="DefaultParagraphFont" style:family="text">
      <style:text-properties fo:font-weight="bold" style:font-weight-asian="bold" style:font-weight-complex="bold" style:text-position="super 65%"/>
    </style:style>
    <style:style style:name="T506" style:parent-style-name="DefaultParagraphFont" style:family="text">
      <style:text-properties fo:font-weight="bold" style:font-weight-asian="bold" style:font-weight-complex="bold" style:text-position="super 65%"/>
    </style:style>
    <style:style style:name="T507" style:parent-style-name="DefaultParagraphFont" style:family="text">
      <style:text-properties fo:font-weight="bold" style:font-weight-asian="bold" style:font-weight-complex="bold" style:text-position="super 65%"/>
    </style:style>
    <style:style style:name="T508" style:parent-style-name="DefaultParagraphFont" style:family="text">
      <style:text-properties fo:font-weight="bold" style:font-weight-asian="bold" style:font-weight-complex="bold" style:text-position="super 65%"/>
    </style:style>
    <style:style style:name="T509" style:parent-style-name="DefaultParagraphFont" style:family="text">
      <style:text-properties fo:font-weight="bold" style:font-weight-asian="bold" style:font-weight-complex="bold" style:text-position="super 65%"/>
    </style:style>
    <style:style style:name="T510" style:parent-style-name="DefaultParagraphFont" style:family="text">
      <style:text-properties fo:font-weight="bold" style:font-weight-asian="bold" style:font-weight-complex="bold" style:text-position="super 65%"/>
    </style:style>
    <style:style style:name="T511" style:parent-style-name="DefaultParagraphFont" style:family="text">
      <style:text-properties fo:font-weight="bold" style:font-weight-asian="bold" style:font-weight-complex="bold" style:text-position="super 65%"/>
    </style:style>
    <style:style style:name="T512" style:parent-style-name="DefaultParagraphFont" style:family="text">
      <style:text-properties fo:font-weight="bold" style:font-weight-asian="bold" style:font-weight-complex="bold" style:text-position="super 65%"/>
    </style:style>
    <style:style style:name="T513" style:parent-style-name="DefaultParagraphFont" style:family="text">
      <style:text-properties fo:font-weight="bold" style:font-weight-asian="bold" style:font-weight-complex="bold" style:text-position="super 65%"/>
    </style:style>
    <style:style style:name="T514" style:parent-style-name="DefaultParagraphFont" style:family="text">
      <style:text-properties fo:font-weight="bold" style:font-weight-asian="bold" style:font-weight-complex="bold" style:text-position="super 65%"/>
    </style:style>
    <style:style style:name="T515" style:parent-style-name="DefaultParagraphFont" style:family="text">
      <style:text-properties fo:font-weight="bold" style:font-weight-asian="bold" style:font-weight-complex="bold" style:text-position="super 65%"/>
    </style:style>
    <style:style style:name="T516" style:parent-style-name="DefaultParagraphFont" style:family="text">
      <style:text-properties fo:font-weight="bold" style:font-weight-asian="bold" style:font-weight-complex="bold" style:text-position="super 65%"/>
    </style:style>
    <style:style style:name="T517" style:parent-style-name="DefaultParagraphFont" style:family="text">
      <style:text-properties fo:font-weight="bold" style:font-weight-asian="bold" style:font-weight-complex="bold" style:text-position="super 65%"/>
    </style:style>
    <style:style style:name="T518" style:parent-style-name="DefaultParagraphFont" style:family="text">
      <style:text-properties fo:font-weight="bold" style:font-weight-asian="bold" style:font-weight-complex="bold" style:text-position="super 65%"/>
    </style:style>
    <style:style style:name="T519" style:parent-style-name="DefaultParagraphFont" style:family="text">
      <style:text-properties fo:font-weight="bold" style:font-weight-asian="bold" style:font-weight-complex="bold" style:text-position="super 65%"/>
    </style:style>
    <style:style style:name="T520" style:parent-style-name="DefaultParagraphFont" style:family="text">
      <style:text-properties fo:font-weight="bold" style:font-weight-asian="bold" style:font-weight-complex="bold" style:text-position="super 65%"/>
    </style:style>
    <style:style style:name="T521" style:parent-style-name="DefaultParagraphFont" style:family="text">
      <style:text-properties fo:font-weight="bold" style:font-weight-asian="bold" style:font-weight-complex="bold" style:text-position="super 65%"/>
    </style:style>
    <style:style style:name="P522" style:parent-style-name="Normal" style:family="paragraph">
      <style:paragraph-properties fo:text-align="center"/>
    </style:style>
    <style:style style:name="P523" style:parent-style-name="Normal" style:family="paragraph">
      <style:paragraph-properties fo:text-align="center"/>
    </style:style>
    <style:style style:name="P524" style:parent-style-name="Normal" style:family="paragraph">
      <style:paragraph-properties fo:text-align="start"/>
      <style:text-properties fo:font-weight="bold" style:font-weight-asian="bold" style:font-weight-complex="bold" fo:font-size="11pt" style:font-size-asian="11pt"/>
    </style:style>
    <style:style style:name="T525" style:parent-style-name="DefaultParagraphFont" style:family="text">
      <style:text-properties fo:font-weight="bold" style:font-weight-asian="bold" style:font-weight-complex="bold" fo:font-size="16pt" style:font-size-asian="16pt" style:font-size-complex="16pt"/>
    </style:style>
    <style:style style:name="T526" style:parent-style-name="DefaultParagraphFont" style:family="text">
      <style:text-properties fo:font-weight="bold" style:font-weight-asian="bold" style:font-weight-complex="bold"/>
    </style:style>
    <style:style style:name="T527" style:parent-style-name="DefaultParagraphFont" style:family="text">
      <style:text-properties fo:font-weight="bold" style:font-weight-asian="bold" style:font-weight-complex="bold" style:text-position="super 65%"/>
    </style:style>
    <style:style style:name="T528" style:parent-style-name="DefaultParagraphFont" style:family="text">
      <style:text-properties fo:font-weight="bold" style:font-weight-asian="bold" style:font-weight-complex="bold" style:text-position="super 65%"/>
    </style:style>
    <style:style style:name="T529" style:parent-style-name="DefaultParagraphFont" style:family="text">
      <style:text-properties fo:font-weight="bold" style:font-weight-asian="bold" style:font-weight-complex="bold" style:text-position="super 65%"/>
    </style:style>
    <style:style style:name="T530" style:parent-style-name="DefaultParagraphFont" style:family="text">
      <style:text-properties fo:font-weight="bold" style:font-weight-asian="bold" style:font-weight-complex="bold" style:text-position="super 65%"/>
    </style:style>
    <style:style style:name="T531" style:parent-style-name="DefaultParagraphFont" style:family="text">
      <style:text-properties fo:font-weight="bold" style:font-weight-asian="bold" style:font-weight-complex="bold" style:text-position="super 65%"/>
    </style:style>
    <style:style style:name="T532" style:parent-style-name="DefaultParagraphFont" style:family="text">
      <style:text-properties fo:font-weight="bold" style:font-weight-asian="bold" style:font-weight-complex="bold" style:text-position="super 65%"/>
    </style:style>
    <style:style style:name="T533" style:parent-style-name="DefaultParagraphFont" style:family="text">
      <style:text-properties fo:font-weight="bold" style:font-weight-asian="bold" style:font-weight-complex="bold" style:text-position="super 65%"/>
    </style:style>
    <style:style style:name="T534" style:parent-style-name="DefaultParagraphFont" style:family="text">
      <style:text-properties fo:font-weight="bold" style:font-weight-asian="bold" style:font-weight-complex="bold" style:text-position="super 65%"/>
    </style:style>
    <style:style style:name="T535" style:parent-style-name="DefaultParagraphFont" style:family="text">
      <style:text-properties fo:font-weight="bold" style:font-weight-asian="bold" style:font-weight-complex="bold" style:text-position="super 65%"/>
    </style:style>
    <style:style style:name="T536" style:parent-style-name="DefaultParagraphFont" style:family="text">
      <style:text-properties fo:font-weight="bold" style:font-weight-asian="bold" style:font-weight-complex="bold" style:text-position="super 65%"/>
    </style:style>
    <style:style style:name="T537" style:parent-style-name="DefaultParagraphFont" style:family="text">
      <style:text-properties fo:font-weight="bold" style:font-weight-asian="bold" style:font-weight-complex="bold" style:text-position="super 65%"/>
    </style:style>
    <style:style style:name="T538" style:parent-style-name="DefaultParagraphFont" style:family="text">
      <style:text-properties fo:font-weight="bold" style:font-weight-asian="bold" style:font-weight-complex="bold" style:text-position="super 65%"/>
    </style:style>
    <style:style style:name="T539" style:parent-style-name="DefaultParagraphFont" style:family="text">
      <style:text-properties fo:font-weight="bold" style:font-weight-asian="bold" style:font-weight-complex="bold" style:text-position="super 65%"/>
    </style:style>
    <style:style style:name="T540" style:parent-style-name="DefaultParagraphFont" style:family="text">
      <style:text-properties fo:font-weight="bold" style:font-weight-asian="bold" style:font-weight-complex="bold" style:text-position="super 65%"/>
    </style:style>
    <style:style style:name="T541" style:parent-style-name="DefaultParagraphFont" style:family="text">
      <style:text-properties fo:font-weight="bold" style:font-weight-asian="bold" style:font-weight-complex="bold" style:text-position="super 65%"/>
    </style:style>
    <style:style style:name="T542" style:parent-style-name="DefaultParagraphFont" style:family="text">
      <style:text-properties fo:font-weight="bold" style:font-weight-asian="bold" style:font-weight-complex="bold" style:text-position="super 65%"/>
    </style:style>
    <style:style style:name="T543" style:parent-style-name="DefaultParagraphFont" style:family="text">
      <style:text-properties fo:font-weight="bold" style:font-weight-asian="bold" style:font-weight-complex="bold" style:text-position="super 65%"/>
    </style:style>
    <style:style style:name="T544" style:parent-style-name="DefaultParagraphFont" style:family="text">
      <style:text-properties fo:font-weight="bold" style:font-weight-asian="bold" style:font-weight-complex="bold" style:text-position="super 65%"/>
    </style:style>
    <style:style style:name="T545" style:parent-style-name="DefaultParagraphFont" style:family="text">
      <style:text-properties fo:font-weight="bold" style:font-weight-asian="bold" style:font-weight-complex="bold" style:text-position="super 65%"/>
    </style:style>
    <style:style style:name="T546" style:parent-style-name="DefaultParagraphFont" style:family="text">
      <style:text-properties fo:font-weight="bold" style:font-weight-asian="bold" style:font-weight-complex="bold" style:text-position="super 65%"/>
    </style:style>
    <style:style style:name="T547" style:parent-style-name="DefaultParagraphFont" style:family="text">
      <style:text-properties fo:font-weight="bold" style:font-weight-asian="bold" style:font-weight-complex="bold" style:text-position="super 65%"/>
    </style:style>
    <style:style style:name="T548" style:parent-style-name="DefaultParagraphFont" style:family="text">
      <style:text-properties fo:font-weight="bold" style:font-weight-asian="bold" style:font-weight-complex="bold" style:text-position="super 65%"/>
    </style:style>
    <style:style style:name="T549" style:parent-style-name="DefaultParagraphFont" style:family="text">
      <style:text-properties fo:font-weight="bold" style:font-weight-asian="bold" style:font-weight-complex="bold" style:text-position="super 65%"/>
    </style:style>
    <style:style style:name="T550" style:parent-style-name="DefaultParagraphFont" style:family="text">
      <style:text-properties fo:font-weight="bold" style:font-weight-asian="bold" style:font-weight-complex="bold" style:text-position="super 65%"/>
    </style:style>
    <style:style style:name="T551" style:parent-style-name="DefaultParagraphFont" style:family="text">
      <style:text-properties fo:font-weight="bold" style:font-weight-asian="bold" style:font-weight-complex="bold" style:text-position="super 65%"/>
    </style:style>
    <style:style style:name="T552" style:parent-style-name="DefaultParagraphFont" style:family="text">
      <style:text-properties fo:font-weight="bold" style:font-weight-asian="bold" style:font-weight-complex="bold" style:text-position="super 65%"/>
    </style:style>
    <style:style style:name="T553" style:parent-style-name="DefaultParagraphFont" style:family="text">
      <style:text-properties fo:font-weight="bold" style:font-weight-asian="bold" style:font-weight-complex="bold" style:text-position="super 65%"/>
    </style:style>
    <style:style style:name="T554" style:parent-style-name="DefaultParagraphFont" style:family="text">
      <style:text-properties fo:font-weight="bold" style:font-weight-asian="bold" style:font-weight-complex="bold" style:text-position="super 65%"/>
    </style:style>
    <style:style style:name="T555" style:parent-style-name="DefaultParagraphFont" style:family="text">
      <style:text-properties fo:font-weight="bold" style:font-weight-asian="bold" style:font-weight-complex="bold" style:text-position="super 65%"/>
    </style:style>
    <style:style style:name="T556" style:parent-style-name="DefaultParagraphFont" style:family="text">
      <style:text-properties fo:font-weight="bold" style:font-weight-asian="bold" style:font-weight-complex="bold" style:text-position="super 65%"/>
    </style:style>
    <style:style style:name="T557" style:parent-style-name="DefaultParagraphFont" style:family="text">
      <style:text-properties fo:font-weight="bold" style:font-weight-asian="bold" style:font-weight-complex="bold" style:text-position="super 65%"/>
    </style:style>
    <style:style style:name="T558" style:parent-style-name="DefaultParagraphFont" style:family="text">
      <style:text-properties fo:font-weight="bold" style:font-weight-asian="bold" style:font-weight-complex="bold" style:text-position="super 65%"/>
    </style:style>
    <style:style style:name="T559" style:parent-style-name="DefaultParagraphFont" style:family="text">
      <style:text-properties fo:font-weight="bold" style:font-weight-asian="bold" style:font-weight-complex="bold" style:text-position="super 65%"/>
    </style:style>
    <style:style style:name="T560" style:parent-style-name="DefaultParagraphFont" style:family="text">
      <style:text-properties fo:font-weight="bold" style:font-weight-asian="bold" style:font-weight-complex="bold" style:text-position="super 65%"/>
    </style:style>
    <style:style style:name="T561" style:parent-style-name="DefaultParagraphFont" style:family="text">
      <style:text-properties fo:font-weight="bold" style:font-weight-asian="bold" style:font-weight-complex="bold" style:text-position="super 65%"/>
    </style:style>
    <style:style style:name="P562" style:parent-style-name="Normal" style:family="paragraph">
      <style:paragraph-properties fo:text-align="center"/>
    </style:style>
    <style:style style:name="P563" style:parent-style-name="Normal" style:family="paragraph">
      <style:paragraph-properties fo:text-align="center"/>
    </style:style>
    <style:style style:name="P564" style:parent-style-name="Normal" style:family="paragraph">
      <style:paragraph-properties fo:text-align="start"/>
      <style:text-properties fo:font-weight="bold" style:font-weight-asian="bold" style:font-weight-complex="bold" fo:font-size="11pt" style:font-size-asian="11pt"/>
    </style:style>
    <style:style style:name="T565" style:parent-style-name="DefaultParagraphFont" style:family="text">
      <style:text-properties fo:font-weight="bold" style:font-weight-asian="bold" style:font-weight-complex="bold" fo:font-size="16pt" style:font-size-asian="16pt" style:font-size-complex="16pt"/>
    </style:style>
    <style:style style:name="T566" style:parent-style-name="DefaultParagraphFont" style:family="text">
      <style:text-properties fo:font-weight="bold" style:font-weight-asian="bold" style:font-weight-complex="bold"/>
    </style:style>
    <style:style style:name="T567" style:parent-style-name="DefaultParagraphFont" style:family="text">
      <style:text-properties fo:font-weight="bold" style:font-weight-asian="bold" style:font-weight-complex="bold" style:text-position="super 65%"/>
    </style:style>
    <style:style style:name="T568" style:parent-style-name="DefaultParagraphFont" style:family="text">
      <style:text-properties fo:font-weight="bold" style:font-weight-asian="bold" style:font-weight-complex="bold" style:text-position="super 65%"/>
    </style:style>
    <style:style style:name="T569" style:parent-style-name="DefaultParagraphFont" style:family="text">
      <style:text-properties fo:font-weight="bold" style:font-weight-asian="bold" style:font-weight-complex="bold" style:text-position="super 65%"/>
    </style:style>
    <style:style style:name="T570" style:parent-style-name="DefaultParagraphFont" style:family="text">
      <style:text-properties fo:font-weight="bold" style:font-weight-asian="bold" style:font-weight-complex="bold" style:text-position="super 65%"/>
    </style:style>
    <style:style style:name="T571" style:parent-style-name="DefaultParagraphFont" style:family="text">
      <style:text-properties fo:font-weight="bold" style:font-weight-asian="bold" style:font-weight-complex="bold" style:text-position="super 65%"/>
    </style:style>
    <style:style style:name="T572" style:parent-style-name="DefaultParagraphFont" style:family="text">
      <style:text-properties fo:font-weight="bold" style:font-weight-asian="bold" style:font-weight-complex="bold" style:text-position="super 65%"/>
    </style:style>
    <style:style style:name="T573" style:parent-style-name="DefaultParagraphFont" style:family="text">
      <style:text-properties fo:font-weight="bold" style:font-weight-asian="bold" style:font-weight-complex="bold" style:text-position="super 65%"/>
    </style:style>
    <style:style style:name="T574" style:parent-style-name="DefaultParagraphFont" style:family="text">
      <style:text-properties fo:font-weight="bold" style:font-weight-asian="bold" style:font-weight-complex="bold" style:text-position="super 65%"/>
    </style:style>
    <style:style style:name="T575" style:parent-style-name="DefaultParagraphFont" style:family="text">
      <style:text-properties fo:font-weight="bold" style:font-weight-asian="bold" style:font-weight-complex="bold" style:text-position="super 65%"/>
    </style:style>
    <style:style style:name="T576" style:parent-style-name="DefaultParagraphFont" style:family="text">
      <style:text-properties fo:font-weight="bold" style:font-weight-asian="bold" style:font-weight-complex="bold" style:text-position="super 65%"/>
    </style:style>
    <style:style style:name="T577" style:parent-style-name="DefaultParagraphFont" style:family="text">
      <style:text-properties fo:font-weight="bold" style:font-weight-asian="bold" style:font-weight-complex="bold" style:text-position="super 65%"/>
    </style:style>
    <style:style style:name="T578" style:parent-style-name="DefaultParagraphFont" style:family="text">
      <style:text-properties fo:font-weight="bold" style:font-weight-asian="bold" style:font-weight-complex="bold" style:text-position="super 65%"/>
    </style:style>
    <style:style style:name="T579" style:parent-style-name="DefaultParagraphFont" style:family="text">
      <style:text-properties fo:font-weight="bold" style:font-weight-asian="bold" style:font-weight-complex="bold" style:text-position="super 65%"/>
    </style:style>
    <style:style style:name="T580" style:parent-style-name="DefaultParagraphFont" style:family="text">
      <style:text-properties fo:font-weight="bold" style:font-weight-asian="bold" style:font-weight-complex="bold" style:text-position="super 65%"/>
    </style:style>
    <style:style style:name="T581" style:parent-style-name="DefaultParagraphFont" style:family="text">
      <style:text-properties fo:font-weight="bold" style:font-weight-asian="bold" style:font-weight-complex="bold" style:text-position="super 65%"/>
    </style:style>
    <style:style style:name="T582" style:parent-style-name="DefaultParagraphFont" style:family="text">
      <style:text-properties fo:font-weight="bold" style:font-weight-asian="bold" style:font-weight-complex="bold" style:text-position="super 65%"/>
    </style:style>
    <style:style style:name="T583" style:parent-style-name="DefaultParagraphFont" style:family="text">
      <style:text-properties fo:font-weight="bold" style:font-weight-asian="bold" style:font-weight-complex="bold" style:text-position="super 65%"/>
    </style:style>
    <style:style style:name="T584" style:parent-style-name="DefaultParagraphFont" style:family="text">
      <style:text-properties fo:font-weight="bold" style:font-weight-asian="bold" style:font-weight-complex="bold" style:text-position="super 65%"/>
    </style:style>
    <style:style style:name="T585" style:parent-style-name="DefaultParagraphFont" style:family="text">
      <style:text-properties fo:font-weight="bold" style:font-weight-asian="bold" style:font-weight-complex="bold" style:text-position="super 65%"/>
    </style:style>
    <style:style style:name="T586" style:parent-style-name="DefaultParagraphFont" style:family="text">
      <style:text-properties fo:font-weight="bold" style:font-weight-asian="bold" style:font-weight-complex="bold" style:text-position="super 65%"/>
    </style:style>
    <style:style style:name="T587" style:parent-style-name="DefaultParagraphFont" style:family="text">
      <style:text-properties fo:font-weight="bold" style:font-weight-asian="bold" style:font-weight-complex="bold" style:text-position="super 65%"/>
    </style:style>
    <style:style style:name="T588" style:parent-style-name="DefaultParagraphFont" style:family="text">
      <style:text-properties fo:font-weight="bold" style:font-weight-asian="bold" style:font-weight-complex="bold" style:text-position="super 65%"/>
    </style:style>
    <style:style style:name="T589" style:parent-style-name="DefaultParagraphFont" style:family="text">
      <style:text-properties fo:font-weight="bold" style:font-weight-asian="bold" style:font-weight-complex="bold" style:text-position="super 65%"/>
    </style:style>
    <style:style style:name="P590" style:parent-style-name="Normal" style:family="paragraph">
      <style:paragraph-properties fo:text-align="center"/>
    </style:style>
    <style:style style:name="T591" style:parent-style-name="DefaultParagraphFont" style:family="text">
      <style:text-properties style:text-position="super 66.6%"/>
    </style:style>
    <style:style style:name="P592" style:parent-style-name="Normal" style:family="paragraph">
      <style:paragraph-properties fo:text-align="center"/>
    </style:style>
    <style:style style:name="P593" style:parent-style-name="Normal" style:family="paragraph">
      <style:paragraph-properties fo:text-align="start"/>
      <style:text-properties fo:font-weight="bold" style:font-weight-asian="bold" style:font-weight-complex="bold" fo:font-size="11pt" style:font-size-asian="11pt"/>
    </style:style>
    <style:style style:name="T594" style:parent-style-name="DefaultParagraphFont" style:family="text">
      <style:text-properties fo:font-weight="bold" style:font-weight-asian="bold" style:font-weight-complex="bold" fo:font-size="16pt" style:font-size-asian="16pt" style:font-size-complex="16pt"/>
    </style:style>
    <style:style style:name="T595" style:parent-style-name="DefaultParagraphFont" style:family="text">
      <style:text-properties fo:font-weight="bold" style:font-weight-asian="bold" style:font-weight-complex="bold"/>
    </style:style>
    <style:style style:name="T596" style:parent-style-name="DefaultParagraphFont" style:family="text">
      <style:text-properties fo:font-weight="bold" style:font-weight-asian="bold" style:font-weight-complex="bold" style:text-position="super 65%"/>
    </style:style>
    <style:style style:name="T597" style:parent-style-name="DefaultParagraphFont" style:family="text">
      <style:text-properties fo:font-weight="bold" style:font-weight-asian="bold" style:font-weight-complex="bold" style:text-position="super 65%"/>
    </style:style>
    <style:style style:name="P598" style:parent-style-name="Bibletext" style:family="paragraph">
      <style:paragraph-properties fo:text-align="start"/>
    </style:style>
    <style:style style:name="T599" style:parent-style-name="DefaultParagraphFont" style:family="text">
      <style:text-properties fo:font-weight="bold" style:font-weight-asian="bold" style:font-weight-complex="bold" style:text-position="super 65%"/>
    </style:style>
    <style:style style:name="T600" style:parent-style-name="DefaultParagraphFont" style:family="text">
      <style:text-properties fo:font-weight="bold" style:font-weight-asian="bold" style:font-weight-complex="bold" style:text-position="super 65%"/>
    </style:style>
    <style:style style:name="T601" style:parent-style-name="DefaultParagraphFont" style:family="text">
      <style:text-properties fo:font-weight="bold" style:font-weight-asian="bold" style:font-weight-complex="bold" style:text-position="super 65%"/>
    </style:style>
    <style:style style:name="T602" style:parent-style-name="DefaultParagraphFont" style:family="text">
      <style:text-properties fo:font-weight="bold" style:font-weight-asian="bold" style:font-weight-complex="bold" style:text-position="super 65%"/>
    </style:style>
    <style:style style:name="T603" style:parent-style-name="DefaultParagraphFont" style:family="text">
      <style:text-properties fo:font-weight="bold" style:font-weight-asian="bold" style:font-weight-complex="bold" style:text-position="super 65%"/>
    </style:style>
    <style:style style:name="T604" style:parent-style-name="DefaultParagraphFont" style:family="text">
      <style:text-properties fo:font-weight="bold" style:font-weight-asian="bold" style:font-weight-complex="bold" style:text-position="super 65%"/>
    </style:style>
    <style:style style:name="T605" style:parent-style-name="DefaultParagraphFont" style:family="text">
      <style:text-properties fo:font-weight="bold" style:font-weight-asian="bold" style:font-weight-complex="bold" style:text-position="super 65%"/>
    </style:style>
    <style:style style:name="T606" style:parent-style-name="DefaultParagraphFont" style:family="text">
      <style:text-properties fo:font-weight="bold" style:font-weight-asian="bold" style:font-weight-complex="bold" style:text-position="super 65%"/>
    </style:style>
    <style:style style:name="T607" style:parent-style-name="DefaultParagraphFont" style:family="text">
      <style:text-properties fo:font-weight="bold" style:font-weight-asian="bold" style:font-weight-complex="bold" style:text-position="super 65%"/>
    </style:style>
    <style:style style:name="T608" style:parent-style-name="DefaultParagraphFont" style:family="text">
      <style:text-properties fo:font-weight="bold" style:font-weight-asian="bold" style:font-weight-complex="bold" style:text-position="super 65%"/>
    </style:style>
    <style:style style:name="T609" style:parent-style-name="DefaultParagraphFont" style:family="text">
      <style:text-properties fo:font-weight="bold" style:font-weight-asian="bold" style:font-weight-complex="bold" style:text-position="super 65%"/>
    </style:style>
    <style:style style:name="T610" style:parent-style-name="DefaultParagraphFont" style:family="text">
      <style:text-properties fo:font-weight="bold" style:font-weight-asian="bold" style:font-weight-complex="bold" style:text-position="super 65%"/>
    </style:style>
    <style:style style:name="T611" style:parent-style-name="DefaultParagraphFont" style:family="text">
      <style:text-properties fo:font-weight="bold" style:font-weight-asian="bold" style:font-weight-complex="bold" style:text-position="super 65%"/>
    </style:style>
    <style:style style:name="T612" style:parent-style-name="DefaultParagraphFont" style:family="text">
      <style:text-properties fo:font-weight="bold" style:font-weight-asian="bold" style:font-weight-complex="bold" style:text-position="super 65%"/>
    </style:style>
    <style:style style:name="T613" style:parent-style-name="DefaultParagraphFont" style:family="text">
      <style:text-properties fo:font-weight="bold" style:font-weight-asian="bold" style:font-weight-complex="bold" style:text-position="super 65%"/>
    </style:style>
    <style:style style:name="T614" style:parent-style-name="DefaultParagraphFont" style:family="text">
      <style:text-properties fo:font-weight="bold" style:font-weight-asian="bold" style:font-weight-complex="bold" style:text-position="super 65%"/>
    </style:style>
    <style:style style:name="T615" style:parent-style-name="DefaultParagraphFont" style:family="text">
      <style:text-properties fo:font-weight="bold" style:font-weight-asian="bold" style:font-weight-complex="bold" style:text-position="super 65%"/>
    </style:style>
    <style:style style:name="P616" style:parent-style-name="Normal" style:family="paragraph">
      <style:paragraph-properties fo:text-align="center"/>
    </style:style>
    <style:style style:name="P617" style:parent-style-name="Normal" style:family="paragraph">
      <style:paragraph-properties fo:text-align="center"/>
    </style:style>
    <style:style style:name="P618" style:parent-style-name="Normal" style:family="paragraph">
      <style:paragraph-properties fo:text-align="start"/>
      <style:text-properties fo:font-weight="bold" style:font-weight-asian="bold" style:font-weight-complex="bold" fo:font-size="11pt" style:font-size-asian="11pt"/>
    </style:style>
    <style:style style:name="T619" style:parent-style-name="DefaultParagraphFont" style:family="text">
      <style:text-properties fo:font-weight="bold" style:font-weight-asian="bold" style:font-weight-complex="bold" fo:font-size="16pt" style:font-size-asian="16pt" style:font-size-complex="16pt"/>
    </style:style>
    <style:style style:name="T620" style:parent-style-name="DefaultParagraphFont" style:family="text">
      <style:text-properties fo:font-weight="bold" style:font-weight-asian="bold" style:font-weight-complex="bold"/>
    </style:style>
    <style:style style:name="T621" style:parent-style-name="DefaultParagraphFont" style:family="text">
      <style:text-properties fo:font-weight="bold" style:font-weight-asian="bold" style:font-weight-complex="bold" style:text-position="super 65%"/>
    </style:style>
    <style:style style:name="T622" style:parent-style-name="DefaultParagraphFont" style:family="text">
      <style:text-properties fo:font-weight="bold" style:font-weight-asian="bold" style:font-weight-complex="bold" style:text-position="super 65%"/>
    </style:style>
    <style:style style:name="T623" style:parent-style-name="DefaultParagraphFont" style:family="text">
      <style:text-properties fo:font-weight="bold" style:font-weight-asian="bold" style:font-weight-complex="bold" style:text-position="super 65%"/>
    </style:style>
    <style:style style:name="T624" style:parent-style-name="DefaultParagraphFont" style:family="text">
      <style:text-properties fo:font-weight="bold" style:font-weight-asian="bold" style:font-weight-complex="bold" style:text-position="super 65%"/>
    </style:style>
    <style:style style:name="T625" style:parent-style-name="DefaultParagraphFont" style:family="text">
      <style:text-properties fo:font-weight="bold" style:font-weight-asian="bold" style:font-weight-complex="bold" style:text-position="super 65%"/>
    </style:style>
    <style:style style:name="T626" style:parent-style-name="DefaultParagraphFont" style:family="text">
      <style:text-properties fo:font-weight="bold" style:font-weight-asian="bold" style:font-weight-complex="bold" style:text-position="super 65%"/>
    </style:style>
    <style:style style:name="T627" style:parent-style-name="DefaultParagraphFont" style:family="text">
      <style:text-properties fo:font-weight="bold" style:font-weight-asian="bold" style:font-weight-complex="bold" style:text-position="super 65%"/>
    </style:style>
    <style:style style:name="T628" style:parent-style-name="DefaultParagraphFont" style:family="text">
      <style:text-properties fo:font-weight="bold" style:font-weight-asian="bold" style:font-weight-complex="bold" style:text-position="super 65%"/>
    </style:style>
    <style:style style:name="T629" style:parent-style-name="DefaultParagraphFont" style:family="text">
      <style:text-properties fo:font-weight="bold" style:font-weight-asian="bold" style:font-weight-complex="bold" style:text-position="super 65%"/>
    </style:style>
    <style:style style:name="T630" style:parent-style-name="DefaultParagraphFont" style:family="text">
      <style:text-properties fo:font-weight="bold" style:font-weight-asian="bold" style:font-weight-complex="bold" style:text-position="super 65%"/>
    </style:style>
    <style:style style:name="T631" style:parent-style-name="DefaultParagraphFont" style:family="text">
      <style:text-properties fo:font-weight="bold" style:font-weight-asian="bold" style:font-weight-complex="bold" style:text-position="super 65%"/>
    </style:style>
    <style:style style:name="T632" style:parent-style-name="DefaultParagraphFont" style:family="text">
      <style:text-properties fo:font-weight="bold" style:font-weight-asian="bold" style:font-weight-complex="bold" style:text-position="super 65%"/>
    </style:style>
    <style:style style:name="T633" style:parent-style-name="DefaultParagraphFont" style:family="text">
      <style:text-properties fo:font-weight="bold" style:font-weight-asian="bold" style:font-weight-complex="bold" style:text-position="super 65%"/>
    </style:style>
    <style:style style:name="T634" style:parent-style-name="DefaultParagraphFont" style:family="text">
      <style:text-properties fo:font-weight="bold" style:font-weight-asian="bold" style:font-weight-complex="bold" style:text-position="super 65%"/>
    </style:style>
    <style:style style:name="T635" style:parent-style-name="DefaultParagraphFont" style:family="text">
      <style:text-properties fo:font-weight="bold" style:font-weight-asian="bold" style:font-weight-complex="bold" style:text-position="super 65%"/>
    </style:style>
    <style:style style:name="T636" style:parent-style-name="DefaultParagraphFont" style:family="text">
      <style:text-properties fo:font-weight="bold" style:font-weight-asian="bold" style:font-weight-complex="bold" style:text-position="super 65%"/>
    </style:style>
    <style:style style:name="T637" style:parent-style-name="DefaultParagraphFont" style:family="text">
      <style:text-properties fo:font-weight="bold" style:font-weight-asian="bold" style:font-weight-complex="bold" style:text-position="super 65%"/>
    </style:style>
    <style:style style:name="T638" style:parent-style-name="DefaultParagraphFont" style:family="text">
      <style:text-properties fo:font-weight="bold" style:font-weight-asian="bold" style:font-weight-complex="bold" style:text-position="super 65%"/>
    </style:style>
    <style:style style:name="T639" style:parent-style-name="DefaultParagraphFont" style:family="text">
      <style:text-properties fo:font-weight="bold" style:font-weight-asian="bold" style:font-weight-complex="bold" style:text-position="super 65%"/>
    </style:style>
    <style:style style:name="T640" style:parent-style-name="DefaultParagraphFont" style:family="text">
      <style:text-properties fo:font-weight="bold" style:font-weight-asian="bold" style:font-weight-complex="bold" style:text-position="super 65%"/>
    </style:style>
    <style:style style:name="T641" style:parent-style-name="DefaultParagraphFont" style:family="text">
      <style:text-properties fo:font-weight="bold" style:font-weight-asian="bold" style:font-weight-complex="bold" style:text-position="super 65%"/>
    </style:style>
    <style:style style:name="T642" style:parent-style-name="DefaultParagraphFont" style:family="text">
      <style:text-properties fo:font-weight="bold" style:font-weight-asian="bold" style:font-weight-complex="bold" style:text-position="super 65%"/>
    </style:style>
    <style:style style:name="P643" style:parent-style-name="Bibletext" style:family="paragraph">
      <style:text-properties fo:font-weight="bold" style:font-weight-asian="bold" style:font-weight-complex="bold" fo:font-size="11pt" style:font-size-asian="11pt"/>
    </style:style>
    <style:style style:name="T644" style:parent-style-name="DefaultParagraphFont" style:family="text">
      <style:text-properties fo:font-weight="bold" style:font-weight-asian="bold" style:font-weight-complex="bold" style:text-position="super 65%"/>
    </style:style>
    <style:style style:name="T645" style:parent-style-name="DefaultParagraphFont" style:family="text">
      <style:text-properties fo:font-weight="bold" style:font-weight-asian="bold" style:font-weight-complex="bold" style:text-position="super 65%"/>
    </style:style>
    <style:style style:name="T646" style:parent-style-name="DefaultParagraphFont" style:family="text">
      <style:text-properties fo:font-weight="bold" style:font-weight-asian="bold" style:font-weight-complex="bold" style:text-position="super 65%"/>
    </style:style>
    <style:style style:name="T647" style:parent-style-name="DefaultParagraphFont" style:family="text">
      <style:text-properties fo:font-weight="bold" style:font-weight-asian="bold" style:font-weight-complex="bold" style:text-position="super 65%"/>
    </style:style>
    <style:style style:name="T648" style:parent-style-name="DefaultParagraphFont" style:family="text">
      <style:text-properties fo:font-weight="bold" style:font-weight-asian="bold" style:font-weight-complex="bold" style:text-position="super 65%"/>
    </style:style>
    <style:style style:name="T649" style:parent-style-name="DefaultParagraphFont" style:family="text">
      <style:text-properties fo:font-weight="bold" style:font-weight-asian="bold" style:font-weight-complex="bold" style:text-position="super 65%"/>
    </style:style>
    <style:style style:name="T650" style:parent-style-name="DefaultParagraphFont" style:family="text">
      <style:text-properties fo:font-weight="bold" style:font-weight-asian="bold" style:font-weight-complex="bold" style:text-position="super 65%"/>
    </style:style>
    <style:style style:name="T651" style:parent-style-name="DefaultParagraphFont" style:family="text">
      <style:text-properties fo:font-weight="bold" style:font-weight-asian="bold" style:font-weight-complex="bold" style:text-position="super 65%"/>
    </style:style>
    <style:style style:name="T652" style:parent-style-name="DefaultParagraphFont" style:family="text">
      <style:text-properties fo:font-weight="bold" style:font-weight-asian="bold" style:font-weight-complex="bold" style:text-position="super 65%"/>
    </style:style>
    <style:style style:name="T653" style:parent-style-name="DefaultParagraphFont" style:family="text">
      <style:text-properties fo:font-weight="bold" style:font-weight-asian="bold" style:font-weight-complex="bold" style:text-position="super 65%"/>
    </style:style>
    <style:style style:name="T654" style:parent-style-name="DefaultParagraphFont" style:family="text">
      <style:text-properties fo:font-weight="bold" style:font-weight-asian="bold" style:font-weight-complex="bold" style:text-position="super 65%"/>
    </style:style>
    <style:style style:name="T655" style:parent-style-name="DefaultParagraphFont" style:family="text">
      <style:text-properties fo:font-weight="bold" style:font-weight-asian="bold" style:font-weight-complex="bold" style:text-position="super 65%"/>
    </style:style>
    <style:style style:name="T656" style:parent-style-name="DefaultParagraphFont" style:family="text">
      <style:text-properties fo:font-weight="bold" style:font-weight-asian="bold" style:font-weight-complex="bold" style:text-position="super 65%"/>
    </style:style>
    <style:style style:name="T657" style:parent-style-name="DefaultParagraphFont" style:family="text">
      <style:text-properties fo:font-weight="bold" style:font-weight-asian="bold" style:font-weight-complex="bold" style:text-position="super 65%"/>
    </style:style>
    <style:style style:name="T658" style:parent-style-name="DefaultParagraphFont" style:family="text">
      <style:text-properties fo:font-weight="bold" style:font-weight-asian="bold" style:font-weight-complex="bold" style:text-position="super 65%"/>
    </style:style>
    <style:style style:name="T659" style:parent-style-name="DefaultParagraphFont" style:family="text">
      <style:text-properties fo:font-weight="bold" style:font-weight-asian="bold" style:font-weight-complex="bold" style:text-position="super 65%"/>
    </style:style>
    <style:style style:name="T660" style:parent-style-name="DefaultParagraphFont" style:family="text">
      <style:text-properties fo:font-weight="bold" style:font-weight-asian="bold" style:font-weight-complex="bold" style:text-position="super 65%"/>
    </style:style>
    <style:style style:name="T661" style:parent-style-name="DefaultParagraphFont" style:family="text">
      <style:text-properties fo:font-weight="bold" style:font-weight-asian="bold" style:font-weight-complex="bold" style:text-position="super 65%"/>
    </style:style>
    <style:style style:name="T662" style:parent-style-name="DefaultParagraphFont" style:family="text">
      <style:text-properties fo:font-weight="bold" style:font-weight-asian="bold" style:font-weight-complex="bold" style:text-position="super 65%"/>
    </style:style>
    <style:style style:name="T663" style:parent-style-name="DefaultParagraphFont" style:family="text">
      <style:text-properties fo:font-weight="bold" style:font-weight-asian="bold" style:font-weight-complex="bold" style:text-position="super 65%"/>
    </style:style>
    <style:style style:name="T664" style:parent-style-name="DefaultParagraphFont" style:family="text">
      <style:text-properties fo:font-weight="bold" style:font-weight-asian="bold" style:font-weight-complex="bold" style:text-position="super 65%"/>
    </style:style>
    <style:style style:name="T665" style:parent-style-name="DefaultParagraphFont" style:family="text">
      <style:text-properties fo:font-weight="bold" style:font-weight-asian="bold" style:font-weight-complex="bold" style:text-position="super 65%"/>
    </style:style>
    <style:style style:name="T666" style:parent-style-name="DefaultParagraphFont" style:family="text">
      <style:text-properties fo:font-weight="bold" style:font-weight-asian="bold" style:font-weight-complex="bold" style:text-position="super 65%"/>
    </style:style>
    <style:style style:name="T667" style:parent-style-name="DefaultParagraphFont" style:family="text">
      <style:text-properties fo:font-weight="bold" style:font-weight-asian="bold" style:font-weight-complex="bold" style:text-position="super 65%"/>
    </style:style>
    <style:style style:name="P668" style:parent-style-name="Normal" style:family="paragraph">
      <style:paragraph-properties fo:text-align="center"/>
    </style:style>
    <style:style style:name="P669" style:parent-style-name="Normal" style:family="paragraph">
      <style:paragraph-properties fo:text-align="center"/>
    </style:style>
    <style:style style:name="P670" style:parent-style-name="Normal" style:family="paragraph">
      <style:paragraph-properties fo:text-align="start"/>
      <style:text-properties fo:font-weight="bold" style:font-weight-asian="bold" style:font-weight-complex="bold" fo:font-size="11pt" style:font-size-asian="11pt"/>
    </style:style>
    <style:style style:name="T671" style:parent-style-name="DefaultParagraphFont" style:family="text">
      <style:text-properties fo:font-weight="bold" style:font-weight-asian="bold" style:font-weight-complex="bold" fo:font-size="16pt" style:font-size-asian="16pt" style:font-size-complex="16pt"/>
    </style:style>
    <style:style style:name="T672" style:parent-style-name="DefaultParagraphFont" style:family="text">
      <style:text-properties fo:font-weight="bold" style:font-weight-asian="bold" style:font-weight-complex="bold"/>
    </style:style>
    <style:style style:name="T673" style:parent-style-name="DefaultParagraphFont" style:family="text">
      <style:text-properties fo:font-weight="bold" style:font-weight-asian="bold" style:font-weight-complex="bold" style:text-position="super 65%"/>
    </style:style>
    <style:style style:name="T674" style:parent-style-name="DefaultParagraphFont" style:family="text">
      <style:text-properties fo:font-weight="bold" style:font-weight-asian="bold" style:font-weight-complex="bold" style:text-position="super 65%"/>
    </style:style>
    <style:style style:name="T675" style:parent-style-name="DefaultParagraphFont" style:family="text">
      <style:text-properties fo:font-weight="bold" style:font-weight-asian="bold" style:font-weight-complex="bold" style:text-position="super 65%"/>
    </style:style>
    <style:style style:name="T676" style:parent-style-name="DefaultParagraphFont" style:family="text">
      <style:text-properties fo:font-weight="bold" style:font-weight-asian="bold" style:font-weight-complex="bold" style:text-position="super 65%"/>
    </style:style>
    <style:style style:name="T677" style:parent-style-name="DefaultParagraphFont" style:family="text">
      <style:text-properties fo:font-weight="bold" style:font-weight-asian="bold" style:font-weight-complex="bold" style:text-position="super 65%"/>
    </style:style>
    <style:style style:name="T678" style:parent-style-name="DefaultParagraphFont" style:family="text">
      <style:text-properties fo:font-weight="bold" style:font-weight-asian="bold" style:font-weight-complex="bold" style:text-position="super 65%"/>
    </style:style>
    <style:style style:name="T679" style:parent-style-name="DefaultParagraphFont" style:family="text">
      <style:text-properties fo:font-weight="bold" style:font-weight-asian="bold" style:font-weight-complex="bold" style:text-position="super 65%"/>
    </style:style>
    <style:style style:name="P680" style:parent-style-name="Normal" style:family="paragraph">
      <style:paragraph-properties fo:text-align="center"/>
    </style:style>
    <style:style style:name="P681" style:parent-style-name="Normal" style:family="paragraph">
      <style:paragraph-properties fo:text-align="center"/>
    </style:style>
    <style:style style:name="P682" style:parent-style-name="Normal" style:family="paragraph">
      <style:paragraph-properties fo:text-align="start"/>
      <style:text-properties fo:font-weight="bold" style:font-weight-asian="bold" style:font-weight-complex="bold" fo:font-size="11pt" style:font-size-asian="11pt"/>
    </style:style>
    <style:style style:name="T683" style:parent-style-name="DefaultParagraphFont" style:family="text">
      <style:text-properties fo:font-weight="bold" style:font-weight-asian="bold" style:font-weight-complex="bold" fo:font-size="16pt" style:font-size-asian="16pt" style:font-size-complex="16pt"/>
    </style:style>
    <style:style style:name="T684" style:parent-style-name="DefaultParagraphFont" style:family="text">
      <style:text-properties fo:font-weight="bold" style:font-weight-asian="bold" style:font-weight-complex="bold"/>
    </style:style>
    <style:style style:name="T685" style:parent-style-name="DefaultParagraphFont" style:family="text">
      <style:text-properties fo:font-weight="bold" style:font-weight-asian="bold" style:font-weight-complex="bold" style:text-position="super 65%"/>
    </style:style>
    <style:style style:name="T686" style:parent-style-name="DefaultParagraphFont" style:family="text">
      <style:text-properties fo:font-weight="bold" style:font-weight-asian="bold" style:font-weight-complex="bold" style:text-position="super 65%"/>
    </style:style>
    <style:style style:name="T687" style:parent-style-name="DefaultParagraphFont" style:family="text">
      <style:text-properties fo:font-weight="bold" style:font-weight-asian="bold" style:font-weight-complex="bold" style:text-position="super 65%"/>
    </style:style>
    <style:style style:name="T688" style:parent-style-name="DefaultParagraphFont" style:family="text">
      <style:text-properties fo:font-weight="bold" style:font-weight-asian="bold" style:font-weight-complex="bold" style:text-position="super 65%"/>
    </style:style>
    <style:style style:name="T689" style:parent-style-name="DefaultParagraphFont" style:family="text">
      <style:text-properties fo:font-weight="bold" style:font-weight-asian="bold" style:font-weight-complex="bold" style:text-position="super 65%"/>
    </style:style>
    <style:style style:name="T690" style:parent-style-name="DefaultParagraphFont" style:family="text">
      <style:text-properties fo:font-weight="bold" style:font-weight-asian="bold" style:font-weight-complex="bold" style:text-position="super 65%"/>
    </style:style>
    <style:style style:name="T691" style:parent-style-name="DefaultParagraphFont" style:family="text">
      <style:text-properties fo:font-weight="bold" style:font-weight-asian="bold" style:font-weight-complex="bold" style:text-position="super 65%"/>
    </style:style>
    <style:style style:name="T692" style:parent-style-name="DefaultParagraphFont" style:family="text">
      <style:text-properties fo:font-weight="bold" style:font-weight-asian="bold" style:font-weight-complex="bold" style:text-position="super 65%"/>
    </style:style>
    <style:style style:name="T693" style:parent-style-name="DefaultParagraphFont" style:family="text">
      <style:text-properties fo:font-weight="bold" style:font-weight-asian="bold" style:font-weight-complex="bold" style:text-position="super 65%"/>
    </style:style>
    <style:style style:name="T694" style:parent-style-name="DefaultParagraphFont" style:family="text">
      <style:text-properties fo:font-weight="bold" style:font-weight-asian="bold" style:font-weight-complex="bold" style:text-position="super 65%"/>
    </style:style>
    <style:style style:name="T695" style:parent-style-name="DefaultParagraphFont" style:family="text">
      <style:text-properties fo:font-weight="bold" style:font-weight-asian="bold" style:font-weight-complex="bold" style:text-position="super 65%"/>
    </style:style>
    <style:style style:name="T696" style:parent-style-name="DefaultParagraphFont" style:family="text">
      <style:text-properties fo:font-weight="bold" style:font-weight-asian="bold" style:font-weight-complex="bold" style:text-position="super 65%"/>
    </style:style>
    <style:style style:name="T697" style:parent-style-name="DefaultParagraphFont" style:family="text">
      <style:text-properties fo:font-weight="bold" style:font-weight-asian="bold" style:font-weight-complex="bold" style:text-position="super 65%"/>
    </style:style>
    <style:style style:name="T698" style:parent-style-name="DefaultParagraphFont" style:family="text">
      <style:text-properties fo:font-weight="bold" style:font-weight-asian="bold" style:font-weight-complex="bold" style:text-position="super 65%"/>
    </style:style>
    <style:style style:name="T699" style:parent-style-name="DefaultParagraphFont" style:family="text">
      <style:text-properties fo:font-weight="bold" style:font-weight-asian="bold" style:font-weight-complex="bold" style:text-position="super 65%"/>
    </style:style>
    <style:style style:name="T700" style:parent-style-name="DefaultParagraphFont" style:family="text">
      <style:text-properties fo:font-weight="bold" style:font-weight-asian="bold" style:font-weight-complex="bold" style:text-position="super 65%"/>
    </style:style>
    <style:style style:name="T701" style:parent-style-name="DefaultParagraphFont" style:family="text">
      <style:text-properties fo:font-weight="bold" style:font-weight-asian="bold" style:font-weight-complex="bold" style:text-position="super 65%"/>
    </style:style>
    <style:style style:name="T702" style:parent-style-name="DefaultParagraphFont" style:family="text">
      <style:text-properties fo:font-weight="bold" style:font-weight-asian="bold" style:font-weight-complex="bold" style:text-position="super 65%"/>
    </style:style>
    <style:style style:name="T703" style:parent-style-name="DefaultParagraphFont" style:family="text">
      <style:text-properties fo:font-weight="bold" style:font-weight-asian="bold" style:font-weight-complex="bold" style:text-position="super 65%"/>
    </style:style>
    <style:style style:name="T704" style:parent-style-name="DefaultParagraphFont" style:family="text">
      <style:text-properties fo:font-weight="bold" style:font-weight-asian="bold" style:font-weight-complex="bold" style:text-position="super 65%"/>
    </style:style>
    <style:style style:name="T705" style:parent-style-name="DefaultParagraphFont" style:family="text">
      <style:text-properties fo:font-weight="bold" style:font-weight-asian="bold" style:font-weight-complex="bold" style:text-position="super 65%"/>
    </style:style>
    <style:style style:name="T706" style:parent-style-name="DefaultParagraphFont" style:family="text">
      <style:text-properties fo:font-weight="bold" style:font-weight-asian="bold" style:font-weight-complex="bold" style:text-position="super 65%"/>
    </style:style>
    <style:style style:name="T707" style:parent-style-name="DefaultParagraphFont" style:family="text">
      <style:text-properties fo:font-weight="bold" style:font-weight-asian="bold" style:font-weight-complex="bold" style:text-position="super 65%"/>
    </style:style>
    <style:style style:name="T708" style:parent-style-name="DefaultParagraphFont" style:family="text">
      <style:text-properties fo:font-weight="bold" style:font-weight-asian="bold" style:font-weight-complex="bold" style:text-position="super 65%"/>
    </style:style>
    <style:style style:name="T709" style:parent-style-name="DefaultParagraphFont" style:family="text">
      <style:text-properties fo:font-weight="bold" style:font-weight-asian="bold" style:font-weight-complex="bold" style:text-position="super 65%"/>
    </style:style>
    <style:style style:name="T710" style:parent-style-name="DefaultParagraphFont" style:family="text">
      <style:text-properties fo:font-weight="bold" style:font-weight-asian="bold" style:font-weight-complex="bold" style:text-position="super 65%"/>
    </style:style>
    <style:style style:name="T711" style:parent-style-name="DefaultParagraphFont" style:family="text">
      <style:text-properties fo:font-weight="bold" style:font-weight-asian="bold" style:font-weight-complex="bold" style:text-position="super 65%"/>
    </style:style>
    <style:style style:name="T712" style:parent-style-name="DefaultParagraphFont" style:family="text">
      <style:text-properties fo:font-weight="bold" style:font-weight-asian="bold" style:font-weight-complex="bold" style:text-position="super 65%"/>
    </style:style>
    <style:style style:name="T713" style:parent-style-name="DefaultParagraphFont" style:family="text">
      <style:text-properties fo:font-weight="bold" style:font-weight-asian="bold" style:font-weight-complex="bold" style:text-position="super 65%"/>
    </style:style>
    <style:style style:name="T714" style:parent-style-name="DefaultParagraphFont" style:family="text">
      <style:text-properties fo:font-weight="bold" style:font-weight-asian="bold" style:font-weight-complex="bold" style:text-position="super 65%"/>
    </style:style>
    <style:style style:name="T715" style:parent-style-name="DefaultParagraphFont" style:family="text">
      <style:text-properties fo:font-weight="bold" style:font-weight-asian="bold" style:font-weight-complex="bold" style:text-position="super 65%"/>
    </style:style>
    <style:style style:name="T716" style:parent-style-name="DefaultParagraphFont" style:family="text">
      <style:text-properties fo:font-weight="bold" style:font-weight-asian="bold" style:font-weight-complex="bold" style:text-position="super 65%"/>
    </style:style>
    <style:style style:name="T717" style:parent-style-name="DefaultParagraphFont" style:family="text">
      <style:text-properties fo:font-weight="bold" style:font-weight-asian="bold" style:font-weight-complex="bold" style:text-position="super 65%"/>
    </style:style>
    <style:style style:name="T718" style:parent-style-name="DefaultParagraphFont" style:family="text">
      <style:text-properties fo:font-weight="bold" style:font-weight-asian="bold" style:font-weight-complex="bold" style:text-position="super 65%"/>
    </style:style>
    <style:style style:name="T719" style:parent-style-name="DefaultParagraphFont" style:family="text">
      <style:text-properties fo:font-weight="bold" style:font-weight-asian="bold" style:font-weight-complex="bold" style:text-position="super 65%"/>
    </style:style>
    <style:style style:name="T720" style:parent-style-name="DefaultParagraphFont" style:family="text">
      <style:text-properties fo:font-weight="bold" style:font-weight-asian="bold" style:font-weight-complex="bold" style:text-position="super 65%"/>
    </style:style>
    <style:style style:name="T721" style:parent-style-name="DefaultParagraphFont" style:family="text">
      <style:text-properties fo:font-weight="bold" style:font-weight-asian="bold" style:font-weight-complex="bold" style:text-position="super 65%"/>
    </style:style>
    <style:style style:name="T722" style:parent-style-name="DefaultParagraphFont" style:family="text">
      <style:text-properties fo:font-weight="bold" style:font-weight-asian="bold" style:font-weight-complex="bold" style:text-position="super 65%"/>
    </style:style>
    <style:style style:name="T723" style:parent-style-name="DefaultParagraphFont" style:family="text">
      <style:text-properties fo:font-weight="bold" style:font-weight-asian="bold" style:font-weight-complex="bold" style:text-position="super 65%"/>
    </style:style>
    <style:style style:name="T724" style:parent-style-name="DefaultParagraphFont" style:family="text">
      <style:text-properties fo:font-weight="bold" style:font-weight-asian="bold" style:font-weight-complex="bold" style:text-position="super 65%"/>
    </style:style>
    <style:style style:name="T725" style:parent-style-name="DefaultParagraphFont" style:family="text">
      <style:text-properties fo:font-weight="bold" style:font-weight-asian="bold" style:font-weight-complex="bold" style:text-position="super 65%"/>
    </style:style>
    <style:style style:name="T726" style:parent-style-name="DefaultParagraphFont" style:family="text">
      <style:text-properties fo:font-weight="bold" style:font-weight-asian="bold" style:font-weight-complex="bold" style:text-position="super 65%"/>
    </style:style>
    <style:style style:name="T727" style:parent-style-name="DefaultParagraphFont" style:family="text">
      <style:text-properties fo:font-weight="bold" style:font-weight-asian="bold" style:font-weight-complex="bold" style:text-position="super 65%"/>
    </style:style>
    <style:style style:name="T728" style:parent-style-name="DefaultParagraphFont" style:family="text">
      <style:text-properties fo:font-weight="bold" style:font-weight-asian="bold" style:font-weight-complex="bold" style:text-position="super 65%"/>
    </style:style>
    <style:style style:name="T729" style:parent-style-name="DefaultParagraphFont" style:family="text">
      <style:text-properties fo:font-weight="bold" style:font-weight-asian="bold" style:font-weight-complex="bold" style:text-position="super 65%"/>
    </style:style>
    <style:style style:name="T730" style:parent-style-name="DefaultParagraphFont" style:family="text">
      <style:text-properties fo:font-weight="bold" style:font-weight-asian="bold" style:font-weight-complex="bold" style:text-position="super 65%"/>
    </style:style>
    <style:style style:name="T731" style:parent-style-name="DefaultParagraphFont" style:family="text">
      <style:text-properties fo:font-weight="bold" style:font-weight-asian="bold" style:font-weight-complex="bold" style:text-position="super 65%"/>
    </style:style>
    <style:style style:name="T732" style:parent-style-name="DefaultParagraphFont" style:family="text">
      <style:text-properties fo:font-weight="bold" style:font-weight-asian="bold" style:font-weight-complex="bold" style:text-position="super 65%"/>
    </style:style>
    <style:style style:name="T733" style:parent-style-name="DefaultParagraphFont" style:family="text">
      <style:text-properties fo:font-weight="bold" style:font-weight-asian="bold" style:font-weight-complex="bold" style:text-position="super 65%"/>
    </style:style>
    <style:style style:name="T734" style:parent-style-name="DefaultParagraphFont" style:family="text">
      <style:text-properties fo:font-weight="bold" style:font-weight-asian="bold" style:font-weight-complex="bold" style:text-position="super 65%"/>
    </style:style>
    <style:style style:name="T735" style:parent-style-name="DefaultParagraphFont" style:family="text">
      <style:text-properties fo:font-weight="bold" style:font-weight-asian="bold" style:font-weight-complex="bold" style:text-position="super 65%"/>
    </style:style>
    <style:style style:name="T736" style:parent-style-name="DefaultParagraphFont" style:family="text">
      <style:text-properties fo:font-weight="bold" style:font-weight-asian="bold" style:font-weight-complex="bold" style:text-position="super 65%"/>
    </style:style>
    <style:style style:name="T737" style:parent-style-name="DefaultParagraphFont" style:family="text">
      <style:text-properties fo:font-weight="bold" style:font-weight-asian="bold" style:font-weight-complex="bold" style:text-position="super 65%"/>
    </style:style>
    <style:style style:name="T738" style:parent-style-name="DefaultParagraphFont" style:family="text">
      <style:text-properties fo:font-weight="bold" style:font-weight-asian="bold" style:font-weight-complex="bold" style:text-position="super 65%"/>
    </style:style>
    <style:style style:name="T739" style:parent-style-name="DefaultParagraphFont" style:family="text">
      <style:text-properties fo:font-weight="bold" style:font-weight-asian="bold" style:font-weight-complex="bold" style:text-position="super 65%"/>
    </style:style>
    <style:style style:name="T740" style:parent-style-name="DefaultParagraphFont" style:family="text">
      <style:text-properties fo:font-weight="bold" style:font-weight-asian="bold" style:font-weight-complex="bold" style:text-position="super 65%"/>
    </style:style>
    <style:style style:name="T741" style:parent-style-name="DefaultParagraphFont" style:family="text">
      <style:text-properties fo:font-weight="bold" style:font-weight-asian="bold" style:font-weight-complex="bold" style:text-position="super 65%"/>
    </style:style>
    <style:style style:name="T742" style:parent-style-name="DefaultParagraphFont" style:family="text">
      <style:text-properties fo:font-weight="bold" style:font-weight-asian="bold" style:font-weight-complex="bold" style:text-position="super 65%"/>
    </style:style>
    <style:style style:name="P743" style:parent-style-name="Normal" style:family="paragraph">
      <style:paragraph-properties fo:text-align="center"/>
    </style:style>
    <style:style style:name="P744" style:parent-style-name="Normal" style:family="paragraph">
      <style:paragraph-properties fo:text-align="center"/>
    </style:style>
    <style:style style:name="P745" style:parent-style-name="Normal" style:family="paragraph">
      <style:text-properties fo:font-weight="bold" style:font-weight-asian="bold" style:font-weight-complex="bold" fo:font-size="11pt" style:font-size-asian="11pt"/>
    </style:style>
    <style:style style:name="T746" style:parent-style-name="DefaultParagraphFont" style:family="text">
      <style:text-properties fo:font-weight="bold" style:font-weight-asian="bold" style:font-weight-complex="bold" fo:font-size="16pt" style:font-size-asian="16pt" style:font-size-complex="16pt"/>
    </style:style>
    <style:style style:name="T747" style:parent-style-name="DefaultParagraphFont" style:family="text">
      <style:text-properties fo:font-weight="bold" style:font-weight-asian="bold" style:font-weight-complex="bold"/>
    </style:style>
    <style:style style:name="T748" style:parent-style-name="DefaultParagraphFont" style:family="text">
      <style:text-properties fo:font-weight="bold" style:font-weight-asian="bold" style:font-weight-complex="bold" style:text-position="super 66.6%"/>
    </style:style>
    <style:style style:name="T749" style:parent-style-name="DefaultParagraphFont" style:family="text">
      <style:text-properties fo:font-weight="bold" style:font-weight-asian="bold" style:font-weight-complex="bold" style:text-position="super 66.6%"/>
    </style:style>
    <style:style style:name="T750" style:parent-style-name="DefaultParagraphFont" style:family="text">
      <style:text-properties fo:font-weight="bold" style:font-weight-asian="bold" style:font-weight-complex="bold" style:text-position="super 66.6%"/>
    </style:style>
    <style:style style:name="T751" style:parent-style-name="DefaultParagraphFont" style:family="text">
      <style:text-properties fo:font-weight="bold" style:font-weight-asian="bold" style:font-weight-complex="bold" style:text-position="super 66.6%"/>
    </style:style>
    <style:style style:name="T752" style:parent-style-name="DefaultParagraphFont" style:family="text">
      <style:text-properties fo:font-weight="bold" style:font-weight-asian="bold" style:font-weight-complex="bold" style:text-position="super 66.6%"/>
    </style:style>
    <style:style style:name="T753" style:parent-style-name="DefaultParagraphFont" style:family="text">
      <style:text-properties fo:font-weight="bold" style:font-weight-asian="bold" style:font-weight-complex="bold" style:text-position="super 66.6%"/>
    </style:style>
    <style:style style:name="T754" style:parent-style-name="DefaultParagraphFont" style:family="text">
      <style:text-properties fo:font-weight="bold" style:font-weight-asian="bold" style:font-weight-complex="bold" style:text-position="super 66.6%"/>
    </style:style>
    <style:style style:name="T755" style:parent-style-name="DefaultParagraphFont" style:family="text">
      <style:text-properties fo:font-weight="bold" style:font-weight-asian="bold" style:font-weight-complex="bold" style:text-position="super 66.6%"/>
    </style:style>
    <style:style style:name="T756" style:parent-style-name="DefaultParagraphFont" style:family="text">
      <style:text-properties fo:font-weight="bold" style:font-weight-asian="bold" style:font-weight-complex="bold" style:text-position="super 66.6%"/>
    </style:style>
    <style:style style:name="T757" style:parent-style-name="DefaultParagraphFont" style:family="text">
      <style:text-properties fo:font-weight="bold" style:font-weight-asian="bold" style:font-weight-complex="bold" style:text-position="super 66.6%"/>
    </style:style>
    <style:style style:name="T758" style:parent-style-name="DefaultParagraphFont" style:family="text">
      <style:text-properties fo:font-weight="bold" style:font-weight-asian="bold" style:font-weight-complex="bold" style:text-position="super 66.6%"/>
    </style:style>
    <style:style style:name="T759" style:parent-style-name="DefaultParagraphFont" style:family="text">
      <style:text-properties fo:font-weight="bold" style:font-weight-asian="bold" style:font-weight-complex="bold" style:text-position="super 66.6%"/>
    </style:style>
    <style:style style:name="T760" style:parent-style-name="DefaultParagraphFont" style:family="text">
      <style:text-properties fo:font-weight="bold" style:font-weight-asian="bold" style:font-weight-complex="bold" style:text-position="super 66.6%"/>
    </style:style>
    <style:style style:name="T761" style:parent-style-name="DefaultParagraphFont" style:family="text">
      <style:text-properties fo:font-weight="bold" style:font-weight-asian="bold" style:font-weight-complex="bold" style:text-position="super 66.6%"/>
    </style:style>
    <style:style style:name="T762" style:parent-style-name="DefaultParagraphFont" style:family="text">
      <style:text-properties fo:font-weight="bold" style:font-weight-asian="bold" style:font-weight-complex="bold" style:text-position="super 66.6%"/>
    </style:style>
    <style:style style:name="T763" style:parent-style-name="DefaultParagraphFont" style:family="text">
      <style:text-properties fo:font-weight="bold" style:font-weight-asian="bold" style:font-weight-complex="bold" style:text-position="super 66.6%"/>
    </style:style>
    <style:style style:name="T764" style:parent-style-name="DefaultParagraphFont" style:family="text">
      <style:text-properties fo:font-weight="bold" style:font-weight-asian="bold" style:font-weight-complex="bold" style:text-position="super 66.6%"/>
    </style:style>
    <style:style style:name="T765" style:parent-style-name="DefaultParagraphFont" style:family="text">
      <style:text-properties fo:font-weight="bold" style:font-weight-asian="bold" style:font-weight-complex="bold" style:text-position="super 66.6%"/>
    </style:style>
    <style:style style:name="T766" style:parent-style-name="DefaultParagraphFont" style:family="text">
      <style:text-properties fo:font-weight="bold" style:font-weight-asian="bold" style:font-weight-complex="bold" style:text-position="super 66.6%"/>
    </style:style>
    <style:style style:name="T767" style:parent-style-name="DefaultParagraphFont" style:family="text">
      <style:text-properties fo:font-weight="bold" style:font-weight-asian="bold" style:font-weight-complex="bold" style:text-position="super 66.6%"/>
    </style:style>
    <style:style style:name="T768" style:parent-style-name="DefaultParagraphFont" style:family="text">
      <style:text-properties fo:font-weight="bold" style:font-weight-asian="bold" style:font-weight-complex="bold" style:text-position="super 66.6%"/>
    </style:style>
    <style:style style:name="T769" style:parent-style-name="DefaultParagraphFont" style:family="text">
      <style:text-properties fo:font-weight="bold" style:font-weight-asian="bold" style:font-weight-complex="bold" style:text-position="super 66.6%"/>
    </style:style>
    <style:style style:name="T770" style:parent-style-name="DefaultParagraphFont" style:family="text">
      <style:text-properties fo:font-weight="bold" style:font-weight-asian="bold" style:font-weight-complex="bold" style:text-position="super 66.6%"/>
    </style:style>
    <style:style style:name="T771" style:parent-style-name="DefaultParagraphFont" style:family="text">
      <style:text-properties fo:font-weight="bold" style:font-weight-asian="bold" style:font-weight-complex="bold" style:text-position="super 66.6%"/>
    </style:style>
    <style:style style:name="T772" style:parent-style-name="DefaultParagraphFont" style:family="text">
      <style:text-properties fo:font-weight="bold" style:font-weight-asian="bold" style:font-weight-complex="bold" style:text-position="super 66.6%"/>
    </style:style>
    <style:style style:name="T773" style:parent-style-name="DefaultParagraphFont" style:family="text">
      <style:text-properties fo:font-weight="bold" style:font-weight-asian="bold" style:font-weight-complex="bold" style:text-position="super 66.6%"/>
    </style:style>
    <style:style style:name="T774" style:parent-style-name="DefaultParagraphFont" style:family="text">
      <style:text-properties fo:font-weight="bold" style:font-weight-asian="bold" style:font-weight-complex="bold" style:text-position="super 66.6%"/>
    </style:style>
    <style:style style:name="T775" style:parent-style-name="DefaultParagraphFont" style:family="text">
      <style:text-properties fo:font-weight="bold" style:font-weight-asian="bold" style:font-weight-complex="bold" style:text-position="super 66.6%"/>
    </style:style>
    <style:style style:name="T776" style:parent-style-name="DefaultParagraphFont" style:family="text">
      <style:text-properties fo:font-weight="bold" style:font-weight-asian="bold" style:font-weight-complex="bold" style:text-position="super 66.6%"/>
    </style:style>
    <style:style style:name="T777" style:parent-style-name="DefaultParagraphFont" style:family="text">
      <style:text-properties fo:font-weight="bold" style:font-weight-asian="bold" style:font-weight-complex="bold" style:text-position="super 66.6%"/>
    </style:style>
    <style:style style:name="T778" style:parent-style-name="DefaultParagraphFont" style:family="text">
      <style:text-properties fo:font-weight="bold" style:font-weight-asian="bold" style:font-weight-complex="bold" style:text-position="super 66.6%"/>
    </style:style>
    <style:style style:name="T779" style:parent-style-name="DefaultParagraphFont" style:family="text">
      <style:text-properties fo:font-weight="bold" style:font-weight-asian="bold" style:font-weight-complex="bold" style:text-position="super 66.6%"/>
    </style:style>
    <style:style style:name="T780" style:parent-style-name="DefaultParagraphFont" style:family="text">
      <style:text-properties fo:font-weight="bold" style:font-weight-asian="bold" style:font-weight-complex="bold" style:text-position="super 66.6%"/>
    </style:style>
    <style:style style:name="T781" style:parent-style-name="DefaultParagraphFont" style:family="text">
      <style:text-properties fo:font-weight="bold" style:font-weight-asian="bold" style:font-weight-complex="bold" style:text-position="super 66.6%"/>
    </style:style>
    <style:style style:name="T782" style:parent-style-name="DefaultParagraphFont" style:family="text">
      <style:text-properties fo:font-weight="bold" style:font-weight-asian="bold" style:font-weight-complex="bold" style:text-position="super 66.6%"/>
    </style:style>
    <style:style style:name="T783" style:parent-style-name="DefaultParagraphFont" style:family="text">
      <style:text-properties fo:font-weight="bold" style:font-weight-asian="bold" style:font-weight-complex="bold" style:text-position="super 66.6%"/>
    </style:style>
    <style:style style:name="T784" style:parent-style-name="DefaultParagraphFont" style:family="text">
      <style:text-properties fo:font-weight="bold" style:font-weight-asian="bold" style:font-weight-complex="bold" style:text-position="super 66.6%"/>
    </style:style>
    <style:style style:name="T785" style:parent-style-name="DefaultParagraphFont" style:family="text">
      <style:text-properties fo:font-weight="bold" style:font-weight-asian="bold" style:font-weight-complex="bold" style:text-position="super 66.6%"/>
    </style:style>
    <style:style style:name="T786" style:parent-style-name="DefaultParagraphFont" style:family="text">
      <style:text-properties fo:font-weight="bold" style:font-weight-asian="bold" style:font-weight-complex="bold" style:text-position="super 66.6%"/>
    </style:style>
    <style:style style:name="T787" style:parent-style-name="DefaultParagraphFont" style:family="text">
      <style:text-properties fo:font-weight="bold" style:font-weight-asian="bold" style:font-weight-complex="bold" style:text-position="super 66.6%"/>
    </style:style>
    <style:style style:name="T788" style:parent-style-name="DefaultParagraphFont" style:family="text">
      <style:text-properties fo:font-weight="bold" style:font-weight-asian="bold" style:font-weight-complex="bold" style:text-position="super 66.6%"/>
    </style:style>
    <style:style style:name="T789" style:parent-style-name="DefaultParagraphFont" style:family="text">
      <style:text-properties fo:font-weight="bold" style:font-weight-asian="bold" style:font-weight-complex="bold" style:text-position="super 66.6%"/>
    </style:style>
    <style:style style:name="T790" style:parent-style-name="DefaultParagraphFont" style:family="text">
      <style:text-properties fo:font-weight="bold" style:font-weight-asian="bold" style:font-weight-complex="bold" style:text-position="super 66.6%"/>
    </style:style>
    <style:style style:name="T791" style:parent-style-name="DefaultParagraphFont" style:family="text">
      <style:text-properties fo:font-weight="bold" style:font-weight-asian="bold" style:font-weight-complex="bold" style:text-position="super 66.6%"/>
    </style:style>
    <style:style style:name="T792" style:parent-style-name="DefaultParagraphFont" style:family="text">
      <style:text-properties fo:font-weight="bold" style:font-weight-asian="bold" style:font-weight-complex="bold" style:text-position="super 66.6%"/>
    </style:style>
    <style:style style:name="T793" style:parent-style-name="DefaultParagraphFont" style:family="text">
      <style:text-properties fo:font-weight="bold" style:font-weight-asian="bold" style:font-weight-complex="bold" style:text-position="super 66.6%"/>
    </style:style>
    <style:style style:name="T794" style:parent-style-name="DefaultParagraphFont" style:family="text">
      <style:text-properties fo:font-weight="bold" style:font-weight-asian="bold" style:font-weight-complex="bold" style:text-position="super 66.6%"/>
    </style:style>
    <style:style style:name="T795" style:parent-style-name="DefaultParagraphFont" style:family="text">
      <style:text-properties fo:font-weight="bold" style:font-weight-asian="bold" style:font-weight-complex="bold" style:text-position="super 66.6%"/>
    </style:style>
    <style:style style:name="T796" style:parent-style-name="DefaultParagraphFont" style:family="text">
      <style:text-properties fo:font-weight="bold" style:font-weight-asian="bold" style:font-weight-complex="bold" style:text-position="super 66.6%"/>
    </style:style>
    <style:style style:name="T797" style:parent-style-name="DefaultParagraphFont" style:family="text">
      <style:text-properties fo:font-weight="bold" style:font-weight-asian="bold" style:font-weight-complex="bold" style:text-position="super 66.6%"/>
    </style:style>
    <style:style style:name="T798" style:parent-style-name="DefaultParagraphFont" style:family="text">
      <style:text-properties fo:font-weight="bold" style:font-weight-asian="bold" style:font-weight-complex="bold" style:text-position="super 66.6%"/>
    </style:style>
    <style:style style:name="T799" style:parent-style-name="DefaultParagraphFont" style:family="text">
      <style:text-properties fo:font-weight="bold" style:font-weight-asian="bold" style:font-weight-complex="bold" style:text-position="super 66.6%"/>
    </style:style>
    <style:style style:name="T800" style:parent-style-name="DefaultParagraphFont" style:family="text">
      <style:text-properties fo:font-weight="bold" style:font-weight-asian="bold" style:font-weight-complex="bold" style:text-position="super 66.6%"/>
    </style:style>
    <style:style style:name="T801" style:parent-style-name="DefaultParagraphFont" style:family="text">
      <style:text-properties fo:font-weight="bold" style:font-weight-asian="bold" style:font-weight-complex="bold" style:text-position="super 66.6%"/>
    </style:style>
    <style:style style:name="T802" style:parent-style-name="DefaultParagraphFont" style:family="text">
      <style:text-properties fo:font-weight="bold" style:font-weight-asian="bold" style:font-weight-complex="bold" style:text-position="super 66.6%"/>
    </style:style>
    <style:style style:name="T803" style:parent-style-name="DefaultParagraphFont" style:family="text">
      <style:text-properties fo:font-weight="bold" style:font-weight-asian="bold" style:font-weight-complex="bold" style:text-position="super 66.6%"/>
    </style:style>
    <style:style style:name="P804" style:parent-style-name="Normal" style:family="paragraph">
      <style:paragraph-properties fo:text-align="center"/>
    </style:style>
    <style:style style:name="P805" style:parent-style-name="Normal" style:family="paragraph">
      <style:paragraph-properties fo:text-align="center"/>
    </style:style>
    <style:style style:name="P806" style:parent-style-name="Normal" style:family="paragraph">
      <style:paragraph-properties fo:text-align="start"/>
      <style:text-properties fo:font-weight="bold" style:font-weight-asian="bold" style:font-weight-complex="bold" fo:font-size="11pt" style:font-size-asian="11pt"/>
    </style:style>
    <style:style style:name="T807" style:parent-style-name="DefaultParagraphFont" style:family="text">
      <style:text-properties fo:font-weight="bold" style:font-weight-asian="bold" style:font-weight-complex="bold" fo:font-size="16pt" style:font-size-asian="16pt" style:font-size-complex="16pt"/>
    </style:style>
    <style:style style:name="T808" style:parent-style-name="DefaultParagraphFont" style:family="text">
      <style:text-properties fo:font-weight="bold" style:font-weight-asian="bold" style:font-weight-complex="bold"/>
    </style:style>
    <style:style style:name="T809" style:parent-style-name="DefaultParagraphFont" style:family="text">
      <style:text-properties fo:font-weight="bold" style:font-weight-asian="bold" style:font-weight-complex="bold" style:text-position="super 65%"/>
    </style:style>
    <style:style style:name="T810" style:parent-style-name="DefaultParagraphFont" style:family="text">
      <style:text-properties fo:font-weight="bold" style:font-weight-asian="bold" style:font-weight-complex="bold" style:text-position="super 65%"/>
    </style:style>
    <style:style style:name="T811" style:parent-style-name="DefaultParagraphFont" style:family="text">
      <style:text-properties fo:font-weight="bold" style:font-weight-asian="bold" style:font-weight-complex="bold" style:text-position="super 65%"/>
    </style:style>
    <style:style style:name="T812" style:parent-style-name="DefaultParagraphFont" style:family="text">
      <style:text-properties fo:font-weight="bold" style:font-weight-asian="bold" style:font-weight-complex="bold" style:text-position="super 65%"/>
    </style:style>
    <style:style style:name="T813" style:parent-style-name="DefaultParagraphFont" style:family="text">
      <style:text-properties fo:font-weight="bold" style:font-weight-asian="bold" style:font-weight-complex="bold" style:text-position="super 65%"/>
    </style:style>
    <style:style style:name="T814" style:parent-style-name="DefaultParagraphFont" style:family="text">
      <style:text-properties fo:font-weight="bold" style:font-weight-asian="bold" style:font-weight-complex="bold" style:text-position="super 65%"/>
    </style:style>
    <style:style style:name="T815" style:parent-style-name="DefaultParagraphFont" style:family="text">
      <style:text-properties fo:font-weight="bold" style:font-weight-asian="bold" style:font-weight-complex="bold" style:text-position="super 65%"/>
    </style:style>
    <style:style style:name="T816" style:parent-style-name="DefaultParagraphFont" style:family="text">
      <style:text-properties fo:font-weight="bold" style:font-weight-asian="bold" style:font-weight-complex="bold" style:text-position="super 65%"/>
    </style:style>
    <style:style style:name="T817" style:parent-style-name="DefaultParagraphFont" style:family="text">
      <style:text-properties fo:font-weight="bold" style:font-weight-asian="bold" style:font-weight-complex="bold" style:text-position="super 65%"/>
    </style:style>
    <style:style style:name="T818" style:parent-style-name="DefaultParagraphFont" style:family="text">
      <style:text-properties fo:font-weight="bold" style:font-weight-asian="bold" style:font-weight-complex="bold" style:text-position="super 65%"/>
    </style:style>
    <style:style style:name="T819" style:parent-style-name="DefaultParagraphFont" style:family="text">
      <style:text-properties fo:font-weight="bold" style:font-weight-asian="bold" style:font-weight-complex="bold" style:text-position="super 65%"/>
    </style:style>
    <style:style style:name="T820" style:parent-style-name="DefaultParagraphFont" style:family="text">
      <style:text-properties fo:font-weight="bold" style:font-weight-asian="bold" style:font-weight-complex="bold" style:text-position="super 65%"/>
    </style:style>
    <style:style style:name="T821" style:parent-style-name="DefaultParagraphFont" style:family="text">
      <style:text-properties fo:font-weight="bold" style:font-weight-asian="bold" style:font-weight-complex="bold" style:text-position="super 65%"/>
    </style:style>
    <style:style style:name="T822" style:parent-style-name="DefaultParagraphFont" style:family="text">
      <style:text-properties fo:font-weight="bold" style:font-weight-asian="bold" style:font-weight-complex="bold" style:text-position="super 65%"/>
    </style:style>
    <style:style style:name="T823" style:parent-style-name="DefaultParagraphFont" style:family="text">
      <style:text-properties fo:font-weight="bold" style:font-weight-asian="bold" style:font-weight-complex="bold" style:text-position="super 65%"/>
    </style:style>
    <style:style style:name="T824" style:parent-style-name="DefaultParagraphFont" style:family="text">
      <style:text-properties fo:font-weight="bold" style:font-weight-asian="bold" style:font-weight-complex="bold" style:text-position="super 65%"/>
    </style:style>
    <style:style style:name="T825" style:parent-style-name="DefaultParagraphFont" style:family="text">
      <style:text-properties fo:font-weight="bold" style:font-weight-asian="bold" style:font-weight-complex="bold" style:text-position="super 65%"/>
    </style:style>
    <style:style style:name="T826" style:parent-style-name="DefaultParagraphFont" style:family="text">
      <style:text-properties fo:font-weight="bold" style:font-weight-asian="bold" style:font-weight-complex="bold" style:text-position="super 65%"/>
    </style:style>
    <style:style style:name="T827" style:parent-style-name="DefaultParagraphFont" style:family="text">
      <style:text-properties fo:font-weight="bold" style:font-weight-asian="bold" style:font-weight-complex="bold" style:text-position="super 65%"/>
    </style:style>
    <style:style style:name="T828" style:parent-style-name="DefaultParagraphFont" style:family="text">
      <style:text-properties fo:font-weight="bold" style:font-weight-asian="bold" style:font-weight-complex="bold" style:text-position="super 65%"/>
    </style:style>
    <style:style style:name="T829" style:parent-style-name="DefaultParagraphFont" style:family="text">
      <style:text-properties fo:font-weight="bold" style:font-weight-asian="bold" style:font-weight-complex="bold" style:text-position="super 65%"/>
    </style:style>
    <style:style style:name="T830" style:parent-style-name="DefaultParagraphFont" style:family="text">
      <style:text-properties fo:font-weight="bold" style:font-weight-asian="bold" style:font-weight-complex="bold" style:text-position="super 65%"/>
    </style:style>
    <style:style style:name="T831" style:parent-style-name="DefaultParagraphFont" style:family="text">
      <style:text-properties fo:font-weight="bold" style:font-weight-asian="bold" style:font-weight-complex="bold" style:text-position="super 65%"/>
    </style:style>
    <style:style style:name="T832" style:parent-style-name="DefaultParagraphFont" style:family="text">
      <style:text-properties fo:font-weight="bold" style:font-weight-asian="bold" style:font-weight-complex="bold" style:text-position="super 65%"/>
    </style:style>
    <style:style style:name="T833" style:parent-style-name="DefaultParagraphFont" style:family="text">
      <style:text-properties fo:font-weight="bold" style:font-weight-asian="bold" style:font-weight-complex="bold" style:text-position="super 65%"/>
    </style:style>
    <style:style style:name="T834" style:parent-style-name="DefaultParagraphFont" style:family="text">
      <style:text-properties fo:font-weight="bold" style:font-weight-asian="bold" style:font-weight-complex="bold" style:text-position="super 65%"/>
    </style:style>
    <style:style style:name="T835" style:parent-style-name="DefaultParagraphFont" style:family="text">
      <style:text-properties fo:font-weight="bold" style:font-weight-asian="bold" style:font-weight-complex="bold" style:text-position="super 65%"/>
    </style:style>
    <style:style style:name="T836" style:parent-style-name="DefaultParagraphFont" style:family="text">
      <style:text-properties fo:font-weight="bold" style:font-weight-asian="bold" style:font-weight-complex="bold" style:text-position="super 65%"/>
    </style:style>
    <style:style style:name="T837" style:parent-style-name="DefaultParagraphFont" style:family="text">
      <style:text-properties fo:font-weight="bold" style:font-weight-asian="bold" style:font-weight-complex="bold" style:text-position="super 65%"/>
    </style:style>
    <style:style style:name="T838" style:parent-style-name="DefaultParagraphFont" style:family="text">
      <style:text-properties fo:font-weight="bold" style:font-weight-asian="bold" style:font-weight-complex="bold" style:text-position="super 65%"/>
    </style:style>
    <style:style style:name="T839" style:parent-style-name="DefaultParagraphFont" style:family="text">
      <style:text-properties fo:font-weight="bold" style:font-weight-asian="bold" style:font-weight-complex="bold" style:text-position="super 65%"/>
    </style:style>
    <style:style style:name="T840" style:parent-style-name="DefaultParagraphFont" style:family="text">
      <style:text-properties fo:font-weight="bold" style:font-weight-asian="bold" style:font-weight-complex="bold" style:text-position="super 65%"/>
    </style:style>
    <style:style style:name="P841" style:parent-style-name="Normal" style:family="paragraph">
      <style:paragraph-properties fo:text-align="center"/>
    </style:style>
    <style:style style:name="P842" style:parent-style-name="Normal" style:family="paragraph">
      <style:paragraph-properties fo:text-align="center"/>
    </style:style>
    <style:style style:name="P843" style:parent-style-name="Normal" style:family="paragraph">
      <style:paragraph-properties fo:text-align="start"/>
      <style:text-properties fo:font-weight="bold" style:font-weight-asian="bold" style:font-weight-complex="bold" fo:font-size="11pt" style:font-size-asian="11pt"/>
    </style:style>
    <style:style style:name="T844" style:parent-style-name="DefaultParagraphFont" style:family="text">
      <style:text-properties fo:font-weight="bold" style:font-weight-asian="bold" style:font-weight-complex="bold" fo:font-size="16pt" style:font-size-asian="16pt" style:font-size-complex="16pt"/>
    </style:style>
    <style:style style:name="T845" style:parent-style-name="DefaultParagraphFont" style:family="text">
      <style:text-properties fo:font-weight="bold" style:font-weight-asian="bold" style:font-weight-complex="bold"/>
    </style:style>
    <style:style style:name="T846" style:parent-style-name="DefaultParagraphFont" style:family="text">
      <style:text-properties fo:font-weight="bold" style:font-weight-asian="bold" style:font-weight-complex="bold" style:text-position="super 65%"/>
    </style:style>
    <style:style style:name="T847" style:parent-style-name="DefaultParagraphFont" style:family="text">
      <style:text-properties fo:font-weight="bold" style:font-weight-asian="bold" style:font-weight-complex="bold" style:text-position="super 65%"/>
    </style:style>
    <style:style style:name="T848" style:parent-style-name="DefaultParagraphFont" style:family="text">
      <style:text-properties fo:font-weight="bold" style:font-weight-asian="bold" style:font-weight-complex="bold" style:text-position="super 65%"/>
    </style:style>
    <style:style style:name="T849" style:parent-style-name="DefaultParagraphFont" style:family="text">
      <style:text-properties fo:font-weight="bold" style:font-weight-asian="bold" style:font-weight-complex="bold" style:text-position="super 65%"/>
    </style:style>
    <style:style style:name="T850" style:parent-style-name="DefaultParagraphFont" style:family="text">
      <style:text-properties fo:font-weight="bold" style:font-weight-asian="bold" style:font-weight-complex="bold" style:text-position="super 65%"/>
    </style:style>
    <style:style style:name="T851" style:parent-style-name="DefaultParagraphFont" style:family="text">
      <style:text-properties fo:font-weight="bold" style:font-weight-asian="bold" style:font-weight-complex="bold" style:text-position="super 65%"/>
    </style:style>
    <style:style style:name="T852" style:parent-style-name="DefaultParagraphFont" style:family="text">
      <style:text-properties fo:font-weight="bold" style:font-weight-asian="bold" style:font-weight-complex="bold" style:text-position="super 65%"/>
    </style:style>
    <style:style style:name="T853" style:parent-style-name="DefaultParagraphFont" style:family="text">
      <style:text-properties fo:font-weight="bold" style:font-weight-asian="bold" style:font-weight-complex="bold" style:text-position="super 65%"/>
    </style:style>
    <style:style style:name="T854" style:parent-style-name="DefaultParagraphFont" style:family="text">
      <style:text-properties fo:font-weight="bold" style:font-weight-asian="bold" style:font-weight-complex="bold" style:text-position="super 65%"/>
    </style:style>
    <style:style style:name="T855" style:parent-style-name="DefaultParagraphFont" style:family="text">
      <style:text-properties fo:font-weight="bold" style:font-weight-asian="bold" style:font-weight-complex="bold" style:text-position="super 65%"/>
    </style:style>
    <style:style style:name="T856" style:parent-style-name="DefaultParagraphFont" style:family="text">
      <style:text-properties fo:font-weight="bold" style:font-weight-asian="bold" style:font-weight-complex="bold" style:text-position="super 65%"/>
    </style:style>
    <style:style style:name="T857" style:parent-style-name="DefaultParagraphFont" style:family="text">
      <style:text-properties fo:font-weight="bold" style:font-weight-asian="bold" style:font-weight-complex="bold" style:text-position="super 65%"/>
    </style:style>
    <style:style style:name="T858" style:parent-style-name="DefaultParagraphFont" style:family="text">
      <style:text-properties fo:font-weight="bold" style:font-weight-asian="bold" style:font-weight-complex="bold" style:text-position="super 65%"/>
    </style:style>
    <style:style style:name="T859" style:parent-style-name="DefaultParagraphFont" style:family="text">
      <style:text-properties fo:font-weight="bold" style:font-weight-asian="bold" style:font-weight-complex="bold" style:text-position="super 65%"/>
    </style:style>
    <style:style style:name="T860" style:parent-style-name="DefaultParagraphFont" style:family="text">
      <style:text-properties fo:font-weight="bold" style:font-weight-asian="bold" style:font-weight-complex="bold" style:text-position="super 65%"/>
    </style:style>
    <style:style style:name="T861" style:parent-style-name="DefaultParagraphFont" style:family="text">
      <style:text-properties fo:font-weight="bold" style:font-weight-asian="bold" style:font-weight-complex="bold" style:text-position="super 65%"/>
    </style:style>
    <style:style style:name="T862" style:parent-style-name="DefaultParagraphFont" style:family="text">
      <style:text-properties fo:font-weight="bold" style:font-weight-asian="bold" style:font-weight-complex="bold" style:text-position="super 65%"/>
    </style:style>
    <style:style style:name="T863" style:parent-style-name="DefaultParagraphFont" style:family="text">
      <style:text-properties fo:font-weight="bold" style:font-weight-asian="bold" style:font-weight-complex="bold" style:text-position="super 65%"/>
    </style:style>
    <style:style style:name="T864" style:parent-style-name="DefaultParagraphFont" style:family="text">
      <style:text-properties fo:font-weight="bold" style:font-weight-asian="bold" style:font-weight-complex="bold" style:text-position="super 65%"/>
    </style:style>
    <style:style style:name="T865" style:parent-style-name="DefaultParagraphFont" style:family="text">
      <style:text-properties fo:font-weight="bold" style:font-weight-asian="bold" style:font-weight-complex="bold" style:text-position="super 65%"/>
    </style:style>
    <style:style style:name="T866" style:parent-style-name="DefaultParagraphFont" style:family="text">
      <style:text-properties fo:font-weight="bold" style:font-weight-asian="bold" style:font-weight-complex="bold" style:text-position="super 65%"/>
    </style:style>
    <style:style style:name="T867" style:parent-style-name="DefaultParagraphFont" style:family="text">
      <style:text-properties fo:font-weight="bold" style:font-weight-asian="bold" style:font-weight-complex="bold" style:text-position="super 65%"/>
    </style:style>
    <style:style style:name="T868" style:parent-style-name="DefaultParagraphFont" style:family="text">
      <style:text-properties fo:font-weight="bold" style:font-weight-asian="bold" style:font-weight-complex="bold" style:text-position="super 65%"/>
    </style:style>
    <style:style style:name="T869" style:parent-style-name="DefaultParagraphFont" style:family="text">
      <style:text-properties fo:font-weight="bold" style:font-weight-asian="bold" style:font-weight-complex="bold" style:text-position="super 65%"/>
    </style:style>
    <style:style style:name="T870" style:parent-style-name="DefaultParagraphFont" style:family="text">
      <style:text-properties fo:font-weight="bold" style:font-weight-asian="bold" style:font-weight-complex="bold" style:text-position="super 65%"/>
    </style:style>
    <style:style style:name="T871" style:parent-style-name="DefaultParagraphFont" style:family="text">
      <style:text-properties fo:font-weight="bold" style:font-weight-asian="bold" style:font-weight-complex="bold" style:text-position="super 65%"/>
    </style:style>
    <style:style style:name="T872" style:parent-style-name="DefaultParagraphFont" style:family="text">
      <style:text-properties fo:font-weight="bold" style:font-weight-asian="bold" style:font-weight-complex="bold" style:text-position="super 65%"/>
    </style:style>
    <style:style style:name="T873" style:parent-style-name="DefaultParagraphFont" style:family="text">
      <style:text-properties fo:font-weight="bold" style:font-weight-asian="bold" style:font-weight-complex="bold" style:text-position="super 65%"/>
    </style:style>
    <style:style style:name="T874" style:parent-style-name="DefaultParagraphFont" style:family="text">
      <style:text-properties fo:font-weight="bold" style:font-weight-asian="bold" style:font-weight-complex="bold" style:text-position="super 65%"/>
    </style:style>
    <style:style style:name="T875" style:parent-style-name="DefaultParagraphFont" style:family="text">
      <style:text-properties fo:font-weight="bold" style:font-weight-asian="bold" style:font-weight-complex="bold" style:text-position="super 65%"/>
    </style:style>
    <style:style style:name="T876" style:parent-style-name="DefaultParagraphFont" style:family="text">
      <style:text-properties fo:font-weight="bold" style:font-weight-asian="bold" style:font-weight-complex="bold" style:text-position="super 65%"/>
    </style:style>
    <style:style style:name="T877" style:parent-style-name="DefaultParagraphFont" style:family="text">
      <style:text-properties fo:font-weight="bold" style:font-weight-asian="bold" style:font-weight-complex="bold" style:text-position="super 65%"/>
    </style:style>
    <style:style style:name="T878" style:parent-style-name="DefaultParagraphFont" style:family="text">
      <style:text-properties fo:font-weight="bold" style:font-weight-asian="bold" style:font-weight-complex="bold" style:text-position="super 65%"/>
    </style:style>
    <style:style style:name="P879" style:parent-style-name="Normal" style:family="paragraph">
      <style:paragraph-properties fo:text-align="center"/>
    </style:style>
    <style:style style:name="P880" style:parent-style-name="Normal" style:family="paragraph">
      <style:paragraph-properties fo:text-align="center"/>
    </style:style>
    <style:style style:name="P881" style:parent-style-name="Normal" style:family="paragraph">
      <style:paragraph-properties fo:text-align="start"/>
      <style:text-properties fo:font-weight="bold" style:font-weight-asian="bold" style:font-weight-complex="bold" fo:font-size="11pt" style:font-size-asian="11pt"/>
    </style:style>
    <style:style style:name="T882" style:parent-style-name="DefaultParagraphFont" style:family="text">
      <style:text-properties fo:font-weight="bold" style:font-weight-asian="bold" style:font-weight-complex="bold" fo:font-size="16pt" style:font-size-asian="16pt" style:font-size-complex="16pt"/>
    </style:style>
    <style:style style:name="T883" style:parent-style-name="DefaultParagraphFont" style:family="text">
      <style:text-properties fo:font-weight="bold" style:font-weight-asian="bold" style:font-weight-complex="bold"/>
    </style:style>
    <style:style style:name="T884" style:parent-style-name="DefaultParagraphFont" style:family="text">
      <style:text-properties fo:font-weight="bold" style:font-weight-asian="bold" style:font-weight-complex="bold" style:text-position="super 65%"/>
    </style:style>
    <style:style style:name="T885" style:parent-style-name="DefaultParagraphFont" style:family="text">
      <style:text-properties fo:font-weight="bold" style:font-weight-asian="bold" style:font-weight-complex="bold" style:text-position="super 65%"/>
    </style:style>
    <style:style style:name="T886" style:parent-style-name="DefaultParagraphFont" style:family="text">
      <style:text-properties fo:font-weight="bold" style:font-weight-asian="bold" style:font-weight-complex="bold" style:text-position="super 65%"/>
    </style:style>
    <style:style style:name="T887" style:parent-style-name="DefaultParagraphFont" style:family="text">
      <style:text-properties fo:font-weight="bold" style:font-weight-asian="bold" style:font-weight-complex="bold" style:text-position="super 65%"/>
    </style:style>
    <style:style style:name="T888" style:parent-style-name="DefaultParagraphFont" style:family="text">
      <style:text-properties fo:font-weight="bold" style:font-weight-asian="bold" style:font-weight-complex="bold" style:text-position="super 65%"/>
    </style:style>
    <style:style style:name="T889" style:parent-style-name="DefaultParagraphFont" style:family="text">
      <style:text-properties fo:font-weight="bold" style:font-weight-asian="bold" style:font-weight-complex="bold" style:text-position="super 65%"/>
    </style:style>
    <style:style style:name="T890" style:parent-style-name="DefaultParagraphFont" style:family="text">
      <style:text-properties fo:font-weight="bold" style:font-weight-asian="bold" style:font-weight-complex="bold" style:text-position="super 65%"/>
    </style:style>
    <style:style style:name="T891" style:parent-style-name="DefaultParagraphFont" style:family="text">
      <style:text-properties fo:font-weight="bold" style:font-weight-asian="bold" style:font-weight-complex="bold" style:text-position="super 65%"/>
    </style:style>
    <style:style style:name="P892" style:parent-style-name="Bibletext" style:family="paragraph">
      <style:text-properties fo:font-weight="bold" style:font-weight-asian="bold" style:font-weight-complex="bold" fo:font-size="11pt" style:font-size-asian="11pt"/>
    </style:style>
    <style:style style:name="T893" style:parent-style-name="DefaultParagraphFont" style:family="text">
      <style:text-properties fo:font-weight="bold" style:font-weight-asian="bold" style:font-weight-complex="bold" style:text-position="super 65%"/>
    </style:style>
    <style:style style:name="T894" style:parent-style-name="DefaultParagraphFont" style:family="text">
      <style:text-properties fo:font-weight="bold" style:font-weight-asian="bold" style:font-weight-complex="bold" style:text-position="super 65%"/>
    </style:style>
    <style:style style:name="T895" style:parent-style-name="DefaultParagraphFont" style:family="text">
      <style:text-properties fo:font-weight="bold" style:font-weight-asian="bold" style:font-weight-complex="bold" style:text-position="super 65%"/>
    </style:style>
    <style:style style:name="T896" style:parent-style-name="DefaultParagraphFont" style:family="text">
      <style:text-properties fo:font-weight="bold" style:font-weight-asian="bold" style:font-weight-complex="bold" style:text-position="super 65%"/>
    </style:style>
    <style:style style:name="T897" style:parent-style-name="DefaultParagraphFont" style:family="text">
      <style:text-properties fo:font-weight="bold" style:font-weight-asian="bold" style:font-weight-complex="bold" style:text-position="super 65%"/>
    </style:style>
    <style:style style:name="T898" style:parent-style-name="DefaultParagraphFont" style:family="text">
      <style:text-properties fo:font-weight="bold" style:font-weight-asian="bold" style:font-weight-complex="bold" style:text-position="super 65%"/>
    </style:style>
    <style:style style:name="T899" style:parent-style-name="DefaultParagraphFont" style:family="text">
      <style:text-properties fo:font-weight="bold" style:font-weight-asian="bold" style:font-weight-complex="bold" style:text-position="super 65%"/>
    </style:style>
    <style:style style:name="P900" style:parent-style-name="Normal" style:family="paragraph">
      <style:paragraph-properties fo:text-align="center"/>
    </style:style>
    <style:style style:name="P901" style:parent-style-name="Normal" style:family="paragraph">
      <style:paragraph-properties fo:text-align="center"/>
    </style:style>
    <style:style style:name="P902" style:parent-style-name="Normal" style:family="paragraph">
      <style:paragraph-properties fo:text-align="start"/>
      <style:text-properties fo:font-weight="bold" style:font-weight-asian="bold" style:font-weight-complex="bold" fo:font-size="11pt" style:font-size-asian="11pt"/>
    </style:style>
    <style:style style:name="T903" style:parent-style-name="DefaultParagraphFont" style:family="text">
      <style:text-properties fo:font-weight="bold" style:font-weight-asian="bold" style:font-weight-complex="bold" fo:font-size="16pt" style:font-size-asian="16pt" style:font-size-complex="16pt"/>
    </style:style>
    <style:style style:name="T904" style:parent-style-name="DefaultParagraphFont" style:family="text">
      <style:text-properties fo:font-weight="bold" style:font-weight-asian="bold" style:font-weight-complex="bold"/>
    </style:style>
    <style:style style:name="T905" style:parent-style-name="DefaultParagraphFont" style:family="text">
      <style:text-properties fo:font-weight="bold" style:font-weight-asian="bold" style:font-weight-complex="bold" style:text-position="super 65%"/>
    </style:style>
    <style:style style:name="T906" style:parent-style-name="DefaultParagraphFont" style:family="text">
      <style:text-properties fo:font-weight="bold" style:font-weight-asian="bold" style:font-weight-complex="bold" style:text-position="super 65%"/>
    </style:style>
    <style:style style:name="T907" style:parent-style-name="DefaultParagraphFont" style:family="text">
      <style:text-properties fo:font-weight="bold" style:font-weight-asian="bold" style:font-weight-complex="bold" style:text-position="super 65%"/>
    </style:style>
    <style:style style:name="T908" style:parent-style-name="DefaultParagraphFont" style:family="text">
      <style:text-properties fo:font-weight="bold" style:font-weight-asian="bold" style:font-weight-complex="bold" style:text-position="super 65%"/>
    </style:style>
    <style:style style:name="T909" style:parent-style-name="DefaultParagraphFont" style:family="text">
      <style:text-properties fo:font-weight="bold" style:font-weight-asian="bold" style:font-weight-complex="bold" style:text-position="super 65%"/>
    </style:style>
    <style:style style:name="T910" style:parent-style-name="DefaultParagraphFont" style:family="text">
      <style:text-properties fo:font-weight="bold" style:font-weight-asian="bold" style:font-weight-complex="bold" style:text-position="super 65%"/>
    </style:style>
    <style:style style:name="T911" style:parent-style-name="DefaultParagraphFont" style:family="text">
      <style:text-properties fo:font-weight="bold" style:font-weight-asian="bold" style:font-weight-complex="bold" style:text-position="super 65%"/>
    </style:style>
    <style:style style:name="T912" style:parent-style-name="DefaultParagraphFont" style:family="text">
      <style:text-properties fo:font-weight="bold" style:font-weight-asian="bold" style:font-weight-complex="bold" style:text-position="super 65%"/>
    </style:style>
    <style:style style:name="T913" style:parent-style-name="DefaultParagraphFont" style:family="text">
      <style:text-properties fo:font-weight="bold" style:font-weight-asian="bold" style:font-weight-complex="bold" style:text-position="super 65%"/>
    </style:style>
    <style:style style:name="T914" style:parent-style-name="DefaultParagraphFont" style:family="text">
      <style:text-properties fo:font-weight="bold" style:font-weight-asian="bold" style:font-weight-complex="bold" style:text-position="super 65%"/>
    </style:style>
    <style:style style:name="T915" style:parent-style-name="DefaultParagraphFont" style:family="text">
      <style:text-properties fo:font-weight="bold" style:font-weight-asian="bold" style:font-weight-complex="bold" style:text-position="super 65%"/>
    </style:style>
    <style:style style:name="T916" style:parent-style-name="DefaultParagraphFont" style:family="text">
      <style:text-properties fo:font-weight="bold" style:font-weight-asian="bold" style:font-weight-complex="bold" style:text-position="super 65%"/>
    </style:style>
    <style:style style:name="T917" style:parent-style-name="DefaultParagraphFont" style:family="text">
      <style:text-properties fo:font-weight="bold" style:font-weight-asian="bold" style:font-weight-complex="bold" style:text-position="super 65%"/>
    </style:style>
    <style:style style:name="T918" style:parent-style-name="DefaultParagraphFont" style:family="text">
      <style:text-properties fo:font-weight="bold" style:font-weight-asian="bold" style:font-weight-complex="bold" style:text-position="super 65%"/>
    </style:style>
    <style:style style:name="T919" style:parent-style-name="DefaultParagraphFont" style:family="text">
      <style:text-properties fo:font-weight="bold" style:font-weight-asian="bold" style:font-weight-complex="bold" style:text-position="super 65%"/>
    </style:style>
    <style:style style:name="T920" style:parent-style-name="DefaultParagraphFont" style:family="text">
      <style:text-properties fo:font-weight="bold" style:font-weight-asian="bold" style:font-weight-complex="bold" style:text-position="super 65%"/>
    </style:style>
    <style:style style:name="T921" style:parent-style-name="DefaultParagraphFont" style:family="text">
      <style:text-properties fo:font-weight="bold" style:font-weight-asian="bold" style:font-weight-complex="bold" style:text-position="super 65%"/>
    </style:style>
    <style:style style:name="T922" style:parent-style-name="DefaultParagraphFont" style:family="text">
      <style:text-properties fo:font-weight="bold" style:font-weight-asian="bold" style:font-weight-complex="bold" style:text-position="super 65%"/>
    </style:style>
    <style:style style:name="T923" style:parent-style-name="DefaultParagraphFont" style:family="text">
      <style:text-properties fo:font-weight="bold" style:font-weight-asian="bold" style:font-weight-complex="bold" style:text-position="super 65%"/>
    </style:style>
    <style:style style:name="T924" style:parent-style-name="DefaultParagraphFont" style:family="text">
      <style:text-properties fo:font-weight="bold" style:font-weight-asian="bold" style:font-weight-complex="bold" style:text-position="super 65%"/>
    </style:style>
    <style:style style:name="T925" style:parent-style-name="DefaultParagraphFont" style:family="text">
      <style:text-properties fo:font-weight="bold" style:font-weight-asian="bold" style:font-weight-complex="bold" style:text-position="super 65%"/>
    </style:style>
    <style:style style:name="T926" style:parent-style-name="DefaultParagraphFont" style:family="text">
      <style:text-properties fo:font-weight="bold" style:font-weight-asian="bold" style:font-weight-complex="bold" style:text-position="super 65%"/>
    </style:style>
    <style:style style:name="T927" style:parent-style-name="DefaultParagraphFont" style:family="text">
      <style:text-properties fo:font-weight="bold" style:font-weight-asian="bold" style:font-weight-complex="bold" style:text-position="super 65%"/>
    </style:style>
    <style:style style:name="T928" style:parent-style-name="DefaultParagraphFont" style:family="text">
      <style:text-properties fo:font-weight="bold" style:font-weight-asian="bold" style:font-weight-complex="bold" style:text-position="super 65%"/>
    </style:style>
    <style:style style:name="T929" style:parent-style-name="DefaultParagraphFont" style:family="text">
      <style:text-properties fo:font-weight="bold" style:font-weight-asian="bold" style:font-weight-complex="bold" style:text-position="super 65%"/>
    </style:style>
    <style:style style:name="T930" style:parent-style-name="DefaultParagraphFont" style:family="text">
      <style:text-properties fo:font-weight="bold" style:font-weight-asian="bold" style:font-weight-complex="bold" style:text-position="super 65%"/>
    </style:style>
    <style:style style:name="T931" style:parent-style-name="DefaultParagraphFont" style:family="text">
      <style:text-properties fo:font-weight="bold" style:font-weight-asian="bold" style:font-weight-complex="bold" style:text-position="super 65%"/>
    </style:style>
    <style:style style:name="T932" style:parent-style-name="DefaultParagraphFont" style:family="text">
      <style:text-properties fo:font-weight="bold" style:font-weight-asian="bold" style:font-weight-complex="bold" style:text-position="super 65%"/>
    </style:style>
    <style:style style:name="T933" style:parent-style-name="DefaultParagraphFont" style:family="text">
      <style:text-properties fo:font-weight="bold" style:font-weight-asian="bold" style:font-weight-complex="bold" style:text-position="super 65%"/>
    </style:style>
    <style:style style:name="P934" style:parent-style-name="Normal" style:family="paragraph">
      <style:paragraph-properties fo:text-align="center"/>
    </style:style>
    <style:style style:name="P935" style:parent-style-name="Normal" style:family="paragraph">
      <style:paragraph-properties fo:text-align="center"/>
    </style:style>
    <style:style style:name="P936" style:parent-style-name="Normal" style:family="paragraph">
      <style:paragraph-properties fo:text-align="start"/>
      <style:text-properties fo:font-weight="bold" style:font-weight-asian="bold" style:font-weight-complex="bold" fo:font-size="11pt" style:font-size-asian="11pt"/>
    </style:style>
    <style:style style:name="T937" style:parent-style-name="DefaultParagraphFont" style:family="text">
      <style:text-properties fo:font-weight="bold" style:font-weight-asian="bold" style:font-weight-complex="bold" fo:font-size="16pt" style:font-size-asian="16pt" style:font-size-complex="16pt"/>
    </style:style>
    <style:style style:name="T938" style:parent-style-name="DefaultParagraphFont" style:family="text">
      <style:text-properties fo:font-weight="bold" style:font-weight-asian="bold" style:font-weight-complex="bold"/>
    </style:style>
    <style:style style:name="T939" style:parent-style-name="DefaultParagraphFont" style:family="text">
      <style:text-properties fo:font-weight="bold" style:font-weight-asian="bold" style:font-weight-complex="bold" style:text-position="super 65%"/>
    </style:style>
    <style:style style:name="T940" style:parent-style-name="DefaultParagraphFont" style:family="text">
      <style:text-properties fo:font-weight="bold" style:font-weight-asian="bold" style:font-weight-complex="bold" style:text-position="super 65%"/>
    </style:style>
    <style:style style:name="T941" style:parent-style-name="DefaultParagraphFont" style:family="text">
      <style:text-properties fo:font-weight="bold" style:font-weight-asian="bold" style:font-weight-complex="bold" style:text-position="super 65%"/>
    </style:style>
    <style:style style:name="T942" style:parent-style-name="DefaultParagraphFont" style:family="text">
      <style:text-properties fo:font-weight="bold" style:font-weight-asian="bold" style:font-weight-complex="bold" style:text-position="super 65%"/>
    </style:style>
    <style:style style:name="T943" style:parent-style-name="DefaultParagraphFont" style:family="text">
      <style:text-properties fo:font-weight="bold" style:font-weight-asian="bold" style:font-weight-complex="bold" style:text-position="super 65%"/>
    </style:style>
    <style:style style:name="T944" style:parent-style-name="DefaultParagraphFont" style:family="text">
      <style:text-properties fo:font-weight="bold" style:font-weight-asian="bold" style:font-weight-complex="bold" style:text-position="super 65%"/>
    </style:style>
    <style:style style:name="T945" style:parent-style-name="DefaultParagraphFont" style:family="text">
      <style:text-properties fo:font-weight="bold" style:font-weight-asian="bold" style:font-weight-complex="bold" style:text-position="super 65%"/>
    </style:style>
    <style:style style:name="T946" style:parent-style-name="DefaultParagraphFont" style:family="text">
      <style:text-properties fo:font-weight="bold" style:font-weight-asian="bold" style:font-weight-complex="bold" style:text-position="super 65%"/>
    </style:style>
    <style:style style:name="T947" style:parent-style-name="DefaultParagraphFont" style:family="text">
      <style:text-properties fo:font-weight="bold" style:font-weight-asian="bold" style:font-weight-complex="bold" style:text-position="super 65%"/>
    </style:style>
    <style:style style:name="T948" style:parent-style-name="DefaultParagraphFont" style:family="text">
      <style:text-properties fo:font-weight="bold" style:font-weight-asian="bold" style:font-weight-complex="bold" style:text-position="super 65%"/>
    </style:style>
    <style:style style:name="T949" style:parent-style-name="DefaultParagraphFont" style:family="text">
      <style:text-properties fo:font-weight="bold" style:font-weight-asian="bold" style:font-weight-complex="bold" style:text-position="super 65%"/>
    </style:style>
    <style:style style:name="T950" style:parent-style-name="DefaultParagraphFont" style:family="text">
      <style:text-properties fo:font-weight="bold" style:font-weight-asian="bold" style:font-weight-complex="bold" style:text-position="super 65%"/>
    </style:style>
    <style:style style:name="T951" style:parent-style-name="DefaultParagraphFont" style:family="text">
      <style:text-properties fo:font-weight="bold" style:font-weight-asian="bold" style:font-weight-complex="bold" style:text-position="super 65%"/>
    </style:style>
    <style:style style:name="T952" style:parent-style-name="DefaultParagraphFont" style:family="text">
      <style:text-properties fo:font-weight="bold" style:font-weight-asian="bold" style:font-weight-complex="bold" style:text-position="super 65%"/>
    </style:style>
    <style:style style:name="T953" style:parent-style-name="DefaultParagraphFont" style:family="text">
      <style:text-properties fo:font-weight="bold" style:font-weight-asian="bold" style:font-weight-complex="bold" style:text-position="super 65%"/>
    </style:style>
    <style:style style:name="T954" style:parent-style-name="DefaultParagraphFont" style:family="text">
      <style:text-properties fo:font-weight="bold" style:font-weight-asian="bold" style:font-weight-complex="bold" style:text-position="super 65%"/>
    </style:style>
    <style:style style:name="T955" style:parent-style-name="DefaultParagraphFont" style:family="text">
      <style:text-properties fo:font-weight="bold" style:font-weight-asian="bold" style:font-weight-complex="bold" style:text-position="super 65%"/>
    </style:style>
    <style:style style:name="T956" style:parent-style-name="DefaultParagraphFont" style:family="text">
      <style:text-properties fo:font-weight="bold" style:font-weight-asian="bold" style:font-weight-complex="bold" style:text-position="super 65%"/>
    </style:style>
    <style:style style:name="T957" style:parent-style-name="DefaultParagraphFont" style:family="text">
      <style:text-properties fo:font-weight="bold" style:font-weight-asian="bold" style:font-weight-complex="bold" style:text-position="super 65%"/>
    </style:style>
    <style:style style:name="T958" style:parent-style-name="DefaultParagraphFont" style:family="text">
      <style:text-properties fo:font-weight="bold" style:font-weight-asian="bold" style:font-weight-complex="bold" style:text-position="super 65%"/>
    </style:style>
    <style:style style:name="T959" style:parent-style-name="DefaultParagraphFont" style:family="text">
      <style:text-properties fo:font-weight="bold" style:font-weight-asian="bold" style:font-weight-complex="bold" style:text-position="super 65%"/>
    </style:style>
    <style:style style:name="T960" style:parent-style-name="DefaultParagraphFont" style:family="text">
      <style:text-properties fo:font-weight="bold" style:font-weight-asian="bold" style:font-weight-complex="bold" style:text-position="super 65%"/>
    </style:style>
    <style:style style:name="T961" style:parent-style-name="DefaultParagraphFont" style:family="text">
      <style:text-properties fo:font-weight="bold" style:font-weight-asian="bold" style:font-weight-complex="bold" style:text-position="super 65%"/>
    </style:style>
    <style:style style:name="T962" style:parent-style-name="DefaultParagraphFont" style:family="text">
      <style:text-properties fo:font-weight="bold" style:font-weight-asian="bold" style:font-weight-complex="bold" style:text-position="super 65%"/>
    </style:style>
    <style:style style:name="T963" style:parent-style-name="DefaultParagraphFont" style:family="text">
      <style:text-properties fo:font-weight="bold" style:font-weight-asian="bold" style:font-weight-complex="bold" style:text-position="super 65%"/>
    </style:style>
    <style:style style:name="T964" style:parent-style-name="DefaultParagraphFont" style:family="text">
      <style:text-properties fo:font-weight="bold" style:font-weight-asian="bold" style:font-weight-complex="bold" style:text-position="super 65%"/>
    </style:style>
    <style:style style:name="T965" style:parent-style-name="DefaultParagraphFont" style:family="text">
      <style:text-properties fo:font-weight="bold" style:font-weight-asian="bold" style:font-weight-complex="bold" style:text-position="super 65%"/>
    </style:style>
    <style:style style:name="T966" style:parent-style-name="DefaultParagraphFont" style:family="text">
      <style:text-properties fo:font-weight="bold" style:font-weight-asian="bold" style:font-weight-complex="bold" style:text-position="super 65%"/>
    </style:style>
    <style:style style:name="T967" style:parent-style-name="DefaultParagraphFont" style:family="text">
      <style:text-properties fo:font-weight="bold" style:font-weight-asian="bold" style:font-weight-complex="bold" style:text-position="super 65%"/>
    </style:style>
    <style:style style:name="T968" style:parent-style-name="DefaultParagraphFont" style:family="text">
      <style:text-properties fo:font-weight="bold" style:font-weight-asian="bold" style:font-weight-complex="bold" style:text-position="super 65%"/>
    </style:style>
    <style:style style:name="T969" style:parent-style-name="DefaultParagraphFont" style:family="text">
      <style:text-properties fo:font-weight="bold" style:font-weight-asian="bold" style:font-weight-complex="bold" style:text-position="super 65%"/>
    </style:style>
    <style:style style:name="T970" style:parent-style-name="DefaultParagraphFont" style:family="text">
      <style:text-properties fo:font-weight="bold" style:font-weight-asian="bold" style:font-weight-complex="bold" style:text-position="super 65%"/>
    </style:style>
    <style:style style:name="T971" style:parent-style-name="DefaultParagraphFont" style:family="text">
      <style:text-properties fo:font-weight="bold" style:font-weight-asian="bold" style:font-weight-complex="bold" style:text-position="super 65%"/>
    </style:style>
    <style:style style:name="T972" style:parent-style-name="DefaultParagraphFont" style:family="text">
      <style:text-properties fo:font-weight="bold" style:font-weight-asian="bold" style:font-weight-complex="bold" style:text-position="super 65%"/>
    </style:style>
    <style:style style:name="T973" style:parent-style-name="DefaultParagraphFont" style:family="text">
      <style:text-properties fo:font-weight="bold" style:font-weight-asian="bold" style:font-weight-complex="bold" style:text-position="super 65%"/>
    </style:style>
    <style:style style:name="T974" style:parent-style-name="DefaultParagraphFont" style:family="text">
      <style:text-properties fo:font-weight="bold" style:font-weight-asian="bold" style:font-weight-complex="bold" style:text-position="super 65%"/>
    </style:style>
    <style:style style:name="P975" style:parent-style-name="Normal" style:family="paragraph">
      <style:paragraph-properties fo:text-align="center"/>
    </style:style>
    <style:style style:name="P976" style:parent-style-name="Normal" style:family="paragraph">
      <style:paragraph-properties fo:text-align="start"/>
      <style:text-properties fo:font-weight="bold" style:font-weight-asian="bold" style:font-weight-complex="bold" fo:font-size="11pt" style:font-size-asian="11pt"/>
    </style:style>
    <style:style style:name="P977" style:parent-style-name="Normal" style:family="paragraph">
      <style:paragraph-properties fo:text-align="center"/>
    </style:style>
    <style:style style:name="P978" style:parent-style-name="Normal" style:family="paragraph">
      <style:paragraph-properties fo:text-align="start"/>
      <style:text-properties fo:font-weight="bold" style:font-weight-asian="bold" style:font-weight-complex="bold" fo:font-size="11pt" style:font-size-asian="11pt"/>
    </style:style>
    <style:style style:name="T979" style:parent-style-name="DefaultParagraphFont" style:family="text">
      <style:text-properties fo:font-weight="bold" style:font-weight-asian="bold" style:font-weight-complex="bold" fo:font-size="16pt" style:font-size-asian="16pt" style:font-size-complex="16pt"/>
    </style:style>
    <style:style style:name="T980" style:parent-style-name="DefaultParagraphFont" style:family="text">
      <style:text-properties fo:font-weight="bold" style:font-weight-asian="bold" style:font-weight-complex="bold"/>
    </style:style>
    <style:style style:name="T981" style:parent-style-name="DefaultParagraphFont" style:family="text">
      <style:text-properties fo:font-weight="bold" style:font-weight-asian="bold" style:font-weight-complex="bold" style:text-position="super 65%"/>
    </style:style>
    <style:style style:name="T982" style:parent-style-name="DefaultParagraphFont" style:family="text">
      <style:text-properties fo:font-weight="bold" style:font-weight-asian="bold" style:font-weight-complex="bold" style:text-position="super 65%"/>
    </style:style>
    <style:style style:name="T983" style:parent-style-name="DefaultParagraphFont" style:family="text">
      <style:text-properties fo:font-weight="bold" style:font-weight-asian="bold" style:font-weight-complex="bold" style:text-position="super 65%"/>
    </style:style>
    <style:style style:name="T984" style:parent-style-name="DefaultParagraphFont" style:family="text">
      <style:text-properties fo:font-weight="bold" style:font-weight-asian="bold" style:font-weight-complex="bold" style:text-position="super 65%"/>
    </style:style>
    <style:style style:name="T985" style:parent-style-name="DefaultParagraphFont" style:family="text">
      <style:text-properties fo:font-weight="bold" style:font-weight-asian="bold" style:font-weight-complex="bold" style:text-position="super 65%"/>
    </style:style>
    <style:style style:name="T986" style:parent-style-name="DefaultParagraphFont" style:family="text">
      <style:text-properties fo:font-weight="bold" style:font-weight-asian="bold" style:font-weight-complex="bold" style:text-position="super 65%"/>
    </style:style>
    <style:style style:name="T987" style:parent-style-name="DefaultParagraphFont" style:family="text">
      <style:text-properties fo:font-weight="bold" style:font-weight-asian="bold" style:font-weight-complex="bold" style:text-position="super 65%"/>
    </style:style>
    <style:style style:name="T988" style:parent-style-name="DefaultParagraphFont" style:family="text">
      <style:text-properties fo:font-weight="bold" style:font-weight-asian="bold" style:font-weight-complex="bold" style:text-position="super 65%"/>
    </style:style>
    <style:style style:name="T989" style:parent-style-name="DefaultParagraphFont" style:family="text">
      <style:text-properties fo:font-weight="bold" style:font-weight-asian="bold" style:font-weight-complex="bold" style:text-position="super 65%"/>
    </style:style>
    <style:style style:name="T990" style:parent-style-name="DefaultParagraphFont" style:family="text">
      <style:text-properties fo:font-weight="bold" style:font-weight-asian="bold" style:font-weight-complex="bold" style:text-position="super 65%"/>
    </style:style>
    <style:style style:name="T991" style:parent-style-name="DefaultParagraphFont" style:family="text">
      <style:text-properties fo:font-weight="bold" style:font-weight-asian="bold" style:font-weight-complex="bold" style:text-position="super 65%"/>
    </style:style>
    <style:style style:name="T992" style:parent-style-name="DefaultParagraphFont" style:family="text">
      <style:text-properties fo:font-weight="bold" style:font-weight-asian="bold" style:font-weight-complex="bold" style:text-position="super 65%"/>
    </style:style>
    <style:style style:name="T993" style:parent-style-name="DefaultParagraphFont" style:family="text">
      <style:text-properties fo:font-weight="bold" style:font-weight-asian="bold" style:font-weight-complex="bold" style:text-position="super 65%"/>
    </style:style>
    <style:style style:name="T994" style:parent-style-name="DefaultParagraphFont" style:family="text">
      <style:text-properties fo:font-weight="bold" style:font-weight-asian="bold" style:font-weight-complex="bold" style:text-position="super 65%"/>
    </style:style>
    <style:style style:name="T995" style:parent-style-name="DefaultParagraphFont" style:family="text">
      <style:text-properties fo:font-weight="bold" style:font-weight-asian="bold" style:font-weight-complex="bold" style:text-position="super 65%"/>
    </style:style>
    <style:style style:name="T996" style:parent-style-name="DefaultParagraphFont" style:family="text">
      <style:text-properties fo:font-weight="bold" style:font-weight-asian="bold" style:font-weight-complex="bold" style:text-position="super 65%"/>
    </style:style>
    <style:style style:name="T997" style:parent-style-name="DefaultParagraphFont" style:family="text">
      <style:text-properties fo:font-weight="bold" style:font-weight-asian="bold" style:font-weight-complex="bold" style:text-position="super 65%"/>
    </style:style>
    <style:style style:name="T998" style:parent-style-name="DefaultParagraphFont" style:family="text">
      <style:text-properties fo:font-weight="bold" style:font-weight-asian="bold" style:font-weight-complex="bold" style:text-position="super 65%"/>
    </style:style>
    <style:style style:name="T999" style:parent-style-name="DefaultParagraphFont" style:family="text">
      <style:text-properties fo:font-weight="bold" style:font-weight-asian="bold" style:font-weight-complex="bold" style:text-position="super 65%"/>
    </style:style>
    <style:style style:name="T1000" style:parent-style-name="DefaultParagraphFont" style:family="text">
      <style:text-properties fo:font-weight="bold" style:font-weight-asian="bold" style:font-weight-complex="bold" style:text-position="super 65%"/>
    </style:style>
    <style:style style:name="T1001" style:parent-style-name="DefaultParagraphFont" style:family="text">
      <style:text-properties fo:font-weight="bold" style:font-weight-asian="bold" style:font-weight-complex="bold" style:text-position="super 65%"/>
    </style:style>
    <style:style style:name="T1002" style:parent-style-name="DefaultParagraphFont" style:family="text">
      <style:text-properties fo:font-weight="bold" style:font-weight-asian="bold" style:font-weight-complex="bold" style:text-position="super 65%"/>
    </style:style>
    <style:style style:name="T1003" style:parent-style-name="DefaultParagraphFont" style:family="text">
      <style:text-properties fo:font-weight="bold" style:font-weight-asian="bold" style:font-weight-complex="bold" style:text-position="super 65%"/>
    </style:style>
    <style:style style:name="T1004" style:parent-style-name="DefaultParagraphFont" style:family="text">
      <style:text-properties fo:font-weight="bold" style:font-weight-asian="bold" style:font-weight-complex="bold" style:text-position="super 65%"/>
    </style:style>
    <style:style style:name="T1005" style:parent-style-name="DefaultParagraphFont" style:family="text">
      <style:text-properties fo:font-weight="bold" style:font-weight-asian="bold" style:font-weight-complex="bold" style:text-position="super 65%"/>
    </style:style>
    <style:style style:name="T1006" style:parent-style-name="DefaultParagraphFont" style:family="text">
      <style:text-properties fo:font-weight="bold" style:font-weight-asian="bold" style:font-weight-complex="bold" style:text-position="super 65%"/>
    </style:style>
    <style:style style:name="P1007" style:parent-style-name="Normal" style:family="paragraph">
      <style:paragraph-properties fo:text-align="center"/>
    </style:style>
    <style:style style:name="P1008" style:parent-style-name="Normal" style:family="paragraph">
      <style:paragraph-properties fo:text-align="center"/>
    </style:style>
    <style:style style:name="P1009" style:parent-style-name="Normal" style:family="paragraph">
      <style:paragraph-properties fo:text-align="start"/>
      <style:text-properties fo:font-weight="bold" style:font-weight-asian="bold" style:font-weight-complex="bold" fo:font-size="11pt" style:font-size-asian="11pt"/>
    </style:style>
    <style:style style:name="T1010" style:parent-style-name="DefaultParagraphFont" style:family="text">
      <style:text-properties fo:font-weight="bold" style:font-weight-asian="bold" style:font-weight-complex="bold" fo:font-size="16pt" style:font-size-asian="16pt" style:font-size-complex="16pt"/>
    </style:style>
    <style:style style:name="T1011" style:parent-style-name="DefaultParagraphFont" style:family="text">
      <style:text-properties fo:font-weight="bold" style:font-weight-asian="bold" style:font-weight-complex="bold"/>
    </style:style>
    <style:style style:name="T1012" style:parent-style-name="DefaultParagraphFont" style:family="text">
      <style:text-properties fo:font-weight="bold" style:font-weight-asian="bold" style:font-weight-complex="bold" style:text-position="super 65%"/>
    </style:style>
    <style:style style:name="T1013" style:parent-style-name="DefaultParagraphFont" style:family="text">
      <style:text-properties fo:font-weight="bold" style:font-weight-asian="bold" style:font-weight-complex="bold" style:text-position="super 65%"/>
    </style:style>
    <style:style style:name="T1014" style:parent-style-name="DefaultParagraphFont" style:family="text">
      <style:text-properties fo:font-weight="bold" style:font-weight-asian="bold" style:font-weight-complex="bold" style:text-position="super 65%"/>
    </style:style>
    <style:style style:name="T1015" style:parent-style-name="DefaultParagraphFont" style:family="text">
      <style:text-properties fo:font-weight="bold" style:font-weight-asian="bold" style:font-weight-complex="bold" style:text-position="super 65%"/>
    </style:style>
    <style:style style:name="T1016" style:parent-style-name="DefaultParagraphFont" style:family="text">
      <style:text-properties fo:font-weight="bold" style:font-weight-asian="bold" style:font-weight-complex="bold" style:text-position="super 65%"/>
    </style:style>
    <style:style style:name="T1017" style:parent-style-name="DefaultParagraphFont" style:family="text">
      <style:text-properties fo:font-weight="bold" style:font-weight-asian="bold" style:font-weight-complex="bold" style:text-position="super 65%"/>
    </style:style>
    <style:style style:name="T1018" style:parent-style-name="DefaultParagraphFont" style:family="text">
      <style:text-properties fo:font-weight="bold" style:font-weight-asian="bold" style:font-weight-complex="bold" style:text-position="super 65%"/>
    </style:style>
    <style:style style:name="T1019" style:parent-style-name="DefaultParagraphFont" style:family="text">
      <style:text-properties fo:font-weight="bold" style:font-weight-asian="bold" style:font-weight-complex="bold" style:text-position="super 65%"/>
    </style:style>
    <style:style style:name="T1020" style:parent-style-name="DefaultParagraphFont" style:family="text">
      <style:text-properties fo:font-weight="bold" style:font-weight-asian="bold" style:font-weight-complex="bold" style:text-position="super 65%"/>
    </style:style>
    <style:style style:name="T1021" style:parent-style-name="DefaultParagraphFont" style:family="text">
      <style:text-properties fo:font-weight="bold" style:font-weight-asian="bold" style:font-weight-complex="bold" style:text-position="super 65%"/>
    </style:style>
    <style:style style:name="T1022" style:parent-style-name="DefaultParagraphFont" style:family="text">
      <style:text-properties fo:font-weight="bold" style:font-weight-asian="bold" style:font-weight-complex="bold" style:text-position="super 65%"/>
    </style:style>
    <style:style style:name="T1023" style:parent-style-name="DefaultParagraphFont" style:family="text">
      <style:text-properties fo:font-weight="bold" style:font-weight-asian="bold" style:font-weight-complex="bold" style:text-position="super 65%"/>
    </style:style>
    <style:style style:name="T1024" style:parent-style-name="DefaultParagraphFont" style:family="text">
      <style:text-properties fo:font-weight="bold" style:font-weight-asian="bold" style:font-weight-complex="bold" style:text-position="super 65%"/>
    </style:style>
    <style:style style:name="T1025" style:parent-style-name="DefaultParagraphFont" style:family="text">
      <style:text-properties fo:font-weight="bold" style:font-weight-asian="bold" style:font-weight-complex="bold" style:text-position="super 65%"/>
    </style:style>
    <style:style style:name="T1026" style:parent-style-name="DefaultParagraphFont" style:family="text">
      <style:text-properties fo:font-weight="bold" style:font-weight-asian="bold" style:font-weight-complex="bold" style:text-position="super 65%"/>
    </style:style>
    <style:style style:name="T1027" style:parent-style-name="DefaultParagraphFont" style:family="text">
      <style:text-properties fo:font-weight="bold" style:font-weight-asian="bold" style:font-weight-complex="bold" style:text-position="super 65%"/>
    </style:style>
    <style:style style:name="T1028" style:parent-style-name="DefaultParagraphFont" style:family="text">
      <style:text-properties fo:font-weight="bold" style:font-weight-asian="bold" style:font-weight-complex="bold" style:text-position="super 65%"/>
    </style:style>
    <style:style style:name="T1029" style:parent-style-name="DefaultParagraphFont" style:family="text">
      <style:text-properties fo:font-weight="bold" style:font-weight-asian="bold" style:font-weight-complex="bold" style:text-position="super 65%"/>
    </style:style>
    <style:style style:name="T1030" style:parent-style-name="DefaultParagraphFont" style:family="text">
      <style:text-properties fo:font-weight="bold" style:font-weight-asian="bold" style:font-weight-complex="bold" style:text-position="super 65%"/>
    </style:style>
    <style:style style:name="T1031" style:parent-style-name="DefaultParagraphFont" style:family="text">
      <style:text-properties fo:font-weight="bold" style:font-weight-asian="bold" style:font-weight-complex="bold" style:text-position="super 65%"/>
    </style:style>
    <style:style style:name="T1032" style:parent-style-name="DefaultParagraphFont" style:family="text">
      <style:text-properties fo:font-weight="bold" style:font-weight-asian="bold" style:font-weight-complex="bold" style:text-position="super 65%"/>
    </style:style>
    <style:style style:name="T1033" style:parent-style-name="DefaultParagraphFont" style:family="text">
      <style:text-properties fo:font-weight="bold" style:font-weight-asian="bold" style:font-weight-complex="bold" style:text-position="super 65%"/>
    </style:style>
    <style:style style:name="T1034" style:parent-style-name="DefaultParagraphFont" style:family="text">
      <style:text-properties fo:font-weight="bold" style:font-weight-asian="bold" style:font-weight-complex="bold" style:text-position="super 65%"/>
    </style:style>
    <style:style style:name="P1035" style:parent-style-name="Normal" style:family="paragraph">
      <style:paragraph-properties fo:text-align="center"/>
    </style:style>
    <style:style style:name="P1036" style:parent-style-name="Normal" style:family="paragraph">
      <style:paragraph-properties fo:text-align="center"/>
    </style:style>
    <style:style style:name="P1037" style:parent-style-name="Normal" style:family="paragraph">
      <style:paragraph-properties fo:text-align="start"/>
      <style:text-properties fo:font-weight="bold" style:font-weight-asian="bold" style:font-weight-complex="bold" fo:font-size="11pt" style:font-size-asian="11pt"/>
    </style:style>
    <style:style style:name="T1038" style:parent-style-name="DefaultParagraphFont" style:family="text">
      <style:text-properties fo:font-weight="bold" style:font-weight-asian="bold" style:font-weight-complex="bold" fo:font-size="16pt" style:font-size-asian="16pt" style:font-size-complex="16pt"/>
    </style:style>
    <style:style style:name="T1039" style:parent-style-name="DefaultParagraphFont" style:family="text">
      <style:text-properties fo:font-weight="bold" style:font-weight-asian="bold" style:font-weight-complex="bold"/>
    </style:style>
    <style:style style:name="T1040" style:parent-style-name="DefaultParagraphFont" style:family="text">
      <style:text-properties fo:font-weight="bold" style:font-weight-asian="bold" style:font-weight-complex="bold" style:text-position="super 65%"/>
    </style:style>
    <style:style style:name="T1041" style:parent-style-name="DefaultParagraphFont" style:family="text">
      <style:text-properties fo:font-weight="bold" style:font-weight-asian="bold" style:font-weight-complex="bold" style:text-position="super 65%"/>
    </style:style>
    <style:style style:name="T1042" style:parent-style-name="DefaultParagraphFont" style:family="text">
      <style:text-properties fo:font-weight="bold" style:font-weight-asian="bold" style:font-weight-complex="bold" style:text-position="super 65%"/>
    </style:style>
    <style:style style:name="T1043" style:parent-style-name="DefaultParagraphFont" style:family="text">
      <style:text-properties fo:font-weight="bold" style:font-weight-asian="bold" style:font-weight-complex="bold" style:text-position="super 65%"/>
    </style:style>
    <style:style style:name="T1044" style:parent-style-name="DefaultParagraphFont" style:family="text">
      <style:text-properties fo:font-weight="bold" style:font-weight-asian="bold" style:font-weight-complex="bold" style:text-position="super 65%"/>
    </style:style>
    <style:style style:name="T1045" style:parent-style-name="DefaultParagraphFont" style:family="text">
      <style:text-properties fo:font-weight="bold" style:font-weight-asian="bold" style:font-weight-complex="bold" style:text-position="super 65%"/>
    </style:style>
    <style:style style:name="T1046" style:parent-style-name="DefaultParagraphFont" style:family="text">
      <style:text-properties fo:font-weight="bold" style:font-weight-asian="bold" style:font-weight-complex="bold" style:text-position="super 65%"/>
    </style:style>
    <style:style style:name="T1047" style:parent-style-name="DefaultParagraphFont" style:family="text">
      <style:text-properties fo:font-weight="bold" style:font-weight-asian="bold" style:font-weight-complex="bold" style:text-position="super 65%"/>
    </style:style>
    <style:style style:name="T1048" style:parent-style-name="DefaultParagraphFont" style:family="text">
      <style:text-properties fo:font-weight="bold" style:font-weight-asian="bold" style:font-weight-complex="bold" style:text-position="super 65%"/>
    </style:style>
    <style:style style:name="T1049" style:parent-style-name="DefaultParagraphFont" style:family="text">
      <style:text-properties fo:font-weight="bold" style:font-weight-asian="bold" style:font-weight-complex="bold" style:text-position="super 65%"/>
    </style:style>
    <style:style style:name="T1050" style:parent-style-name="DefaultParagraphFont" style:family="text">
      <style:text-properties fo:font-weight="bold" style:font-weight-asian="bold" style:font-weight-complex="bold" style:text-position="super 65%"/>
    </style:style>
    <style:style style:name="T1051" style:parent-style-name="DefaultParagraphFont" style:family="text">
      <style:text-properties fo:font-weight="bold" style:font-weight-asian="bold" style:font-weight-complex="bold" style:text-position="super 65%"/>
    </style:style>
    <style:style style:name="T1052" style:parent-style-name="DefaultParagraphFont" style:family="text">
      <style:text-properties fo:font-weight="bold" style:font-weight-asian="bold" style:font-weight-complex="bold" style:text-position="super 65%"/>
    </style:style>
    <style:style style:name="T1053" style:parent-style-name="DefaultParagraphFont" style:family="text">
      <style:text-properties fo:font-weight="bold" style:font-weight-asian="bold" style:font-weight-complex="bold" style:text-position="super 65%"/>
    </style:style>
    <style:style style:name="T1054" style:parent-style-name="DefaultParagraphFont" style:family="text">
      <style:text-properties fo:font-weight="bold" style:font-weight-asian="bold" style:font-weight-complex="bold" style:text-position="super 65%"/>
    </style:style>
    <style:style style:name="P1055" style:parent-style-name="Bibletext" style:family="paragraph">
      <style:text-properties fo:font-weight="bold" style:font-weight-asian="bold" style:font-weight-complex="bold" fo:font-size="11pt" style:font-size-asian="11pt"/>
    </style:style>
    <style:style style:name="T1056" style:parent-style-name="DefaultParagraphFont" style:family="text">
      <style:text-properties fo:font-weight="bold" style:font-weight-asian="bold" style:font-weight-complex="bold" style:text-position="super 65%"/>
    </style:style>
    <style:style style:name="T1057" style:parent-style-name="DefaultParagraphFont" style:family="text">
      <style:text-properties fo:font-weight="bold" style:font-weight-asian="bold" style:font-weight-complex="bold" style:text-position="super 65%"/>
    </style:style>
    <style:style style:name="T1058" style:parent-style-name="DefaultParagraphFont" style:family="text">
      <style:text-properties fo:font-weight="bold" style:font-weight-asian="bold" style:font-weight-complex="bold" style:text-position="super 65%"/>
    </style:style>
    <style:style style:name="T1059" style:parent-style-name="DefaultParagraphFont" style:family="text">
      <style:text-properties fo:font-weight="bold" style:font-weight-asian="bold" style:font-weight-complex="bold" style:text-position="super 65%"/>
    </style:style>
    <style:style style:name="T1060" style:parent-style-name="DefaultParagraphFont" style:family="text">
      <style:text-properties fo:font-weight="bold" style:font-weight-asian="bold" style:font-weight-complex="bold" style:text-position="super 65%"/>
    </style:style>
    <style:style style:name="T1061" style:parent-style-name="DefaultParagraphFont" style:family="text">
      <style:text-properties fo:font-weight="bold" style:font-weight-asian="bold" style:font-weight-complex="bold" style:text-position="super 65%"/>
    </style:style>
    <style:style style:name="T1062" style:parent-style-name="DefaultParagraphFont" style:family="text">
      <style:text-properties fo:font-weight="bold" style:font-weight-asian="bold" style:font-weight-complex="bold" style:text-position="super 65%"/>
    </style:style>
    <style:style style:name="T1063" style:parent-style-name="DefaultParagraphFont" style:family="text">
      <style:text-properties fo:font-weight="bold" style:font-weight-asian="bold" style:font-weight-complex="bold" style:text-position="super 65%"/>
    </style:style>
    <style:style style:name="T1064" style:parent-style-name="DefaultParagraphFont" style:family="text">
      <style:text-properties fo:font-weight="bold" style:font-weight-asian="bold" style:font-weight-complex="bold" style:text-position="super 65%"/>
    </style:style>
    <style:style style:name="T1065" style:parent-style-name="DefaultParagraphFont" style:family="text">
      <style:text-properties fo:font-weight="bold" style:font-weight-asian="bold" style:font-weight-complex="bold" style:text-position="super 65%"/>
    </style:style>
    <style:style style:name="T1066" style:parent-style-name="DefaultParagraphFont" style:family="text">
      <style:text-properties fo:font-weight="bold" style:font-weight-asian="bold" style:font-weight-complex="bold" style:text-position="super 65%"/>
    </style:style>
    <style:style style:name="T1067" style:parent-style-name="DefaultParagraphFont" style:family="text">
      <style:text-properties fo:font-weight="bold" style:font-weight-asian="bold" style:font-weight-complex="bold" style:text-position="super 65%"/>
    </style:style>
    <style:style style:name="T1068" style:parent-style-name="DefaultParagraphFont" style:family="text">
      <style:text-properties fo:font-weight="bold" style:font-weight-asian="bold" style:font-weight-complex="bold" style:text-position="super 65%"/>
    </style:style>
    <style:style style:name="T1069" style:parent-style-name="DefaultParagraphFont" style:family="text">
      <style:text-properties fo:font-weight="bold" style:font-weight-asian="bold" style:font-weight-complex="bold" style:text-position="super 65%"/>
    </style:style>
    <style:style style:name="T1070" style:parent-style-name="DefaultParagraphFont" style:family="text">
      <style:text-properties fo:font-weight="bold" style:font-weight-asian="bold" style:font-weight-complex="bold" style:text-position="super 65%"/>
    </style:style>
    <style:style style:name="T1071" style:parent-style-name="DefaultParagraphFont" style:family="text">
      <style:text-properties fo:font-weight="bold" style:font-weight-asian="bold" style:font-weight-complex="bold" style:text-position="super 65%"/>
    </style:style>
    <style:style style:name="T1072" style:parent-style-name="DefaultParagraphFont" style:family="text">
      <style:text-properties fo:font-weight="bold" style:font-weight-asian="bold" style:font-weight-complex="bold" style:text-position="super 65%"/>
    </style:style>
    <style:style style:name="P1073" style:parent-style-name="Normal" style:family="paragraph">
      <style:paragraph-properties fo:text-align="center"/>
    </style:style>
    <style:style style:name="P1074" style:parent-style-name="Normal" style:family="paragraph">
      <style:paragraph-properties fo:text-align="center"/>
    </style:style>
    <style:style style:name="P1075" style:parent-style-name="Normal" style:family="paragraph">
      <style:paragraph-properties fo:text-align="start"/>
      <style:text-properties fo:font-weight="bold" style:font-weight-asian="bold" style:font-weight-complex="bold" fo:font-size="11pt" style:font-size-asian="11pt"/>
    </style:style>
    <style:style style:name="T1076" style:parent-style-name="DefaultParagraphFont" style:family="text">
      <style:text-properties fo:font-weight="bold" style:font-weight-asian="bold" style:font-weight-complex="bold" fo:font-size="16pt" style:font-size-asian="16pt" style:font-size-complex="16pt"/>
    </style:style>
    <style:style style:name="T1077" style:parent-style-name="DefaultParagraphFont" style:family="text">
      <style:text-properties fo:font-weight="bold" style:font-weight-asian="bold" style:font-weight-complex="bold"/>
    </style:style>
    <style:style style:name="T1078" style:parent-style-name="DefaultParagraphFont" style:family="text">
      <style:text-properties fo:font-weight="bold" style:font-weight-asian="bold" style:font-weight-complex="bold" style:text-position="super 65%"/>
    </style:style>
    <style:style style:name="P1079" style:parent-style-name="Bibletext" style:family="paragraph">
      <style:text-properties fo:font-weight="bold" style:font-weight-asian="bold" style:font-weight-complex="bold" fo:font-size="11pt" style:font-size-asian="11pt"/>
    </style:style>
    <style:style style:name="T1080" style:parent-style-name="DefaultParagraphFont" style:family="text">
      <style:text-properties fo:font-weight="bold" style:font-weight-asian="bold" style:font-weight-complex="bold" style:text-position="super 65%"/>
    </style:style>
    <style:style style:name="T1081" style:parent-style-name="DefaultParagraphFont" style:family="text">
      <style:text-properties fo:font-weight="bold" style:font-weight-asian="bold" style:font-weight-complex="bold" style:text-position="super 65%"/>
    </style:style>
    <style:style style:name="T1082" style:parent-style-name="DefaultParagraphFont" style:family="text">
      <style:text-properties fo:font-weight="bold" style:font-weight-asian="bold" style:font-weight-complex="bold" style:text-position="super 65%"/>
    </style:style>
    <style:style style:name="T1083" style:parent-style-name="DefaultParagraphFont" style:family="text">
      <style:text-properties fo:font-weight="bold" style:font-weight-asian="bold" style:font-weight-complex="bold" style:text-position="super 65%"/>
    </style:style>
    <style:style style:name="T1084" style:parent-style-name="DefaultParagraphFont" style:family="text">
      <style:text-properties fo:font-weight="bold" style:font-weight-asian="bold" style:font-weight-complex="bold" style:text-position="super 65%"/>
    </style:style>
    <style:style style:name="T1085" style:parent-style-name="DefaultParagraphFont" style:family="text">
      <style:text-properties fo:font-weight="bold" style:font-weight-asian="bold" style:font-weight-complex="bold" style:text-position="super 65%"/>
    </style:style>
    <style:style style:name="P1086" style:parent-style-name="Bibletext" style:family="paragraph">
      <style:text-properties fo:font-weight="bold" style:font-weight-asian="bold" style:font-weight-complex="bold" fo:font-size="11pt" style:font-size-asian="11pt"/>
    </style:style>
    <style:style style:name="T1087" style:parent-style-name="DefaultParagraphFont" style:family="text">
      <style:text-properties fo:font-weight="bold" style:font-weight-asian="bold" style:font-weight-complex="bold" style:text-position="super 65%"/>
    </style:style>
    <style:style style:name="T1088" style:parent-style-name="DefaultParagraphFont" style:family="text">
      <style:text-properties fo:font-weight="bold" style:font-weight-asian="bold" style:font-weight-complex="bold" style:text-position="super 65%"/>
    </style:style>
    <style:style style:name="T1089" style:parent-style-name="DefaultParagraphFont" style:family="text">
      <style:text-properties fo:font-weight="bold" style:font-weight-asian="bold" style:font-weight-complex="bold" style:text-position="super 65%"/>
    </style:style>
    <style:style style:name="T1090" style:parent-style-name="DefaultParagraphFont" style:family="text">
      <style:text-properties fo:font-weight="bold" style:font-weight-asian="bold" style:font-weight-complex="bold" style:text-position="super 65%"/>
    </style:style>
    <style:style style:name="T1091" style:parent-style-name="DefaultParagraphFont" style:family="text">
      <style:text-properties fo:font-weight="bold" style:font-weight-asian="bold" style:font-weight-complex="bold" style:text-position="super 65%"/>
    </style:style>
    <style:style style:name="T1092" style:parent-style-name="DefaultParagraphFont" style:family="text">
      <style:text-properties fo:font-weight="bold" style:font-weight-asian="bold" style:font-weight-complex="bold" style:text-position="super 65%"/>
    </style:style>
    <style:style style:name="P1093" style:parent-style-name="Bibletext" style:family="paragraph">
      <style:text-properties fo:font-weight="bold" style:font-weight-asian="bold" style:font-weight-complex="bold" fo:font-size="11pt" style:font-size-asian="11pt"/>
    </style:style>
    <style:style style:name="T1094" style:parent-style-name="DefaultParagraphFont" style:family="text">
      <style:text-properties fo:font-weight="bold" style:font-weight-asian="bold" style:font-weight-complex="bold" style:text-position="super 65%"/>
    </style:style>
    <style:style style:name="T1095" style:parent-style-name="DefaultParagraphFont" style:family="text">
      <style:text-properties fo:font-weight="bold" style:font-weight-asian="bold" style:font-weight-complex="bold" style:text-position="super 65%"/>
    </style:style>
    <style:style style:name="T1096" style:parent-style-name="DefaultParagraphFont" style:family="text">
      <style:text-properties fo:font-weight="bold" style:font-weight-asian="bold" style:font-weight-complex="bold" style:text-position="super 65%"/>
    </style:style>
    <style:style style:name="T1097" style:parent-style-name="DefaultParagraphFont" style:family="text">
      <style:text-properties fo:font-weight="bold" style:font-weight-asian="bold" style:font-weight-complex="bold" style:text-position="super 65%"/>
    </style:style>
    <style:style style:name="T1098" style:parent-style-name="DefaultParagraphFont" style:family="text">
      <style:text-properties fo:font-weight="bold" style:font-weight-asian="bold" style:font-weight-complex="bold" style:text-position="super 65%"/>
    </style:style>
    <style:style style:name="T1099" style:parent-style-name="DefaultParagraphFont" style:family="text">
      <style:text-properties fo:font-weight="bold" style:font-weight-asian="bold" style:font-weight-complex="bold" style:text-position="super 65%"/>
    </style:style>
    <style:style style:name="T1100" style:parent-style-name="DefaultParagraphFont" style:family="text">
      <style:text-properties fo:font-weight="bold" style:font-weight-asian="bold" style:font-weight-complex="bold" style:text-position="super 65%"/>
    </style:style>
    <style:style style:name="T1101" style:parent-style-name="DefaultParagraphFont" style:family="text">
      <style:text-properties fo:font-weight="bold" style:font-weight-asian="bold" style:font-weight-complex="bold" style:text-position="super 65%"/>
    </style:style>
    <style:style style:name="P1102" style:parent-style-name="Bibletext" style:family="paragraph">
      <style:text-properties fo:font-weight="bold" style:font-weight-asian="bold" style:font-weight-complex="bold" fo:font-size="11pt" style:font-size-asian="11pt"/>
    </style:style>
    <style:style style:name="T1103" style:parent-style-name="DefaultParagraphFont" style:family="text">
      <style:text-properties fo:font-weight="bold" style:font-weight-asian="bold" style:font-weight-complex="bold" style:text-position="super 65%"/>
    </style:style>
    <style:style style:name="T1104" style:parent-style-name="DefaultParagraphFont" style:family="text">
      <style:text-properties fo:font-weight="bold" style:font-weight-asian="bold" style:font-weight-complex="bold" style:text-position="super 65%"/>
    </style:style>
    <style:style style:name="T1105" style:parent-style-name="DefaultParagraphFont" style:family="text">
      <style:text-properties fo:font-weight="bold" style:font-weight-asian="bold" style:font-weight-complex="bold" style:text-position="super 65%"/>
    </style:style>
    <style:style style:name="P1106" style:parent-style-name="Bibletext" style:family="paragraph">
      <style:text-properties fo:font-weight="bold" style:font-weight-asian="bold" style:font-weight-complex="bold" fo:font-size="11pt" style:font-size-asian="11pt"/>
    </style:style>
    <style:style style:name="T1107" style:parent-style-name="DefaultParagraphFont" style:family="text">
      <style:text-properties fo:font-weight="bold" style:font-weight-asian="bold" style:font-weight-complex="bold" style:text-position="super 65%"/>
    </style:style>
    <style:style style:name="T1108" style:parent-style-name="DefaultParagraphFont" style:family="text">
      <style:text-properties fo:font-weight="bold" style:font-weight-asian="bold" style:font-weight-complex="bold" style:text-position="super 65%"/>
    </style:style>
    <style:style style:name="T1109" style:parent-style-name="DefaultParagraphFont" style:family="text">
      <style:text-properties fo:font-weight="bold" style:font-weight-asian="bold" style:font-weight-complex="bold" style:text-position="super 65%"/>
    </style:style>
    <style:style style:name="T1110" style:parent-style-name="DefaultParagraphFont" style:family="text">
      <style:text-properties fo:font-weight="bold" style:font-weight-asian="bold" style:font-weight-complex="bold" style:text-position="super 65%"/>
    </style:style>
    <style:style style:name="T1111" style:parent-style-name="DefaultParagraphFont" style:family="text">
      <style:text-properties fo:font-weight="bold" style:font-weight-asian="bold" style:font-weight-complex="bold" style:text-position="super 65%"/>
    </style:style>
    <style:style style:name="T1112" style:parent-style-name="DefaultParagraphFont" style:family="text">
      <style:text-properties fo:font-weight="bold" style:font-weight-asian="bold" style:font-weight-complex="bold" style:text-position="super 65%"/>
    </style:style>
    <style:style style:name="T1113" style:parent-style-name="DefaultParagraphFont" style:family="text">
      <style:text-properties fo:font-weight="bold" style:font-weight-asian="bold" style:font-weight-complex="bold" style:text-position="super 65%"/>
    </style:style>
    <style:style style:name="P1114" style:parent-style-name="Bibletext" style:family="paragraph">
      <style:text-properties fo:font-weight="bold" style:font-weight-asian="bold" style:font-weight-complex="bold" fo:font-size="11pt" style:font-size-asian="11pt"/>
    </style:style>
    <style:style style:name="T1115" style:parent-style-name="DefaultParagraphFont" style:family="text">
      <style:text-properties fo:font-weight="bold" style:font-weight-asian="bold" style:font-weight-complex="bold" style:text-position="super 65%"/>
    </style:style>
    <style:style style:name="T1116" style:parent-style-name="DefaultParagraphFont" style:family="text">
      <style:text-properties fo:font-weight="bold" style:font-weight-asian="bold" style:font-weight-complex="bold" style:text-position="super 65%"/>
    </style:style>
    <style:style style:name="T1117" style:parent-style-name="DefaultParagraphFont" style:family="text">
      <style:text-properties fo:font-weight="bold" style:font-weight-asian="bold" style:font-weight-complex="bold" style:text-position="super 65%"/>
    </style:style>
    <style:style style:name="T1118" style:parent-style-name="DefaultParagraphFont" style:family="text">
      <style:text-properties fo:font-weight="bold" style:font-weight-asian="bold" style:font-weight-complex="bold" style:text-position="super 65%"/>
    </style:style>
    <style:style style:name="T1119" style:parent-style-name="DefaultParagraphFont" style:family="text">
      <style:text-properties fo:font-weight="bold" style:font-weight-asian="bold" style:font-weight-complex="bold" style:text-position="super 65%"/>
    </style:style>
    <style:style style:name="T1120" style:parent-style-name="DefaultParagraphFont" style:family="text">
      <style:text-properties fo:font-weight="bold" style:font-weight-asian="bold" style:font-weight-complex="bold" style:text-position="super 65%"/>
    </style:style>
    <style:style style:name="T1121" style:parent-style-name="DefaultParagraphFont" style:family="text">
      <style:text-properties fo:font-weight="bold" style:font-weight-asian="bold" style:font-weight-complex="bold" style:text-position="super 65%"/>
    </style:style>
    <style:style style:name="T1122" style:parent-style-name="DefaultParagraphFont" style:family="text">
      <style:text-properties fo:font-weight="bold" style:font-weight-asian="bold" style:font-weight-complex="bold" style:text-position="super 65%"/>
    </style:style>
    <style:style style:name="T1123" style:parent-style-name="DefaultParagraphFont" style:family="text">
      <style:text-properties fo:font-weight="bold" style:font-weight-asian="bold" style:font-weight-complex="bold" style:text-position="super 65%"/>
    </style:style>
    <style:style style:name="T1124" style:parent-style-name="DefaultParagraphFont" style:family="text">
      <style:text-properties fo:font-weight="bold" style:font-weight-asian="bold" style:font-weight-complex="bold" style:text-position="super 65%"/>
    </style:style>
    <style:style style:name="T1125" style:parent-style-name="DefaultParagraphFont" style:family="text">
      <style:text-properties fo:font-weight="bold" style:font-weight-asian="bold" style:font-weight-complex="bold" style:text-position="super 65%"/>
    </style:style>
    <style:style style:name="T1126" style:parent-style-name="DefaultParagraphFont" style:family="text">
      <style:text-properties fo:font-weight="bold" style:font-weight-asian="bold" style:font-weight-complex="bold" style:text-position="super 65%"/>
    </style:style>
    <style:style style:name="P1127" style:parent-style-name="Normal" style:family="paragraph">
      <style:paragraph-properties fo:text-align="center"/>
    </style:style>
    <style:style style:name="P1128" style:parent-style-name="ListParagraph" style:list-style-name="LFO5" style:family="paragraph"/>
    <style:style style:name="P1129" style:parent-style-name="ListParagraph" style:list-style-name="LFO5" style:family="paragraph"/>
    <style:style style:name="P1130" style:parent-style-name="ListParagraph" style:list-style-name="LFO5" style:family="paragraph"/>
    <style:style style:name="P1131" style:parent-style-name="ListParagraph" style:list-style-name="LFO5" style:family="paragraph"/>
    <style:style style:name="P1132" style:parent-style-name="ListParagraph" style:list-style-name="LFO5" style:family="paragraph"/>
    <style:style style:name="P1133" style:parent-style-name="ListParagraph" style:list-style-name="LFO5" style:family="paragraph"/>
    <style:style style:name="P1134" style:parent-style-name="ListParagraph" style:list-style-name="LFO5" style:family="paragraph"/>
    <style:style style:name="P1135" style:parent-style-name="Normal" style:family="paragraph">
      <style:paragraph-properties fo:text-align="center"/>
    </style:style>
    <style:style style:name="P1136" style:parent-style-name="Normal" style:family="paragraph">
      <style:paragraph-properties fo:text-align="start"/>
      <style:text-properties fo:font-weight="bold" style:font-weight-asian="bold" style:font-weight-complex="bold" fo:font-size="11pt" style:font-size-asian="11pt"/>
    </style:style>
    <style:style style:name="T1137" style:parent-style-name="DefaultParagraphFont" style:family="text">
      <style:text-properties fo:font-weight="bold" style:font-weight-asian="bold" style:font-weight-complex="bold" fo:font-size="16pt" style:font-size-asian="16pt" style:font-size-complex="16pt"/>
    </style:style>
    <style:style style:name="T1138" style:parent-style-name="DefaultParagraphFont" style:family="text">
      <style:text-properties fo:font-weight="bold" style:font-weight-asian="bold" style:font-weight-complex="bold"/>
    </style:style>
    <style:style style:name="T1139" style:parent-style-name="DefaultParagraphFont" style:family="text">
      <style:text-properties fo:font-weight="bold" style:font-weight-asian="bold" style:font-weight-complex="bold" style:text-position="super 65%"/>
    </style:style>
    <style:style style:name="T1140" style:parent-style-name="DefaultParagraphFont" style:family="text">
      <style:text-properties fo:font-weight="bold" style:font-weight-asian="bold" style:font-weight-complex="bold" style:text-position="super 65%"/>
    </style:style>
    <style:style style:name="T1141" style:parent-style-name="DefaultParagraphFont" style:family="text">
      <style:text-properties fo:font-weight="bold" style:font-weight-asian="bold" style:font-weight-complex="bold" style:text-position="super 65%"/>
    </style:style>
    <style:style style:name="P1142" style:parent-style-name="Bibletext" style:family="paragraph">
      <style:text-properties fo:font-weight="bold" style:font-weight-asian="bold" style:font-weight-complex="bold" fo:font-size="11pt" style:font-size-asian="11pt"/>
    </style:style>
    <style:style style:name="T1143" style:parent-style-name="DefaultParagraphFont" style:family="text">
      <style:text-properties fo:font-weight="bold" style:font-weight-asian="bold" style:font-weight-complex="bold" style:text-position="super 65%"/>
    </style:style>
    <style:style style:name="T1144" style:parent-style-name="DefaultParagraphFont" style:family="text">
      <style:text-properties fo:font-weight="bold" style:font-weight-asian="bold" style:font-weight-complex="bold" style:text-position="super 65%"/>
    </style:style>
    <style:style style:name="T1145" style:parent-style-name="DefaultParagraphFont" style:family="text">
      <style:text-properties fo:font-weight="bold" style:font-weight-asian="bold" style:font-weight-complex="bold" style:text-position="super 65%"/>
    </style:style>
    <style:style style:name="T1146" style:parent-style-name="DefaultParagraphFont" style:family="text">
      <style:text-properties fo:font-weight="bold" style:font-weight-asian="bold" style:font-weight-complex="bold" style:text-position="super 65%"/>
    </style:style>
    <style:style style:name="T1147" style:parent-style-name="DefaultParagraphFont" style:family="text">
      <style:text-properties fo:font-weight="bold" style:font-weight-asian="bold" style:font-weight-complex="bold" style:text-position="super 65%"/>
    </style:style>
    <style:style style:name="P1148" style:parent-style-name="Bibletext" style:family="paragraph">
      <style:text-properties fo:font-weight="bold" style:font-weight-asian="bold" style:font-weight-complex="bold" fo:font-size="11pt" style:font-size-asian="11pt"/>
    </style:style>
    <style:style style:name="T1149" style:parent-style-name="DefaultParagraphFont" style:family="text">
      <style:text-properties fo:font-weight="bold" style:font-weight-asian="bold" style:font-weight-complex="bold" style:text-position="super 65%"/>
    </style:style>
    <style:style style:name="T1150" style:parent-style-name="DefaultParagraphFont" style:family="text">
      <style:text-properties fo:font-weight="bold" style:font-weight-asian="bold" style:font-weight-complex="bold" style:text-position="super 65%"/>
    </style:style>
    <style:style style:name="T1151" style:parent-style-name="DefaultParagraphFont" style:family="text">
      <style:text-properties fo:font-weight="bold" style:font-weight-asian="bold" style:font-weight-complex="bold" style:text-position="super 65%"/>
    </style:style>
    <style:style style:name="T1152" style:parent-style-name="DefaultParagraphFont" style:family="text">
      <style:text-properties fo:font-weight="bold" style:font-weight-asian="bold" style:font-weight-complex="bold" style:text-position="super 65%"/>
    </style:style>
    <style:style style:name="T1153" style:parent-style-name="DefaultParagraphFont" style:family="text">
      <style:text-properties fo:font-weight="bold" style:font-weight-asian="bold" style:font-weight-complex="bold" style:text-position="super 65%"/>
    </style:style>
    <style:style style:name="T1154" style:parent-style-name="DefaultParagraphFont" style:family="text">
      <style:text-properties fo:font-weight="bold" style:font-weight-asian="bold" style:font-weight-complex="bold" style:text-position="super 65%"/>
    </style:style>
    <style:style style:name="T1155" style:parent-style-name="DefaultParagraphFont" style:family="text">
      <style:text-properties fo:font-weight="bold" style:font-weight-asian="bold" style:font-weight-complex="bold" style:text-position="super 65%"/>
    </style:style>
    <style:style style:name="T1156" style:parent-style-name="DefaultParagraphFont" style:family="text">
      <style:text-properties fo:font-weight="bold" style:font-weight-asian="bold" style:font-weight-complex="bold" style:text-position="super 65%"/>
    </style:style>
    <style:style style:name="T1157" style:parent-style-name="DefaultParagraphFont" style:family="text">
      <style:text-properties fo:font-weight="bold" style:font-weight-asian="bold" style:font-weight-complex="bold" style:text-position="super 65%"/>
    </style:style>
    <style:style style:name="T1158" style:parent-style-name="DefaultParagraphFont" style:family="text">
      <style:text-properties fo:font-weight="bold" style:font-weight-asian="bold" style:font-weight-complex="bold" style:text-position="super 65%"/>
    </style:style>
    <style:style style:name="T1159" style:parent-style-name="DefaultParagraphFont" style:family="text">
      <style:text-properties fo:font-weight="bold" style:font-weight-asian="bold" style:font-weight-complex="bold" style:text-position="super 65%"/>
    </style:style>
    <style:style style:name="T1160" style:parent-style-name="DefaultParagraphFont" style:family="text">
      <style:text-properties fo:font-weight="bold" style:font-weight-asian="bold" style:font-weight-complex="bold" style:text-position="super 65%"/>
    </style:style>
    <style:style style:name="T1161" style:parent-style-name="DefaultParagraphFont" style:family="text">
      <style:text-properties fo:font-weight="bold" style:font-weight-asian="bold" style:font-weight-complex="bold" style:text-position="super 65%"/>
    </style:style>
    <style:style style:name="T1162" style:parent-style-name="DefaultParagraphFont" style:family="text">
      <style:text-properties fo:font-weight="bold" style:font-weight-asian="bold" style:font-weight-complex="bold" style:text-position="super 65%"/>
    </style:style>
    <style:style style:name="P1163" style:parent-style-name="Normal" style:family="paragraph">
      <style:paragraph-properties fo:text-align="center"/>
    </style:style>
    <style:style style:name="P1164" style:parent-style-name="Normal" style:family="paragraph">
      <style:paragraph-properties fo:text-align="start"/>
      <style:text-properties fo:font-weight="bold" style:font-weight-asian="bold" style:font-weight-complex="bold"/>
    </style:style>
    <style:style style:name="T1165" style:parent-style-name="DefaultParagraphFont" style:family="text">
      <style:text-properties fo:font-style="italic" style:font-style-asian="italic" style:font-style-complex="italic"/>
    </style:style>
    <style:style style:name="P1166" style:parent-style-name="Normal" style:family="paragraph">
      <style:paragraph-properties fo:text-align="center"/>
    </style:style>
    <style:style style:name="P1167" style:parent-style-name="Normal" style:family="paragraph">
      <style:paragraph-properties fo:text-align="start"/>
      <style:text-properties fo:font-weight="bold" style:font-weight-asian="bold" style:font-weight-complex="bold" fo:font-size="11pt" style:font-size-asian="11pt"/>
    </style:style>
    <style:style style:name="T1168" style:parent-style-name="DefaultParagraphFont" style:family="text">
      <style:text-properties fo:font-weight="bold" style:font-weight-asian="bold" style:font-weight-complex="bold" fo:font-size="16pt" style:font-size-asian="16pt" style:font-size-complex="16pt"/>
    </style:style>
    <style:style style:name="T1169" style:parent-style-name="DefaultParagraphFont" style:family="text">
      <style:text-properties fo:font-weight="bold" style:font-weight-asian="bold" style:font-weight-complex="bold"/>
    </style:style>
    <style:style style:name="T1170" style:parent-style-name="DefaultParagraphFont" style:family="text">
      <style:text-properties fo:font-weight="bold" style:font-weight-asian="bold" style:font-weight-complex="bold" style:text-position="super 65%"/>
    </style:style>
    <style:style style:name="T1171" style:parent-style-name="DefaultParagraphFont" style:family="text">
      <style:text-properties fo:font-weight="bold" style:font-weight-asian="bold" style:font-weight-complex="bold" style:text-position="super 65%"/>
    </style:style>
    <style:style style:name="T1172" style:parent-style-name="DefaultParagraphFont" style:family="text">
      <style:text-properties fo:font-weight="bold" style:font-weight-asian="bold" style:font-weight-complex="bold" style:text-position="super 65%"/>
    </style:style>
    <style:style style:name="T1173" style:parent-style-name="DefaultParagraphFont" style:family="text">
      <style:text-properties fo:font-weight="bold" style:font-weight-asian="bold" style:font-weight-complex="bold" style:text-position="super 65%"/>
    </style:style>
    <style:style style:name="T1174" style:parent-style-name="DefaultParagraphFont" style:family="text">
      <style:text-properties fo:font-weight="bold" style:font-weight-asian="bold" style:font-weight-complex="bold" style:text-position="super 65%"/>
    </style:style>
    <style:style style:name="T1175" style:parent-style-name="DefaultParagraphFont" style:family="text">
      <style:text-properties fo:font-weight="bold" style:font-weight-asian="bold" style:font-weight-complex="bold" style:text-position="super 65%"/>
    </style:style>
    <style:style style:name="P1176" style:parent-style-name="Bibletext" style:family="paragraph">
      <style:text-properties fo:font-weight="bold" style:font-weight-asian="bold" style:font-weight-complex="bold" fo:font-size="11pt" style:font-size-asian="11pt"/>
    </style:style>
    <style:style style:name="T1177" style:parent-style-name="DefaultParagraphFont" style:family="text">
      <style:text-properties fo:font-weight="bold" style:font-weight-asian="bold" style:font-weight-complex="bold" style:text-position="super 65%"/>
    </style:style>
    <style:style style:name="T1178" style:parent-style-name="DefaultParagraphFont" style:family="text">
      <style:text-properties fo:font-weight="bold" style:font-weight-asian="bold" style:font-weight-complex="bold" style:text-position="super 65%"/>
    </style:style>
    <style:style style:name="T1179" style:parent-style-name="DefaultParagraphFont" style:family="text">
      <style:text-properties fo:font-weight="bold" style:font-weight-asian="bold" style:font-weight-complex="bold" style:text-position="super 65%"/>
    </style:style>
    <style:style style:name="T1180" style:parent-style-name="DefaultParagraphFont" style:family="text">
      <style:text-properties fo:font-weight="bold" style:font-weight-asian="bold" style:font-weight-complex="bold" style:text-position="super 65%"/>
    </style:style>
    <style:style style:name="T1181" style:parent-style-name="DefaultParagraphFont" style:family="text">
      <style:text-properties fo:font-weight="bold" style:font-weight-asian="bold" style:font-weight-complex="bold" style:text-position="super 65%"/>
    </style:style>
    <style:style style:name="T1182" style:parent-style-name="DefaultParagraphFont" style:family="text">
      <style:text-properties fo:font-weight="bold" style:font-weight-asian="bold" style:font-weight-complex="bold" style:text-position="super 65%"/>
    </style:style>
    <style:style style:name="T1183" style:parent-style-name="DefaultParagraphFont" style:family="text">
      <style:text-properties fo:font-weight="bold" style:font-weight-asian="bold" style:font-weight-complex="bold" style:text-position="super 65%"/>
    </style:style>
    <style:style style:name="T1184" style:parent-style-name="DefaultParagraphFont" style:family="text">
      <style:text-properties fo:font-weight="bold" style:font-weight-asian="bold" style:font-weight-complex="bold" style:text-position="super 65%"/>
    </style:style>
    <style:style style:name="T1185" style:parent-style-name="DefaultParagraphFont" style:family="text">
      <style:text-properties fo:font-weight="bold" style:font-weight-asian="bold" style:font-weight-complex="bold" style:text-position="super 65%"/>
    </style:style>
    <style:style style:name="T1186" style:parent-style-name="DefaultParagraphFont" style:family="text">
      <style:text-properties fo:font-weight="bold" style:font-weight-asian="bold" style:font-weight-complex="bold" style:text-position="super 65%"/>
    </style:style>
    <style:style style:name="T1187" style:parent-style-name="DefaultParagraphFont" style:family="text">
      <style:text-properties fo:font-weight="bold" style:font-weight-asian="bold" style:font-weight-complex="bold" style:text-position="super 65%"/>
    </style:style>
    <style:style style:name="T1188" style:parent-style-name="DefaultParagraphFont" style:family="text">
      <style:text-properties fo:font-weight="bold" style:font-weight-asian="bold" style:font-weight-complex="bold" style:text-position="super 65%"/>
    </style:style>
    <style:style style:name="T1189" style:parent-style-name="DefaultParagraphFont" style:family="text">
      <style:text-properties fo:font-weight="bold" style:font-weight-asian="bold" style:font-weight-complex="bold" style:text-position="super 65%"/>
    </style:style>
    <style:style style:name="T1190" style:parent-style-name="DefaultParagraphFont" style:family="text">
      <style:text-properties fo:font-weight="bold" style:font-weight-asian="bold" style:font-weight-complex="bold" style:text-position="super 65%"/>
    </style:style>
    <style:style style:name="T1191" style:parent-style-name="DefaultParagraphFont" style:family="text">
      <style:text-properties fo:font-weight="bold" style:font-weight-asian="bold" style:font-weight-complex="bold" style:text-position="super 65%"/>
    </style:style>
    <style:style style:name="T1192" style:parent-style-name="DefaultParagraphFont" style:family="text">
      <style:text-properties fo:font-weight="bold" style:font-weight-asian="bold" style:font-weight-complex="bold" style:text-position="super 65%"/>
    </style:style>
    <style:style style:name="T1193" style:parent-style-name="DefaultParagraphFont" style:family="text">
      <style:text-properties fo:font-weight="bold" style:font-weight-asian="bold" style:font-weight-complex="bold" style:text-position="super 65%"/>
    </style:style>
    <style:style style:name="T1194" style:parent-style-name="DefaultParagraphFont" style:family="text">
      <style:text-properties fo:font-weight="bold" style:font-weight-asian="bold" style:font-weight-complex="bold" style:text-position="super 65%"/>
    </style:style>
    <style:style style:name="T1195" style:parent-style-name="DefaultParagraphFont" style:family="text">
      <style:text-properties fo:font-weight="bold" style:font-weight-asian="bold" style:font-weight-complex="bold" style:text-position="super 65%"/>
    </style:style>
    <style:style style:name="T1196" style:parent-style-name="DefaultParagraphFont" style:family="text">
      <style:text-properties fo:font-weight="bold" style:font-weight-asian="bold" style:font-weight-complex="bold" style:text-position="super 65%"/>
    </style:style>
    <style:style style:name="T1197" style:parent-style-name="DefaultParagraphFont" style:family="text">
      <style:text-properties fo:font-weight="bold" style:font-weight-asian="bold" style:font-weight-complex="bold" style:text-position="super 65%"/>
    </style:style>
    <style:style style:name="T1198" style:parent-style-name="DefaultParagraphFont" style:family="text">
      <style:text-properties fo:font-weight="bold" style:font-weight-asian="bold" style:font-weight-complex="bold" style:text-position="super 65%"/>
    </style:style>
    <style:style style:name="T1199" style:parent-style-name="DefaultParagraphFont" style:family="text">
      <style:text-properties fo:font-weight="bold" style:font-weight-asian="bold" style:font-weight-complex="bold" style:text-position="super 65%"/>
    </style:style>
    <style:style style:name="T1200" style:parent-style-name="DefaultParagraphFont" style:family="text">
      <style:text-properties fo:font-weight="bold" style:font-weight-asian="bold" style:font-weight-complex="bold" style:text-position="super 65%"/>
    </style:style>
    <style:style style:name="T1201" style:parent-style-name="DefaultParagraphFont" style:family="text">
      <style:text-properties fo:font-weight="bold" style:font-weight-asian="bold" style:font-weight-complex="bold" style:text-position="super 65%"/>
    </style:style>
    <style:style style:name="T1202" style:parent-style-name="DefaultParagraphFont" style:family="text">
      <style:text-properties fo:font-weight="bold" style:font-weight-asian="bold" style:font-weight-complex="bold" style:text-position="super 65%"/>
    </style:style>
    <style:style style:name="T1203" style:parent-style-name="DefaultParagraphFont" style:family="text">
      <style:text-properties fo:font-weight="bold" style:font-weight-asian="bold" style:font-weight-complex="bold" style:text-position="super 65%"/>
    </style:style>
    <style:style style:name="T1204" style:parent-style-name="DefaultParagraphFont" style:family="text">
      <style:text-properties fo:font-weight="bold" style:font-weight-asian="bold" style:font-weight-complex="bold" style:text-position="super 65%"/>
    </style:style>
    <style:style style:name="T1205" style:parent-style-name="DefaultParagraphFont" style:family="text">
      <style:text-properties fo:font-weight="bold" style:font-weight-asian="bold" style:font-weight-complex="bold" style:text-position="super 65%"/>
    </style:style>
    <style:style style:name="T1206" style:parent-style-name="DefaultParagraphFont" style:family="text">
      <style:text-properties fo:font-weight="bold" style:font-weight-asian="bold" style:font-weight-complex="bold" style:text-position="super 65%"/>
    </style:style>
    <style:style style:name="T1207" style:parent-style-name="DefaultParagraphFont" style:family="text">
      <style:text-properties fo:font-weight="bold" style:font-weight-asian="bold" style:font-weight-complex="bold" style:text-position="super 65%"/>
    </style:style>
    <style:style style:name="T1208" style:parent-style-name="DefaultParagraphFont" style:family="text">
      <style:text-properties fo:font-weight="bold" style:font-weight-asian="bold" style:font-weight-complex="bold" style:text-position="super 65%"/>
    </style:style>
    <style:style style:name="T1209" style:parent-style-name="DefaultParagraphFont" style:family="text">
      <style:text-properties fo:font-weight="bold" style:font-weight-asian="bold" style:font-weight-complex="bold" style:text-position="super 65%"/>
    </style:style>
    <style:style style:name="T1210" style:parent-style-name="DefaultParagraphFont" style:family="text">
      <style:text-properties fo:font-weight="bold" style:font-weight-asian="bold" style:font-weight-complex="bold" style:text-position="super 65%"/>
    </style:style>
    <style:style style:name="T1211" style:parent-style-name="DefaultParagraphFont" style:family="text">
      <style:text-properties fo:font-weight="bold" style:font-weight-asian="bold" style:font-weight-complex="bold" style:text-position="super 65%"/>
    </style:style>
    <style:style style:name="T1212" style:parent-style-name="DefaultParagraphFont" style:family="text">
      <style:text-properties fo:font-weight="bold" style:font-weight-asian="bold" style:font-weight-complex="bold" style:text-position="super 65%"/>
    </style:style>
    <style:style style:name="T1213" style:parent-style-name="DefaultParagraphFont" style:family="text">
      <style:text-properties fo:font-weight="bold" style:font-weight-asian="bold" style:font-weight-complex="bold" style:text-position="super 65%"/>
    </style:style>
    <style:style style:name="T1214" style:parent-style-name="DefaultParagraphFont" style:family="text">
      <style:text-properties fo:font-weight="bold" style:font-weight-asian="bold" style:font-weight-complex="bold" style:text-position="super 65%"/>
    </style:style>
    <style:style style:name="T1215" style:parent-style-name="DefaultParagraphFont" style:family="text">
      <style:text-properties fo:font-weight="bold" style:font-weight-asian="bold" style:font-weight-complex="bold" style:text-position="super 65%"/>
    </style:style>
    <style:style style:name="T1216" style:parent-style-name="DefaultParagraphFont" style:family="text">
      <style:text-properties fo:font-weight="bold" style:font-weight-asian="bold" style:font-weight-complex="bold" style:text-position="super 65%"/>
    </style:style>
    <style:style style:name="T1217" style:parent-style-name="DefaultParagraphFont" style:family="text">
      <style:text-properties fo:font-weight="bold" style:font-weight-asian="bold" style:font-weight-complex="bold" style:text-position="super 65%"/>
    </style:style>
    <style:style style:name="T1218" style:parent-style-name="DefaultParagraphFont" style:family="text">
      <style:text-properties fo:font-weight="bold" style:font-weight-asian="bold" style:font-weight-complex="bold" style:text-position="super 65%"/>
    </style:style>
    <style:style style:name="T1219" style:parent-style-name="DefaultParagraphFont" style:family="text">
      <style:text-properties fo:font-weight="bold" style:font-weight-asian="bold" style:font-weight-complex="bold" style:text-position="super 65%"/>
    </style:style>
    <style:style style:name="T1220" style:parent-style-name="DefaultParagraphFont" style:family="text">
      <style:text-properties fo:font-weight="bold" style:font-weight-asian="bold" style:font-weight-complex="bold" style:text-position="super 65%"/>
    </style:style>
    <style:style style:name="T1221" style:parent-style-name="DefaultParagraphFont" style:family="text">
      <style:text-properties fo:font-weight="bold" style:font-weight-asian="bold" style:font-weight-complex="bold" style:text-position="super 65%"/>
    </style:style>
    <style:style style:name="T1222" style:parent-style-name="DefaultParagraphFont" style:family="text">
      <style:text-properties fo:font-weight="bold" style:font-weight-asian="bold" style:font-weight-complex="bold" style:text-position="super 65%"/>
    </style:style>
    <style:style style:name="T1223" style:parent-style-name="DefaultParagraphFont" style:family="text">
      <style:text-properties fo:font-weight="bold" style:font-weight-asian="bold" style:font-weight-complex="bold" style:text-position="super 65%"/>
    </style:style>
    <style:style style:name="T1224" style:parent-style-name="DefaultParagraphFont" style:family="text">
      <style:text-properties fo:font-weight="bold" style:font-weight-asian="bold" style:font-weight-complex="bold" style:text-position="super 65%"/>
    </style:style>
    <style:style style:name="P1225" style:parent-style-name="Normal" style:family="paragraph">
      <style:paragraph-properties fo:text-align="center"/>
    </style:style>
    <style:style style:name="P1226" style:parent-style-name="Normal" style:family="paragraph">
      <style:paragraph-properties fo:text-align="start"/>
      <style:text-properties fo:font-weight="bold" style:font-weight-asian="bold" style:font-weight-complex="bold" fo:font-size="11pt" style:font-size-asian="11pt"/>
    </style:style>
    <style:style style:name="TableColumn1228" style:family="table-column">
      <style:table-column-properties style:column-width="4.193in"/>
    </style:style>
    <style:style style:name="Table1227" style:family="table">
      <style:table-properties style:width="4.193in" fo:margin-left="0in" table:align="left"/>
    </style:style>
    <style:style style:name="TableRow1229" style:family="table-row">
      <style:table-row-properties/>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paragraph-properties fo:text-align="center"/>
    </style:style>
    <style:style style:name="TableRow1232" style:family="table-row">
      <style:table-row-properties/>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margin-bottom="0.1111in"/>
    </style:style>
    <style:style style:name="T1235" style:parent-style-name="DefaultParagraphFont" style:family="text">
      <style:text-properties fo:font-style="italic" style:font-style-asian="italic" style:font-style-complex="italic"/>
    </style:style>
    <style:style style:name="P1236" style:parent-style-name="Normal" style:family="paragraph">
      <style:paragraph-properties fo:margin-bottom="0.1111in"/>
    </style:style>
    <style:style style:name="T1237" style:parent-style-name="DefaultParagraphFont" style:family="text">
      <style:text-properties fo:font-style="italic" style:font-style-asian="italic" style:font-style-complex="italic"/>
    </style:style>
    <style:style style:name="P1238" style:parent-style-name="Normal" style:family="paragraph">
      <style:paragraph-properties fo:margin-bottom="0.1111in"/>
    </style:style>
    <style:style style:name="P1239" style:parent-style-name="Normal" style:family="paragraph">
      <style:paragraph-properties fo:margin-bottom="0.1111in"/>
    </style:style>
    <style:style style:name="T1240" style:parent-style-name="DefaultParagraphFont" style:family="text">
      <style:text-properties fo:font-style="italic" style:font-style-asian="italic" style:font-style-complex="italic"/>
    </style:style>
    <style:style style:name="T1241" style:parent-style-name="DefaultParagraphFont" style:family="text">
      <style:text-properties fo:font-style="italic" style:font-style-asian="italic" style:font-style-complex="italic"/>
    </style:style>
    <style:style style:name="P1242" style:parent-style-name="Normal" style:family="paragraph">
      <style:paragraph-properties fo:text-align="center"/>
    </style:style>
    <style:style style:name="P1243" style:parent-style-name="Normal" style:family="paragraph">
      <style:paragraph-properties fo:text-align="start"/>
      <style:text-properties fo:font-weight="bold" style:font-weight-asian="bold" style:font-weight-complex="bold" fo:font-size="11pt" style:font-size-asian="11pt"/>
    </style:style>
    <style:style style:name="T1244" style:parent-style-name="DefaultParagraphFont" style:family="text">
      <style:text-properties fo:font-weight="bold" style:font-weight-asian="bold" style:font-weight-complex="bold" fo:font-size="16pt" style:font-size-asian="16pt" style:font-size-complex="16pt"/>
    </style:style>
    <style:style style:name="T1245" style:parent-style-name="DefaultParagraphFont" style:family="text">
      <style:text-properties fo:font-weight="bold" style:font-weight-asian="bold" style:font-weight-complex="bold"/>
    </style:style>
    <style:style style:name="T1246" style:parent-style-name="DefaultParagraphFont" style:family="text">
      <style:text-properties fo:font-weight="bold" style:font-weight-asian="bold" style:font-weight-complex="bold" style:text-position="super 65%"/>
    </style:style>
    <style:style style:name="T1247" style:parent-style-name="DefaultParagraphFont" style:family="text">
      <style:text-properties fo:font-weight="bold" style:font-weight-asian="bold" style:font-weight-complex="bold" style:text-position="super 65%"/>
    </style:style>
    <style:style style:name="T1248" style:parent-style-name="DefaultParagraphFont" style:family="text">
      <style:text-properties fo:font-weight="bold" style:font-weight-asian="bold" style:font-weight-complex="bold" style:text-position="super 65%"/>
    </style:style>
    <style:style style:name="T1249" style:parent-style-name="DefaultParagraphFont" style:family="text">
      <style:text-properties fo:font-weight="bold" style:font-weight-asian="bold" style:font-weight-complex="bold" style:text-position="super 65%"/>
    </style:style>
    <style:style style:name="T1250" style:parent-style-name="DefaultParagraphFont" style:family="text">
      <style:text-properties fo:font-weight="bold" style:font-weight-asian="bold" style:font-weight-complex="bold" style:text-position="super 65%"/>
    </style:style>
    <style:style style:name="T1251" style:parent-style-name="DefaultParagraphFont" style:family="text">
      <style:text-properties fo:font-weight="bold" style:font-weight-asian="bold" style:font-weight-complex="bold" style:text-position="super 65%"/>
    </style:style>
    <style:style style:name="T1252" style:parent-style-name="DefaultParagraphFont" style:family="text">
      <style:text-properties fo:font-weight="bold" style:font-weight-asian="bold" style:font-weight-complex="bold" style:text-position="super 65%"/>
    </style:style>
    <style:style style:name="T1253" style:parent-style-name="DefaultParagraphFont" style:family="text">
      <style:text-properties fo:font-weight="bold" style:font-weight-asian="bold" style:font-weight-complex="bold" style:text-position="super 65%"/>
    </style:style>
    <style:style style:name="T1254" style:parent-style-name="DefaultParagraphFont" style:family="text">
      <style:text-properties fo:font-weight="bold" style:font-weight-asian="bold" style:font-weight-complex="bold" style:text-position="super 65%"/>
    </style:style>
    <style:style style:name="T1255" style:parent-style-name="DefaultParagraphFont" style:family="text">
      <style:text-properties fo:font-weight="bold" style:font-weight-asian="bold" style:font-weight-complex="bold" style:text-position="super 65%"/>
    </style:style>
    <style:style style:name="T1256" style:parent-style-name="DefaultParagraphFont" style:family="text">
      <style:text-properties fo:font-weight="bold" style:font-weight-asian="bold" style:font-weight-complex="bold" style:text-position="super 65%"/>
    </style:style>
    <style:style style:name="T1257" style:parent-style-name="DefaultParagraphFont" style:family="text">
      <style:text-properties fo:font-weight="bold" style:font-weight-asian="bold" style:font-weight-complex="bold" style:text-position="super 65%"/>
    </style:style>
    <style:style style:name="P1258" style:parent-style-name="Bibletext" style:family="paragraph">
      <style:text-properties fo:font-weight="bold" style:font-weight-asian="bold" style:font-weight-complex="bold" fo:font-size="11pt" style:font-size-asian="11pt"/>
    </style:style>
    <style:style style:name="T1259" style:parent-style-name="DefaultParagraphFont" style:family="text">
      <style:text-properties fo:font-weight="bold" style:font-weight-asian="bold" style:font-weight-complex="bold" style:text-position="super 65%"/>
    </style:style>
    <style:style style:name="T1260" style:parent-style-name="DefaultParagraphFont" style:family="text">
      <style:text-properties fo:font-weight="bold" style:font-weight-asian="bold" style:font-weight-complex="bold" style:text-position="super 65%"/>
    </style:style>
    <style:style style:name="T1261" style:parent-style-name="DefaultParagraphFont" style:family="text">
      <style:text-properties fo:font-weight="bold" style:font-weight-asian="bold" style:font-weight-complex="bold" style:text-position="super 65%"/>
    </style:style>
    <style:style style:name="T1262" style:parent-style-name="DefaultParagraphFont" style:family="text">
      <style:text-properties fo:font-weight="bold" style:font-weight-asian="bold" style:font-weight-complex="bold" style:text-position="super 65%"/>
    </style:style>
    <style:style style:name="T1263" style:parent-style-name="DefaultParagraphFont" style:family="text">
      <style:text-properties fo:font-weight="bold" style:font-weight-asian="bold" style:font-weight-complex="bold" style:text-position="super 65%"/>
    </style:style>
    <style:style style:name="T1264" style:parent-style-name="DefaultParagraphFont" style:family="text">
      <style:text-properties fo:font-weight="bold" style:font-weight-asian="bold" style:font-weight-complex="bold" style:text-position="super 65%"/>
    </style:style>
    <style:style style:name="T1265" style:parent-style-name="DefaultParagraphFont" style:family="text">
      <style:text-properties fo:font-weight="bold" style:font-weight-asian="bold" style:font-weight-complex="bold" style:text-position="super 65%"/>
    </style:style>
    <style:style style:name="T1266" style:parent-style-name="DefaultParagraphFont" style:family="text">
      <style:text-properties fo:font-weight="bold" style:font-weight-asian="bold" style:font-weight-complex="bold" style:text-position="super 65%"/>
    </style:style>
    <style:style style:name="T1267" style:parent-style-name="DefaultParagraphFont" style:family="text">
      <style:text-properties fo:font-weight="bold" style:font-weight-asian="bold" style:font-weight-complex="bold" style:text-position="super 65%"/>
    </style:style>
    <style:style style:name="T1268" style:parent-style-name="DefaultParagraphFont" style:family="text">
      <style:text-properties fo:font-weight="bold" style:font-weight-asian="bold" style:font-weight-complex="bold" style:text-position="super 65%"/>
    </style:style>
    <style:style style:name="T1269" style:parent-style-name="DefaultParagraphFont" style:family="text">
      <style:text-properties fo:font-weight="bold" style:font-weight-asian="bold" style:font-weight-complex="bold" style:text-position="super 65%"/>
    </style:style>
    <style:style style:name="T1270" style:parent-style-name="DefaultParagraphFont" style:family="text">
      <style:text-properties fo:font-weight="bold" style:font-weight-asian="bold" style:font-weight-complex="bold" style:text-position="super 65%"/>
    </style:style>
    <style:style style:name="T1271" style:parent-style-name="DefaultParagraphFont" style:family="text">
      <style:text-properties fo:font-weight="bold" style:font-weight-asian="bold" style:font-weight-complex="bold" style:text-position="super 65%"/>
    </style:style>
    <style:style style:name="T1272" style:parent-style-name="DefaultParagraphFont" style:family="text">
      <style:text-properties fo:font-weight="bold" style:font-weight-asian="bold" style:font-weight-complex="bold" style:text-position="super 65%"/>
    </style:style>
    <style:style style:name="T1273" style:parent-style-name="DefaultParagraphFont" style:family="text">
      <style:text-properties fo:font-weight="bold" style:font-weight-asian="bold" style:font-weight-complex="bold" style:text-position="super 65%"/>
    </style:style>
    <style:style style:name="T1274" style:parent-style-name="DefaultParagraphFont" style:family="text">
      <style:text-properties fo:font-weight="bold" style:font-weight-asian="bold" style:font-weight-complex="bold" style:text-position="super 65%"/>
    </style:style>
    <style:style style:name="T1275" style:parent-style-name="DefaultParagraphFont" style:family="text">
      <style:text-properties fo:font-weight="bold" style:font-weight-asian="bold" style:font-weight-complex="bold" style:text-position="super 65%"/>
    </style:style>
    <style:style style:name="T1276" style:parent-style-name="DefaultParagraphFont" style:family="text">
      <style:text-properties fo:font-weight="bold" style:font-weight-asian="bold" style:font-weight-complex="bold" style:text-position="super 65%"/>
    </style:style>
    <style:style style:name="T1277" style:parent-style-name="DefaultParagraphFont" style:family="text">
      <style:text-properties fo:font-weight="bold" style:font-weight-asian="bold" style:font-weight-complex="bold" style:text-position="super 65%"/>
    </style:style>
    <style:style style:name="T1278" style:parent-style-name="DefaultParagraphFont" style:family="text">
      <style:text-properties fo:font-weight="bold" style:font-weight-asian="bold" style:font-weight-complex="bold" style:text-position="super 65%"/>
    </style:style>
    <style:style style:name="T1279" style:parent-style-name="DefaultParagraphFont" style:family="text">
      <style:text-properties fo:font-weight="bold" style:font-weight-asian="bold" style:font-weight-complex="bold" style:text-position="super 65%"/>
    </style:style>
    <style:style style:name="T1280" style:parent-style-name="DefaultParagraphFont" style:family="text">
      <style:text-properties fo:font-weight="bold" style:font-weight-asian="bold" style:font-weight-complex="bold" style:text-position="super 65%"/>
    </style:style>
    <style:style style:name="T1281" style:parent-style-name="DefaultParagraphFont" style:family="text">
      <style:text-properties fo:font-weight="bold" style:font-weight-asian="bold" style:font-weight-complex="bold" style:text-position="super 65%"/>
    </style:style>
    <style:style style:name="T1282" style:parent-style-name="DefaultParagraphFont" style:family="text">
      <style:text-properties fo:font-weight="bold" style:font-weight-asian="bold" style:font-weight-complex="bold" style:text-position="super 65%"/>
    </style:style>
    <style:style style:name="T1283" style:parent-style-name="DefaultParagraphFont" style:family="text">
      <style:text-properties fo:font-weight="bold" style:font-weight-asian="bold" style:font-weight-complex="bold" style:text-position="super 65%"/>
    </style:style>
    <style:style style:name="T1284" style:parent-style-name="DefaultParagraphFont" style:family="text">
      <style:text-properties fo:font-weight="bold" style:font-weight-asian="bold" style:font-weight-complex="bold" style:text-position="super 65%"/>
    </style:style>
    <style:style style:name="T1285" style:parent-style-name="DefaultParagraphFont" style:family="text">
      <style:text-properties fo:font-weight="bold" style:font-weight-asian="bold" style:font-weight-complex="bold" style:text-position="super 65%"/>
    </style:style>
    <style:style style:name="T1286" style:parent-style-name="DefaultParagraphFont" style:family="text">
      <style:text-properties fo:font-weight="bold" style:font-weight-asian="bold" style:font-weight-complex="bold" style:text-position="super 65%"/>
    </style:style>
    <style:style style:name="T1287" style:parent-style-name="DefaultParagraphFont" style:family="text">
      <style:text-properties fo:font-weight="bold" style:font-weight-asian="bold" style:font-weight-complex="bold" style:text-position="super 65%"/>
    </style:style>
    <style:style style:name="T1288" style:parent-style-name="DefaultParagraphFont" style:family="text">
      <style:text-properties fo:font-weight="bold" style:font-weight-asian="bold" style:font-weight-complex="bold" style:text-position="super 65%"/>
    </style:style>
    <style:style style:name="T1289" style:parent-style-name="DefaultParagraphFont" style:family="text">
      <style:text-properties fo:font-weight="bold" style:font-weight-asian="bold" style:font-weight-complex="bold" style:text-position="super 65%"/>
    </style:style>
    <style:style style:name="T1290" style:parent-style-name="DefaultParagraphFont" style:family="text">
      <style:text-properties fo:font-weight="bold" style:font-weight-asian="bold" style:font-weight-complex="bold" style:text-position="super 65%"/>
    </style:style>
    <style:style style:name="T1291" style:parent-style-name="DefaultParagraphFont" style:family="text">
      <style:text-properties fo:font-weight="bold" style:font-weight-asian="bold" style:font-weight-complex="bold" style:text-position="super 65%"/>
    </style:style>
    <style:style style:name="P1292" style:parent-style-name="Normal" style:family="paragraph">
      <style:paragraph-properties fo:text-align="center"/>
    </style:style>
    <style:style style:name="T1293" style:parent-style-name="DefaultParagraphFont" style:family="text">
      <style:text-properties fo:font-style="italic" style:font-style-asian="italic" style:font-style-complex="italic"/>
    </style:style>
    <style:style style:name="T1294" style:parent-style-name="DefaultParagraphFont" style:family="text">
      <style:text-properties fo:font-style="italic" style:font-style-asian="italic" style:font-style-complex="italic"/>
    </style:style>
    <style:style style:name="T1295" style:parent-style-name="DefaultParagraphFont" style:family="text">
      <style:text-properties fo:font-style="italic" style:font-style-asian="italic" style:font-style-complex="italic"/>
    </style:style>
    <style:style style:name="T1296" style:parent-style-name="DefaultParagraphFont" style:family="text">
      <style:text-properties fo:font-style="italic" style:font-style-asian="italic" style:font-style-complex="italic"/>
    </style:style>
    <style:style style:name="P1297" style:parent-style-name="Normal" style:family="paragraph">
      <style:paragraph-properties fo:text-align="center"/>
    </style:style>
    <style:style style:name="P1298" style:parent-style-name="Normal" style:family="paragraph">
      <style:paragraph-properties fo:text-align="start"/>
      <style:text-properties fo:font-weight="bold" style:font-weight-asian="bold" style:font-weight-complex="bold"/>
    </style:style>
    <style:style style:name="T1299" style:parent-style-name="DefaultParagraphFont" style:family="text">
      <style:text-properties fo:font-weight="bold" style:font-weight-asian="bold" style:font-weight-complex="bold" fo:font-size="16pt" style:font-size-asian="16pt" style:font-size-complex="16pt"/>
    </style:style>
    <style:style style:name="T1300" style:parent-style-name="DefaultParagraphFont" style:family="text">
      <style:text-properties fo:font-weight="bold" style:font-weight-asian="bold" style:font-weight-complex="bold"/>
    </style:style>
    <style:style style:name="T1301" style:parent-style-name="DefaultParagraphFont" style:family="text">
      <style:text-properties fo:font-weight="bold" style:font-weight-asian="bold" style:font-weight-complex="bold" style:text-position="super 65%"/>
    </style:style>
    <style:style style:name="T1302" style:parent-style-name="DefaultParagraphFont" style:family="text">
      <style:text-properties fo:font-weight="bold" style:font-weight-asian="bold" style:font-weight-complex="bold" style:text-position="super 65%"/>
    </style:style>
    <style:style style:name="T1303" style:parent-style-name="DefaultParagraphFont" style:family="text">
      <style:text-properties fo:font-weight="bold" style:font-weight-asian="bold" style:font-weight-complex="bold" style:text-position="super 65%"/>
    </style:style>
    <style:style style:name="T1304" style:parent-style-name="DefaultParagraphFont" style:family="text">
      <style:text-properties fo:font-weight="bold" style:font-weight-asian="bold" style:font-weight-complex="bold" style:text-position="super 65%"/>
    </style:style>
    <style:style style:name="T1305" style:parent-style-name="DefaultParagraphFont" style:family="text">
      <style:text-properties fo:font-weight="bold" style:font-weight-asian="bold" style:font-weight-complex="bold" style:text-position="super 65%"/>
    </style:style>
    <style:style style:name="T1306" style:parent-style-name="DefaultParagraphFont" style:family="text">
      <style:text-properties fo:font-weight="bold" style:font-weight-asian="bold" style:font-weight-complex="bold" style:text-position="super 65%"/>
    </style:style>
    <style:style style:name="T1307" style:parent-style-name="DefaultParagraphFont" style:family="text">
      <style:text-properties fo:font-weight="bold" style:font-weight-asian="bold" style:font-weight-complex="bold" style:text-position="super 65%"/>
    </style:style>
    <style:style style:name="T1308" style:parent-style-name="DefaultParagraphFont" style:family="text">
      <style:text-properties fo:font-weight="bold" style:font-weight-asian="bold" style:font-weight-complex="bold" style:text-position="super 65%"/>
    </style:style>
    <style:style style:name="T1309" style:parent-style-name="DefaultParagraphFont" style:family="text">
      <style:text-properties fo:font-weight="bold" style:font-weight-asian="bold" style:font-weight-complex="bold" style:text-position="super 65%"/>
    </style:style>
    <style:style style:name="T1310" style:parent-style-name="DefaultParagraphFont" style:family="text">
      <style:text-properties fo:font-weight="bold" style:font-weight-asian="bold" style:font-weight-complex="bold" style:text-position="super 65%"/>
    </style:style>
    <style:style style:name="T1311" style:parent-style-name="DefaultParagraphFont" style:family="text">
      <style:text-properties fo:font-weight="bold" style:font-weight-asian="bold" style:font-weight-complex="bold" style:text-position="super 65%"/>
    </style:style>
    <style:style style:name="T1312" style:parent-style-name="DefaultParagraphFont" style:family="text">
      <style:text-properties fo:font-weight="bold" style:font-weight-asian="bold" style:font-weight-complex="bold" style:text-position="super 65%"/>
    </style:style>
    <style:style style:name="T1313" style:parent-style-name="DefaultParagraphFont" style:family="text">
      <style:text-properties fo:font-weight="bold" style:font-weight-asian="bold" style:font-weight-complex="bold" style:text-position="super 65%"/>
    </style:style>
    <style:style style:name="T1314" style:parent-style-name="DefaultParagraphFont" style:family="text">
      <style:text-properties fo:font-weight="bold" style:font-weight-asian="bold" style:font-weight-complex="bold" style:text-position="super 65%"/>
    </style:style>
    <style:style style:name="T1315" style:parent-style-name="DefaultParagraphFont" style:family="text">
      <style:text-properties fo:font-weight="bold" style:font-weight-asian="bold" style:font-weight-complex="bold" style:text-position="super 65%"/>
    </style:style>
    <style:style style:name="T1316" style:parent-style-name="DefaultParagraphFont" style:family="text">
      <style:text-properties fo:font-weight="bold" style:font-weight-asian="bold" style:font-weight-complex="bold" style:text-position="super 65%"/>
    </style:style>
    <style:style style:name="T1317" style:parent-style-name="DefaultParagraphFont" style:family="text">
      <style:text-properties fo:font-weight="bold" style:font-weight-asian="bold" style:font-weight-complex="bold" style:text-position="super 65%"/>
    </style:style>
    <style:style style:name="T1318" style:parent-style-name="DefaultParagraphFont" style:family="text">
      <style:text-properties fo:font-weight="bold" style:font-weight-asian="bold" style:font-weight-complex="bold" style:text-position="super 65%"/>
    </style:style>
    <style:style style:name="T1319" style:parent-style-name="DefaultParagraphFont" style:family="text">
      <style:text-properties fo:font-weight="bold" style:font-weight-asian="bold" style:font-weight-complex="bold" style:text-position="super 65%"/>
    </style:style>
    <style:style style:name="T1320" style:parent-style-name="DefaultParagraphFont" style:family="text">
      <style:text-properties fo:font-weight="bold" style:font-weight-asian="bold" style:font-weight-complex="bold" style:text-position="super 65%"/>
    </style:style>
    <style:style style:name="T1321" style:parent-style-name="DefaultParagraphFont" style:family="text">
      <style:text-properties fo:font-weight="bold" style:font-weight-asian="bold" style:font-weight-complex="bold" style:text-position="super 65%"/>
    </style:style>
    <style:style style:name="T1322" style:parent-style-name="DefaultParagraphFont" style:family="text">
      <style:text-properties fo:font-weight="bold" style:font-weight-asian="bold" style:font-weight-complex="bold" style:text-position="super 65%"/>
    </style:style>
    <style:style style:name="T1323" style:parent-style-name="DefaultParagraphFont" style:family="text">
      <style:text-properties fo:font-weight="bold" style:font-weight-asian="bold" style:font-weight-complex="bold" style:text-position="super 65%"/>
    </style:style>
    <style:style style:name="T1324" style:parent-style-name="DefaultParagraphFont" style:family="text">
      <style:text-properties fo:font-weight="bold" style:font-weight-asian="bold" style:font-weight-complex="bold" style:text-position="super 65%"/>
    </style:style>
    <style:style style:name="T1325" style:parent-style-name="DefaultParagraphFont" style:family="text">
      <style:text-properties fo:font-weight="bold" style:font-weight-asian="bold" style:font-weight-complex="bold" style:text-position="super 65%"/>
    </style:style>
    <style:style style:name="T1326" style:parent-style-name="DefaultParagraphFont" style:family="text">
      <style:text-properties fo:font-weight="bold" style:font-weight-asian="bold" style:font-weight-complex="bold" style:text-position="super 65%"/>
    </style:style>
    <style:style style:name="T1327" style:parent-style-name="DefaultParagraphFont" style:family="text">
      <style:text-properties fo:font-weight="bold" style:font-weight-asian="bold" style:font-weight-complex="bold" style:text-position="super 65%"/>
    </style:style>
    <style:style style:name="T1328" style:parent-style-name="DefaultParagraphFont" style:family="text">
      <style:text-properties fo:font-weight="bold" style:font-weight-asian="bold" style:font-weight-complex="bold" style:text-position="super 65%"/>
    </style:style>
    <style:style style:name="T1329" style:parent-style-name="DefaultParagraphFont" style:family="text">
      <style:text-properties fo:font-weight="bold" style:font-weight-asian="bold" style:font-weight-complex="bold" style:text-position="super 65%"/>
    </style:style>
    <style:style style:name="T1330" style:parent-style-name="DefaultParagraphFont" style:family="text">
      <style:text-properties fo:font-weight="bold" style:font-weight-asian="bold" style:font-weight-complex="bold" style:text-position="super 65%"/>
    </style:style>
    <style:style style:name="T1331" style:parent-style-name="DefaultParagraphFont" style:family="text">
      <style:text-properties fo:font-weight="bold" style:font-weight-asian="bold" style:font-weight-complex="bold" style:text-position="super 65%"/>
    </style:style>
    <style:style style:name="T1332" style:parent-style-name="DefaultParagraphFont" style:family="text">
      <style:text-properties fo:font-weight="bold" style:font-weight-asian="bold" style:font-weight-complex="bold" style:text-position="super 65%"/>
    </style:style>
    <style:style style:name="T1333" style:parent-style-name="DefaultParagraphFont" style:family="text">
      <style:text-properties fo:font-weight="bold" style:font-weight-asian="bold" style:font-weight-complex="bold" style:text-position="super 65%"/>
    </style:style>
    <style:style style:name="P1334" style:parent-style-name="Normal" style:family="paragraph">
      <style:paragraph-properties fo:text-align="center"/>
    </style:style>
    <style:style style:name="P1335" style:parent-style-name="Normal" style:master-page-name="MP3" style:family="paragraph">
      <style:paragraph-properties fo:break-before="page"/>
    </style:style>
    <style:style style:name="P1343" style:parent-style-name="Normal" style:family="paragraph">
      <style:paragraph-properties fo:text-align="center"/>
      <style:text-properties fo:font-size="16pt" style:font-size-asian="16pt" style:font-size-complex="16pt"/>
    </style:style>
    <style:style style:name="P1344" style:parent-style-name="Normal" style:family="paragraph">
      <style:paragraph-properties fo:text-align="center"/>
    </style:style>
    <style:style style:name="P1345" style:parent-style-name="Normal" style:family="paragraph">
      <style:paragraph-properties fo:margin-bottom="0.1111in"/>
      <style:text-properties fo:font-weight="bold" style:font-weight-asian="bold" style:font-weight-complex="bold"/>
    </style:style>
    <style:style style:name="T1346" style:parent-style-name="DefaultParagraphFont" style:family="text">
      <style:text-properties fo:font-weight="bold" style:font-weight-asian="bold" style:font-weight-complex="bold" fo:font-size="16pt" style:font-size-asian="16pt" style:font-size-complex="16pt"/>
    </style:style>
    <style:style style:name="T1347" style:parent-style-name="DefaultParagraphFont" style:family="text">
      <style:text-properties fo:font-weight="bold" style:font-weight-asian="bold" style:font-weight-complex="bold"/>
    </style:style>
    <style:style style:name="T1348" style:parent-style-name="DefaultParagraphFont" style:family="text">
      <style:text-properties fo:font-weight="bold" style:font-weight-asian="bold" style:font-weight-complex="bold" style:text-position="super 65%"/>
    </style:style>
    <style:style style:name="T1349" style:parent-style-name="DefaultParagraphFont" style:family="text">
      <style:text-properties fo:font-weight="bold" style:font-weight-asian="bold" style:font-weight-complex="bold" style:text-position="super 65%"/>
    </style:style>
    <style:style style:name="T1350" style:parent-style-name="DefaultParagraphFont" style:family="text">
      <style:text-properties fo:font-weight="bold" style:font-weight-asian="bold" style:font-weight-complex="bold" style:text-position="super 65%"/>
    </style:style>
    <style:style style:name="T1351" style:parent-style-name="DefaultParagraphFont" style:family="text">
      <style:text-properties fo:font-weight="bold" style:font-weight-asian="bold" style:font-weight-complex="bold" style:text-position="super 65%"/>
    </style:style>
    <style:style style:name="P1352" style:parent-style-name="Bibletext" style:family="paragraph">
      <style:paragraph-properties fo:text-align="start"/>
    </style:style>
    <style:style style:name="T1353" style:parent-style-name="DefaultParagraphFont" style:family="text">
      <style:text-properties fo:font-weight="bold" style:font-weight-asian="bold" style:font-weight-complex="bold" style:text-position="super 65%"/>
    </style:style>
    <style:style style:name="T1354" style:parent-style-name="DefaultParagraphFont" style:family="text">
      <style:text-properties fo:font-weight="bold" style:font-weight-asian="bold" style:font-weight-complex="bold" style:text-position="super 65%"/>
    </style:style>
    <style:style style:name="T1355" style:parent-style-name="DefaultParagraphFont" style:family="text">
      <style:text-properties fo:font-weight="bold" style:font-weight-asian="bold" style:font-weight-complex="bold" style:text-position="super 65%"/>
    </style:style>
    <style:style style:name="T1356" style:parent-style-name="DefaultParagraphFont" style:family="text">
      <style:text-properties fo:font-weight="bold" style:font-weight-asian="bold" style:font-weight-complex="bold" style:text-position="super 65%"/>
    </style:style>
    <style:style style:name="T1357" style:parent-style-name="DefaultParagraphFont" style:family="text">
      <style:text-properties fo:font-weight="bold" style:font-weight-asian="bold" style:font-weight-complex="bold" style:text-position="super 65%"/>
    </style:style>
    <style:style style:name="T1358" style:parent-style-name="DefaultParagraphFont" style:family="text">
      <style:text-properties fo:font-weight="bold" style:font-weight-asian="bold" style:font-weight-complex="bold" style:text-position="super 65%"/>
    </style:style>
    <style:style style:name="T1359" style:parent-style-name="DefaultParagraphFont" style:family="text">
      <style:text-properties fo:font-weight="bold" style:font-weight-asian="bold" style:font-weight-complex="bold" style:text-position="super 65%"/>
    </style:style>
    <style:style style:name="T1360" style:parent-style-name="DefaultParagraphFont" style:family="text">
      <style:text-properties fo:font-weight="bold" style:font-weight-asian="bold" style:font-weight-complex="bold" style:text-position="super 65%"/>
    </style:style>
    <style:style style:name="T1361" style:parent-style-name="DefaultParagraphFont" style:family="text">
      <style:text-properties fo:font-weight="bold" style:font-weight-asian="bold" style:font-weight-complex="bold" style:text-position="super 65%"/>
    </style:style>
    <style:style style:name="T1362" style:parent-style-name="DefaultParagraphFont" style:family="text">
      <style:text-properties fo:font-weight="bold" style:font-weight-asian="bold" style:font-weight-complex="bold" style:text-position="super 65%"/>
    </style:style>
    <style:style style:name="T1363" style:parent-style-name="DefaultParagraphFont" style:family="text">
      <style:text-properties fo:font-weight="bold" style:font-weight-asian="bold" style:font-weight-complex="bold" style:text-position="super 65%"/>
    </style:style>
    <style:style style:name="T1364" style:parent-style-name="DefaultParagraphFont" style:family="text">
      <style:text-properties fo:font-weight="bold" style:font-weight-asian="bold" style:font-weight-complex="bold" style:text-position="super 65%"/>
    </style:style>
    <style:style style:name="T1365" style:parent-style-name="DefaultParagraphFont" style:family="text">
      <style:text-properties fo:font-weight="bold" style:font-weight-asian="bold" style:font-weight-complex="bold" style:text-position="super 65%"/>
    </style:style>
    <style:style style:name="T1366" style:parent-style-name="DefaultParagraphFont" style:family="text">
      <style:text-properties fo:font-weight="bold" style:font-weight-asian="bold" style:font-weight-complex="bold" style:text-position="super 65%"/>
    </style:style>
    <style:style style:name="T1367" style:parent-style-name="DefaultParagraphFont" style:family="text">
      <style:text-properties fo:font-weight="bold" style:font-weight-asian="bold" style:font-weight-complex="bold" style:text-position="super 65%"/>
    </style:style>
    <style:style style:name="T1368" style:parent-style-name="DefaultParagraphFont" style:family="text">
      <style:text-properties fo:font-weight="bold" style:font-weight-asian="bold" style:font-weight-complex="bold" style:text-position="super 65%"/>
    </style:style>
    <style:style style:name="T1369" style:parent-style-name="DefaultParagraphFont" style:family="text">
      <style:text-properties fo:font-weight="bold" style:font-weight-asian="bold" style:font-weight-complex="bold" style:text-position="super 65%"/>
    </style:style>
    <style:style style:name="T1370" style:parent-style-name="DefaultParagraphFont" style:family="text">
      <style:text-properties fo:font-weight="bold" style:font-weight-asian="bold" style:font-weight-complex="bold" style:text-position="super 65%"/>
    </style:style>
    <style:style style:name="T1371" style:parent-style-name="DefaultParagraphFont" style:family="text">
      <style:text-properties fo:font-weight="bold" style:font-weight-asian="bold" style:font-weight-complex="bold" style:text-position="super 65%"/>
    </style:style>
    <style:style style:name="T1372" style:parent-style-name="DefaultParagraphFont" style:family="text">
      <style:text-properties fo:font-weight="bold" style:font-weight-asian="bold" style:font-weight-complex="bold" style:text-position="super 65%"/>
    </style:style>
    <style:style style:name="T1373" style:parent-style-name="DefaultParagraphFont" style:family="text">
      <style:text-properties fo:font-weight="bold" style:font-weight-asian="bold" style:font-weight-complex="bold" style:text-position="super 65%"/>
    </style:style>
    <style:style style:name="T1374" style:parent-style-name="DefaultParagraphFont" style:family="text">
      <style:text-properties fo:font-weight="bold" style:font-weight-asian="bold" style:font-weight-complex="bold" style:text-position="super 65%"/>
    </style:style>
    <style:style style:name="T1375" style:parent-style-name="DefaultParagraphFont" style:family="text">
      <style:text-properties fo:font-weight="bold" style:font-weight-asian="bold" style:font-weight-complex="bold" style:text-position="super 65%"/>
    </style:style>
    <style:style style:name="T1376" style:parent-style-name="DefaultParagraphFont" style:family="text">
      <style:text-properties fo:font-weight="bold" style:font-weight-asian="bold" style:font-weight-complex="bold" style:text-position="super 65%"/>
    </style:style>
    <style:style style:name="T1377" style:parent-style-name="DefaultParagraphFont" style:family="text">
      <style:text-properties fo:font-weight="bold" style:font-weight-asian="bold" style:font-weight-complex="bold" style:text-position="super 65%"/>
    </style:style>
    <style:style style:name="T1378" style:parent-style-name="DefaultParagraphFont" style:family="text">
      <style:text-properties fo:font-weight="bold" style:font-weight-asian="bold" style:font-weight-complex="bold" style:text-position="super 65%"/>
    </style:style>
    <style:style style:name="T1379" style:parent-style-name="DefaultParagraphFont" style:family="text">
      <style:text-properties fo:font-weight="bold" style:font-weight-asian="bold" style:font-weight-complex="bold" style:text-position="super 65%"/>
    </style:style>
    <style:style style:name="T1380" style:parent-style-name="DefaultParagraphFont" style:family="text">
      <style:text-properties fo:font-weight="bold" style:font-weight-asian="bold" style:font-weight-complex="bold" style:text-position="super 65%"/>
    </style:style>
    <style:style style:name="T1381" style:parent-style-name="DefaultParagraphFont" style:family="text">
      <style:text-properties fo:font-weight="bold" style:font-weight-asian="bold" style:font-weight-complex="bold" style:text-position="super 65%"/>
    </style:style>
    <style:style style:name="T1382" style:parent-style-name="DefaultParagraphFont" style:family="text">
      <style:text-properties fo:font-weight="bold" style:font-weight-asian="bold" style:font-weight-complex="bold" style:text-position="super 65%"/>
    </style:style>
    <style:style style:name="T1383" style:parent-style-name="DefaultParagraphFont" style:family="text">
      <style:text-properties fo:font-weight="bold" style:font-weight-asian="bold" style:font-weight-complex="bold" style:text-position="super 65%"/>
    </style:style>
    <style:style style:name="T1384" style:parent-style-name="DefaultParagraphFont" style:family="text">
      <style:text-properties fo:font-weight="bold" style:font-weight-asian="bold" style:font-weight-complex="bold" style:text-position="super 65%"/>
    </style:style>
    <style:style style:name="T1385" style:parent-style-name="DefaultParagraphFont" style:family="text">
      <style:text-properties fo:font-weight="bold" style:font-weight-asian="bold" style:font-weight-complex="bold" style:text-position="super 65%"/>
    </style:style>
    <style:style style:name="T1386" style:parent-style-name="DefaultParagraphFont" style:family="text">
      <style:text-properties fo:font-weight="bold" style:font-weight-asian="bold" style:font-weight-complex="bold" style:text-position="super 65%"/>
    </style:style>
    <style:style style:name="T1387" style:parent-style-name="DefaultParagraphFont" style:family="text">
      <style:text-properties fo:font-weight="bold" style:font-weight-asian="bold" style:font-weight-complex="bold" style:text-position="super 65%"/>
    </style:style>
    <style:style style:name="T1388" style:parent-style-name="DefaultParagraphFont" style:family="text">
      <style:text-properties fo:font-weight="bold" style:font-weight-asian="bold" style:font-weight-complex="bold" style:text-position="super 65%"/>
    </style:style>
    <style:style style:name="T1389" style:parent-style-name="DefaultParagraphFont" style:family="text">
      <style:text-properties fo:font-weight="bold" style:font-weight-asian="bold" style:font-weight-complex="bold" style:text-position="super 65%"/>
    </style:style>
    <style:style style:name="T1390" style:parent-style-name="DefaultParagraphFont" style:family="text">
      <style:text-properties fo:font-weight="bold" style:font-weight-asian="bold" style:font-weight-complex="bold" style:text-position="super 65%"/>
    </style:style>
    <style:style style:name="T1391" style:parent-style-name="DefaultParagraphFont" style:family="text">
      <style:text-properties fo:font-weight="bold" style:font-weight-asian="bold" style:font-weight-complex="bold" style:text-position="super 65%"/>
    </style:style>
    <style:style style:name="T1392" style:parent-style-name="DefaultParagraphFont" style:family="text">
      <style:text-properties fo:font-weight="bold" style:font-weight-asian="bold" style:font-weight-complex="bold" style:text-position="super 65%"/>
    </style:style>
    <style:style style:name="T1393" style:parent-style-name="DefaultParagraphFont" style:family="text">
      <style:text-properties fo:font-weight="bold" style:font-weight-asian="bold" style:font-weight-complex="bold" style:text-position="super 65%"/>
    </style:style>
    <style:style style:name="T1394" style:parent-style-name="DefaultParagraphFont" style:family="text">
      <style:text-properties fo:font-weight="bold" style:font-weight-asian="bold" style:font-weight-complex="bold" style:text-position="super 65%"/>
    </style:style>
    <style:style style:name="T1395" style:parent-style-name="DefaultParagraphFont" style:family="text">
      <style:text-properties fo:font-weight="bold" style:font-weight-asian="bold" style:font-weight-complex="bold" style:text-position="super 65%"/>
    </style:style>
    <style:style style:name="T1396" style:parent-style-name="DefaultParagraphFont" style:family="text">
      <style:text-properties fo:font-weight="bold" style:font-weight-asian="bold" style:font-weight-complex="bold" style:text-position="super 65%"/>
    </style:style>
    <style:style style:name="T1397" style:parent-style-name="DefaultParagraphFont" style:family="text">
      <style:text-properties fo:font-weight="bold" style:font-weight-asian="bold" style:font-weight-complex="bold" style:text-position="super 65%"/>
    </style:style>
    <style:style style:name="T1398" style:parent-style-name="DefaultParagraphFont" style:family="text">
      <style:text-properties fo:font-weight="bold" style:font-weight-asian="bold" style:font-weight-complex="bold" style:text-position="super 65%"/>
    </style:style>
    <style:style style:name="T1399" style:parent-style-name="DefaultParagraphFont" style:family="text">
      <style:text-properties fo:font-weight="bold" style:font-weight-asian="bold" style:font-weight-complex="bold" style:text-position="super 65%"/>
    </style:style>
    <style:style style:name="T1400" style:parent-style-name="DefaultParagraphFont" style:family="text">
      <style:text-properties fo:font-weight="bold" style:font-weight-asian="bold" style:font-weight-complex="bold" style:text-position="super 65%"/>
    </style:style>
    <style:style style:name="T1401" style:parent-style-name="DefaultParagraphFont" style:family="text">
      <style:text-properties fo:font-weight="bold" style:font-weight-asian="bold" style:font-weight-complex="bold" style:text-position="super 65%"/>
    </style:style>
    <style:style style:name="P1402" style:parent-style-name="Normal" style:family="paragraph">
      <style:paragraph-properties fo:text-align="center"/>
    </style:style>
    <style:style style:name="P1403" style:parent-style-name="Normal" style:family="paragraph">
      <style:paragraph-properties fo:text-align="center"/>
    </style:style>
    <style:style style:name="P1404" style:parent-style-name="Normal" style:family="paragraph">
      <style:paragraph-properties fo:margin-bottom="0.1111in"/>
      <style:text-properties fo:font-weight="bold" style:font-weight-asian="bold" style:font-weight-complex="bold"/>
    </style:style>
    <style:style style:name="T1405" style:parent-style-name="DefaultParagraphFont" style:family="text">
      <style:text-properties fo:font-weight="bold" style:font-weight-asian="bold" style:font-weight-complex="bold" fo:font-size="16pt" style:font-size-asian="16pt" style:font-size-complex="16pt"/>
    </style:style>
    <style:style style:name="T1406" style:parent-style-name="DefaultParagraphFont" style:family="text">
      <style:text-properties fo:font-weight="bold" style:font-weight-asian="bold" style:font-weight-complex="bold"/>
    </style:style>
    <style:style style:name="T1407" style:parent-style-name="DefaultParagraphFont" style:family="text">
      <style:text-properties fo:font-weight="bold" style:font-weight-asian="bold" style:font-weight-complex="bold" style:text-position="super 65%"/>
    </style:style>
    <style:style style:name="T1408" style:parent-style-name="DefaultParagraphFont" style:family="text">
      <style:text-properties fo:font-weight="bold" style:font-weight-asian="bold" style:font-weight-complex="bold" style:text-position="super 65%"/>
    </style:style>
    <style:style style:name="T1409" style:parent-style-name="DefaultParagraphFont" style:family="text">
      <style:text-properties fo:font-weight="bold" style:font-weight-asian="bold" style:font-weight-complex="bold" style:text-position="super 65%"/>
    </style:style>
    <style:style style:name="T1410" style:parent-style-name="DefaultParagraphFont" style:family="text">
      <style:text-properties fo:font-weight="bold" style:font-weight-asian="bold" style:font-weight-complex="bold" style:text-position="super 65%"/>
    </style:style>
    <style:style style:name="T1411" style:parent-style-name="DefaultParagraphFont" style:family="text">
      <style:text-properties fo:font-weight="bold" style:font-weight-asian="bold" style:font-weight-complex="bold" style:text-position="super 65%"/>
    </style:style>
    <style:style style:name="T1412" style:parent-style-name="DefaultParagraphFont" style:family="text">
      <style:text-properties fo:font-weight="bold" style:font-weight-asian="bold" style:font-weight-complex="bold" style:text-position="super 65%"/>
    </style:style>
    <style:style style:name="T1413" style:parent-style-name="DefaultParagraphFont" style:family="text">
      <style:text-properties fo:font-weight="bold" style:font-weight-asian="bold" style:font-weight-complex="bold" style:text-position="super 65%"/>
    </style:style>
    <style:style style:name="T1414" style:parent-style-name="DefaultParagraphFont" style:family="text">
      <style:text-properties fo:font-weight="bold" style:font-weight-asian="bold" style:font-weight-complex="bold" style:text-position="super 65%"/>
    </style:style>
    <style:style style:name="T1415" style:parent-style-name="DefaultParagraphFont" style:family="text">
      <style:text-properties fo:font-weight="bold" style:font-weight-asian="bold" style:font-weight-complex="bold" style:text-position="super 65%"/>
    </style:style>
    <style:style style:name="T1416" style:parent-style-name="DefaultParagraphFont" style:family="text">
      <style:text-properties fo:font-weight="bold" style:font-weight-asian="bold" style:font-weight-complex="bold" style:text-position="super 65%"/>
    </style:style>
    <style:style style:name="T1417" style:parent-style-name="DefaultParagraphFont" style:family="text">
      <style:text-properties fo:font-weight="bold" style:font-weight-asian="bold" style:font-weight-complex="bold" style:text-position="super 65%"/>
    </style:style>
    <style:style style:name="T1418" style:parent-style-name="DefaultParagraphFont" style:family="text">
      <style:text-properties fo:font-weight="bold" style:font-weight-asian="bold" style:font-weight-complex="bold" style:text-position="super 65%"/>
    </style:style>
    <style:style style:name="T1419" style:parent-style-name="DefaultParagraphFont" style:family="text">
      <style:text-properties fo:font-weight="bold" style:font-weight-asian="bold" style:font-weight-complex="bold" style:text-position="super 65%"/>
    </style:style>
    <style:style style:name="T1420" style:parent-style-name="DefaultParagraphFont" style:family="text">
      <style:text-properties fo:font-weight="bold" style:font-weight-asian="bold" style:font-weight-complex="bold" style:text-position="super 65%"/>
    </style:style>
    <style:style style:name="T1421" style:parent-style-name="DefaultParagraphFont" style:family="text">
      <style:text-properties fo:font-weight="bold" style:font-weight-asian="bold" style:font-weight-complex="bold" style:text-position="super 65%"/>
    </style:style>
    <style:style style:name="T1422" style:parent-style-name="DefaultParagraphFont" style:family="text">
      <style:text-properties fo:font-weight="bold" style:font-weight-asian="bold" style:font-weight-complex="bold" style:text-position="super 65%"/>
    </style:style>
    <style:style style:name="T1423" style:parent-style-name="DefaultParagraphFont" style:family="text">
      <style:text-properties fo:font-weight="bold" style:font-weight-asian="bold" style:font-weight-complex="bold" style:text-position="super 65%"/>
    </style:style>
    <style:style style:name="T1424" style:parent-style-name="DefaultParagraphFont" style:family="text">
      <style:text-properties fo:font-weight="bold" style:font-weight-asian="bold" style:font-weight-complex="bold" style:text-position="super 65%"/>
    </style:style>
    <style:style style:name="T1425" style:parent-style-name="DefaultParagraphFont" style:family="text">
      <style:text-properties fo:font-weight="bold" style:font-weight-asian="bold" style:font-weight-complex="bold" style:text-position="super 65%"/>
    </style:style>
    <style:style style:name="T1426" style:parent-style-name="DefaultParagraphFont" style:family="text">
      <style:text-properties fo:font-weight="bold" style:font-weight-asian="bold" style:font-weight-complex="bold" style:text-position="super 65%"/>
    </style:style>
    <style:style style:name="T1427" style:parent-style-name="DefaultParagraphFont" style:family="text">
      <style:text-properties fo:font-weight="bold" style:font-weight-asian="bold" style:font-weight-complex="bold" style:text-position="super 65%"/>
    </style:style>
    <style:style style:name="T1428" style:parent-style-name="DefaultParagraphFont" style:family="text">
      <style:text-properties fo:font-weight="bold" style:font-weight-asian="bold" style:font-weight-complex="bold" style:text-position="super 65%"/>
    </style:style>
    <style:style style:name="T1429" style:parent-style-name="DefaultParagraphFont" style:family="text">
      <style:text-properties fo:font-weight="bold" style:font-weight-asian="bold" style:font-weight-complex="bold" style:text-position="super 65%"/>
    </style:style>
    <style:style style:name="T1430" style:parent-style-name="DefaultParagraphFont" style:family="text">
      <style:text-properties fo:font-weight="bold" style:font-weight-asian="bold" style:font-weight-complex="bold" style:text-position="super 65%"/>
    </style:style>
    <style:style style:name="T1431" style:parent-style-name="DefaultParagraphFont" style:family="text">
      <style:text-properties fo:font-weight="bold" style:font-weight-asian="bold" style:font-weight-complex="bold" style:text-position="super 65%"/>
    </style:style>
    <style:style style:name="T1432" style:parent-style-name="DefaultParagraphFont" style:family="text">
      <style:text-properties fo:font-weight="bold" style:font-weight-asian="bold" style:font-weight-complex="bold" style:text-position="super 65%"/>
    </style:style>
    <style:style style:name="T1433" style:parent-style-name="DefaultParagraphFont" style:family="text">
      <style:text-properties fo:font-weight="bold" style:font-weight-asian="bold" style:font-weight-complex="bold" style:text-position="super 65%"/>
    </style:style>
    <style:style style:name="T1434" style:parent-style-name="DefaultParagraphFont" style:family="text">
      <style:text-properties fo:font-weight="bold" style:font-weight-asian="bold" style:font-weight-complex="bold" style:text-position="super 65%"/>
    </style:style>
    <style:style style:name="T1435" style:parent-style-name="DefaultParagraphFont" style:family="text">
      <style:text-properties fo:font-weight="bold" style:font-weight-asian="bold" style:font-weight-complex="bold" style:text-position="super 65%"/>
    </style:style>
    <style:style style:name="T1436" style:parent-style-name="DefaultParagraphFont" style:family="text">
      <style:text-properties fo:font-weight="bold" style:font-weight-asian="bold" style:font-weight-complex="bold" style:text-position="super 65%"/>
    </style:style>
    <style:style style:name="T1437" style:parent-style-name="DefaultParagraphFont" style:family="text">
      <style:text-properties fo:font-weight="bold" style:font-weight-asian="bold" style:font-weight-complex="bold" style:text-position="super 65%"/>
    </style:style>
    <style:style style:name="T1438" style:parent-style-name="DefaultParagraphFont" style:family="text">
      <style:text-properties fo:font-weight="bold" style:font-weight-asian="bold" style:font-weight-complex="bold" style:text-position="super 65%"/>
    </style:style>
    <style:style style:name="T1439" style:parent-style-name="DefaultParagraphFont" style:family="text">
      <style:text-properties fo:font-weight="bold" style:font-weight-asian="bold" style:font-weight-complex="bold" style:text-position="super 65%"/>
    </style:style>
    <style:style style:name="P1440" style:parent-style-name="Normal" style:family="paragraph">
      <style:paragraph-properties fo:text-align="center"/>
    </style:style>
    <style:style style:name="P1441" style:parent-style-name="Normal" style:family="paragraph">
      <style:paragraph-properties fo:text-align="center"/>
    </style:style>
    <style:style style:name="P1442" style:parent-style-name="Normal" style:family="paragraph">
      <style:paragraph-properties fo:margin-bottom="0.1111in"/>
      <style:text-properties fo:font-weight="bold" style:font-weight-asian="bold" style:font-weight-complex="bold"/>
    </style:style>
    <style:style style:name="T1443" style:parent-style-name="DefaultParagraphFont" style:family="text">
      <style:text-properties fo:font-weight="bold" style:font-weight-asian="bold" style:font-weight-complex="bold" fo:font-size="16pt" style:font-size-asian="16pt" style:font-size-complex="16pt"/>
    </style:style>
    <style:style style:name="T1444" style:parent-style-name="DefaultParagraphFont" style:family="text">
      <style:text-properties fo:font-weight="bold" style:font-weight-asian="bold" style:font-weight-complex="bold"/>
    </style:style>
    <style:style style:name="T1445" style:parent-style-name="DefaultParagraphFont" style:family="text">
      <style:text-properties fo:font-weight="bold" style:font-weight-asian="bold" style:font-weight-complex="bold" style:text-position="super 65%"/>
    </style:style>
    <style:style style:name="T1446" style:parent-style-name="DefaultParagraphFont" style:family="text">
      <style:text-properties fo:font-weight="bold" style:font-weight-asian="bold" style:font-weight-complex="bold" style:text-position="super 65%"/>
    </style:style>
    <style:style style:name="T1447" style:parent-style-name="DefaultParagraphFont" style:family="text">
      <style:text-properties fo:font-weight="bold" style:font-weight-asian="bold" style:font-weight-complex="bold" style:text-position="super 65%"/>
    </style:style>
    <style:style style:name="P1448" style:parent-style-name="Bibletext" style:family="paragraph">
      <style:text-properties fo:font-weight="bold" style:font-weight-asian="bold" style:font-weight-complex="bold" fo:font-size="11pt" style:font-size-asian="11pt"/>
    </style:style>
    <style:style style:name="T1449" style:parent-style-name="DefaultParagraphFont" style:family="text">
      <style:text-properties fo:font-weight="bold" style:font-weight-asian="bold" style:font-weight-complex="bold" style:text-position="super 65%"/>
    </style:style>
    <style:style style:name="T1450" style:parent-style-name="DefaultParagraphFont" style:family="text">
      <style:text-properties fo:font-weight="bold" style:font-weight-asian="bold" style:font-weight-complex="bold" style:text-position="super 65%"/>
    </style:style>
    <style:style style:name="T1451" style:parent-style-name="DefaultParagraphFont" style:family="text">
      <style:text-properties fo:font-weight="bold" style:font-weight-asian="bold" style:font-weight-complex="bold" style:text-position="super 65%"/>
    </style:style>
    <style:style style:name="T1452" style:parent-style-name="DefaultParagraphFont" style:family="text">
      <style:text-properties fo:font-weight="bold" style:font-weight-asian="bold" style:font-weight-complex="bold" style:text-position="super 65%"/>
    </style:style>
    <style:style style:name="T1453" style:parent-style-name="DefaultParagraphFont" style:family="text">
      <style:text-properties fo:font-weight="bold" style:font-weight-asian="bold" style:font-weight-complex="bold" style:text-position="super 65%"/>
    </style:style>
    <style:style style:name="T1454" style:parent-style-name="DefaultParagraphFont" style:family="text">
      <style:text-properties fo:font-weight="bold" style:font-weight-asian="bold" style:font-weight-complex="bold" style:text-position="super 65%"/>
    </style:style>
    <style:style style:name="T1455" style:parent-style-name="DefaultParagraphFont" style:family="text">
      <style:text-properties fo:font-weight="bold" style:font-weight-asian="bold" style:font-weight-complex="bold" style:text-position="super 65%"/>
    </style:style>
    <style:style style:name="T1456" style:parent-style-name="DefaultParagraphFont" style:family="text">
      <style:text-properties fo:font-weight="bold" style:font-weight-asian="bold" style:font-weight-complex="bold" style:text-position="super 65%"/>
    </style:style>
    <style:style style:name="T1457" style:parent-style-name="DefaultParagraphFont" style:family="text">
      <style:text-properties fo:font-weight="bold" style:font-weight-asian="bold" style:font-weight-complex="bold" style:text-position="super 65%"/>
    </style:style>
    <style:style style:name="P1458" style:parent-style-name="Bibletext" style:family="paragraph">
      <style:text-properties fo:font-weight="bold" style:font-weight-asian="bold" style:font-weight-complex="bold" fo:font-size="11pt" style:font-size-asian="11pt"/>
    </style:style>
    <style:style style:name="T1459" style:parent-style-name="DefaultParagraphFont" style:family="text">
      <style:text-properties fo:font-weight="bold" style:font-weight-asian="bold" style:font-weight-complex="bold" style:text-position="super 65%"/>
    </style:style>
    <style:style style:name="T1460" style:parent-style-name="DefaultParagraphFont" style:family="text">
      <style:text-properties fo:font-weight="bold" style:font-weight-asian="bold" style:font-weight-complex="bold" style:text-position="super 65%"/>
    </style:style>
    <style:style style:name="T1461" style:parent-style-name="DefaultParagraphFont" style:family="text">
      <style:text-properties fo:font-weight="bold" style:font-weight-asian="bold" style:font-weight-complex="bold" style:text-position="super 65%"/>
    </style:style>
    <style:style style:name="T1462" style:parent-style-name="DefaultParagraphFont" style:family="text">
      <style:text-properties fo:font-weight="bold" style:font-weight-asian="bold" style:font-weight-complex="bold" style:text-position="super 65%"/>
    </style:style>
    <style:style style:name="T1463" style:parent-style-name="DefaultParagraphFont" style:family="text">
      <style:text-properties fo:font-weight="bold" style:font-weight-asian="bold" style:font-weight-complex="bold" style:text-position="super 65%"/>
    </style:style>
    <style:style style:name="T1464" style:parent-style-name="DefaultParagraphFont" style:family="text">
      <style:text-properties fo:font-weight="bold" style:font-weight-asian="bold" style:font-weight-complex="bold" style:text-position="super 65%"/>
    </style:style>
    <style:style style:name="T1465" style:parent-style-name="DefaultParagraphFont" style:family="text">
      <style:text-properties fo:font-weight="bold" style:font-weight-asian="bold" style:font-weight-complex="bold" style:text-position="super 65%"/>
    </style:style>
    <style:style style:name="T1466" style:parent-style-name="DefaultParagraphFont" style:family="text">
      <style:text-properties fo:font-weight="bold" style:font-weight-asian="bold" style:font-weight-complex="bold" style:text-position="super 65%"/>
    </style:style>
    <style:style style:name="T1467" style:parent-style-name="DefaultParagraphFont" style:family="text">
      <style:text-properties fo:font-weight="bold" style:font-weight-asian="bold" style:font-weight-complex="bold" style:text-position="super 65%"/>
    </style:style>
    <style:style style:name="T1468" style:parent-style-name="DefaultParagraphFont" style:family="text">
      <style:text-properties fo:font-weight="bold" style:font-weight-asian="bold" style:font-weight-complex="bold" style:text-position="super 65%"/>
    </style:style>
    <style:style style:name="T1469" style:parent-style-name="DefaultParagraphFont" style:family="text">
      <style:text-properties fo:font-weight="bold" style:font-weight-asian="bold" style:font-weight-complex="bold" style:text-position="super 65%"/>
    </style:style>
    <style:style style:name="T1470" style:parent-style-name="DefaultParagraphFont" style:family="text">
      <style:text-properties fo:font-weight="bold" style:font-weight-asian="bold" style:font-weight-complex="bold" style:text-position="super 65%"/>
    </style:style>
    <style:style style:name="T1471" style:parent-style-name="DefaultParagraphFont" style:family="text">
      <style:text-properties fo:font-weight="bold" style:font-weight-asian="bold" style:font-weight-complex="bold" style:text-position="super 65%"/>
    </style:style>
    <style:style style:name="T1472" style:parent-style-name="DefaultParagraphFont" style:family="text">
      <style:text-properties fo:font-weight="bold" style:font-weight-asian="bold" style:font-weight-complex="bold" style:text-position="super 65%"/>
    </style:style>
    <style:style style:name="T1473" style:parent-style-name="DefaultParagraphFont" style:family="text">
      <style:text-properties fo:font-weight="bold" style:font-weight-asian="bold" style:font-weight-complex="bold" style:text-position="super 65%"/>
    </style:style>
    <style:style style:name="T1474" style:parent-style-name="DefaultParagraphFont" style:family="text">
      <style:text-properties fo:font-weight="bold" style:font-weight-asian="bold" style:font-weight-complex="bold" style:text-position="super 65%"/>
    </style:style>
    <style:style style:name="T1475" style:parent-style-name="DefaultParagraphFont" style:family="text">
      <style:text-properties fo:font-weight="bold" style:font-weight-asian="bold" style:font-weight-complex="bold" style:text-position="super 65%"/>
    </style:style>
    <style:style style:name="T1476" style:parent-style-name="DefaultParagraphFont" style:family="text">
      <style:text-properties fo:font-weight="bold" style:font-weight-asian="bold" style:font-weight-complex="bold" style:text-position="super 65%"/>
    </style:style>
    <style:style style:name="T1477" style:parent-style-name="DefaultParagraphFont" style:family="text">
      <style:text-properties fo:font-weight="bold" style:font-weight-asian="bold" style:font-weight-complex="bold" style:text-position="super 65%"/>
    </style:style>
    <style:style style:name="T1478" style:parent-style-name="DefaultParagraphFont" style:family="text">
      <style:text-properties fo:font-weight="bold" style:font-weight-asian="bold" style:font-weight-complex="bold" style:text-position="super 65%"/>
    </style:style>
    <style:style style:name="T1479" style:parent-style-name="DefaultParagraphFont" style:family="text">
      <style:text-properties fo:font-weight="bold" style:font-weight-asian="bold" style:font-weight-complex="bold" style:text-position="super 65%"/>
    </style:style>
    <style:style style:name="T1480" style:parent-style-name="DefaultParagraphFont" style:family="text">
      <style:text-properties fo:font-weight="bold" style:font-weight-asian="bold" style:font-weight-complex="bold" style:text-position="super 65%"/>
    </style:style>
    <style:style style:name="T1481" style:parent-style-name="DefaultParagraphFont" style:family="text">
      <style:text-properties fo:font-weight="bold" style:font-weight-asian="bold" style:font-weight-complex="bold" style:text-position="super 65%"/>
    </style:style>
    <style:style style:name="T1482" style:parent-style-name="DefaultParagraphFont" style:family="text">
      <style:text-properties fo:font-weight="bold" style:font-weight-asian="bold" style:font-weight-complex="bold" style:text-position="super 65%"/>
    </style:style>
    <style:style style:name="T1483" style:parent-style-name="DefaultParagraphFont" style:family="text">
      <style:text-properties fo:font-weight="bold" style:font-weight-asian="bold" style:font-weight-complex="bold" style:text-position="super 65%"/>
    </style:style>
    <style:style style:name="T1484" style:parent-style-name="DefaultParagraphFont" style:family="text">
      <style:text-properties fo:font-weight="bold" style:font-weight-asian="bold" style:font-weight-complex="bold" style:text-position="super 65%"/>
    </style:style>
    <style:style style:name="P1485" style:parent-style-name="Bibletext" style:family="paragraph">
      <style:text-properties fo:font-weight="bold" style:font-weight-asian="bold" style:font-weight-complex="bold" fo:font-size="11pt" style:font-size-asian="11pt"/>
    </style:style>
    <style:style style:name="T1486" style:parent-style-name="DefaultParagraphFont" style:family="text">
      <style:text-properties fo:font-weight="bold" style:font-weight-asian="bold" style:font-weight-complex="bold" style:text-position="super 65%"/>
    </style:style>
    <style:style style:name="T1487" style:parent-style-name="DefaultParagraphFont" style:family="text">
      <style:text-properties fo:font-weight="bold" style:font-weight-asian="bold" style:font-weight-complex="bold" style:text-position="super 65%"/>
    </style:style>
    <style:style style:name="T1488" style:parent-style-name="DefaultParagraphFont" style:family="text">
      <style:text-properties fo:font-weight="bold" style:font-weight-asian="bold" style:font-weight-complex="bold" style:text-position="super 65%"/>
    </style:style>
    <style:style style:name="T1489" style:parent-style-name="DefaultParagraphFont" style:family="text">
      <style:text-properties fo:font-weight="bold" style:font-weight-asian="bold" style:font-weight-complex="bold" style:text-position="super 65%"/>
    </style:style>
    <style:style style:name="T1490" style:parent-style-name="DefaultParagraphFont" style:family="text">
      <style:text-properties fo:font-weight="bold" style:font-weight-asian="bold" style:font-weight-complex="bold" style:text-position="super 65%"/>
    </style:style>
    <style:style style:name="T1491" style:parent-style-name="DefaultParagraphFont" style:family="text">
      <style:text-properties fo:font-weight="bold" style:font-weight-asian="bold" style:font-weight-complex="bold" style:text-position="super 65%"/>
    </style:style>
    <style:style style:name="T1492" style:parent-style-name="DefaultParagraphFont" style:family="text">
      <style:text-properties fo:font-weight="bold" style:font-weight-asian="bold" style:font-weight-complex="bold" style:text-position="super 65%"/>
    </style:style>
    <style:style style:name="T1493" style:parent-style-name="DefaultParagraphFont" style:family="text">
      <style:text-properties fo:font-weight="bold" style:font-weight-asian="bold" style:font-weight-complex="bold" style:text-position="super 65%"/>
    </style:style>
    <style:style style:name="T1494" style:parent-style-name="DefaultParagraphFont" style:family="text">
      <style:text-properties fo:font-weight="bold" style:font-weight-asian="bold" style:font-weight-complex="bold" style:text-position="super 65%"/>
    </style:style>
    <style:style style:name="T1495" style:parent-style-name="DefaultParagraphFont" style:family="text">
      <style:text-properties fo:font-weight="bold" style:font-weight-asian="bold" style:font-weight-complex="bold" style:text-position="super 65%"/>
    </style:style>
    <style:style style:name="T1496" style:parent-style-name="DefaultParagraphFont" style:family="text">
      <style:text-properties fo:font-weight="bold" style:font-weight-asian="bold" style:font-weight-complex="bold" style:text-position="super 65%"/>
    </style:style>
    <style:style style:name="T1497" style:parent-style-name="DefaultParagraphFont" style:family="text">
      <style:text-properties fo:font-weight="bold" style:font-weight-asian="bold" style:font-weight-complex="bold" style:text-position="super 65%"/>
    </style:style>
    <style:style style:name="P1498" style:parent-style-name="Normal" style:family="paragraph">
      <style:paragraph-properties fo:text-align="center"/>
    </style:style>
    <style:style style:name="P1499" style:parent-style-name="Normal" style:family="paragraph">
      <style:paragraph-properties fo:text-align="center"/>
    </style:style>
    <style:style style:name="P1500" style:parent-style-name="Normal" style:family="paragraph">
      <style:paragraph-properties fo:margin-bottom="0.1111in"/>
      <style:text-properties fo:font-weight="bold" style:font-weight-asian="bold" style:font-weight-complex="bold"/>
    </style:style>
    <style:style style:name="T1501" style:parent-style-name="DefaultParagraphFont" style:family="text">
      <style:text-properties fo:font-weight="bold" style:font-weight-asian="bold" style:font-weight-complex="bold" fo:font-size="16pt" style:font-size-asian="16pt" style:font-size-complex="16pt"/>
    </style:style>
    <style:style style:name="T1502" style:parent-style-name="DefaultParagraphFont" style:family="text">
      <style:text-properties fo:font-weight="bold" style:font-weight-asian="bold" style:font-weight-complex="bold"/>
    </style:style>
    <style:style style:name="T1503" style:parent-style-name="DefaultParagraphFont" style:family="text">
      <style:text-properties fo:font-weight="bold" style:font-weight-asian="bold" style:font-weight-complex="bold" style:text-position="super 65%"/>
    </style:style>
    <style:style style:name="T1504" style:parent-style-name="DefaultParagraphFont" style:family="text">
      <style:text-properties fo:font-weight="bold" style:font-weight-asian="bold" style:font-weight-complex="bold" style:text-position="super 65%"/>
    </style:style>
    <style:style style:name="T1505" style:parent-style-name="DefaultParagraphFont" style:family="text">
      <style:text-properties fo:font-weight="bold" style:font-weight-asian="bold" style:font-weight-complex="bold" style:text-position="super 65%"/>
    </style:style>
    <style:style style:name="T1506" style:parent-style-name="DefaultParagraphFont" style:family="text">
      <style:text-properties fo:font-weight="bold" style:font-weight-asian="bold" style:font-weight-complex="bold" style:text-position="super 65%"/>
    </style:style>
    <style:style style:name="T1507" style:parent-style-name="DefaultParagraphFont" style:family="text">
      <style:text-properties fo:font-weight="bold" style:font-weight-asian="bold" style:font-weight-complex="bold" style:text-position="super 65%"/>
    </style:style>
    <style:style style:name="T1508" style:parent-style-name="DefaultParagraphFont" style:family="text">
      <style:text-properties fo:font-weight="bold" style:font-weight-asian="bold" style:font-weight-complex="bold" style:text-position="super 65%"/>
    </style:style>
    <style:style style:name="T1509" style:parent-style-name="DefaultParagraphFont" style:family="text">
      <style:text-properties fo:font-weight="bold" style:font-weight-asian="bold" style:font-weight-complex="bold" style:text-position="super 65%"/>
    </style:style>
    <style:style style:name="T1510" style:parent-style-name="DefaultParagraphFont" style:family="text">
      <style:text-properties fo:font-weight="bold" style:font-weight-asian="bold" style:font-weight-complex="bold" style:text-position="super 65%"/>
    </style:style>
    <style:style style:name="T1511" style:parent-style-name="DefaultParagraphFont" style:family="text">
      <style:text-properties fo:font-weight="bold" style:font-weight-asian="bold" style:font-weight-complex="bold" style:text-position="super 65%"/>
    </style:style>
    <style:style style:name="T1512" style:parent-style-name="DefaultParagraphFont" style:family="text">
      <style:text-properties fo:font-weight="bold" style:font-weight-asian="bold" style:font-weight-complex="bold" style:text-position="super 65%"/>
    </style:style>
    <style:style style:name="T1513" style:parent-style-name="DefaultParagraphFont" style:family="text">
      <style:text-properties fo:font-weight="bold" style:font-weight-asian="bold" style:font-weight-complex="bold" style:text-position="super 65%"/>
    </style:style>
    <style:style style:name="T1514" style:parent-style-name="DefaultParagraphFont" style:family="text">
      <style:text-properties fo:font-weight="bold" style:font-weight-asian="bold" style:font-weight-complex="bold" style:text-position="super 65%"/>
    </style:style>
    <style:style style:name="T1515" style:parent-style-name="DefaultParagraphFont" style:family="text">
      <style:text-properties fo:font-weight="bold" style:font-weight-asian="bold" style:font-weight-complex="bold" style:text-position="super 65%"/>
    </style:style>
    <style:style style:name="T1516" style:parent-style-name="DefaultParagraphFont" style:family="text">
      <style:text-properties fo:font-weight="bold" style:font-weight-asian="bold" style:font-weight-complex="bold" style:text-position="super 65%"/>
    </style:style>
    <style:style style:name="T1517" style:parent-style-name="DefaultParagraphFont" style:family="text">
      <style:text-properties fo:font-weight="bold" style:font-weight-asian="bold" style:font-weight-complex="bold" style:text-position="super 65%"/>
    </style:style>
    <style:style style:name="T1518" style:parent-style-name="DefaultParagraphFont" style:family="text">
      <style:text-properties fo:font-weight="bold" style:font-weight-asian="bold" style:font-weight-complex="bold" style:text-position="super 65%"/>
    </style:style>
    <style:style style:name="T1519" style:parent-style-name="DefaultParagraphFont" style:family="text">
      <style:text-properties fo:font-weight="bold" style:font-weight-asian="bold" style:font-weight-complex="bold" style:text-position="super 65%"/>
    </style:style>
    <style:style style:name="T1520" style:parent-style-name="DefaultParagraphFont" style:family="text">
      <style:text-properties fo:font-weight="bold" style:font-weight-asian="bold" style:font-weight-complex="bold" style:text-position="super 65%"/>
    </style:style>
    <style:style style:name="T1521" style:parent-style-name="DefaultParagraphFont" style:family="text">
      <style:text-properties fo:font-weight="bold" style:font-weight-asian="bold" style:font-weight-complex="bold" style:text-position="super 65%"/>
    </style:style>
    <style:style style:name="P1522" style:parent-style-name="Bibletext" style:family="paragraph">
      <style:text-properties fo:font-weight="bold" style:font-weight-asian="bold" style:font-weight-complex="bold" fo:font-size="11pt" style:font-size-asian="11pt"/>
    </style:style>
    <style:style style:name="T1523" style:parent-style-name="DefaultParagraphFont" style:family="text">
      <style:text-properties fo:font-weight="bold" style:font-weight-asian="bold" style:font-weight-complex="bold" style:text-position="super 65%"/>
    </style:style>
    <style:style style:name="T1524" style:parent-style-name="DefaultParagraphFont" style:family="text">
      <style:text-properties fo:font-weight="bold" style:font-weight-asian="bold" style:font-weight-complex="bold" style:text-position="super 65%"/>
    </style:style>
    <style:style style:name="T1525" style:parent-style-name="DefaultParagraphFont" style:family="text">
      <style:text-properties fo:font-weight="bold" style:font-weight-asian="bold" style:font-weight-complex="bold" style:text-position="super 65%"/>
    </style:style>
    <style:style style:name="T1526" style:parent-style-name="DefaultParagraphFont" style:family="text">
      <style:text-properties fo:font-weight="bold" style:font-weight-asian="bold" style:font-weight-complex="bold" style:text-position="super 65%"/>
    </style:style>
    <style:style style:name="T1527" style:parent-style-name="DefaultParagraphFont" style:family="text">
      <style:text-properties fo:font-weight="bold" style:font-weight-asian="bold" style:font-weight-complex="bold" style:text-position="super 65%"/>
    </style:style>
    <style:style style:name="T1528" style:parent-style-name="DefaultParagraphFont" style:family="text">
      <style:text-properties fo:font-weight="bold" style:font-weight-asian="bold" style:font-weight-complex="bold" style:text-position="super 65%"/>
    </style:style>
    <style:style style:name="T1529" style:parent-style-name="DefaultParagraphFont" style:family="text">
      <style:text-properties fo:font-weight="bold" style:font-weight-asian="bold" style:font-weight-complex="bold" style:text-position="super 65%"/>
    </style:style>
    <style:style style:name="T1530" style:parent-style-name="DefaultParagraphFont" style:family="text">
      <style:text-properties fo:font-weight="bold" style:font-weight-asian="bold" style:font-weight-complex="bold" style:text-position="super 65%"/>
    </style:style>
    <style:style style:name="T1531" style:parent-style-name="DefaultParagraphFont" style:family="text">
      <style:text-properties fo:font-weight="bold" style:font-weight-asian="bold" style:font-weight-complex="bold" style:text-position="super 65%"/>
    </style:style>
    <style:style style:name="T1532" style:parent-style-name="DefaultParagraphFont" style:family="text">
      <style:text-properties fo:font-weight="bold" style:font-weight-asian="bold" style:font-weight-complex="bold" style:text-position="super 65%"/>
    </style:style>
    <style:style style:name="T1533" style:parent-style-name="DefaultParagraphFont" style:family="text">
      <style:text-properties fo:font-weight="bold" style:font-weight-asian="bold" style:font-weight-complex="bold" style:text-position="super 65%"/>
    </style:style>
    <style:style style:name="T1534" style:parent-style-name="DefaultParagraphFont" style:family="text">
      <style:text-properties fo:font-weight="bold" style:font-weight-asian="bold" style:font-weight-complex="bold" style:text-position="super 65%"/>
    </style:style>
    <style:style style:name="T1535" style:parent-style-name="DefaultParagraphFont" style:family="text">
      <style:text-properties fo:font-weight="bold" style:font-weight-asian="bold" style:font-weight-complex="bold" style:text-position="super 65%"/>
    </style:style>
    <style:style style:name="P1536" style:parent-style-name="Bibletext" style:family="paragraph">
      <style:text-properties fo:font-weight="bold" style:font-weight-asian="bold" style:font-weight-complex="bold" fo:font-size="11pt" style:font-size-asian="11pt"/>
    </style:style>
    <style:style style:name="T1537" style:parent-style-name="DefaultParagraphFont" style:family="text">
      <style:text-properties fo:font-weight="bold" style:font-weight-asian="bold" style:font-weight-complex="bold" style:text-position="super 65%"/>
    </style:style>
    <style:style style:name="T1538" style:parent-style-name="DefaultParagraphFont" style:family="text">
      <style:text-properties fo:font-weight="bold" style:font-weight-asian="bold" style:font-weight-complex="bold" style:text-position="super 65%"/>
    </style:style>
    <style:style style:name="T1539" style:parent-style-name="DefaultParagraphFont" style:family="text">
      <style:text-properties fo:font-weight="bold" style:font-weight-asian="bold" style:font-weight-complex="bold" style:text-position="super 65%"/>
    </style:style>
    <style:style style:name="T1540" style:parent-style-name="DefaultParagraphFont" style:family="text">
      <style:text-properties fo:font-weight="bold" style:font-weight-asian="bold" style:font-weight-complex="bold" style:text-position="super 65%"/>
    </style:style>
    <style:style style:name="T1541" style:parent-style-name="DefaultParagraphFont" style:family="text">
      <style:text-properties fo:font-weight="bold" style:font-weight-asian="bold" style:font-weight-complex="bold" style:text-position="super 65%"/>
    </style:style>
    <style:style style:name="T1542" style:parent-style-name="DefaultParagraphFont" style:family="text">
      <style:text-properties fo:font-weight="bold" style:font-weight-asian="bold" style:font-weight-complex="bold" style:text-position="super 65%"/>
    </style:style>
    <style:style style:name="T1543" style:parent-style-name="DefaultParagraphFont" style:family="text">
      <style:text-properties fo:font-weight="bold" style:font-weight-asian="bold" style:font-weight-complex="bold" style:text-position="super 65%"/>
    </style:style>
    <style:style style:name="T1544" style:parent-style-name="DefaultParagraphFont" style:family="text">
      <style:text-properties fo:font-weight="bold" style:font-weight-asian="bold" style:font-weight-complex="bold" style:text-position="super 65%"/>
    </style:style>
    <style:style style:name="T1545" style:parent-style-name="DefaultParagraphFont" style:family="text">
      <style:text-properties fo:font-weight="bold" style:font-weight-asian="bold" style:font-weight-complex="bold" style:text-position="super 65%"/>
    </style:style>
    <style:style style:name="T1546" style:parent-style-name="DefaultParagraphFont" style:family="text">
      <style:text-properties fo:font-weight="bold" style:font-weight-asian="bold" style:font-weight-complex="bold" style:text-position="super 65%"/>
    </style:style>
    <style:style style:name="T1547" style:parent-style-name="DefaultParagraphFont" style:family="text">
      <style:text-properties fo:font-weight="bold" style:font-weight-asian="bold" style:font-weight-complex="bold" style:text-position="super 65%"/>
    </style:style>
    <style:style style:name="T1548" style:parent-style-name="DefaultParagraphFont" style:family="text">
      <style:text-properties fo:font-weight="bold" style:font-weight-asian="bold" style:font-weight-complex="bold" style:text-position="super 65%"/>
    </style:style>
    <style:style style:name="T1549" style:parent-style-name="DefaultParagraphFont" style:family="text">
      <style:text-properties fo:font-weight="bold" style:font-weight-asian="bold" style:font-weight-complex="bold" style:text-position="super 65%"/>
    </style:style>
    <style:style style:name="T1550" style:parent-style-name="DefaultParagraphFont" style:family="text">
      <style:text-properties fo:font-weight="bold" style:font-weight-asian="bold" style:font-weight-complex="bold" style:text-position="super 65%"/>
    </style:style>
    <style:style style:name="T1551" style:parent-style-name="DefaultParagraphFont" style:family="text">
      <style:text-properties fo:font-weight="bold" style:font-weight-asian="bold" style:font-weight-complex="bold" style:text-position="super 65%"/>
    </style:style>
    <style:style style:name="T1552" style:parent-style-name="DefaultParagraphFont" style:family="text">
      <style:text-properties fo:font-weight="bold" style:font-weight-asian="bold" style:font-weight-complex="bold" style:text-position="super 65%"/>
    </style:style>
    <style:style style:name="P1553" style:parent-style-name="Normal" style:family="paragraph">
      <style:paragraph-properties fo:text-align="center"/>
    </style:style>
    <style:style style:name="P1554" style:parent-style-name="Normal" style:family="paragraph">
      <style:paragraph-properties fo:text-align="center"/>
    </style:style>
    <style:style style:name="P1555" style:parent-style-name="Normal" style:family="paragraph">
      <style:paragraph-properties fo:margin-bottom="0.1111in"/>
      <style:text-properties fo:font-weight="bold" style:font-weight-asian="bold" style:font-weight-complex="bold"/>
    </style:style>
    <style:style style:name="T1556" style:parent-style-name="DefaultParagraphFont" style:family="text">
      <style:text-properties fo:font-weight="bold" style:font-weight-asian="bold" style:font-weight-complex="bold" fo:font-size="16pt" style:font-size-asian="16pt" style:font-size-complex="16pt"/>
    </style:style>
    <style:style style:name="T1557" style:parent-style-name="DefaultParagraphFont" style:family="text">
      <style:text-properties fo:font-weight="bold" style:font-weight-asian="bold" style:font-weight-complex="bold"/>
    </style:style>
    <style:style style:name="T1558" style:parent-style-name="DefaultParagraphFont" style:family="text">
      <style:text-properties fo:font-weight="bold" style:font-weight-asian="bold" style:font-weight-complex="bold" style:text-position="super 65%"/>
    </style:style>
    <style:style style:name="T1559" style:parent-style-name="DefaultParagraphFont" style:family="text">
      <style:text-properties fo:font-weight="bold" style:font-weight-asian="bold" style:font-weight-complex="bold" style:text-position="super 65%"/>
    </style:style>
    <style:style style:name="T1560" style:parent-style-name="DefaultParagraphFont" style:family="text">
      <style:text-properties fo:font-weight="bold" style:font-weight-asian="bold" style:font-weight-complex="bold" style:text-position="super 65%"/>
    </style:style>
    <style:style style:name="P1561" style:parent-style-name="Bibletext" style:family="paragraph">
      <style:text-properties fo:font-weight="bold" style:font-weight-asian="bold" style:font-weight-complex="bold" fo:font-size="11pt" style:font-size-asian="11pt"/>
    </style:style>
    <style:style style:name="T1562" style:parent-style-name="DefaultParagraphFont" style:family="text">
      <style:text-properties fo:font-weight="bold" style:font-weight-asian="bold" style:font-weight-complex="bold" style:text-position="super 65%"/>
    </style:style>
    <style:style style:name="T1563" style:parent-style-name="DefaultParagraphFont" style:family="text">
      <style:text-properties fo:font-weight="bold" style:font-weight-asian="bold" style:font-weight-complex="bold" style:text-position="super 65%"/>
    </style:style>
    <style:style style:name="T1564" style:parent-style-name="DefaultParagraphFont" style:family="text">
      <style:text-properties fo:font-weight="bold" style:font-weight-asian="bold" style:font-weight-complex="bold" style:text-position="super 65%"/>
    </style:style>
    <style:style style:name="T1565" style:parent-style-name="DefaultParagraphFont" style:family="text">
      <style:text-properties fo:font-weight="bold" style:font-weight-asian="bold" style:font-weight-complex="bold" style:text-position="super 65%"/>
    </style:style>
    <style:style style:name="T1566" style:parent-style-name="DefaultParagraphFont" style:family="text">
      <style:text-properties fo:font-weight="bold" style:font-weight-asian="bold" style:font-weight-complex="bold" style:text-position="super 65%"/>
    </style:style>
    <style:style style:name="T1567" style:parent-style-name="DefaultParagraphFont" style:family="text">
      <style:text-properties fo:font-weight="bold" style:font-weight-asian="bold" style:font-weight-complex="bold" style:text-position="super 65%"/>
    </style:style>
    <style:style style:name="P1568" style:parent-style-name="Bibletext" style:family="paragraph">
      <style:text-properties fo:font-weight="bold" style:font-weight-asian="bold" style:font-weight-complex="bold" fo:font-size="11pt" style:font-size-asian="11pt"/>
    </style:style>
    <style:style style:name="T1569" style:parent-style-name="DefaultParagraphFont" style:family="text">
      <style:text-properties fo:font-weight="bold" style:font-weight-asian="bold" style:font-weight-complex="bold" style:text-position="super 65%"/>
    </style:style>
    <style:style style:name="T1570" style:parent-style-name="DefaultParagraphFont" style:family="text">
      <style:text-properties fo:font-weight="bold" style:font-weight-asian="bold" style:font-weight-complex="bold" style:text-position="super 65%"/>
    </style:style>
    <style:style style:name="T1571" style:parent-style-name="DefaultParagraphFont" style:family="text">
      <style:text-properties fo:font-weight="bold" style:font-weight-asian="bold" style:font-weight-complex="bold" style:text-position="super 65%"/>
    </style:style>
    <style:style style:name="T1572" style:parent-style-name="DefaultParagraphFont" style:family="text">
      <style:text-properties fo:font-weight="bold" style:font-weight-asian="bold" style:font-weight-complex="bold" style:text-position="super 65%"/>
    </style:style>
    <style:style style:name="T1573" style:parent-style-name="DefaultParagraphFont" style:family="text">
      <style:text-properties fo:font-weight="bold" style:font-weight-asian="bold" style:font-weight-complex="bold" style:text-position="super 65%"/>
    </style:style>
    <style:style style:name="T1574" style:parent-style-name="DefaultParagraphFont" style:family="text">
      <style:text-properties fo:font-weight="bold" style:font-weight-asian="bold" style:font-weight-complex="bold" style:text-position="super 65%"/>
    </style:style>
    <style:style style:name="T1575" style:parent-style-name="DefaultParagraphFont" style:family="text">
      <style:text-properties fo:font-weight="bold" style:font-weight-asian="bold" style:font-weight-complex="bold" style:text-position="super 65%"/>
    </style:style>
    <style:style style:name="T1576" style:parent-style-name="DefaultParagraphFont" style:family="text">
      <style:text-properties fo:font-weight="bold" style:font-weight-asian="bold" style:font-weight-complex="bold" style:text-position="super 65%"/>
    </style:style>
    <style:style style:name="T1577" style:parent-style-name="DefaultParagraphFont" style:family="text">
      <style:text-properties fo:font-weight="bold" style:font-weight-asian="bold" style:font-weight-complex="bold" style:text-position="super 65%"/>
    </style:style>
    <style:style style:name="T1578" style:parent-style-name="DefaultParagraphFont" style:family="text">
      <style:text-properties fo:font-weight="bold" style:font-weight-asian="bold" style:font-weight-complex="bold" style:text-position="super 65%"/>
    </style:style>
    <style:style style:name="T1579" style:parent-style-name="DefaultParagraphFont" style:family="text">
      <style:text-properties fo:font-weight="bold" style:font-weight-asian="bold" style:font-weight-complex="bold" style:text-position="super 65%"/>
    </style:style>
    <style:style style:name="T1580" style:parent-style-name="DefaultParagraphFont" style:family="text">
      <style:text-properties fo:font-weight="bold" style:font-weight-asian="bold" style:font-weight-complex="bold" style:text-position="super 65%"/>
    </style:style>
    <style:style style:name="T1581" style:parent-style-name="DefaultParagraphFont" style:family="text">
      <style:text-properties fo:font-weight="bold" style:font-weight-asian="bold" style:font-weight-complex="bold" style:text-position="super 65%"/>
    </style:style>
    <style:style style:name="T1582" style:parent-style-name="DefaultParagraphFont" style:family="text">
      <style:text-properties fo:font-weight="bold" style:font-weight-asian="bold" style:font-weight-complex="bold" style:text-position="super 65%"/>
    </style:style>
    <style:style style:name="T1583" style:parent-style-name="DefaultParagraphFont" style:family="text">
      <style:text-properties fo:font-weight="bold" style:font-weight-asian="bold" style:font-weight-complex="bold" style:text-position="super 65%"/>
    </style:style>
    <style:style style:name="T1584" style:parent-style-name="DefaultParagraphFont" style:family="text">
      <style:text-properties fo:font-weight="bold" style:font-weight-asian="bold" style:font-weight-complex="bold" style:text-position="super 65%"/>
    </style:style>
    <style:style style:name="T1585" style:parent-style-name="DefaultParagraphFont" style:family="text">
      <style:text-properties fo:font-weight="bold" style:font-weight-asian="bold" style:font-weight-complex="bold" style:text-position="super 65%"/>
    </style:style>
    <style:style style:name="T1586" style:parent-style-name="DefaultParagraphFont" style:family="text">
      <style:text-properties fo:font-weight="bold" style:font-weight-asian="bold" style:font-weight-complex="bold" style:text-position="super 65%"/>
    </style:style>
    <style:style style:name="T1587" style:parent-style-name="DefaultParagraphFont" style:family="text">
      <style:text-properties fo:font-weight="bold" style:font-weight-asian="bold" style:font-weight-complex="bold" style:text-position="super 65%"/>
    </style:style>
    <style:style style:name="T1588" style:parent-style-name="DefaultParagraphFont" style:family="text">
      <style:text-properties fo:font-weight="bold" style:font-weight-asian="bold" style:font-weight-complex="bold" style:text-position="super 65%"/>
    </style:style>
    <style:style style:name="T1589" style:parent-style-name="DefaultParagraphFont" style:family="text">
      <style:text-properties fo:font-weight="bold" style:font-weight-asian="bold" style:font-weight-complex="bold" style:text-position="super 65%"/>
    </style:style>
    <style:style style:name="P1590" style:parent-style-name="Normal" style:family="paragraph">
      <style:paragraph-properties fo:text-align="center"/>
    </style:style>
    <style:style style:name="P1591" style:parent-style-name="Normal" style:family="paragraph">
      <style:paragraph-properties fo:text-align="center"/>
    </style:style>
    <style:style style:name="P1592" style:parent-style-name="Normal" style:family="paragraph">
      <style:paragraph-properties fo:margin-bottom="0.1111in"/>
      <style:text-properties fo:font-weight="bold" style:font-weight-asian="bold" style:font-weight-complex="bold"/>
    </style:style>
    <style:style style:name="T1593" style:parent-style-name="DefaultParagraphFont" style:family="text">
      <style:text-properties fo:font-weight="bold" style:font-weight-asian="bold" style:font-weight-complex="bold" fo:font-size="16pt" style:font-size-asian="16pt" style:font-size-complex="16pt"/>
    </style:style>
    <style:style style:name="T1594" style:parent-style-name="DefaultParagraphFont" style:family="text">
      <style:text-properties fo:font-weight="bold" style:font-weight-asian="bold" style:font-weight-complex="bold"/>
    </style:style>
    <style:style style:name="T1595" style:parent-style-name="DefaultParagraphFont" style:family="text">
      <style:text-properties fo:font-weight="bold" style:font-weight-asian="bold" style:font-weight-complex="bold" style:text-position="super 65%"/>
    </style:style>
    <style:style style:name="T1596" style:parent-style-name="DefaultParagraphFont" style:family="text">
      <style:text-properties fo:font-weight="bold" style:font-weight-asian="bold" style:font-weight-complex="bold" style:text-position="super 65%"/>
    </style:style>
    <style:style style:name="T1597" style:parent-style-name="DefaultParagraphFont" style:family="text">
      <style:text-properties fo:font-weight="bold" style:font-weight-asian="bold" style:font-weight-complex="bold" style:text-position="super 65%"/>
    </style:style>
    <style:style style:name="T1598" style:parent-style-name="DefaultParagraphFont" style:family="text">
      <style:text-properties fo:font-weight="bold" style:font-weight-asian="bold" style:font-weight-complex="bold" style:text-position="super 65%"/>
    </style:style>
    <style:style style:name="T1599" style:parent-style-name="DefaultParagraphFont" style:family="text">
      <style:text-properties fo:font-weight="bold" style:font-weight-asian="bold" style:font-weight-complex="bold" style:text-position="super 65%"/>
    </style:style>
    <style:style style:name="T1600" style:parent-style-name="DefaultParagraphFont" style:family="text">
      <style:text-properties fo:font-weight="bold" style:font-weight-asian="bold" style:font-weight-complex="bold" style:text-position="super 65%"/>
    </style:style>
    <style:style style:name="T1601" style:parent-style-name="DefaultParagraphFont" style:family="text">
      <style:text-properties fo:font-weight="bold" style:font-weight-asian="bold" style:font-weight-complex="bold" style:text-position="super 65%"/>
    </style:style>
    <style:style style:name="T1602" style:parent-style-name="DefaultParagraphFont" style:family="text">
      <style:text-properties fo:font-weight="bold" style:font-weight-asian="bold" style:font-weight-complex="bold" style:text-position="super 65%"/>
    </style:style>
    <style:style style:name="T1603" style:parent-style-name="DefaultParagraphFont" style:family="text">
      <style:text-properties fo:font-weight="bold" style:font-weight-asian="bold" style:font-weight-complex="bold" style:text-position="super 65%"/>
    </style:style>
    <style:style style:name="T1604" style:parent-style-name="DefaultParagraphFont" style:family="text">
      <style:text-properties fo:font-weight="bold" style:font-weight-asian="bold" style:font-weight-complex="bold" style:text-position="super 65%"/>
    </style:style>
    <style:style style:name="T1605" style:parent-style-name="DefaultParagraphFont" style:family="text">
      <style:text-properties fo:font-weight="bold" style:font-weight-asian="bold" style:font-weight-complex="bold" style:text-position="super 65%"/>
    </style:style>
    <style:style style:name="T1606" style:parent-style-name="DefaultParagraphFont" style:family="text">
      <style:text-properties fo:font-weight="bold" style:font-weight-asian="bold" style:font-weight-complex="bold" style:text-position="super 65%"/>
    </style:style>
    <style:style style:name="T1607" style:parent-style-name="DefaultParagraphFont" style:family="text">
      <style:text-properties fo:font-weight="bold" style:font-weight-asian="bold" style:font-weight-complex="bold" style:text-position="super 65%"/>
    </style:style>
    <style:style style:name="T1608" style:parent-style-name="DefaultParagraphFont" style:family="text">
      <style:text-properties fo:font-weight="bold" style:font-weight-asian="bold" style:font-weight-complex="bold" style:text-position="super 65%"/>
    </style:style>
    <style:style style:name="T1609" style:parent-style-name="DefaultParagraphFont" style:family="text">
      <style:text-properties fo:font-weight="bold" style:font-weight-asian="bold" style:font-weight-complex="bold" style:text-position="super 65%"/>
    </style:style>
    <style:style style:name="T1610" style:parent-style-name="DefaultParagraphFont" style:family="text">
      <style:text-properties fo:font-weight="bold" style:font-weight-asian="bold" style:font-weight-complex="bold" style:text-position="super 65%"/>
    </style:style>
    <style:style style:name="T1611" style:parent-style-name="DefaultParagraphFont" style:family="text">
      <style:text-properties fo:font-weight="bold" style:font-weight-asian="bold" style:font-weight-complex="bold" style:text-position="super 65%"/>
    </style:style>
    <style:style style:name="T1612" style:parent-style-name="DefaultParagraphFont" style:family="text">
      <style:text-properties fo:font-weight="bold" style:font-weight-asian="bold" style:font-weight-complex="bold" style:text-position="super 65%"/>
    </style:style>
    <style:style style:name="T1613" style:parent-style-name="DefaultParagraphFont" style:family="text">
      <style:text-properties fo:font-weight="bold" style:font-weight-asian="bold" style:font-weight-complex="bold" style:text-position="super 65%"/>
    </style:style>
    <style:style style:name="T1614" style:parent-style-name="DefaultParagraphFont" style:family="text">
      <style:text-properties fo:font-weight="bold" style:font-weight-asian="bold" style:font-weight-complex="bold" style:text-position="super 65%"/>
    </style:style>
    <style:style style:name="P1615" style:parent-style-name="Bibletext" style:family="paragraph">
      <style:text-properties fo:font-weight="bold" style:font-weight-asian="bold" style:font-weight-complex="bold" fo:font-size="11pt" style:font-size-asian="11pt"/>
    </style:style>
    <style:style style:name="T1616" style:parent-style-name="DefaultParagraphFont" style:family="text">
      <style:text-properties fo:font-weight="bold" style:font-weight-asian="bold" style:font-weight-complex="bold" style:text-position="super 65%"/>
    </style:style>
    <style:style style:name="T1617" style:parent-style-name="DefaultParagraphFont" style:family="text">
      <style:text-properties fo:font-weight="bold" style:font-weight-asian="bold" style:font-weight-complex="bold" style:text-position="super 65%"/>
    </style:style>
    <style:style style:name="P1618" style:parent-style-name="Bibletext" style:family="paragraph">
      <style:paragraph-properties fo:text-align="start"/>
    </style:style>
    <style:style style:name="T1619" style:parent-style-name="DefaultParagraphFont" style:family="text">
      <style:text-properties fo:font-weight="bold" style:font-weight-asian="bold" style:font-weight-complex="bold" style:text-position="super 65%"/>
    </style:style>
    <style:style style:name="T1620" style:parent-style-name="DefaultParagraphFont" style:family="text">
      <style:text-properties fo:font-weight="bold" style:font-weight-asian="bold" style:font-weight-complex="bold" style:text-position="super 65%"/>
    </style:style>
    <style:style style:name="T1621" style:parent-style-name="DefaultParagraphFont" style:family="text">
      <style:text-properties fo:font-weight="bold" style:font-weight-asian="bold" style:font-weight-complex="bold" style:text-position="super 65%"/>
    </style:style>
    <style:style style:name="T1622" style:parent-style-name="DefaultParagraphFont" style:family="text">
      <style:text-properties fo:font-weight="bold" style:font-weight-asian="bold" style:font-weight-complex="bold" style:text-position="super 65%"/>
    </style:style>
    <style:style style:name="P1623" style:parent-style-name="Normal" style:family="paragraph">
      <style:paragraph-properties fo:text-align="center"/>
    </style:style>
    <style:style style:name="P1624" style:parent-style-name="Normal" style:family="paragraph">
      <style:paragraph-properties fo:text-align="center"/>
    </style:style>
    <style:style style:name="P1625" style:parent-style-name="Normal" style:family="paragraph">
      <style:paragraph-properties fo:margin-bottom="0.1111in"/>
      <style:text-properties fo:font-weight="bold" style:font-weight-asian="bold" style:font-weight-complex="bold"/>
    </style:style>
    <style:style style:name="T1626" style:parent-style-name="DefaultParagraphFont" style:family="text">
      <style:text-properties fo:font-weight="bold" style:font-weight-asian="bold" style:font-weight-complex="bold" fo:font-size="16pt" style:font-size-asian="16pt" style:font-size-complex="16pt"/>
    </style:style>
    <style:style style:name="T1627" style:parent-style-name="DefaultParagraphFont" style:family="text">
      <style:text-properties fo:font-weight="bold" style:font-weight-asian="bold" style:font-weight-complex="bold"/>
    </style:style>
    <style:style style:name="T1628" style:parent-style-name="DefaultParagraphFont" style:family="text">
      <style:text-properties fo:font-weight="bold" style:font-weight-asian="bold" style:font-weight-complex="bold" style:text-position="super 65%"/>
    </style:style>
    <style:style style:name="T1629" style:parent-style-name="DefaultParagraphFont" style:family="text">
      <style:text-properties fo:font-weight="bold" style:font-weight-asian="bold" style:font-weight-complex="bold" style:text-position="super 65%"/>
    </style:style>
    <style:style style:name="T1630" style:parent-style-name="DefaultParagraphFont" style:family="text">
      <style:text-properties fo:font-weight="bold" style:font-weight-asian="bold" style:font-weight-complex="bold" style:text-position="super 65%"/>
    </style:style>
    <style:style style:name="T1631" style:parent-style-name="DefaultParagraphFont" style:family="text">
      <style:text-properties fo:font-weight="bold" style:font-weight-asian="bold" style:font-weight-complex="bold" style:text-position="super 65%"/>
    </style:style>
    <style:style style:name="T1632" style:parent-style-name="DefaultParagraphFont" style:family="text">
      <style:text-properties fo:font-weight="bold" style:font-weight-asian="bold" style:font-weight-complex="bold" style:text-position="super 65%"/>
    </style:style>
    <style:style style:name="T1633" style:parent-style-name="DefaultParagraphFont" style:family="text">
      <style:text-properties fo:font-weight="bold" style:font-weight-asian="bold" style:font-weight-complex="bold" style:text-position="super 65%"/>
    </style:style>
    <style:style style:name="T1634" style:parent-style-name="DefaultParagraphFont" style:family="text">
      <style:text-properties fo:font-weight="bold" style:font-weight-asian="bold" style:font-weight-complex="bold" style:text-position="super 65%"/>
    </style:style>
    <style:style style:name="T1635" style:parent-style-name="DefaultParagraphFont" style:family="text">
      <style:text-properties fo:font-weight="bold" style:font-weight-asian="bold" style:font-weight-complex="bold" style:text-position="super 65%"/>
    </style:style>
    <style:style style:name="T1636" style:parent-style-name="DefaultParagraphFont" style:family="text">
      <style:text-properties fo:font-weight="bold" style:font-weight-asian="bold" style:font-weight-complex="bold" style:text-position="super 65%"/>
    </style:style>
    <style:style style:name="T1637" style:parent-style-name="DefaultParagraphFont" style:family="text">
      <style:text-properties fo:font-weight="bold" style:font-weight-asian="bold" style:font-weight-complex="bold" style:text-position="super 65%"/>
    </style:style>
    <style:style style:name="T1638" style:parent-style-name="DefaultParagraphFont" style:family="text">
      <style:text-properties fo:font-weight="bold" style:font-weight-asian="bold" style:font-weight-complex="bold" style:text-position="super 65%"/>
    </style:style>
    <style:style style:name="T1639" style:parent-style-name="DefaultParagraphFont" style:family="text">
      <style:text-properties fo:font-weight="bold" style:font-weight-asian="bold" style:font-weight-complex="bold" style:text-position="super 65%"/>
    </style:style>
    <style:style style:name="T1640" style:parent-style-name="DefaultParagraphFont" style:family="text">
      <style:text-properties fo:font-weight="bold" style:font-weight-asian="bold" style:font-weight-complex="bold" style:text-position="super 65%"/>
    </style:style>
    <style:style style:name="T1641" style:parent-style-name="DefaultParagraphFont" style:family="text">
      <style:text-properties fo:font-weight="bold" style:font-weight-asian="bold" style:font-weight-complex="bold" style:text-position="super 65%"/>
    </style:style>
    <style:style style:name="T1642" style:parent-style-name="DefaultParagraphFont" style:family="text">
      <style:text-properties fo:font-weight="bold" style:font-weight-asian="bold" style:font-weight-complex="bold" style:text-position="super 65%"/>
    </style:style>
    <style:style style:name="T1643" style:parent-style-name="DefaultParagraphFont" style:family="text">
      <style:text-properties fo:font-weight="bold" style:font-weight-asian="bold" style:font-weight-complex="bold" style:text-position="super 65%"/>
    </style:style>
    <style:style style:name="T1644" style:parent-style-name="DefaultParagraphFont" style:family="text">
      <style:text-properties fo:font-weight="bold" style:font-weight-asian="bold" style:font-weight-complex="bold" style:text-position="super 65%"/>
    </style:style>
    <style:style style:name="T1645" style:parent-style-name="DefaultParagraphFont" style:family="text">
      <style:text-properties fo:font-weight="bold" style:font-weight-asian="bold" style:font-weight-complex="bold" style:text-position="super 65%"/>
    </style:style>
    <style:style style:name="T1646" style:parent-style-name="DefaultParagraphFont" style:family="text">
      <style:text-properties fo:font-weight="bold" style:font-weight-asian="bold" style:font-weight-complex="bold" style:text-position="super 65%"/>
    </style:style>
    <style:style style:name="T1647" style:parent-style-name="DefaultParagraphFont" style:family="text">
      <style:text-properties fo:font-weight="bold" style:font-weight-asian="bold" style:font-weight-complex="bold" style:text-position="super 65%"/>
    </style:style>
    <style:style style:name="T1648" style:parent-style-name="DefaultParagraphFont" style:family="text">
      <style:text-properties fo:font-weight="bold" style:font-weight-asian="bold" style:font-weight-complex="bold" style:text-position="super 65%"/>
    </style:style>
    <style:style style:name="T1649" style:parent-style-name="DefaultParagraphFont" style:family="text">
      <style:text-properties fo:font-weight="bold" style:font-weight-asian="bold" style:font-weight-complex="bold" style:text-position="super 65%"/>
    </style:style>
    <style:style style:name="T1650" style:parent-style-name="DefaultParagraphFont" style:family="text">
      <style:text-properties fo:font-weight="bold" style:font-weight-asian="bold" style:font-weight-complex="bold" style:text-position="super 65%"/>
    </style:style>
    <style:style style:name="T1651" style:parent-style-name="DefaultParagraphFont" style:family="text">
      <style:text-properties fo:font-weight="bold" style:font-weight-asian="bold" style:font-weight-complex="bold" style:text-position="super 65%"/>
    </style:style>
    <style:style style:name="T1652" style:parent-style-name="DefaultParagraphFont" style:family="text">
      <style:text-properties fo:font-weight="bold" style:font-weight-asian="bold" style:font-weight-complex="bold" style:text-position="super 65%"/>
    </style:style>
    <style:style style:name="T1653" style:parent-style-name="DefaultParagraphFont" style:family="text">
      <style:text-properties fo:font-weight="bold" style:font-weight-asian="bold" style:font-weight-complex="bold" style:text-position="super 65%"/>
    </style:style>
    <style:style style:name="T1654" style:parent-style-name="DefaultParagraphFont" style:family="text">
      <style:text-properties fo:font-weight="bold" style:font-weight-asian="bold" style:font-weight-complex="bold" style:text-position="super 65%"/>
    </style:style>
    <style:style style:name="T1655" style:parent-style-name="DefaultParagraphFont" style:family="text">
      <style:text-properties fo:font-weight="bold" style:font-weight-asian="bold" style:font-weight-complex="bold" style:text-position="super 65%"/>
    </style:style>
    <style:style style:name="T1656" style:parent-style-name="DefaultParagraphFont" style:family="text">
      <style:text-properties fo:font-weight="bold" style:font-weight-asian="bold" style:font-weight-complex="bold" style:text-position="super 65%"/>
    </style:style>
    <style:style style:name="T1657" style:parent-style-name="DefaultParagraphFont" style:family="text">
      <style:text-properties fo:font-weight="bold" style:font-weight-asian="bold" style:font-weight-complex="bold" style:text-position="super 65%"/>
    </style:style>
    <style:style style:name="T1658" style:parent-style-name="DefaultParagraphFont" style:family="text">
      <style:text-properties fo:font-weight="bold" style:font-weight-asian="bold" style:font-weight-complex="bold" style:text-position="super 65%"/>
    </style:style>
    <style:style style:name="T1659" style:parent-style-name="DefaultParagraphFont" style:family="text">
      <style:text-properties fo:font-weight="bold" style:font-weight-asian="bold" style:font-weight-complex="bold" style:text-position="super 65%"/>
    </style:style>
    <style:style style:name="T1660" style:parent-style-name="DefaultParagraphFont" style:family="text">
      <style:text-properties fo:font-weight="bold" style:font-weight-asian="bold" style:font-weight-complex="bold" style:text-position="super 65%"/>
    </style:style>
    <style:style style:name="T1661" style:parent-style-name="DefaultParagraphFont" style:family="text">
      <style:text-properties fo:font-weight="bold" style:font-weight-asian="bold" style:font-weight-complex="bold" style:text-position="super 65%"/>
    </style:style>
    <style:style style:name="T1662" style:parent-style-name="DefaultParagraphFont" style:family="text">
      <style:text-properties fo:font-weight="bold" style:font-weight-asian="bold" style:font-weight-complex="bold" style:text-position="super 65%"/>
    </style:style>
    <style:style style:name="T1663" style:parent-style-name="DefaultParagraphFont" style:family="text">
      <style:text-properties fo:font-weight="bold" style:font-weight-asian="bold" style:font-weight-complex="bold" style:text-position="super 65%"/>
    </style:style>
    <style:style style:name="T1664" style:parent-style-name="DefaultParagraphFont" style:family="text">
      <style:text-properties fo:font-weight="bold" style:font-weight-asian="bold" style:font-weight-complex="bold" style:text-position="super 65%"/>
    </style:style>
    <style:style style:name="T1665" style:parent-style-name="DefaultParagraphFont" style:family="text">
      <style:text-properties fo:font-weight="bold" style:font-weight-asian="bold" style:font-weight-complex="bold" style:text-position="super 65%"/>
    </style:style>
    <style:style style:name="T1666" style:parent-style-name="DefaultParagraphFont" style:family="text">
      <style:text-properties fo:font-weight="bold" style:font-weight-asian="bold" style:font-weight-complex="bold" style:text-position="super 65%"/>
    </style:style>
    <style:style style:name="T1667" style:parent-style-name="DefaultParagraphFont" style:family="text">
      <style:text-properties fo:font-weight="bold" style:font-weight-asian="bold" style:font-weight-complex="bold" style:text-position="super 65%"/>
    </style:style>
    <style:style style:name="T1668" style:parent-style-name="DefaultParagraphFont" style:family="text">
      <style:text-properties fo:font-weight="bold" style:font-weight-asian="bold" style:font-weight-complex="bold" style:text-position="super 65%"/>
    </style:style>
    <style:style style:name="T1669" style:parent-style-name="DefaultParagraphFont" style:family="text">
      <style:text-properties fo:font-weight="bold" style:font-weight-asian="bold" style:font-weight-complex="bold" style:text-position="super 65%"/>
    </style:style>
    <style:style style:name="T1670" style:parent-style-name="DefaultParagraphFont" style:family="text">
      <style:text-properties fo:font-weight="bold" style:font-weight-asian="bold" style:font-weight-complex="bold" style:text-position="super 65%"/>
    </style:style>
    <style:style style:name="T1671" style:parent-style-name="DefaultParagraphFont" style:family="text">
      <style:text-properties fo:font-weight="bold" style:font-weight-asian="bold" style:font-weight-complex="bold" style:text-position="super 65%"/>
    </style:style>
    <style:style style:name="T1672" style:parent-style-name="DefaultParagraphFont" style:family="text">
      <style:text-properties fo:font-weight="bold" style:font-weight-asian="bold" style:font-weight-complex="bold" style:text-position="super 65%"/>
    </style:style>
    <style:style style:name="T1673" style:parent-style-name="DefaultParagraphFont" style:family="text">
      <style:text-properties fo:font-weight="bold" style:font-weight-asian="bold" style:font-weight-complex="bold" style:text-position="super 65%"/>
    </style:style>
    <style:style style:name="T1674" style:parent-style-name="DefaultParagraphFont" style:family="text">
      <style:text-properties fo:font-weight="bold" style:font-weight-asian="bold" style:font-weight-complex="bold" style:text-position="super 65%"/>
    </style:style>
    <style:style style:name="T1675" style:parent-style-name="DefaultParagraphFont" style:family="text">
      <style:text-properties fo:font-weight="bold" style:font-weight-asian="bold" style:font-weight-complex="bold" style:text-position="super 65%"/>
    </style:style>
    <style:style style:name="T1676" style:parent-style-name="DefaultParagraphFont" style:family="text">
      <style:text-properties fo:font-weight="bold" style:font-weight-asian="bold" style:font-weight-complex="bold" style:text-position="super 65%"/>
    </style:style>
    <style:style style:name="T1677" style:parent-style-name="DefaultParagraphFont" style:family="text">
      <style:text-properties fo:font-weight="bold" style:font-weight-asian="bold" style:font-weight-complex="bold" style:text-position="super 65%"/>
    </style:style>
    <style:style style:name="T1678" style:parent-style-name="DefaultParagraphFont" style:family="text">
      <style:text-properties fo:font-weight="bold" style:font-weight-asian="bold" style:font-weight-complex="bold" style:text-position="super 65%"/>
    </style:style>
    <style:style style:name="T1679" style:parent-style-name="DefaultParagraphFont" style:family="text">
      <style:text-properties fo:font-weight="bold" style:font-weight-asian="bold" style:font-weight-complex="bold" style:text-position="super 65%"/>
    </style:style>
    <style:style style:name="T1680" style:parent-style-name="DefaultParagraphFont" style:family="text">
      <style:text-properties fo:font-weight="bold" style:font-weight-asian="bold" style:font-weight-complex="bold" style:text-position="super 65%"/>
    </style:style>
    <style:style style:name="T1681" style:parent-style-name="DefaultParagraphFont" style:family="text">
      <style:text-properties fo:font-weight="bold" style:font-weight-asian="bold" style:font-weight-complex="bold" style:text-position="super 65%"/>
    </style:style>
    <style:style style:name="T1682" style:parent-style-name="DefaultParagraphFont" style:family="text">
      <style:text-properties fo:font-weight="bold" style:font-weight-asian="bold" style:font-weight-complex="bold" style:text-position="super 65%"/>
    </style:style>
    <style:style style:name="T1683" style:parent-style-name="DefaultParagraphFont" style:family="text">
      <style:text-properties fo:font-weight="bold" style:font-weight-asian="bold" style:font-weight-complex="bold" style:text-position="super 65%"/>
    </style:style>
    <style:style style:name="T1684" style:parent-style-name="DefaultParagraphFont" style:family="text">
      <style:text-properties fo:font-weight="bold" style:font-weight-asian="bold" style:font-weight-complex="bold" style:text-position="super 65%"/>
    </style:style>
    <style:style style:name="T1685" style:parent-style-name="DefaultParagraphFont" style:family="text">
      <style:text-properties fo:font-weight="bold" style:font-weight-asian="bold" style:font-weight-complex="bold" style:text-position="super 65%"/>
    </style:style>
    <style:style style:name="T1686" style:parent-style-name="DefaultParagraphFont" style:family="text">
      <style:text-properties fo:font-weight="bold" style:font-weight-asian="bold" style:font-weight-complex="bold" style:text-position="super 65%"/>
    </style:style>
    <style:style style:name="T1687" style:parent-style-name="DefaultParagraphFont" style:family="text">
      <style:text-properties fo:font-weight="bold" style:font-weight-asian="bold" style:font-weight-complex="bold" style:text-position="super 65%"/>
    </style:style>
    <style:style style:name="T1688" style:parent-style-name="DefaultParagraphFont" style:family="text">
      <style:text-properties fo:font-weight="bold" style:font-weight-asian="bold" style:font-weight-complex="bold" style:text-position="super 65%"/>
    </style:style>
    <style:style style:name="T1689" style:parent-style-name="DefaultParagraphFont" style:family="text">
      <style:text-properties fo:font-weight="bold" style:font-weight-asian="bold" style:font-weight-complex="bold" style:text-position="super 65%"/>
    </style:style>
    <style:style style:name="T1690" style:parent-style-name="DefaultParagraphFont" style:family="text">
      <style:text-properties fo:font-weight="bold" style:font-weight-asian="bold" style:font-weight-complex="bold" style:text-position="super 65%"/>
    </style:style>
    <style:style style:name="T1691" style:parent-style-name="DefaultParagraphFont" style:family="text">
      <style:text-properties fo:font-weight="bold" style:font-weight-asian="bold" style:font-weight-complex="bold" style:text-position="super 65%"/>
    </style:style>
    <style:style style:name="T1692" style:parent-style-name="DefaultParagraphFont" style:family="text">
      <style:text-properties fo:font-weight="bold" style:font-weight-asian="bold" style:font-weight-complex="bold" style:text-position="super 65%"/>
    </style:style>
    <style:style style:name="T1693" style:parent-style-name="DefaultParagraphFont" style:family="text">
      <style:text-properties fo:font-weight="bold" style:font-weight-asian="bold" style:font-weight-complex="bold" style:text-position="super 65%"/>
    </style:style>
    <style:style style:name="T1694" style:parent-style-name="DefaultParagraphFont" style:family="text">
      <style:text-properties fo:font-weight="bold" style:font-weight-asian="bold" style:font-weight-complex="bold" style:text-position="super 65%"/>
    </style:style>
    <style:style style:name="T1695" style:parent-style-name="DefaultParagraphFont" style:family="text">
      <style:text-properties fo:font-weight="bold" style:font-weight-asian="bold" style:font-weight-complex="bold" style:text-position="super 65%"/>
    </style:style>
    <style:style style:name="T1696" style:parent-style-name="DefaultParagraphFont" style:family="text">
      <style:text-properties fo:font-weight="bold" style:font-weight-asian="bold" style:font-weight-complex="bold" style:text-position="super 65%"/>
    </style:style>
    <style:style style:name="T1697" style:parent-style-name="DefaultParagraphFont" style:family="text">
      <style:text-properties fo:font-weight="bold" style:font-weight-asian="bold" style:font-weight-complex="bold" style:text-position="super 65%"/>
    </style:style>
    <style:style style:name="T1698" style:parent-style-name="DefaultParagraphFont" style:family="text">
      <style:text-properties fo:font-weight="bold" style:font-weight-asian="bold" style:font-weight-complex="bold" style:text-position="super 65%"/>
    </style:style>
    <style:style style:name="T1699" style:parent-style-name="DefaultParagraphFont" style:family="text">
      <style:text-properties fo:font-weight="bold" style:font-weight-asian="bold" style:font-weight-complex="bold" style:text-position="super 65%"/>
    </style:style>
    <style:style style:name="T1700" style:parent-style-name="DefaultParagraphFont" style:family="text">
      <style:text-properties fo:font-weight="bold" style:font-weight-asian="bold" style:font-weight-complex="bold" style:text-position="super 65%"/>
    </style:style>
    <style:style style:name="T1701" style:parent-style-name="DefaultParagraphFont" style:family="text">
      <style:text-properties fo:font-weight="bold" style:font-weight-asian="bold" style:font-weight-complex="bold" style:text-position="super 65%"/>
    </style:style>
    <style:style style:name="T1702" style:parent-style-name="DefaultParagraphFont" style:family="text">
      <style:text-properties fo:font-weight="bold" style:font-weight-asian="bold" style:font-weight-complex="bold" style:text-position="super 65%"/>
    </style:style>
    <style:style style:name="T1703" style:parent-style-name="DefaultParagraphFont" style:family="text">
      <style:text-properties fo:font-weight="bold" style:font-weight-asian="bold" style:font-weight-complex="bold" style:text-position="super 65%"/>
    </style:style>
    <style:style style:name="T1704" style:parent-style-name="DefaultParagraphFont" style:family="text">
      <style:text-properties fo:font-weight="bold" style:font-weight-asian="bold" style:font-weight-complex="bold" style:text-position="super 65%"/>
    </style:style>
    <style:style style:name="T1705" style:parent-style-name="DefaultParagraphFont" style:family="text">
      <style:text-properties fo:font-weight="bold" style:font-weight-asian="bold" style:font-weight-complex="bold" style:text-position="super 65%"/>
    </style:style>
    <style:style style:name="T1706" style:parent-style-name="DefaultParagraphFont" style:family="text">
      <style:text-properties fo:font-weight="bold" style:font-weight-asian="bold" style:font-weight-complex="bold" style:text-position="super 65%"/>
    </style:style>
    <style:style style:name="T1707" style:parent-style-name="DefaultParagraphFont" style:family="text">
      <style:text-properties fo:font-weight="bold" style:font-weight-asian="bold" style:font-weight-complex="bold" style:text-position="super 65%"/>
    </style:style>
    <style:style style:name="T1708" style:parent-style-name="DefaultParagraphFont" style:family="text">
      <style:text-properties fo:font-weight="bold" style:font-weight-asian="bold" style:font-weight-complex="bold" style:text-position="super 65%"/>
    </style:style>
    <style:style style:name="T1709" style:parent-style-name="DefaultParagraphFont" style:family="text">
      <style:text-properties fo:font-weight="bold" style:font-weight-asian="bold" style:font-weight-complex="bold" style:text-position="super 65%"/>
    </style:style>
    <style:style style:name="T1710" style:parent-style-name="DefaultParagraphFont" style:family="text">
      <style:text-properties fo:font-weight="bold" style:font-weight-asian="bold" style:font-weight-complex="bold" style:text-position="super 65%"/>
    </style:style>
    <style:style style:name="T1711" style:parent-style-name="DefaultParagraphFont" style:family="text">
      <style:text-properties fo:font-weight="bold" style:font-weight-asian="bold" style:font-weight-complex="bold" style:text-position="super 65%"/>
    </style:style>
    <style:style style:name="T1712" style:parent-style-name="DefaultParagraphFont" style:family="text">
      <style:text-properties fo:font-weight="bold" style:font-weight-asian="bold" style:font-weight-complex="bold" style:text-position="super 65%"/>
    </style:style>
    <style:style style:name="T1713" style:parent-style-name="DefaultParagraphFont" style:family="text">
      <style:text-properties fo:font-weight="bold" style:font-weight-asian="bold" style:font-weight-complex="bold" style:text-position="super 65%"/>
    </style:style>
    <style:style style:name="T1714" style:parent-style-name="DefaultParagraphFont" style:family="text">
      <style:text-properties fo:font-weight="bold" style:font-weight-asian="bold" style:font-weight-complex="bold" style:text-position="super 65%"/>
    </style:style>
    <style:style style:name="T1715" style:parent-style-name="DefaultParagraphFont" style:family="text">
      <style:text-properties fo:font-weight="bold" style:font-weight-asian="bold" style:font-weight-complex="bold" style:text-position="super 65%"/>
    </style:style>
    <style:style style:name="P1716" style:parent-style-name="Normal" style:family="paragraph">
      <style:paragraph-properties fo:text-align="center"/>
    </style:style>
    <style:style style:name="P1717" style:parent-style-name="Normal" style:family="paragraph">
      <style:paragraph-properties fo:text-align="center"/>
    </style:style>
    <style:style style:name="P1718" style:parent-style-name="Normal" style:family="paragraph">
      <style:paragraph-properties fo:margin-bottom="0.1111in"/>
      <style:text-properties fo:font-weight="bold" style:font-weight-asian="bold" style:font-weight-complex="bold"/>
    </style:style>
    <style:style style:name="T1719" style:parent-style-name="DefaultParagraphFont" style:family="text">
      <style:text-properties fo:font-weight="bold" style:font-weight-asian="bold" style:font-weight-complex="bold" fo:font-size="16pt" style:font-size-asian="16pt" style:font-size-complex="16pt"/>
    </style:style>
    <style:style style:name="T1720" style:parent-style-name="DefaultParagraphFont" style:family="text">
      <style:text-properties fo:font-weight="bold" style:font-weight-asian="bold" style:font-weight-complex="bold"/>
    </style:style>
    <style:style style:name="T1721" style:parent-style-name="DefaultParagraphFont" style:family="text">
      <style:text-properties fo:font-weight="bold" style:font-weight-asian="bold" style:font-weight-complex="bold" style:text-position="super 65%"/>
    </style:style>
    <style:style style:name="T1722" style:parent-style-name="DefaultParagraphFont" style:family="text">
      <style:text-properties fo:font-weight="bold" style:font-weight-asian="bold" style:font-weight-complex="bold" style:text-position="super 65%"/>
    </style:style>
    <style:style style:name="T1723" style:parent-style-name="DefaultParagraphFont" style:family="text">
      <style:text-properties fo:font-weight="bold" style:font-weight-asian="bold" style:font-weight-complex="bold" style:text-position="super 65%"/>
    </style:style>
    <style:style style:name="P1724" style:parent-style-name="Bibletext" style:family="paragraph">
      <style:text-properties fo:font-weight="bold" style:font-weight-asian="bold" style:font-weight-complex="bold" fo:font-size="11pt" style:font-size-asian="11pt"/>
    </style:style>
    <style:style style:name="T1725" style:parent-style-name="DefaultParagraphFont" style:family="text">
      <style:text-properties fo:font-weight="bold" style:font-weight-asian="bold" style:font-weight-complex="bold" style:text-position="super 65%"/>
    </style:style>
    <style:style style:name="T1726" style:parent-style-name="DefaultParagraphFont" style:family="text">
      <style:text-properties fo:font-weight="bold" style:font-weight-asian="bold" style:font-weight-complex="bold" style:text-position="super 65%"/>
    </style:style>
    <style:style style:name="T1727" style:parent-style-name="DefaultParagraphFont" style:family="text">
      <style:text-properties fo:font-weight="bold" style:font-weight-asian="bold" style:font-weight-complex="bold" style:text-position="super 65%"/>
    </style:style>
    <style:style style:name="T1728" style:parent-style-name="DefaultParagraphFont" style:family="text">
      <style:text-properties fo:font-weight="bold" style:font-weight-asian="bold" style:font-weight-complex="bold" style:text-position="super 65%"/>
    </style:style>
    <style:style style:name="T1729" style:parent-style-name="DefaultParagraphFont" style:family="text">
      <style:text-properties fo:font-weight="bold" style:font-weight-asian="bold" style:font-weight-complex="bold" style:text-position="super 65%"/>
    </style:style>
    <style:style style:name="T1730" style:parent-style-name="DefaultParagraphFont" style:family="text">
      <style:text-properties fo:font-weight="bold" style:font-weight-asian="bold" style:font-weight-complex="bold" style:text-position="super 65%"/>
    </style:style>
    <style:style style:name="T1731" style:parent-style-name="DefaultParagraphFont" style:family="text">
      <style:text-properties fo:font-weight="bold" style:font-weight-asian="bold" style:font-weight-complex="bold" style:text-position="super 65%"/>
    </style:style>
    <style:style style:name="T1732" style:parent-style-name="DefaultParagraphFont" style:family="text">
      <style:text-properties fo:font-weight="bold" style:font-weight-asian="bold" style:font-weight-complex="bold" style:text-position="super 65%"/>
    </style:style>
    <style:style style:name="T1733" style:parent-style-name="DefaultParagraphFont" style:family="text">
      <style:text-properties fo:font-weight="bold" style:font-weight-asian="bold" style:font-weight-complex="bold" style:text-position="super 65%"/>
    </style:style>
    <style:style style:name="T1734" style:parent-style-name="DefaultParagraphFont" style:family="text">
      <style:text-properties fo:font-weight="bold" style:font-weight-asian="bold" style:font-weight-complex="bold" style:text-position="super 65%"/>
    </style:style>
    <style:style style:name="T1735" style:parent-style-name="DefaultParagraphFont" style:family="text">
      <style:text-properties fo:font-weight="bold" style:font-weight-asian="bold" style:font-weight-complex="bold" style:text-position="super 65%"/>
    </style:style>
    <style:style style:name="T1736" style:parent-style-name="DefaultParagraphFont" style:family="text">
      <style:text-properties fo:font-weight="bold" style:font-weight-asian="bold" style:font-weight-complex="bold" style:text-position="super 65%"/>
    </style:style>
    <style:style style:name="T1737" style:parent-style-name="DefaultParagraphFont" style:family="text">
      <style:text-properties fo:font-weight="bold" style:font-weight-asian="bold" style:font-weight-complex="bold" style:text-position="super 65%"/>
    </style:style>
    <style:style style:name="T1738" style:parent-style-name="DefaultParagraphFont" style:family="text">
      <style:text-properties fo:font-weight="bold" style:font-weight-asian="bold" style:font-weight-complex="bold" style:text-position="super 65%"/>
    </style:style>
    <style:style style:name="T1739" style:parent-style-name="DefaultParagraphFont" style:family="text">
      <style:text-properties fo:font-weight="bold" style:font-weight-asian="bold" style:font-weight-complex="bold" style:text-position="super 65%"/>
    </style:style>
    <style:style style:name="T1740" style:parent-style-name="DefaultParagraphFont" style:family="text">
      <style:text-properties fo:font-weight="bold" style:font-weight-asian="bold" style:font-weight-complex="bold" style:text-position="super 65%"/>
    </style:style>
    <style:style style:name="T1741" style:parent-style-name="DefaultParagraphFont" style:family="text">
      <style:text-properties fo:font-weight="bold" style:font-weight-asian="bold" style:font-weight-complex="bold" style:text-position="super 65%"/>
    </style:style>
    <style:style style:name="T1742" style:parent-style-name="DefaultParagraphFont" style:family="text">
      <style:text-properties fo:font-weight="bold" style:font-weight-asian="bold" style:font-weight-complex="bold" style:text-position="super 65%"/>
    </style:style>
    <style:style style:name="T1743" style:parent-style-name="DefaultParagraphFont" style:family="text">
      <style:text-properties fo:font-weight="bold" style:font-weight-asian="bold" style:font-weight-complex="bold" style:text-position="super 65%"/>
    </style:style>
    <style:style style:name="T1744" style:parent-style-name="DefaultParagraphFont" style:family="text">
      <style:text-properties fo:font-weight="bold" style:font-weight-asian="bold" style:font-weight-complex="bold" style:text-position="super 65%"/>
    </style:style>
    <style:style style:name="T1745" style:parent-style-name="DefaultParagraphFont" style:family="text">
      <style:text-properties fo:font-weight="bold" style:font-weight-asian="bold" style:font-weight-complex="bold" style:text-position="super 65%"/>
    </style:style>
    <style:style style:name="T1746" style:parent-style-name="DefaultParagraphFont" style:family="text">
      <style:text-properties fo:font-weight="bold" style:font-weight-asian="bold" style:font-weight-complex="bold" style:text-position="super 65%"/>
    </style:style>
    <style:style style:name="P1747" style:parent-style-name="Normal" style:family="paragraph">
      <style:paragraph-properties fo:text-align="center"/>
    </style:style>
    <style:style style:name="P1748" style:parent-style-name="Normal" style:family="paragraph">
      <style:paragraph-properties fo:text-align="center"/>
    </style:style>
    <style:style style:name="P1749" style:parent-style-name="Normal" style:family="paragraph">
      <style:paragraph-properties fo:text-align="start"/>
      <style:text-properties fo:font-weight="bold" style:font-weight-asian="bold" style:font-weight-complex="bold"/>
    </style:style>
    <style:style style:name="T1750" style:parent-style-name="DefaultParagraphFont" style:family="text">
      <style:text-properties fo:font-weight="bold" style:font-weight-asian="bold" style:font-weight-complex="bold" fo:font-size="16pt" style:font-size-asian="16pt" style:font-size-complex="16pt"/>
    </style:style>
    <style:style style:name="T1751" style:parent-style-name="DefaultParagraphFont" style:family="text">
      <style:text-properties fo:font-size="10pt" style:font-size-asian="10pt" style:font-size-complex="10pt"/>
    </style:style>
    <style:style style:name="T1752" style:parent-style-name="DefaultParagraphFont" style:family="text">
      <style:text-properties fo:font-weight="bold" style:font-weight-asian="bold" style:font-weight-complex="bold" style:text-position="super 65%" fo:font-size="10pt" style:font-size-asian="10pt" style:font-size-complex="10pt"/>
    </style:style>
    <style:style style:name="T1753" style:parent-style-name="DefaultParagraphFont" style:family="text">
      <style:text-properties fo:font-size="10pt" style:font-size-asian="10pt" style:font-size-complex="10pt"/>
    </style:style>
    <style:style style:name="T1754" style:parent-style-name="DefaultParagraphFont" style:family="text">
      <style:text-properties fo:font-weight="bold" style:font-weight-asian="bold" style:font-weight-complex="bold" style:text-position="super 65%" fo:font-size="10pt" style:font-size-asian="10pt" style:font-size-complex="10pt"/>
    </style:style>
    <style:style style:name="T1755" style:parent-style-name="DefaultParagraphFont" style:family="text">
      <style:text-properties fo:font-size="10pt" style:font-size-asian="10pt" style:font-size-complex="10pt"/>
    </style:style>
    <style:style style:name="T1756" style:parent-style-name="DefaultParagraphFont" style:family="text">
      <style:text-properties fo:font-size="10pt" style:font-size-asian="10pt" style:font-size-complex="10pt"/>
    </style:style>
    <style:style style:name="T1757" style:parent-style-name="DefaultParagraphFont" style:family="text">
      <style:text-properties fo:font-weight="bold" style:font-weight-asian="bold" style:font-weight-complex="bold" style:text-position="super 65%" fo:font-size="10pt" style:font-size-asian="10pt" style:font-size-complex="10pt"/>
    </style:style>
    <style:style style:name="T1758" style:parent-style-name="DefaultParagraphFont" style:family="text">
      <style:text-properties fo:font-size="10pt" style:font-size-asian="10pt" style:font-size-complex="10pt"/>
    </style:style>
    <style:style style:name="T1759" style:parent-style-name="DefaultParagraphFont" style:family="text">
      <style:text-properties fo:font-weight="bold" style:font-weight-asian="bold" style:font-weight-complex="bold" style:text-position="super 65%" fo:font-size="10pt" style:font-size-asian="10pt" style:font-size-complex="10pt"/>
    </style:style>
    <style:style style:name="T1760" style:parent-style-name="DefaultParagraphFont" style:family="text">
      <style:text-properties fo:font-size="10pt" style:font-size-asian="10pt" style:font-size-complex="10pt"/>
    </style:style>
    <style:style style:name="T1761" style:parent-style-name="DefaultParagraphFont" style:family="text">
      <style:text-properties fo:font-weight="bold" style:font-weight-asian="bold" style:font-weight-complex="bold" style:text-position="super 65%" fo:font-size="10pt" style:font-size-asian="10pt" style:font-size-complex="10pt"/>
    </style:style>
    <style:style style:name="T1762" style:parent-style-name="DefaultParagraphFont" style:family="text">
      <style:text-properties fo:font-size="10pt" style:font-size-asian="10pt" style:font-size-complex="10pt"/>
    </style:style>
    <style:style style:name="T1763" style:parent-style-name="DefaultParagraphFont" style:family="text">
      <style:text-properties fo:font-weight="bold" style:font-weight-asian="bold" style:font-weight-complex="bold" style:text-position="super 65%" fo:font-size="10pt" style:font-size-asian="10pt" style:font-size-complex="10pt"/>
    </style:style>
    <style:style style:name="T1764" style:parent-style-name="DefaultParagraphFont" style:family="text">
      <style:text-properties fo:font-size="10pt" style:font-size-asian="10pt" style:font-size-complex="10pt"/>
    </style:style>
    <style:style style:name="T1765" style:parent-style-name="DefaultParagraphFont" style:family="text">
      <style:text-properties fo:font-weight="bold" style:font-weight-asian="bold" style:font-weight-complex="bold" style:text-position="super 65%" fo:font-size="10pt" style:font-size-asian="10pt" style:font-size-complex="10pt"/>
    </style:style>
    <style:style style:name="T1766" style:parent-style-name="DefaultParagraphFont" style:family="text">
      <style:text-properties fo:font-size="10pt" style:font-size-asian="10pt" style:font-size-complex="10pt"/>
    </style:style>
    <style:style style:name="T1767" style:parent-style-name="DefaultParagraphFont" style:family="text">
      <style:text-properties fo:font-weight="bold" style:font-weight-asian="bold" style:font-weight-complex="bold" style:text-position="super 65%" fo:font-size="10pt" style:font-size-asian="10pt" style:font-size-complex="10pt"/>
    </style:style>
    <style:style style:name="T1768" style:parent-style-name="DefaultParagraphFont" style:family="text">
      <style:text-properties fo:font-size="10pt" style:font-size-asian="10pt" style:font-size-complex="10pt"/>
    </style:style>
    <style:style style:name="T1769" style:parent-style-name="DefaultParagraphFont" style:family="text">
      <style:text-properties fo:font-weight="bold" style:font-weight-asian="bold" style:font-weight-complex="bold" style:text-position="super 65%" fo:font-size="10pt" style:font-size-asian="10pt" style:font-size-complex="10pt"/>
    </style:style>
    <style:style style:name="T1770" style:parent-style-name="DefaultParagraphFont" style:family="text">
      <style:text-properties fo:font-size="10pt" style:font-size-asian="10pt" style:font-size-complex="10pt"/>
    </style:style>
    <style:style style:name="T1771" style:parent-style-name="DefaultParagraphFont" style:family="text">
      <style:text-properties fo:font-weight="bold" style:font-weight-asian="bold" style:font-weight-complex="bold" style:text-position="super 65%" fo:font-size="10pt" style:font-size-asian="10pt" style:font-size-complex="10pt"/>
    </style:style>
    <style:style style:name="T1772" style:parent-style-name="DefaultParagraphFont" style:family="text">
      <style:text-properties fo:font-size="10pt" style:font-size-asian="10pt" style:font-size-complex="10pt"/>
    </style:style>
    <style:style style:name="T1773" style:parent-style-name="DefaultParagraphFont" style:family="text">
      <style:text-properties fo:font-weight="bold" style:font-weight-asian="bold" style:font-weight-complex="bold" style:text-position="super 65%" fo:font-size="10pt" style:font-size-asian="10pt" style:font-size-complex="10pt"/>
    </style:style>
    <style:style style:name="T1774" style:parent-style-name="DefaultParagraphFont" style:family="text">
      <style:text-properties fo:font-size="10pt" style:font-size-asian="10pt" style:font-size-complex="10pt"/>
    </style:style>
    <style:style style:name="T1775" style:parent-style-name="DefaultParagraphFont" style:family="text">
      <style:text-properties fo:font-weight="bold" style:font-weight-asian="bold" style:font-weight-complex="bold" style:text-position="super 65%" fo:font-size="10pt" style:font-size-asian="10pt" style:font-size-complex="10pt"/>
    </style:style>
    <style:style style:name="T1776" style:parent-style-name="DefaultParagraphFont" style:family="text">
      <style:text-properties fo:font-size="10pt" style:font-size-asian="10pt" style:font-size-complex="10pt"/>
    </style:style>
    <style:style style:name="T1777" style:parent-style-name="DefaultParagraphFont" style:family="text">
      <style:text-properties fo:font-weight="bold" style:font-weight-asian="bold" style:font-weight-complex="bold" style:text-position="super 65%" fo:font-size="10pt" style:font-size-asian="10pt" style:font-size-complex="10pt"/>
    </style:style>
    <style:style style:name="T1778" style:parent-style-name="DefaultParagraphFont" style:family="text">
      <style:text-properties fo:font-size="10pt" style:font-size-asian="10pt" style:font-size-complex="10pt"/>
    </style:style>
    <style:style style:name="P1779" style:parent-style-name="Normal" style:family="paragraph">
      <style:text-properties fo:font-weight="bold" style:font-weight-asian="bold" style:font-weight-complex="bold" fo:font-size="11pt" style:font-size-asian="11pt"/>
    </style:style>
    <style:style style:name="T1780" style:parent-style-name="DefaultParagraphFont" style:family="text">
      <style:text-properties fo:font-weight="bold" style:font-weight-asian="bold" style:font-weight-complex="bold" style:text-position="super 65%" fo:font-size="10pt" style:font-size-asian="10pt" style:font-size-complex="10pt"/>
    </style:style>
    <style:style style:name="T1781" style:parent-style-name="DefaultParagraphFont" style:family="text">
      <style:text-properties fo:font-weight="bold" style:font-weight-asian="bold" style:font-weight-complex="bold" style:text-position="super 65%" fo:font-size="10pt" style:font-size-asian="10pt" style:font-size-complex="10pt"/>
    </style:style>
    <style:style style:name="T1782" style:parent-style-name="DefaultParagraphFont" style:family="text">
      <style:text-properties fo:font-size="10pt" style:font-size-asian="10pt" style:font-size-complex="10pt"/>
    </style:style>
    <style:style style:name="T1783" style:parent-style-name="DefaultParagraphFont" style:family="text">
      <style:text-properties fo:font-weight="bold" style:font-weight-asian="bold" style:font-weight-complex="bold" style:text-position="super 65%" fo:font-size="10pt" style:font-size-asian="10pt" style:font-size-complex="10pt"/>
    </style:style>
    <style:style style:name="T1784" style:parent-style-name="DefaultParagraphFont" style:family="text">
      <style:text-properties fo:font-size="10pt" style:font-size-asian="10pt" style:font-size-complex="10pt"/>
    </style:style>
    <style:style style:name="T1785" style:parent-style-name="DefaultParagraphFont" style:family="text">
      <style:text-properties fo:font-weight="bold" style:font-weight-asian="bold" style:font-weight-complex="bold" style:text-position="super 65%" fo:font-size="10pt" style:font-size-asian="10pt" style:font-size-complex="10pt"/>
    </style:style>
    <style:style style:name="T1786" style:parent-style-name="DefaultParagraphFont" style:family="text">
      <style:text-properties fo:font-size="10pt" style:font-size-asian="10pt" style:font-size-complex="10pt"/>
    </style:style>
    <style:style style:name="T1787" style:parent-style-name="DefaultParagraphFont" style:family="text">
      <style:text-properties fo:font-weight="bold" style:font-weight-asian="bold" style:font-weight-complex="bold" style:text-position="super 65%" fo:font-size="10pt" style:font-size-asian="10pt" style:font-size-complex="10pt"/>
    </style:style>
    <style:style style:name="T1788" style:parent-style-name="DefaultParagraphFont" style:family="text">
      <style:text-properties fo:font-size="10pt" style:font-size-asian="10pt" style:font-size-complex="10pt"/>
    </style:style>
    <style:style style:name="T1789" style:parent-style-name="DefaultParagraphFont" style:family="text">
      <style:text-properties fo:font-weight="bold" style:font-weight-asian="bold" style:font-weight-complex="bold" style:text-position="super 65%" fo:font-size="10pt" style:font-size-asian="10pt" style:font-size-complex="10pt"/>
    </style:style>
    <style:style style:name="T1790" style:parent-style-name="DefaultParagraphFont" style:family="text">
      <style:text-properties fo:font-size="10pt" style:font-size-asian="10pt" style:font-size-complex="10pt"/>
    </style:style>
    <style:style style:name="T1791" style:parent-style-name="DefaultParagraphFont" style:family="text">
      <style:text-properties fo:font-weight="bold" style:font-weight-asian="bold" style:font-weight-complex="bold" style:text-position="super 65%" fo:font-size="10pt" style:font-size-asian="10pt" style:font-size-complex="10pt"/>
    </style:style>
    <style:style style:name="T1792" style:parent-style-name="DefaultParagraphFont" style:family="text">
      <style:text-properties fo:font-size="10pt" style:font-size-asian="10pt" style:font-size-complex="10pt"/>
    </style:style>
    <style:style style:name="T1793" style:parent-style-name="DefaultParagraphFont" style:family="text">
      <style:text-properties fo:font-weight="bold" style:font-weight-asian="bold" style:font-weight-complex="bold" style:text-position="super 65%" fo:font-size="10pt" style:font-size-asian="10pt" style:font-size-complex="10pt"/>
    </style:style>
    <style:style style:name="T1794" style:parent-style-name="DefaultParagraphFont" style:family="text">
      <style:text-properties fo:font-size="10pt" style:font-size-asian="10pt" style:font-size-complex="10pt"/>
    </style:style>
    <style:style style:name="T1795" style:parent-style-name="DefaultParagraphFont" style:family="text">
      <style:text-properties fo:font-weight="bold" style:font-weight-asian="bold" style:font-weight-complex="bold" style:text-position="super 65%" fo:font-size="10pt" style:font-size-asian="10pt" style:font-size-complex="10pt"/>
    </style:style>
    <style:style style:name="T1796" style:parent-style-name="DefaultParagraphFont" style:family="text">
      <style:text-properties fo:font-size="10pt" style:font-size-asian="10pt" style:font-size-complex="10pt"/>
    </style:style>
    <style:style style:name="T1797" style:parent-style-name="DefaultParagraphFont" style:family="text">
      <style:text-properties fo:font-weight="bold" style:font-weight-asian="bold" style:font-weight-complex="bold" style:text-position="super 65%" fo:font-size="10pt" style:font-size-asian="10pt" style:font-size-complex="10pt"/>
    </style:style>
    <style:style style:name="T1798" style:parent-style-name="DefaultParagraphFont" style:family="text">
      <style:text-properties fo:font-size="10pt" style:font-size-asian="10pt" style:font-size-complex="10pt"/>
    </style:style>
    <style:style style:name="T1799" style:parent-style-name="DefaultParagraphFont" style:family="text">
      <style:text-properties fo:font-weight="bold" style:font-weight-asian="bold" style:font-weight-complex="bold" style:text-position="super 65%" fo:font-size="10pt" style:font-size-asian="10pt" style:font-size-complex="10pt"/>
    </style:style>
    <style:style style:name="P1800" style:parent-style-name="Normal" style:family="paragraph">
      <style:paragraph-properties fo:text-align="center"/>
    </style:style>
    <style:style style:name="P1801" style:parent-style-name="Normal" style:family="paragraph">
      <style:paragraph-properties fo:text-align="center"/>
    </style:style>
    <style:style style:name="P1802" style:parent-style-name="Normal" style:family="paragraph">
      <style:paragraph-properties fo:text-align="start"/>
      <style:text-properties fo:font-weight="bold" style:font-weight-asian="bold" style:font-weight-complex="bold"/>
    </style:style>
    <style:style style:name="T1803" style:parent-style-name="DefaultParagraphFont" style:family="text">
      <style:text-properties fo:font-weight="bold" style:font-weight-asian="bold" style:font-weight-complex="bold" fo:font-size="16pt" style:font-size-asian="16pt" style:font-size-complex="16pt"/>
    </style:style>
    <style:style style:name="T1804" style:parent-style-name="DefaultParagraphFont" style:family="text">
      <style:text-properties fo:font-weight="bold" style:font-weight-asian="bold" style:font-weight-complex="bold"/>
    </style:style>
    <style:style style:name="T1805" style:parent-style-name="DefaultParagraphFont" style:family="text">
      <style:text-properties fo:font-weight="bold" style:font-weight-asian="bold" style:font-weight-complex="bold" style:text-position="super 65%"/>
    </style:style>
    <style:style style:name="T1806" style:parent-style-name="DefaultParagraphFont" style:family="text">
      <style:text-properties fo:font-weight="bold" style:font-weight-asian="bold" style:font-weight-complex="bold" style:text-position="super 65%"/>
    </style:style>
    <style:style style:name="T1807" style:parent-style-name="DefaultParagraphFont" style:family="text">
      <style:text-properties fo:font-weight="bold" style:font-weight-asian="bold" style:font-weight-complex="bold" style:text-position="super 65%"/>
    </style:style>
    <style:style style:name="T1808" style:parent-style-name="DefaultParagraphFont" style:family="text">
      <style:text-properties fo:font-weight="bold" style:font-weight-asian="bold" style:font-weight-complex="bold" style:text-position="super 65%"/>
    </style:style>
    <style:style style:name="T1809" style:parent-style-name="DefaultParagraphFont" style:family="text">
      <style:text-properties fo:font-weight="bold" style:font-weight-asian="bold" style:font-weight-complex="bold" style:text-position="super 65%"/>
    </style:style>
    <style:style style:name="T1810" style:parent-style-name="DefaultParagraphFont" style:family="text">
      <style:text-properties fo:font-weight="bold" style:font-weight-asian="bold" style:font-weight-complex="bold" style:text-position="super 65%"/>
    </style:style>
    <style:style style:name="T1811" style:parent-style-name="DefaultParagraphFont" style:family="text">
      <style:text-properties fo:font-weight="bold" style:font-weight-asian="bold" style:font-weight-complex="bold" style:text-position="super 65%"/>
    </style:style>
    <style:style style:name="T1812" style:parent-style-name="DefaultParagraphFont" style:family="text">
      <style:text-properties fo:font-weight="bold" style:font-weight-asian="bold" style:font-weight-complex="bold" style:text-position="super 65%"/>
    </style:style>
    <style:style style:name="T1813" style:parent-style-name="DefaultParagraphFont" style:family="text">
      <style:text-properties fo:font-weight="bold" style:font-weight-asian="bold" style:font-weight-complex="bold" style:text-position="super 65%"/>
    </style:style>
    <style:style style:name="P1814" style:parent-style-name="Bibletext" style:family="paragraph">
      <style:text-properties fo:font-weight="bold" style:font-weight-asian="bold" style:font-weight-complex="bold" fo:font-size="11pt" style:font-size-asian="11pt"/>
    </style:style>
    <style:style style:name="T1815" style:parent-style-name="DefaultParagraphFont" style:family="text">
      <style:text-properties fo:font-weight="bold" style:font-weight-asian="bold" style:font-weight-complex="bold" style:text-position="super 65%"/>
    </style:style>
    <style:style style:name="T1816" style:parent-style-name="DefaultParagraphFont" style:family="text">
      <style:text-properties fo:font-weight="bold" style:font-weight-asian="bold" style:font-weight-complex="bold" style:text-position="super 65%"/>
    </style:style>
    <style:style style:name="T1817" style:parent-style-name="DefaultParagraphFont" style:family="text">
      <style:text-properties fo:font-weight="bold" style:font-weight-asian="bold" style:font-weight-complex="bold" style:text-position="super 65%"/>
    </style:style>
    <style:style style:name="T1818" style:parent-style-name="DefaultParagraphFont" style:family="text">
      <style:text-properties fo:font-weight="bold" style:font-weight-asian="bold" style:font-weight-complex="bold" style:text-position="super 65%"/>
    </style:style>
    <style:style style:name="T1819" style:parent-style-name="DefaultParagraphFont" style:family="text">
      <style:text-properties fo:font-weight="bold" style:font-weight-asian="bold" style:font-weight-complex="bold" style:text-position="super 65%"/>
    </style:style>
    <style:style style:name="T1820" style:parent-style-name="DefaultParagraphFont" style:family="text">
      <style:text-properties fo:font-weight="bold" style:font-weight-asian="bold" style:font-weight-complex="bold" style:text-position="super 65%"/>
    </style:style>
    <style:style style:name="T1821" style:parent-style-name="DefaultParagraphFont" style:family="text">
      <style:text-properties fo:font-weight="bold" style:font-weight-asian="bold" style:font-weight-complex="bold" style:text-position="super 65%"/>
    </style:style>
    <style:style style:name="T1822" style:parent-style-name="DefaultParagraphFont" style:family="text">
      <style:text-properties fo:font-weight="bold" style:font-weight-asian="bold" style:font-weight-complex="bold" style:text-position="super 65%"/>
    </style:style>
    <style:style style:name="T1823" style:parent-style-name="DefaultParagraphFont" style:family="text">
      <style:text-properties fo:font-weight="bold" style:font-weight-asian="bold" style:font-weight-complex="bold" style:text-position="super 65%"/>
    </style:style>
    <style:style style:name="T1824" style:parent-style-name="DefaultParagraphFont" style:family="text">
      <style:text-properties fo:font-weight="bold" style:font-weight-asian="bold" style:font-weight-complex="bold" style:text-position="super 65%"/>
    </style:style>
    <style:style style:name="T1825" style:parent-style-name="DefaultParagraphFont" style:family="text">
      <style:text-properties fo:font-weight="bold" style:font-weight-asian="bold" style:font-weight-complex="bold" style:text-position="super 65%"/>
    </style:style>
    <style:style style:name="T1826" style:parent-style-name="DefaultParagraphFont" style:family="text">
      <style:text-properties fo:font-weight="bold" style:font-weight-asian="bold" style:font-weight-complex="bold" style:text-position="super 65%"/>
    </style:style>
    <style:style style:name="T1827" style:parent-style-name="DefaultParagraphFont" style:family="text">
      <style:text-properties fo:font-weight="bold" style:font-weight-asian="bold" style:font-weight-complex="bold" style:text-position="super 65%"/>
    </style:style>
    <style:style style:name="T1828" style:parent-style-name="DefaultParagraphFont" style:family="text">
      <style:text-properties fo:font-weight="bold" style:font-weight-asian="bold" style:font-weight-complex="bold" style:text-position="super 65%"/>
    </style:style>
    <style:style style:name="T1829" style:parent-style-name="DefaultParagraphFont" style:family="text">
      <style:text-properties fo:font-weight="bold" style:font-weight-asian="bold" style:font-weight-complex="bold" style:text-position="super 65%"/>
    </style:style>
    <style:style style:name="T1830" style:parent-style-name="DefaultParagraphFont" style:family="text">
      <style:text-properties fo:font-weight="bold" style:font-weight-asian="bold" style:font-weight-complex="bold" style:text-position="super 65%"/>
    </style:style>
    <style:style style:name="T1831" style:parent-style-name="DefaultParagraphFont" style:family="text">
      <style:text-properties fo:font-weight="bold" style:font-weight-asian="bold" style:font-weight-complex="bold" style:text-position="super 65%"/>
    </style:style>
    <style:style style:name="T1832" style:parent-style-name="DefaultParagraphFont" style:family="text">
      <style:text-properties fo:font-weight="bold" style:font-weight-asian="bold" style:font-weight-complex="bold" style:text-position="super 65%"/>
    </style:style>
    <style:style style:name="T1833" style:parent-style-name="DefaultParagraphFont" style:family="text">
      <style:text-properties fo:font-weight="bold" style:font-weight-asian="bold" style:font-weight-complex="bold" style:text-position="super 65%"/>
    </style:style>
    <style:style style:name="T1834" style:parent-style-name="DefaultParagraphFont" style:family="text">
      <style:text-properties fo:font-weight="bold" style:font-weight-asian="bold" style:font-weight-complex="bold" style:text-position="super 65%"/>
    </style:style>
    <style:style style:name="T1835" style:parent-style-name="DefaultParagraphFont" style:family="text">
      <style:text-properties fo:font-weight="bold" style:font-weight-asian="bold" style:font-weight-complex="bold" style:text-position="super 65%"/>
    </style:style>
    <style:style style:name="T1836" style:parent-style-name="DefaultParagraphFont" style:family="text">
      <style:text-properties fo:font-weight="bold" style:font-weight-asian="bold" style:font-weight-complex="bold" style:text-position="super 65%"/>
    </style:style>
    <style:style style:name="T1837" style:parent-style-name="DefaultParagraphFont" style:family="text">
      <style:text-properties fo:font-weight="bold" style:font-weight-asian="bold" style:font-weight-complex="bold" style:text-position="super 65%"/>
    </style:style>
    <style:style style:name="T1838" style:parent-style-name="DefaultParagraphFont" style:family="text">
      <style:text-properties fo:font-weight="bold" style:font-weight-asian="bold" style:font-weight-complex="bold" style:text-position="super 65%"/>
    </style:style>
    <style:style style:name="T1839" style:parent-style-name="DefaultParagraphFont" style:family="text">
      <style:text-properties fo:font-weight="bold" style:font-weight-asian="bold" style:font-weight-complex="bold" style:text-position="super 65%"/>
    </style:style>
    <style:style style:name="P1840" style:parent-style-name="Bibletext" style:family="paragraph">
      <style:paragraph-properties fo:text-align="start"/>
    </style:style>
    <style:style style:name="T1841" style:parent-style-name="DefaultParagraphFont" style:family="text">
      <style:text-properties fo:font-weight="bold" style:font-weight-asian="bold" style:font-weight-complex="bold" style:text-position="super 65%"/>
    </style:style>
    <style:style style:name="P1842" style:parent-style-name="Normal" style:family="paragraph">
      <style:paragraph-properties fo:text-align="center"/>
    </style:style>
    <style:style style:name="P1843" style:parent-style-name="Normal" style:family="paragraph">
      <style:paragraph-properties fo:text-align="center"/>
    </style:style>
    <style:style style:name="P1844" style:parent-style-name="Normal" style:family="paragraph">
      <style:paragraph-properties fo:margin-bottom="0.1111in"/>
      <style:text-properties fo:font-weight="bold" style:font-weight-asian="bold" style:font-weight-complex="bold"/>
    </style:style>
    <style:style style:name="T1845" style:parent-style-name="DefaultParagraphFont" style:family="text">
      <style:text-properties fo:font-weight="bold" style:font-weight-asian="bold" style:font-weight-complex="bold" fo:font-size="16pt" style:font-size-asian="16pt" style:font-size-complex="16pt"/>
    </style:style>
    <style:style style:name="T1846" style:parent-style-name="DefaultParagraphFont" style:family="text">
      <style:text-properties fo:font-weight="bold" style:font-weight-asian="bold" style:font-weight-complex="bold"/>
    </style:style>
    <style:style style:name="T1847" style:parent-style-name="DefaultParagraphFont" style:family="text">
      <style:text-properties fo:font-weight="bold" style:font-weight-asian="bold" style:font-weight-complex="bold" style:text-position="super 65%"/>
    </style:style>
    <style:style style:name="T1848" style:parent-style-name="DefaultParagraphFont" style:family="text">
      <style:text-properties fo:font-weight="bold" style:font-weight-asian="bold" style:font-weight-complex="bold" style:text-position="super 65%"/>
    </style:style>
    <style:style style:name="T1849" style:parent-style-name="DefaultParagraphFont" style:family="text">
      <style:text-properties fo:font-weight="bold" style:font-weight-asian="bold" style:font-weight-complex="bold" style:text-position="super 65%"/>
    </style:style>
    <style:style style:name="T1850" style:parent-style-name="DefaultParagraphFont" style:family="text">
      <style:text-properties fo:font-weight="bold" style:font-weight-asian="bold" style:font-weight-complex="bold" style:text-position="super 65%"/>
    </style:style>
    <style:style style:name="T1851" style:parent-style-name="DefaultParagraphFont" style:family="text">
      <style:text-properties fo:font-weight="bold" style:font-weight-asian="bold" style:font-weight-complex="bold" style:text-position="super 65%"/>
    </style:style>
    <style:style style:name="T1852" style:parent-style-name="DefaultParagraphFont" style:family="text">
      <style:text-properties fo:font-weight="bold" style:font-weight-asian="bold" style:font-weight-complex="bold" style:text-position="super 65%"/>
    </style:style>
    <style:style style:name="T1853" style:parent-style-name="DefaultParagraphFont" style:family="text">
      <style:text-properties fo:font-weight="bold" style:font-weight-asian="bold" style:font-weight-complex="bold" style:text-position="super 65%"/>
    </style:style>
    <style:style style:name="T1854" style:parent-style-name="DefaultParagraphFont" style:family="text">
      <style:text-properties fo:font-weight="bold" style:font-weight-asian="bold" style:font-weight-complex="bold" style:text-position="super 65%"/>
    </style:style>
    <style:style style:name="T1855" style:parent-style-name="DefaultParagraphFont" style:family="text">
      <style:text-properties fo:font-weight="bold" style:font-weight-asian="bold" style:font-weight-complex="bold" style:text-position="super 65%"/>
    </style:style>
    <style:style style:name="T1856" style:parent-style-name="DefaultParagraphFont" style:family="text">
      <style:text-properties fo:font-weight="bold" style:font-weight-asian="bold" style:font-weight-complex="bold" style:text-position="super 65%"/>
    </style:style>
    <style:style style:name="T1857" style:parent-style-name="DefaultParagraphFont" style:family="text">
      <style:text-properties fo:font-weight="bold" style:font-weight-asian="bold" style:font-weight-complex="bold" style:text-position="super 65%"/>
    </style:style>
    <style:style style:name="T1858" style:parent-style-name="DefaultParagraphFont" style:family="text">
      <style:text-properties fo:font-weight="bold" style:font-weight-asian="bold" style:font-weight-complex="bold" style:text-position="super 65%"/>
    </style:style>
    <style:style style:name="T1859" style:parent-style-name="DefaultParagraphFont" style:family="text">
      <style:text-properties fo:font-weight="bold" style:font-weight-asian="bold" style:font-weight-complex="bold" style:text-position="super 65%"/>
    </style:style>
    <style:style style:name="T1860" style:parent-style-name="DefaultParagraphFont" style:family="text">
      <style:text-properties fo:font-weight="bold" style:font-weight-asian="bold" style:font-weight-complex="bold" style:text-position="super 65%"/>
    </style:style>
    <style:style style:name="P1861" style:parent-style-name="Bibletext" style:family="paragraph">
      <style:text-properties fo:font-weight="bold" style:font-weight-asian="bold" style:font-weight-complex="bold" fo:font-size="11pt" style:font-size-asian="11pt"/>
    </style:style>
    <style:style style:name="T1862" style:parent-style-name="DefaultParagraphFont" style:family="text">
      <style:text-properties fo:font-weight="bold" style:font-weight-asian="bold" style:font-weight-complex="bold" style:text-position="super 65%"/>
    </style:style>
    <style:style style:name="T1863" style:parent-style-name="DefaultParagraphFont" style:family="text">
      <style:text-properties fo:font-weight="bold" style:font-weight-asian="bold" style:font-weight-complex="bold" style:text-position="super 65%"/>
    </style:style>
    <style:style style:name="T1864" style:parent-style-name="DefaultParagraphFont" style:family="text">
      <style:text-properties fo:font-weight="bold" style:font-weight-asian="bold" style:font-weight-complex="bold" style:text-position="super 65%"/>
    </style:style>
    <style:style style:name="T1865" style:parent-style-name="DefaultParagraphFont" style:family="text">
      <style:text-properties fo:font-weight="bold" style:font-weight-asian="bold" style:font-weight-complex="bold" style:text-position="super 65%"/>
    </style:style>
    <style:style style:name="T1866" style:parent-style-name="DefaultParagraphFont" style:family="text">
      <style:text-properties fo:font-weight="bold" style:font-weight-asian="bold" style:font-weight-complex="bold" style:text-position="super 65%"/>
    </style:style>
    <style:style style:name="T1867" style:parent-style-name="DefaultParagraphFont" style:family="text">
      <style:text-properties fo:font-weight="bold" style:font-weight-asian="bold" style:font-weight-complex="bold" style:text-position="super 65%"/>
    </style:style>
    <style:style style:name="T1868" style:parent-style-name="DefaultParagraphFont" style:family="text">
      <style:text-properties fo:font-weight="bold" style:font-weight-asian="bold" style:font-weight-complex="bold" style:text-position="super 65%"/>
    </style:style>
    <style:style style:name="T1869" style:parent-style-name="DefaultParagraphFont" style:family="text">
      <style:text-properties fo:font-weight="bold" style:font-weight-asian="bold" style:font-weight-complex="bold" style:text-position="super 65%"/>
    </style:style>
    <style:style style:name="T1870" style:parent-style-name="DefaultParagraphFont" style:family="text">
      <style:text-properties fo:font-weight="bold" style:font-weight-asian="bold" style:font-weight-complex="bold" style:text-position="super 65%"/>
    </style:style>
    <style:style style:name="T1871" style:parent-style-name="DefaultParagraphFont" style:family="text">
      <style:text-properties fo:font-weight="bold" style:font-weight-asian="bold" style:font-weight-complex="bold" style:text-position="super 65%"/>
    </style:style>
    <style:style style:name="T1872" style:parent-style-name="DefaultParagraphFont" style:family="text">
      <style:text-properties fo:font-weight="bold" style:font-weight-asian="bold" style:font-weight-complex="bold" style:text-position="super 65%"/>
    </style:style>
    <style:style style:name="T1873" style:parent-style-name="DefaultParagraphFont" style:family="text">
      <style:text-properties fo:font-weight="bold" style:font-weight-asian="bold" style:font-weight-complex="bold" style:text-position="super 65%"/>
    </style:style>
    <style:style style:name="T1874" style:parent-style-name="DefaultParagraphFont" style:family="text">
      <style:text-properties fo:font-weight="bold" style:font-weight-asian="bold" style:font-weight-complex="bold" style:text-position="super 65%"/>
    </style:style>
    <style:style style:name="T1875" style:parent-style-name="DefaultParagraphFont" style:family="text">
      <style:text-properties fo:font-weight="bold" style:font-weight-asian="bold" style:font-weight-complex="bold" style:text-position="super 65%"/>
    </style:style>
    <style:style style:name="T1876" style:parent-style-name="DefaultParagraphFont" style:family="text">
      <style:text-properties fo:font-weight="bold" style:font-weight-asian="bold" style:font-weight-complex="bold" style:text-position="super 65%"/>
    </style:style>
    <style:style style:name="P1877" style:parent-style-name="Bibletext" style:family="paragraph">
      <style:text-properties fo:font-weight="bold" style:font-weight-asian="bold" style:font-weight-complex="bold" fo:font-size="11pt" style:font-size-asian="11pt"/>
    </style:style>
    <style:style style:name="T1878" style:parent-style-name="DefaultParagraphFont" style:family="text">
      <style:text-properties fo:font-weight="bold" style:font-weight-asian="bold" style:font-weight-complex="bold" style:text-position="super 65%"/>
    </style:style>
    <style:style style:name="T1879" style:parent-style-name="DefaultParagraphFont" style:family="text">
      <style:text-properties fo:font-weight="bold" style:font-weight-asian="bold" style:font-weight-complex="bold" style:text-position="super 65%"/>
    </style:style>
    <style:style style:name="T1880" style:parent-style-name="DefaultParagraphFont" style:family="text">
      <style:text-properties fo:font-weight="bold" style:font-weight-asian="bold" style:font-weight-complex="bold" style:text-position="super 65%"/>
    </style:style>
    <style:style style:name="T1881" style:parent-style-name="DefaultParagraphFont" style:family="text">
      <style:text-properties fo:font-weight="bold" style:font-weight-asian="bold" style:font-weight-complex="bold" style:text-position="super 65%"/>
    </style:style>
    <style:style style:name="T1882" style:parent-style-name="DefaultParagraphFont" style:family="text">
      <style:text-properties fo:font-weight="bold" style:font-weight-asian="bold" style:font-weight-complex="bold" style:text-position="super 65%"/>
    </style:style>
    <style:style style:name="P1883" style:parent-style-name="Normal" style:family="paragraph">
      <style:paragraph-properties fo:text-align="center"/>
    </style:style>
    <style:style style:name="P1884" style:parent-style-name="Normal" style:family="paragraph">
      <style:paragraph-properties fo:text-align="center"/>
    </style:style>
    <style:style style:name="P1885" style:parent-style-name="Normal" style:family="paragraph">
      <style:paragraph-properties fo:text-align="center"/>
    </style:style>
    <style:style style:name="P1886" style:parent-style-name="Normal" style:family="paragraph">
      <style:paragraph-properties fo:margin-bottom="0.1111in"/>
      <style:text-properties fo:font-weight="bold" style:font-weight-asian="bold" style:font-weight-complex="bold"/>
    </style:style>
    <style:style style:name="T1887" style:parent-style-name="DefaultParagraphFont" style:family="text">
      <style:text-properties fo:font-weight="bold" style:font-weight-asian="bold" style:font-weight-complex="bold" fo:font-size="16pt" style:font-size-asian="16pt" style:font-size-complex="16pt"/>
    </style:style>
    <style:style style:name="T1888" style:parent-style-name="DefaultParagraphFont" style:family="text">
      <style:text-properties fo:font-weight="bold" style:font-weight-asian="bold" style:font-weight-complex="bold"/>
    </style:style>
    <style:style style:name="T1889" style:parent-style-name="DefaultParagraphFont" style:family="text">
      <style:text-properties fo:font-weight="bold" style:font-weight-asian="bold" style:font-weight-complex="bold" style:text-position="super 65%"/>
    </style:style>
    <style:style style:name="T1890" style:parent-style-name="DefaultParagraphFont" style:family="text">
      <style:text-properties fo:font-weight="bold" style:font-weight-asian="bold" style:font-weight-complex="bold" style:text-position="super 65%"/>
    </style:style>
    <style:style style:name="T1891" style:parent-style-name="DefaultParagraphFont" style:family="text">
      <style:text-properties fo:font-weight="bold" style:font-weight-asian="bold" style:font-weight-complex="bold" style:text-position="super 65%"/>
    </style:style>
    <style:style style:name="T1892" style:parent-style-name="DefaultParagraphFont" style:family="text">
      <style:text-properties fo:font-weight="bold" style:font-weight-asian="bold" style:font-weight-complex="bold" style:text-position="super 65%"/>
    </style:style>
    <style:style style:name="T1893" style:parent-style-name="DefaultParagraphFont" style:family="text">
      <style:text-properties fo:font-weight="bold" style:font-weight-asian="bold" style:font-weight-complex="bold" style:text-position="super 65%"/>
    </style:style>
    <style:style style:name="P1894" style:parent-style-name="Bibletext" style:family="paragraph">
      <style:paragraph-properties fo:text-align="start"/>
    </style:style>
    <style:style style:name="T1895" style:parent-style-name="DefaultParagraphFont" style:family="text">
      <style:text-properties fo:font-weight="bold" style:font-weight-asian="bold" style:font-weight-complex="bold" style:text-position="super 65%"/>
    </style:style>
    <style:style style:name="T1896" style:parent-style-name="DefaultParagraphFont" style:family="text">
      <style:text-properties fo:font-weight="bold" style:font-weight-asian="bold" style:font-weight-complex="bold" style:text-position="super 65%"/>
    </style:style>
    <style:style style:name="T1897" style:parent-style-name="DefaultParagraphFont" style:family="text">
      <style:text-properties fo:font-weight="bold" style:font-weight-asian="bold" style:font-weight-complex="bold" style:text-position="super 65%"/>
    </style:style>
    <style:style style:name="T1898" style:parent-style-name="DefaultParagraphFont" style:family="text">
      <style:text-properties fo:font-weight="bold" style:font-weight-asian="bold" style:font-weight-complex="bold" style:text-position="super 65%"/>
    </style:style>
    <style:style style:name="T1899" style:parent-style-name="DefaultParagraphFont" style:family="text">
      <style:text-properties fo:font-weight="bold" style:font-weight-asian="bold" style:font-weight-complex="bold" style:text-position="super 65%"/>
    </style:style>
    <style:style style:name="T1900" style:parent-style-name="DefaultParagraphFont" style:family="text">
      <style:text-properties fo:font-weight="bold" style:font-weight-asian="bold" style:font-weight-complex="bold" style:text-position="super 65%"/>
    </style:style>
    <style:style style:name="T1901" style:parent-style-name="DefaultParagraphFont" style:family="text">
      <style:text-properties fo:font-weight="bold" style:font-weight-asian="bold" style:font-weight-complex="bold" style:text-position="super 65%"/>
    </style:style>
    <style:style style:name="T1902" style:parent-style-name="DefaultParagraphFont" style:family="text">
      <style:text-properties fo:font-weight="bold" style:font-weight-asian="bold" style:font-weight-complex="bold" style:text-position="super 65%"/>
    </style:style>
    <style:style style:name="T1903" style:parent-style-name="DefaultParagraphFont" style:family="text">
      <style:text-properties fo:font-weight="bold" style:font-weight-asian="bold" style:font-weight-complex="bold" style:text-position="super 65%"/>
    </style:style>
    <style:style style:name="T1904" style:parent-style-name="DefaultParagraphFont" style:family="text">
      <style:text-properties fo:font-weight="bold" style:font-weight-asian="bold" style:font-weight-complex="bold" style:text-position="super 65%"/>
    </style:style>
    <style:style style:name="P1905" style:parent-style-name="Normal" style:family="paragraph">
      <style:paragraph-properties fo:text-align="center"/>
    </style:style>
    <style:style style:name="P1906" style:parent-style-name="Normal" style:family="paragraph">
      <style:paragraph-properties fo:text-align="center"/>
    </style:style>
    <style:style style:name="P1907" style:parent-style-name="Normal" style:family="paragraph">
      <style:paragraph-properties fo:margin-bottom="0.1111in"/>
      <style:text-properties fo:font-weight="bold" style:font-weight-asian="bold" style:font-weight-complex="bold"/>
    </style:style>
    <style:style style:name="T1908" style:parent-style-name="DefaultParagraphFont" style:family="text">
      <style:text-properties fo:font-weight="bold" style:font-weight-asian="bold" style:font-weight-complex="bold" fo:font-size="16pt" style:font-size-asian="16pt" style:font-size-complex="16pt"/>
    </style:style>
    <style:style style:name="T1909" style:parent-style-name="DefaultParagraphFont" style:family="text">
      <style:text-properties fo:font-weight="bold" style:font-weight-asian="bold" style:font-weight-complex="bold"/>
    </style:style>
    <style:style style:name="T1910" style:parent-style-name="DefaultParagraphFont" style:family="text">
      <style:text-properties fo:font-weight="bold" style:font-weight-asian="bold" style:font-weight-complex="bold" style:text-position="super 65%"/>
    </style:style>
    <style:style style:name="T1911" style:parent-style-name="DefaultParagraphFont" style:family="text">
      <style:text-properties fo:font-weight="bold" style:font-weight-asian="bold" style:font-weight-complex="bold" style:text-position="super 65%"/>
    </style:style>
    <style:style style:name="T1912" style:parent-style-name="DefaultParagraphFont" style:family="text">
      <style:text-properties fo:font-weight="bold" style:font-weight-asian="bold" style:font-weight-complex="bold" style:text-position="super 65%"/>
    </style:style>
    <style:style style:name="T1913" style:parent-style-name="DefaultParagraphFont" style:family="text">
      <style:text-properties fo:font-weight="bold" style:font-weight-asian="bold" style:font-weight-complex="bold" style:text-position="super 65%"/>
    </style:style>
    <style:style style:name="T1914" style:parent-style-name="DefaultParagraphFont" style:family="text">
      <style:text-properties fo:font-weight="bold" style:font-weight-asian="bold" style:font-weight-complex="bold" style:text-position="super 65%"/>
    </style:style>
    <style:style style:name="T1915" style:parent-style-name="DefaultParagraphFont" style:family="text">
      <style:text-properties fo:font-weight="bold" style:font-weight-asian="bold" style:font-weight-complex="bold" style:text-position="super 65%"/>
    </style:style>
    <style:style style:name="T1916" style:parent-style-name="DefaultParagraphFont" style:family="text">
      <style:text-properties fo:font-weight="bold" style:font-weight-asian="bold" style:font-weight-complex="bold" style:text-position="super 65%"/>
    </style:style>
    <style:style style:name="T1917" style:parent-style-name="DefaultParagraphFont" style:family="text">
      <style:text-properties fo:font-weight="bold" style:font-weight-asian="bold" style:font-weight-complex="bold" style:text-position="super 65%"/>
    </style:style>
    <style:style style:name="T1918" style:parent-style-name="DefaultParagraphFont" style:family="text">
      <style:text-properties fo:font-weight="bold" style:font-weight-asian="bold" style:font-weight-complex="bold" style:text-position="super 65%"/>
    </style:style>
    <style:style style:name="T1919" style:parent-style-name="DefaultParagraphFont" style:family="text">
      <style:text-properties fo:font-weight="bold" style:font-weight-asian="bold" style:font-weight-complex="bold" style:text-position="super 65%"/>
    </style:style>
    <style:style style:name="T1920" style:parent-style-name="DefaultParagraphFont" style:family="text">
      <style:text-properties fo:font-weight="bold" style:font-weight-asian="bold" style:font-weight-complex="bold" style:text-position="super 65%"/>
    </style:style>
    <style:style style:name="T1921" style:parent-style-name="DefaultParagraphFont" style:family="text">
      <style:text-properties fo:font-weight="bold" style:font-weight-asian="bold" style:font-weight-complex="bold" style:text-position="super 65%"/>
    </style:style>
    <style:style style:name="T1922" style:parent-style-name="DefaultParagraphFont" style:family="text">
      <style:text-properties fo:font-weight="bold" style:font-weight-asian="bold" style:font-weight-complex="bold" style:text-position="super 65%"/>
    </style:style>
    <style:style style:name="T1923" style:parent-style-name="DefaultParagraphFont" style:family="text">
      <style:text-properties fo:font-weight="bold" style:font-weight-asian="bold" style:font-weight-complex="bold" style:text-position="super 65%"/>
    </style:style>
    <style:style style:name="T1924" style:parent-style-name="DefaultParagraphFont" style:family="text">
      <style:text-properties fo:font-weight="bold" style:font-weight-asian="bold" style:font-weight-complex="bold" style:text-position="super 65%"/>
    </style:style>
    <style:style style:name="T1925" style:parent-style-name="DefaultParagraphFont" style:family="text">
      <style:text-properties fo:font-weight="bold" style:font-weight-asian="bold" style:font-weight-complex="bold" style:text-position="super 65%"/>
    </style:style>
    <style:style style:name="T1926" style:parent-style-name="DefaultParagraphFont" style:family="text">
      <style:text-properties fo:font-weight="bold" style:font-weight-asian="bold" style:font-weight-complex="bold" style:text-position="super 65%"/>
    </style:style>
    <style:style style:name="T1927" style:parent-style-name="DefaultParagraphFont" style:family="text">
      <style:text-properties fo:font-weight="bold" style:font-weight-asian="bold" style:font-weight-complex="bold" style:text-position="super 65%"/>
    </style:style>
    <style:style style:name="T1928" style:parent-style-name="DefaultParagraphFont" style:family="text">
      <style:text-properties fo:font-weight="bold" style:font-weight-asian="bold" style:font-weight-complex="bold" style:text-position="super 65%"/>
    </style:style>
    <style:style style:name="T1929" style:parent-style-name="DefaultParagraphFont" style:family="text">
      <style:text-properties fo:font-weight="bold" style:font-weight-asian="bold" style:font-weight-complex="bold" style:text-position="super 65%"/>
    </style:style>
    <style:style style:name="T1930" style:parent-style-name="DefaultParagraphFont" style:family="text">
      <style:text-properties fo:font-weight="bold" style:font-weight-asian="bold" style:font-weight-complex="bold" style:text-position="super 65%"/>
    </style:style>
    <style:style style:name="T1931" style:parent-style-name="DefaultParagraphFont" style:family="text">
      <style:text-properties fo:font-weight="bold" style:font-weight-asian="bold" style:font-weight-complex="bold" style:text-position="super 65%"/>
    </style:style>
    <style:style style:name="T1932" style:parent-style-name="DefaultParagraphFont" style:family="text">
      <style:text-properties fo:font-weight="bold" style:font-weight-asian="bold" style:font-weight-complex="bold" style:text-position="super 65%"/>
    </style:style>
    <style:style style:name="P1933" style:parent-style-name="Bibletext" style:family="paragraph">
      <style:text-properties fo:font-weight="bold" style:font-weight-asian="bold" style:font-weight-complex="bold" fo:font-size="11pt" style:font-size-asian="11pt"/>
    </style:style>
    <style:style style:name="T1934" style:parent-style-name="DefaultParagraphFont" style:family="text">
      <style:text-properties fo:font-weight="bold" style:font-weight-asian="bold" style:font-weight-complex="bold" style:text-position="super 65%"/>
    </style:style>
    <style:style style:name="T1935" style:parent-style-name="DefaultParagraphFont" style:family="text">
      <style:text-properties fo:font-weight="bold" style:font-weight-asian="bold" style:font-weight-complex="bold" style:text-position="super 65%"/>
    </style:style>
    <style:style style:name="T1936" style:parent-style-name="DefaultParagraphFont" style:family="text">
      <style:text-properties fo:font-weight="bold" style:font-weight-asian="bold" style:font-weight-complex="bold" style:text-position="super 65%"/>
    </style:style>
    <style:style style:name="T1937" style:parent-style-name="DefaultParagraphFont" style:family="text">
      <style:text-properties fo:font-weight="bold" style:font-weight-asian="bold" style:font-weight-complex="bold" style:text-position="super 65%"/>
    </style:style>
    <style:style style:name="T1938" style:parent-style-name="DefaultParagraphFont" style:family="text">
      <style:text-properties fo:font-weight="bold" style:font-weight-asian="bold" style:font-weight-complex="bold" style:text-position="super 65%"/>
    </style:style>
    <style:style style:name="T1939" style:parent-style-name="DefaultParagraphFont" style:family="text">
      <style:text-properties fo:font-weight="bold" style:font-weight-asian="bold" style:font-weight-complex="bold" style:text-position="super 65%"/>
    </style:style>
    <style:style style:name="T1940" style:parent-style-name="DefaultParagraphFont" style:family="text">
      <style:text-properties fo:font-weight="bold" style:font-weight-asian="bold" style:font-weight-complex="bold" style:text-position="super 65%"/>
    </style:style>
    <style:style style:name="T1941" style:parent-style-name="DefaultParagraphFont" style:family="text">
      <style:text-properties fo:font-weight="bold" style:font-weight-asian="bold" style:font-weight-complex="bold" style:text-position="super 65%"/>
    </style:style>
    <style:style style:name="T1942" style:parent-style-name="DefaultParagraphFont" style:family="text">
      <style:text-properties fo:font-weight="bold" style:font-weight-asian="bold" style:font-weight-complex="bold" style:text-position="super 65%"/>
    </style:style>
    <style:style style:name="P1943" style:parent-style-name="Normal" style:family="paragraph">
      <style:paragraph-properties fo:text-align="center"/>
    </style:style>
    <style:style style:name="P1944" style:parent-style-name="Normal" style:family="paragraph">
      <style:paragraph-properties fo:text-align="center"/>
    </style:style>
    <style:style style:name="P1945" style:parent-style-name="Normal" style:family="paragraph">
      <style:paragraph-properties fo:margin-bottom="0.1111in"/>
      <style:text-properties fo:font-weight="bold" style:font-weight-asian="bold" style:font-weight-complex="bold"/>
    </style:style>
    <style:style style:name="P1946" style:parent-style-name="Normal" style:family="paragraph">
      <style:paragraph-properties fo:margin-bottom="0.1111in"/>
    </style:style>
    <style:style style:name="T1947" style:parent-style-name="DefaultParagraphFont" style:family="text">
      <style:text-properties fo:font-weight="bold" style:font-weight-asian="bold" style:font-weight-complex="bold" fo:font-size="16pt" style:font-size-asian="16pt" style:font-size-complex="16pt"/>
    </style:style>
    <style:style style:name="T1948" style:parent-style-name="DefaultParagraphFont" style:family="text">
      <style:text-properties fo:font-weight="bold" style:font-weight-asian="bold" style:font-weight-complex="bold"/>
    </style:style>
    <style:style style:name="T1949" style:parent-style-name="DefaultParagraphFont" style:family="text">
      <style:text-properties fo:font-size="10pt" style:font-size-asian="10pt" style:font-size-complex="10pt"/>
    </style:style>
    <style:style style:name="T1950" style:parent-style-name="DefaultParagraphFont" style:family="text">
      <style:text-properties fo:font-weight="bold" style:font-weight-asian="bold" style:font-weight-complex="bold" style:text-position="super 65%" fo:font-size="10pt" style:font-size-asian="10pt" style:font-size-complex="10pt"/>
    </style:style>
    <style:style style:name="T1951" style:parent-style-name="DefaultParagraphFont" style:family="text">
      <style:text-properties fo:font-size="10pt" style:font-size-asian="10pt" style:font-size-complex="10pt"/>
    </style:style>
    <style:style style:name="T1952" style:parent-style-name="DefaultParagraphFont" style:family="text">
      <style:text-properties fo:font-weight="bold" style:font-weight-asian="bold" style:font-weight-complex="bold" style:text-position="super 65%" fo:font-size="10pt" style:font-size-asian="10pt" style:font-size-complex="10pt"/>
    </style:style>
    <style:style style:name="T1953" style:parent-style-name="DefaultParagraphFont" style:family="text">
      <style:text-properties fo:font-size="10pt" style:font-size-asian="10pt" style:font-size-complex="10pt"/>
    </style:style>
    <style:style style:name="T1954" style:parent-style-name="DefaultParagraphFont" style:family="text">
      <style:text-properties fo:font-size="10pt" style:font-size-asian="10pt" style:font-size-complex="10pt"/>
    </style:style>
    <style:style style:name="T1955" style:parent-style-name="DefaultParagraphFont" style:family="text">
      <style:text-properties fo:font-weight="bold" style:font-weight-asian="bold" style:font-weight-complex="bold" style:text-position="super 65%" fo:font-size="10pt" style:font-size-asian="10pt" style:font-size-complex="10pt"/>
    </style:style>
    <style:style style:name="T1956" style:parent-style-name="DefaultParagraphFont" style:family="text">
      <style:text-properties fo:font-size="10pt" style:font-size-asian="10pt" style:font-size-complex="10pt"/>
    </style:style>
    <style:style style:name="P1957" style:parent-style-name="Normal" style:family="paragraph">
      <style:paragraph-properties fo:margin-bottom="0.1111in"/>
    </style:style>
    <style:style style:name="T1958" style:parent-style-name="DefaultParagraphFont" style:family="text">
      <style:text-properties fo:font-weight="bold" style:font-weight-asian="bold" style:font-weight-complex="bold" style:text-position="super 65%" fo:font-size="10pt" style:font-size-asian="10pt" style:font-size-complex="10pt"/>
    </style:style>
    <style:style style:name="T1959" style:parent-style-name="DefaultParagraphFont" style:family="text">
      <style:text-properties fo:font-size="10pt" style:font-size-asian="10pt" style:font-size-complex="10pt"/>
    </style:style>
    <style:style style:name="T1960" style:parent-style-name="DefaultParagraphFont" style:family="text">
      <style:text-properties fo:font-weight="bold" style:font-weight-asian="bold" style:font-weight-complex="bold" style:text-position="super 65%" fo:font-size="10pt" style:font-size-asian="10pt" style:font-size-complex="10pt"/>
    </style:style>
    <style:style style:name="T1961" style:parent-style-name="DefaultParagraphFont" style:family="text">
      <style:text-properties fo:font-size="10pt" style:font-size-asian="10pt" style:font-size-complex="10pt"/>
    </style:style>
    <style:style style:name="T1962" style:parent-style-name="DefaultParagraphFont" style:family="text">
      <style:text-properties fo:font-weight="bold" style:font-weight-asian="bold" style:font-weight-complex="bold" style:text-position="super 65%" fo:font-size="10pt" style:font-size-asian="10pt" style:font-size-complex="10pt"/>
    </style:style>
    <style:style style:name="T1963" style:parent-style-name="DefaultParagraphFont" style:family="text">
      <style:text-properties fo:font-size="10pt" style:font-size-asian="10pt" style:font-size-complex="10pt"/>
    </style:style>
    <style:style style:name="T1964" style:parent-style-name="DefaultParagraphFont" style:family="text">
      <style:text-properties fo:font-weight="bold" style:font-weight-asian="bold" style:font-weight-complex="bold" style:text-position="super 65%" fo:font-size="10pt" style:font-size-asian="10pt" style:font-size-complex="10pt"/>
    </style:style>
    <style:style style:name="T1965" style:parent-style-name="DefaultParagraphFont" style:family="text">
      <style:text-properties fo:font-size="10pt" style:font-size-asian="10pt" style:font-size-complex="10pt"/>
    </style:style>
    <style:style style:name="T1966" style:parent-style-name="DefaultParagraphFont" style:family="text">
      <style:text-properties fo:font-weight="bold" style:font-weight-asian="bold" style:font-weight-complex="bold" style:text-position="super 65%" fo:font-size="10pt" style:font-size-asian="10pt" style:font-size-complex="10pt"/>
    </style:style>
    <style:style style:name="T1967" style:parent-style-name="DefaultParagraphFont" style:family="text">
      <style:text-properties fo:font-size="10pt" style:font-size-asian="10pt" style:font-size-complex="10pt"/>
    </style:style>
    <style:style style:name="T1968" style:parent-style-name="DefaultParagraphFont" style:family="text">
      <style:text-properties fo:font-weight="bold" style:font-weight-asian="bold" style:font-weight-complex="bold" style:text-position="super 65%" fo:font-size="10pt" style:font-size-asian="10pt" style:font-size-complex="10pt"/>
    </style:style>
    <style:style style:name="T1969" style:parent-style-name="DefaultParagraphFont" style:family="text">
      <style:text-properties fo:font-size="10pt" style:font-size-asian="10pt" style:font-size-complex="10pt"/>
    </style:style>
    <style:style style:name="P1970" style:parent-style-name="Normal" style:family="paragraph">
      <style:paragraph-properties fo:margin-bottom="0.1111in"/>
    </style:style>
    <style:style style:name="T1971" style:parent-style-name="DefaultParagraphFont" style:family="text">
      <style:text-properties fo:font-size="10pt" style:font-size-asian="10pt" style:font-size-complex="10pt"/>
    </style:style>
    <style:style style:name="T1972" style:parent-style-name="DefaultParagraphFont" style:family="text">
      <style:text-properties fo:font-weight="bold" style:font-weight-asian="bold" style:font-weight-complex="bold" style:text-position="super 65%" fo:font-size="10pt" style:font-size-asian="10pt" style:font-size-complex="10pt"/>
    </style:style>
    <style:style style:name="T1973" style:parent-style-name="DefaultParagraphFont" style:family="text">
      <style:text-properties fo:font-size="10pt" style:font-size-asian="10pt" style:font-size-complex="10pt"/>
    </style:style>
    <style:style style:name="T1974" style:parent-style-name="DefaultParagraphFont" style:family="text">
      <style:text-properties fo:font-weight="bold" style:font-weight-asian="bold" style:font-weight-complex="bold" style:text-position="super 65%" fo:font-size="10pt" style:font-size-asian="10pt" style:font-size-complex="10pt"/>
    </style:style>
    <style:style style:name="T1975" style:parent-style-name="DefaultParagraphFont" style:family="text">
      <style:text-properties fo:font-size="10pt" style:font-size-asian="10pt" style:font-size-complex="10pt"/>
    </style:style>
    <style:style style:name="P1976" style:parent-style-name="Normal" style:family="paragraph">
      <style:paragraph-properties fo:margin-bottom="0.1111in"/>
      <style:text-properties fo:font-weight="bold" style:font-weight-asian="bold" style:font-weight-complex="bold" fo:font-size="11pt" style:font-size-asian="11pt"/>
    </style:style>
    <style:style style:name="P1977" style:parent-style-name="Normal" style:family="paragraph">
      <style:paragraph-properties fo:margin-bottom="0.1111in"/>
    </style:style>
    <style:style style:name="T1978" style:parent-style-name="DefaultParagraphFont" style:family="text">
      <style:text-properties fo:font-weight="bold" style:font-weight-asian="bold" style:font-weight-complex="bold" style:text-position="super 65%" fo:font-size="10pt" style:font-size-asian="10pt" style:font-size-complex="10pt"/>
    </style:style>
    <style:style style:name="T1979" style:parent-style-name="DefaultParagraphFont" style:family="text">
      <style:text-properties fo:font-size="10pt" style:font-size-asian="10pt" style:font-size-complex="10pt"/>
    </style:style>
    <style:style style:name="T1980" style:parent-style-name="DefaultParagraphFont" style:family="text">
      <style:text-properties fo:font-weight="bold" style:font-weight-asian="bold" style:font-weight-complex="bold" style:text-position="super 65%" fo:font-size="10pt" style:font-size-asian="10pt" style:font-size-complex="10pt"/>
    </style:style>
    <style:style style:name="T1981" style:parent-style-name="DefaultParagraphFont" style:family="text">
      <style:text-properties fo:font-size="10pt" style:font-size-asian="10pt" style:font-size-complex="10pt"/>
    </style:style>
    <style:style style:name="T1982" style:parent-style-name="DefaultParagraphFont" style:family="text">
      <style:text-properties fo:font-weight="bold" style:font-weight-asian="bold" style:font-weight-complex="bold" style:text-position="super 65%" fo:font-size="10pt" style:font-size-asian="10pt" style:font-size-complex="10pt"/>
    </style:style>
    <style:style style:name="T1983" style:parent-style-name="DefaultParagraphFont" style:family="text">
      <style:text-properties fo:font-size="10pt" style:font-size-asian="10pt" style:font-size-complex="10pt"/>
    </style:style>
    <style:style style:name="T1984" style:parent-style-name="DefaultParagraphFont" style:family="text">
      <style:text-properties fo:font-weight="bold" style:font-weight-asian="bold" style:font-weight-complex="bold" style:text-position="super 65%" fo:font-size="10pt" style:font-size-asian="10pt" style:font-size-complex="10pt"/>
    </style:style>
    <style:style style:name="T1985" style:parent-style-name="DefaultParagraphFont" style:family="text">
      <style:text-properties fo:font-size="10pt" style:font-size-asian="10pt" style:font-size-complex="10pt"/>
    </style:style>
    <style:style style:name="T1986" style:parent-style-name="DefaultParagraphFont" style:family="text">
      <style:text-properties fo:font-weight="bold" style:font-weight-asian="bold" style:font-weight-complex="bold" style:text-position="super 65%" fo:font-size="10pt" style:font-size-asian="10pt" style:font-size-complex="10pt"/>
    </style:style>
    <style:style style:name="T1987" style:parent-style-name="DefaultParagraphFont" style:family="text">
      <style:text-properties fo:font-size="10pt" style:font-size-asian="10pt" style:font-size-complex="10pt"/>
    </style:style>
    <style:style style:name="P1988" style:parent-style-name="Normal" style:family="paragraph">
      <style:paragraph-properties fo:text-align="start" fo:margin-bottom="0.1111in"/>
    </style:style>
    <style:style style:name="T1989" style:parent-style-name="DefaultParagraphFont" style:family="text">
      <style:text-properties fo:font-weight="bold" style:font-weight-asian="bold" style:font-weight-complex="bold" style:text-position="super 65%" fo:font-size="10pt" style:font-size-asian="10pt" style:font-size-complex="10pt"/>
    </style:style>
    <style:style style:name="T1990" style:parent-style-name="DefaultParagraphFont" style:family="text">
      <style:text-properties fo:font-size="10pt" style:font-size-asian="10pt" style:font-size-complex="10pt"/>
    </style:style>
    <style:style style:name="T1991" style:parent-style-name="DefaultParagraphFont" style:family="text">
      <style:text-properties fo:font-size="10pt" style:font-size-asian="10pt" style:font-size-complex="10pt"/>
    </style:style>
    <style:style style:name="T1992" style:parent-style-name="DefaultParagraphFont" style:family="text">
      <style:text-properties fo:font-size="10pt" style:font-size-asian="10pt" style:font-size-complex="10pt"/>
    </style:style>
    <style:style style:name="T1993" style:parent-style-name="DefaultParagraphFont" style:family="text">
      <style:text-properties fo:font-size="10pt" style:font-size-asian="10pt" style:font-size-complex="10pt"/>
    </style:style>
    <style:style style:name="T1994" style:parent-style-name="DefaultParagraphFont" style:family="text">
      <style:text-properties fo:font-size="10pt" style:font-size-asian="10pt" style:font-size-complex="10pt"/>
    </style:style>
    <style:style style:name="T1995" style:parent-style-name="DefaultParagraphFont" style:family="text">
      <style:text-properties fo:font-size="10pt" style:font-size-asian="10pt" style:font-size-complex="10pt"/>
    </style:style>
    <style:style style:name="T1996" style:parent-style-name="DefaultParagraphFont" style:family="text">
      <style:text-properties fo:font-size="10pt" style:font-size-asian="10pt" style:font-size-complex="10pt"/>
    </style:style>
    <style:style style:name="P1997" style:parent-style-name="Normal" style:family="paragraph">
      <style:paragraph-properties fo:margin-bottom="0.1111in"/>
    </style:style>
    <style:style style:name="T1998" style:parent-style-name="DefaultParagraphFont" style:family="text">
      <style:text-properties fo:font-weight="bold" style:font-weight-asian="bold" style:font-weight-complex="bold" style:text-position="super 65%" fo:font-size="10pt" style:font-size-asian="10pt" style:font-size-complex="10pt"/>
    </style:style>
    <style:style style:name="T1999" style:parent-style-name="DefaultParagraphFont" style:family="text">
      <style:text-properties fo:font-size="10pt" style:font-size-asian="10pt" style:font-size-complex="10pt"/>
    </style:style>
    <style:style style:name="P2000" style:parent-style-name="Normal" style:family="paragraph">
      <style:paragraph-properties fo:margin-bottom="0.1111in"/>
    </style:style>
    <style:style style:name="T2001" style:parent-style-name="DefaultParagraphFont" style:family="text">
      <style:text-properties fo:font-weight="bold" style:font-weight-asian="bold" style:font-weight-complex="bold" style:text-position="super 65%" fo:font-size="10pt" style:font-size-asian="10pt" style:font-size-complex="10pt"/>
    </style:style>
    <style:style style:name="T2002" style:parent-style-name="DefaultParagraphFont" style:family="text">
      <style:text-properties fo:font-size="10pt" style:font-size-asian="10pt" style:font-size-complex="10pt"/>
    </style:style>
    <style:style style:name="T2003" style:parent-style-name="DefaultParagraphFont" style:family="text">
      <style:text-properties fo:font-weight="bold" style:font-weight-asian="bold" style:font-weight-complex="bold" style:text-position="super 65%" fo:font-size="10pt" style:font-size-asian="10pt" style:font-size-complex="10pt"/>
    </style:style>
    <style:style style:name="T2004" style:parent-style-name="DefaultParagraphFont" style:family="text">
      <style:text-properties fo:font-size="10pt" style:font-size-asian="10pt" style:font-size-complex="10pt"/>
    </style:style>
    <style:style style:name="T2005" style:parent-style-name="DefaultParagraphFont" style:family="text">
      <style:text-properties fo:font-weight="bold" style:font-weight-asian="bold" style:font-weight-complex="bold" style:text-position="super 65%" fo:font-size="10pt" style:font-size-asian="10pt" style:font-size-complex="10pt"/>
    </style:style>
    <style:style style:name="T2006" style:parent-style-name="DefaultParagraphFont" style:family="text">
      <style:text-properties fo:font-size="10pt" style:font-size-asian="10pt" style:font-size-complex="10pt"/>
    </style:style>
    <style:style style:name="T2007" style:parent-style-name="DefaultParagraphFont" style:family="text">
      <style:text-properties fo:font-size="10pt" style:font-size-asian="10pt" style:font-size-complex="10pt"/>
    </style:style>
    <style:style style:name="T2008" style:parent-style-name="DefaultParagraphFont" style:family="text">
      <style:text-properties fo:font-weight="bold" style:font-weight-asian="bold" style:font-weight-complex="bold" style:text-position="super 65%" fo:font-size="10pt" style:font-size-asian="10pt" style:font-size-complex="10pt"/>
    </style:style>
    <style:style style:name="T2009" style:parent-style-name="DefaultParagraphFont" style:family="text">
      <style:text-properties fo:font-size="10pt" style:font-size-asian="10pt" style:font-size-complex="10pt"/>
    </style:style>
    <style:style style:name="T2010" style:parent-style-name="DefaultParagraphFont" style:family="text">
      <style:text-properties fo:font-weight="bold" style:font-weight-asian="bold" style:font-weight-complex="bold" style:text-position="super 65%" fo:font-size="10pt" style:font-size-asian="10pt" style:font-size-complex="10pt"/>
    </style:style>
    <style:style style:name="T2011" style:parent-style-name="DefaultParagraphFont" style:family="text">
      <style:text-properties fo:font-size="10pt" style:font-size-asian="10pt" style:font-size-complex="10pt"/>
    </style:style>
    <style:style style:name="T2012" style:parent-style-name="DefaultParagraphFont" style:family="text">
      <style:text-properties fo:font-weight="bold" style:font-weight-asian="bold" style:font-weight-complex="bold" style:text-position="super 65%" fo:font-size="10pt" style:font-size-asian="10pt" style:font-size-complex="10pt"/>
    </style:style>
    <style:style style:name="T2013" style:parent-style-name="DefaultParagraphFont" style:family="text">
      <style:text-properties fo:font-size="10pt" style:font-size-asian="10pt" style:font-size-complex="10pt"/>
    </style:style>
    <style:style style:name="P2014" style:parent-style-name="Normal" style:family="paragraph">
      <style:paragraph-properties fo:margin-bottom="0.1111in"/>
      <style:text-properties fo:font-weight="bold" style:font-weight-asian="bold" style:font-weight-complex="bold" fo:font-size="11pt" style:font-size-asian="11pt"/>
    </style:style>
    <style:style style:name="P2015" style:parent-style-name="Normal" style:family="paragraph">
      <style:paragraph-properties fo:margin-bottom="0.1111in"/>
    </style:style>
    <style:style style:name="T2016" style:parent-style-name="DefaultParagraphFont" style:family="text">
      <style:text-properties fo:font-weight="bold" style:font-weight-asian="bold" style:font-weight-complex="bold" style:text-position="super 65%" fo:font-size="10pt" style:font-size-asian="10pt" style:font-size-complex="10pt"/>
    </style:style>
    <style:style style:name="T2017" style:parent-style-name="DefaultParagraphFont" style:family="text">
      <style:text-properties fo:font-size="10pt" style:font-size-asian="10pt" style:font-size-complex="10pt"/>
    </style:style>
    <style:style style:name="T2018" style:parent-style-name="DefaultParagraphFont" style:family="text">
      <style:text-properties fo:font-weight="bold" style:font-weight-asian="bold" style:font-weight-complex="bold" style:text-position="super 65%" fo:font-size="10pt" style:font-size-asian="10pt" style:font-size-complex="10pt"/>
    </style:style>
    <style:style style:name="T2019" style:parent-style-name="DefaultParagraphFont" style:family="text">
      <style:text-properties fo:font-size="10pt" style:font-size-asian="10pt" style:font-size-complex="10pt"/>
    </style:style>
    <style:style style:name="T2020" style:parent-style-name="DefaultParagraphFont" style:family="text">
      <style:text-properties fo:font-weight="bold" style:font-weight-asian="bold" style:font-weight-complex="bold" style:text-position="super 65%" fo:font-size="10pt" style:font-size-asian="10pt" style:font-size-complex="10pt"/>
    </style:style>
    <style:style style:name="T2021" style:parent-style-name="DefaultParagraphFont" style:family="text">
      <style:text-properties fo:font-size="10pt" style:font-size-asian="10pt" style:font-size-complex="10pt"/>
    </style:style>
    <style:style style:name="T2022" style:parent-style-name="DefaultParagraphFont" style:family="text">
      <style:text-properties fo:font-weight="bold" style:font-weight-asian="bold" style:font-weight-complex="bold" style:text-position="super 65%" fo:font-size="10pt" style:font-size-asian="10pt" style:font-size-complex="10pt"/>
    </style:style>
    <style:style style:name="T2023" style:parent-style-name="DefaultParagraphFont" style:family="text">
      <style:text-properties fo:font-size="10pt" style:font-size-asian="10pt" style:font-size-complex="10pt"/>
    </style:style>
    <style:style style:name="T2024" style:parent-style-name="DefaultParagraphFont" style:family="text">
      <style:text-properties fo:font-weight="bold" style:font-weight-asian="bold" style:font-weight-complex="bold" style:text-position="super 65%" fo:font-size="10pt" style:font-size-asian="10pt" style:font-size-complex="10pt"/>
    </style:style>
    <style:style style:name="T2025" style:parent-style-name="DefaultParagraphFont" style:family="text">
      <style:text-properties fo:font-size="10pt" style:font-size-asian="10pt" style:font-size-complex="10pt"/>
    </style:style>
    <style:style style:name="T2026" style:parent-style-name="DefaultParagraphFont" style:family="text">
      <style:text-properties fo:font-weight="bold" style:font-weight-asian="bold" style:font-weight-complex="bold" style:text-position="super 65%" fo:font-size="10pt" style:font-size-asian="10pt" style:font-size-complex="10pt"/>
    </style:style>
    <style:style style:name="T2027" style:parent-style-name="DefaultParagraphFont" style:family="text">
      <style:text-properties fo:font-size="10pt" style:font-size-asian="10pt" style:font-size-complex="10pt"/>
    </style:style>
    <style:style style:name="T2028" style:parent-style-name="DefaultParagraphFont" style:family="text">
      <style:text-properties fo:font-weight="bold" style:font-weight-asian="bold" style:font-weight-complex="bold" style:text-position="super 65%" fo:font-size="10pt" style:font-size-asian="10pt" style:font-size-complex="10pt"/>
    </style:style>
    <style:style style:name="T2029" style:parent-style-name="DefaultParagraphFont" style:family="text">
      <style:text-properties fo:font-size="10pt" style:font-size-asian="10pt" style:font-size-complex="10pt"/>
    </style:style>
    <style:style style:name="T2030" style:parent-style-name="DefaultParagraphFont" style:family="text">
      <style:text-properties fo:font-weight="bold" style:font-weight-asian="bold" style:font-weight-complex="bold" style:text-position="super 65%" fo:font-size="10pt" style:font-size-asian="10pt" style:font-size-complex="10pt"/>
    </style:style>
    <style:style style:name="T2031" style:parent-style-name="DefaultParagraphFont" style:family="text">
      <style:text-properties fo:font-size="10pt" style:font-size-asian="10pt" style:font-size-complex="10pt"/>
    </style:style>
    <style:style style:name="T2032" style:parent-style-name="DefaultParagraphFont" style:family="text">
      <style:text-properties fo:font-weight="bold" style:font-weight-asian="bold" style:font-weight-complex="bold" style:text-position="super 65%" fo:font-size="10pt" style:font-size-asian="10pt" style:font-size-complex="10pt"/>
    </style:style>
    <style:style style:name="T2033" style:parent-style-name="DefaultParagraphFont" style:family="text">
      <style:text-properties fo:font-size="10pt" style:font-size-asian="10pt" style:font-size-complex="10pt"/>
    </style:style>
    <style:style style:name="T2034" style:parent-style-name="DefaultParagraphFont" style:family="text">
      <style:text-properties fo:font-weight="bold" style:font-weight-asian="bold" style:font-weight-complex="bold" style:text-position="super 65%" fo:font-size="10pt" style:font-size-asian="10pt" style:font-size-complex="10pt"/>
    </style:style>
    <style:style style:name="T2035" style:parent-style-name="DefaultParagraphFont" style:family="text">
      <style:text-properties fo:font-size="10pt" style:font-size-asian="10pt" style:font-size-complex="10pt"/>
    </style:style>
    <style:style style:name="P2036" style:parent-style-name="Normal" style:family="paragraph">
      <style:paragraph-properties fo:margin-bottom="0.1111in"/>
    </style:style>
    <style:style style:name="T2037" style:parent-style-name="DefaultParagraphFont" style:family="text">
      <style:text-properties fo:font-weight="bold" style:font-weight-asian="bold" style:font-weight-complex="bold" style:text-position="super 65%" fo:font-size="10pt" style:font-size-asian="10pt" style:font-size-complex="10pt"/>
    </style:style>
    <style:style style:name="T2038" style:parent-style-name="DefaultParagraphFont" style:family="text">
      <style:text-properties fo:font-size="10pt" style:font-size-asian="10pt" style:font-size-complex="10pt"/>
    </style:style>
    <style:style style:name="T2039" style:parent-style-name="DefaultParagraphFont" style:family="text">
      <style:text-properties fo:font-weight="bold" style:font-weight-asian="bold" style:font-weight-complex="bold" style:text-position="super 65%" fo:font-size="10pt" style:font-size-asian="10pt" style:font-size-complex="10pt"/>
    </style:style>
    <style:style style:name="T2040" style:parent-style-name="DefaultParagraphFont" style:family="text">
      <style:text-properties fo:font-size="10pt" style:font-size-asian="10pt" style:font-size-complex="10pt"/>
    </style:style>
    <style:style style:name="T2041" style:parent-style-name="DefaultParagraphFont" style:family="text">
      <style:text-properties fo:font-weight="bold" style:font-weight-asian="bold" style:font-weight-complex="bold" style:text-position="super 65%" fo:font-size="10pt" style:font-size-asian="10pt" style:font-size-complex="10pt"/>
    </style:style>
    <style:style style:name="T2042" style:parent-style-name="DefaultParagraphFont" style:family="text">
      <style:text-properties fo:font-size="10pt" style:font-size-asian="10pt" style:font-size-complex="10pt"/>
    </style:style>
    <style:style style:name="P2043" style:parent-style-name="Normal" style:family="paragraph">
      <style:paragraph-properties fo:margin-bottom="0.1111in"/>
    </style:style>
    <style:style style:name="T2044" style:parent-style-name="DefaultParagraphFont" style:family="text">
      <style:text-properties fo:font-weight="bold" style:font-weight-asian="bold" style:font-weight-complex="bold" style:text-position="super 65%" fo:font-size="10pt" style:font-size-asian="10pt" style:font-size-complex="10pt"/>
    </style:style>
    <style:style style:name="T2045" style:parent-style-name="DefaultParagraphFont" style:family="text">
      <style:text-properties fo:font-size="10pt" style:font-size-asian="10pt" style:font-size-complex="10pt"/>
    </style:style>
    <style:style style:name="T2046" style:parent-style-name="DefaultParagraphFont" style:family="text">
      <style:text-properties fo:font-weight="bold" style:font-weight-asian="bold" style:font-weight-complex="bold" style:text-position="super 65%" fo:font-size="10pt" style:font-size-asian="10pt" style:font-size-complex="10pt"/>
    </style:style>
    <style:style style:name="T2047" style:parent-style-name="DefaultParagraphFont" style:family="text">
      <style:text-properties fo:font-size="10pt" style:font-size-asian="10pt" style:font-size-complex="10pt"/>
    </style:style>
    <style:style style:name="T2048" style:parent-style-name="DefaultParagraphFont" style:family="text">
      <style:text-properties fo:font-weight="bold" style:font-weight-asian="bold" style:font-weight-complex="bold" style:text-position="super 65%" fo:font-size="10pt" style:font-size-asian="10pt" style:font-size-complex="10pt"/>
    </style:style>
    <style:style style:name="T2049" style:parent-style-name="DefaultParagraphFont" style:family="text">
      <style:text-properties fo:font-size="10pt" style:font-size-asian="10pt" style:font-size-complex="10pt"/>
    </style:style>
    <style:style style:name="T2050" style:parent-style-name="DefaultParagraphFont" style:family="text">
      <style:text-properties fo:font-weight="bold" style:font-weight-asian="bold" style:font-weight-complex="bold" style:text-position="super 65%" fo:font-size="10pt" style:font-size-asian="10pt" style:font-size-complex="10pt"/>
    </style:style>
    <style:style style:name="T2051" style:parent-style-name="DefaultParagraphFont" style:family="text">
      <style:text-properties fo:font-size="10pt" style:font-size-asian="10pt" style:font-size-complex="10pt"/>
    </style:style>
    <style:style style:name="T2052" style:parent-style-name="DefaultParagraphFont" style:family="text">
      <style:text-properties fo:font-weight="bold" style:font-weight-asian="bold" style:font-weight-complex="bold" style:text-position="super 65%" fo:font-size="10pt" style:font-size-asian="10pt" style:font-size-complex="10pt"/>
    </style:style>
    <style:style style:name="T2053" style:parent-style-name="DefaultParagraphFont" style:family="text">
      <style:text-properties fo:font-size="10pt" style:font-size-asian="10pt" style:font-size-complex="10pt"/>
    </style:style>
    <style:style style:name="T2054" style:parent-style-name="DefaultParagraphFont" style:family="text">
      <style:text-properties fo:font-weight="bold" style:font-weight-asian="bold" style:font-weight-complex="bold" style:text-position="super 65%" fo:font-size="10pt" style:font-size-asian="10pt" style:font-size-complex="10pt"/>
    </style:style>
    <style:style style:name="T2055" style:parent-style-name="DefaultParagraphFont" style:family="text">
      <style:text-properties fo:font-size="10pt" style:font-size-asian="10pt" style:font-size-complex="10pt"/>
    </style:style>
    <style:style style:name="T2056" style:parent-style-name="DefaultParagraphFont" style:family="text">
      <style:text-properties fo:font-weight="bold" style:font-weight-asian="bold" style:font-weight-complex="bold" style:text-position="super 65%" fo:font-size="10pt" style:font-size-asian="10pt" style:font-size-complex="10pt"/>
    </style:style>
    <style:style style:name="T2057" style:parent-style-name="DefaultParagraphFont" style:family="text">
      <style:text-properties fo:font-size="10pt" style:font-size-asian="10pt" style:font-size-complex="10pt"/>
    </style:style>
    <style:style style:name="T2058" style:parent-style-name="DefaultParagraphFont" style:family="text">
      <style:text-properties fo:font-weight="bold" style:font-weight-asian="bold" style:font-weight-complex="bold" style:text-position="super 65%" fo:font-size="10pt" style:font-size-asian="10pt" style:font-size-complex="10pt"/>
    </style:style>
    <style:style style:name="P2059" style:parent-style-name="Normal" style:family="paragraph">
      <style:paragraph-properties fo:text-align="center"/>
    </style:style>
    <style:style style:name="P2060" style:parent-style-name="Normal" style:family="paragraph">
      <style:paragraph-properties fo:text-align="center"/>
    </style:style>
    <style:style style:name="P2061" style:parent-style-name="Normal" style:family="paragraph">
      <style:paragraph-properties fo:margin-bottom="0.1111in"/>
      <style:text-properties fo:font-weight="bold" style:font-weight-asian="bold" style:font-weight-complex="bold"/>
    </style:style>
    <style:style style:name="T2062" style:parent-style-name="DefaultParagraphFont" style:family="text">
      <style:text-properties fo:font-weight="bold" style:font-weight-asian="bold" style:font-weight-complex="bold" fo:font-size="16pt" style:font-size-asian="16pt" style:font-size-complex="16pt"/>
    </style:style>
    <style:style style:name="T2063" style:parent-style-name="DefaultParagraphFont" style:family="text">
      <style:text-properties fo:font-weight="bold" style:font-weight-asian="bold" style:font-weight-complex="bold"/>
    </style:style>
    <style:style style:name="T2064" style:parent-style-name="DefaultParagraphFont" style:family="text">
      <style:text-properties fo:font-weight="bold" style:font-weight-asian="bold" style:font-weight-complex="bold" style:text-position="super 65%"/>
    </style:style>
    <style:style style:name="T2065" style:parent-style-name="DefaultParagraphFont" style:family="text">
      <style:text-properties fo:font-weight="bold" style:font-weight-asian="bold" style:font-weight-complex="bold" style:text-position="super 65%"/>
    </style:style>
    <style:style style:name="T2066" style:parent-style-name="DefaultParagraphFont" style:family="text">
      <style:text-properties fo:font-weight="bold" style:font-weight-asian="bold" style:font-weight-complex="bold" style:text-position="super 65%"/>
    </style:style>
    <style:style style:name="T2067" style:parent-style-name="DefaultParagraphFont" style:family="text">
      <style:text-properties fo:font-weight="bold" style:font-weight-asian="bold" style:font-weight-complex="bold" style:text-position="super 65%"/>
    </style:style>
    <style:style style:name="T2068" style:parent-style-name="DefaultParagraphFont" style:family="text">
      <style:text-properties fo:font-weight="bold" style:font-weight-asian="bold" style:font-weight-complex="bold" style:text-position="super 65%"/>
    </style:style>
    <style:style style:name="T2069" style:parent-style-name="DefaultParagraphFont" style:family="text">
      <style:text-properties fo:font-weight="bold" style:font-weight-asian="bold" style:font-weight-complex="bold" style:text-position="super 65%"/>
    </style:style>
    <style:style style:name="T2070" style:parent-style-name="DefaultParagraphFont" style:family="text">
      <style:text-properties fo:font-weight="bold" style:font-weight-asian="bold" style:font-weight-complex="bold" style:text-position="super 65%"/>
    </style:style>
    <style:style style:name="T2071" style:parent-style-name="DefaultParagraphFont" style:family="text">
      <style:text-properties fo:font-weight="bold" style:font-weight-asian="bold" style:font-weight-complex="bold" style:text-position="super 65%"/>
    </style:style>
    <style:style style:name="T2072" style:parent-style-name="DefaultParagraphFont" style:family="text">
      <style:text-properties fo:font-weight="bold" style:font-weight-asian="bold" style:font-weight-complex="bold" style:text-position="super 65%"/>
    </style:style>
    <style:style style:name="T2073" style:parent-style-name="DefaultParagraphFont" style:family="text">
      <style:text-properties fo:font-weight="bold" style:font-weight-asian="bold" style:font-weight-complex="bold" style:text-position="super 65%"/>
    </style:style>
    <style:style style:name="T2074" style:parent-style-name="DefaultParagraphFont" style:family="text">
      <style:text-properties fo:font-weight="bold" style:font-weight-asian="bold" style:font-weight-complex="bold" style:text-position="super 65%"/>
    </style:style>
    <style:style style:name="T2075" style:parent-style-name="DefaultParagraphFont" style:family="text">
      <style:text-properties fo:font-weight="bold" style:font-weight-asian="bold" style:font-weight-complex="bold" style:text-position="super 65%"/>
    </style:style>
    <style:style style:name="T2076" style:parent-style-name="DefaultParagraphFont" style:family="text">
      <style:text-properties fo:font-weight="bold" style:font-weight-asian="bold" style:font-weight-complex="bold" style:text-position="super 65%"/>
    </style:style>
    <style:style style:name="T2077" style:parent-style-name="DefaultParagraphFont" style:family="text">
      <style:text-properties fo:font-weight="bold" style:font-weight-asian="bold" style:font-weight-complex="bold" style:text-position="super 65%"/>
    </style:style>
    <style:style style:name="T2078" style:parent-style-name="DefaultParagraphFont" style:family="text">
      <style:text-properties fo:font-weight="bold" style:font-weight-asian="bold" style:font-weight-complex="bold" style:text-position="super 65%"/>
    </style:style>
    <style:style style:name="T2079" style:parent-style-name="DefaultParagraphFont" style:family="text">
      <style:text-properties fo:font-weight="bold" style:font-weight-asian="bold" style:font-weight-complex="bold" style:text-position="super 65%"/>
    </style:style>
    <style:style style:name="T2080" style:parent-style-name="DefaultParagraphFont" style:family="text">
      <style:text-properties fo:font-weight="bold" style:font-weight-asian="bold" style:font-weight-complex="bold" style:text-position="super 65%"/>
    </style:style>
    <style:style style:name="T2081" style:parent-style-name="DefaultParagraphFont" style:family="text">
      <style:text-properties fo:font-weight="bold" style:font-weight-asian="bold" style:font-weight-complex="bold" style:text-position="super 65%"/>
    </style:style>
    <style:style style:name="T2082" style:parent-style-name="DefaultParagraphFont" style:family="text">
      <style:text-properties fo:font-weight="bold" style:font-weight-asian="bold" style:font-weight-complex="bold" style:text-position="super 65%"/>
    </style:style>
    <style:style style:name="T2083" style:parent-style-name="DefaultParagraphFont" style:family="text">
      <style:text-properties fo:font-weight="bold" style:font-weight-asian="bold" style:font-weight-complex="bold" style:text-position="super 65%"/>
    </style:style>
    <style:style style:name="T2084" style:parent-style-name="DefaultParagraphFont" style:family="text">
      <style:text-properties fo:font-weight="bold" style:font-weight-asian="bold" style:font-weight-complex="bold" style:text-position="super 65%"/>
    </style:style>
    <style:style style:name="T2085" style:parent-style-name="DefaultParagraphFont" style:family="text">
      <style:text-properties fo:font-weight="bold" style:font-weight-asian="bold" style:font-weight-complex="bold" style:text-position="super 65%"/>
    </style:style>
    <style:style style:name="T2086" style:parent-style-name="DefaultParagraphFont" style:family="text">
      <style:text-properties fo:font-weight="bold" style:font-weight-asian="bold" style:font-weight-complex="bold" style:text-position="super 65%"/>
    </style:style>
    <style:style style:name="T2087" style:parent-style-name="DefaultParagraphFont" style:family="text">
      <style:text-properties fo:font-weight="bold" style:font-weight-asian="bold" style:font-weight-complex="bold" style:text-position="super 65%"/>
    </style:style>
    <style:style style:name="T2088" style:parent-style-name="DefaultParagraphFont" style:family="text">
      <style:text-properties fo:font-weight="bold" style:font-weight-asian="bold" style:font-weight-complex="bold" style:text-position="super 65%"/>
    </style:style>
    <style:style style:name="T2089" style:parent-style-name="DefaultParagraphFont" style:family="text">
      <style:text-properties fo:font-weight="bold" style:font-weight-asian="bold" style:font-weight-complex="bold" style:text-position="super 65%"/>
    </style:style>
    <style:style style:name="T2090" style:parent-style-name="DefaultParagraphFont" style:family="text">
      <style:text-properties fo:font-weight="bold" style:font-weight-asian="bold" style:font-weight-complex="bold" style:text-position="super 65%"/>
    </style:style>
    <style:style style:name="T2091" style:parent-style-name="DefaultParagraphFont" style:family="text">
      <style:text-properties fo:font-weight="bold" style:font-weight-asian="bold" style:font-weight-complex="bold" style:text-position="super 65%"/>
    </style:style>
    <style:style style:name="T2092" style:parent-style-name="DefaultParagraphFont" style:family="text">
      <style:text-properties fo:font-weight="bold" style:font-weight-asian="bold" style:font-weight-complex="bold" style:text-position="super 65%"/>
    </style:style>
    <style:style style:name="T2093" style:parent-style-name="DefaultParagraphFont" style:family="text">
      <style:text-properties fo:font-weight="bold" style:font-weight-asian="bold" style:font-weight-complex="bold" style:text-position="super 65%"/>
    </style:style>
    <style:style style:name="P2094" style:parent-style-name="Bibletext" style:family="paragraph">
      <style:text-properties fo:font-weight="bold" style:font-weight-asian="bold" style:font-weight-complex="bold" fo:font-size="11pt" style:font-size-asian="11pt"/>
    </style:style>
    <style:style style:name="T2095" style:parent-style-name="DefaultParagraphFont" style:family="text">
      <style:text-properties fo:font-weight="bold" style:font-weight-asian="bold" style:font-weight-complex="bold" style:text-position="super 65%"/>
    </style:style>
    <style:style style:name="T2096" style:parent-style-name="DefaultParagraphFont" style:family="text">
      <style:text-properties fo:font-weight="bold" style:font-weight-asian="bold" style:font-weight-complex="bold" style:text-position="super 65%"/>
    </style:style>
    <style:style style:name="T2097" style:parent-style-name="DefaultParagraphFont" style:family="text">
      <style:text-properties fo:font-weight="bold" style:font-weight-asian="bold" style:font-weight-complex="bold" style:text-position="super 65%"/>
    </style:style>
    <style:style style:name="T2098" style:parent-style-name="DefaultParagraphFont" style:family="text">
      <style:text-properties fo:font-weight="bold" style:font-weight-asian="bold" style:font-weight-complex="bold" style:text-position="super 65%"/>
    </style:style>
    <style:style style:name="T2099" style:parent-style-name="DefaultParagraphFont" style:family="text">
      <style:text-properties fo:font-weight="bold" style:font-weight-asian="bold" style:font-weight-complex="bold" style:text-position="super 65%"/>
    </style:style>
    <style:style style:name="P2100" style:parent-style-name="Bibletext" style:family="paragraph">
      <style:text-properties fo:font-weight="bold" style:font-weight-asian="bold" style:font-weight-complex="bold" fo:font-size="11pt" style:font-size-asian="11pt"/>
    </style:style>
    <style:style style:name="T2101" style:parent-style-name="DefaultParagraphFont" style:family="text">
      <style:text-properties fo:font-weight="bold" style:font-weight-asian="bold" style:font-weight-complex="bold" style:text-position="super 65%"/>
    </style:style>
    <style:style style:name="T2102" style:parent-style-name="DefaultParagraphFont" style:family="text">
      <style:text-properties fo:font-weight="bold" style:font-weight-asian="bold" style:font-weight-complex="bold" style:text-position="super 65%"/>
    </style:style>
    <style:style style:name="T2103" style:parent-style-name="DefaultParagraphFont" style:family="text">
      <style:text-properties fo:font-weight="bold" style:font-weight-asian="bold" style:font-weight-complex="bold" style:text-position="super 65%"/>
    </style:style>
    <style:style style:name="T2104" style:parent-style-name="DefaultParagraphFont" style:family="text">
      <style:text-properties fo:font-weight="bold" style:font-weight-asian="bold" style:font-weight-complex="bold" style:text-position="super 65%"/>
    </style:style>
    <style:style style:name="T2105" style:parent-style-name="DefaultParagraphFont" style:family="text">
      <style:text-properties fo:font-weight="bold" style:font-weight-asian="bold" style:font-weight-complex="bold" style:text-position="super 65%"/>
    </style:style>
    <style:style style:name="T2106" style:parent-style-name="DefaultParagraphFont" style:family="text">
      <style:text-properties fo:font-weight="bold" style:font-weight-asian="bold" style:font-weight-complex="bold" style:text-position="super 65%" style:font-size-complex="10pt"/>
    </style:style>
    <style:style style:name="P2107" style:parent-style-name="Normal" style:family="paragraph">
      <style:paragraph-properties fo:text-align="center"/>
    </style:style>
    <style:style style:name="T2108" style:parent-style-name="DefaultParagraphFont" style:family="text">
      <style:text-properties fo:font-weight="bold" style:font-weight-asian="bold" style:font-weight-complex="bold" style:text-position="super 66.6%" style:font-size-complex="10pt"/>
    </style:style>
    <style:style style:name="P2109" style:parent-style-name="Normal" style:family="paragraph">
      <style:paragraph-properties fo:margin-top="0.1666in"/>
    </style:style>
    <style:style style:name="P2110" style:parent-style-name="Normal" style:family="paragraph">
      <style:paragraph-properties fo:text-align="center"/>
    </style:style>
    <style:style style:name="P2111" style:parent-style-name="Normal" style:family="paragraph">
      <style:text-properties fo:font-weight="bold" style:font-weight-asian="bold" style:font-weight-complex="bold"/>
    </style:style>
    <style:style style:name="T2112" style:parent-style-name="DefaultParagraphFont" style:family="text">
      <style:text-properties fo:font-weight="bold" style:font-weight-asian="bold" style:font-weight-complex="bold" fo:font-size="16pt" style:font-size-asian="16pt" style:font-size-complex="16pt"/>
    </style:style>
    <style:style style:name="T2113" style:parent-style-name="DefaultParagraphFont" style:family="text">
      <style:text-properties fo:font-weight="bold" style:font-weight-asian="bold" style:font-weight-complex="bold" fo:font-size="10pt" style:font-size-asian="10pt" style:font-size-complex="10pt"/>
    </style:style>
    <style:style style:name="T2114" style:parent-style-name="DefaultParagraphFont" style:family="text">
      <style:text-properties fo:font-size="10pt" style:font-size-asian="10pt" style:font-size-complex="10pt"/>
    </style:style>
    <style:style style:name="T2115" style:parent-style-name="DefaultParagraphFont" style:family="text">
      <style:text-properties fo:font-weight="bold" style:font-weight-asian="bold" style:font-weight-complex="bold" style:text-position="super 65%" fo:font-size="10pt" style:font-size-asian="10pt" style:font-size-complex="10pt"/>
    </style:style>
    <style:style style:name="T2116" style:parent-style-name="DefaultParagraphFont" style:family="text">
      <style:text-properties fo:font-size="10pt" style:font-size-asian="10pt" style:font-size-complex="10pt"/>
    </style:style>
    <style:style style:name="T2117" style:parent-style-name="DefaultParagraphFont" style:family="text">
      <style:text-properties fo:font-weight="bold" style:font-weight-asian="bold" style:font-weight-complex="bold" style:text-position="super 65%" fo:font-size="10pt" style:font-size-asian="10pt" style:font-size-complex="10pt"/>
    </style:style>
    <style:style style:name="T2118" style:parent-style-name="DefaultParagraphFont" style:family="text">
      <style:text-properties fo:font-size="10pt" style:font-size-asian="10pt" style:font-size-complex="10pt"/>
    </style:style>
    <style:style style:name="T2119" style:parent-style-name="DefaultParagraphFont" style:family="text">
      <style:text-properties fo:font-weight="bold" style:font-weight-asian="bold" style:font-weight-complex="bold" style:text-position="super 65%" fo:font-size="10pt" style:font-size-asian="10pt" style:font-size-complex="10pt"/>
    </style:style>
    <style:style style:name="T2120" style:parent-style-name="DefaultParagraphFont" style:family="text">
      <style:text-properties fo:font-size="10pt" style:font-size-asian="10pt" style:font-size-complex="10pt"/>
    </style:style>
    <style:style style:name="T2121" style:parent-style-name="DefaultParagraphFont" style:family="text">
      <style:text-properties fo:font-weight="bold" style:font-weight-asian="bold" style:font-weight-complex="bold" style:text-position="super 65%" fo:font-size="10pt" style:font-size-asian="10pt" style:font-size-complex="10pt"/>
    </style:style>
    <style:style style:name="T2122" style:parent-style-name="DefaultParagraphFont" style:family="text">
      <style:text-properties fo:font-size="10pt" style:font-size-asian="10pt" style:font-size-complex="10pt"/>
    </style:style>
    <style:style style:name="T2123" style:parent-style-name="DefaultParagraphFont" style:family="text">
      <style:text-properties fo:font-weight="bold" style:font-weight-asian="bold" style:font-weight-complex="bold" style:text-position="super 65%" fo:font-size="10pt" style:font-size-asian="10pt" style:font-size-complex="10pt"/>
    </style:style>
    <style:style style:name="T2124" style:parent-style-name="DefaultParagraphFont" style:family="text">
      <style:text-properties fo:font-size="10pt" style:font-size-asian="10pt" style:font-size-complex="10pt"/>
    </style:style>
    <style:style style:name="T2125" style:parent-style-name="DefaultParagraphFont" style:family="text">
      <style:text-properties fo:font-weight="bold" style:font-weight-asian="bold" style:font-weight-complex="bold" style:text-position="super 65%" fo:font-size="10pt" style:font-size-asian="10pt" style:font-size-complex="10pt"/>
    </style:style>
    <style:style style:name="T2126" style:parent-style-name="DefaultParagraphFont" style:family="text">
      <style:text-properties fo:font-size="10pt" style:font-size-asian="10pt" style:font-size-complex="10pt"/>
    </style:style>
    <style:style style:name="T2127" style:parent-style-name="DefaultParagraphFont" style:family="text">
      <style:text-properties fo:font-weight="bold" style:font-weight-asian="bold" style:font-weight-complex="bold" style:text-position="super 65%" fo:font-size="10pt" style:font-size-asian="10pt" style:font-size-complex="10pt"/>
    </style:style>
    <style:style style:name="T2128" style:parent-style-name="DefaultParagraphFont" style:family="text">
      <style:text-properties fo:font-size="10pt" style:font-size-asian="10pt" style:font-size-complex="10pt"/>
    </style:style>
    <style:style style:name="T2129" style:parent-style-name="DefaultParagraphFont" style:family="text">
      <style:text-properties fo:font-weight="bold" style:font-weight-asian="bold" style:font-weight-complex="bold" style:text-position="super 65%" fo:font-size="10pt" style:font-size-asian="10pt" style:font-size-complex="10pt"/>
    </style:style>
    <style:style style:name="T2130" style:parent-style-name="DefaultParagraphFont" style:family="text">
      <style:text-properties fo:font-size="10pt" style:font-size-asian="10pt" style:font-size-complex="10pt"/>
    </style:style>
    <style:style style:name="T2131" style:parent-style-name="DefaultParagraphFont" style:family="text">
      <style:text-properties fo:font-weight="bold" style:font-weight-asian="bold" style:font-weight-complex="bold" style:text-position="super 65%" fo:font-size="10pt" style:font-size-asian="10pt" style:font-size-complex="10pt"/>
    </style:style>
    <style:style style:name="T2132" style:parent-style-name="DefaultParagraphFont" style:family="text">
      <style:text-properties fo:font-size="10pt" style:font-size-asian="10pt" style:font-size-complex="10pt"/>
    </style:style>
    <style:style style:name="T2133" style:parent-style-name="DefaultParagraphFont" style:family="text">
      <style:text-properties fo:font-weight="bold" style:font-weight-asian="bold" style:font-weight-complex="bold" style:text-position="super 65%" fo:font-size="10pt" style:font-size-asian="10pt" style:font-size-complex="10pt"/>
    </style:style>
    <style:style style:name="T2134" style:parent-style-name="DefaultParagraphFont" style:family="text">
      <style:text-properties fo:font-size="10pt" style:font-size-asian="10pt" style:font-size-complex="10pt"/>
    </style:style>
    <style:style style:name="P2135" style:parent-style-name="Normal" style:family="paragraph">
      <style:paragraph-properties fo:margin-bottom="0.1111in"/>
    </style:style>
    <style:style style:name="T2136" style:parent-style-name="DefaultParagraphFont" style:family="text">
      <style:text-properties fo:font-weight="bold" style:font-weight-asian="bold" style:font-weight-complex="bold" style:text-position="super 65%" fo:font-size="10pt" style:font-size-asian="10pt" style:font-size-complex="10pt"/>
    </style:style>
    <style:style style:name="T2137" style:parent-style-name="DefaultParagraphFont" style:family="text">
      <style:text-properties fo:font-size="10pt" style:font-size-asian="10pt" style:font-size-complex="10pt"/>
    </style:style>
    <style:style style:name="T2138" style:parent-style-name="DefaultParagraphFont" style:family="text">
      <style:text-properties fo:font-weight="bold" style:font-weight-asian="bold" style:font-weight-complex="bold" style:text-position="super 65%" fo:font-size="10pt" style:font-size-asian="10pt" style:font-size-complex="10pt"/>
    </style:style>
    <style:style style:name="T2139" style:parent-style-name="DefaultParagraphFont" style:family="text">
      <style:text-properties fo:font-size="10pt" style:font-size-asian="10pt" style:font-size-complex="10pt"/>
    </style:style>
    <style:style style:name="T2140" style:parent-style-name="DefaultParagraphFont" style:family="text">
      <style:text-properties fo:font-weight="bold" style:font-weight-asian="bold" style:font-weight-complex="bold" style:text-position="super 65%" fo:font-size="10pt" style:font-size-asian="10pt" style:font-size-complex="10pt"/>
    </style:style>
    <style:style style:name="T2141" style:parent-style-name="DefaultParagraphFont" style:family="text">
      <style:text-properties fo:font-size="10pt" style:font-size-asian="10pt" style:font-size-complex="10pt"/>
    </style:style>
    <style:style style:name="P2142" style:parent-style-name="Normal" style:family="paragraph">
      <style:paragraph-properties fo:margin-bottom="0.1111in"/>
    </style:style>
    <style:style style:name="T2143" style:parent-style-name="DefaultParagraphFont" style:family="text">
      <style:text-properties fo:font-weight="bold" style:font-weight-asian="bold" style:font-weight-complex="bold" style:text-position="super 65%" fo:font-size="10pt" style:font-size-asian="10pt" style:font-size-complex="10pt"/>
    </style:style>
    <style:style style:name="T2144" style:parent-style-name="DefaultParagraphFont" style:family="text">
      <style:text-properties fo:font-size="10pt" style:font-size-asian="10pt" style:font-size-complex="10pt"/>
    </style:style>
    <style:style style:name="T2145" style:parent-style-name="DefaultParagraphFont" style:family="text">
      <style:text-properties fo:font-weight="bold" style:font-weight-asian="bold" style:font-weight-complex="bold" style:text-position="super 65%" fo:font-size="10pt" style:font-size-asian="10pt" style:font-size-complex="10pt"/>
    </style:style>
    <style:style style:name="T2146" style:parent-style-name="DefaultParagraphFont" style:family="text">
      <style:text-properties fo:font-size="10pt" style:font-size-asian="10pt" style:font-size-complex="10pt"/>
    </style:style>
    <style:style style:name="T2147" style:parent-style-name="DefaultParagraphFont" style:family="text">
      <style:text-properties fo:font-weight="bold" style:font-weight-asian="bold" style:font-weight-complex="bold" style:text-position="super 65%" fo:font-size="10pt" style:font-size-asian="10pt" style:font-size-complex="10pt"/>
    </style:style>
    <style:style style:name="T2148" style:parent-style-name="DefaultParagraphFont" style:family="text">
      <style:text-properties fo:font-size="10pt" style:font-size-asian="10pt" style:font-size-complex="10pt"/>
    </style:style>
    <style:style style:name="T2149" style:parent-style-name="DefaultParagraphFont" style:family="text">
      <style:text-properties fo:font-weight="bold" style:font-weight-asian="bold" style:font-weight-complex="bold" style:text-position="super 65%" fo:font-size="10pt" style:font-size-asian="10pt" style:font-size-complex="10pt"/>
    </style:style>
    <style:style style:name="T2150" style:parent-style-name="DefaultParagraphFont" style:family="text">
      <style:text-properties fo:font-size="10pt" style:font-size-asian="10pt" style:font-size-complex="10pt"/>
    </style:style>
    <style:style style:name="T2151" style:parent-style-name="DefaultParagraphFont" style:family="text">
      <style:text-properties fo:font-weight="bold" style:font-weight-asian="bold" style:font-weight-complex="bold" style:text-position="super 65%" fo:font-size="10pt" style:font-size-asian="10pt" style:font-size-complex="10pt"/>
    </style:style>
    <style:style style:name="T2152" style:parent-style-name="DefaultParagraphFont" style:family="text">
      <style:text-properties fo:font-size="10pt" style:font-size-asian="10pt" style:font-size-complex="10pt"/>
    </style:style>
    <style:style style:name="P2153" style:parent-style-name="Normal" style:family="paragraph">
      <style:paragraph-properties fo:margin-bottom="0.1111in"/>
    </style:style>
    <style:style style:name="T2154" style:parent-style-name="DefaultParagraphFont" style:family="text">
      <style:text-properties fo:font-weight="bold" style:font-weight-asian="bold" style:font-weight-complex="bold" style:text-position="super 65%" fo:font-size="10pt" style:font-size-asian="10pt" style:font-size-complex="10pt"/>
    </style:style>
    <style:style style:name="T2155" style:parent-style-name="DefaultParagraphFont" style:family="text">
      <style:text-properties fo:font-size="10pt" style:font-size-asian="10pt" style:font-size-complex="10pt"/>
    </style:style>
    <style:style style:name="T2156" style:parent-style-name="DefaultParagraphFont" style:family="text">
      <style:text-properties fo:font-weight="bold" style:font-weight-asian="bold" style:font-weight-complex="bold" style:text-position="super 65%" fo:font-size="10pt" style:font-size-asian="10pt" style:font-size-complex="10pt"/>
    </style:style>
    <style:style style:name="T2157" style:parent-style-name="DefaultParagraphFont" style:family="text">
      <style:text-properties fo:font-size="10pt" style:font-size-asian="10pt" style:font-size-complex="10pt"/>
    </style:style>
    <style:style style:name="T2158" style:parent-style-name="DefaultParagraphFont" style:family="text">
      <style:text-properties fo:font-weight="bold" style:font-weight-asian="bold" style:font-weight-complex="bold" style:text-position="super 65%" fo:font-size="10pt" style:font-size-asian="10pt" style:font-size-complex="10pt"/>
    </style:style>
    <style:style style:name="T2159" style:parent-style-name="DefaultParagraphFont" style:family="text">
      <style:text-properties fo:font-size="10pt" style:font-size-asian="10pt" style:font-size-complex="10pt"/>
    </style:style>
    <style:style style:name="P2160" style:parent-style-name="Normal" style:family="paragraph">
      <style:paragraph-properties fo:margin-bottom="0.1111in"/>
    </style:style>
    <style:style style:name="T2161" style:parent-style-name="DefaultParagraphFont" style:family="text">
      <style:text-properties fo:font-weight="bold" style:font-weight-asian="bold" style:font-weight-complex="bold" style:text-position="super 65%" fo:font-size="10pt" style:font-size-asian="10pt" style:font-size-complex="10pt"/>
    </style:style>
    <style:style style:name="T2162" style:parent-style-name="DefaultParagraphFont" style:family="text">
      <style:text-properties fo:font-size="10pt" style:font-size-asian="10pt" style:font-size-complex="10pt"/>
    </style:style>
    <style:style style:name="T2163" style:parent-style-name="DefaultParagraphFont" style:family="text">
      <style:text-properties fo:font-weight="bold" style:font-weight-asian="bold" style:font-weight-complex="bold" style:text-position="super 65%" fo:font-size="10pt" style:font-size-asian="10pt" style:font-size-complex="10pt"/>
    </style:style>
    <style:style style:name="T2164" style:parent-style-name="DefaultParagraphFont" style:family="text">
      <style:text-properties fo:font-size="10pt" style:font-size-asian="10pt" style:font-size-complex="10pt"/>
    </style:style>
    <style:style style:name="T2165" style:parent-style-name="DefaultParagraphFont" style:family="text">
      <style:text-properties fo:font-weight="bold" style:font-weight-asian="bold" style:font-weight-complex="bold" style:text-position="super 65%" fo:font-size="10pt" style:font-size-asian="10pt" style:font-size-complex="10pt"/>
    </style:style>
    <style:style style:name="T2166" style:parent-style-name="DefaultParagraphFont" style:family="text">
      <style:text-properties fo:font-size="10pt" style:font-size-asian="10pt" style:font-size-complex="10pt"/>
    </style:style>
    <style:style style:name="T2167" style:parent-style-name="DefaultParagraphFont" style:family="text">
      <style:text-properties fo:font-weight="bold" style:font-weight-asian="bold" style:font-weight-complex="bold" style:text-position="super 65%" fo:font-size="10pt" style:font-size-asian="10pt" style:font-size-complex="10pt"/>
    </style:style>
    <style:style style:name="T2168" style:parent-style-name="DefaultParagraphFont" style:family="text">
      <style:text-properties fo:font-size="10pt" style:font-size-asian="10pt" style:font-size-complex="10pt"/>
    </style:style>
    <style:style style:name="T2169" style:parent-style-name="DefaultParagraphFont" style:family="text">
      <style:text-properties fo:font-weight="bold" style:font-weight-asian="bold" style:font-weight-complex="bold" style:text-position="super 65%" fo:font-size="10pt" style:font-size-asian="10pt" style:font-size-complex="10pt"/>
    </style:style>
    <style:style style:name="T2170" style:parent-style-name="DefaultParagraphFont" style:family="text">
      <style:text-properties fo:font-size="10pt" style:font-size-asian="10pt" style:font-size-complex="10pt"/>
    </style:style>
    <style:style style:name="T2171" style:parent-style-name="DefaultParagraphFont" style:family="text">
      <style:text-properties fo:font-weight="bold" style:font-weight-asian="bold" style:font-weight-complex="bold" style:text-position="super 65%" fo:font-size="10pt" style:font-size-asian="10pt" style:font-size-complex="10pt"/>
    </style:style>
    <style:style style:name="T2172" style:parent-style-name="DefaultParagraphFont" style:family="text">
      <style:text-properties fo:font-size="10pt" style:font-size-asian="10pt" style:font-size-complex="10pt"/>
    </style:style>
    <style:style style:name="T2173" style:parent-style-name="DefaultParagraphFont" style:family="text">
      <style:text-properties fo:font-weight="bold" style:font-weight-asian="bold" style:font-weight-complex="bold" style:text-position="super 65%" fo:font-size="10pt" style:font-size-asian="10pt" style:font-size-complex="10pt"/>
    </style:style>
    <style:style style:name="T2174" style:parent-style-name="DefaultParagraphFont" style:family="text">
      <style:text-properties fo:font-size="10pt" style:font-size-asian="10pt" style:font-size-complex="10pt"/>
    </style:style>
    <style:style style:name="T2175" style:parent-style-name="DefaultParagraphFont" style:family="text">
      <style:text-properties fo:font-weight="bold" style:font-weight-asian="bold" style:font-weight-complex="bold" style:text-position="super 65%" fo:font-size="10pt" style:font-size-asian="10pt" style:font-size-complex="10pt"/>
    </style:style>
    <style:style style:name="T2176" style:parent-style-name="DefaultParagraphFont" style:family="text">
      <style:text-properties fo:font-size="10pt" style:font-size-asian="10pt" style:font-size-complex="10pt"/>
    </style:style>
    <style:style style:name="P2177" style:parent-style-name="Normal" style:family="paragraph">
      <style:paragraph-properties fo:margin-bottom="0.1111in"/>
    </style:style>
    <style:style style:name="T2178" style:parent-style-name="DefaultParagraphFont" style:family="text">
      <style:text-properties fo:font-weight="bold" style:font-weight-asian="bold" style:font-weight-complex="bold" style:text-position="super 65%" fo:font-size="10pt" style:font-size-asian="10pt" style:font-size-complex="10pt"/>
    </style:style>
    <style:style style:name="T2179" style:parent-style-name="DefaultParagraphFont" style:family="text">
      <style:text-properties fo:font-size="10pt" style:font-size-asian="10pt" style:font-size-complex="10pt"/>
    </style:style>
    <style:style style:name="T2180" style:parent-style-name="DefaultParagraphFont" style:family="text">
      <style:text-properties fo:font-weight="bold" style:font-weight-asian="bold" style:font-weight-complex="bold" style:text-position="super 65%" fo:font-size="10pt" style:font-size-asian="10pt" style:font-size-complex="10pt"/>
    </style:style>
    <style:style style:name="T2181" style:parent-style-name="DefaultParagraphFont" style:family="text">
      <style:text-properties fo:font-size="10pt" style:font-size-asian="10pt" style:font-size-complex="10pt"/>
    </style:style>
    <style:style style:name="T2182" style:parent-style-name="DefaultParagraphFont" style:family="text">
      <style:text-properties fo:font-weight="bold" style:font-weight-asian="bold" style:font-weight-complex="bold" style:text-position="super 65%" fo:font-size="10pt" style:font-size-asian="10pt" style:font-size-complex="10pt"/>
    </style:style>
    <style:style style:name="T2183" style:parent-style-name="DefaultParagraphFont" style:family="text">
      <style:text-properties fo:font-size="10pt" style:font-size-asian="10pt" style:font-size-complex="10pt"/>
    </style:style>
    <style:style style:name="T2184" style:parent-style-name="DefaultParagraphFont" style:family="text">
      <style:text-properties fo:font-weight="bold" style:font-weight-asian="bold" style:font-weight-complex="bold" style:text-position="super 65%" fo:font-size="10pt" style:font-size-asian="10pt" style:font-size-complex="10pt"/>
    </style:style>
    <style:style style:name="T2185" style:parent-style-name="DefaultParagraphFont" style:family="text">
      <style:text-properties fo:font-size="10pt" style:font-size-asian="10pt" style:font-size-complex="10pt"/>
    </style:style>
    <style:style style:name="T2186" style:parent-style-name="DefaultParagraphFont" style:family="text">
      <style:text-properties fo:font-weight="bold" style:font-weight-asian="bold" style:font-weight-complex="bold" style:text-position="super 65%" fo:font-size="10pt" style:font-size-asian="10pt" style:font-size-complex="10pt"/>
    </style:style>
    <style:style style:name="T2187" style:parent-style-name="DefaultParagraphFont" style:family="text">
      <style:text-properties fo:font-size="10pt" style:font-size-asian="10pt" style:font-size-complex="10pt"/>
    </style:style>
    <style:style style:name="P2188" style:parent-style-name="Normal" style:family="paragraph">
      <style:paragraph-properties fo:margin-bottom="0.1111in"/>
    </style:style>
    <style:style style:name="T2189" style:parent-style-name="DefaultParagraphFont" style:family="text">
      <style:text-properties fo:font-weight="bold" style:font-weight-asian="bold" style:font-weight-complex="bold" style:text-position="super 65%" fo:font-size="10pt" style:font-size-asian="10pt" style:font-size-complex="10pt"/>
    </style:style>
    <style:style style:name="T2190" style:parent-style-name="DefaultParagraphFont" style:family="text">
      <style:text-properties fo:font-size="10pt" style:font-size-asian="10pt" style:font-size-complex="10pt"/>
    </style:style>
    <style:style style:name="T2191" style:parent-style-name="DefaultParagraphFont" style:family="text">
      <style:text-properties fo:font-weight="bold" style:font-weight-asian="bold" style:font-weight-complex="bold" style:text-position="super 65%" fo:font-size="10pt" style:font-size-asian="10pt" style:font-size-complex="10pt"/>
    </style:style>
    <style:style style:name="T2192" style:parent-style-name="DefaultParagraphFont" style:family="text">
      <style:text-properties fo:font-size="10pt" style:font-size-asian="10pt" style:font-size-complex="10pt"/>
    </style:style>
    <style:style style:name="T2193" style:parent-style-name="DefaultParagraphFont" style:family="text">
      <style:text-properties fo:font-weight="bold" style:font-weight-asian="bold" style:font-weight-complex="bold" style:text-position="super 65%" fo:font-size="10pt" style:font-size-asian="10pt" style:font-size-complex="10pt"/>
    </style:style>
    <style:style style:name="T2194" style:parent-style-name="DefaultParagraphFont" style:family="text">
      <style:text-properties fo:font-size="10pt" style:font-size-asian="10pt" style:font-size-complex="10pt"/>
    </style:style>
    <style:style style:name="T2195" style:parent-style-name="DefaultParagraphFont" style:family="text">
      <style:text-properties fo:font-weight="bold" style:font-weight-asian="bold" style:font-weight-complex="bold" style:text-position="super 65%" fo:font-size="10pt" style:font-size-asian="10pt" style:font-size-complex="10pt"/>
    </style:style>
    <style:style style:name="T2196" style:parent-style-name="DefaultParagraphFont" style:family="text">
      <style:text-properties fo:font-size="10pt" style:font-size-asian="10pt" style:font-size-complex="10pt"/>
    </style:style>
    <style:style style:name="T2197" style:parent-style-name="DefaultParagraphFont" style:family="text">
      <style:text-properties fo:font-weight="bold" style:font-weight-asian="bold" style:font-weight-complex="bold" style:text-position="super 65%" fo:font-size="10pt" style:font-size-asian="10pt" style:font-size-complex="10pt"/>
    </style:style>
    <style:style style:name="T2198" style:parent-style-name="DefaultParagraphFont" style:family="text">
      <style:text-properties fo:font-size="10pt" style:font-size-asian="10pt" style:font-size-complex="10pt"/>
    </style:style>
    <style:style style:name="P2199" style:parent-style-name="Normal" style:family="paragraph">
      <style:paragraph-properties fo:margin-bottom="0.1111in"/>
    </style:style>
    <style:style style:name="T2200" style:parent-style-name="DefaultParagraphFont" style:family="text">
      <style:text-properties fo:font-weight="bold" style:font-weight-asian="bold" style:font-weight-complex="bold" style:text-position="super 65%" fo:font-size="10pt" style:font-size-asian="10pt" style:font-size-complex="10pt"/>
    </style:style>
    <style:style style:name="T2201" style:parent-style-name="DefaultParagraphFont" style:family="text">
      <style:text-properties fo:font-weight="bold" style:font-weight-asian="bold" style:font-weight-complex="bold" style:text-position="super 65%" fo:font-size="10pt" style:font-size-asian="10pt" style:font-size-complex="10pt"/>
    </style:style>
    <style:style style:name="T2202" style:parent-style-name="DefaultParagraphFont" style:family="text">
      <style:text-properties fo:font-size="10pt" style:font-size-asian="10pt" style:font-size-complex="10pt"/>
    </style:style>
    <style:style style:name="T2203" style:parent-style-name="DefaultParagraphFont" style:family="text">
      <style:text-properties fo:font-weight="bold" style:font-weight-asian="bold" style:font-weight-complex="bold" style:text-position="super 65%" fo:font-size="10pt" style:font-size-asian="10pt" style:font-size-complex="10pt"/>
    </style:style>
    <style:style style:name="T2204" style:parent-style-name="DefaultParagraphFont" style:family="text">
      <style:text-properties fo:font-size="10pt" style:font-size-asian="10pt" style:font-size-complex="10pt"/>
    </style:style>
    <style:style style:name="T2205" style:parent-style-name="DefaultParagraphFont" style:family="text">
      <style:text-properties fo:font-weight="bold" style:font-weight-asian="bold" style:font-weight-complex="bold" style:text-position="super 65%" fo:font-size="10pt" style:font-size-asian="10pt" style:font-size-complex="10pt"/>
    </style:style>
    <style:style style:name="T2206" style:parent-style-name="DefaultParagraphFont" style:family="text">
      <style:text-properties fo:font-size="10pt" style:font-size-asian="10pt" style:font-size-complex="10pt"/>
    </style:style>
    <style:style style:name="T2207" style:parent-style-name="DefaultParagraphFont" style:family="text">
      <style:text-properties fo:font-weight="bold" style:font-weight-asian="bold" style:font-weight-complex="bold" style:text-position="super 65%" fo:font-size="10pt" style:font-size-asian="10pt" style:font-size-complex="10pt"/>
    </style:style>
    <style:style style:name="T2208" style:parent-style-name="DefaultParagraphFont" style:family="text">
      <style:text-properties fo:font-size="10pt" style:font-size-asian="10pt" style:font-size-complex="10pt"/>
    </style:style>
    <style:style style:name="T2209" style:parent-style-name="DefaultParagraphFont" style:family="text">
      <style:text-properties fo:font-weight="bold" style:font-weight-asian="bold" style:font-weight-complex="bold" style:text-position="super 65%" fo:font-size="10pt" style:font-size-asian="10pt" style:font-size-complex="10pt"/>
    </style:style>
    <style:style style:name="T2210" style:parent-style-name="DefaultParagraphFont" style:family="text">
      <style:text-properties fo:font-size="10pt" style:font-size-asian="10pt" style:font-size-complex="10pt"/>
    </style:style>
    <style:style style:name="T2211" style:parent-style-name="DefaultParagraphFont" style:family="text">
      <style:text-properties fo:font-size="10pt" style:font-size-asian="10pt" style:font-size-complex="10pt"/>
    </style:style>
    <style:style style:name="T2212" style:parent-style-name="DefaultParagraphFont" style:family="text">
      <style:text-properties fo:font-weight="bold" style:font-weight-asian="bold" style:font-weight-complex="bold" style:text-position="super 65%" fo:font-size="10pt" style:font-size-asian="10pt" style:font-size-complex="10pt"/>
    </style:style>
    <style:style style:name="T2213" style:parent-style-name="DefaultParagraphFont" style:family="text">
      <style:text-properties fo:font-size="10pt" style:font-size-asian="10pt" style:font-size-complex="10pt"/>
    </style:style>
    <style:style style:name="T2214" style:parent-style-name="DefaultParagraphFont" style:family="text">
      <style:text-properties fo:font-weight="bold" style:font-weight-asian="bold" style:font-weight-complex="bold" style:text-position="super 65%" fo:font-size="10pt" style:font-size-asian="10pt" style:font-size-complex="10pt"/>
    </style:style>
    <style:style style:name="T2215" style:parent-style-name="DefaultParagraphFont" style:family="text">
      <style:text-properties fo:font-size="10pt" style:font-size-asian="10pt" style:font-size-complex="10pt"/>
    </style:style>
    <style:style style:name="T2216" style:parent-style-name="DefaultParagraphFont" style:family="text">
      <style:text-properties fo:font-weight="bold" style:font-weight-asian="bold" style:font-weight-complex="bold" style:text-position="super 65%" fo:font-size="10pt" style:font-size-asian="10pt" style:font-size-complex="10pt"/>
    </style:style>
    <style:style style:name="T2217" style:parent-style-name="DefaultParagraphFont" style:family="text">
      <style:text-properties fo:font-size="10pt" style:font-size-asian="10pt" style:font-size-complex="10pt"/>
    </style:style>
    <style:style style:name="T2218" style:parent-style-name="DefaultParagraphFont" style:family="text">
      <style:text-properties fo:font-weight="bold" style:font-weight-asian="bold" style:font-weight-complex="bold" style:text-position="super 65%" fo:font-size="10pt" style:font-size-asian="10pt" style:font-size-complex="10pt"/>
    </style:style>
    <style:style style:name="T2219" style:parent-style-name="DefaultParagraphFont" style:family="text">
      <style:text-properties fo:font-size="10pt" style:font-size-asian="10pt" style:font-size-complex="10pt"/>
    </style:style>
    <style:style style:name="T2220" style:parent-style-name="DefaultParagraphFont" style:family="text">
      <style:text-properties fo:font-weight="bold" style:font-weight-asian="bold" style:font-weight-complex="bold" style:text-position="super 65%" fo:font-size="10pt" style:font-size-asian="10pt" style:font-size-complex="10pt"/>
    </style:style>
    <style:style style:name="T2221" style:parent-style-name="DefaultParagraphFont" style:family="text">
      <style:text-properties fo:font-size="10pt" style:font-size-asian="10pt" style:font-size-complex="10pt"/>
    </style:style>
    <style:style style:name="P2222" style:parent-style-name="Normal" style:family="paragraph">
      <style:paragraph-properties fo:text-align="center"/>
    </style:style>
    <style:style style:name="P2223" style:parent-style-name="Normal" style:family="paragraph">
      <style:paragraph-properties fo:text-align="center"/>
    </style:style>
    <style:style style:name="P2224" style:parent-style-name="Normal" style:family="paragraph">
      <style:paragraph-properties fo:margin-bottom="0.1111in"/>
      <style:text-properties fo:font-weight="bold" style:font-weight-asian="bold" style:font-weight-complex="bold"/>
    </style:style>
    <style:style style:name="T2225" style:parent-style-name="DefaultParagraphFont" style:family="text">
      <style:text-properties fo:font-weight="bold" style:font-weight-asian="bold" style:font-weight-complex="bold" fo:font-size="16pt" style:font-size-asian="16pt" style:font-size-complex="16pt"/>
    </style:style>
    <style:style style:name="T2226" style:parent-style-name="DefaultParagraphFont" style:family="text">
      <style:text-properties fo:font-weight="bold" style:font-weight-asian="bold" style:font-weight-complex="bold"/>
    </style:style>
    <style:style style:name="T2227" style:parent-style-name="DefaultParagraphFont" style:family="text">
      <style:text-properties fo:font-weight="bold" style:font-weight-asian="bold" style:font-weight-complex="bold" style:text-position="super 65%"/>
    </style:style>
    <style:style style:name="T2228" style:parent-style-name="DefaultParagraphFont" style:family="text">
      <style:text-properties fo:font-weight="bold" style:font-weight-asian="bold" style:font-weight-complex="bold" style:text-position="super 65%"/>
    </style:style>
    <style:style style:name="T2229" style:parent-style-name="DefaultParagraphFont" style:family="text">
      <style:text-properties fo:font-weight="bold" style:font-weight-asian="bold" style:font-weight-complex="bold" style:text-position="super 65%"/>
    </style:style>
    <style:style style:name="T2230" style:parent-style-name="DefaultParagraphFont" style:family="text">
      <style:text-properties fo:font-weight="bold" style:font-weight-asian="bold" style:font-weight-complex="bold" style:text-position="super 65%"/>
    </style:style>
    <style:style style:name="T2231" style:parent-style-name="DefaultParagraphFont" style:family="text">
      <style:text-properties fo:font-weight="bold" style:font-weight-asian="bold" style:font-weight-complex="bold" style:text-position="super 65%"/>
    </style:style>
    <style:style style:name="T2232" style:parent-style-name="DefaultParagraphFont" style:family="text">
      <style:text-properties fo:font-weight="bold" style:font-weight-asian="bold" style:font-weight-complex="bold" style:text-position="super 65%"/>
    </style:style>
    <style:style style:name="T2233" style:parent-style-name="DefaultParagraphFont" style:family="text">
      <style:text-properties fo:font-weight="bold" style:font-weight-asian="bold" style:font-weight-complex="bold" style:text-position="super 65%"/>
    </style:style>
    <style:style style:name="T2234" style:parent-style-name="DefaultParagraphFont" style:family="text">
      <style:text-properties fo:font-weight="bold" style:font-weight-asian="bold" style:font-weight-complex="bold" style:text-position="super 65%"/>
    </style:style>
    <style:style style:name="T2235" style:parent-style-name="DefaultParagraphFont" style:family="text">
      <style:text-properties fo:font-weight="bold" style:font-weight-asian="bold" style:font-weight-complex="bold" style:text-position="super 65%"/>
    </style:style>
    <style:style style:name="T2236" style:parent-style-name="DefaultParagraphFont" style:family="text">
      <style:text-properties fo:font-weight="bold" style:font-weight-asian="bold" style:font-weight-complex="bold" style:text-position="super 65%"/>
    </style:style>
    <style:style style:name="T2237" style:parent-style-name="DefaultParagraphFont" style:family="text">
      <style:text-properties fo:font-weight="bold" style:font-weight-asian="bold" style:font-weight-complex="bold" style:text-position="super 65%"/>
    </style:style>
    <style:style style:name="T2238" style:parent-style-name="DefaultParagraphFont" style:family="text">
      <style:text-properties fo:font-weight="bold" style:font-weight-asian="bold" style:font-weight-complex="bold" style:text-position="super 65%"/>
    </style:style>
    <style:style style:name="T2239" style:parent-style-name="DefaultParagraphFont" style:family="text">
      <style:text-properties fo:font-weight="bold" style:font-weight-asian="bold" style:font-weight-complex="bold" style:text-position="super 65%" fo:font-size="10pt" style:font-size-asian="10pt" style:font-size-complex="10pt"/>
    </style:style>
    <style:style style:name="P2240" style:parent-style-name="Normal" style:family="paragraph">
      <style:paragraph-properties fo:text-align="center"/>
    </style:style>
    <style:style style:name="P2241" style:parent-style-name="Normal" style:family="paragraph">
      <style:paragraph-properties fo:margin-bottom="0.1111in"/>
      <style:text-properties style:font-size-complex="10.5pt"/>
    </style:style>
    <style:style style:name="P2242" style:parent-style-name="Normal" style:family="paragraph">
      <style:paragraph-properties fo:margin-bottom="0.1111in"/>
      <style:text-properties style:font-size-complex="10.5pt"/>
    </style:style>
    <style:style style:name="T2243" style:parent-style-name="DefaultParagraphFont" style:family="text">
      <style:text-properties style:font-size-complex="10.5pt"/>
    </style:style>
    <style:style style:name="P2244" style:parent-style-name="Normal" style:family="paragraph">
      <style:paragraph-properties fo:text-align="center"/>
    </style:style>
    <style:style style:name="P2245" style:parent-style-name="Normal" style:family="paragraph">
      <style:paragraph-properties fo:margin-bottom="0.1111in"/>
      <style:text-properties fo:font-weight="bold" style:font-weight-asian="bold" style:font-weight-complex="bold"/>
    </style:style>
    <style:style style:name="T2246" style:parent-style-name="DefaultParagraphFont" style:family="text">
      <style:text-properties fo:font-weight="bold" style:font-weight-asian="bold" style:font-weight-complex="bold" fo:font-size="16pt" style:font-size-asian="16pt" style:font-size-complex="16pt"/>
    </style:style>
    <style:style style:name="T2247" style:parent-style-name="DefaultParagraphFont" style:family="text">
      <style:text-properties fo:font-weight="bold" style:font-weight-asian="bold" style:font-weight-complex="bold"/>
    </style:style>
    <style:style style:name="T2248" style:parent-style-name="DefaultParagraphFont" style:family="text">
      <style:text-properties fo:font-weight="bold" style:font-weight-asian="bold" style:font-weight-complex="bold" style:text-position="super 65%"/>
    </style:style>
    <style:style style:name="T2249" style:parent-style-name="DefaultParagraphFont" style:family="text">
      <style:text-properties fo:font-weight="bold" style:font-weight-asian="bold" style:font-weight-complex="bold" style:text-position="super 65%"/>
    </style:style>
    <style:style style:name="T2250" style:parent-style-name="DefaultParagraphFont" style:family="text">
      <style:text-properties fo:font-weight="bold" style:font-weight-asian="bold" style:font-weight-complex="bold" style:text-position="super 65%"/>
    </style:style>
    <style:style style:name="T2251" style:parent-style-name="DefaultParagraphFont" style:family="text">
      <style:text-properties fo:font-weight="bold" style:font-weight-asian="bold" style:font-weight-complex="bold" style:text-position="super 65%"/>
    </style:style>
    <style:style style:name="T2252" style:parent-style-name="DefaultParagraphFont" style:family="text">
      <style:text-properties fo:font-weight="bold" style:font-weight-asian="bold" style:font-weight-complex="bold" style:text-position="super 65%"/>
    </style:style>
    <style:style style:name="T2253" style:parent-style-name="DefaultParagraphFont" style:family="text">
      <style:text-properties fo:font-weight="bold" style:font-weight-asian="bold" style:font-weight-complex="bold" style:text-position="super 65%"/>
    </style:style>
    <style:style style:name="P2254" style:parent-style-name="Bibletext" style:family="paragraph">
      <style:text-properties fo:font-weight="bold" style:font-weight-asian="bold" style:font-weight-complex="bold" fo:font-size="11pt" style:font-size-asian="11pt"/>
    </style:style>
    <style:style style:name="T2255" style:parent-style-name="DefaultParagraphFont" style:family="text">
      <style:text-properties fo:font-weight="bold" style:font-weight-asian="bold" style:font-weight-complex="bold" style:text-position="super 65%"/>
    </style:style>
    <style:style style:name="T2256" style:parent-style-name="DefaultParagraphFont" style:family="text">
      <style:text-properties fo:font-weight="bold" style:font-weight-asian="bold" style:font-weight-complex="bold" style:text-position="super 65%"/>
    </style:style>
    <style:style style:name="T2257" style:parent-style-name="DefaultParagraphFont" style:family="text">
      <style:text-properties fo:font-weight="bold" style:font-weight-asian="bold" style:font-weight-complex="bold" style:text-position="super 65%"/>
    </style:style>
    <style:style style:name="T2258" style:parent-style-name="DefaultParagraphFont" style:family="text">
      <style:text-properties fo:font-weight="bold" style:font-weight-asian="bold" style:font-weight-complex="bold" style:text-position="super 65%"/>
    </style:style>
    <style:style style:name="T2259" style:parent-style-name="DefaultParagraphFont" style:family="text">
      <style:text-properties fo:font-weight="bold" style:font-weight-asian="bold" style:font-weight-complex="bold" style:text-position="super 65%"/>
    </style:style>
    <style:style style:name="T2260" style:parent-style-name="DefaultParagraphFont" style:family="text">
      <style:text-properties fo:font-weight="bold" style:font-weight-asian="bold" style:font-weight-complex="bold" style:text-position="super 65%"/>
    </style:style>
    <style:style style:name="T2261" style:parent-style-name="DefaultParagraphFont" style:family="text">
      <style:text-properties fo:font-weight="bold" style:font-weight-asian="bold" style:font-weight-complex="bold" style:text-position="super 65%"/>
    </style:style>
    <style:style style:name="T2262" style:parent-style-name="DefaultParagraphFont" style:family="text">
      <style:text-properties fo:font-weight="bold" style:font-weight-asian="bold" style:font-weight-complex="bold" style:text-position="super 65%"/>
    </style:style>
    <style:style style:name="T2263" style:parent-style-name="DefaultParagraphFont" style:family="text">
      <style:text-properties fo:font-weight="bold" style:font-weight-asian="bold" style:font-weight-complex="bold" style:text-position="super 65%"/>
    </style:style>
    <style:style style:name="T2264" style:parent-style-name="DefaultParagraphFont" style:family="text">
      <style:text-properties fo:font-weight="bold" style:font-weight-asian="bold" style:font-weight-complex="bold" style:text-position="super 65%"/>
    </style:style>
    <style:style style:name="T2265" style:parent-style-name="DefaultParagraphFont" style:family="text">
      <style:text-properties fo:font-weight="bold" style:font-weight-asian="bold" style:font-weight-complex="bold" style:text-position="super 65%"/>
    </style:style>
    <style:style style:name="T2266" style:parent-style-name="DefaultParagraphFont" style:family="text">
      <style:text-properties fo:font-weight="bold" style:font-weight-asian="bold" style:font-weight-complex="bold" style:text-position="super 65%"/>
    </style:style>
    <style:style style:name="T2267" style:parent-style-name="DefaultParagraphFont" style:family="text">
      <style:text-properties fo:font-weight="bold" style:font-weight-asian="bold" style:font-weight-complex="bold" style:text-position="super 65%"/>
    </style:style>
    <style:style style:name="T2268" style:parent-style-name="DefaultParagraphFont" style:family="text">
      <style:text-properties fo:font-weight="bold" style:font-weight-asian="bold" style:font-weight-complex="bold" style:text-position="super 65%"/>
    </style:style>
    <style:style style:name="T2269" style:parent-style-name="DefaultParagraphFont" style:family="text">
      <style:text-properties fo:font-weight="bold" style:font-weight-asian="bold" style:font-weight-complex="bold" style:text-position="super 65%"/>
    </style:style>
    <style:style style:name="T2270" style:parent-style-name="DefaultParagraphFont" style:family="text">
      <style:text-properties fo:font-weight="bold" style:font-weight-asian="bold" style:font-weight-complex="bold" style:text-position="super 65%"/>
    </style:style>
    <style:style style:name="T2271" style:parent-style-name="DefaultParagraphFont" style:family="text">
      <style:text-properties fo:font-weight="bold" style:font-weight-asian="bold" style:font-weight-complex="bold" style:text-position="super 65%"/>
    </style:style>
    <style:style style:name="P2272" style:parent-style-name="Bibletext" style:family="paragraph">
      <style:paragraph-properties fo:margin-bottom="0.1666in"/>
    </style:style>
    <style:style style:name="T2273" style:parent-style-name="DefaultParagraphFont" style:family="text">
      <style:text-properties fo:font-weight="bold" style:font-weight-asian="bold" style:font-weight-complex="bold" style:text-position="super 65%"/>
    </style:style>
    <style:style style:name="T2274" style:parent-style-name="DefaultParagraphFont" style:family="text">
      <style:text-properties fo:font-weight="bold" style:font-weight-asian="bold" style:font-weight-complex="bold" style:text-position="super 65%"/>
    </style:style>
    <style:style style:name="T2275" style:parent-style-name="DefaultParagraphFont" style:family="text">
      <style:text-properties fo:font-weight="bold" style:font-weight-asian="bold" style:font-weight-complex="bold" style:text-position="super 65%"/>
    </style:style>
    <style:style style:name="T2276" style:parent-style-name="DefaultParagraphFont" style:family="text">
      <style:text-properties fo:font-weight="bold" style:font-weight-asian="bold" style:font-weight-complex="bold" style:text-position="super 65%"/>
    </style:style>
    <style:style style:name="T2277" style:parent-style-name="DefaultParagraphFont" style:family="text">
      <style:text-properties fo:font-weight="bold" style:font-weight-asian="bold" style:font-weight-complex="bold" style:text-position="super 65%"/>
    </style:style>
    <style:style style:name="T2278" style:parent-style-name="DefaultParagraphFont" style:family="text">
      <style:text-properties fo:font-weight="bold" style:font-weight-asian="bold" style:font-weight-complex="bold" style:text-position="super 65%"/>
    </style:style>
    <style:style style:name="T2279" style:parent-style-name="DefaultParagraphFont" style:family="text">
      <style:text-properties fo:font-weight="bold" style:font-weight-asian="bold" style:font-weight-complex="bold" style:text-position="super 65%"/>
    </style:style>
    <style:style style:name="T2280" style:parent-style-name="DefaultParagraphFont" style:family="text">
      <style:text-properties fo:font-weight="bold" style:font-weight-asian="bold" style:font-weight-complex="bold" style:text-position="super 65%"/>
    </style:style>
    <style:style style:name="T2281" style:parent-style-name="DefaultParagraphFont" style:family="text">
      <style:text-properties fo:font-weight="bold" style:font-weight-asian="bold" style:font-weight-complex="bold" style:text-position="super 65%" style:font-size-complex="10pt"/>
    </style:style>
    <style:style style:name="T2282" style:parent-style-name="DefaultParagraphFont" style:family="text">
      <style:text-properties fo:font-weight="bold" style:font-weight-asian="bold" style:font-weight-complex="bold" style:text-position="super 65%" style:font-size-complex="10pt"/>
    </style:style>
    <style:style style:name="P2283" style:parent-style-name="Bibletext" style:family="paragraph">
      <style:paragraph-properties fo:text-align="center" fo:margin-bottom="0.1666in"/>
      <style:text-properties fo:font-size="10.5pt" style:font-size-asian="10.5pt" style:font-size-complex="10.5pt"/>
    </style:style>
    <style:style style:name="P2284" style:parent-style-name="Bibletext" style:family="paragraph">
      <style:paragraph-properties fo:text-align="center"/>
      <style:text-properties fo:font-size="10.5pt" style:font-size-asian="10.5pt" style:font-size-complex="10.5pt"/>
    </style:style>
    <style:style style:name="P2285" style:parent-style-name="Bibletext" style:family="paragraph">
      <style:text-properties fo:font-weight="bold" style:font-weight-asian="bold" style:font-weight-complex="bold" style:font-size-complex="10pt"/>
    </style:style>
    <style:style style:name="T2286" style:parent-style-name="DefaultParagraphFont" style:family="text">
      <style:text-properties fo:font-weight="bold" style:font-weight-asian="bold" style:font-weight-complex="bold" fo:font-size="16pt" style:font-size-asian="16pt" style:font-size-complex="16pt"/>
    </style:style>
    <style:style style:name="T2287" style:parent-style-name="DefaultParagraphFont" style:family="text">
      <style:text-properties fo:font-weight="bold" style:font-weight-asian="bold" style:font-weight-complex="bold" fo:font-size="11pt" style:font-size-asian="11pt"/>
    </style:style>
    <style:style style:name="T2288" style:parent-style-name="DefaultParagraphFont" style:family="text">
      <style:text-properties fo:font-weight="bold" style:font-weight-asian="bold" style:font-weight-complex="bold" style:text-position="super 65%"/>
    </style:style>
    <style:style style:name="T2289" style:parent-style-name="DefaultParagraphFont" style:family="text">
      <style:text-properties fo:font-weight="bold" style:font-weight-asian="bold" style:font-weight-complex="bold" style:text-position="super 65%"/>
    </style:style>
    <style:style style:name="T2290" style:parent-style-name="DefaultParagraphFont" style:family="text">
      <style:text-properties fo:font-weight="bold" style:font-weight-asian="bold" style:font-weight-complex="bold" style:text-position="super 65%"/>
    </style:style>
    <style:style style:name="T2291" style:parent-style-name="DefaultParagraphFont" style:family="text">
      <style:text-properties fo:font-weight="bold" style:font-weight-asian="bold" style:font-weight-complex="bold" style:text-position="super 65%"/>
    </style:style>
    <style:style style:name="T2292" style:parent-style-name="DefaultParagraphFont" style:family="text">
      <style:text-properties fo:font-weight="bold" style:font-weight-asian="bold" style:font-weight-complex="bold" style:text-position="super 65%"/>
    </style:style>
    <style:style style:name="T2293" style:parent-style-name="DefaultParagraphFont" style:family="text">
      <style:text-properties fo:font-weight="bold" style:font-weight-asian="bold" style:font-weight-complex="bold" style:text-position="super 65%"/>
    </style:style>
    <style:style style:name="T2294" style:parent-style-name="DefaultParagraphFont" style:family="text">
      <style:text-properties fo:font-weight="bold" style:font-weight-asian="bold" style:font-weight-complex="bold" style:text-position="super 65%"/>
    </style:style>
    <style:style style:name="T2295" style:parent-style-name="DefaultParagraphFont" style:family="text">
      <style:text-properties fo:font-weight="bold" style:font-weight-asian="bold" style:font-weight-complex="bold" style:text-position="super 65%"/>
    </style:style>
    <style:style style:name="T2296" style:parent-style-name="DefaultParagraphFont" style:family="text">
      <style:text-properties fo:font-weight="bold" style:font-weight-asian="bold" style:font-weight-complex="bold" style:text-position="super 65%"/>
    </style:style>
    <style:style style:name="T2297" style:parent-style-name="DefaultParagraphFont" style:family="text">
      <style:text-properties fo:font-weight="bold" style:font-weight-asian="bold" style:font-weight-complex="bold" style:text-position="super 65%"/>
    </style:style>
    <style:style style:name="T2298" style:parent-style-name="DefaultParagraphFont" style:family="text">
      <style:text-properties fo:font-weight="bold" style:font-weight-asian="bold" style:font-weight-complex="bold" style:text-position="super 65%"/>
    </style:style>
    <style:style style:name="T2299" style:parent-style-name="DefaultParagraphFont" style:family="text">
      <style:text-properties fo:font-weight="bold" style:font-weight-asian="bold" style:font-weight-complex="bold" style:text-position="super 65%"/>
    </style:style>
    <style:style style:name="T2300" style:parent-style-name="DefaultParagraphFont" style:family="text">
      <style:text-properties fo:font-weight="bold" style:font-weight-asian="bold" style:font-weight-complex="bold" style:text-position="super 65%"/>
    </style:style>
    <style:style style:name="T2301" style:parent-style-name="DefaultParagraphFont" style:family="text">
      <style:text-properties fo:font-weight="bold" style:font-weight-asian="bold" style:font-weight-complex="bold" style:text-position="super 65%"/>
    </style:style>
    <style:style style:name="T2302" style:parent-style-name="DefaultParagraphFont" style:family="text">
      <style:text-properties fo:font-weight="bold" style:font-weight-asian="bold" style:font-weight-complex="bold" style:text-position="super 65%"/>
    </style:style>
    <style:style style:name="T2303" style:parent-style-name="DefaultParagraphFont" style:family="text">
      <style:text-properties fo:font-weight="bold" style:font-weight-asian="bold" style:font-weight-complex="bold" style:text-position="super 65%"/>
    </style:style>
    <style:style style:name="T2304" style:parent-style-name="DefaultParagraphFont" style:family="text">
      <style:text-properties fo:font-weight="bold" style:font-weight-asian="bold" style:font-weight-complex="bold" style:text-position="super 65%"/>
    </style:style>
    <style:style style:name="T2305" style:parent-style-name="DefaultParagraphFont" style:family="text">
      <style:text-properties fo:font-weight="bold" style:font-weight-asian="bold" style:font-weight-complex="bold" style:text-position="super 65%"/>
    </style:style>
    <style:style style:name="T2306" style:parent-style-name="DefaultParagraphFont" style:family="text">
      <style:text-properties fo:font-weight="bold" style:font-weight-asian="bold" style:font-weight-complex="bold" style:text-position="super 65%"/>
    </style:style>
    <style:style style:name="T2307" style:parent-style-name="DefaultParagraphFont" style:family="text">
      <style:text-properties fo:font-weight="bold" style:font-weight-asian="bold" style:font-weight-complex="bold" style:text-position="super 65%"/>
    </style:style>
    <style:style style:name="T2308" style:parent-style-name="DefaultParagraphFont" style:family="text">
      <style:text-properties fo:color="#000000"/>
    </style:style>
    <style:style style:name="T2309" style:parent-style-name="DefaultParagraphFont" style:family="text">
      <style:text-properties fo:font-weight="bold" style:font-weight-asian="bold" style:font-weight-complex="bold" fo:color="#000000" style:text-position="super 65%"/>
    </style:style>
    <style:style style:name="T2310" style:parent-style-name="DefaultParagraphFont" style:family="text">
      <style:text-properties fo:color="#000000"/>
    </style:style>
    <style:style style:name="P2311" style:parent-style-name="Bibletext" style:family="paragraph">
      <style:paragraph-properties fo:text-align="center"/>
      <style:text-properties fo:font-size="10.5pt" style:font-size-asian="10.5pt" style:font-size-complex="10.5pt"/>
    </style:style>
    <style:style style:name="P2312" style:parent-style-name="Normal" style:family="paragraph">
      <style:text-properties style:font-size-complex="10.5pt"/>
    </style:style>
    <style:style style:name="P2313" style:parent-style-name="Normal" style:family="paragraph">
      <style:text-properties style:font-size-complex="10.5pt"/>
    </style:style>
    <style:style style:name="P2314" style:parent-style-name="Normal" style:family="paragraph">
      <style:text-properties style:font-size-complex="10.5pt"/>
    </style:style>
    <style:style style:name="P2315" style:parent-style-name="Normal" style:family="paragraph">
      <style:text-properties style:font-size-complex="10.5pt"/>
    </style:style>
    <style:style style:name="P2316" style:parent-style-name="Normal" style:family="paragraph">
      <style:paragraph-properties fo:text-align="center"/>
      <style:text-properties style:font-size-complex="10.5pt"/>
    </style:style>
    <style:style style:name="P2317" style:parent-style-name="Normal" style:family="paragraph">
      <style:paragraph-properties fo:text-align="start"/>
      <style:text-properties fo:font-weight="bold" style:font-weight-asian="bold" style:font-weight-complex="bold" fo:font-size="11pt" style:font-size-asian="11pt"/>
    </style:style>
    <style:style style:name="T2318" style:parent-style-name="DefaultParagraphFont" style:family="text">
      <style:text-properties fo:font-weight="bold" style:font-weight-asian="bold" style:font-weight-complex="bold" fo:font-size="16pt" style:font-size-asian="16pt" style:font-size-complex="16pt"/>
    </style:style>
    <style:style style:name="T2319" style:parent-style-name="DefaultParagraphFont" style:family="text">
      <style:text-properties fo:font-weight="bold" style:font-weight-asian="bold" style:font-weight-complex="bold"/>
    </style:style>
    <style:style style:name="T2320" style:parent-style-name="DefaultParagraphFont" style:family="text">
      <style:text-properties fo:font-weight="bold" style:font-weight-asian="bold" style:font-weight-complex="bold" style:text-position="super 65%"/>
    </style:style>
    <style:style style:name="T2321" style:parent-style-name="DefaultParagraphFont" style:family="text">
      <style:text-properties fo:font-weight="bold" style:font-weight-asian="bold" style:font-weight-complex="bold" style:text-position="super 65%"/>
    </style:style>
    <style:style style:name="T2322" style:parent-style-name="DefaultParagraphFont" style:family="text">
      <style:text-properties fo:font-weight="bold" style:font-weight-asian="bold" style:font-weight-complex="bold" style:text-position="super 65%"/>
    </style:style>
    <style:style style:name="T2323" style:parent-style-name="DefaultParagraphFont" style:family="text">
      <style:text-properties fo:font-weight="bold" style:font-weight-asian="bold" style:font-weight-complex="bold" style:text-position="super 65%"/>
    </style:style>
    <style:style style:name="T2324" style:parent-style-name="DefaultParagraphFont" style:family="text">
      <style:text-properties fo:font-weight="bold" style:font-weight-asian="bold" style:font-weight-complex="bold" style:text-position="super 65%"/>
    </style:style>
    <style:style style:name="T2325" style:parent-style-name="DefaultParagraphFont" style:family="text">
      <style:text-properties fo:font-weight="bold" style:font-weight-asian="bold" style:font-weight-complex="bold" style:text-position="super 65%"/>
    </style:style>
    <style:style style:name="T2326" style:parent-style-name="DefaultParagraphFont" style:family="text">
      <style:text-properties fo:font-weight="bold" style:font-weight-asian="bold" style:font-weight-complex="bold" style:text-position="super 65%"/>
    </style:style>
    <style:style style:name="T2327" style:parent-style-name="DefaultParagraphFont" style:family="text">
      <style:text-properties fo:font-weight="bold" style:font-weight-asian="bold" style:font-weight-complex="bold" style:text-position="super 65%"/>
    </style:style>
    <style:style style:name="T2328" style:parent-style-name="DefaultParagraphFont" style:family="text">
      <style:text-properties fo:font-weight="bold" style:font-weight-asian="bold" style:font-weight-complex="bold" style:text-position="super 65%"/>
    </style:style>
    <style:style style:name="T2329" style:parent-style-name="DefaultParagraphFont" style:family="text">
      <style:text-properties fo:font-weight="bold" style:font-weight-asian="bold" style:font-weight-complex="bold" style:text-position="super 65%"/>
    </style:style>
    <style:style style:name="T2330" style:parent-style-name="DefaultParagraphFont" style:family="text">
      <style:text-properties fo:font-weight="bold" style:font-weight-asian="bold" style:font-weight-complex="bold" style:text-position="super 65%"/>
    </style:style>
    <style:style style:name="T2331" style:parent-style-name="DefaultParagraphFont" style:family="text">
      <style:text-properties fo:font-weight="bold" style:font-weight-asian="bold" style:font-weight-complex="bold" style:text-position="super 65%"/>
    </style:style>
    <style:style style:name="P2332" style:parent-style-name="Bibletext" style:family="paragraph">
      <style:text-properties fo:font-weight="bold" style:font-weight-asian="bold" style:font-weight-complex="bold" fo:font-size="11pt" style:font-size-asian="11pt"/>
    </style:style>
    <style:style style:name="T2333" style:parent-style-name="DefaultParagraphFont" style:family="text">
      <style:text-properties fo:font-weight="bold" style:font-weight-asian="bold" style:font-weight-complex="bold" style:text-position="super 65%"/>
    </style:style>
    <style:style style:name="T2334" style:parent-style-name="DefaultParagraphFont" style:family="text">
      <style:text-properties fo:font-weight="bold" style:font-weight-asian="bold" style:font-weight-complex="bold" style:text-position="super 65%"/>
    </style:style>
    <style:style style:name="T2335" style:parent-style-name="DefaultParagraphFont" style:family="text">
      <style:text-properties fo:font-weight="bold" style:font-weight-asian="bold" style:font-weight-complex="bold" style:text-position="super 65%"/>
    </style:style>
    <style:style style:name="T2336" style:parent-style-name="DefaultParagraphFont" style:family="text">
      <style:text-properties fo:font-weight="bold" style:font-weight-asian="bold" style:font-weight-complex="bold" style:text-position="super 65%"/>
    </style:style>
    <style:style style:name="T2337" style:parent-style-name="DefaultParagraphFont" style:family="text">
      <style:text-properties fo:font-weight="bold" style:font-weight-asian="bold" style:font-weight-complex="bold" style:text-position="super 65%"/>
    </style:style>
    <style:style style:name="T2338" style:parent-style-name="DefaultParagraphFont" style:family="text">
      <style:text-properties fo:font-weight="bold" style:font-weight-asian="bold" style:font-weight-complex="bold" style:text-position="super 65%"/>
    </style:style>
    <style:style style:name="T2339" style:parent-style-name="DefaultParagraphFont" style:family="text">
      <style:text-properties fo:font-weight="bold" style:font-weight-asian="bold" style:font-weight-complex="bold" style:text-position="super 65%"/>
    </style:style>
    <style:style style:name="T2340" style:parent-style-name="DefaultParagraphFont" style:family="text">
      <style:text-properties fo:font-weight="bold" style:font-weight-asian="bold" style:font-weight-complex="bold" style:text-position="super 65%"/>
    </style:style>
    <style:style style:name="P2341" style:parent-style-name="Bibletext" style:family="paragraph">
      <style:text-properties fo:font-weight="bold" style:font-weight-asian="bold" style:font-weight-complex="bold" fo:font-size="11pt" style:font-size-asian="11pt"/>
    </style:style>
    <style:style style:name="T2342" style:parent-style-name="DefaultParagraphFont" style:family="text">
      <style:text-properties fo:font-weight="bold" style:font-weight-asian="bold" style:font-weight-complex="bold" style:text-position="super 65%"/>
    </style:style>
    <style:style style:name="T2343" style:parent-style-name="DefaultParagraphFont" style:family="text">
      <style:text-properties fo:font-weight="bold" style:font-weight-asian="bold" style:font-weight-complex="bold" style:text-position="super 65%"/>
    </style:style>
    <style:style style:name="T2344" style:parent-style-name="DefaultParagraphFont" style:family="text">
      <style:text-properties fo:font-weight="bold" style:font-weight-asian="bold" style:font-weight-complex="bold" style:text-position="super 65%"/>
    </style:style>
    <style:style style:name="T2345" style:parent-style-name="DefaultParagraphFont" style:family="text">
      <style:text-properties fo:font-weight="bold" style:font-weight-asian="bold" style:font-weight-complex="bold" style:text-position="super 65%"/>
    </style:style>
    <style:style style:name="T2346" style:parent-style-name="DefaultParagraphFont" style:family="text">
      <style:text-properties fo:font-weight="bold" style:font-weight-asian="bold" style:font-weight-complex="bold" style:text-position="super 65%"/>
    </style:style>
    <style:style style:name="T2347" style:parent-style-name="DefaultParagraphFont" style:family="text">
      <style:text-properties fo:font-weight="bold" style:font-weight-asian="bold" style:font-weight-complex="bold" style:text-position="super 65%"/>
    </style:style>
    <style:style style:name="T2348" style:parent-style-name="DefaultParagraphFont" style:family="text">
      <style:text-properties fo:font-weight="bold" style:font-weight-asian="bold" style:font-weight-complex="bold" style:text-position="super 65%"/>
    </style:style>
    <style:style style:name="T2349" style:parent-style-name="DefaultParagraphFont" style:family="text">
      <style:text-properties fo:font-weight="bold" style:font-weight-asian="bold" style:font-weight-complex="bold" style:text-position="super 65%"/>
    </style:style>
    <style:style style:name="P2350" style:parent-style-name="Normal" style:family="paragraph">
      <style:paragraph-properties fo:text-align="center"/>
      <style:text-properties style:font-size-complex="10.5pt"/>
    </style:style>
    <style:style style:name="T2351" style:parent-style-name="DefaultParagraphFont" style:family="text">
      <style:text-properties fo:font-weight="bold" style:font-weight-asian="bold" style:font-weight-complex="bold"/>
    </style:style>
    <style:style style:name="T2352" style:parent-style-name="DefaultParagraphFont" style:family="text">
      <style:text-properties fo:font-weight="bold" style:font-weight-asian="bold" style:font-weight-complex="bold"/>
    </style:style>
    <style:style style:name="T2353" style:parent-style-name="DefaultParagraphFont" style:family="text">
      <style:text-properties fo:font-weight="bold" style:font-weight-asian="bold" style:font-weight-complex="bold"/>
    </style:style>
    <style:style style:name="P2354" style:parent-style-name="Normal" style:family="paragraph">
      <style:paragraph-properties fo:text-align="center"/>
    </style:style>
    <style:style style:name="P2355" style:parent-style-name="Normal" style:family="paragraph">
      <style:paragraph-properties fo:text-align="start"/>
      <style:text-properties fo:font-weight="bold" style:font-weight-asian="bold" style:font-weight-complex="bold" fo:font-size="11pt" style:font-size-asian="11pt"/>
    </style:style>
    <style:style style:name="T2356" style:parent-style-name="DefaultParagraphFont" style:family="text">
      <style:text-properties fo:font-weight="bold" style:font-weight-asian="bold" style:font-weight-complex="bold" fo:font-size="16pt" style:font-size-asian="16pt" style:font-size-complex="16pt"/>
    </style:style>
    <style:style style:name="T2357" style:parent-style-name="DefaultParagraphFont" style:family="text">
      <style:text-properties fo:font-weight="bold" style:font-weight-asian="bold" style:font-weight-complex="bold"/>
    </style:style>
    <style:style style:name="T2358" style:parent-style-name="DefaultParagraphFont" style:family="text">
      <style:text-properties fo:font-weight="bold" style:font-weight-asian="bold" style:font-weight-complex="bold" style:text-position="super 65%"/>
    </style:style>
    <style:style style:name="T2359" style:parent-style-name="DefaultParagraphFont" style:family="text">
      <style:text-properties fo:font-weight="bold" style:font-weight-asian="bold" style:font-weight-complex="bold" style:text-position="super 65%"/>
    </style:style>
    <style:style style:name="T2360" style:parent-style-name="DefaultParagraphFont" style:family="text">
      <style:text-properties fo:font-weight="bold" style:font-weight-asian="bold" style:font-weight-complex="bold" style:text-position="super 65%"/>
    </style:style>
    <style:style style:name="T2361" style:parent-style-name="DefaultParagraphFont" style:family="text">
      <style:text-properties fo:font-weight="bold" style:font-weight-asian="bold" style:font-weight-complex="bold" style:text-position="super 65%"/>
    </style:style>
    <style:style style:name="T2362" style:parent-style-name="DefaultParagraphFont" style:family="text">
      <style:text-properties fo:font-weight="bold" style:font-weight-asian="bold" style:font-weight-complex="bold" style:text-position="super 65%"/>
    </style:style>
    <style:style style:name="T2363" style:parent-style-name="DefaultParagraphFont" style:family="text">
      <style:text-properties fo:font-weight="bold" style:font-weight-asian="bold" style:font-weight-complex="bold" style:text-position="super 65%"/>
    </style:style>
    <style:style style:name="T2364" style:parent-style-name="DefaultParagraphFont" style:family="text">
      <style:text-properties fo:font-weight="bold" style:font-weight-asian="bold" style:font-weight-complex="bold" style:text-position="super 65%"/>
    </style:style>
    <style:style style:name="T2365" style:parent-style-name="DefaultParagraphFont" style:family="text">
      <style:text-properties fo:font-weight="bold" style:font-weight-asian="bold" style:font-weight-complex="bold" style:text-position="super 65%"/>
    </style:style>
    <style:style style:name="P2366" style:parent-style-name="Bibletext" style:family="paragraph">
      <style:text-properties fo:font-weight="bold" style:font-weight-asian="bold" style:font-weight-complex="bold" fo:font-size="11pt" style:font-size-asian="11pt"/>
    </style:style>
    <style:style style:name="T2367" style:parent-style-name="DefaultParagraphFont" style:family="text">
      <style:text-properties fo:font-weight="bold" style:font-weight-asian="bold" style:font-weight-complex="bold" style:text-position="super 65%"/>
    </style:style>
    <style:style style:name="T2368" style:parent-style-name="DefaultParagraphFont" style:family="text">
      <style:text-properties fo:font-weight="bold" style:font-weight-asian="bold" style:font-weight-complex="bold" style:text-position="super 65%"/>
    </style:style>
    <style:style style:name="T2369" style:parent-style-name="DefaultParagraphFont" style:family="text">
      <style:text-properties fo:font-weight="bold" style:font-weight-asian="bold" style:font-weight-complex="bold" style:text-position="super 65%"/>
    </style:style>
    <style:style style:name="T2370" style:parent-style-name="DefaultParagraphFont" style:family="text">
      <style:text-properties fo:font-weight="bold" style:font-weight-asian="bold" style:font-weight-complex="bold" style:text-position="super 65%"/>
    </style:style>
    <style:style style:name="T2371" style:parent-style-name="DefaultParagraphFont" style:family="text">
      <style:text-properties fo:font-weight="bold" style:font-weight-asian="bold" style:font-weight-complex="bold" style:text-position="super 65%"/>
    </style:style>
    <style:style style:name="P2372" style:parent-style-name="Bibletext" style:family="paragraph">
      <style:paragraph-properties fo:text-align="start"/>
    </style:style>
    <style:style style:name="T2373" style:parent-style-name="DefaultParagraphFont" style:family="text">
      <style:text-properties fo:font-weight="bold" style:font-weight-asian="bold" style:font-weight-complex="bold" style:text-position="super 65%"/>
    </style:style>
    <style:style style:name="T2374" style:parent-style-name="DefaultParagraphFont" style:family="text">
      <style:text-properties fo:font-weight="bold" style:font-weight-asian="bold" style:font-weight-complex="bold" style:text-position="super 65%"/>
    </style:style>
    <style:style style:name="T2375" style:parent-style-name="DefaultParagraphFont" style:family="text">
      <style:text-properties fo:font-weight="bold" style:font-weight-asian="bold" style:font-weight-complex="bold" style:text-position="super 65%"/>
    </style:style>
    <style:style style:name="P2376" style:parent-style-name="Bibletext" style:family="paragraph">
      <style:paragraph-properties fo:text-align="start"/>
    </style:style>
    <style:style style:name="T2377" style:parent-style-name="DefaultParagraphFont" style:family="text">
      <style:text-properties fo:font-weight="bold" style:font-weight-asian="bold" style:font-weight-complex="bold" style:text-position="super 65%"/>
    </style:style>
    <style:style style:name="T2378" style:parent-style-name="DefaultParagraphFont" style:family="text">
      <style:text-properties fo:font-weight="bold" style:font-weight-asian="bold" style:font-weight-complex="bold" style:text-position="super 65%"/>
    </style:style>
    <style:style style:name="T2379" style:parent-style-name="DefaultParagraphFont" style:family="text">
      <style:text-properties fo:font-weight="bold" style:font-weight-asian="bold" style:font-weight-complex="bold" style:text-position="super 65%"/>
    </style:style>
    <style:style style:name="P2380" style:parent-style-name="Bibletext" style:family="paragraph">
      <style:text-properties fo:font-weight="bold" style:font-weight-asian="bold" style:font-weight-complex="bold" fo:font-size="11pt" style:font-size-asian="11pt"/>
    </style:style>
    <style:style style:name="T2381" style:parent-style-name="DefaultParagraphFont" style:family="text">
      <style:text-properties fo:font-weight="bold" style:font-weight-asian="bold" style:font-weight-complex="bold" style:text-position="super 65%"/>
    </style:style>
    <style:style style:name="T2382" style:parent-style-name="DefaultParagraphFont" style:family="text">
      <style:text-properties fo:font-weight="bold" style:font-weight-asian="bold" style:font-weight-complex="bold" style:text-position="super 65%"/>
    </style:style>
    <style:style style:name="T2383" style:parent-style-name="DefaultParagraphFont" style:family="text">
      <style:text-properties fo:font-weight="bold" style:font-weight-asian="bold" style:font-weight-complex="bold" style:text-position="super 65%"/>
    </style:style>
    <style:style style:name="T2384" style:parent-style-name="DefaultParagraphFont" style:family="text">
      <style:text-properties fo:font-weight="bold" style:font-weight-asian="bold" style:font-weight-complex="bold" style:text-position="super 65%"/>
    </style:style>
    <style:style style:name="T2385" style:parent-style-name="DefaultParagraphFont" style:family="text">
      <style:text-properties fo:font-weight="bold" style:font-weight-asian="bold" style:font-weight-complex="bold" style:text-position="super 65%"/>
    </style:style>
    <style:style style:name="T2386" style:parent-style-name="DefaultParagraphFont" style:family="text">
      <style:text-properties fo:font-weight="bold" style:font-weight-asian="bold" style:font-weight-complex="bold" style:text-position="super 65%"/>
    </style:style>
    <style:style style:name="T2387" style:parent-style-name="DefaultParagraphFont" style:family="text">
      <style:text-properties fo:font-weight="bold" style:font-weight-asian="bold" style:font-weight-complex="bold" style:text-position="super 65%"/>
    </style:style>
    <style:style style:name="P2388" style:parent-style-name="Bibletext" style:family="paragraph">
      <style:paragraph-properties fo:text-align="start"/>
    </style:style>
    <style:style style:name="T2389" style:parent-style-name="DefaultParagraphFont" style:family="text">
      <style:text-properties fo:font-weight="bold" style:font-weight-asian="bold" style:font-weight-complex="bold" style:text-position="super 65%"/>
    </style:style>
    <style:style style:name="T2390" style:parent-style-name="DefaultParagraphFont" style:family="text">
      <style:text-properties fo:font-weight="bold" style:font-weight-asian="bold" style:font-weight-complex="bold" style:text-position="super 65%"/>
    </style:style>
    <style:style style:name="T2391" style:parent-style-name="DefaultParagraphFont" style:family="text">
      <style:text-properties fo:font-weight="bold" style:font-weight-asian="bold" style:font-weight-complex="bold" style:text-position="super 65%"/>
    </style:style>
    <style:style style:name="T2392" style:parent-style-name="DefaultParagraphFont" style:family="text">
      <style:text-properties fo:font-weight="bold" style:font-weight-asian="bold" style:font-weight-complex="bold" style:text-position="super 65%"/>
    </style:style>
    <style:style style:name="T2393" style:parent-style-name="DefaultParagraphFont" style:family="text">
      <style:text-properties fo:font-weight="bold" style:font-weight-asian="bold" style:font-weight-complex="bold" style:text-position="super 65%"/>
    </style:style>
    <style:style style:name="P2394" style:parent-style-name="Bibletext" style:family="paragraph">
      <style:text-properties fo:font-weight="bold" style:font-weight-asian="bold" style:font-weight-complex="bold" fo:font-size="11pt" style:font-size-asian="11pt"/>
    </style:style>
    <style:style style:name="T2395" style:parent-style-name="DefaultParagraphFont" style:family="text">
      <style:text-properties fo:font-weight="bold" style:font-weight-asian="bold" style:font-weight-complex="bold" style:text-position="super 65%"/>
    </style:style>
    <style:style style:name="T2396" style:parent-style-name="DefaultParagraphFont" style:family="text">
      <style:text-properties fo:font-weight="bold" style:font-weight-asian="bold" style:font-weight-complex="bold" style:text-position="super 65%"/>
    </style:style>
    <style:style style:name="T2397" style:parent-style-name="DefaultParagraphFont" style:family="text">
      <style:text-properties fo:font-weight="bold" style:font-weight-asian="bold" style:font-weight-complex="bold" style:text-position="super 65%"/>
    </style:style>
    <style:style style:name="P2398" style:parent-style-name="Normal" style:family="paragraph">
      <style:paragraph-properties fo:text-align="center"/>
    </style:style>
    <style:style style:name="P2399" style:parent-style-name="Normal" style:family="paragraph">
      <style:text-properties fo:font-weight="bold" style:font-weight-asian="bold" style:font-weight-complex="bold"/>
    </style:style>
    <style:style style:name="P2400" style:parent-style-name="Normal" style:family="paragraph">
      <style:text-properties fo:font-weight="bold" style:font-weight-asian="bold" style:font-weight-complex="bold"/>
    </style:style>
    <style:style style:name="P2401" style:parent-style-name="Normal" style:family="paragraph">
      <style:text-properties fo:font-weight="bold" style:font-weight-asian="bold" style:font-weight-complex="bold"/>
    </style:style>
    <style:style style:name="P2402" style:parent-style-name="Normal" style:family="paragraph">
      <style:text-properties fo:font-weight="bold" style:font-weight-asian="bold" style:font-weight-complex="bold"/>
    </style:style>
    <style:style style:name="P2403" style:parent-style-name="Normal" style:family="paragraph">
      <style:text-properties fo:font-weight="bold" style:font-weight-asian="bold" style:font-weight-complex="bold"/>
    </style:style>
    <style:style style:name="P2404" style:parent-style-name="Normal" style:family="paragraph">
      <style:paragraph-properties fo:text-align="center"/>
    </style:style>
    <style:style style:name="P2405" style:parent-style-name="Normal" style:family="paragraph">
      <style:paragraph-properties fo:text-align="start"/>
      <style:text-properties fo:font-weight="bold" style:font-weight-asian="bold" style:font-weight-complex="bold" fo:font-size="11pt" style:font-size-asian="11pt"/>
    </style:style>
    <style:style style:name="T2406" style:parent-style-name="DefaultParagraphFont" style:family="text">
      <style:text-properties fo:font-weight="bold" style:font-weight-asian="bold" style:font-weight-complex="bold" fo:font-size="16pt" style:font-size-asian="16pt" style:font-size-complex="16pt"/>
    </style:style>
    <style:style style:name="T2407" style:parent-style-name="DefaultParagraphFont" style:family="text">
      <style:text-properties fo:font-weight="bold" style:font-weight-asian="bold" style:font-weight-complex="bold"/>
    </style:style>
    <style:style style:name="T2408" style:parent-style-name="DefaultParagraphFont" style:family="text">
      <style:text-properties fo:font-weight="bold" style:font-weight-asian="bold" style:font-weight-complex="bold" style:text-position="super 65%"/>
    </style:style>
    <style:style style:name="T2409" style:parent-style-name="DefaultParagraphFont" style:family="text">
      <style:text-properties fo:font-weight="bold" style:font-weight-asian="bold" style:font-weight-complex="bold" style:text-position="super 65%"/>
    </style:style>
    <style:style style:name="T2410" style:parent-style-name="DefaultParagraphFont" style:family="text">
      <style:text-properties fo:font-weight="bold" style:font-weight-asian="bold" style:font-weight-complex="bold" style:text-position="super 65%"/>
    </style:style>
    <style:style style:name="T2411" style:parent-style-name="DefaultParagraphFont" style:family="text">
      <style:text-properties fo:font-weight="bold" style:font-weight-asian="bold" style:font-weight-complex="bold" style:text-position="super 65%"/>
    </style:style>
    <style:style style:name="T2412" style:parent-style-name="DefaultParagraphFont" style:family="text">
      <style:text-properties fo:font-weight="bold" style:font-weight-asian="bold" style:font-weight-complex="bold" style:text-position="super 65%"/>
    </style:style>
    <style:style style:name="T2413" style:parent-style-name="DefaultParagraphFont" style:family="text">
      <style:text-properties fo:font-weight="bold" style:font-weight-asian="bold" style:font-weight-complex="bold" style:text-position="super 65%"/>
    </style:style>
    <style:style style:name="T2414" style:parent-style-name="DefaultParagraphFont" style:family="text">
      <style:text-properties fo:font-weight="bold" style:font-weight-asian="bold" style:font-weight-complex="bold" style:text-position="super 65%"/>
    </style:style>
    <style:style style:name="T2415" style:parent-style-name="DefaultParagraphFont" style:family="text">
      <style:text-properties fo:font-weight="bold" style:font-weight-asian="bold" style:font-weight-complex="bold" style:text-position="super 65%"/>
    </style:style>
    <style:style style:name="T2416" style:parent-style-name="DefaultParagraphFont" style:family="text">
      <style:text-properties fo:font-weight="bold" style:font-weight-asian="bold" style:font-weight-complex="bold" style:text-position="super 65%"/>
    </style:style>
    <style:style style:name="T2417" style:parent-style-name="DefaultParagraphFont" style:family="text">
      <style:text-properties fo:font-weight="bold" style:font-weight-asian="bold" style:font-weight-complex="bold" style:text-position="super 65%"/>
    </style:style>
    <style:style style:name="T2418" style:parent-style-name="DefaultParagraphFont" style:family="text">
      <style:text-properties fo:font-weight="bold" style:font-weight-asian="bold" style:font-weight-complex="bold" style:text-position="super 65%"/>
    </style:style>
    <style:style style:name="T2419" style:parent-style-name="DefaultParagraphFont" style:family="text">
      <style:text-properties fo:font-weight="bold" style:font-weight-asian="bold" style:font-weight-complex="bold" style:text-position="super 65%"/>
    </style:style>
    <style:style style:name="T2420" style:parent-style-name="DefaultParagraphFont" style:family="text">
      <style:text-properties fo:font-weight="bold" style:font-weight-asian="bold" style:font-weight-complex="bold" style:text-position="super 65%"/>
    </style:style>
    <style:style style:name="T2421" style:parent-style-name="DefaultParagraphFont" style:family="text">
      <style:text-properties fo:font-weight="bold" style:font-weight-asian="bold" style:font-weight-complex="bold" style:text-position="super 65%"/>
    </style:style>
    <style:style style:name="T2422" style:parent-style-name="DefaultParagraphFont" style:family="text">
      <style:text-properties fo:font-weight="bold" style:font-weight-asian="bold" style:font-weight-complex="bold" style:text-position="super 65%"/>
    </style:style>
    <style:style style:name="T2423" style:parent-style-name="DefaultParagraphFont" style:family="text">
      <style:text-properties fo:font-weight="bold" style:font-weight-asian="bold" style:font-weight-complex="bold" style:text-position="super 65%"/>
    </style:style>
    <style:style style:name="T2424" style:parent-style-name="DefaultParagraphFont" style:family="text">
      <style:text-properties fo:font-weight="bold" style:font-weight-asian="bold" style:font-weight-complex="bold" style:text-position="super 65%"/>
    </style:style>
    <style:style style:name="T2425" style:parent-style-name="DefaultParagraphFont" style:family="text">
      <style:text-properties fo:font-weight="bold" style:font-weight-asian="bold" style:font-weight-complex="bold" style:text-position="super 65%"/>
    </style:style>
    <style:style style:name="T2426" style:parent-style-name="DefaultParagraphFont" style:family="text">
      <style:text-properties fo:font-weight="bold" style:font-weight-asian="bold" style:font-weight-complex="bold" style:text-position="super 65%"/>
    </style:style>
    <style:style style:name="T2427" style:parent-style-name="DefaultParagraphFont" style:family="text">
      <style:text-properties fo:font-weight="bold" style:font-weight-asian="bold" style:font-weight-complex="bold" style:text-position="super 65%"/>
    </style:style>
    <style:style style:name="P2428" style:parent-style-name="Bibletext" style:family="paragraph">
      <style:text-properties fo:font-weight="bold" style:font-weight-asian="bold" style:font-weight-complex="bold" fo:font-size="11pt" style:font-size-asian="11pt"/>
    </style:style>
    <style:style style:name="T2429" style:parent-style-name="DefaultParagraphFont" style:family="text">
      <style:text-properties fo:font-weight="bold" style:font-weight-asian="bold" style:font-weight-complex="bold" style:text-position="super 65%"/>
    </style:style>
    <style:style style:name="T2430" style:parent-style-name="DefaultParagraphFont" style:family="text">
      <style:text-properties fo:font-weight="bold" style:font-weight-asian="bold" style:font-weight-complex="bold" style:text-position="super 65%"/>
    </style:style>
    <style:style style:name="T2431" style:parent-style-name="DefaultParagraphFont" style:family="text">
      <style:text-properties fo:font-weight="bold" style:font-weight-asian="bold" style:font-weight-complex="bold" style:text-position="super 65%"/>
    </style:style>
    <style:style style:name="T2432" style:parent-style-name="DefaultParagraphFont" style:family="text">
      <style:text-properties fo:font-weight="bold" style:font-weight-asian="bold" style:font-weight-complex="bold" style:text-position="super 65%"/>
    </style:style>
    <style:style style:name="T2433" style:parent-style-name="DefaultParagraphFont" style:family="text">
      <style:text-properties fo:font-weight="bold" style:font-weight-asian="bold" style:font-weight-complex="bold" style:text-position="super 65%"/>
    </style:style>
    <style:style style:name="T2434" style:parent-style-name="DefaultParagraphFont" style:family="text">
      <style:text-properties fo:font-weight="bold" style:font-weight-asian="bold" style:font-weight-complex="bold" style:text-position="super 65%"/>
    </style:style>
    <style:style style:name="T2435" style:parent-style-name="DefaultParagraphFont" style:family="text">
      <style:text-properties fo:font-weight="bold" style:font-weight-asian="bold" style:font-weight-complex="bold" style:text-position="super 65%"/>
    </style:style>
    <style:style style:name="T2436" style:parent-style-name="DefaultParagraphFont" style:family="text">
      <style:text-properties fo:font-weight="bold" style:font-weight-asian="bold" style:font-weight-complex="bold" style:text-position="super 65%"/>
    </style:style>
    <style:style style:name="T2437" style:parent-style-name="DefaultParagraphFont" style:family="text">
      <style:text-properties fo:font-weight="bold" style:font-weight-asian="bold" style:font-weight-complex="bold" style:text-position="super 65%"/>
    </style:style>
    <style:style style:name="T2438" style:parent-style-name="DefaultParagraphFont" style:family="text">
      <style:text-properties fo:font-weight="bold" style:font-weight-asian="bold" style:font-weight-complex="bold" style:text-position="super 65%"/>
    </style:style>
    <style:style style:name="T2439" style:parent-style-name="DefaultParagraphFont" style:family="text">
      <style:text-properties fo:font-weight="bold" style:font-weight-asian="bold" style:font-weight-complex="bold" style:text-position="super 65%"/>
    </style:style>
    <style:style style:name="T2440" style:parent-style-name="DefaultParagraphFont" style:family="text">
      <style:text-properties fo:font-weight="bold" style:font-weight-asian="bold" style:font-weight-complex="bold" style:text-position="super 65%"/>
    </style:style>
    <style:style style:name="T2441" style:parent-style-name="DefaultParagraphFont" style:family="text">
      <style:text-properties fo:font-weight="bold" style:font-weight-asian="bold" style:font-weight-complex="bold" style:text-position="super 65%"/>
    </style:style>
    <style:style style:name="T2442" style:parent-style-name="DefaultParagraphFont" style:family="text">
      <style:text-properties fo:font-weight="bold" style:font-weight-asian="bold" style:font-weight-complex="bold" style:text-position="super 65%"/>
    </style:style>
    <style:style style:name="T2443" style:parent-style-name="DefaultParagraphFont" style:family="text">
      <style:text-properties fo:font-weight="bold" style:font-weight-asian="bold" style:font-weight-complex="bold" style:text-position="super 65%"/>
    </style:style>
    <style:style style:name="T2444" style:parent-style-name="DefaultParagraphFont" style:family="text">
      <style:text-properties fo:font-weight="bold" style:font-weight-asian="bold" style:font-weight-complex="bold" style:text-position="super 65%"/>
    </style:style>
    <style:style style:name="T2445" style:parent-style-name="DefaultParagraphFont" style:family="text">
      <style:text-properties fo:font-weight="bold" style:font-weight-asian="bold" style:font-weight-complex="bold" style:text-position="super 65%"/>
    </style:style>
    <style:style style:name="T2446" style:parent-style-name="DefaultParagraphFont" style:family="text">
      <style:text-properties fo:font-weight="bold" style:font-weight-asian="bold" style:font-weight-complex="bold" style:text-position="super 65%"/>
    </style:style>
    <style:style style:name="T2447" style:parent-style-name="DefaultParagraphFont" style:family="text">
      <style:text-properties fo:font-weight="bold" style:font-weight-asian="bold" style:font-weight-complex="bold" style:text-position="super 65%"/>
    </style:style>
    <style:style style:name="P2448" style:parent-style-name="Bibletext" style:family="paragraph">
      <style:text-properties fo:font-weight="bold" style:font-weight-asian="bold" style:font-weight-complex="bold" fo:font-size="11pt" style:font-size-asian="11pt"/>
    </style:style>
    <style:style style:name="T2449" style:parent-style-name="DefaultParagraphFont" style:family="text">
      <style:text-properties fo:font-weight="bold" style:font-weight-asian="bold" style:font-weight-complex="bold" style:text-position="super 65%"/>
    </style:style>
    <style:style style:name="P2450" style:parent-style-name="Bibletext" style:family="paragraph">
      <style:paragraph-properties fo:text-align="center"/>
      <style:text-properties fo:font-size="10.5pt" style:font-size-asian="10.5pt" style:font-size-complex="10.5pt"/>
    </style:style>
    <style:style style:name="T2451" style:parent-style-name="DefaultParagraphFont" style:family="text">
      <style:text-properties fo:font-weight="bold" style:font-weight-asian="bold" style:font-weight-complex="bold" fo:font-size="10.5pt" style:font-size-asian="10.5pt" style:font-size-complex="10.5pt"/>
    </style:style>
    <style:style style:name="T2452" style:parent-style-name="DefaultParagraphFont" style:family="text">
      <style:text-properties fo:font-weight="bold" style:font-weight-asian="bold" style:font-weight-complex="bold" fo:font-size="10.5pt" style:font-size-asian="10.5pt" style:font-size-complex="10.5pt"/>
    </style:style>
    <style:style style:name="T2453" style:parent-style-name="DefaultParagraphFont" style:family="text">
      <style:text-properties fo:font-size="10.5pt" style:font-size-asian="10.5pt" style:font-size-complex="10.5pt"/>
    </style:style>
    <style:style style:name="T2454" style:parent-style-name="DefaultParagraphFont" style:family="text">
      <style:text-properties fo:font-weight="bold" style:font-weight-asian="bold" style:font-weight-complex="bold" fo:font-size="10.5pt" style:font-size-asian="10.5pt" style:font-size-complex="10.5pt"/>
    </style:style>
    <style:style style:name="T2455" style:parent-style-name="DefaultParagraphFont" style:family="text">
      <style:text-properties fo:font-weight="bold" style:font-weight-asian="bold" style:font-weight-complex="bold" fo:font-size="10.5pt" style:font-size-asian="10.5pt" style:font-size-complex="10.5pt"/>
    </style:style>
    <style:style style:name="T2456" style:parent-style-name="DefaultParagraphFont" style:family="text">
      <style:text-properties fo:font-size="10.5pt" style:font-size-asian="10.5pt" style:font-size-complex="10.5pt"/>
    </style:style>
    <style:style style:name="T2457" style:parent-style-name="DefaultParagraphFont" style:family="text">
      <style:text-properties fo:font-size="10.5pt" style:font-size-asian="10.5pt" style:font-size-complex="10.5pt"/>
    </style:style>
    <style:style style:name="T2458" style:parent-style-name="DefaultParagraphFont" style:family="text">
      <style:text-properties fo:font-weight="bold" style:font-weight-asian="bold" style:font-weight-complex="bold" fo:font-size="10.5pt" style:font-size-asian="10.5pt" style:font-size-complex="10.5pt"/>
    </style:style>
    <style:style style:name="T2459" style:parent-style-name="DefaultParagraphFont" style:family="text">
      <style:text-properties fo:font-weight="bold" style:font-weight-asian="bold" style:font-weight-complex="bold" fo:font-size="10.5pt" style:font-size-asian="10.5pt" style:font-size-complex="10.5pt"/>
    </style:style>
    <style:style style:name="T2460" style:parent-style-name="DefaultParagraphFont" style:family="text">
      <style:text-properties fo:font-size="10.5pt" style:font-size-asian="10.5pt" style:font-size-complex="10.5pt"/>
    </style:style>
    <style:style style:name="P2461" style:parent-style-name="Bibletext" style:family="paragraph">
      <style:text-properties fo:font-size="10.5pt" style:font-size-asian="10.5pt" style:font-size-complex="10.5pt"/>
    </style:style>
    <style:style style:name="P2462" style:parent-style-name="Bibletext" style:family="paragraph">
      <style:text-properties fo:font-size="10.5pt" style:font-size-asian="10.5pt" style:font-size-complex="10.5pt"/>
    </style:style>
    <style:style style:name="T2463" style:parent-style-name="DefaultParagraphFont" style:family="text">
      <style:text-properties fo:font-weight="bold" style:font-weight-asian="bold" style:font-weight-complex="bold" fo:font-size="10.5pt" style:font-size-asian="10.5pt" style:font-size-complex="10.5pt"/>
    </style:style>
    <style:style style:name="T2464" style:parent-style-name="DefaultParagraphFont" style:family="text">
      <style:text-properties fo:font-weight="bold" style:font-weight-asian="bold" style:font-weight-complex="bold" fo:font-size="10.5pt" style:font-size-asian="10.5pt" style:font-size-complex="10.5pt"/>
    </style:style>
    <style:style style:name="T2465" style:parent-style-name="DefaultParagraphFont" style:family="text">
      <style:text-properties fo:font-size="10.5pt" style:font-size-asian="10.5pt" style:font-size-complex="10.5pt"/>
    </style:style>
    <style:style style:name="P2466" style:parent-style-name="Bibletext" style:family="paragraph">
      <style:text-properties fo:font-size="10.5pt" style:font-size-asian="10.5pt" style:font-size-complex="10.5pt"/>
    </style:style>
    <style:style style:name="P2467" style:parent-style-name="Bibletext" style:family="paragraph">
      <style:paragraph-properties fo:text-align="center"/>
      <style:text-properties fo:font-size="10.5pt" style:font-size-asian="10.5pt" style:font-size-complex="10.5pt"/>
    </style:style>
    <style:style style:name="T2468" style:parent-style-name="DefaultParagraphFont" style:family="text">
      <style:text-properties fo:font-weight="bold" style:font-weight-asian="bold" style:font-weight-complex="bold" fo:font-size="16pt" style:font-size-asian="16pt" style:font-size-complex="16pt"/>
    </style:style>
    <style:style style:name="T2469" style:parent-style-name="DefaultParagraphFont" style:family="text">
      <style:text-properties fo:font-weight="bold" style:font-weight-asian="bold" style:font-weight-complex="bold" style:font-size-complex="10.5pt"/>
    </style:style>
    <style:style style:name="T2470" style:parent-style-name="DefaultParagraphFont" style:family="text">
      <style:text-properties fo:font-weight="bold" style:font-weight-asian="bold" style:font-weight-complex="bold" style:text-position="super 65%" style:font-size-complex="10.5pt"/>
    </style:style>
    <style:style style:name="T2471" style:parent-style-name="DefaultParagraphFont" style:family="text">
      <style:text-properties style:font-size-complex="10.5pt"/>
    </style:style>
    <style:style style:name="T2472" style:parent-style-name="DefaultParagraphFont" style:family="text">
      <style:text-properties fo:font-weight="bold" style:font-weight-asian="bold" style:font-weight-complex="bold" style:text-position="super 65%" style:font-size-complex="10.5pt"/>
    </style:style>
    <style:style style:name="T2473" style:parent-style-name="DefaultParagraphFont" style:family="text">
      <style:text-properties style:font-size-complex="10.5pt"/>
    </style:style>
    <style:style style:name="T2474" style:parent-style-name="DefaultParagraphFont" style:family="text">
      <style:text-properties fo:font-weight="bold" style:font-weight-asian="bold" style:font-weight-complex="bold" style:text-position="super 65%" style:font-size-complex="10.5pt"/>
    </style:style>
    <style:style style:name="T2475" style:parent-style-name="DefaultParagraphFont" style:family="text">
      <style:text-properties style:font-size-complex="10.5pt"/>
    </style:style>
    <style:style style:name="T2476" style:parent-style-name="DefaultParagraphFont" style:family="text">
      <style:text-properties fo:font-weight="bold" style:font-weight-asian="bold" style:font-weight-complex="bold" style:text-position="super 65%" style:font-size-complex="10.5pt"/>
    </style:style>
    <style:style style:name="T2477" style:parent-style-name="DefaultParagraphFont" style:family="text">
      <style:text-properties style:font-size-complex="10.5pt"/>
    </style:style>
    <style:style style:name="T2478" style:parent-style-name="DefaultParagraphFont" style:family="text">
      <style:text-properties fo:font-weight="bold" style:font-weight-asian="bold" style:font-weight-complex="bold" style:text-position="super 65%" style:font-size-complex="10.5pt"/>
    </style:style>
    <style:style style:name="T2479" style:parent-style-name="DefaultParagraphFont" style:family="text">
      <style:text-properties style:font-size-complex="10.5pt"/>
    </style:style>
    <style:style style:name="T2480" style:parent-style-name="DefaultParagraphFont" style:family="text">
      <style:text-properties fo:font-weight="bold" style:font-weight-asian="bold" style:font-weight-complex="bold" style:text-position="super 65%" style:font-size-complex="10.5pt"/>
    </style:style>
    <style:style style:name="T2481" style:parent-style-name="DefaultParagraphFont" style:family="text">
      <style:text-properties style:font-size-complex="10.5pt"/>
    </style:style>
    <style:style style:name="T2482" style:parent-style-name="DefaultParagraphFont" style:family="text">
      <style:text-properties fo:font-weight="bold" style:font-weight-asian="bold" style:font-weight-complex="bold" style:text-position="super 65%" style:font-size-complex="10.5pt"/>
    </style:style>
    <style:style style:name="T2483" style:parent-style-name="DefaultParagraphFont" style:family="text">
      <style:text-properties style:font-size-complex="10.5pt"/>
    </style:style>
    <style:style style:name="P2484" style:parent-style-name="Bibletext" style:family="paragraph">
      <style:paragraph-properties fo:text-align="start"/>
    </style:style>
    <style:style style:name="T2485" style:parent-style-name="DefaultParagraphFont" style:family="text">
      <style:text-properties style:font-size-complex="10.5pt"/>
    </style:style>
    <style:style style:name="T2486" style:parent-style-name="DefaultParagraphFont" style:family="text">
      <style:text-properties style:font-size-complex="10.5pt"/>
    </style:style>
    <style:style style:name="T2487" style:parent-style-name="DefaultParagraphFont" style:family="text">
      <style:text-properties style:font-size-complex="10.5pt"/>
    </style:style>
    <style:style style:name="T2488" style:parent-style-name="DefaultParagraphFont" style:family="text">
      <style:text-properties style:font-size-complex="10.5pt"/>
    </style:style>
    <style:style style:name="T2489" style:parent-style-name="DefaultParagraphFont" style:family="text">
      <style:text-properties style:font-size-complex="10.5pt"/>
    </style:style>
    <style:style style:name="T2490" style:parent-style-name="DefaultParagraphFont" style:family="text">
      <style:text-properties fo:font-weight="bold" style:font-weight-asian="bold" style:font-weight-complex="bold" style:text-position="super 65%" style:font-size-complex="10.5pt"/>
    </style:style>
    <style:style style:name="T2491" style:parent-style-name="DefaultParagraphFont" style:family="text">
      <style:text-properties style:font-size-complex="10.5pt"/>
    </style:style>
    <style:style style:name="T2492" style:parent-style-name="DefaultParagraphFont" style:family="text">
      <style:text-properties style:font-size-complex="10.5pt"/>
    </style:style>
    <style:style style:name="T2493" style:parent-style-name="DefaultParagraphFont" style:family="text">
      <style:text-properties style:font-size-complex="10.5pt"/>
    </style:style>
    <style:style style:name="T2494" style:parent-style-name="DefaultParagraphFont" style:family="text">
      <style:text-properties fo:font-weight="bold" style:font-weight-asian="bold" style:font-weight-complex="bold" style:text-position="super 65%" style:font-size-complex="10.5pt"/>
    </style:style>
    <style:style style:name="T2495" style:parent-style-name="DefaultParagraphFont" style:family="text">
      <style:text-properties style:font-size-complex="10.5pt"/>
    </style:style>
    <style:style style:name="T2496" style:parent-style-name="DefaultParagraphFont" style:family="text">
      <style:text-properties style:font-size-complex="10.5pt"/>
    </style:style>
    <style:style style:name="T2497" style:parent-style-name="DefaultParagraphFont" style:family="text">
      <style:text-properties style:font-size-complex="10.5pt"/>
    </style:style>
    <style:style style:name="T2498" style:parent-style-name="DefaultParagraphFont" style:family="text">
      <style:text-properties style:font-size-complex="10.5pt"/>
    </style:style>
    <style:style style:name="T2499" style:parent-style-name="DefaultParagraphFont" style:family="text">
      <style:text-properties style:font-size-complex="10.5pt"/>
    </style:style>
    <style:style style:name="T2500" style:parent-style-name="DefaultParagraphFont" style:family="text">
      <style:text-properties fo:font-weight="bold" style:font-weight-asian="bold" style:font-weight-complex="bold" style:text-position="super 65%" style:font-size-complex="10.5pt"/>
    </style:style>
    <style:style style:name="T2501" style:parent-style-name="DefaultParagraphFont" style:family="text">
      <style:text-properties style:font-size-complex="10.5pt"/>
    </style:style>
    <style:style style:name="T2502" style:parent-style-name="DefaultParagraphFont" style:family="text">
      <style:text-properties style:font-size-complex="10.5pt"/>
    </style:style>
    <style:style style:name="T2503" style:parent-style-name="DefaultParagraphFont" style:family="text">
      <style:text-properties style:font-size-complex="10.5pt"/>
    </style:style>
    <style:style style:name="T2504" style:parent-style-name="DefaultParagraphFont" style:family="text">
      <style:text-properties style:font-size-complex="10.5pt"/>
    </style:style>
    <style:style style:name="T2505" style:parent-style-name="DefaultParagraphFont" style:family="text">
      <style:text-properties fo:font-weight="bold" style:font-weight-asian="bold" style:font-weight-complex="bold" style:text-position="super 65%" style:font-size-complex="10.5pt"/>
    </style:style>
    <style:style style:name="T2506" style:parent-style-name="DefaultParagraphFont" style:family="text">
      <style:text-properties style:font-size-complex="10.5pt"/>
    </style:style>
    <style:style style:name="T2507" style:parent-style-name="DefaultParagraphFont" style:family="text">
      <style:text-properties fo:font-weight="bold" style:font-weight-asian="bold" style:font-weight-complex="bold" style:text-position="super 65%" style:font-size-complex="10.5pt"/>
    </style:style>
    <style:style style:name="T2508" style:parent-style-name="DefaultParagraphFont" style:family="text">
      <style:text-properties style:font-size-complex="10.5pt"/>
    </style:style>
    <style:style style:name="P2509" style:parent-style-name="Bibletext" style:family="paragraph">
      <style:text-properties fo:font-weight="bold" style:font-weight-asian="bold" style:font-weight-complex="bold" fo:font-size="11pt" style:font-size-asian="11pt"/>
    </style:style>
    <style:style style:name="T2510" style:parent-style-name="DefaultParagraphFont" style:family="text">
      <style:text-properties fo:font-weight="bold" style:font-weight-asian="bold" style:font-weight-complex="bold" style:text-position="super 65%" style:font-size-complex="10.5pt"/>
    </style:style>
    <style:style style:name="T2511" style:parent-style-name="DefaultParagraphFont" style:family="text">
      <style:text-properties style:font-size-complex="10.5pt"/>
    </style:style>
    <style:style style:name="T2512" style:parent-style-name="DefaultParagraphFont" style:family="text">
      <style:text-properties fo:font-weight="bold" style:font-weight-asian="bold" style:font-weight-complex="bold" style:text-position="super 65%" style:font-size-complex="10.5pt"/>
    </style:style>
    <style:style style:name="T2513" style:parent-style-name="DefaultParagraphFont" style:family="text">
      <style:text-properties style:font-size-complex="10.5pt"/>
    </style:style>
    <style:style style:name="T2514" style:parent-style-name="DefaultParagraphFont" style:family="text">
      <style:text-properties fo:font-weight="bold" style:font-weight-asian="bold" style:font-weight-complex="bold" style:text-position="super 65%" style:font-size-complex="10.5pt"/>
    </style:style>
    <style:style style:name="T2515" style:parent-style-name="DefaultParagraphFont" style:family="text">
      <style:text-properties style:font-size-complex="10.5pt"/>
    </style:style>
    <style:style style:name="T2516" style:parent-style-name="DefaultParagraphFont" style:family="text">
      <style:text-properties fo:font-weight="bold" style:font-weight-asian="bold" style:font-weight-complex="bold" style:text-position="super 65%" style:font-size-complex="10.5pt"/>
    </style:style>
    <style:style style:name="T2517" style:parent-style-name="DefaultParagraphFont" style:family="text">
      <style:text-properties style:font-size-complex="10.5pt"/>
    </style:style>
    <style:style style:name="T2518" style:parent-style-name="DefaultParagraphFont" style:family="text">
      <style:text-properties fo:font-weight="bold" style:font-weight-asian="bold" style:font-weight-complex="bold" style:text-position="super 65%" style:font-size-complex="10.5pt"/>
    </style:style>
    <style:style style:name="T2519" style:parent-style-name="DefaultParagraphFont" style:family="text">
      <style:text-properties style:font-size-complex="10.5pt"/>
    </style:style>
    <style:style style:name="T2520" style:parent-style-name="DefaultParagraphFont" style:family="text">
      <style:text-properties fo:font-weight="bold" style:font-weight-asian="bold" style:font-weight-complex="bold" style:text-position="super 65%" style:font-size-complex="10.5pt"/>
    </style:style>
    <style:style style:name="T2521" style:parent-style-name="DefaultParagraphFont" style:family="text">
      <style:text-properties style:font-size-complex="10.5pt"/>
    </style:style>
    <style:style style:name="P2522" style:parent-style-name="Bibletext" style:family="paragraph">
      <style:paragraph-properties fo:text-align="start"/>
    </style:style>
    <style:style style:name="T2523" style:parent-style-name="DefaultParagraphFont" style:family="text">
      <style:text-properties style:font-size-complex="10.5pt"/>
    </style:style>
    <style:style style:name="T2524" style:parent-style-name="DefaultParagraphFont" style:family="text">
      <style:text-properties style:font-size-complex="10.5pt"/>
    </style:style>
    <style:style style:name="T2525" style:parent-style-name="DefaultParagraphFont" style:family="text">
      <style:text-properties style:font-size-complex="10.5pt"/>
    </style:style>
    <style:style style:name="T2526" style:parent-style-name="DefaultParagraphFont" style:family="text">
      <style:text-properties fo:font-weight="bold" style:font-weight-asian="bold" style:font-weight-complex="bold" style:text-position="super 65%" style:font-size-complex="10.5pt"/>
    </style:style>
    <style:style style:name="T2527" style:parent-style-name="DefaultParagraphFont" style:family="text">
      <style:text-properties style:font-size-complex="10.5pt"/>
    </style:style>
    <style:style style:name="T2528" style:parent-style-name="DefaultParagraphFont" style:family="text">
      <style:text-properties style:font-size-complex="10.5pt"/>
    </style:style>
    <style:style style:name="T2529" style:parent-style-name="DefaultParagraphFont" style:family="text">
      <style:text-properties style:font-size-complex="10.5pt"/>
    </style:style>
    <style:style style:name="T2530" style:parent-style-name="DefaultParagraphFont" style:family="text">
      <style:text-properties style:font-size-complex="10.5pt"/>
    </style:style>
    <style:style style:name="T2531" style:parent-style-name="DefaultParagraphFont" style:family="text">
      <style:text-properties style:font-size-complex="10.5pt"/>
    </style:style>
    <style:style style:name="T2532" style:parent-style-name="DefaultParagraphFont" style:family="text">
      <style:text-properties style:font-size-complex="10.5pt"/>
    </style:style>
    <style:style style:name="T2533" style:parent-style-name="DefaultParagraphFont" style:family="text">
      <style:text-properties fo:font-weight="bold" style:font-weight-asian="bold" style:font-weight-complex="bold" style:text-position="super 65%" style:font-size-complex="10.5pt"/>
    </style:style>
    <style:style style:name="T2534" style:parent-style-name="DefaultParagraphFont" style:family="text">
      <style:text-properties style:font-size-complex="10.5pt"/>
    </style:style>
    <style:style style:name="T2535" style:parent-style-name="DefaultParagraphFont" style:family="text">
      <style:text-properties style:font-size-complex="10.5pt"/>
    </style:style>
    <style:style style:name="T2536" style:parent-style-name="DefaultParagraphFont" style:family="text">
      <style:text-properties style:font-size-complex="10.5pt"/>
    </style:style>
    <style:style style:name="T2537" style:parent-style-name="DefaultParagraphFont" style:family="text">
      <style:text-properties fo:font-weight="bold" style:font-weight-asian="bold" style:font-weight-complex="bold" style:text-position="super 65%" style:font-size-complex="10.5pt"/>
    </style:style>
    <style:style style:name="T2538" style:parent-style-name="DefaultParagraphFont" style:family="text">
      <style:text-properties style:font-size-complex="10.5pt"/>
    </style:style>
    <style:style style:name="T2539" style:parent-style-name="DefaultParagraphFont" style:family="text">
      <style:text-properties style:font-size-complex="10.5pt"/>
    </style:style>
    <style:style style:name="T2540" style:parent-style-name="DefaultParagraphFont" style:family="text">
      <style:text-properties style:font-size-complex="10.5pt"/>
    </style:style>
    <style:style style:name="T2541" style:parent-style-name="DefaultParagraphFont" style:family="text">
      <style:text-properties style:font-size-complex="10.5pt"/>
    </style:style>
    <style:style style:name="T2542" style:parent-style-name="DefaultParagraphFont" style:family="text">
      <style:text-properties style:font-size-complex="10.5pt"/>
    </style:style>
    <style:style style:name="T2543" style:parent-style-name="DefaultParagraphFont" style:family="text">
      <style:text-properties fo:font-weight="bold" style:font-weight-asian="bold" style:font-weight-complex="bold" style:text-position="super 65%" style:font-size-complex="10.5pt"/>
    </style:style>
    <style:style style:name="T2544" style:parent-style-name="DefaultParagraphFont" style:family="text">
      <style:text-properties style:font-size-complex="10.5pt"/>
    </style:style>
    <style:style style:name="T2545" style:parent-style-name="DefaultParagraphFont" style:family="text">
      <style:text-properties style:font-size-complex="10.5pt"/>
    </style:style>
    <style:style style:name="T2546" style:parent-style-name="DefaultParagraphFont" style:family="text">
      <style:text-properties style:font-size-complex="10.5pt"/>
    </style:style>
    <style:style style:name="T2547" style:parent-style-name="DefaultParagraphFont" style:family="text">
      <style:text-properties fo:font-weight="bold" style:font-weight-asian="bold" style:font-weight-complex="bold" style:text-position="super 65%" style:font-size-complex="10.5pt"/>
    </style:style>
    <style:style style:name="T2548" style:parent-style-name="DefaultParagraphFont" style:family="text">
      <style:text-properties style:font-size-complex="10.5pt"/>
    </style:style>
    <style:style style:name="T2549" style:parent-style-name="DefaultParagraphFont" style:family="text">
      <style:text-properties style:font-size-complex="10.5pt"/>
    </style:style>
    <style:style style:name="T2550" style:parent-style-name="DefaultParagraphFont" style:family="text">
      <style:text-properties style:font-size-complex="10.5pt"/>
    </style:style>
    <style:style style:name="T2551" style:parent-style-name="DefaultParagraphFont" style:family="text">
      <style:text-properties style:font-size-complex="10.5pt"/>
    </style:style>
    <style:style style:name="T2552" style:parent-style-name="DefaultParagraphFont" style:family="text">
      <style:text-properties style:font-size-complex="10.5pt"/>
    </style:style>
    <style:style style:name="T2553" style:parent-style-name="DefaultParagraphFont" style:family="text">
      <style:text-properties fo:font-weight="bold" style:font-weight-asian="bold" style:font-weight-complex="bold" style:text-position="super 65%" style:font-size-complex="10.5pt"/>
    </style:style>
    <style:style style:name="T2554" style:parent-style-name="DefaultParagraphFont" style:family="text">
      <style:text-properties style:font-size-complex="10.5pt"/>
    </style:style>
    <style:style style:name="T2555" style:parent-style-name="DefaultParagraphFont" style:family="text">
      <style:text-properties style:font-size-complex="10.5pt"/>
    </style:style>
    <style:style style:name="T2556" style:parent-style-name="DefaultParagraphFont" style:family="text">
      <style:text-properties style:font-size-complex="10.5pt"/>
    </style:style>
    <style:style style:name="T2557" style:parent-style-name="DefaultParagraphFont" style:family="text">
      <style:text-properties style:font-size-complex="10.5pt"/>
    </style:style>
    <style:style style:name="T2558" style:parent-style-name="DefaultParagraphFont" style:family="text">
      <style:text-properties fo:font-weight="bold" style:font-weight-asian="bold" style:font-weight-complex="bold" style:text-position="super 65%" style:font-size-complex="10.5pt"/>
    </style:style>
    <style:style style:name="T2559" style:parent-style-name="DefaultParagraphFont" style:family="text">
      <style:text-properties style:font-size-complex="10.5pt"/>
    </style:style>
    <style:style style:name="T2560" style:parent-style-name="DefaultParagraphFont" style:family="text">
      <style:text-properties fo:font-weight="bold" style:font-weight-asian="bold" style:font-weight-complex="bold" style:text-position="super 65%" style:font-size-complex="10.5pt"/>
    </style:style>
    <style:style style:name="T2561" style:parent-style-name="DefaultParagraphFont" style:family="text">
      <style:text-properties style:font-size-complex="10.5pt"/>
    </style:style>
    <style:style style:name="T2562" style:parent-style-name="DefaultParagraphFont" style:family="text">
      <style:text-properties fo:font-weight="bold" style:font-weight-asian="bold" style:font-weight-complex="bold" style:text-position="super 65%" style:font-size-complex="10.5pt"/>
    </style:style>
    <style:style style:name="T2563" style:parent-style-name="DefaultParagraphFont" style:family="text">
      <style:text-properties style:font-size-complex="10.5pt"/>
    </style:style>
    <style:style style:name="T2564" style:parent-style-name="DefaultParagraphFont" style:family="text">
      <style:text-properties fo:font-weight="bold" style:font-weight-asian="bold" style:font-weight-complex="bold" style:text-position="super 65%" style:font-size-complex="10.5pt"/>
    </style:style>
    <style:style style:name="T2565" style:parent-style-name="DefaultParagraphFont" style:family="text">
      <style:text-properties style:font-size-complex="10.5pt"/>
    </style:style>
    <style:style style:name="T2566" style:parent-style-name="DefaultParagraphFont" style:family="text">
      <style:text-properties fo:font-weight="bold" style:font-weight-asian="bold" style:font-weight-complex="bold" style:text-position="super 65%" style:font-size-complex="10.5pt"/>
    </style:style>
    <style:style style:name="T2567" style:parent-style-name="DefaultParagraphFont" style:family="text">
      <style:text-properties style:font-size-complex="10.5pt"/>
    </style:style>
    <style:style style:name="T2568" style:parent-style-name="DefaultParagraphFont" style:family="text">
      <style:text-properties fo:font-weight="bold" style:font-weight-asian="bold" style:font-weight-complex="bold" style:text-position="super 65%" style:font-size-complex="10.5pt"/>
    </style:style>
    <style:style style:name="T2569" style:parent-style-name="DefaultParagraphFont" style:family="text">
      <style:text-properties style:font-size-complex="10.5pt"/>
    </style:style>
    <style:style style:name="P2570" style:parent-style-name="Bibletext" style:family="paragraph">
      <style:paragraph-properties fo:text-align="center"/>
      <style:text-properties fo:font-size="10.5pt" style:font-size-asian="10.5pt" style:font-size-complex="10.5pt"/>
    </style:style>
    <style:style style:name="P2571" style:parent-style-name="Normal" style:family="paragraph">
      <style:text-properties style:font-size-complex="10.5pt"/>
    </style:style>
    <style:style style:name="P2572" style:parent-style-name="Normal" style:family="paragraph">
      <style:text-properties fo:font-weight="bold" style:font-weight-asian="bold" style:font-weight-complex="bold" style:font-size-complex="10.5pt"/>
    </style:style>
    <style:style style:name="T2573" style:parent-style-name="DefaultParagraphFont" style:family="text">
      <style:text-properties style:font-size-complex="10.5pt"/>
    </style:style>
    <style:style style:name="T2574" style:parent-style-name="DefaultParagraphFont" style:family="text">
      <style:text-properties style:font-size-complex="10.5pt"/>
    </style:style>
    <style:style style:name="P2575" style:parent-style-name="Normal" style:family="paragraph">
      <style:text-properties style:font-size-complex="10.5pt"/>
    </style:style>
    <style:style style:name="T2576" style:parent-style-name="DefaultParagraphFont" style:family="text">
      <style:text-properties fo:font-weight="bold" style:font-weight-asian="bold" style:font-weight-complex="bold" style:font-size-complex="10.5pt"/>
    </style:style>
    <style:style style:name="T2577" style:parent-style-name="DefaultParagraphFont" style:family="text">
      <style:text-properties style:font-size-complex="10.5pt"/>
    </style:style>
    <style:style style:name="P2578" style:parent-style-name="Normal" style:family="paragraph">
      <style:text-properties style:font-size-complex="10.5pt"/>
    </style:style>
    <style:style style:name="P2579" style:parent-style-name="Normal" style:family="paragraph">
      <style:paragraph-properties fo:text-align="center"/>
      <style:text-properties style:font-size-complex="10.5pt"/>
    </style:style>
    <style:style style:name="P2580" style:parent-style-name="Normal" style:family="paragraph">
      <style:paragraph-properties fo:text-align="start"/>
      <style:text-properties fo:font-weight="bold" style:font-weight-asian="bold" style:font-weight-complex="bold" fo:font-size="11pt" style:font-size-asian="11pt"/>
    </style:style>
    <style:style style:name="T2581" style:parent-style-name="DefaultParagraphFont" style:family="text">
      <style:text-properties fo:font-weight="bold" style:font-weight-asian="bold" style:font-weight-complex="bold" fo:font-size="16pt" style:font-size-asian="16pt" style:font-size-complex="16pt"/>
    </style:style>
    <style:style style:name="T2582" style:parent-style-name="DefaultParagraphFont" style:family="text">
      <style:text-properties fo:font-weight="bold" style:font-weight-asian="bold" style:font-weight-complex="bold"/>
    </style:style>
    <style:style style:name="T2583" style:parent-style-name="DefaultParagraphFont" style:family="text">
      <style:text-properties fo:font-weight="bold" style:font-weight-asian="bold" style:font-weight-complex="bold" style:text-position="super 65%"/>
    </style:style>
    <style:style style:name="T2584" style:parent-style-name="DefaultParagraphFont" style:family="text">
      <style:text-properties fo:font-weight="bold" style:font-weight-asian="bold" style:font-weight-complex="bold" style:text-position="super 65%"/>
    </style:style>
    <style:style style:name="P2585" style:parent-style-name="Bibletext" style:family="paragraph">
      <style:paragraph-properties fo:text-align="start"/>
    </style:style>
    <style:style style:name="T2586" style:parent-style-name="DefaultParagraphFont" style:family="text">
      <style:text-properties fo:font-weight="bold" style:font-weight-asian="bold" style:font-weight-complex="bold" style:text-position="super 65%"/>
    </style:style>
    <style:style style:name="T2587" style:parent-style-name="DefaultParagraphFont" style:family="text">
      <style:text-properties fo:font-weight="bold" style:font-weight-asian="bold" style:font-weight-complex="bold" style:text-position="super 65%"/>
    </style:style>
    <style:style style:name="T2588" style:parent-style-name="DefaultParagraphFont" style:family="text">
      <style:text-properties fo:font-weight="bold" style:font-weight-asian="bold" style:font-weight-complex="bold" style:text-position="super 65%"/>
    </style:style>
    <style:style style:name="T2589" style:parent-style-name="DefaultParagraphFont" style:family="text">
      <style:text-properties fo:font-weight="bold" style:font-weight-asian="bold" style:font-weight-complex="bold" style:text-position="super 65%"/>
    </style:style>
    <style:style style:name="T2590" style:parent-style-name="DefaultParagraphFont" style:family="text">
      <style:text-properties fo:font-weight="bold" style:font-weight-asian="bold" style:font-weight-complex="bold" style:text-position="super 65%"/>
    </style:style>
    <style:style style:name="T2591" style:parent-style-name="DefaultParagraphFont" style:family="text">
      <style:text-properties fo:font-weight="bold" style:font-weight-asian="bold" style:font-weight-complex="bold" style:text-position="super 65%"/>
    </style:style>
    <style:style style:name="T2592" style:parent-style-name="DefaultParagraphFont" style:family="text">
      <style:text-properties fo:font-weight="bold" style:font-weight-asian="bold" style:font-weight-complex="bold" style:text-position="super 65%"/>
    </style:style>
    <style:style style:name="T2593" style:parent-style-name="DefaultParagraphFont" style:family="text">
      <style:text-properties fo:font-weight="bold" style:font-weight-asian="bold" style:font-weight-complex="bold" style:text-position="super 65%"/>
    </style:style>
    <style:style style:name="T2594" style:parent-style-name="DefaultParagraphFont" style:family="text">
      <style:text-properties fo:font-weight="bold" style:font-weight-asian="bold" style:font-weight-complex="bold" style:text-position="super 65%"/>
    </style:style>
    <style:style style:name="T2595" style:parent-style-name="DefaultParagraphFont" style:family="text">
      <style:text-properties fo:font-weight="bold" style:font-weight-asian="bold" style:font-weight-complex="bold" style:text-position="super 65%"/>
    </style:style>
    <style:style style:name="T2596" style:parent-style-name="DefaultParagraphFont" style:family="text">
      <style:text-properties fo:font-weight="bold" style:font-weight-asian="bold" style:font-weight-complex="bold" style:text-position="super 65%"/>
    </style:style>
    <style:style style:name="P2597" style:parent-style-name="Bibletext" style:family="paragraph">
      <style:text-properties fo:font-weight="bold" style:font-weight-asian="bold" style:font-weight-complex="bold" fo:font-size="11pt" style:font-size-asian="11pt"/>
    </style:style>
    <style:style style:name="T2598" style:parent-style-name="DefaultParagraphFont" style:family="text">
      <style:text-properties fo:font-weight="bold" style:font-weight-asian="bold" style:font-weight-complex="bold" style:text-position="super 65%"/>
    </style:style>
    <style:style style:name="P2599" style:parent-style-name="Bibletext" style:family="paragraph">
      <style:paragraph-properties fo:text-align="start"/>
    </style:style>
    <style:style style:name="T2600" style:parent-style-name="DefaultParagraphFont" style:family="text">
      <style:text-properties fo:font-weight="bold" style:font-weight-asian="bold" style:font-weight-complex="bold" style:text-position="super 65%"/>
    </style:style>
    <style:style style:name="T2601" style:parent-style-name="DefaultParagraphFont" style:family="text">
      <style:text-properties fo:font-weight="bold" style:font-weight-asian="bold" style:font-weight-complex="bold" style:text-position="super 65%"/>
    </style:style>
    <style:style style:name="T2602" style:parent-style-name="DefaultParagraphFont" style:family="text">
      <style:text-properties fo:font-weight="bold" style:font-weight-asian="bold" style:font-weight-complex="bold" style:text-position="super 65%"/>
    </style:style>
    <style:style style:name="T2603" style:parent-style-name="DefaultParagraphFont" style:family="text">
      <style:text-properties fo:font-weight="bold" style:font-weight-asian="bold" style:font-weight-complex="bold" style:text-position="super 65%"/>
    </style:style>
    <style:style style:name="P2604" style:parent-style-name="Bibletext" style:family="paragraph">
      <style:paragraph-properties fo:text-align="start"/>
    </style:style>
    <style:style style:name="T2605" style:parent-style-name="DefaultParagraphFont" style:family="text">
      <style:text-properties fo:font-weight="bold" style:font-weight-asian="bold" style:font-weight-complex="bold" style:text-position="super 65%"/>
    </style:style>
    <style:style style:name="P2606" style:parent-style-name="Bibletext" style:family="paragraph">
      <style:paragraph-properties fo:text-align="start"/>
    </style:style>
    <style:style style:name="P2607" style:parent-style-name="Bibletext" style:family="paragraph">
      <style:paragraph-properties fo:text-align="start"/>
    </style:style>
    <style:style style:name="T2608" style:parent-style-name="DefaultParagraphFont" style:family="text">
      <style:text-properties fo:font-weight="bold" style:font-weight-asian="bold" style:font-weight-complex="bold" style:text-position="super 65%"/>
    </style:style>
    <style:style style:name="P2609" style:parent-style-name="Bibletext" style:family="paragraph">
      <style:paragraph-properties fo:text-align="start"/>
    </style:style>
    <style:style style:name="T2610" style:parent-style-name="DefaultParagraphFont" style:family="text">
      <style:text-properties fo:font-weight="bold" style:font-weight-asian="bold" style:font-weight-complex="bold" style:text-position="super 65%"/>
    </style:style>
    <style:style style:name="P2611" style:parent-style-name="Bibletext" style:family="paragraph">
      <style:paragraph-properties fo:text-align="start"/>
    </style:style>
    <style:style style:name="T2612" style:parent-style-name="DefaultParagraphFont" style:family="text">
      <style:text-properties fo:font-weight="bold" style:font-weight-asian="bold" style:font-weight-complex="bold" style:text-position="super 65%"/>
    </style:style>
    <style:style style:name="P2613" style:parent-style-name="Bibletext" style:family="paragraph">
      <style:paragraph-properties fo:text-align="start"/>
    </style:style>
    <style:style style:name="T2614" style:parent-style-name="DefaultParagraphFont" style:family="text">
      <style:text-properties fo:font-weight="bold" style:font-weight-asian="bold" style:font-weight-complex="bold" style:text-position="super 65%"/>
    </style:style>
    <style:style style:name="T2615" style:parent-style-name="DefaultParagraphFont" style:family="text">
      <style:text-properties fo:font-weight="bold" style:font-weight-asian="bold" style:font-weight-complex="bold" style:text-position="super 65%"/>
    </style:style>
    <style:style style:name="P2616" style:parent-style-name="Normal" style:family="paragraph">
      <style:paragraph-properties fo:text-align="center"/>
      <style:text-properties style:font-size-complex="10.5pt"/>
    </style:style>
    <style:style style:name="P2617" style:parent-style-name="Normal" style:family="paragraph">
      <style:text-properties fo:font-weight="bold" style:font-weight-asian="bold" style:font-weight-complex="bold" style:font-size-complex="10.5pt"/>
    </style:style>
    <style:style style:name="T2618" style:parent-style-name="DefaultParagraphFont" style:family="text">
      <style:text-properties fo:font-weight="bold" style:font-weight-asian="bold" style:font-weight-complex="bold" style:font-size-complex="10.5pt"/>
    </style:style>
    <style:style style:name="T2619" style:parent-style-name="DefaultParagraphFont" style:family="text">
      <style:text-properties style:font-size-complex="10.5pt"/>
    </style:style>
    <style:style style:name="T2620" style:parent-style-name="DefaultParagraphFont" style:family="text">
      <style:text-properties fo:font-weight="bold" style:font-weight-asian="bold" style:font-weight-complex="bold" style:font-size-complex="10.5pt"/>
    </style:style>
    <style:style style:name="T2621" style:parent-style-name="DefaultParagraphFont" style:family="text">
      <style:text-properties style:font-size-complex="10.5pt"/>
    </style:style>
    <style:style style:name="P2622" style:parent-style-name="Normal" style:family="paragraph">
      <style:text-properties style:font-size-complex="10.5pt"/>
    </style:style>
    <style:style style:name="T2623" style:parent-style-name="DefaultParagraphFont" style:family="text">
      <style:text-properties fo:font-weight="bold" style:font-weight-asian="bold" style:font-weight-complex="bold" style:font-size-complex="10.5pt"/>
    </style:style>
    <style:style style:name="T2624" style:parent-style-name="DefaultParagraphFont" style:family="text">
      <style:text-properties style:font-size-complex="10.5pt"/>
    </style:style>
    <style:style style:name="P2625" style:parent-style-name="Normal" style:family="paragraph">
      <style:text-properties style:font-size-complex="10.5pt"/>
    </style:style>
    <style:style style:name="P2626" style:parent-style-name="Normal" style:family="paragraph">
      <style:text-properties style:font-size-complex="10.5pt"/>
    </style:style>
    <style:style style:name="T2627" style:parent-style-name="DefaultParagraphFont" style:family="text">
      <style:text-properties fo:font-weight="bold" style:font-weight-asian="bold" style:font-weight-complex="bold" style:font-size-complex="10.5pt"/>
    </style:style>
    <style:style style:name="T2628" style:parent-style-name="DefaultParagraphFont" style:family="text">
      <style:text-properties style:font-size-complex="10.5pt"/>
    </style:style>
    <style:style style:name="T2629" style:parent-style-name="DefaultParagraphFont" style:family="text">
      <style:text-properties style:font-size-complex="10.5pt"/>
    </style:style>
    <style:style style:name="P2630" style:parent-style-name="Normal" style:family="paragraph">
      <style:text-properties fo:font-weight="bold" style:font-weight-asian="bold" style:font-weight-complex="bold" style:font-size-complex="10.5pt"/>
    </style:style>
    <style:style style:name="T2631" style:parent-style-name="DefaultParagraphFont" style:family="text">
      <style:text-properties fo:font-weight="bold" style:font-weight-asian="bold" style:font-weight-complex="bold" style:font-size-complex="10.5pt"/>
    </style:style>
    <style:style style:name="T2632" style:parent-style-name="DefaultParagraphFont" style:family="text">
      <style:text-properties style:font-size-complex="10.5pt"/>
    </style:style>
    <style:style style:name="P2633" style:parent-style-name="Normal" style:family="paragraph">
      <style:text-properties style:font-size-complex="10.5pt"/>
    </style:style>
    <style:style style:name="T2634" style:parent-style-name="DefaultParagraphFont" style:family="text">
      <style:text-properties fo:font-weight="bold" style:font-weight-asian="bold" style:font-weight-complex="bold" style:font-size-complex="10.5pt"/>
    </style:style>
    <style:style style:name="T2635" style:parent-style-name="DefaultParagraphFont" style:family="text">
      <style:text-properties style:font-size-complex="10.5pt"/>
    </style:style>
    <style:style style:name="T2636" style:parent-style-name="DefaultParagraphFont" style:family="text">
      <style:text-properties fo:font-weight="bold" style:font-weight-asian="bold" style:font-weight-complex="bold" style:font-size-complex="10.5pt"/>
    </style:style>
    <style:style style:name="T2637" style:parent-style-name="DefaultParagraphFont" style:family="text">
      <style:text-properties style:font-size-complex="10.5pt"/>
    </style:style>
    <style:style style:name="P2638" style:parent-style-name="Normal" style:family="paragraph">
      <style:text-properties style:font-size-complex="10.5pt"/>
    </style:style>
    <style:style style:name="P2639" style:parent-style-name="Normal" style:family="paragraph">
      <style:paragraph-properties fo:text-align="center"/>
      <style:text-properties style:font-size-complex="10.5pt"/>
    </style:style>
    <style:style style:name="P2640" style:parent-style-name="Normal" style:family="paragraph">
      <style:text-properties fo:font-weight="bold" style:font-weight-asian="bold" style:font-weight-complex="bold" style:font-size-complex="10.5pt"/>
    </style:style>
    <style:style style:name="T2641" style:parent-style-name="DefaultParagraphFont" style:family="text">
      <style:text-properties fo:font-weight="bold" style:font-weight-asian="bold" style:font-weight-complex="bold" fo:font-size="16pt" style:font-size-asian="16pt" style:font-size-complex="16pt"/>
    </style:style>
    <style:style style:name="T2642" style:parent-style-name="DefaultParagraphFont" style:family="text">
      <style:text-properties fo:font-weight="bold" style:font-weight-asian="bold" style:font-weight-complex="bold"/>
    </style:style>
    <style:style style:name="T2643" style:parent-style-name="DefaultParagraphFont" style:family="text">
      <style:text-properties fo:font-weight="bold" style:font-weight-asian="bold" style:font-weight-complex="bold" style:text-position="super 65%"/>
    </style:style>
    <style:style style:name="T2644" style:parent-style-name="DefaultParagraphFont" style:family="text">
      <style:text-properties fo:font-weight="bold" style:font-weight-asian="bold" style:font-weight-complex="bold" style:text-position="super 65%"/>
    </style:style>
    <style:style style:name="T2645" style:parent-style-name="DefaultParagraphFont" style:family="text">
      <style:text-properties fo:font-weight="bold" style:font-weight-asian="bold" style:font-weight-complex="bold" style:text-position="super 65%"/>
    </style:style>
    <style:style style:name="T2646" style:parent-style-name="DefaultParagraphFont" style:family="text">
      <style:text-properties fo:font-weight="bold" style:font-weight-asian="bold" style:font-weight-complex="bold" style:text-position="super 65%"/>
    </style:style>
    <style:style style:name="T2647" style:parent-style-name="DefaultParagraphFont" style:family="text">
      <style:text-properties fo:font-weight="bold" style:font-weight-asian="bold" style:font-weight-complex="bold" style:text-position="super 65%"/>
    </style:style>
    <style:style style:name="T2648" style:parent-style-name="DefaultParagraphFont" style:family="text">
      <style:text-properties fo:font-weight="bold" style:font-weight-asian="bold" style:font-weight-complex="bold" style:text-position="super 65%"/>
    </style:style>
    <style:style style:name="T2649" style:parent-style-name="DefaultParagraphFont" style:family="text">
      <style:text-properties fo:font-weight="bold" style:font-weight-asian="bold" style:font-weight-complex="bold" style:text-position="super 65%"/>
    </style:style>
    <style:style style:name="T2650" style:parent-style-name="DefaultParagraphFont" style:family="text">
      <style:text-properties fo:font-weight="bold" style:font-weight-asian="bold" style:font-weight-complex="bold" style:text-position="super 65%"/>
    </style:style>
    <style:style style:name="T2651" style:parent-style-name="DefaultParagraphFont" style:family="text">
      <style:text-properties fo:font-weight="bold" style:font-weight-asian="bold" style:font-weight-complex="bold" style:text-position="super 65%"/>
    </style:style>
    <style:style style:name="T2652" style:parent-style-name="DefaultParagraphFont" style:family="text">
      <style:text-properties fo:font-weight="bold" style:font-weight-asian="bold" style:font-weight-complex="bold" style:text-position="super 65%"/>
    </style:style>
    <style:style style:name="T2653" style:parent-style-name="DefaultParagraphFont" style:family="text">
      <style:text-properties fo:font-weight="bold" style:font-weight-asian="bold" style:font-weight-complex="bold" style:text-position="super 65%"/>
    </style:style>
    <style:style style:name="T2654" style:parent-style-name="DefaultParagraphFont" style:family="text">
      <style:text-properties fo:font-weight="bold" style:font-weight-asian="bold" style:font-weight-complex="bold" style:text-position="super 65%"/>
    </style:style>
    <style:style style:name="T2655" style:parent-style-name="DefaultParagraphFont" style:family="text">
      <style:text-properties fo:font-weight="bold" style:font-weight-asian="bold" style:font-weight-complex="bold" style:text-position="super 65%"/>
    </style:style>
    <style:style style:name="T2656" style:parent-style-name="DefaultParagraphFont" style:family="text">
      <style:text-properties fo:font-weight="bold" style:font-weight-asian="bold" style:font-weight-complex="bold" style:text-position="super 65%"/>
    </style:style>
    <style:style style:name="T2657" style:parent-style-name="DefaultParagraphFont" style:family="text">
      <style:text-properties fo:font-weight="bold" style:font-weight-asian="bold" style:font-weight-complex="bold" style:text-position="super 65%"/>
    </style:style>
    <style:style style:name="T2658" style:parent-style-name="DefaultParagraphFont" style:family="text">
      <style:text-properties fo:font-weight="bold" style:font-weight-asian="bold" style:font-weight-complex="bold" style:text-position="super 65%"/>
    </style:style>
    <style:style style:name="T2659" style:parent-style-name="DefaultParagraphFont" style:family="text">
      <style:text-properties fo:font-weight="bold" style:font-weight-asian="bold" style:font-weight-complex="bold" style:text-position="super 65%"/>
    </style:style>
    <style:style style:name="P2660" style:parent-style-name="Normal" style:family="paragraph">
      <style:paragraph-properties fo:text-align="center"/>
      <style:text-properties style:font-size-complex="10.5pt"/>
    </style:style>
    <style:style style:name="P2661" style:parent-style-name="Normal" style:family="paragraph">
      <style:text-properties style:font-size-complex="10.5pt"/>
    </style:style>
    <style:style style:name="P2662" style:parent-style-name="Normal" style:family="paragraph">
      <style:text-properties style:font-size-complex="10.5pt"/>
    </style:style>
    <style:style style:name="P2663" style:parent-style-name="Normal" style:family="paragraph">
      <style:text-properties style:font-size-complex="10.5pt"/>
    </style:style>
    <style:style style:name="P2664" style:parent-style-name="Normal" style:family="paragraph">
      <style:paragraph-properties fo:text-align="center"/>
      <style:text-properties style:font-size-complex="10.5pt"/>
    </style:style>
    <style:style style:name="P2665" style:parent-style-name="Normal" style:family="paragraph">
      <style:text-properties fo:font-weight="bold" style:font-weight-asian="bold" style:font-weight-complex="bold" style:font-size-complex="10.5pt"/>
    </style:style>
    <style:style style:name="T2666" style:parent-style-name="DefaultParagraphFont" style:family="text">
      <style:text-properties fo:font-weight="bold" style:font-weight-asian="bold" style:font-weight-complex="bold" fo:font-size="16pt" style:font-size-asian="16pt" style:font-size-complex="16pt"/>
    </style:style>
    <style:style style:name="T2667" style:parent-style-name="DefaultParagraphFont" style:family="text">
      <style:text-properties fo:font-weight="bold" style:font-weight-asian="bold" style:font-weight-complex="bold"/>
    </style:style>
    <style:style style:name="T2668" style:parent-style-name="DefaultParagraphFont" style:family="text">
      <style:text-properties fo:font-weight="bold" style:font-weight-asian="bold" style:font-weight-complex="bold" style:text-position="super 65%"/>
    </style:style>
    <style:style style:name="T2669" style:parent-style-name="DefaultParagraphFont" style:family="text">
      <style:text-properties fo:font-weight="bold" style:font-weight-asian="bold" style:font-weight-complex="bold" style:text-position="super 65%"/>
    </style:style>
    <style:style style:name="T2670" style:parent-style-name="DefaultParagraphFont" style:family="text">
      <style:text-properties fo:font-weight="bold" style:font-weight-asian="bold" style:font-weight-complex="bold" style:text-position="super 65%"/>
    </style:style>
    <style:style style:name="T2671" style:parent-style-name="DefaultParagraphFont" style:family="text">
      <style:text-properties fo:font-weight="bold" style:font-weight-asian="bold" style:font-weight-complex="bold" style:text-position="super 65%"/>
    </style:style>
    <style:style style:name="T2672" style:parent-style-name="DefaultParagraphFont" style:family="text">
      <style:text-properties fo:font-weight="bold" style:font-weight-asian="bold" style:font-weight-complex="bold" style:text-position="super 65%"/>
    </style:style>
    <style:style style:name="T2673" style:parent-style-name="DefaultParagraphFont" style:family="text">
      <style:text-properties fo:font-weight="bold" style:font-weight-asian="bold" style:font-weight-complex="bold" style:text-position="super 65%"/>
    </style:style>
    <style:style style:name="T2674" style:parent-style-name="DefaultParagraphFont" style:family="text">
      <style:text-properties fo:font-weight="bold" style:font-weight-asian="bold" style:font-weight-complex="bold" style:text-position="super 65%"/>
    </style:style>
    <style:style style:name="T2675" style:parent-style-name="DefaultParagraphFont" style:family="text">
      <style:text-properties fo:font-weight="bold" style:font-weight-asian="bold" style:font-weight-complex="bold" style:text-position="super 65%"/>
    </style:style>
    <style:style style:name="T2676" style:parent-style-name="DefaultParagraphFont" style:family="text">
      <style:text-properties fo:font-weight="bold" style:font-weight-asian="bold" style:font-weight-complex="bold" style:text-position="super 65%"/>
    </style:style>
    <style:style style:name="T2677" style:parent-style-name="DefaultParagraphFont" style:family="text">
      <style:text-properties fo:font-weight="bold" style:font-weight-asian="bold" style:font-weight-complex="bold" style:text-position="super 65%"/>
    </style:style>
    <style:style style:name="T2678" style:parent-style-name="DefaultParagraphFont" style:family="text">
      <style:text-properties fo:font-weight="bold" style:font-weight-asian="bold" style:font-weight-complex="bold" style:text-position="super 65%"/>
    </style:style>
    <style:style style:name="T2679" style:parent-style-name="DefaultParagraphFont" style:family="text">
      <style:text-properties fo:font-weight="bold" style:font-weight-asian="bold" style:font-weight-complex="bold" style:text-position="super 65%"/>
    </style:style>
    <style:style style:name="T2680" style:parent-style-name="DefaultParagraphFont" style:family="text">
      <style:text-properties fo:font-weight="bold" style:font-weight-asian="bold" style:font-weight-complex="bold" style:text-position="super 65%"/>
    </style:style>
    <style:style style:name="T2681" style:parent-style-name="DefaultParagraphFont" style:family="text">
      <style:text-properties fo:font-weight="bold" style:font-weight-asian="bold" style:font-weight-complex="bold" style:text-position="super 65%"/>
    </style:style>
    <style:style style:name="T2682" style:parent-style-name="DefaultParagraphFont" style:family="text">
      <style:text-properties fo:font-weight="bold" style:font-weight-asian="bold" style:font-weight-complex="bold" style:text-position="super 65%"/>
    </style:style>
    <style:style style:name="T2683" style:parent-style-name="DefaultParagraphFont" style:family="text">
      <style:text-properties fo:font-weight="bold" style:font-weight-asian="bold" style:font-weight-complex="bold" style:text-position="super 65%"/>
    </style:style>
    <style:style style:name="T2684" style:parent-style-name="DefaultParagraphFont" style:family="text">
      <style:text-properties fo:font-weight="bold" style:font-weight-asian="bold" style:font-weight-complex="bold" style:text-position="super 65%"/>
    </style:style>
    <style:style style:name="T2685" style:parent-style-name="DefaultParagraphFont" style:family="text">
      <style:text-properties fo:font-weight="bold" style:font-weight-asian="bold" style:font-weight-complex="bold" style:text-position="super 65%"/>
    </style:style>
    <style:style style:name="T2686" style:parent-style-name="DefaultParagraphFont" style:family="text">
      <style:text-properties fo:font-weight="bold" style:font-weight-asian="bold" style:font-weight-complex="bold" style:text-position="super 65%"/>
    </style:style>
    <style:style style:name="T2687" style:parent-style-name="DefaultParagraphFont" style:family="text">
      <style:text-properties fo:font-weight="bold" style:font-weight-asian="bold" style:font-weight-complex="bold" style:text-position="super 65%"/>
    </style:style>
    <style:style style:name="T2688" style:parent-style-name="DefaultParagraphFont" style:family="text">
      <style:text-properties fo:font-weight="bold" style:font-weight-asian="bold" style:font-weight-complex="bold" style:text-position="super 65%"/>
    </style:style>
    <style:style style:name="T2689" style:parent-style-name="DefaultParagraphFont" style:family="text">
      <style:text-properties fo:font-weight="bold" style:font-weight-asian="bold" style:font-weight-complex="bold" style:text-position="super 65%"/>
    </style:style>
    <style:style style:name="T2690" style:parent-style-name="DefaultParagraphFont" style:family="text">
      <style:text-properties fo:font-weight="bold" style:font-weight-asian="bold" style:font-weight-complex="bold" style:text-position="super 65%"/>
    </style:style>
    <style:style style:name="T2691" style:parent-style-name="DefaultParagraphFont" style:family="text">
      <style:text-properties fo:font-weight="bold" style:font-weight-asian="bold" style:font-weight-complex="bold" style:text-position="super 65%"/>
    </style:style>
    <style:style style:name="T2692" style:parent-style-name="DefaultParagraphFont" style:family="text">
      <style:text-properties fo:font-weight="bold" style:font-weight-asian="bold" style:font-weight-complex="bold" style:text-position="super 65%"/>
    </style:style>
    <style:style style:name="T2693" style:parent-style-name="DefaultParagraphFont" style:family="text">
      <style:text-properties fo:font-weight="bold" style:font-weight-asian="bold" style:font-weight-complex="bold" style:text-position="super 65%"/>
    </style:style>
    <style:style style:name="T2694" style:parent-style-name="DefaultParagraphFont" style:family="text">
      <style:text-properties fo:font-weight="bold" style:font-weight-asian="bold" style:font-weight-complex="bold" style:text-position="super 65%"/>
    </style:style>
    <style:style style:name="T2695" style:parent-style-name="DefaultParagraphFont" style:family="text">
      <style:text-properties fo:font-weight="bold" style:font-weight-asian="bold" style:font-weight-complex="bold" style:text-position="super 65%"/>
    </style:style>
    <style:style style:name="T2696" style:parent-style-name="DefaultParagraphFont" style:family="text">
      <style:text-properties fo:font-weight="bold" style:font-weight-asian="bold" style:font-weight-complex="bold" style:text-position="super 65%"/>
    </style:style>
    <style:style style:name="T2697" style:parent-style-name="DefaultParagraphFont" style:family="text">
      <style:text-properties fo:font-weight="bold" style:font-weight-asian="bold" style:font-weight-complex="bold" style:text-position="super 65%"/>
    </style:style>
    <style:style style:name="T2698" style:parent-style-name="DefaultParagraphFont" style:family="text">
      <style:text-properties fo:font-weight="bold" style:font-weight-asian="bold" style:font-weight-complex="bold" style:text-position="super 65%"/>
    </style:style>
    <style:style style:name="T2699" style:parent-style-name="DefaultParagraphFont" style:family="text">
      <style:text-properties fo:font-weight="bold" style:font-weight-asian="bold" style:font-weight-complex="bold" style:text-position="super 65%"/>
    </style:style>
    <style:style style:name="T2700" style:parent-style-name="DefaultParagraphFont" style:family="text">
      <style:text-properties fo:font-weight="bold" style:font-weight-asian="bold" style:font-weight-complex="bold" style:text-position="super 65%"/>
    </style:style>
    <style:style style:name="T2701" style:parent-style-name="DefaultParagraphFont" style:family="text">
      <style:text-properties fo:font-weight="bold" style:font-weight-asian="bold" style:font-weight-complex="bold" style:text-position="super 65%"/>
    </style:style>
    <style:style style:name="T2702" style:parent-style-name="DefaultParagraphFont" style:family="text">
      <style:text-properties fo:font-weight="bold" style:font-weight-asian="bold" style:font-weight-complex="bold" style:text-position="super 65%"/>
    </style:style>
    <style:style style:name="T2703" style:parent-style-name="DefaultParagraphFont" style:family="text">
      <style:text-properties fo:font-weight="bold" style:font-weight-asian="bold" style:font-weight-complex="bold" style:text-position="super 65%"/>
    </style:style>
    <style:style style:name="T2704" style:parent-style-name="DefaultParagraphFont" style:family="text">
      <style:text-properties fo:font-weight="bold" style:font-weight-asian="bold" style:font-weight-complex="bold" style:text-position="super 65%"/>
    </style:style>
    <style:style style:name="T2705" style:parent-style-name="DefaultParagraphFont" style:family="text">
      <style:text-properties fo:font-weight="bold" style:font-weight-asian="bold" style:font-weight-complex="bold" style:text-position="super 65%"/>
    </style:style>
    <style:style style:name="T2706" style:parent-style-name="DefaultParagraphFont" style:family="text">
      <style:text-properties fo:font-weight="bold" style:font-weight-asian="bold" style:font-weight-complex="bold" style:text-position="super 65%"/>
    </style:style>
    <style:style style:name="T2707" style:parent-style-name="DefaultParagraphFont" style:family="text">
      <style:text-properties fo:font-weight="bold" style:font-weight-asian="bold" style:font-weight-complex="bold" style:text-position="super 65%"/>
    </style:style>
    <style:style style:name="T2708" style:parent-style-name="DefaultParagraphFont" style:family="text">
      <style:text-properties fo:font-weight="bold" style:font-weight-asian="bold" style:font-weight-complex="bold" style:text-position="super 65%"/>
    </style:style>
    <style:style style:name="T2709" style:parent-style-name="DefaultParagraphFont" style:family="text">
      <style:text-properties fo:font-weight="bold" style:font-weight-asian="bold" style:font-weight-complex="bold" style:text-position="super 65%"/>
    </style:style>
    <style:style style:name="T2710" style:parent-style-name="DefaultParagraphFont" style:family="text">
      <style:text-properties fo:font-weight="bold" style:font-weight-asian="bold" style:font-weight-complex="bold" style:text-position="super 65%"/>
    </style:style>
    <style:style style:name="T2711" style:parent-style-name="DefaultParagraphFont" style:family="text">
      <style:text-properties fo:font-weight="bold" style:font-weight-asian="bold" style:font-weight-complex="bold" style:text-position="super 65%"/>
    </style:style>
    <style:style style:name="T2712" style:parent-style-name="DefaultParagraphFont" style:family="text">
      <style:text-properties fo:font-weight="bold" style:font-weight-asian="bold" style:font-weight-complex="bold" style:text-position="super 65%"/>
    </style:style>
    <style:style style:name="T2713" style:parent-style-name="DefaultParagraphFont" style:family="text">
      <style:text-properties fo:font-weight="bold" style:font-weight-asian="bold" style:font-weight-complex="bold" style:text-position="super 65%"/>
    </style:style>
    <style:style style:name="T2714" style:parent-style-name="DefaultParagraphFont" style:family="text">
      <style:text-properties fo:font-weight="bold" style:font-weight-asian="bold" style:font-weight-complex="bold" style:text-position="super 65%"/>
    </style:style>
    <style:style style:name="T2715" style:parent-style-name="DefaultParagraphFont" style:family="text">
      <style:text-properties fo:font-weight="bold" style:font-weight-asian="bold" style:font-weight-complex="bold" style:text-position="super 65%"/>
    </style:style>
    <style:style style:name="T2716" style:parent-style-name="DefaultParagraphFont" style:family="text">
      <style:text-properties fo:font-weight="bold" style:font-weight-asian="bold" style:font-weight-complex="bold" style:text-position="super 65%"/>
    </style:style>
    <style:style style:name="T2717" style:parent-style-name="DefaultParagraphFont" style:family="text">
      <style:text-properties fo:font-weight="bold" style:font-weight-asian="bold" style:font-weight-complex="bold" style:text-position="super 65%"/>
    </style:style>
    <style:style style:name="T2718" style:parent-style-name="DefaultParagraphFont" style:family="text">
      <style:text-properties fo:font-weight="bold" style:font-weight-asian="bold" style:font-weight-complex="bold" style:text-position="super 65%"/>
    </style:style>
    <style:style style:name="T2719" style:parent-style-name="DefaultParagraphFont" style:family="text">
      <style:text-properties fo:font-weight="bold" style:font-weight-asian="bold" style:font-weight-complex="bold" style:text-position="super 65%"/>
    </style:style>
    <style:style style:name="T2720" style:parent-style-name="DefaultParagraphFont" style:family="text">
      <style:text-properties fo:font-weight="bold" style:font-weight-asian="bold" style:font-weight-complex="bold" style:text-position="super 65%"/>
    </style:style>
    <style:style style:name="T2721" style:parent-style-name="DefaultParagraphFont" style:family="text">
      <style:text-properties fo:font-weight="bold" style:font-weight-asian="bold" style:font-weight-complex="bold" style:text-position="super 65%"/>
    </style:style>
    <style:style style:name="T2722" style:parent-style-name="DefaultParagraphFont" style:family="text">
      <style:text-properties fo:font-weight="bold" style:font-weight-asian="bold" style:font-weight-complex="bold" style:text-position="super 65%"/>
    </style:style>
    <style:style style:name="T2723" style:parent-style-name="DefaultParagraphFont" style:family="text">
      <style:text-properties fo:font-weight="bold" style:font-weight-asian="bold" style:font-weight-complex="bold" style:text-position="super 65%"/>
    </style:style>
    <style:style style:name="T2724" style:parent-style-name="DefaultParagraphFont" style:family="text">
      <style:text-properties fo:font-weight="bold" style:font-weight-asian="bold" style:font-weight-complex="bold" style:text-position="super 65%"/>
    </style:style>
    <style:style style:name="T2725" style:parent-style-name="DefaultParagraphFont" style:family="text">
      <style:text-properties fo:font-weight="bold" style:font-weight-asian="bold" style:font-weight-complex="bold" style:text-position="super 65%"/>
    </style:style>
    <style:style style:name="T2726" style:parent-style-name="DefaultParagraphFont" style:family="text">
      <style:text-properties fo:font-weight="bold" style:font-weight-asian="bold" style:font-weight-complex="bold" style:text-position="super 65%"/>
    </style:style>
    <style:style style:name="T2727" style:parent-style-name="DefaultParagraphFont" style:family="text">
      <style:text-properties fo:font-weight="bold" style:font-weight-asian="bold" style:font-weight-complex="bold" style:text-position="super 65%"/>
    </style:style>
    <style:style style:name="T2728" style:parent-style-name="DefaultParagraphFont" style:family="text">
      <style:text-properties fo:font-weight="bold" style:font-weight-asian="bold" style:font-weight-complex="bold" style:text-position="super 65%"/>
    </style:style>
    <style:style style:name="T2729" style:parent-style-name="DefaultParagraphFont" style:family="text">
      <style:text-properties fo:font-weight="bold" style:font-weight-asian="bold" style:font-weight-complex="bold" style:text-position="super 65%"/>
    </style:style>
    <style:style style:name="T2730" style:parent-style-name="DefaultParagraphFont" style:family="text">
      <style:text-properties fo:font-weight="bold" style:font-weight-asian="bold" style:font-weight-complex="bold" style:text-position="super 65%"/>
    </style:style>
    <style:style style:name="T2731" style:parent-style-name="DefaultParagraphFont" style:family="text">
      <style:text-properties fo:font-weight="bold" style:font-weight-asian="bold" style:font-weight-complex="bold" style:text-position="super 65%"/>
    </style:style>
    <style:style style:name="P2732" style:parent-style-name="Bibletext" style:family="paragraph">
      <style:paragraph-properties fo:text-align="center"/>
      <style:text-properties fo:font-size="10.5pt" style:font-size-asian="10.5pt" style:font-size-complex="10.5pt"/>
    </style:style>
    <style:style style:name="P2733" style:parent-style-name="Bibletext" style:family="paragraph">
      <style:text-properties fo:font-size="10.5pt" style:font-size-asian="10.5pt" style:font-size-complex="10.5pt"/>
    </style:style>
    <style:style style:name="P2734" style:parent-style-name="Normal" style:family="paragraph">
      <style:text-properties style:font-size-complex="10.5pt"/>
    </style:style>
    <style:style style:name="P2735" style:parent-style-name="Normal" style:family="paragraph">
      <style:text-properties style:font-size-complex="10.5pt"/>
    </style:style>
    <style:style style:name="P2736" style:parent-style-name="Normal" style:family="paragraph">
      <style:paragraph-properties fo:text-align="center"/>
      <style:text-properties style:font-size-complex="10.5pt"/>
    </style:style>
    <style:style style:name="P2737" style:parent-style-name="Normal" style:family="paragraph">
      <style:text-properties fo:font-weight="bold" style:font-weight-asian="bold" style:font-weight-complex="bold"/>
    </style:style>
    <style:style style:name="T2738" style:parent-style-name="DefaultParagraphFont" style:family="text">
      <style:text-properties fo:font-weight="bold" style:font-weight-asian="bold" style:font-weight-complex="bold" fo:font-size="16pt" style:font-size-asian="16pt" style:font-size-complex="16pt"/>
    </style:style>
    <style:style style:name="T2739" style:parent-style-name="DefaultParagraphFont" style:family="text">
      <style:text-properties fo:font-weight="bold" style:font-weight-asian="bold" style:font-weight-complex="bold"/>
    </style:style>
    <style:style style:name="T2740" style:parent-style-name="DefaultParagraphFont" style:family="text">
      <style:text-properties fo:font-weight="bold" style:font-weight-asian="bold" style:font-weight-complex="bold" style:text-position="super 65%"/>
    </style:style>
    <style:style style:name="T2741" style:parent-style-name="DefaultParagraphFont" style:family="text">
      <style:text-properties fo:font-weight="bold" style:font-weight-asian="bold" style:font-weight-complex="bold" style:text-position="super 65%"/>
    </style:style>
    <style:style style:name="T2742" style:parent-style-name="DefaultParagraphFont" style:family="text">
      <style:text-properties fo:font-weight="bold" style:font-weight-asian="bold" style:font-weight-complex="bold" style:text-position="super 65%"/>
    </style:style>
    <style:style style:name="T2743" style:parent-style-name="DefaultParagraphFont" style:family="text">
      <style:text-properties fo:font-weight="bold" style:font-weight-asian="bold" style:font-weight-complex="bold" style:text-position="super 65%"/>
    </style:style>
    <style:style style:name="T2744" style:parent-style-name="DefaultParagraphFont" style:family="text">
      <style:text-properties fo:font-weight="bold" style:font-weight-asian="bold" style:font-weight-complex="bold" style:text-position="super 65%"/>
    </style:style>
    <style:style style:name="T2745" style:parent-style-name="DefaultParagraphFont" style:family="text">
      <style:text-properties fo:font-weight="bold" style:font-weight-asian="bold" style:font-weight-complex="bold" style:text-position="super 65%"/>
    </style:style>
    <style:style style:name="T2746" style:parent-style-name="DefaultParagraphFont" style:family="text">
      <style:text-properties fo:font-weight="bold" style:font-weight-asian="bold" style:font-weight-complex="bold" style:text-position="super 65%"/>
    </style:style>
    <style:style style:name="T2747" style:parent-style-name="DefaultParagraphFont" style:family="text">
      <style:text-properties fo:font-weight="bold" style:font-weight-asian="bold" style:font-weight-complex="bold" style:text-position="super 65%"/>
    </style:style>
    <style:style style:name="T2748" style:parent-style-name="DefaultParagraphFont" style:family="text">
      <style:text-properties fo:font-weight="bold" style:font-weight-asian="bold" style:font-weight-complex="bold" style:text-position="super 65%"/>
    </style:style>
    <style:style style:name="T2749" style:parent-style-name="DefaultParagraphFont" style:family="text">
      <style:text-properties fo:font-weight="bold" style:font-weight-asian="bold" style:font-weight-complex="bold" style:text-position="super 65%"/>
    </style:style>
    <style:style style:name="P2750" style:parent-style-name="Bibletext" style:family="paragraph">
      <style:text-properties fo:font-weight="bold" style:font-weight-asian="bold" style:font-weight-complex="bold" fo:font-size="10.5pt" style:font-size-asian="10.5pt" style:font-size-complex="10.5pt"/>
    </style:style>
    <style:style style:name="T2751" style:parent-style-name="DefaultParagraphFont" style:family="text">
      <style:text-properties fo:font-weight="bold" style:font-weight-asian="bold" style:font-weight-complex="bold" style:text-position="super 65%"/>
    </style:style>
    <style:style style:name="T2752" style:parent-style-name="DefaultParagraphFont" style:family="text">
      <style:text-properties fo:font-weight="bold" style:font-weight-asian="bold" style:font-weight-complex="bold" style:text-position="super 65%"/>
    </style:style>
    <style:style style:name="T2753" style:parent-style-name="DefaultParagraphFont" style:family="text">
      <style:text-properties fo:font-weight="bold" style:font-weight-asian="bold" style:font-weight-complex="bold" style:text-position="super 65%"/>
    </style:style>
    <style:style style:name="T2754" style:parent-style-name="DefaultParagraphFont" style:family="text">
      <style:text-properties style:text-position="super 65%"/>
    </style:style>
    <style:style style:name="T2755" style:parent-style-name="Hyperlink" style:family="text">
      <style:text-properties style:text-position="super 65%"/>
    </style:style>
    <style:style style:name="T2756" style:parent-style-name="DefaultParagraphFont" style:family="text">
      <style:text-properties style:text-position="super 65%"/>
    </style:style>
    <style:style style:name="T2757" style:parent-style-name="DefaultParagraphFont" style:family="text">
      <style:text-properties fo:font-weight="bold" style:font-weight-asian="bold" style:font-weight-complex="bold" style:text-position="super 65%"/>
    </style:style>
    <style:style style:name="T2758" style:parent-style-name="DefaultParagraphFont" style:family="text">
      <style:text-properties fo:font-weight="bold" style:font-weight-asian="bold" style:font-weight-complex="bold" style:text-position="super 65%"/>
    </style:style>
    <style:style style:name="T2759" style:parent-style-name="DefaultParagraphFont" style:family="text">
      <style:text-properties fo:font-weight="bold" style:font-weight-asian="bold" style:font-weight-complex="bold" style:text-position="super 65%"/>
    </style:style>
    <style:style style:name="T2760" style:parent-style-name="DefaultParagraphFont" style:family="text">
      <style:text-properties fo:font-weight="bold" style:font-weight-asian="bold" style:font-weight-complex="bold" style:text-position="super 65%"/>
    </style:style>
    <style:style style:name="T2761" style:parent-style-name="DefaultParagraphFont" style:family="text">
      <style:text-properties fo:font-weight="bold" style:font-weight-asian="bold" style:font-weight-complex="bold" style:text-position="super 65%"/>
    </style:style>
    <style:style style:name="T2762" style:parent-style-name="DefaultParagraphFont" style:family="text">
      <style:text-properties fo:font-weight="bold" style:font-weight-asian="bold" style:font-weight-complex="bold" style:text-position="super 65%"/>
    </style:style>
    <style:style style:name="T2763" style:parent-style-name="DefaultParagraphFont" style:family="text">
      <style:text-properties fo:font-weight="bold" style:font-weight-asian="bold" style:font-weight-complex="bold" style:text-position="super 65%"/>
    </style:style>
    <style:style style:name="T2764" style:parent-style-name="DefaultParagraphFont" style:family="text">
      <style:text-properties fo:font-weight="bold" style:font-weight-asian="bold" style:font-weight-complex="bold" style:text-position="super 65%"/>
    </style:style>
    <style:style style:name="T2765" style:parent-style-name="DefaultParagraphFont" style:family="text">
      <style:text-properties fo:font-weight="bold" style:font-weight-asian="bold" style:font-weight-complex="bold" style:text-position="super 65%"/>
    </style:style>
    <style:style style:name="P2766" style:parent-style-name="Normal" style:family="paragraph">
      <style:paragraph-properties fo:text-align="center"/>
    </style:style>
    <style:style style:name="P2767" style:parent-style-name="Normal" style:family="paragraph">
      <style:paragraph-properties fo:text-align="center"/>
    </style:style>
    <style:style style:name="P2768" style:parent-style-name="Normal" style:family="paragraph">
      <style:text-properties fo:font-weight="bold" style:font-weight-asian="bold" style:font-weight-complex="bold"/>
    </style:style>
    <style:style style:name="T2769" style:parent-style-name="DefaultParagraphFont" style:family="text">
      <style:text-properties fo:font-weight="bold" style:font-weight-asian="bold" style:font-weight-complex="bold" fo:font-size="16pt" style:font-size-asian="16pt" style:font-size-complex="16pt"/>
    </style:style>
    <style:style style:name="T2770" style:parent-style-name="DefaultParagraphFont" style:family="text">
      <style:text-properties fo:font-weight="bold" style:font-weight-asian="bold" style:font-weight-complex="bold"/>
    </style:style>
    <style:style style:name="T2771" style:parent-style-name="DefaultParagraphFont" style:family="text">
      <style:text-properties fo:font-weight="bold" style:font-weight-asian="bold" style:font-weight-complex="bold" style:text-position="super 65%"/>
    </style:style>
    <style:style style:name="T2772" style:parent-style-name="DefaultParagraphFont" style:family="text">
      <style:text-properties fo:font-weight="bold" style:font-weight-asian="bold" style:font-weight-complex="bold" style:text-position="super 65%"/>
    </style:style>
    <style:style style:name="T2773" style:parent-style-name="DefaultParagraphFont" style:family="text">
      <style:text-properties fo:font-weight="bold" style:font-weight-asian="bold" style:font-weight-complex="bold" style:text-position="super 65%"/>
    </style:style>
    <style:style style:name="T2774" style:parent-style-name="DefaultParagraphFont" style:family="text">
      <style:text-properties fo:font-weight="bold" style:font-weight-asian="bold" style:font-weight-complex="bold" style:text-position="super 65%"/>
    </style:style>
    <style:style style:name="T2775" style:parent-style-name="DefaultParagraphFont" style:family="text">
      <style:text-properties fo:font-weight="bold" style:font-weight-asian="bold" style:font-weight-complex="bold" style:text-position="super 65%"/>
    </style:style>
    <style:style style:name="T2776" style:parent-style-name="DefaultParagraphFont" style:family="text">
      <style:text-properties fo:font-weight="bold" style:font-weight-asian="bold" style:font-weight-complex="bold" style:text-position="super 65%"/>
    </style:style>
    <style:style style:name="T2777" style:parent-style-name="DefaultParagraphFont" style:family="text">
      <style:text-properties fo:font-weight="bold" style:font-weight-asian="bold" style:font-weight-complex="bold" style:text-position="super 65%"/>
    </style:style>
    <style:style style:name="P2778" style:parent-style-name="Bibletext" style:family="paragraph">
      <style:text-properties fo:font-weight="bold" style:font-weight-asian="bold" style:font-weight-complex="bold"/>
    </style:style>
    <style:style style:name="T2779" style:parent-style-name="DefaultParagraphFont" style:family="text">
      <style:text-properties fo:font-weight="bold" style:font-weight-asian="bold" style:font-weight-complex="bold" style:text-position="super 65%"/>
    </style:style>
    <style:style style:name="T2780" style:parent-style-name="DefaultParagraphFont" style:family="text">
      <style:text-properties fo:font-weight="bold" style:font-weight-asian="bold" style:font-weight-complex="bold" style:text-position="super 65%"/>
    </style:style>
    <style:style style:name="P2781" style:parent-style-name="Bibletext" style:family="paragraph">
      <style:text-properties fo:font-weight="bold" style:font-weight-asian="bold" style:font-weight-complex="bold"/>
    </style:style>
    <style:style style:name="T2782" style:parent-style-name="DefaultParagraphFont" style:family="text">
      <style:text-properties fo:font-weight="bold" style:font-weight-asian="bold" style:font-weight-complex="bold" style:text-position="super 65%"/>
    </style:style>
    <style:style style:name="T2783" style:parent-style-name="DefaultParagraphFont" style:family="text">
      <style:text-properties fo:font-weight="bold" style:font-weight-asian="bold" style:font-weight-complex="bold" style:text-position="super 65%"/>
    </style:style>
    <style:style style:name="T2784" style:parent-style-name="DefaultParagraphFont" style:family="text">
      <style:text-properties fo:font-weight="bold" style:font-weight-asian="bold" style:font-weight-complex="bold" style:text-position="super 65%"/>
    </style:style>
    <style:style style:name="T2785" style:parent-style-name="DefaultParagraphFont" style:family="text">
      <style:text-properties fo:font-weight="bold" style:font-weight-asian="bold" style:font-weight-complex="bold" style:text-position="super 65%"/>
    </style:style>
    <style:style style:name="T2786" style:parent-style-name="DefaultParagraphFont" style:family="text">
      <style:text-properties fo:font-weight="bold" style:font-weight-asian="bold" style:font-weight-complex="bold" style:text-position="super 65%"/>
    </style:style>
    <style:style style:name="P2787" style:parent-style-name="Bibletext" style:family="paragraph">
      <style:text-properties fo:font-weight="bold" style:font-weight-asian="bold" style:font-weight-complex="bold"/>
    </style:style>
    <style:style style:name="T2788" style:parent-style-name="DefaultParagraphFont" style:family="text">
      <style:text-properties fo:font-weight="bold" style:font-weight-asian="bold" style:font-weight-complex="bold" style:text-position="super 65%"/>
    </style:style>
    <style:style style:name="T2789" style:parent-style-name="DefaultParagraphFont" style:family="text">
      <style:text-properties fo:font-weight="bold" style:font-weight-asian="bold" style:font-weight-complex="bold" style:text-position="super 65%"/>
    </style:style>
    <style:style style:name="T2790" style:parent-style-name="DefaultParagraphFont" style:family="text">
      <style:text-properties fo:font-weight="bold" style:font-weight-asian="bold" style:font-weight-complex="bold" style:text-position="super 65%"/>
    </style:style>
    <style:style style:name="T2791" style:parent-style-name="DefaultParagraphFont" style:family="text">
      <style:text-properties fo:font-weight="bold" style:font-weight-asian="bold" style:font-weight-complex="bold" style:text-position="super 65%"/>
    </style:style>
    <style:style style:name="T2792" style:parent-style-name="DefaultParagraphFont" style:family="text">
      <style:text-properties fo:font-weight="bold" style:font-weight-asian="bold" style:font-weight-complex="bold" style:text-position="super 65%"/>
    </style:style>
    <style:style style:name="T2793" style:parent-style-name="DefaultParagraphFont" style:family="text">
      <style:text-properties fo:font-weight="bold" style:font-weight-asian="bold" style:font-weight-complex="bold" style:text-position="super 65%"/>
    </style:style>
    <style:style style:name="T2794" style:parent-style-name="DefaultParagraphFont" style:family="text">
      <style:text-properties fo:font-weight="bold" style:font-weight-asian="bold" style:font-weight-complex="bold" style:text-position="super 65%"/>
    </style:style>
    <style:style style:name="T2795" style:parent-style-name="DefaultParagraphFont" style:family="text">
      <style:text-properties fo:font-weight="bold" style:font-weight-asian="bold" style:font-weight-complex="bold" style:text-position="super 65%"/>
    </style:style>
    <style:style style:name="T2796" style:parent-style-name="DefaultParagraphFont" style:family="text">
      <style:text-properties fo:font-weight="bold" style:font-weight-asian="bold" style:font-weight-complex="bold" style:text-position="super 65%"/>
    </style:style>
    <style:style style:name="T2797" style:parent-style-name="DefaultParagraphFont" style:family="text">
      <style:text-properties fo:font-weight="bold" style:font-weight-asian="bold" style:font-weight-complex="bold" style:text-position="super 65%"/>
    </style:style>
    <style:style style:name="P2798" style:parent-style-name="Bibletext" style:family="paragraph">
      <style:text-properties fo:font-weight="bold" style:font-weight-asian="bold" style:font-weight-complex="bold"/>
    </style:style>
    <style:style style:name="T2799" style:parent-style-name="DefaultParagraphFont" style:family="text">
      <style:text-properties fo:font-weight="bold" style:font-weight-asian="bold" style:font-weight-complex="bold" style:text-position="super 65%"/>
    </style:style>
    <style:style style:name="T2800" style:parent-style-name="DefaultParagraphFont" style:family="text">
      <style:text-properties fo:font-weight="bold" style:font-weight-asian="bold" style:font-weight-complex="bold" style:text-position="super 65%"/>
    </style:style>
    <style:style style:name="T2801" style:parent-style-name="DefaultParagraphFont" style:family="text">
      <style:text-properties fo:font-weight="bold" style:font-weight-asian="bold" style:font-weight-complex="bold" style:text-position="super 65%"/>
    </style:style>
    <style:style style:name="T2802" style:parent-style-name="DefaultParagraphFont" style:family="text">
      <style:text-properties fo:font-weight="bold" style:font-weight-asian="bold" style:font-weight-complex="bold" style:text-position="super 65%"/>
    </style:style>
    <style:style style:name="T2803" style:parent-style-name="DefaultParagraphFont" style:family="text">
      <style:text-properties fo:font-weight="bold" style:font-weight-asian="bold" style:font-weight-complex="bold" style:text-position="super 65%"/>
    </style:style>
    <style:style style:name="T2804" style:parent-style-name="DefaultParagraphFont" style:family="text">
      <style:text-properties fo:font-weight="bold" style:font-weight-asian="bold" style:font-weight-complex="bold" style:text-position="super 65%"/>
    </style:style>
    <style:style style:name="P2805" style:parent-style-name="Normal" style:family="paragraph">
      <style:paragraph-properties fo:text-align="center"/>
    </style:style>
    <style:style style:name="T2806" style:parent-style-name="DefaultParagraphFont" style:family="text">
      <style:text-properties fo:font-weight="bold" style:font-weight-asian="bold" style:font-weight-complex="bold"/>
    </style:style>
    <style:style style:name="T2807" style:parent-style-name="DefaultParagraphFont" style:family="text">
      <style:text-properties fo:font-weight="bold" style:font-weight-asian="bold" style:font-weight-complex="bold"/>
    </style:style>
    <style:style style:name="P2808" style:parent-style-name="Normal" style:family="paragraph">
      <style:paragraph-properties fo:text-align="center"/>
    </style:style>
    <style:style style:name="P2809" style:parent-style-name="Normal" style:family="paragraph">
      <style:paragraph-properties fo:text-align="start"/>
      <style:text-properties fo:font-weight="bold" style:font-weight-asian="bold" style:font-weight-complex="bold"/>
    </style:style>
    <style:style style:name="T2810" style:parent-style-name="DefaultParagraphFont" style:family="text">
      <style:text-properties fo:font-weight="bold" style:font-weight-asian="bold" style:font-weight-complex="bold" fo:font-size="16pt" style:font-size-asian="16pt" style:font-size-complex="16pt"/>
    </style:style>
    <style:style style:name="T2811" style:parent-style-name="DefaultParagraphFont" style:family="text">
      <style:text-properties fo:font-weight="bold" style:font-weight-asian="bold" style:font-weight-complex="bold"/>
    </style:style>
    <style:style style:name="T2812" style:parent-style-name="DefaultParagraphFont" style:family="text">
      <style:text-properties fo:font-weight="bold" style:font-weight-asian="bold" style:font-weight-complex="bold" style:text-position="super 65%"/>
    </style:style>
    <style:style style:name="T2813" style:parent-style-name="DefaultParagraphFont" style:family="text">
      <style:text-properties fo:font-weight="bold" style:font-weight-asian="bold" style:font-weight-complex="bold" style:text-position="super 65%"/>
    </style:style>
    <style:style style:name="T2814" style:parent-style-name="DefaultParagraphFont" style:family="text">
      <style:text-properties fo:font-weight="bold" style:font-weight-asian="bold" style:font-weight-complex="bold" style:text-position="super 65%"/>
    </style:style>
    <style:style style:name="T2815" style:parent-style-name="DefaultParagraphFont" style:family="text">
      <style:text-properties fo:font-weight="bold" style:font-weight-asian="bold" style:font-weight-complex="bold" style:text-position="super 65%"/>
    </style:style>
    <style:style style:name="T2816" style:parent-style-name="DefaultParagraphFont" style:family="text">
      <style:text-properties fo:font-weight="bold" style:font-weight-asian="bold" style:font-weight-complex="bold" style:text-position="super 65%"/>
    </style:style>
    <style:style style:name="P2817" style:parent-style-name="Bibletext" style:family="paragraph">
      <style:text-properties fo:font-weight="bold" style:font-weight-asian="bold" style:font-weight-complex="bold"/>
    </style:style>
    <style:style style:name="T2818" style:parent-style-name="DefaultParagraphFont" style:family="text">
      <style:text-properties fo:font-weight="bold" style:font-weight-asian="bold" style:font-weight-complex="bold" style:text-position="super 65%"/>
    </style:style>
    <style:style style:name="T2819" style:parent-style-name="DefaultParagraphFont" style:family="text">
      <style:text-properties fo:font-weight="bold" style:font-weight-asian="bold" style:font-weight-complex="bold" style:text-position="super 65%"/>
    </style:style>
    <style:style style:name="T2820" style:parent-style-name="DefaultParagraphFont" style:family="text">
      <style:text-properties fo:font-weight="bold" style:font-weight-asian="bold" style:font-weight-complex="bold" style:text-position="super 65%"/>
    </style:style>
    <style:style style:name="T2821" style:parent-style-name="DefaultParagraphFont" style:family="text">
      <style:text-properties fo:font-weight="bold" style:font-weight-asian="bold" style:font-weight-complex="bold" style:text-position="super 65%"/>
    </style:style>
    <style:style style:name="T2822" style:parent-style-name="DefaultParagraphFont" style:family="text">
      <style:text-properties fo:font-weight="bold" style:font-weight-asian="bold" style:font-weight-complex="bold" style:text-position="super 65%"/>
    </style:style>
    <style:style style:name="P2823" style:parent-style-name="Bibletext" style:family="paragraph">
      <style:text-properties fo:font-weight="bold" style:font-weight-asian="bold" style:font-weight-complex="bold"/>
    </style:style>
    <style:style style:name="T2824" style:parent-style-name="DefaultParagraphFont" style:family="text">
      <style:text-properties fo:font-weight="bold" style:font-weight-asian="bold" style:font-weight-complex="bold" style:text-position="super 65%"/>
    </style:style>
    <style:style style:name="T2825" style:parent-style-name="DefaultParagraphFont" style:family="text">
      <style:text-properties fo:font-weight="bold" style:font-weight-asian="bold" style:font-weight-complex="bold" style:text-position="super 65%"/>
    </style:style>
    <style:style style:name="T2826" style:parent-style-name="DefaultParagraphFont" style:family="text">
      <style:text-properties fo:font-weight="bold" style:font-weight-asian="bold" style:font-weight-complex="bold" style:text-position="super 65%"/>
    </style:style>
    <style:style style:name="T2827" style:parent-style-name="DefaultParagraphFont" style:family="text">
      <style:text-properties fo:font-weight="bold" style:font-weight-asian="bold" style:font-weight-complex="bold" style:text-position="super 65%"/>
    </style:style>
    <style:style style:name="T2828" style:parent-style-name="DefaultParagraphFont" style:family="text">
      <style:text-properties fo:font-weight="bold" style:font-weight-asian="bold" style:font-weight-complex="bold" style:text-position="super 65%"/>
    </style:style>
    <style:style style:name="T2829" style:parent-style-name="DefaultParagraphFont" style:family="text">
      <style:text-properties fo:font-weight="bold" style:font-weight-asian="bold" style:font-weight-complex="bold" style:text-position="super 65%"/>
    </style:style>
    <style:style style:name="T2830" style:parent-style-name="DefaultParagraphFont" style:family="text">
      <style:text-properties fo:font-weight="bold" style:font-weight-asian="bold" style:font-weight-complex="bold" style:text-position="super 65%"/>
    </style:style>
    <style:style style:name="T2831" style:parent-style-name="DefaultParagraphFont" style:family="text">
      <style:text-properties fo:font-weight="bold" style:font-weight-asian="bold" style:font-weight-complex="bold" style:text-position="super 65%"/>
    </style:style>
    <style:style style:name="T2832" style:parent-style-name="DefaultParagraphFont" style:family="text">
      <style:text-properties fo:font-weight="bold" style:font-weight-asian="bold" style:font-weight-complex="bold" style:text-position="super 65%"/>
    </style:style>
    <style:style style:name="T2833" style:parent-style-name="DefaultParagraphFont" style:family="text">
      <style:text-properties fo:font-weight="bold" style:font-weight-asian="bold" style:font-weight-complex="bold" style:text-position="super 65%"/>
    </style:style>
    <style:style style:name="T2834" style:parent-style-name="DefaultParagraphFont" style:family="text">
      <style:text-properties fo:font-weight="bold" style:font-weight-asian="bold" style:font-weight-complex="bold" style:text-position="super 65%"/>
    </style:style>
    <style:style style:name="T2835" style:parent-style-name="DefaultParagraphFont" style:family="text">
      <style:text-properties fo:font-weight="bold" style:font-weight-asian="bold" style:font-weight-complex="bold" style:text-position="super 65%"/>
    </style:style>
    <style:style style:name="T2836" style:parent-style-name="DefaultParagraphFont" style:family="text">
      <style:text-properties fo:font-weight="bold" style:font-weight-asian="bold" style:font-weight-complex="bold" style:text-position="super 65%"/>
    </style:style>
    <style:style style:name="T2837" style:parent-style-name="DefaultParagraphFont" style:family="text">
      <style:text-properties fo:font-weight="bold" style:font-weight-asian="bold" style:font-weight-complex="bold" style:text-position="super 65%"/>
    </style:style>
    <style:style style:name="T2838" style:parent-style-name="DefaultParagraphFont" style:family="text">
      <style:text-properties fo:font-weight="bold" style:font-weight-asian="bold" style:font-weight-complex="bold" style:text-position="super 65%"/>
    </style:style>
    <style:style style:name="T2839" style:parent-style-name="DefaultParagraphFont" style:family="text">
      <style:text-properties fo:font-weight="bold" style:font-weight-asian="bold" style:font-weight-complex="bold" style:text-position="super 65%"/>
    </style:style>
    <style:style style:name="T2840" style:parent-style-name="DefaultParagraphFont" style:family="text">
      <style:text-properties fo:font-weight="bold" style:font-weight-asian="bold" style:font-weight-complex="bold" style:text-position="super 65%"/>
    </style:style>
    <style:style style:name="T2841" style:parent-style-name="DefaultParagraphFont" style:family="text">
      <style:text-properties fo:font-weight="bold" style:font-weight-asian="bold" style:font-weight-complex="bold" style:text-position="super 65%"/>
    </style:style>
    <style:style style:name="T2842" style:parent-style-name="DefaultParagraphFont" style:family="text">
      <style:text-properties fo:font-weight="bold" style:font-weight-asian="bold" style:font-weight-complex="bold" style:text-position="super 65%"/>
    </style:style>
    <style:style style:name="T2843" style:parent-style-name="DefaultParagraphFont" style:family="text">
      <style:text-properties fo:font-weight="bold" style:font-weight-asian="bold" style:font-weight-complex="bold" style:text-position="super 65%"/>
    </style:style>
    <style:style style:name="T2844" style:parent-style-name="DefaultParagraphFont" style:family="text">
      <style:text-properties fo:font-weight="bold" style:font-weight-asian="bold" style:font-weight-complex="bold" style:text-position="super 65%"/>
    </style:style>
    <style:style style:name="T2845" style:parent-style-name="DefaultParagraphFont" style:family="text">
      <style:text-properties fo:font-weight="bold" style:font-weight-asian="bold" style:font-weight-complex="bold" style:text-position="super 65%"/>
    </style:style>
    <style:style style:name="T2846" style:parent-style-name="DefaultParagraphFont" style:family="text">
      <style:text-properties fo:font-weight="bold" style:font-weight-asian="bold" style:font-weight-complex="bold" style:text-position="super 65%"/>
    </style:style>
    <style:style style:name="T2847" style:parent-style-name="DefaultParagraphFont" style:family="text">
      <style:text-properties fo:font-weight="bold" style:font-weight-asian="bold" style:font-weight-complex="bold" style:text-position="super 65%"/>
    </style:style>
    <style:style style:name="T2848" style:parent-style-name="DefaultParagraphFont" style:family="text">
      <style:text-properties fo:font-weight="bold" style:font-weight-asian="bold" style:font-weight-complex="bold" style:text-position="super 65%"/>
    </style:style>
    <style:style style:name="T2849" style:parent-style-name="DefaultParagraphFont" style:family="text">
      <style:text-properties fo:font-weight="bold" style:font-weight-asian="bold" style:font-weight-complex="bold" style:text-position="super 65%"/>
    </style:style>
    <style:style style:name="T2850" style:parent-style-name="DefaultParagraphFont" style:family="text">
      <style:text-properties fo:font-weight="bold" style:font-weight-asian="bold" style:font-weight-complex="bold" style:text-position="super 65%"/>
    </style:style>
    <style:style style:name="T2851" style:parent-style-name="DefaultParagraphFont" style:family="text">
      <style:text-properties fo:font-weight="bold" style:font-weight-asian="bold" style:font-weight-complex="bold" style:text-position="super 65%"/>
    </style:style>
    <style:style style:name="T2852" style:parent-style-name="DefaultParagraphFont" style:family="text">
      <style:text-properties fo:font-weight="bold" style:font-weight-asian="bold" style:font-weight-complex="bold" style:text-position="super 65%"/>
    </style:style>
    <style:style style:name="P2853" style:parent-style-name="Normal" style:family="paragraph">
      <style:paragraph-properties fo:text-align="center"/>
    </style:style>
    <style:style style:name="P2854" style:parent-style-name="Normal" style:family="paragraph">
      <style:paragraph-properties fo:text-align="center"/>
    </style:style>
    <style:style style:name="P2855" style:parent-style-name="Normal" style:family="paragraph">
      <style:text-properties fo:font-weight="bold" style:font-weight-asian="bold" style:font-weight-complex="bold"/>
    </style:style>
    <style:style style:name="T2856" style:parent-style-name="DefaultParagraphFont" style:family="text">
      <style:text-properties fo:font-weight="bold" style:font-weight-asian="bold" style:font-weight-complex="bold" fo:font-size="16pt" style:font-size-asian="16pt" style:font-size-complex="16pt"/>
    </style:style>
    <style:style style:name="T2857" style:parent-style-name="DefaultParagraphFont" style:family="text">
      <style:text-properties fo:font-weight="bold" style:font-weight-asian="bold" style:font-weight-complex="bold"/>
    </style:style>
    <style:style style:name="T2858" style:parent-style-name="DefaultParagraphFont" style:family="text">
      <style:text-properties fo:font-weight="bold" style:font-weight-asian="bold" style:font-weight-complex="bold" style:text-position="super 65%"/>
    </style:style>
    <style:style style:name="T2859" style:parent-style-name="DefaultParagraphFont" style:family="text">
      <style:text-properties fo:font-weight="bold" style:font-weight-asian="bold" style:font-weight-complex="bold" style:text-position="super 65%"/>
    </style:style>
    <style:style style:name="T2860" style:parent-style-name="DefaultParagraphFont" style:family="text">
      <style:text-properties fo:font-weight="bold" style:font-weight-asian="bold" style:font-weight-complex="bold" style:text-position="super 65%"/>
    </style:style>
    <style:style style:name="T2861" style:parent-style-name="DefaultParagraphFont" style:family="text">
      <style:text-properties fo:font-weight="bold" style:font-weight-asian="bold" style:font-weight-complex="bold" style:text-position="super 65%"/>
    </style:style>
    <style:style style:name="T2862" style:parent-style-name="DefaultParagraphFont" style:family="text">
      <style:text-properties fo:font-weight="bold" style:font-weight-asian="bold" style:font-weight-complex="bold" style:text-position="super 65%"/>
    </style:style>
    <style:style style:name="T2863" style:parent-style-name="DefaultParagraphFont" style:family="text">
      <style:text-properties fo:font-weight="bold" style:font-weight-asian="bold" style:font-weight-complex="bold" style:text-position="super 65%"/>
    </style:style>
    <style:style style:name="T2864" style:parent-style-name="DefaultParagraphFont" style:family="text">
      <style:text-properties fo:font-weight="bold" style:font-weight-asian="bold" style:font-weight-complex="bold" style:text-position="super 65%"/>
    </style:style>
    <style:style style:name="T2865" style:parent-style-name="DefaultParagraphFont" style:family="text">
      <style:text-properties fo:font-weight="bold" style:font-weight-asian="bold" style:font-weight-complex="bold" style:text-position="super 65%"/>
    </style:style>
    <style:style style:name="T2866" style:parent-style-name="DefaultParagraphFont" style:family="text">
      <style:text-properties fo:font-weight="bold" style:font-weight-asian="bold" style:font-weight-complex="bold" style:text-position="super 65%"/>
    </style:style>
    <style:style style:name="T2867" style:parent-style-name="DefaultParagraphFont" style:family="text">
      <style:text-properties fo:font-weight="bold" style:font-weight-asian="bold" style:font-weight-complex="bold" style:text-position="super 65%"/>
    </style:style>
    <style:style style:name="T2868" style:parent-style-name="DefaultParagraphFont" style:family="text">
      <style:text-properties fo:font-weight="bold" style:font-weight-asian="bold" style:font-weight-complex="bold" style:text-position="super 65%"/>
    </style:style>
    <style:style style:name="T2869" style:parent-style-name="DefaultParagraphFont" style:family="text">
      <style:text-properties fo:font-weight="bold" style:font-weight-asian="bold" style:font-weight-complex="bold" style:text-position="super 65%"/>
    </style:style>
    <style:style style:name="T2870" style:parent-style-name="DefaultParagraphFont" style:family="text">
      <style:text-properties fo:font-weight="bold" style:font-weight-asian="bold" style:font-weight-complex="bold" style:text-position="super 65%"/>
    </style:style>
    <style:style style:name="T2871" style:parent-style-name="DefaultParagraphFont" style:family="text">
      <style:text-properties fo:font-weight="bold" style:font-weight-asian="bold" style:font-weight-complex="bold" style:text-position="super 65%"/>
    </style:style>
    <style:style style:name="T2872" style:parent-style-name="DefaultParagraphFont" style:family="text">
      <style:text-properties fo:font-weight="bold" style:font-weight-asian="bold" style:font-weight-complex="bold" style:text-position="super 65%"/>
    </style:style>
    <style:style style:name="P2873" style:parent-style-name="Normal" style:family="paragraph">
      <style:paragraph-properties fo:text-align="center"/>
    </style:style>
    <style:style style:name="P2874" style:parent-style-name="Normal" style:family="paragraph">
      <style:paragraph-properties fo:text-align="center"/>
    </style:style>
    <style:style style:family="graphic" style:name="a6">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left" style:vertical-pos="from-top"/>
    </style:style>
    <style:style style:family="graphic" style:name="a2">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right" style:vertical-pos="from-top"/>
    </style:style>
    <style:style style:family="graphic" style:name="a3">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left" style:vertical-pos="from-top"/>
    </style:style>
    <style:style style:family="graphic" style:name="a4">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from-left" style:vertical-pos="from-top"/>
    </style:style>
    <style:style style:family="graphic" style:name="a5">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from-left" style:vertical-pos="from-top"/>
    </style:style>
  </office:automatic-styles>
  <office:body>
    <office:text text:use-soft-page-breaks="true">
      <text:p text:style-name="P1">Preface</text:p>
      <text:p text:style-name="P6">This book is meant to give a deeper meaning to the text of the Pentateuch otherwise known as the Torah-the first five books of the Bible. These books are essential to understand as they are the foundation of understanding God’s word and the meaning behind Christ’s mission on earth as well as His sacrifice.</text:p>
      <text:p text:style-name="P7">By reading this book, you will understand how the Old Testament points to Jesus (as the entire thing is about Him), find answers to some of the questions of the Catholic faith and find how you can apply lessons from different passages in your own life.</text:p>
      <text:p text:style-name="P8">In this book you will find mostly Catholic doctrines related to scripture, however, most of the material covered has meaningful information for all Christians, regardless of their denomination. It is a great tool to strengthen your faith and fall in love with God’s word.</text:p>
      <text:p text:style-name="P9">The layout</text:p>
      <text:p text:style-name="P10">Each book of the Pentateuch will have a brief introduction which will highlight the key aspects and themes in the book. The text of the Bible will be in the Revised Standard Version Second Catholic Edition. Each chapter will have a commentary on certain lessons we can learn as well as core Christian\Catholic teachings. Some commentaries are like mini sermons or homilies while others will have more technical facts. Some chapters will have specific verse numbers from that chapter, for example, 19:38 and commentary based on that specific verse. Occasionally, there will be commentaries or writings from the Church fathers and Saints that are appropriate for that specific chapter. These kinds of texts will be in a table box.</text:p>
      <text:p text:style-name="P11"/>
      <text:p text:style-name="P12"/>
      <text:p text:style-name="P13">The book of Genesis</text:p>
      <text:p text:style-name="P14">Introduction:</text:p>
      <text:p text:style-name="P15"/>
      <text:p text:style-name="P16"/>
      <text:p text:style-name="P17">Genesis chapter 1</text:p>
      <text:p text:style-name="Normal">An important thing to note is that Genesis chapter one and many chapters were not written to be extremely specific and scientific, back then what people cared about more were metaphors, overall main messages and not extremely specific details which is why many people don’t believe the Bible as it does not fully mention the things they were hoping to see such as at what time specifically did creation happen, but this is not the goal of the Bible. The storytelling has a parabolic style, but the characters are historical. God’s inspired word uses Mesopotamian style of history writing. Moses was the author of this book which was inspired by God to tell the story of how the beginning started. In the beginning means the absolute beginning. This phrase is used in John 1:1 which says that in the beginning the Word was already there. It talks about the beginning of everything, before history, the time when all that existed was God. God is self-sufficient and does not need anything outside of himself. He depends on nothing, but everything depends on him. He created us because he loves us. God is love but that doesn’t mean that all love is good and from God because sometimes our love is corrupt and evil. God creates the fruit which foreshadows Adam and Eve’s fall by eating fruit and breaking God’s command. Fruit even foreshadows spiritual fruit that we produce after receiving the Holy Spirit and believing in Jesus. We are made in the image of God which means we are very valuable.</text:p>
      <text:p text:style-name="P18">The meaning of water in Genesis 1</text:p>
      <text:p text:style-name="Normal">In the beginning of creation, water was in the midst of chaos and emptiness, but from this emptiness, it became an element of life. From this state of formlessness, God brought order and life. Water, initially part of the chaotic void, became a fundamental element of creation. It was from these waters that God commanded life to emerge, as the Scriptures say,<text:s/><text:span text:style-name="T19">"Let the waters swarm with swarms of living creatures"</text:span><text:s/>(Genesis 1:20). Water also nurtured the vegetation that sprang forth on the third day, bringing life to an empty world.</text:p>
      <text:p text:style-name="Normal">Similarly, when we are baptized with water, we receive the Holy Spirit. Baptism changes our hearts from emptiness and chaos to a new life. Our old life passes away; it becomes crucified with Christ, and after crucifixion follows rising from the dead to new life, as St. Paul explains:<text:s/><text:span text:style-name="T20">“Do you not know that all of us who have been baptized into Christ Jesus were baptized into his death? Therefore, we have been buried with him by baptism into death, so that, just as Christ was raised from the dead by the glory of the Father, so we too might walk in newness of life”</text:span><text:s/>(Romans 6:3-4).</text:p>
      <text:p text:style-name="Normal">The first creation came from nothing; however, the second creation of our life happens within our already existing body, where corruption by sin and emptiness is removed by the grace of God. The Lord Jesus declares that baptism is a necessary process for every believer to experience because our<text:s/><text:soft-page-break/>souls become connected with Him:<text:s/><text:span text:style-name="T21">“Very truly, I tell you, no one can enter the kingdom of God without being born of water and Spirit”</text:span><text:s/>(John 3:5). During our baptism, we hear the words of the Father:<text:s/><text:span text:style-name="T22">“You are my Son, the Beloved; with you I am well pleased”</text:span><text:s/>(Luke 3:22), because we are reconnected with Him. Once baptized, we become part of Christ’s body.</text:p>
      <text:p text:style-name="Normal">The same God who brought order from chaos and life from void continues His creative work in us, shaping us into new creations in Christ. Baptism isn’t just a ritual but a participation in God’s redemption, and our day of baptism should be celebrated as our spiritual birthday because that is when we became a new creation.</text:p>
      <text:p text:style-name="P23">Genesis chapter 4</text:p>
      <text:p text:style-name="Normal">Cain and Abel both gave offerings to the Lord but only Abel was noticed. This made Cain mad, however God said that if you are doing good, then you will be noticed. And if you don’t do good, then sin is lurking, but you must master it, you don’t have to sin. If trash is in the trash can, then that is good, it becomes bad when trash leaves the trash can and that is when we sin. The reason why God might have only acknowledged Abel was because his offering was full, he put everything he had into it and Cains offering was whatever was left and meaningless to us. When it comes to prayer and spending time with God, do we give it our all? Do we spend time with our Lord first thing in the morning and sacrifice your time because we love God or do, we feel that it is a chore? In Mark 12, 38-44 when the widow gives 2 coins, she gives everything she had, and Jesus says that she gave more than anyone else and was noticed. That is because she trusted in the Lord and had faith that he will provide and that his sacrifice is worth giving everything away. To give everything means to have a lot of faith in the Lord. Let’s try to give everything we have for our Lord in terms of time, prayer and we will be noticed like Abel, love always requires sacrifice, make your time with God even more meaningful.</text:p>
      <text:p text:style-name="P24">Genesis chapter 5</text:p>
      <text:p text:style-name="P25">Adam’s Descendants to Noah and His Sons</text:p>
      <text:p text:style-name="Bibletext"><text:span text:style-name="T26">5</text:span><text:span text:style-name="T27"> </text:span>This is the list of the descendants of Adam. When God created humankind, he made them in the likeness of God. <text:span text:style-name="T28">2 </text:span>Male and female he created them, and he blessed them and named them “Humankind” when they were created.</text:p>
      <text:p text:style-name="Bibletext"><text:span text:style-name="T29">3 </text:span>When Adam had lived one hundred thirty years, he became the father of a son in his likeness, according to his image, and named him Seth. <text:span text:style-name="T30">4 </text:span>The days of Adam after he became the father of Seth were eight hundred years; and he had other sons and daughters. <text:span text:style-name="T31">5 </text:span>Thus all the days that Adam lived were nine hundred thirty years; and he died.</text:p>
      <text:soft-page-break/>
      <text:p text:style-name="Bibletext"><text:span text:style-name="T32">6 </text:span>When Seth had lived one hundred five years, he became the father of Enosh. <text:span text:style-name="T33">7 </text:span>Seth lived after the birth of Enosh eight hundred seven years, and had other sons and daughters. <text:span text:style-name="T34">8 </text:span>Thus all the days of Seth were nine hundred twelve years; and he died.</text:p>
      <text:p text:style-name="Bibletext"><text:span text:style-name="T35">9 </text:span>When Enosh had lived ninety years, he became the father of Kenan. <text:span text:style-name="T36">10 </text:span>Enosh lived after the birth of Kenan eight hundred fifteen years, and had other sons and daughters. <text:span text:style-name="T37">11 </text:span>Thus all the days of Enosh were nine hundred five years; and he died.</text:p>
      <text:p text:style-name="Bibletext"><text:span text:style-name="T38">12 </text:span>When Kenan had lived seventy years, he became the father of Mahalalel. <text:span text:style-name="T39">13 </text:span>Kenan lived after the birth of Mahalalel eight hundred and forty years, and had other sons and daughters. <text:span text:style-name="T40">14 </text:span>Thus all the days of Kenan were nine hundred and ten years; and he died.</text:p>
      <text:p text:style-name="Bibletext"><text:span text:style-name="T41">15 </text:span>When Mahalalel had lived sixty-five years, he became the father of Jared. <text:span text:style-name="T42">16 </text:span>Mahalalel lived after the birth of Jared eight hundred thirty years, and had other sons and daughters. <text:span text:style-name="T43">17 </text:span>Thus all the days of Mahalalel were eight hundred ninety-five years; and he died.</text:p>
      <text:p text:style-name="Bibletext"><text:span text:style-name="T44">18 </text:span>When Jared had lived one hundred sixty-two years he became the father of Enoch. <text:span text:style-name="T45">19 </text:span>Jared lived after the birth of Enoch eight hundred years, and had other sons and daughters. <text:span text:style-name="T46">20 </text:span>Thus all the days of Jared were nine hundred sixty-two years; and he died.</text:p>
      <text:p text:style-name="Bibletext"><text:span text:style-name="T47">21 </text:span>When Enoch had lived sixty-five years, he became the father of Methuselah. <text:span text:style-name="T48">22 </text:span>Enoch walked with God after the birth of Methuselah three hundred years, and had other sons and daughters. <text:span text:style-name="T49">23 </text:span>Thus all the days of Enoch were three hundred sixty-five years. <text:span text:style-name="T50">24 </text:span>Enoch walked with God; then he was no more, because God took him.</text:p>
      <text:p text:style-name="Bibletext"><text:span text:style-name="T51">25 </text:span>When Methuselah had lived one hundred eighty-seven years, he became the father of Lamech. <text:span text:style-name="T52">26 </text:span>Methuselah lived after the birth of Lamech seven hundred eighty-two years, and had other sons and daughters. <text:span text:style-name="T53">27 </text:span>Thus all the days of Methuselah were nine hundred sixty-nine years; and he died.</text:p>
      <text:p text:style-name="Bibletext"><text:span text:style-name="T54">28 </text:span>When Lamech had lived one hundred eighty-two years, he became the father of a son; <text:span text:style-name="T55">29 </text:span>he named him Noah, saying, “Out of the ground that the Lord has cursed this one shall bring us relief from our work and from the toil of our hands.” <text:span text:style-name="T56">30 </text:span>Lamech lived after the birth of Noah five hundred ninety-five years, and had other sons and daughters. <text:span text:style-name="T57">31 </text:span>Thus all the days of Lamech were seven hundred seventy-seven years; and he died.</text:p>
      <text:p text:style-name="Bibletext"><text:span text:style-name="T58">32 </text:span>After Noah was five hundred years old, Noah became the father of Shem, Ham, and Japheth.</text:p>
      <text:p text:style-name="P59">Commentary on Genesis chapter 5</text:p>
      <text:p text:style-name="Normal">We see that the human lifespan at that time was much longer than it is today. It may be difficult to imagine that people lived up to 800–900 years. So, are these numbers true? In the Book of Wisdom, it says that God created things to live: "For he created all things so that they might exist; the generative forces<text:s/><text:soft-page-break/>of the world are wholesome, and there is no destructive poison in them, and the dominion of Hades is not on earth." (Wisdom 1:14)</text:p>
      <text:p text:style-name="Normal">This suggests that, during that time, there was less corruption in the world because creation was originally meant for everlasting life. However, after sin entered, destructive forces, including disease and genetic degradation, began to affect human life. In the early generations, humans were genetically purer, and there was less corruption affecting life.</text:p>
      <text:p text:style-name="Normal">Even though these people might have not done anything<text:s/>wrong,<text:s/>or their sin was not greater than Adam’s sin, there is still an emphasis on the fact that they died. They died because of Adam’s sin. Through Adam death came which effects everyone. But this horrible thing that happened is eventually used for God by God and that is bringing Christ Jesus for eternal salvation. Paul in his letter explains this: “Therefore, just as sin came into the world through one man, and death came through sin, and so death spread to all because all have sinned.<text:s/><text:span text:style-name="T60"> </text:span>For just as by the one man’s disobedience the many were made sinners, so by the one man’s obedience the many will be made<text:s/>righteous.<text:s/>But law came in, with the result that the trespass multiplied; but where sin increased, grace abounded all the more, so that, just as sin exercised dominion in death, so grace might also exercise dominion through justification leading to eternal life through Jesus Christ our Lord”<text:s/>(Romans 5:12, 19-21)</text:p>
      <text:p text:style-name="Normal">Enoch<text:span text:style-name="FootnoteReference"><text:note text:note-class="footnote" text:id="_ftn0"><text:note-citation>1</text:note-citation><text:note-body><text:p text:style-name="FootnoteText"><text:s/>There is a Book of Enoch that tells his story, but it is not considered part of the inspired Word of God.</text:p></text:note-body></text:note></text:span><text:s/>walked with God for 300 years and was then taken by God. He was taken so that he would not experience death (Hebrews 11:5). This happened because he walked by faith and trusted in God. He spent his life walking in the light and in the way, God intended man to walk. Are we living our lives walking with God or without Him?</text:p>
      <text:p text:style-name="Normal">Seth, Adam’s son, was born in Adam’s image. God made man male and female after His own image, which made men sons of God. This is specifically mentioned in this chapter but not in Cain’s genealogy, drawing a sharp contrast between the two lines. Seth’s lineage produced righteous men like Noah and Enoch, while Cain’s lineage led to figures like Lamech, who was a murderer.</text:p>
      <text:p text:style-name="Normal">Noah was the son who would bring his people relief from their work and toil (Genesis 5:29). This foreshadows the coming events of the Flood, which are explained in chapters 6–9. Just as Enoch did not taste death, Noah too was saved from death caused by the Flood. God saves those whom He loves—those who believe in Him and follow Him. Therefore, we should live our lives doing God’s will so that He may be pleased with us.</text:p>
      <text:soft-page-break/>
      <text:p text:style-name="Normal">While this genealogy list may seem like just a collection of names, it actually points to the coming of Jesus because it carries a hidden message. Every Hebrew name has a meaning, and when we read the meanings of these names in order, we find a message from God:</text:p>
      <text:list text:style-name="LFO1" text:continue-numbering="true">
        <text:list-item>
          <text:p text:style-name="P61"><text:span text:style-name="T62">Adam</text:span><text:s/>– "Man"</text:p>
        </text:list-item>
        <text:list-item>
          <text:p text:style-name="P63"><text:span text:style-name="T64">Seth</text:span><text:s/>– "Appointed"</text:p>
        </text:list-item>
        <text:list-item>
          <text:p text:style-name="P65"><text:span text:style-name="T66">Enosh</text:span><text:s/>– "Mortal, frail, miserable"</text:p>
        </text:list-item>
        <text:list-item>
          <text:p text:style-name="P67"><text:span text:style-name="T68">Kenan</text:span><text:s/>– "Sorrow"</text:p>
        </text:list-item>
        <text:list-item>
          <text:p text:style-name="P69"><text:span text:style-name="T70">Mahalalel</text:span><text:s/>– "The blessed God"</text:p>
        </text:list-item>
        <text:list-item>
          <text:p text:style-name="P71"><text:span text:style-name="T72">Jared</text:span><text:s/>– "Shall come down"</text:p>
        </text:list-item>
        <text:list-item>
          <text:p text:style-name="P73"><text:span text:style-name="T74">Enoch</text:span><text:s/>– "Teaching, initiated"</text:p>
        </text:list-item>
        <text:list-item>
          <text:p text:style-name="P75"><text:span text:style-name="T76">Methuselah</text:span><text:s/>– "His death shall bring"</text:p>
        </text:list-item>
        <text:list-item>
          <text:p text:style-name="P77"><text:span text:style-name="T78">Lamech</text:span><text:s/>– "The despairing"</text:p>
        </text:list-item>
        <text:list-item>
          <text:p text:style-name="P79"><text:span text:style-name="T80">Noah</text:span><text:s/>– "Rest, comfort"</text:p>
        </text:list-item>
      </text:list>
      <text:p text:style-name="Normal">The full message reads something like this: "Man is appointed mortal sorrow, but the blessed God shall come down, teaching that His death shall bring the despairing rest."</text:p>
      <text:p text:style-name="Normal">This points to Jesus Christ, who came down from heaven, became flesh, and dwelt among us to save humanity from sin and death. In the very first book of the Bible, written around 1400 BC, God had already revealed His ultimate plan to redeem humanity. The Bible is truly a supernatural book that could not have been written by human intellect alone, as messages like these demonstrate. Genealogies like this ultimately show that Jesus, the Messiah, was born from the seed of Adam, preserving the historical record of those who came before Him, which confirms that He was a real historical figure and not a fictional creation.</text:p>
      <text:p text:style-name="P81">Genesis chapter 6</text:p>
      <text:p text:style-name="P82">The Wickedness of Humankind</text:p>
      <text:p text:style-name="Bibletext"><text:span text:style-name="T83">6</text:span><text:span text:style-name="T84"> </text:span>When people began to multiply on the face of the ground, and daughters were born to them, <text:span text:style-name="T85">2 </text:span>the sons of God saw that they were fair; and they took wives for themselves of all that they chose. <text:span text:style-name="T86">3 </text:span>Then the Lord said, “My spirit shall not abide in mortals forever, for they are flesh; their days shall be one hundred twenty years.” <text:span text:style-name="T87">4 </text:span>The Nephilim were on the earth in those days—and also afterward—when the sons of God went in to the daughters of humans, who bore children to them. These were the heroes that were of old, warriors of renown.</text:p>
      <text:p text:style-name="Bibletext"><text:span text:style-name="T88">5 </text:span>The Lord saw that the wickedness of humankind was great in the earth, and that every inclination of the thoughts of their hearts was only evil<text:s/><text:soft-page-break/>continually. <text:span text:style-name="T89">6 </text:span>And the Lord was sorry that he had made humankind on the earth, and it grieved him to his heart. <text:span text:style-name="T90">7 </text:span>So the Lord said, “I will blot out from the earth the human beings I have created—people together with animals and creeping things and birds of the air, for I am sorry that I have made them.” <text:span text:style-name="T91">8 </text:span>But Noah found favor in the sight of the Lord.</text:p>
      <text:p text:style-name="P92">Noah Pleases God</text:p>
      <text:p text:style-name="Bibletext"><text:span text:style-name="T93">9 </text:span>These are the descendants of Noah. Noah was a righteous man, blameless in his generation; Noah walked with God. <text:span text:style-name="T94">10 </text:span>And Noah had three sons, Shem, Ham, and Japheth.</text:p>
      <text:p text:style-name="Bibletext"><text:span text:style-name="T95">11 </text:span>Now the earth was corrupt in God’s sight, and the earth was filled with violence. <text:span text:style-name="T96">12 </text:span>And God saw that the earth was corrupt; for all flesh had corrupted its ways upon the earth. <text:span text:style-name="T97">13 </text:span>And God said to Noah, “I have determined to make an end of all flesh, for the earth is filled with violence because of them; now I am going to destroy them along with the earth. <text:span text:style-name="T98">14 </text:span>Make yourself an ark of cypress wood; make rooms in the ark, and cover it inside and out with pitch. <text:span text:style-name="T99">15 </text:span>This is how you are to make it: the length of the ark three hundred cubits, its width fifty cubits, and its height thirty cubits. <text:span text:style-name="T100">16 </text:span>Make a roof for the ark, and finish it to a cubit above; and put the door of the ark in its side; make it with lower, second, and third decks. <text:span text:style-name="T101">17 </text:span>For my part, I am going to bring a flood of waters on the earth, to destroy from under heaven all flesh in which is the breath of life; everything that is on the earth shall die. <text:span text:style-name="T102">18 </text:span>But I will establish my covenant with you; and you shall come into the ark, you, your sons, your wife, and your sons’ wives with you. <text:span text:style-name="T103">19 </text:span>And of every living thing, of all flesh, you shall bring two of every kind into the ark, to keep them alive with you; they shall be male and female. <text:span text:style-name="T104">20 </text:span>Of the birds according to their kinds, and of the animals according to their kinds, of every creeping thing of the ground according to its kind, two of every kind shall come in to you, to keep them alive. <text:span text:style-name="T105">21 </text:span>Also take with you every kind of food that is eaten, and store it up; and it shall serve as food for you and for them.” <text:span text:style-name="T106">22 </text:span>Noah did this; he did all that God commanded him.</text:p>
      <text:p text:style-name="P107">Faith is everything, walk by faith</text:p>
      <text:p text:style-name="Normal">God made the human lifespan 120 years instead of 800-900, this is the max age that humans live to today. Some of the people became giants. And God SAW that people had become wicked (Genesis 6, 5). God saw us with his own eyes and in his eyes, we were wicked which means that his thoughts are true and ours aren’t. We mostly rely on our own thoughts, but our thoughts are evil, we often see things and think that they are good but in Gods eyes they are not. Only God is the one who is corrects so we must know his word to make correct decisions that God approves. You will find out what the correct choices are by reading the Bible because this book is God word which is good. Since people fell into sin and evil, God regretted creating humans (Genesis 6, 6). Because of this he decided to wipe out all of humanity and animals. He told Noah to build an Ark and gather pairs of all creatures on earth so that they could survive after the Flood. Noah listens to God, because his God is always right. We should always listen to God instead of our hearts,<text:s/><text:soft-page-break/>event when it might seem unfair. It is impossible to be liked by God without faith and by having faith you will be rewarded (Hebrews 11, 6). Noah was informed by God and listened to him, had faith in him and rejected the world and became the heir of the righteousness which is according to faith. I can walk with the Lord today; the Lord offers hope to every one of us no matter what our situation is.</text:p>
      <text:p text:style-name="P108">Genesis chapter 7</text:p>
      <text:p text:style-name="Normal">Noah was the only one that was righteous in God’s eyes and that is way more important than being right in the eyes of humans. It doesn’t matter how you lived before, but what matters is how you live now and today we need to be righteous with God. There is no righteousness in the side of God without obedience to the will and word of God. That is why reading the word and spending time with God is crucial.</text:p>
      <text:p text:style-name="P109">Genesis chapter 8</text:p>
      <text:p text:style-name="Normal">Noah investigated if the land was safe for a few months before getting out of the ark, he had a lot of patience and only left the ark after the heard from God that it was safe to leave. We often act fast based on what we see, but sometimes we need to listen to God’s voice and walk by faith, not by sight. God makes a promise to not destroy living creatures because of their sin and faults because humans are linked with sin from birth.</text:p>
      <text:p text:style-name="P110">Genesis chapter 9</text:p>
      <text:p text:style-name="Normal">God makes a promise that he will never do the Flood again and won’t destroy earth (Genesis 9, 11). The rainbow is a sign that reminds us of his promise. God makes it clear that murder is prohibited (Genesis 9, 6). The reason why Ham cursed is because he saw Noah naked which was believed to be an expression of laying with the father’s wife which is considered a way of trying to dominate their father, that is why Noah cursed him. And Shem and Japheth did not do that and honored their father. And now Canaan is the enemy of the people of Israel. The family broke into two parts just like in Genesis chapter 5 where the family split in Cains and Seth’s line. We often act not according to God’s ways, our thoughts are often wicked and evil, that is why we need the Lord’s grace every day. There is a big contrast between Genesis chapter 3 and this chapter as in chapter 3 Adam and Eve did not feel shame when they were naked as there was no sin and only when they sinned they felt shame. In this chapter Ham told about Noah being naked to his brothers not feeling any shame for the sin but his brother’s did the opposite and understood that sin is serious and should not be made fun of. We all should take sin seriously as it is not some kind of joke but is offensive to God so we must repent of our sins and ask for forgiveness.</text:p>
      <text:p text:style-name="P111">Genesis chapter 10</text:p>
      <text:soft-page-break/>
      <text:p text:style-name="Normal">Family is important, God can change a families history. It is important be a good influence in your family as other generations depend on the previous families. All these names In this chapter show that God’s children are all over the planet and that these people would not have existed if it wasn’t for the previous families.</text:p>
      <text:p text:style-name="P112">Genesis chapter 11</text:p>
      <text:p text:style-name="Normal">God mixed the languages of the people of Babylon. This was because they tried to reach Heaven by building a giant tower but God quickly switched their plan. Maybe there’s a reason why God gave us many different languages because if he had not done that, then the people might have become more powerful, arrogant and often empires end up being evil. Abraham came from a family that worshiped Idols and weren’t godly, this is mentioned in the book of Joshua. Just in chapter 9 Ham was cursed by Noah and now from the same family Abraham is born and God chose him to be a prophet? This tells us that no matter what happened in the past, God can choose you and you can become his servant.</text:p>
      <text:p text:style-name="P113">Genesis chapter 12</text:p>
      <text:p text:style-name="Normal">God promises to make Abram or later known as Abraham into a great nation that will bless the world and live in Cainan. Only through Jesus these promises are perfectly kept. Jesus is the one that will complete these promises and make the current church. Abraham shows a great example of faith as he listen’s to God and goes to an area he has never been in. However, Abraham also showed fear as he asked his wife to pretend to be his sister and so pharaoh slept with her and took her as his wife which made God upset and he punished pharaoh for that. And now pharaoh kicked Abraham and his people out of his place.</text:p>
      <text:p text:style-name="P114">Genesis chapter 13</text:p>
      <text:p text:style-name="Normal">Abraham and Lot become separate, Lot lived in Sodom where people sinful against God and Abraham got the area of Canan. The Lords says that this is the place that he will give to him and his descendants. God promises to make Abraham’s descendants as large as there is dust in the world which means a very giant number and today there are billions of Christians.</text:p>
      <text:p text:style-name="P115">Genesis chapter 14</text:p>
      <text:p text:style-name="Normal">The war between 4 kings happened and when the kings took over Abraham’s land and took his nephew, he sent 318 soldiers that won against the kings. Abraham was greeted my Melchizedek who offers bread and wine which symbolizes the last supper when Jesus turned bread and wine into his body and blood. Jesus is referred to the great priest Melchizedek’s way in Hebrews chapter 7. This is because Jesus did not pass away and it’s not an inherited priesthood, but Jesus is the great priest of all time, and he is like Melchizedek who has neither a beginning nor end. After this Abraham gave Melchizedek<text:s/><text:soft-page-break/>10% of what he had. Abraham refuses to take the king of Sodom’s money because he doesn’t want to become rich through other people. Abraham is generous and faithful to God and will not take advantage of others and their money, he is fair and trusts God.</text:p>
      <text:p text:style-name="P116">Genesis chapter 15</text:p>
      <text:p text:style-name="Normal">God makes a promise that Abraham’s descendants will be as large as the stars in the sky and Abraham trusted in God’s promise and God accounted it to him for righteousness. By hearing the word of God Abraham trusted in him more and grew in faith. The same thing goes for us. We can only grow in faith if we hear the word of God which means we have to read the Bible every day to grow in faith and love God even more.</text:p>
      <text:p text:style-name="Normal">15:12-16 These verses show the patience of God as He was willing to wait four hundred years to see if the Amorites would submit themselves to God and repent of their sins. If they don’t, then God will show justice by judging them. He put up with the Amorites who were living immoral lives killing others and sleeping with animals and their parent etc., basically breaking every law that God reinforces in the book of Leviticus. Remember that God knows the outcome of every event and thing which is why His actions are usually benefit us “and afterward they will come out with great possessions.” (Genesis 15:14).</text:p>
      <text:p text:style-name="P117">Genesis chapter 16</text:p>
      <text:p text:style-name="Normal">Sarai asks Hagar to be the wife of Abraham so that they could produce a kid since Sarai couldn’t. But this idea was not suggested by God, and it ends up that the child Izmael is born to a slave and is not the promised child by God. Abrah tried to earn through effort what God promised through grace. When Jesus died on the cross, he took the punishment that we deserve, and we are the one’s who broke the covenant. No punishment remains for those who believe in Jesus. Instead, all that remains is the promise.</text:p>
      <text:p text:style-name="P118">Genesis chapter 17</text:p>
      <text:p text:style-name="Normal">A few chapters ago God told Abraham that he will have a child. About two decades later God reminded them about the promise. This is a very long-time gap which might have caused some doubt in Abraham, but God’s promise just took time and patience. We often might not hear God’s voice which might lead us away from God. But faith requires patience and time. God’s time is always right. God says that Abraham will have another child with Sarah. Abraham laughs because he doesn’t understand how a child is born out of a ninety-year-old. God makes a covenant with all descendants of Abraham and his family for them to be circumcised. This is a good example of Abraham’s obedience. Even though he first laughed and doubted God, the very same day he did what God told him to do and circumcised everyone. This means that you don’t have to have perfect faith to obey God or be used by him. Even Abraham didn’t have perfect faith, but God still chose him.</text:p>
      <text:soft-page-break/>
      <text:p text:style-name="P119">Genesis chapter 18</text:p>
      <text:p text:style-name="Normal">God shows up in human form with two angels. God says that Sarah will have a child a year from now. Sarah does the same thing as Abraham did in the last chapter, she laughs. God responded to her unbelief by asking: “Is anything too hard for me?” Then Sarah denied that she laughed but that’s a lie, God sees the heart and everything you do. God showed up because he hears the cries of Sodom and Gomora, he always hears us. Then Abraham negotiates with God asking if he finds 50 righteous people, will he destroy the cities. Abraham negotiates all the way to only 10 people. God is always fair, and mercy and he will always make the right decision (Genesis 18, 25). Every time we are not sure about a situation, we are questioning God’s fairness, but his decision will always be fair. We must always trust him.</text:p>
      <text:p text:style-name="P120">Genesis chapter 19</text:p>
      <text:p text:style-name="P121">No one is good</text:p>
      <text:p text:style-name="Normal">The angels warn Lot that they will destroy the Sodom city and tell him to grab all his family and leave. However, some of them didn’t believe Lot and thought he was just joking. This may have been because Lot wasn’t fully committed to God. He was comfortable with the place where he lived and did not fully spent time with God. When God was destroying both Sodom and Gomorrah, Lot’s wife was looking back and so she was killed. This is an example of Jesus’s teaching of whoever tries to save their life, will loose it, but whoever loses it, will find it (Luke 17, 33). The way the cities were destroyed will be the same when Jesus returns (Luke 17, 30). The whole world is Sodom and Gomorrah because it is all evil and no one is righteous (Psalm 14, 3: “They have all turned aside; together they have become corrupt; there is none who does good, not even one.”). This isn’t the first time this has happened; the flood has already proved this. Currently in the place where the cities were destroyed is the Dead Sea, the land is dead. Lot and his children were saved because of Abraham’s righteousness. Jesus is the perfect righteous one, through him we are saved because of his righteousness. Jesus even says that it will be more bearable for Sodom and Gomorrah on the day of judgement that other towns that don’t believe in Jesus (Mathew 10, 15; 11, 23-24). In the end of the chapter Lot’s daughters get pregnant by their father because they were living in fear and did not trust God’s plan. They gave birth to people who were enemies of Israel. All this accomplished was negative effects, that is why we shouldn’t live by fear but by what God tells us to do.</text:p>
      <text:p text:style-name="P122">Genesis chapter 20</text:p>
      <text:p text:style-name="Normal">Abraham once again chose fear over God because he said that his wife is his sister to avoid being killed. This time God warned Abimelech that he will be killed if he sleeps with Abraham’s wife and so nothing bad happens. We can often be walking by faith for a while and everything might be going great like it was for Abraham but sometimes we stumble and fall into sin again,<text:s/><text:soft-page-break/>however God is merciful and forgiving and he will forgive us if we repent. God also often preserves and saves us from a fall like he did to Abimelech so that he wouldn’t sin (Genesis 20, 6). But also, God lets us fall so that we would learn from our mistakes and learn to trust God more. Your failure doesn’t disqualify you. Also, it is important not to assume negative things about others when you don’t know. Abraham assumed that the was no fear of God in that place and the people were lost, didn’t have integrity, however the ones who didn’t have integrity here were Abraham and his wife, because of their assumptions. Just because someone doesn’t follow Jesus doesn’t mean they are worse than everybody else.</text:p>
      <text:p text:style-name="P123">Genesis chapter 21</text:p>
      <text:p text:style-name="Normal">God’s promise is finally fulfilled, Isaac is born when Abraham is a hundred years old. When God first told his promise, Abraham was seventy-five years old. God always does thing his way and, in his time, his time might not always be the time we would like. Because of the long time period Sarah had become impatient, which led to decisions that caused problems such as Sarah disliking the maid Hagar. Always remember that God’s plan is always right and if you decide to do thing your way, you may create problems.</text:p>
      <text:p text:style-name="P124">Genesis chapter 22</text:p>
      <text:p text:style-name="Normal">God tested Abraham by wanting to sacrifice his son. Abraham listened without hesitation and almost sacrificed his only son but was stopped by the angels because God wouldn’t just want a child to be killed, he was testing if Abraham’s faith was strong enough. God often tests us by putting us in difficult situations to see if we will persevere and trust in him to provide during difficult times. Abraham was willing to sacrifice everything he had for God; he didn’t hold back. We must be willing to sacrifice things ourselves so that we could get closer to God, for example and idol in our life. If we hold back things then we could be possibly robing the world from a blessing that God wants to give them through us. By sacrificing things for God, we show our faith and become more like him because Jesus sacrificed himself for us to save us from death. God says that all nations from Abraham will be blessed because he was obedient to God and this promise was fulfilled because through Abraham’s descendants Jesus was born. Abraham’s son laid down willingly which is an example of what will happen in the future as the Father sent his only begotten son who willingly died for us. This story about Abraham and Isaac is not just a story but a revelation of how the Father sacrificed his Son for us.<text:s/></text:p>
      <text:p text:style-name="P125">Genesis chapter 23</text:p>
      <text:p text:style-name="Normal">This chapter show the death of Abraham’s wife Sarah. Abraham negotiates buying a place to bury Sarah. This was the very first piece of land that he had ever bought. That means that they haven’t bought any land for six decades since this is the amount of time they have been living in the promise land.<text:s/><text:soft-page-break/>This shows that they had an incredible amount of patience and faith because God promised that they would have land in the promise land. In the area where they are considered aliens, but they persevered and eventually God’s promise was fulfilled. Our desire to get thing quickly can change our character negatively, remember that God’s time is not our time.</text:p>
      <text:p text:style-name="P126">Genesis chapter 24</text:p>
      <text:p text:style-name="Normal">Abraham’s servant goes on a mission to find Isaac a wife. He asks God for a sign to find who he should bring back (Genesis 24, 14). Before he finishes his prayer, the sign is fulfilled by a woman named Rebecca. Rebecca gives the servant and his animals water to grind and then brings him to the family where they take care of him. The family agrees that this was orchestrated by God and allow Rebecca to go to Isaac. Isaac and Rebecca loved each other. A similar story is recorded in John chapter 4 where Jesus goes to a well which is not in the promised land. Jews of Jesus’s day didn’t typically go to that area. There he find a woman and makes the same request asking for a drink. In this chapter we find out that geographical distances and moral distances can still approach God through Jesus. God not only bring obedient and beautiful people like Rebecca but also the rude, outcasted and disobedient people like the woman at the well closer to him.</text:p>
      <text:p text:style-name="P127">Genesis chapter 25</text:p>
      <text:p text:style-name="Normal">Abraham dies and Esau and Jacob are born. These children were a blessing to Isaac and Rebecca that they have been praying for.</text:p>
      <text:p text:style-name="Normal"><text:span text:style-name="T128">25:23</text:span><text:s/>We can see that God says that two nations are in Rebecca’s womb, meaning the babies have value before being born. God has predestined one nation to be stronger-that is Jacob’s nation from which Jesus would be born, and one nation to be weaker, which would serve the younger-that is Esau’s nation. From this verse we see that abortion is murder because to kill a child while he is not born yet is the same as killing entire nations which could have had massive impact on the world.</text:p>
      <text:p text:style-name="Normal"><text:span text:style-name="T129">25:26</text:span><text:s/>Jacob’s name means “supplanter” which includes trickery, deceit. To supplant meant to take the place of someone. That is exactly what happens in later chapters because Jacob takes the blessing of Esau and lives in trickery until God teaches him a lesson.</text:p>
      <text:p text:style-name="Normal">Unfortunately, they start to play favorites with their children – Esau is the favorite of Isaac and Jacob is the favorite of Rebecca. Sometimes our way of responding to God’s blessings may be not as God wants. For example, praying for money and after receiving the gift you stop praying and attending church. There are a lot of people that act like this where they only want to get something for themselves and later forget about God. The blessing we get might be the very thing that defeat us spiritually.</text:p>
      <text:p text:style-name="P130">Genesis chapter 26</text:p>
      <text:soft-page-break/>
      <text:p text:style-name="Normal">Isaac does the exact same thing as Abraham did twice to the exact same guy – he says that his wife is his sister because is was scared of being killed. We often fall into the same trap over and over again. We trade something that is good into something that is worse. When you are choosing something over God, you are trading what God’s inheritance he has given you for something less. But humans don’t think about it like that and only see what is in front of them. These examples show our own brokenness and need for God’s grace and forgiveness.</text:p>
      <text:p text:style-name="P131">Genesis chapter 27</text:p>
      <text:p text:style-name="Normal">Jacob deceives his father into thinking that he blessed Esau. But after Jacob was blessed, Isaac did not take away his blessings. This is the same for us, once you are baptized and put your faith in Jesus you can’t undo that. After you start following Jesus and trust in him, you are part of His body and no matter how many times you fall, you get back up with confession and are forgiven.</text:p>
      <text:p text:style-name="Normal">Even though Jacob received the blessing from His father, He did not receive the blessing from God. Since this was a deception, we learn that God does not bless those who deceive and lie-He doesn’t bless sin but obedience, trust and faithfulness, holiness and love. The moment when Jacob truly receives his blessing is in Genesis 32 when he wrestles with God. He ends up living the next years of his live lying and deceiving others which only delays his actual blessing from God. We can’t steal something that is not ours.</text:p>
      <text:p text:style-name="Normal">Jacob is not only the receiver of Esau’s birthright but also the receiver of his fathers blessing. This makes Esau really mad and because of this he wants to kill his brother. This situation has already happened once in the bible in Genesis chapter 4 when Kaan killed Able because he was jealous of him. The family played favorites, and it ended up destroying the family. The family got to the point where Rebecca and Jacob had to lie to the father. Families have to be fair to their kids and treat them equally.</text:p>
      <text:p text:style-name="P132">Genesis chapter 28</text:p>
      <text:p text:style-name="Normal">Jacob goes on a journey to his family’s household to find a wife. He stops for the night and has a dream that changes his life. He sees a large ladder connecting earth to heaven and sees angels ascending and descending on it. This is the opposite of the tower of Babel where humans tried to build a tower to reach heaven. This time God is the one that builds the tower. He doesn’t call the humans to come up but sends angels to travel down the ladder. By the end of the dream people are not dispersed like they were when building tower of Babel but instead God promises to unite people under one new nation in Jacob. At the tower of Babel, it was man’s effort but in the ladder it is God’s. Jesus references this ladder in John chapter 1, 51: “And he said to him, “Truly, truly, I say to you, you will see heaven opened, and the angels of God ascending and descending on the Son of man.” By saying this,<text:s/><text:soft-page-break/>Jesus means that he is the one that connects heaven and earth. In John chapter 10, 9 Jesus calls himself the door, saying that he opens the way to heaven and God. You get to God not by building a tower of good works but by trusting in Jesus and his sacrifice. Getting to God starts with God getting to us.</text:p>
      <text:p text:style-name="Normal">Jacob was at a low point because he had lied to his father, stolen his brothers birthright and had to escape his brother because he is trying to kill him. And it was at this low point when God showed himself to Jacob and that is when Jacob started seeing who God was. This was the turning point of his life. Don’t ever give up on people who are far from God because you never know when a turning point can come. Keep praying for others no matter how low they get. Things can always turn around and the one who saves them from the lowest point is God.</text:p>
      <text:p text:style-name="P133">Genesis chapter 29</text:p>
      <text:p text:style-name="Normal">Laban tricked Jacob into marrying the older daughter first even though Jacob wanted to marry the younger daughter. What Jacob had done to Esau, Laban did to Jacob, in other words, trick him. Just because you are right with God doesn’t mean that the consequences of your sin go away. Our sin catches up to us. Sometimes God allows us to deal with the pain of our sin, so that we could grow and learn from our mistakes. Jacob had to experience it himself before he could understand how Esau felt after he tricked him. The lesson is that you reap what you sow. If you plant, you get what you plant. If you’re planting deception, deception is going to come back to you.</text:p>
      <text:p text:style-name="P134">Genesis chapter 30</text:p>
      <text:p text:style-name="Normal">God blessed Jacob with 12 children. God blesses us even when we don’t deserve it. He always wants the best for us and will never leave us alone. Jacob agreed with Laban to watch his sheep longer before he left to go back to Cannan. They agreed that Jacob would keep the sheep that were born speckled, and Laban would keep the solid color sheep. Laban agreed but tried to trick him and cheat him out of sheep so that Jacob would not leave him. We sometimes try to trick each other so that we would get some benefit but remember to think about others too and realize that you may be going too far.</text:p>
      <text:p text:style-name="P135">Genesis chapter 31</text:p>
      <text:p text:style-name="Normal">Jacob runs away from Laban because he tricked him many times. He has been running from his problems without facing them and instead, tries to flee by lying and deceiving. Often, we run from our problems and end up learning nothing-the next time the same problems arise, we are not sure how to deal with them. Instead of fleeing, we should turn to God, pray about it so that we may learn how Jesus dealt with problems. Jesus, instead of panicking during the storm, had no fear because He trusted in the Father, instead of<text:s/><text:soft-page-break/>complaining, He prayed and accepted His will. The Bible is full of lessons of how to deal with our problems.</text:p>
      <text:p text:style-name="P136">The biggest trick</text:p>
      <text:p text:style-name="Normal">Laban has lied to Jacob about 10 times, changed his pay and wasted the blessing that God has given him. After Jacob and his two wives and children leave, Laban goes out and searches for Jacob. God warns Laban to not do anything bad with Jacob. God always sees, judges and blesses. God blesses Jacob and judges Laban for his actions. In the end they make covenant and go on their way. Sometimes we can focus to much on idols and get farther away from God. <text:s/>We must come back to the Lord and repent and focus on him, leaving our old lifestyle. There has never been a bigger trick and lie than the innocent murder of Jesus. The cross shows us that no matter how dark things get, God brings about his good intentions. God made the death of Jesus from being the worst thing the world has even seen into the best gift the ever gave us. Jesus performed the ultimate trick against death by rising from the dead. That means God can bring good out of anything.</text:p>
      <text:p text:style-name="P137">Genesis chapter 32</text:p>
      <text:p text:style-name="Normal">Jacob gets scared because he finds out that Esau is coming to meet him with a 400 men army. Jacob was afraid that he might get killed. Fear is a natural human reaction even for people who are walking with God. After experiencing fear, Jacob starts praying to God so that he would protect him. This example shows us that when we are afraid and experience fear, the first thing we should do is pray and remind ourselves the things God has promised us, just like Jacob did. Remember that no matter what happens, Jesus paid the price for our sins and loves us no matter what.</text:p>
      <text:p text:style-name="P138">32:24-32</text:p>
      <text:p text:style-name="Normal">This person who wrestled with Jacob was God disguised as a man. Just like angels can disguise themselves as men, God is also able to do that. The answer to who this man was it in Hosea chapter 12:4 “He strove with the angel and prevailed, he wept and sought his favor” (Hosea 12:4). It wasn’t God the Father, nor the Holy Spirit but the angel of God who disguised himself as a man and who Jacob called God. But this angel was not a creature but the messenger of God who was sent by the Father, God himself “The Lord the God of hosts, the Lord is his name!” (Hosea 12:5). His name is revealed in the book of Isaiah "For a child has been born for us, a son given to us; authority rests upon his shoulders; and he is named Wonderful Counselor, Mighty God, Everlasting Father, Prince of Peace." (Isaiah 9:6). This reveals that the angel was Jesus or a pre-incarnate version of Jesus because Jesus was born of a virgin thousands of years later. Even in the Old Testament we see snippets of multiple divine person’s which help understand that the Trinity is not an impossibility since here we see that God has sent God as an angel which appears as a man.</text:p>
      <text:soft-page-break/>
      <text:p text:style-name="Normal">Why did Jacob wrestle with God?</text:p>
      <text:p text:style-name="Normal">God wrestled with Jacob because Jacob begged God to bless him before he lets him go. Jacob was left alone when he wrestled with God. We need to spend time alone with God so that we could build our personal relationship. God wrestled with Jacob which means he fought with Jacob for this blessing. God wants us to try, to seek the blessing and put some effort, even struggle, and not just hope to get the blessing without doing anything. God makes sure that Jacob earns this blessing. It is a lesson from the Lord that you can’t just steal blessings and that you will not be blessed by running from your problems and using trickery to escape your trials. There needs to be struggle in your life. Our walk with Jesus is not promised to be easy. There will be difficult stumbling blocks that we’ll have to struggle through, however, the reward that awaits us in heaven is worth it.</text:p>
      <text:p text:style-name="Normal">This wrestling is out of Jacob rather than by his strength and wisdom. We try hard to hold on to our beliefs and feelings and that could be negative if it leads us away from God. We have to seek the truth and wrestle for the truth by reading the Bible on our own and checking if our beliefs line up with what God’s word says. God wounds Jacob which shows his power and that he is right, we think that we know the truth and can get a little too confident because we think we have it all figured out. But God will reach in and break you, humble you so that you could realize that he is number one and you should listen to him. We must know we serve a God who is greater than us, and we cannot conquer much of anything until He conquers us. The life of Christianity is not an easy one. God does not promise that there will be no more pain of suffering, but He tells us to pick up our cross daily and trust in Him, who conquered the world.</text:p>
      <text:p text:style-name="Normal">Before, Jacob stole a blessing from his father, but now he begs for a legitimate blessing from God. God blessed Jacob, as he did with Abraham and changes his name to Israel. We don’t have to approach God with a parade of good deeds because Jesus has gone before us and took the punishment we deserve.</text:p>
      <text:p text:style-name="P139">The meaning of Jacob’s name and the lifting of the curse</text:p>
      <text:p text:style-name="Normal"><text:span text:style-name="T140">32:28</text:span><text:s/>God gives Jacob a new name Israel which is a significant moment. Jacob’s name means “supplanter” or the name of someone who takes the place of someone else. Now because Jacob fought for his miracle fairly, God changes his name saying, “no longer you will be called deceiver”. This marks the end of Jacob living in lies and now he walks with God without turning back to his old ways. The same happens when we decide to start following Jesus and let go of our old ways. In the Catholic church, this decision to willingly walk with the Spirit and follow the teaching on our own happens with the sacrament of Confirmation (CCC 1285-1288).</text:p>
      <text:p text:style-name="Normal">This moment also shows that names had an impact people’s lives in the Old Testament. People would name others based on some type of trait they<text:s/><text:soft-page-break/>possessed. In 1 Chronicles 4:9-10 we see that Jabez was named because his mother bore him with pain and in response, he prayed to God so that God would keep him from harm, and it would not pain him. This means that if the name has a negative trait to it, there has to be an event that would remove this curse. In this chapter we see that Jacob’s wrestling with God was that even that lifted the curse of his name.</text:p>
      <text:p text:style-name="Normal">Now we should also try to name our children with names that are related to something good instead of something cursed because names were a serious thing in God’s eyes.</text:p>
      <text:p text:style-name="P141">Genesis chapter 33</text:p>
      <text:p text:style-name="Normal">God answers Jacobs prayer by changing Esau’s heart. Jacob and Esau reunite just like good brothers and there is no more revenge or hard feelings. This chapter talks about forgiveness which is interesting because the chapter number is 33 while Jesus died when he was 33 and showed the biggest act of forgivness. However, Jacob shows favoritism by putting some of his children and servants at the front of the line, while putting his favorite children at the back so that they wouldn’t get killed first. This is the same issue that Rebecca and Isaac had by playing favorites with their children. All playing favorites does create conflict in the family and we will see in the later chapters what happens in Jacob’s family because he played favorites.</text:p>
      <text:p text:style-name="P142">Genesis chapter 34</text:p>
      <text:p text:style-name="Normal">Jacob’s sons decide to take vengeance on the people who violated Dina. But their vengeance was much worse as they killed a lot of people that were innocent from that town, causing trouble for Jacob and his family. Vengeance is never the solution because it always makes things worse. Jesus taught that we should forgive others and turn the other cheek, not kill others for the evil they have done to us. We leave vengeance to God as his judgment is coming.</text:p>
      <text:p text:style-name="P143">Genesis chapter 35</text:p>
      <text:p text:style-name="Normal">Jacob’s name is Israel, he goes on a journey back to where God appeared to him. His 12’th son was born but it causes of Raechel to die.</text:p>
      <text:p text:style-name="Normal"><text:span text:style-name="T144">35:1</text:span><text:s/>Notice how God says, “Make an altar there to the God who appeared to you”, instead of saying “Make an altar there to Me who appeared to you”. This is referring to an angel who appeared to Jacob, confirming that he was God, more specifically-Jesus. This shows that God can be in different persons at the same time which helps us understand the Trinity.</text:p>
      <text:p text:style-name="Normal"><text:span text:style-name="T145">35:18</text:span><text:s/>Because of the birth pain Rachel experience, she named her son Ben-oni which meant “the son of my sorrow”, however, his father quickly changes his name to Benjamin which meant “the son of the right hand”. We have seen that the names of people had a prophetic meaning in the Bible which is why naming a child something bad would have most likely meant that the person’s fate wouldn’t have been the best.</text:p>
      <text:soft-page-break/>
      <text:p text:style-name="Normal">There was no evidence that Raechel loved God because previously she stole idols from her father and that lead to idols spreading across Jacobs family. In this chapter Jacob tells his family to get rid of their idols and go with him. Surprisingly they agree to do just that. It is important to warn your family and others if they are starting to worship idols instead of Jesus and spend too much time on something. Who you marry matters, if you want to love Jesus, date people who love Jesus. Jacob goes back to his father. His father Isaac dies due to old age.<text:s/></text:p>
      <text:p text:style-name="P146">Genesis chapter 36</text:p>
      <text:p text:style-name="Normal">This chapter reveals Esau’s descendants and the tribes that formed. There is quite a lot of information about the family’s blood line which is there for a reason. This chapter historically shows when it takes place and confirms that this story is real because coming up with all these names and the bloodline would make no sense. We see that the blessing Isaac gave to Esau is fulfilled in this chapter (Genesis chapter 27, 39-40). If you think about it, Esau ended up with a bigger blessing than Jacob because he became the ruler of a kingdom. Later on Jacob’s descendants will become slaves of Egypt, however in the end Jacob’s descendant get the biggest blessing because through them Jesus is born while later on Esau’s kingdom will be destroyed. Sometimes the blessing we think is small will become big and sometimes the other way around, but always thank God for everything he does because his choice is always right, it is impossible for God to lie.</text:p>
      <text:p text:style-name="P147">Genesis chapter 37</text:p>
      <text:p text:style-name="Normal">Jacob loved Joseph more than his other children which caused other children in the family to hate Joseph. This resulted in Josephs brothers wanting to kill Joseph. They start bullying him but Reuben tried to save him. Then Joseph was sold to the Ishmaelites. This story in a way resembles Jesus because Jesus was also mocked, bullied by the Jews and yet, just like Jacob, did not complain once. An important lesson is to not follow the evil things a group is doing. Judas offered a different, less violent approach – he offered to sell Josehp. Of course this isn’t a good thing but it is better than just killing him. If a group you are apart is following wicked ways, you should leave that group because the only one you should follow is God.</text:p>
      <text:p text:style-name="P148">Genesis chapter 38</text:p>
      <text:p text:style-name="Normal">This chapter reveals more the brokenness and sin that is happening in Judas family. Jacob even loses two of his sons because of the sin that was happening. It makes us think, how could these people have been the one’s that were chosen by God? Even when sin was controlling the people of God, God still kept his promise and through these broken people eventually Jesus was born who is the one that saved us from this brokenness. In verse 23, Judas is more concerned about what other people think more than what God thinks. He believes that other people will laugh at him if they go looking for<text:s/><text:soft-page-break/>the woman. When we start thinking more about what others will think rather than what God will think, that is when we’ve got a spiritual problem. And if we do care more about what people think, the solution is confessing your sins to God and asking for forgiveness and strength. Lord, let me care more about what you think, than what people think.</text:p>
      <text:p text:style-name="P149">Genesis chapter 39</text:p>
      <text:p text:style-name="Normal">Joseph shows obedience and faith to God by refusing to sin. The woman tempts him to sin; however, Jacob disagrees and even flees from her. Unfortunately, the woman lies to her husband about what happened, and Joseph get thrown in jail. Bad things still happen even though you did everything right and listened to God. This is because life is unfair, it is full of evil, and we don’t know how everything works; this topic is discussed in the book of Job. But even when life is unfair, God is always fair. He blesses Joseph in prison with luck. Just because something bad happens doesn’t mean that God is not with you. There is an even greater reward waiting for us if we keep God’s word and flee from sin. God will always find a way to bless those who are serving him. Later Joseph will become the second most powerful man in Egypt. Sometimes when you are suffering, God is getting to do something good in your life, but you just don’t know it yet. Keep trusting the Lord because it’s not over yet.</text:p>
      <text:p text:style-name="P150">Genesis chapter 40</text:p>
      <text:p text:style-name="Normal">Joseph is asked to interpret dreams that other prisoners had. His interpretation came true because God told him what they mean. Joseph wanted the cup bearer to remember him when things go well for him, however he did not remember him and completely forgot about Joseph’s existence. This is an example of how many people act with God. They ask him for things that would benefit them and when they receive the things and everything goes well for them, the completely forget about God. Remember that God will never forget you and he is always there waiting for you to talk to him, he always cares about you and tries to protect you from evil so that things go well for you. We must have a both sided relationship with him. If he is always there for you, then you should be there for with him.</text:p>
      <text:p text:style-name="P151">Genesis chapter 41</text:p>
      <text:p text:style-name="Normal">Pharaoh has two dreams that symbolize that Egypt will have 7 years of good harvest and then 7 years of famine and the people will be starving. These dreams were interpreted by Joseph by the power of God. Joseph gave all the glory to God for the interpretation and warned pharaoh about what is coming. Because of this, pharaoh make Joseph the second most powerful man in Egypt and let him rule and prepare for what is about to happen. God rewarded Joseph because he was obedient and gave glory to him the entire time. Other people notice you when you point to God more than yourself, which is a good thing, but people also notice when you don’t walk with God<text:s/><text:soft-page-break/>and turn away from him. Make sure that your life and your words match – if you are living for God, then your actions should show that.</text:p>
      <text:p text:style-name="P152">Genesi chapter 42</text:p>
      <text:p text:style-name="Normal">Joseph meets his brothers after almost twenty years. This Joseph foreshadows the faithfulness of Joseph from the New Testament, the husband of Mary. The Old Testament Joseph takes care of the bread so that it would be distributed all over the world just like Joseph, form the New Testament, took care of the bread from heaven - Jesus. Joseph decides to put his brothers to the test to see if they have changed. He keeps Simeon as a prisoner and sends the other brothers back home with food and even the money they had paid for the food, to see if they would come back with Benjamin and were telling the truth. Joseph was good to his brothers and forgave them, but he was testing them to see if they were cautious because there are still consequences to what his brothers have done. Forgiveness doesn’t mean that the consequences of the wrong just go away, trust has to be earned. The brother’s regret not listening to Joseph before and not saving him. This shows how powerful anger and jealousy, hate can be and the evil it can cause us to do and lead us away from the Lord. We can’t hold on to hate because it ends up damaging others. We must realize that we have a problem, let go of it and pray to God to remove it, repent of our evil.</text:p>
      <text:p text:style-name="P153">Genesis chapter 43</text:p>
      <text:p text:style-name="Normal">Jacob’s sons get ready to return to Joseph to get more food. Judas steps up and tells his father that they must bring Benjamin otherwise they will not come back home. Judas is prepared to take full responsibility for his brother and face the consequences (Genesis 43, 9-10). Someone has to step up in a family when times are hard. Don’t be silent if you have a plan in difficult situation because your plan might benefit the family. Jacob allows Benjamin to go and tells his sons to return the money they had found in their bags when they left and to bring gifts to Joseph (They still didn’t know it was Joseph but thought it was the second most powerful man in Egypt). When they returned, Jacob prepared a feast for them and was happy to see his brother Benjamin alive and well. He truly cares and loves his family.</text:p>
      <text:p text:style-name="P154">Genesis chapter 44</text:p>
      <text:p text:style-name="Normal">Judah offers to be a slave to Joseph instead of Benjamin so that he could keep his promise to his father. This shows the change of Judah, earlier in Genesis 38 he was stuck in sin and was not acting like man of God. But now he changes, he loves his family and cares for his brothers and his father. Judah had matured because even though Jacob cared about Benjamin more than the others, just like he did with Joseph, Judah loves Benjamin despite of his father’s favoritism. This example shows us that we don’t have to stay in our sin forever, we can change, repent, go to confession and be free from sin by the power of the Holy Spirit. We need to be reminded that God truly wants<text:s/><text:soft-page-break/>us to change for the better and let go of our past sins and walk with him. We should learn to love others anyway, despite their frauds and weaknesses.</text:p>
      <text:p text:style-name="P155">Genesis chapter 45</text:p>
      <text:p text:style-name="P156">Why do bad things happen?</text:p>
      <text:p text:style-name="Normal">Joseph reveals who he actually is to his brothers. Joseph shows forgiveness to his brothers and even rewards them with blessings. This chapter shows how God can change your life – God’s plan for us is always incredible. If Joseph wouldn’t have been sold as a slave, then he wouldn’t have become the second most powerful man in Egypt and couldn’t have provided for his family like he can now. Just because something bad is happening in your life doesn’t mean that God is punishing you or that the future is going to be bad. Our thoughts are not Gods thoughts, and his plans are not our plans (Isaiah 55, 8-9). We don’t understand how this world works, and we never will but whatever happens in life is for a reason that we just don’t know yet. Sometimes suffering is part of God’s plan to get us where he needs to take us. Trust that God is on our side always. Trusting the Lord will all our heart is what we need to do every day of our lives. We mustn’t let go of our obedience to him in difficult times.</text:p>
      <text:p text:style-name="P157">Genesis chapter 46</text:p>
      <text:p text:style-name="Normal">On his way to Egypt, Jacob stops to worship God in Beer Shiba – the place where Abraham planted a tamarisk tree, and Isaac built an altar and received a special promise from God. This was the place the family knew they could go for special moments. Is there a secret, special place in your life for worshiping God? Jacob reunites with his son Joseph and fells like his life is complete – he could die happy (Genesis 46, 30). In the end of the chapter, we find out that Egyptians did not like shepherds and thought that they were dirty, didn’t want anything to do with them. Joseph thought of a good plan to separate Israel’s culture from Egyptians and not lose it while in Egypt. Jacob takes this journey in faith and trusts in the word that his son has spoken, saying that he has prepared a place for him. This is the same way Jesus tells us he is going to his Father’s house to prepare a place for us. Jacob’s journey is just like our journey. We trust the voice of the Son, who promises to be with us in this journey to protect us and provide for us.</text:p>
      <text:p text:style-name="P158">Genesis chapter 47</text:p>
      <text:p text:style-name="Normal">Jacob blesses pharaoh which is something unusual because pharaoh was considered by the Egyptians a God. Jacob shows kindness to the nation, completely opposite than before when Jacob used to take things away, like he took the blessing from his brother Esau. Now Jacob is generous in his heart. The world continues to suffer from famine which causes those who don’t have money or food to be enslaved. But eventually this will change, the land will go from being enslaved to freedom but that will take time. With God also comes suffering. When we walk with God we think that everything will go<text:s/><text:soft-page-break/>well but all of a sudden challenges and hard times arise that test our faith. This causes some people to abandon God but remember that the suffering we are experiencing right now doesn’t even compare to the glory and future that is prepared for us in heaven (Romans 8, 18).</text:p>
      <text:p text:style-name="P159">Genesis chapter 48</text:p>
      <text:p text:style-name="Normal">At this point in the story Jacob is very old and is about to die but before that he blesses Josephs sons. The younger son gets a bigger blessing than the older son which is unusual, but this has already happened before in Genesis, when Isaac blessed Jacob more than Esau. Jacob reminds Joseph that God will be with him and will return them to the promise land (Genesis 48, 21). This keeps reminding us that God always keeps his promise, no matter how much time has passed, his truth will always be there, his promise will eventually happen.</text:p>
      <text:p text:style-name="P160">Genesis chapter 49</text:p>
      <text:p text:style-name="Normal">Jacob blesses his sons which will later become the twelve tribes of Israel. However, not all blessings were positive, for example Rubens’ blessing. His blessing was worse because of the sin he committed in the past (Genesis 35, 22). Our sin has consequences that can linger for a while. Often people’s blessing are going to be different. Some will get big blessings, while others – smaller. That does not mean that God loves them less, life is different for all of us. You are a part of God’s work just life each tribe of Israel but your role may not be the same as everybody elses. Don’t let smaller blessings or things that you didn’t expect sway you away from God, because his plan is always the best option no matter what.</text:p>
      <text:p text:style-name="P161">Genesis chapter 50</text:p>
      <text:p text:style-name="Normal">After Jacob had died and was properly buried (Joseph fulfilled his promise to bury him in Canaan next to where Abraham, Isaac were buried), Josephs brothers though that since his father is gone, he might try getting revenge on his brothers for the evil they did in the past. They ask for forgiveness, just like their father asked them to and this made Jacob cry. Jacob is a man of good and just like God he forgives others for all the evil they had done – what was intended for evil, God make it good. God offers forgiveness to all of us, no matter how low we get, he washes our sins away and make the white as snow. We must also forgive others every time because if we are not able to forgive, then the Father won’t be able to forgive us.<text:s/></text:p>
      <text:soft-page-break/>
      <text:p text:style-name="P162">The book of Exodus</text:p>
      <text:p text:style-name="Normal"><text:span text:style-name="T167">Introduction:</text:span><text:line-break/><text:span text:style-name="T168">Exodus</text:span><text:s/>is the second book of the Torah and is often considered the "Gospel" of the Old Testament because it presents the "good news" of God's deliverance. The events described in this book are estimated to have occurred approximately 1350–1200 years before Christ and about 400 after the events of Genesis.</text:p>
      <text:list text:style-name="LFO2" text:continue-numbering="true">
        <text:list-item>
          <text:p text:style-name="P169">The first 12 chapters recount life under slavery in Egypt.</text:p>
        </text:list-item>
        <text:list-item>
          <text:p text:style-name="P170">Chapters 12–18 describe the Israelites' departure from Egypt and their journey to Mount Sinai.</text:p>
        </text:list-item>
        <text:list-item>
          <text:p text:style-name="P171">Chapters 19–24 focus on the covenant with God at Mount Sinai.</text:p>
        </text:list-item>
        <text:list-item>
          <text:p text:style-name="P172">Chapters 25–40 detail the construction and preparation of the Tabernacle, also known as the Tent of Meeting</text:p>
        </text:list-item>
      </text:list>
      <text:p text:style-name="Normal">The main character is Moses, who is called by God to be the leader of God’s called nation.</text:p>
      <text:p text:style-name="P173">Exodus chapter 1</text:p>
      <text:p text:style-name="Normal">Around 400 years after the events of Genesis, God’s people are slaves in Egypt. The pharaoh at this time was brutal and was scared that the Israelites will become stronger that Egyptians, so he orders to kill all the babies who are male. However, the women are fearful of God and do not listen to pharaoh. As a reward, God blesses the women with a big family. Not even pharaoh and his evil could stop God’s promise. This is a reminded that God is always with us and always listens to us in our suffering. Nothing is going to stop him from saving the world, the cross remains here to this day even after all the terrible things that have happened. History continues to repeat it self with all the evil but God’s word stays relevant.</text:p>
      <text:p text:style-name="P174">Exodus chapter 2</text:p>
      <text:p text:style-name="Normal">Moses was born into the tribe of Levi. The events in this chapter progress quickly—moving from Moses' birth to his upbringing and eventual escape from Egypt. The author seems eager to focus on the central themes and messages of the book.</text:p>
      <text:p text:style-name="Normal">Just as God saved Noah from the Flood through the Ark, He preserved Moses from the waters of the Nile using a basket. Moses emerges as a protector of his people, though his actions include using force—such as when he killed an Egyptian who was beating a Hebrew slave. When Pharaoh discovered this, he sought to kill Moses, forcing him to flee.</text:p>
      <text:p text:style-name="Normal">This conflict highlights a timeless issue: the challenges between different cultures. Even today, people often struggle to understand or respect other cultures, making it difficult to foster mutual love and acceptance. It’s<text:s/><text:soft-page-break/>important to recognize that we cannot favor one perspective while ignoring or dismissing others who do things differently.</text:p>
      <text:p text:style-name="Normal">After Pharaoh's death, it was time for God to fulfill the promise He made to Abraham, Isaac, and Jacob. God's faithfulness to His promises remains evident, even if the fulfillment takes a long time. In this case, several hundred years had passed since the promise was first made.</text:p>
      <text:p text:style-name="Normal">God saw the suffering and pain of His people and acknowledged their plight (<text:span text:style-name="T175">Exodus 2:25</text:span>). This demonstrates that God notices and knows everything about our lives—He does not abandon us. During times of suffering, it can be difficult to remain faithful, as we may feel that God is distant or uncaring. However, this chapter reminds us that God is aware of our struggles.</text:p>
      <text:p text:style-name="Normal">While we may not always understand God's plan for us, we can trust that it is the best option. He has the power to transform our lives in ways we cannot imagine. As He was faithful to His people in the past, He will remain faithful to us as well.</text:p>
      <text:p text:style-name="P176">Exodus chapter 3</text:p>
      <text:p text:style-name="P177">“I will be with you”</text:p>
      <text:p text:style-name="Normal">Moses sees a burning bush that is not being burned down even though it is on fire. God warns Moses not to come closer and take his sandals because God is in the holy land. We are not worthy to approach a holy God. This is the language of the law; the law says don’t come near. It is meant to show that God is holy, he is unapproachable, he dwells in unapproachable light. This language is completely opposite to the language of the New Testament – to come near to God. James 4, 8 says “come near to God and he will come near to you.” Jesus tells us to come near his and he will give us rest. The reason why these messages are different is because Jesus is the one who made us worthy, without him, on our own, we wouldn’t be able to approach God. People who are further away from God and that have not repented in a long time sometimes feel like they are not worth praying to God and asking for forgiveness, which could lead them to continue living in a sinful lifestyle. This is a trick of the enemy; he will try to make you focus on yourself and will do everything to prevent you from returning to Christ. However, because of Jesus, God is inviting us to confess our sins and repent, he wants to be with us, we have to realize that it is only because of Jesus we can draw near Him, and he is just and kind enough to forgive our sins and make us clean again, make us clean as white wool. The suffering of our Savior is greater than your sin.</text:p>
      <text:p text:style-name="Normal">God calls Moses to save Israelites from the pain and suffering in Egypt. Moses feels like he is not good enough to save the land, but God choose him for a reason. God responds by saying that he will be by Moses side the entire time. When we are doubtful, God is by our side, God is with us, no one can be against us (Romans 8, 31). God reveals his name as YHWH – Jahveh,<text:s/><text:soft-page-break/>meaning “I am” or when referring to him “He is”. This name is not spoken because God said to call him Lord, so his name is replaced with Adonai which means Lord.</text:p>
      <text:p text:style-name="P178">Exodus chapter 4</text:p>
      <text:p text:style-name="Normal">Moses is scared that the Israelites are not going to follow or listen to him, but God shows him miracles that will prove that this is God talking. God transforms Moses’s staff into a serpent, then Moses grabs the serpent by the tail. This is symbolical and means that God has power over Satan, this is the victory over the serpent. Being healed from leprosy is a picture of power over sin. The blood speaks of Israel redemption through the blood of Jesus, victory over sin.</text:p>
      <text:p text:style-name="Normal">Then Moses tells God that he is not a good speaker, therefore God should not choose him. God remind Moses that he is the creator of everything and has the power over our bodies. All things are possible for God.</text:p>
      <text:p text:style-name="Normal">But then Moses straight up begs for God to pick someone else. Humility is a good thing but not when it becomes disobedience and unbelief. This is just like Peter who denied Jesus 3 times – Moses also denied the plan of God 3 times. However, both came back to the Lord and followed his plan.</text:p>
      <text:p text:style-name="Normal">Moses starts trusting God and goes to save the Israelites. He says what God told him to say and does the miracles God showed him and successfully convinces the nation of Israel to follow him.</text:p>
      <text:p text:style-name="Normal">God says that pharaoh will refuse to let the nation go. Because of this the Lord will kill Pharaoh’s firstborn son (Exodus 4, 22-23).<text:s/></text:p>
      <text:p text:style-name="P179">Exodus chapter 5</text:p>
      <text:p text:style-name="P180">When things go bad</text:p>
      <text:p text:style-name="Normal">Moses and Aaron try to convince pharaoh that their God has told them to go to the desert to make an offering. However, pharaoh thinks of himself as a God and the one who controls other people. He thinks that the slaves have too much time on their hands and should be given more work so that they won’t come up with these ideas. Things get a lot worse for the slaves. Moses doubts God and is angry that things didn’t go as expected. The problem is that there was an expectation. When we do things, we have an expectation of how they will work out, we want some kind of reward. Whenever things don’t work out and keep getting worse, that is when we start to doubt God and get angry with him. Our faith can get weaker, and we are disappointed with God. We have to let go of our expectations because we are not God of our life, God is the one that will be making the decision. And sometimes when things go bad, it is the test of our faith to see if we will continue to be obedient to God despite our struggles. Jesus said to do things without expecting a reward, so when there is an expectation that is not fulfilled, that is when most people fall. In these moments it is revealed if we truly love God for what he is and<text:s/><text:soft-page-break/>will continue to worship him or are we going to give up on him and forget that he gave us a free gift on the cross that we don’t deserve?</text:p>
      <text:p text:style-name="P181">Exodus chapter 6</text:p>
      <text:p text:style-name="P182">Don’t trust your thoughts</text:p>
      <text:p text:style-name="Normal">God promises that he will make pharaoh set the slaves free from Egypt. He also says that He has not yet revealed himself to the nation of Israel as the Lord (Exodus 6, 3) but soon they will know him. God tells Moses to repeat what he slayed to the nation of Israel and Moses does, but it does not work. The God tells Moses to tell pharaoh again to set the nation free, but Moses doubts once again and thinks it won’t work (Exodus 6, 12; 6, 30). This is a situation of who is right – is it God who commands us or are we the ones that are right? During the wedding in Caanan, when Jesus turned water into vine, he said that the water is vine even though it looked like water, tasted like water. But when Jesus talks, he is the one that is telling the truth, we have to deny our thoughts even when things don’t make sense. So whatever God tells you what to do, he knows better that you – he is correct because he is perfect, no mistakes can happen. We have to learn to trust him with everything in our lives, he will make our paths straight.</text:p>
      <text:p text:style-name="P183">Exodus chapter 7</text:p>
      <text:p text:style-name="Normal">God assigns Aaron as the prophet which means a person who can legitimately speak for God and in God’s name to others.</text:p>
      <text:p text:style-name="Normal">Because Pharaoh did not let the Israelites go, God sent a series of ten disasters known as the “ten plagues of Egypt”. These disasters occur on Moses’ commands and are meant to convince Pharaoh that the God of the Hebrews is truly speaking to them.</text:p>
      <text:p text:style-name="Normal">Firstly, Aaron threw his staff, and it turned into a serpent, then Aaron struck the waters with the staff and turned the waters of Nile into blood.</text:p>
      <text:p text:style-name="Normal">Interestingly, Egyptian magicians did the same things as Aaron did (Exodus 7, 22). Does this mean that magic exists? Well, this phrase is exaggerated because when Aaron turned all the water of Nile into blood then that means that there should be no water left, meaning there was no water for the magicians to “do the same” with. But this magical recreation of the disasters and magic could be real, but they are not from God. Satan has power and he too can-do magical things but they are false – the works of the enemy.</text:p>
      <text:p text:style-name="Normal">Since Pharaoh’s heart is hardened, he refuses to believe that God is actually speaking and is real. For a lot of people, it is the same – they need to see many miracles or specific miracles and only then they will believe in God. There is already so much evidence that God exists, besides that God will not show us everything right now because he wants us to have faith in him that is genuine meaning trusting and believing in him when we don’t understand<text:s/><text:soft-page-break/>him. Faith cannot be forced, God gave us free will to willingly choose him and we must decide on our own if we believe in him.<text:tab/></text:p>
      <text:p text:style-name="Normal">Is God just for hardening Pharaoh’s heart? Does that mean God took Pharoah’s free will?</text:p>
      <text:p text:style-name="Normal">A lot of thins in the Bible are difficult to understand, however reading the Word we can find that God’s actions are always just and there are not mistakes: “The Rock, his work is perfect, for all his ways are justice. A God of faithfulness and without iniquity, just and upright is he.” (Deuteronomy 32, 3-4). We have to make the decision if we believe in the Bible without fully understanding it. God’s thoughts are not our thoughts, and his ways are not our ways.</text:p>
      <text:p text:style-name="Normal">Pharoah did have free will however he refused to repent over a long period of time, he was “given over” as described in Romans 1. Pharaoh has lived a life of arrogance and hardened his heart and now he has been given over to what he wanted in the first place.</text:p>
      <text:p text:style-name="P184">Exodus chapter 8</text:p>
      <text:p text:style-name="Normal">Moses and Aaron continue to do disasters across Egypt such as summoning frogs, gnats, flies. This time when the magicians try to produce gnats with their magic, they couldn’t do it. It was the finger of God at work which illustrates that a power greater then their own is at work. Satan’s power is not superior to God’s power but is significantly weaker.</text:p>
      <text:p text:style-name="Normal">During the plagues Pharoah asked Moses and Aaron to pray for him so remove the plagues (Exodus 8, 4). However, after the plagues were removed, Pharoah still hardened his heart and refuse to let the Israelites go. This is an example of a person who only prays or asks for prayed to get something for themselves. After they receive the thing, they prayed for, that is when they abandon their faith and forget about God. That is not what a real disciple of Jesus does, we have to commit to God for the rest of our lives.</text:p>
      <text:p text:style-name="P185">Exodus chapter 9</text:p>
      <text:p text:style-name="Normal">Pharaoh still keeps hardening his heart and ignores God even though God says that the plagues will keep getting worse. In verse 15 God is saying that he could have struck Pharaoh in an instant and didn’t have to give him all these opportunities to change. But God is faithful and will give us opportunities to change, it is not too late to turn to him if we are here on Earth. Only because of the grace of God we are still alive today. If we got what we deserve based on our obedience and lack of faith, then we would already be dead. When God speaks, we need to obey, listen to his Word carefully. Our goal should be to get daily bread from God which means his word – constantly grow in our faith.</text:p>
      <text:p text:style-name="P186">Exodus chapter 10</text:p>
      <text:soft-page-break/>
      <text:p text:style-name="Normal">God reveals that he continues to harden Pharoah’s heart and perform miracles so that the future generations would believe in him and that he is the one true God.</text:p>
      <text:p text:style-name="Normal">In verse 11 Pharoah realized that if the men went alone then they would have needed to return to their families. He suspected that the Hebrews has no intention of returning back to Egypt and would leave for good.</text:p>
      <text:p text:style-name="Normal">In verse 16 Pharoah repents and admits that he has sinned, however he does not turn away from sin and continues to harden his heart. This type of repentance where you don’t turn away from sin can be called false repentance and was the same as Judas repentance. Just because someone admits that they have sinned doesn’t mean that they have repented. To repent means to change, elevate your mind, move your mind closer to God. True repentance is when you feel guilty for your sin and turn away from it.</text:p>
      <text:p text:style-name="Normal">In verse 24 Pharoah tries to make a compromise with Moses, however, Moses responds by saying that no animal will be left behind. This is similar to what Jesus teaches in the parable where one sheep gets lost, and the Shepard goes out looking for it – no sheep will be lost. Pharoah’s compromises are happening in current world – people try to justify sins like cursing, adultery, homosexuality because that is what others are doing. We make compromises that fit our lives and forget about what the Word of God says. This is a dangerous thing that can harden our own heart because we start getting used to the same sin, it becomes normal for us. Think about the compromises in your life that hinder your relationship with Jesus. Can you find a solution to it?<text:s/></text:p>
      <text:p text:style-name="P187">Exodus chapter 11</text:p>
      <text:p text:style-name="Normal">Moses warns Pharoah that the there will be a plague in which every firstborn in the land of Egypt will die. This plague will happen to animals and firstborns. This warning was first mentioned in Exodus chapter 4, 23: “I will kill your son, your firstborn”, but will only be executed now. It would have been avoided if Pharoah would have listened, but God knew that he wouldn’t. We see that God is slow to wrath and saved the killing of the firstborn as the last plague, showing that human life is precious to Him as he gave multiple chances. God gives us many chances and opportunities – our entire life we can choose to believe and follow him or reject him. While we are here on Earth it is not too late to get close to God, however, we could die at any moment and Jesus can come back at any moment, thus we shouldn’t put God off until later in life but start trusting him now.</text:p>
      <text:p text:style-name="P188">Exodus chapter 12</text:p>
      <text:p text:style-name="Normal">The first 20 verses are God’s instructions on how to celebrate the Passover, the freedom from slavery from Egypt. This event is so significant that God creates a brand-new calendar for Israel. In verse 2” This month” occurred<text:s/><text:soft-page-break/>around March-April. The exodus from slavery in Egypt marks the beginning of Israel life as an independent nation.</text:p>
      <text:p text:style-name="Normal">The lamb in the Old Testament is a sign of celebration of the freedom from Egypt and is a foreshadowing of Jesus Christ. In the New Testament Jesus is referred to as the lamb meaning he is our celebration of freedom from slavery to sin. The lamb’s having to be without defect which foreshadows the sinlessness of Christ. The paschal lamb was killed, not to be looked upon only, but to be fed upon; so we must by faith make Christ ours, as we do that which we eat, and we must receive spiritual strength and nourishment from him, as from our food, and have delight and satisfaction in him, as we have in eating and drinking when we are hungry or thirsty (John 6, 53-55). The people have to eat the lamb with the bitter herbs which represent the bitter life of slavery in Egypt. We must feed upon Christ with sorrow and brokenness of heart, in remembrance of sin; this will give an admirable relish to the paschal lamb. Bread without yeast signifies absence of sin and the coming of the sinless savior Jesus who will save the world. We must feast on the body of the lamb – the Eucharist at church, the word of the Lord to get everlasting life. In verse 16 God says that no work must be done meaning that this sacrifice is 100% God’s doing, and we just receive it, we can’t add onto the sacrifice on the cross, it is He that saved us. The Israelites sheltered under the blood of the lamb so that God would protect them from the plague. Today, we are also sheltering under the blood of Jesus that was shed on the cross which protects us from death.<text:s/><text:span text:style-name="T189">The Passover and the feast of the unleavened bread are referring to the same thing, the feast is mentioned in the New Testament, so this is an important thing to notice.<text:s/></text:span>God says that he person who eats leavened bread will be cut off (excommunicated from the Israelite community) because God wanted to make the point that the sacrifice of the lamb that will be made in the future (Jesus’s sacrifice) will be perfect, sinless.</text:p>
      <text:p text:style-name="Normal">In verse 23 God refers to the one who is doing the killing “the destroyer” which could mean that he is talking about Satan or a destroying angel.</text:p>
      <text:p text:style-name="Normal">After all the firstborns are killed, Pharoah orders the Israelites to leave Egypt. In verse 32 Pharoah as them to bless him too which is a final and humiliating admission of defeat. Pharoah asks for intersection (others to pray for him) even though he might be asking this sarcastically, Jesus taught that we should pray for our enemies.</text:p>
      <text:p text:style-name="Normal">The Lord mentions how only the ones who can have been circumcised can celebrate the Passover just like only the ones who are baptized can then start preparing to take the communion and approach the Lord’s supper. The words in verse 46: “You shall not break any of its bones” are applied to Jesus on the cross (John 19, 36) showing the perfect sacrifice for all people from the bondage of sin.</text:p>
      <text:soft-page-break/>
      <text:p text:style-name="P190">Exodus chapter 13</text:p>
      <text:p text:style-name="Normal">God leads the Israelites through the longer, tougher road instead of the shorter, easier route because he does not want them to start fighting and end up returning back to Egypt. Similarly, God often leads our spiritual life through tougher road for our own good. He does not leave us alone just like he does not leave the Israelites by providing the way by the pillar of cloud during the day and then showing the way by the pillar of fire during the night. God will not abandon us, and he will help us by his grace through the journey of life.</text:p>
      <text:p text:style-name="P191">Exodus chapter 14</text:p>
      <text:p text:style-name="Normal">Pharaoh attacked the Israelites with his army, and when the people realized this, they started complaining to Moses and questioning God’s authority. When things don’t go our way, we often get angry with God and struggle to trust Him. Remember, God will never abandon us, and His choices are always correct. In the end, God can transform even bad situations into something good.</text:p>
      <text:p text:style-name="Normal">Moses, with the help from God, performs one of the most popular miracles and he divides the sea into two parts so that the nation could walk through it. After seeing this great display, Israelites started believing God and Moses once again. This passage can be seen a symbol for baptism – we enter the water where the power of sin is destroyed, and we arise new creations that believe in the Lord.</text:p>
      <text:p text:style-name="Normal">The pillar that leads the nation of Isreal is the symbol of Jesus who got Baptized before us so that we may follow His lead. He had to get Baptized first so that He would make the water clean and allow us to experience the gifts of His never-ending grace.</text:p>
      <text:p text:style-name="Normal">“Even in the Red Sea, the pillar of fire appeared first, so that the children of Israel could cross it without fear; it first parted the waters to prepare the way for those who would follow. According to the Apostle, this event was a mystery of baptism. One could say it was a true baptism because the people were covered by the cloud and carried through the water. However, all of this was accomplished by the Lord Christ, who then, as a pillar of fire, went ahead of the children of Israel and now leads all Christian nations through baptism by the pillar of His body. I repeat, He Himself is the pillar who then illuminated the eyes of those who followed and now enlightens the hearts of believers; at that time, He parted the waters to strengthen the path, and now, in the font of faith, He strengthens our steps.” (St. Bishop Maximus of Turin Sermo 100, de sancta Epiphania 1, 3: CCL 23, 398–400)</text:p>
      <text:p text:style-name="P192">Exodus chapter 15</text:p>
      <text:p text:style-name="Normal">To celebrate the victory against Pharoah, the Israelites started singing and praising God. However, after not finding anything to drink for three days,<text:s/><text:soft-page-break/>they started complaining again. The Lord promises that obedience to Him will prevent the people from getting ill. This is not just in a physical sense but in a spiritual sense – being obedient to God will heal us from the sickness of the broken world. This promise might not be true to us currently as the covenant we have currently does not have anything physical promised but our covenant, the one Jesus promised, is far greater than the covenant Moses had.<text:s/></text:p>
      <text:p text:style-name="P193">Exodus chapter 16</text:p>
      <text:p text:style-name="Normal">16:1-3: After entering the desert, the Israelites start complaining/grumbling against God and say that it would have been better for them to eat a lot of food and die rather than to suffer in the desert from starvation. The more pleasing and easier alternative always seems like the best decision to us. When we make choices, we often start regretting them and start thinking about how the easier choice we didn’t make would have been better. But if we made that decision and talked to God about it then his ways will be correct. His ways are often much harder, but the reward waiting is better than the short pleasures we could have had. Grumbling is the act of showing lack of faith in God. Grumbling against some else is grumbling against God.</text:p>
      <text:p text:style-name="Normal">Later God sent bread from the heaven called manna to the people of Israel to eat. Although the bread was from the heavens, it did not bring the Israelites to their heavenly destiny. Manna was a temporary food that melted away every morning and started turning foul if it was left overnight. God provides for us every day our daily bread. We don’t need to worry about whether we will have enough bread for the future as there is already enough bread for today.</text:p>
      <text:p text:style-name="Normal">This manna was an early sign of the bread that is to come. Manna can be regarded as a type of Eucharist from the early days. Jesus talks about his bread in John 6, 32; 49-52 saying that the ancestors ate manna at the desert and died but Jesus is here to give us bread that will make us live because He is the bread of life: “I am the bread of life; whoever comes to me will never hunger, and whoever believes in me will never thirst.” (John 6, 35). Jesus is truly the real bread we must eat which is present In the Eucharist in the church. Following him and trusting in him will prevent us from dying because we will be resurrected on the last day. Jesus is the hope of the universe and living by his word is how we get through this life without getting hungry or thirsty for worldly things. The bread of life is both an invitation of Faith and an invitation to the Eucharist (discussed more in the commentary of John chapter 6). God sent this bread so that they would believe that he is their Lord which was proven in John 6 when Jesus revealed that he is the real heavenly bread that the world needed. Those who gathered too much manna had enough and those who gathered less manna had enough which tells us that the true bread of Jesus is sufficient enough for all of us and everyone will receive the same amount.</text:p>
      <text:soft-page-break/>
      <text:p text:style-name="Normal">God provided bread for six days, but that didn’t mean the Israelites didn’t have to do any work. They still had to go out into the desert and gather it. This shows that God wants us to participate and assigns us roles to help accomplish His purposes. He provides what we need, but it’s up to us to use it wisely and faithfully to reach the end goal. Similarly, even though Jesus accomplished everything for us on the cross, that doesn’t mean we can simply do nothing and only claim to believe. Our faith must be demonstrated through our actions and the fruit of our lifestyle. God invites us to cooperate with Him and live according to the way He taught.</text:p>
      <text:p text:style-name="Normal">God provided double the bread on the sixth day so that they would have enough for the seventh because the seventh day is the Sabbath. However, some people still went looking for bread on the seventh day thus breaking God’s commandment (Exodus 16, 27). <text:s/>The Law and orders from God cause our sinful nature to sin and disobey him out of our curiosity like a child who is told not to eat candy will eat the candy. The Law that we break sets us apart from God but because of the Law we can see that we desperately need a savior who can save us from our sin and that man is Jesus. The Sabbath is made for rest and currently on the seventh day we should not work hard but celebrate Sunday by going to church and spending time with the Lord.</text:p>
      <text:p text:style-name="P194">Exodus chapter 17</text:p>
      <text:p text:style-name="Normal">God test the people of Israel by leading them to place without water. The Israelites once again grumble and complain that they are going to die of thirst – they struggle to trust God and his plan. The reason why God did not provide water is to test them. Often, He tests us in our life to see if we will keep our faith after going through difficulties in our life. The point is to trust God in our hardships because we know he will provide for us – if we seek the kingdom of God, we will not be thirsty. God provides water in the desolate place from a rock. This rock is references in Deuteronomy 32, 4 as a way of showing that God’s ways are perfect – “The Rock, his work is perfect, for all his ways are justice. A God of faithfulness and without iniquity, just and upright is he.” (Deuteronomy 32, 4).</text:p>
      <text:p text:style-name="Normal">Jesus is the rock that brings the living water in the greatest moment of desperation – “If anyone thirsts, let him come to me and drink. Whoever believes in me, as the Scripture had said, ‘Out of his heart will flow rivers of living water.’” (John 7, 37-38). This water also symbolizes the grace of the Holy Spirit, which is a new birth in the life of Christ as in the Sacrament of Baptism. (CCC 694)</text:p>
      <text:p text:style-name="Normal">Moses’ gesture of prayer during the battle against Amalekites demonstrates the importance of prayer in accomplishing God’s will. (CCC 2119)</text:p>
      <text:p text:style-name="P195">Exodus chapter 18</text:p>
      <text:p text:style-name="Normal">After Moses talks to Jethro about all the things that happened, Jethro gives some advice for how Moses could work. We are not sure if Jethro was a man<text:s/><text:soft-page-break/>of God, but he gave some good advice to Moses which shows how God can use others that might not necessarily be believers to give us wise advice. Moses put men in charge which took care of smaller cases but the bigger cases were brought to Moses thus significantly lowering the amount of work Moses had to do. This model of Moses was a blueprint for the leadership structure of Israel.</text:p>
      <text:p text:style-name="P196">Exodus chapter 19</text:p>
      <text:p text:style-name="Normal">God is about to show us at mount Sinai, he warns the people of Israel that they can’t go near the mountain to try to see God because they would instantly die. They had to be holy and couldn’t even touch the mountain because they would also have to die. This is because God is extremely powerful, you have to bee fully righteous to see him face to face. We do not deserve to see him because we are weak, we struggle so much with sin and our hearts are wicked, we are unrighteous to see God ourselves. But the reason why we can get close to Jesus is because he is the one who makes us righteous and allows us to get close to him – his perfect sacrifice on the cross was his paying the price for all of our sins and believing in him is what makes us step closer to holiness. Without Jesus we could never see God face to face but because of him we may live with God in heaven.</text:p>
      <text:p text:style-name="Normal">In verses 5-6 the nation of Israel is called the kingdom of priests, a holy nation, God’s treasured possession which means that they are God’s chosen people that were to listen to God’s Word, keep the covenant and his commandments. The same way Jesus talks about his people – he has purchased us with his blood, and no one can snath us away from him: “I give them eternal life, and they will never perish, and no one will snatch them out of my hand.” (John 10, 28)</text:p>
      <text:p text:style-name="Normal">God’s appearance at mount Sinai is one of the greatest and coolest appearances – the entire mountains was shaking, it was completely enveloped in smoke, the Lord came down upon it in fire, there was lightning and thunder. This shows the unspeakable power of God.</text:p>
      <text:p text:style-name="P197">Exodus chapter 20</text:p>
      <text:p text:style-name="P198">The ten commandments</text:p>
      <text:p text:style-name="Normal">God reveals the ten commandments which are called the moral law. Most laws in the Old Testament are part of the old covenant which means that we don’t need to follow them, however, the ten commandments are the law that everyone needs to follow as Jesus mentioned them through the New Testament. These commandments are based upon the Greatest commandment: “You shall love the Lord your God with all your heart, and with all your soul, and with all your mind… You shall love your neighbor as yourself” (Matthew 22, 37; 39)<text:tab/>. The first three Commandments relate to our obligation to God; the next seven establish our moral conduct towards our neighbor. We can’t change the law or add to it because if we break one<text:s/><text:soft-page-break/>commandment, we break the entire law. Our hope should not be in the law because we cannot keep the entire life and will not go to heaven for being a good person. Our hope should be in Jesus who gave the perfect sacrifice for our sins and in believing this truth we should strive to live a life by following the teaching of Jesus. Jesus told us to keep the commandments and try our best not to break them. By trying to keep the commandments we show God that we do love him and try our best to follow him - “If you love me, you will keep my commandments. And I will ask the Father, and he will give you another Helper, to be with you forever, even the Spirit of truth, whom the world cannot receive, because it neither sees him nor knows him.” (John 14, 15-17).</text:p>
      <text:list text:style-name="LFO3" text:continue-numbering="true">
        <text:list-item>
          <text:p text:style-name="P199">The First Commandment “You shall not have other gods beside me” is there to acknowledge God as our creator. If forbids superstition, idolatry, communication with the dead, witchcraft, atheism, agnosticism. Other gods can even include things we spend too much time or deeply care about on such as watching YouTube, sports, playing video games, money, food, music, luck, beauty. We can’ t test God with our words or actions. We must follow God by responding to him and finding time to spend with Him. Nothing else in our life should be higher than God which is why our lives have to be dedicated in knowing Him, serving Him, obeying Him and worshiping Him. (CCC 2110-2132)</text:p>
        </text:list-item>
      </text:list>
      <text:p text:style-name="ListParagraph">God says to not a have any carved images of Him, however, Catholics and Orthodox have icons and statues of holy people. This is because Jesus showed up to earth as a human which we have seen meaning we now know what the image of God is: “Whoever has seen me, has seen the Father” (John 14, 9). The statues are there to remind us of an image that is holy, but we do not worship them and don’t think they have some sort of power because if we did, then that would be idolatry and breaking the first Commandment. This command does not prohibit having icons or statues but it prohibits worshiping them. This is proven because later on God orders Moses to make icons of cherubim which God honored and which are placed in the temple.<text:s/><text:span text:style-name="T200">(More about statues and this commandment will be discussed later)<text:s/></text:span></text:p>
      <text:p text:style-name="ListParagraph">This command is the basis of our faith<text:tab/>and should influence every aspect of our lives. Sins against faith include willful doubt, heresy, schism, despair, presumption, indifference toward God, lukewarmness, spiritual sloth, hatred of God, coldness towards neighbors. (CCC 2084, 2086-2094)</text:p>
      <text:p text:style-name="ListParagraph"/>
      <text:list text:style-name="LFO3" text:continue-numbering="true">
        <text:list-item>
          <text:p text:style-name="P201">The Second Commandment “You shall not invoke the name of the Lord, your God, in vain” teaches that we should respect the name of God in our speech. We can’t use it as a cuss word or involve it in<text:s/><text:soft-page-break/>some bad activity. This also includes the name of Jesus, the Holy Spirit, Mary, the saints, the Church. It also requires respect for sacred objects. The sins that break this Commandment are blasphemy and perjury. We can’t swear to God’s name or curse someone in God’s name. We say “In the name of the Father, the Son and the Holy Spirit” so show respect to the trinitarian God because he is holy. (CCC 2142-2155, 2156-2167)</text:p>
        </text:list-item>
      </text:list>
      <text:p text:style-name="ListParagraph"/>
      <text:list text:style-name="LFO3" text:continue-numbering="true">
        <text:list-item>
          <text:p text:style-name="P202">The Third Commandment “Remember the sabbath day – keep it holy” teaches that we should observe a weekly day of worship and rest because when God created the heaven and the earth, on the seventh day he rested. This commandment is fulfilled by going to Mass every Sunday and on the Holy Days of Obligation unless prevented from doing so for grave reasons. On this day we shouldn’t do any difficult tasks or unnecessary work that detaches us from worship. It is a day during which we can recover our energy and spend time with family. During the Sabbath Jesus healed others and did miracles which caused the Pharisees to question if he is the Messiah. This means that during this day we can and should do good work such as helping charity.</text:p>
        </text:list-item>
      </text:list>
      <text:p text:style-name="ListParagraph">Christian changes the Sabbath from Saturday to Sunday because Jesus resurrected on Sunday. The Christian Sunday reminds us of how the world was renewed through Christ and is a reminder of the everlasting rest in God. Missing mass without a serious reason is considered a moral sin. (CCC 2168-2196)</text:p>
      <text:p text:style-name="ListParagraph"/>
      <text:list text:style-name="LFO3" text:continue-numbering="true">
        <text:list-item>
          <text:p text:style-name="P203">The Fourth Commandment “Honor your father and your mother” requires us to honor our parents just as we honor those who have authority over us. We have to be grateful to our parents, respect them. Parents are obligated to educate their children in the faith and prayer. We should avoid any unnecessary arguments or yelling at our parents or showing them disrespect. When parents are sick or older, we should take care of them with love and care. Jesus said – “’Honor your father and your mother,' and, 'Whoever reviles father or mother must surely die.” (Matthew 15, 4). The greatest thing parent can do is to spread the Good News to their children and teach them about Jesus. Family is one of the most important things in life, however, God is more important and should be treated higher than family because children do not “belong” to parents and parents do not “belong” to children as they are a gift from God, but every human belongs to God – “Whoever loves father or mother more than me is not worthy of me, and whoever loves son or daughter more than me is not worthy of me.” (Matthew 10, 37). Parents should be humble and should think of their job as a parent as being a servant.<text:s/><text:soft-page-break/>Jesus did not do anything from himself but only did the will of the Father. He humbled himself by becoming a human and served others by putting himself at the bottom - He even washed the feet of his apostles (John 13, 1-20). (CCC 2197-2257)</text:p>
        </text:list-item>
      </text:list>
      <text:p text:style-name="ListParagraph"/>
      <text:list text:style-name="LFO3" text:continue-numbering="true">
        <text:list-item>
          <text:p text:style-name="P204">The Fifth Commandment “You shall not kill” forbids taking the life of any human. Sins that violate this commandment are homicide, abortion, suicide, manipulation of human life that causes them harm. Humans don’t break this commandment if they kill others in self defense and try to save themselves from a bad situation. Everything that does harm to us and those around us is a sin. This includes drugs, drinking, driving fast.</text:p>
        </text:list-item>
      </text:list>
      <text:p text:style-name="ListParagraph">This commandment can also be broken in a spiritual sense – hating others and refusing to forgive or wishing others bad is breaking the commandment. Jesus says – “You have heard that our ancestors were told, 'You must not murder. If you commit murder, you are subject to judgment. ' But I say, if you are even angry with someone, you are subject to judgment!” (Matthew 5, 21-26). Jesus says to forgive others and turn the other cheek if they are hurting you. During the Sermon on the Mount, He says – “Blessed are you when they insult you and persecute you and utter every kind of evil against you [falsely] because of me. Rejoice and be glad, for your reward will be great in heaven.” (Matthew 5, 11-12). (CCC 2258-2330)</text:p>
      <text:p text:style-name="ListParagraph"/>
      <text:list text:style-name="LFO3" text:continue-numbering="true">
        <text:list-item>
          <text:p text:style-name="P205">The Sixth Commandment “You shall not commit adultery” prohibits all sexual acts outside of marriage which include masturbation, fornication, prostitution, rape, homosexual acts, lust, use of pornography. Jesus says that just looking with lust is already breaking the Commandment. He suggests we get rid of any distractions that causes us to look with lust or sin – “You have heard that it was said, ‘You shall not commit adultery.’ But I say to you, everyone who looks at a woman with lust had already committed adultery with her in his heart. If your right eye causes you to sin, tear it out and throw it away. It is better for you to lose one of your members than to have your whole body thrown into Gehenna. (Matthew 5, 27-89). (CCC 2331-2400)</text:p>
        </text:list-item>
      </text:list>
      <text:p text:style-name="ListParagraph"/>
      <text:list text:style-name="LFO3" text:continue-numbering="true">
        <text:list-item>
          <text:p text:style-name="P206">The Seventh Commandment “You shall not steal” prohibits taking something that we don’t have the right to possess. This includes damaging property intentionally, working poorly on purpose, breaking contracts, evading taxes, cheating, spending excessively, tricking others, asking to pay too much. (CCC 2401-2463)</text:p>
        </text:list-item>
      </text:list>
      <text:p text:style-name="ListParagraph">Instead of stealing we are called to feed the poor, comfort our neighbors, visit the sick and those in prison, teach the lost, comfort<text:s/><text:soft-page-break/>the sad, warn the evil doers, forgive others, pray for the living and the dead.</text:p>
      <text:p text:style-name="ListParagraph"/>
      <text:list text:style-name="LFO3" text:continue-numbering="true">
        <text:list-item>
          <text:p text:style-name="P207">The Eighth Commandment “You shall not bear false witness against your neighbor” calls us to tells the truth both in word and in deed. Sins that break this commandment are lying, false witness, judgment, slander, boasting. Jesus is the ultimate truth that we need to follow through our whole life – “I am the way and the truth and the life. No one comes to the Father except through me.” (John 14, 6). Lying destroys trust in others and is a form of manipulation. (CCC 2464-2513)</text:p>
        </text:list-item>
      </text:list>
      <text:p text:style-name="ListParagraph"/>
      <text:list text:style-name="LFO3" text:continue-numbering="true">
        <text:list-item>
          <text:p text:style-name="P208">The Ninth Commandment “You shall not covet your neighbor’s wife or female” orders us not to be covetous of another person’s spouse. This commandment involves self-control over our inordinate pleasures of the flesh. We must turn to God in prayer so that he would renew our hearts and change our wicked minds. We also can’t break our marriage covenant so we shouldn’t go looking for other women or men. (CCC 2514-2533)</text:p>
        </text:list-item>
      </text:list>
      <text:p text:style-name="ListParagraph"/>
      <text:list text:style-name="LFO3" text:continue-numbering="true">
        <text:list-item>
          <text:p text:style-name="P209">The Tenth Commandment “You shall not covet your neighbor’s house” orders us not to be covetous of another person’s property. This involves greed and envy. Wanting to own other’s property can lead us to steal, lie, and use violence against others. When people envy each other, they want to gain that which other earned. Those who wish bad things for others commit a grave sin. Envy reduces when we start being happy for others, their accomplishments and wins. We should love our neighbor as ourselves and the real treasure is the ability to live a life God intended. Jesus wants us to be poor in our hearts so that we would become rich in the sacrifice of Jesus and fill our void in our hearts – “For you know the grace of our Lord Jesus Christ, that though he was rich, yet for your sake he became poor, so that you through his poverty might become rich.” (2 Corinthians 8, 9). “Blessed are the poor in spirit, for theirs is the kingdom of heaven.” (Matthew 5, 3). (CCC 2534-2557)</text:p>
        </text:list-item>
      </text:list>
      <text:p text:style-name="ListParagraph"/>
      <text:p text:style-name="Normal">In verses 23-26, God tells the Israelites to make an altar of stone and to not add anything to it. This altar is a representation of Jesus who is the perfect sacrifice meaning that if we add anything to it such as the thinking that we go to heaven based on our good works, then we are<text:s/></text:p>
      <text:p text:style-name="Normal">not trusting the sacrifice completely and profane it.</text:p>
      <table:table table:style-name="Table210">
        <table:table-columns>
          <table:table-column table:style-name="TableColumn211"/>
        </table:table-columns>
        <table:table-row table:style-name="TableRow212">
          <table:table-cell table:style-name="TableCell213">
            <text:p text:style-name="P214">Spark of Divine Love, Radiance of Divine beauty</text:p>
            <text:p text:style-name="P215">St. Basil the Great<text:s/><text:span text:style-name="T216">(resp. 2,1: PG 31, 908-910) </text:span></text:p>
          </table:table-cell>
        </table:table-row>
        <text:soft-page-break/>
        <table:table-row table:style-name="TableRow217">
          <table:table-cell table:style-name="TableCell218">
            <text:p text:style-name="P219">Love of God is not something that can be taught. We did not learn from someone else how to rejoice in light or want to live, or to love our parents or guardians. It is the same – perhaps even more so – with our love for God: it does not come by another’s teaching. As soon as the living creature (that is, man) comes to be, a power of reason is implanted in us like a seed, containing within it the ability and the need to love. When the school of God’s law admits this power of reason, it cultivates it diligently, skillfully nurtures it, and with God’s help brings it to perfection.</text:p>
            <text:p text:style-name="P220"/>
            <text:p text:style-name="P221"><text:s text:c="4"/>For this reason, as by God’s gift, I find you with the zeal necessary to attain this end, and you on your part help me with your prayers. I will try to fan into flame the spark of divine love that is hidden within you, as far as I am able through the power of the Holy Spirit. First, let me say that we have already received from God the ability to fulfill all his commands. We have then no reason to resent them, as if something beyond our capacity were being asked of us. We have no reason either to be angry, as if we had to pay back more than we had received. When we use this ability in a right and fitting way, we lead a life of virtue and holiness. But if we misuse it, we fall into sin.</text:p>
            <text:p text:style-name="P222"/>
            <text:p text:style-name="P223"><text:s text:c="4"/>This is the definition of sin: the misuse of powers given us by God for doing good, a use contrary to God’s commands. On the other hand, the virtue that God asks of us is the use of the same powers based on a good conscience in accordance with God’s command.</text:p>
            <text:p text:style-name="P224">Since this is so, we can say the same about love. Since we received a command to love God, we possess from the first moment of our existence an innate power and ability to love. The proof of this is not to be sought outside ourselves, but each one can learn this from himself and in himself. It is natural for us to want things that are good and pleasing to the eye, even though at first different things seem beautiful and good to different people. In the same way, we love what is related to us or near to us, though we have not been taught to do so, and we spontaneously feel well disposed to our benefactors.</text:p>
            <text:p text:style-name="P225"/>
            <text:p text:style-name="P226"><text:s text:c="4"/>What, I ask, is more wonderful than the beauty of God? What thought is more pleasing and wonderful than God’s majesty? What desire is as urgent and overpowering as the desire implanted by God in a soul that is completely purified of sin and cries out in its love: I am wounded by love? The radiance of divine beauty is altogether beyond the power of words to describe.</text:p>
          </table:table-cell>
        </table:table-row>
      </table:table>
      <text:p text:style-name="Normal"/>
      <text:soft-page-break/>
      <text:p text:style-name="P227">Exodus chapter 21</text:p>
      <text:p text:style-name="Normal">The first part of this chapter talks about slavery and how God is trying to reduce the evils of slavery by adding certain laws and a lime limit. Slavery in the Old Testament was not abusive or harsh as slavery throughout history. During the Old Testament there was a type of good slavery in which slaves loved their master and willingly wanted to live with them for the rest of their lives. The Law gave protection over slave abuse. God prepared his people for the coming of Messiah through a gradual process and he usually makes us go through a gradual process before we can reach a certain blessing in our lives. Jesus’ mission was not to eliminate every violation of human dignity but to free humanity from its slavery to sin.</text:p>
      <text:p text:style-name="Normal">In verse 24 God is saying specifically that if a pregnant woman gets hurt by a bystander and the baby gets hurt then “you shall give eye for eye, tooth for tooth, hand for hand, foot for foot…” which shows that a baby’s life is just as important as a regular human. This Law does not apply for every injury we face and is not a justification of revenge, but it is there to keep thing out of hand – the penalty must fit the crime. In Sermon on the Mount Jesus says that instead of giving eye for an eye we should turn the other cheek to find a deeper form of justice.</text:p>
      <text:p text:style-name="P228">Exodus chapter 22</text:p>
      <text:p text:style-name="Normal">God provides more Laws for the people of Israel to function better in the world. Some conflicts were resolved by approaching the local sanctuary to take an oath before God (Exodus 22, 7-9). God is very serious how he wants people treat others and warn those who treat others badly, that God will have his revenge. We see that God is a God of justice and he does not let sin go unpunished.</text:p>
      <text:p text:style-name="P229">Exodus chapter 23</text:p>
      <text:p text:style-name="Normal">23: 1-9 God talks about keeping the truth to avoid evil and to help enemies. This was society were vengeance was common so God taught the people to be kind to their enemies – “When you come upon your enemy’s ox or donkey going astray, you must see to it that it is returned.” (Exodus 23, 4). “When you notice the donkey of one who hates you lying down under its burden, you should not desert him; you must help him with it” (Exodus 23, 5). These new Laws should still be present today – when we see something bad happening to others, we should try to help them, call the police, ambulance and don’t just ignore them because that would be considered a sin and ignoring them might be the reason they could die. These verses show the signs of Jesus who in the New Testament taught to love your enemies - “But I say unto you, Love your enemies, bless them that curse you, do good to them that hate you, and pray for them which despitefully use you, and persecute you” (Matthew 5:43–44). In verse 9 God tells the people to not<text:s/><text:soft-page-break/>hurt aliens (those who are not for the area). Today we should comfort those who are clueless and not part of any groups or struggle to make friends.</text:p>
      <text:p text:style-name="Normal">23: 20-23 God is sending an angel by our side that will take us to the place that the Father has prepared. This is referring to Jesus as he says – “And if I go and prepare a place for you, I will come again and will take you to myself, that where I am you may be also.” (John 14, 3).</text:p>
      <text:p text:style-name="Normal">In addition, the Father orders Israel to listen to this angel’s voice, which is the same thing He told Jesus’s apostles during His transfiguration on the high mountain “While he was still speaking, suddenly a bright cloud overshadowed them, and from the cloud a voice said, “This is my Son, the Beloved; with him I am well pleased; listen to him!”” (Matthew 17:5). This reveals that Jesus was the angel that would lead people into the Promise Land. Only Jesus is the true messenger of God who come’s in His Father’s name and warns us that any other prophet is false “I have come in my Father’s name, and you do not accept me; if another comes in his own name, you will accept him.<text:s/><text:span text:style-name="T230"> </text:span>How can you believe when you accept glory from one another and do not seek the glory that comes from the one who alone is God?” (John 5:43-44).</text:p>
      <text:p text:style-name="Normal">Since Jesus is the one who forgive sins, the Father confirm that the angel is Jesus because he is able to forgive transgressions (Exodus 23:21).</text:p>
      <text:p text:style-name="Normal">23: 28-30 God says that he will drive out Hivites, Canaanites and Hittites little by little and in one years instead of immediately. This shows the patience and mercy of God because He still gives time for those who have not hardened their hearts to turn away from their sins instead of killing them immediately. God often walks us through problems and situations little by little so that we may learn. He doesn’t take away our problems instantly because without suffering there wouldn’t be as much appreciation.</text:p>
      <text:p text:style-name="P231">Exodus chapter 24</text:p>
      <text:p text:style-name="P232">Atonement for sins</text:p>
      <text:p text:style-name="Normal">Moses builds an altar and then splashes the blood of the offering saying, “This is the blood of the covenant which the Lord has made with you according to all these words.” (Exodus 24, 8). In the New Testament during the Last Supper, Jesus says similar words regarding the new Covenant that we are a part of – “For this is my blood of the covenant, which will be shed on behalf of many for the forgiveness of sins.” (Matthew 26, 28). The reason why there is blood involved is because of sin that involves death meaning that there would need to be a blood substitute in order to atone for sins. Animals were substitute for the atonement of sins for people in the Old Testament. When the blood was sprinkled upon the altar, it symbolized the offering of the people's lives to God—a life that had symbolically passed through death and was sanctified by His grace. The sprinkling of blood upon the people represented the restoration of life, now renewed by God's grace. However, this was only a temporary solution and required continual<text:s/><text:soft-page-break/>repetition, as these sacrifices could not permanently atone for sin. In the New Testament, Jesus’ perfect sacrifice on the cross fulfilled this need once and for all. His atoning death covers all sins—past, present, and future—eliminating the need for repeated sacrifices. This ultimate sacrifice highlights why humanity needed a Messiah: to bear the wrath of God in our place and provide a final, perfect atonement for sin. As the author of Hebrews explains:<text:s/><text:span text:style-name="T233">“And every priest stands daily at his service, offering repeatedly the same sacrifices, which can never take away sins. But when Christ had offered for all time a single sacrifice for sins, he sat down at the right hand of God…For by a single offering he has perfected for all time those who are being sanctified.”</text:span><text:s/>(Hebrews 10:11-12, 14).</text:p>
      <text:p text:style-name="Normal">Additionally, Moses spent forty days and forty nights on Mount Sinai (Exodus 24:18), a period mirrored in the New Testament when Jesus fasted in the wilderness and faced temptation (Matthew 4:2; Luke 4:2). The number forty holds deep biblical significance. Israel wandered in the desert for forty years as part of their spiritual testing and growth (Deuteronomy 8:2). Similarly, after traveling for forty days, Elijah was sustained and strengthened by food provided by an angel (1 Kings 19:8). This number symbolizes periods of testing, spiritual trial, and ultimately, the strengthening of faith through God’s miraculous provision.</text:p>
      <text:p text:style-name="P234">Exodus chapter 25</text:p>
      <text:p text:style-name="Normal">God gives Moses precise instructions on how to build the temple. In verses18-20 God says to build two Cherubim which are in the form of human headed winged lions who formed the throne for the invisible Lord. These creatures are from heaven and yet God asks Moses to build an image of them on Earth which would be a contradiction to the First Commandment when God says that “You shall not make for yourself an idol or a likeness of anything in the heavens above or on the earth below or in the water beneath the earth” (Exodus 20, 4). If God ordered Moses to build an image of something that is in heaven, then that means that we can have images of things from heaven and in order not to break the First Commandment, we should not worship the image and make it an idol. The images are encouraged by God to be a reminder of him and strengthening faith in him. The tablets containing the Law, stored in the Ark of the Covenant, represented the entirety of the covenant between God and Israel, agreed upon at Mount Sinai. The Mercy Seat, located in the Holy of Holies, was the central feature of the Tabernacle. It symbolized God's throne on Earth and was a powerful reminder of His enduring mercy and presence. The Tabernacle itself was to be built with utmost care and precision because God’s dwelling place had to reflect His majesty, holiness, and perfection.</text:p>
      <text:p text:style-name="Normal">Ultimately, the Tabernacle was more than just a physical structure or a set of rules; it was a prophetic symbol of God's plan for redemption. It foreshadowed the coming of Jesus Christ, who would fulfill God’s promise to dwell among His people and provide eternal mercy and salvation.</text:p>
      <text:soft-page-break/>
      <text:p text:style-name="P235">Exodus chapter 26</text:p>
      <text:p text:style-name="Normal">Exodus 26 provides detailed instructions for constructing the Tabernacle, the sacred dwelling place of God among His people during their time in the wilderness. The chapter emphasizes the precise materials, dimensions, and design of the Tabernacle, highlighting its significance as a reflection of God's holiness, order, and desire to dwell with His people.</text:p>
      <text:p text:style-name="Normal">The use of blue, purple, and scarlet fabrics carries symbolic meaning. Blue often represents divinity and heaven, reminding the Israelites of God's transcendence. Purple, a color associated with royalty, signifies God's sovereignty and majesty. Scarlet symbolizes the blood sacrifice necessary for atonement, foreshadowing the ultimate sacrifice of Christ for the forgiveness of sins. Together, these colors reflect God's divine plan for redemption through Jesus Christ, the King and Savior.</text:p>
      <text:p text:style-name="Normal">The curtains and coverings served to separate the Holy Place from the Most Holy Place, underscoring the holiness of God and the need for mediation between Him and humanity. This separation was ultimately bridged by Christ, whose death tore the veil in the Temple (Matthew 27:51), granting believers direct access to God.</text:p>
      <text:p text:style-name="Normal">The Tabernacle itself symbolizes Christ, who is described as the dwelling place of God among men (John 1:14:<text:s/><text:span text:style-name="T236">“The Word became flesh and made his dwelling among us”</text:span>). Each element of the Tabernacle—its structure, materials, and purpose—foreshadows aspects of Christ's work and identity. The Tabernacle was temporary, meant for the Israelites’ journey, just as Christ’s earthly ministry was a temporary part of God's eternal plan for humanity's salvation.</text:p>
      <text:p text:style-name="P237">Exodus chapter 27</text:p>
      <text:p text:style-name="Normal">The altar described in Exodus 27 had "horns" on its four corners, a feature that has been corroborated by archaeological findings. Four-horned altars have been uncovered throughout ancient Israel, particularly at Beersheba and Arad. According to Amos 3:14, one manifestation of divine judgment is that God will cut off the horns of the altar, causing them to fall to the ground. All of these precise measurements and details show how much thought and work God puts into his creation. Interestingly, Jesus' earthly profession as a carpenter further aligns with this divine focus on craftsmanship and creation. As the Son of God, He was not only a spiritual builder of the Kingdom but also a physical creator, showcasing His role in both the material and spiritual realms.</text:p>
      <text:p text:style-name="P238">Exodus chapter 28</text:p>
      <text:p text:style-name="Normal">The priestly garments that Aaron and his sons had to wear were made for God’s beauty and his glory. In all these passages, what is brought or presented to the Lord apparently is for the benefit of the Lord’s remembrance. These<text:s/><text:soft-page-break/>items or gifts or sounds serve as reminders to God, just as he said the rainbow after the flood would be a reminder to him (Genesis 9:14–15).</text:p>
      <text:p text:style-name="P239">Exodus chapter 29</text:p>
      <text:p text:style-name="P240">The Ordination of the Priests</text:p>
      <text:p text:style-name="Bibletext"><text:span text:style-name="T241">29</text:span><text:span text:style-name="T242"> </text:span>Now this is what you shall do to them to consecrate them, so that they may serve me as priests. Take one young bull and two rams without blemish, <text:span text:style-name="T243">2 </text:span>and unleavened bread, unleavened cakes mixed with oil, and unleavened wafers spread with oil. You shall make them of choice wheat flour. <text:span text:style-name="T244">3 </text:span>You shall put them in one basket and bring them in the basket, and bring the bull and the two rams. <text:span text:style-name="T245">4 </text:span>You shall bring Aaron and his sons to the entrance of the tent of meeting, and wash them with water. <text:span text:style-name="T246">5 </text:span>Then you shall take the vestments, and put on Aaron the tunic and the robe of the ephod, and the ephod, and the breastpiece, and gird him with the decorated band of the ephod; <text:span text:style-name="T247">6 </text:span>and you shall set the turban on his head, and put the holy diadem on the turban. <text:span text:style-name="T248">7 </text:span>You shall take the anointing oil, and pour it on his head and anoint him. <text:span text:style-name="T249">8 </text:span>Then you shall bring his sons, and put tunics on them, <text:span text:style-name="T250">9 </text:span>and you shall gird them with sashes<text:span text:style-name="T251">[</text:span><text:a office:title="See footnote a" xlink:href="https://www.biblegateway.com/passage/?search=ex%2029%3B%20%20Mt%2023%3A19%3B%20john%206%3A53-56&amp;version=NRSVCE#fen-NRSVCE-2346a" office:target-frame-name="_top" xlink:show="replace"><text:span text:style-name="T252">a</text:span></text:a><text:span text:style-name="T253">]</text:span> and tie headdresses on them; and the priesthood shall be theirs by a perpetual ordinance. You shall then ordain Aaron and his sons.</text:p>
      <text:p text:style-name="Bibletext"><text:span text:style-name="T254">10 </text:span>You shall bring the bull in front of the tent of meeting. Aaron and his sons shall lay their hands on the head of the bull, <text:span text:style-name="T255">11 </text:span>and you shall slaughter the bull before the Lord, at the entrance of the tent of meeting, <text:span text:style-name="T256">12 </text:span>and shall take some of the blood of the bull and put it on the horns of the altar with your finger, and all the rest of the blood you shall pour out at the base of the altar. <text:span text:style-name="T257">13 </text:span>You shall take all the fat that covers the entrails, and the appendage of the liver, and the two kidneys with the fat that is on them, and turn them into smoke on the altar. <text:span text:style-name="T258">14 </text:span>But the flesh of the bull, and its skin, and its dung, you shall burn with fire outside the camp; it is a sin offering.</text:p>
      <text:p text:style-name="Bibletext"><text:span text:style-name="T259">15 </text:span>Then you shall take one of the rams, and Aaron and his sons shall lay their hands on the head of the ram, <text:span text:style-name="T260">16 </text:span>and you shall slaughter the ram, and shall take its blood and dash it against all sides of the altar. <text:span text:style-name="T261">17 </text:span>Then you shall cut the ram into its parts, and wash its entrails and its legs, and put them with its parts and its head, <text:span text:style-name="T262">18 </text:span>and turn the whole ram into smoke on the altar; it is a burnt offering to the Lord; it is a pleasing odor, an offering by fire to the Lord.</text:p>
      <text:p text:style-name="Bibletext"><text:span text:style-name="T263">19 </text:span>You shall take the other ram; and Aaron and his sons shall lay their hands on the head of the ram, <text:span text:style-name="T264">20 </text:span>and you shall slaughter the ram, and take some of its blood and put it on the lobe of Aaron’s right ear and on the lobes of the right ears of his sons, and on the thumbs of their right hands, and on the big toes of their right feet, and dash the rest of the blood against all sides of the altar. <text:span text:style-name="T265">21 </text:span>Then you shall take some of the blood that is on the altar, and some of the anointing oil, and sprinkle it on Aaron and his vestments and on his sons and his sons’ vestments with him; then he and his vestments shall be holy, as well as his sons and his sons’ vestments.</text:p>
      <text:soft-page-break/>
      <text:p text:style-name="Bibletext"><text:span text:style-name="T266">22 </text:span>You shall also take the fat of the ram, the fat tail, the fat that covers the entrails, the appendage of the liver, the two kidneys with the fat that is on them, and the right thigh (for it is a ram of ordination), <text:span text:style-name="T267">23 </text:span>and one loaf of bread, one cake of bread made with oil, and one wafer, out of the basket of unleavened bread that is before the Lord; <text:span text:style-name="T268">24 </text:span>and you shall place all these on the palms of Aaron and on the palms of his sons, and raise them as an elevation offering before the Lord. <text:span text:style-name="T269">25 </text:span>Then you shall take them from their hands, and turn them into smoke on the altar on top of the burnt offering of pleasing odor before the Lord; it is an offering by fire to the Lord.</text:p>
      <text:p text:style-name="Bibletext"><text:span text:style-name="T270">26 </text:span>You shall take the breast of the ram of Aaron’s ordination and raise it as an elevation offering before the Lord; and it shall be your portion. <text:span text:style-name="T271">27 </text:span>You shall consecrate the breast that was raised as an elevation offering and the thigh that was raised as an elevation offering from the ram of ordination, from that which belonged to Aaron and his sons. <text:span text:style-name="T272">28 </text:span>These things shall be a perpetual ordinance for Aaron and his sons from the Israelites, for this is an offering; and it shall be an offering by the Israelites from their sacrifice of offerings of well-being, their offering to the Lord.</text:p>
      <text:p text:style-name="Bibletext"><text:span text:style-name="T273">29 </text:span>The sacred vestments of Aaron shall be passed on to his sons after him; they shall be anointed in them and ordained in them. <text:span text:style-name="T274">30 </text:span>The son who is priest in his place shall wear them seven days, when he comes into the tent of meeting to minister in the holy place.</text:p>
      <text:p text:style-name="Bibletext"><text:span text:style-name="T275">31 </text:span>You shall take the ram of ordination, and boil its flesh in a holy place; <text:span text:style-name="T276">32 </text:span>and Aaron and his sons shall eat the flesh of the ram and the bread that is in the basket, at the entrance of the tent of meeting. <text:span text:style-name="T277">33 </text:span>They themselves shall eat the food by which atonement is made, to ordain and consecrate them, but no one else shall eat of them, because they are holy. <text:span text:style-name="T278">34 </text:span>If any of the flesh for the ordination, or of the bread, remains until the morning, then you shall burn the remainder with fire; it shall not be eaten, because it is holy.</text:p>
      <text:p text:style-name="Bibletext"><text:span text:style-name="T279">35 </text:span>Thus you shall do to Aaron and to his sons, just as I have commanded you; through seven days you shall ordain them. <text:span text:style-name="T280">36 </text:span>Also every day you shall offer a bull as a sin offering for atonement. Also you shall offer a sin offering for the altar, when you make atonement for it, and shall anoint it, to consecrate it. <text:span text:style-name="T281">37 </text:span>Seven days you shall make atonement for the altar, and consecrate it, and the altar shall be most holy; whatever touches the altar shall become holy.</text:p>
      <text:p text:style-name="P282">Ordination, obedience and holiness</text:p>
      <text:p text:style-name="Normal">The vestments used in ordinations were passed down to future priests. These garments were preserved and not discarded because they were considered sacred. In the Catholic Church, the vestments worn by priests also have deep significance, symbolizing their role and showing that they have been properly consecrated and anointed by the Lord. The continuity of vestments from one ordination to another reflects apostolic succession and the sacred nature of the priesthood.</text:p>
      <text:soft-page-break/>
      <text:p text:style-name="Normal">In verses 31-34, God commands that the meat of the lamb be boiled and eaten with bread. He also instructs that anything left over must be burned in a fire because it is holy. This shows that certain items on earth can be and are made holy, holding deep significance. Even today, there are stories of miracles associated with statues and relics that represent holy people.</text:p>
      <text:p text:style-name="Normal">The process of ordination takes seven days to complete, signifying completeness and a new creation. Each day, the priests were required to offer a bull as a sin offering for atonement, as well as a sin offering for the altar to consecrate it. These acts symbolize obedience to God. After the process of consecration, the altar becomes most holy. In the Catholic Church, altars are also consecrated and are among the holiest places, since it is on the altar that the Eucharist is consecrated. If a disgraceful act occurs on the altar, it must be reconsecrated.</text:p>
      <text:p text:style-name="Normal">In verse 37, God declares that even touching the altar makes something holy. This shows that He can choose to make certain items sacred and reveal His power through them. Therefore, having statues of saints and Jesus is not necessarily idolatrous, but rather can serve as a blessing, reminding us of God's presence and drawing us closer to Him. God desires to be near us at all times, and we experience that connection most profoundly by being in His Church. The holiest thing that touches the altar is the Eucharist, because it is the real presence of the Lord. We are given this gift so that we may partake in the Last Supper and have God’s presence dwell within us. The Eucharist is the new tent of meeting:</text:p>
      <text:p text:style-name="Normal">“Very truly, I tell you, unless you eat the flesh of the Son of Man and drink his blood, you have no life in you. Those who eat my flesh and drink my blood have eternal life, and I will raise them up on the last day; for my flesh is true food and my blood is true drink. Those who eat my flesh and drink my blood abide in me, and I in them.” (John 6:53-56)</text:p>
      <text:p text:style-name="Normal">There is a danger of becoming too focused on our own actions, thinking that our offerings alone make things holy. This is not true because Jesus clarifies: “For which is greater, the gift or the altar that makes the gift sacred?” (Matthew 23:19). This reminds us that the altar represents God’s presence and is the true source of sanctification. It is greater than the gifts offered upon it. God alone makes things holy, not our offerings.</text:p>
      <text:p text:style-name="Normal">At every Mass, we offer a sacrifice on the altar. However, this is not a new sacrifice, but a participation in the one eternal sacrifice of Jesus Christ on the Cross. The priest, acting in persona Christi (in the person of Christ), presents the sacrifice of Calvary in an unbloody manner. This is the one and only acceptable sacrifice of the New Covenant, the sacrifice that takes away the sins of the world (Hebrews 10:10-14).</text:p>
      <text:soft-page-break/>
      <text:p text:style-name="Normal">While Christ offers Himself, we are invited to offer our own struggles, burdens, anxieties, and sufferings to Him. By uniting our sacrifices to His, we receive grace and spiritual healing.</text:p>
      <text:p text:style-name="Normal">The priests are an essential part of the Church, dedicating their lives to serving the Lord and bringing the sacraments to the faithful. Today, we should pray for them, as well as for nuns and all who have consecrated their lives to God, that they may remain strong in their mission.</text:p>
      <text:p text:style-name="P283">Exodus 29:38-46</text:p>
      <text:p text:style-name="P284">The Daily Offerings</text:p>
      <text:p text:style-name="Bibletext"><text:span text:style-name="T285">38 </text:span>Now this is what you shall offer on the altar: two lambs a year old regularly each day. <text:span text:style-name="T286">39 </text:span>One lamb you shall offer in the morning, and the other lamb you shall offer in the evening; <text:span text:style-name="T287">40 </text:span>and with the first lamb one-tenth of a measure of choice flour mixed with one-fourth of a hin of beaten oil, and one-fourth of a hin of wine for a drink offering. <text:span text:style-name="T288">41 </text:span>And the other lamb you shall offer in the evening, and shall offer with it a grain offering and its drink offering, as in the morning, for a pleasing odor, an offering by fire to the Lord. <text:span text:style-name="T289">42 </text:span>It shall be a regular burnt offering throughout your generations at the entrance of the tent of meeting before the Lord, where I will meet with you, to speak to you there. <text:span text:style-name="T290">43 </text:span>I will meet with the Israelites there, and it shall be sanctified by my glory; <text:span text:style-name="T291">44 </text:span>I will consecrate the tent of meeting and the altar; Aaron also and his sons I will consecrate, to serve me as priests. <text:span text:style-name="T292">45 </text:span>I will dwell among the Israelites, and I will be their God. <text:span text:style-name="T293">46 </text:span>And they shall know that I am the Lord their God, who brought them out of the land of Egypt that I might dwell among them; I am the Lord their God.</text:p>
      <text:p text:style-name="P294">The pleasant offering and daily obedience</text:p>
      <text:p text:style-name="Normal">The morning and evening offerings symbolize the need for constant worship and the fact that God's presence is with His people at all times. Our relationship with God should be daily and not on and off once in a while. A true relationship requires dedication and effort. While we don’t have to offer these daily offerings on the altar, we can offer our time, which could include a prayer in the morning and a prayer in the evening. That way, we would maintain a daily offering just as God intended it to be.</text:p>
      <text:p text:style-name="Normal">Flour symbolizes the provision of food, as well as gratitude and humility. In the story of Elijah and the widow of Zarephath, the widow prepares a small cake of flour and oil for Elijah, symbolizing her reliance on God's provision (1 Kings 17:12-16). Don’t forget to thank the Lord for the food He provides for you. The oil was typically olive oil and was used to anoint the offering, signifying consecration and the blessing of the Holy Spirit. It is the Holy Spirit that makes things holy and acceptable to the Lord.</text:p>
      <text:p text:style-name="Normal">The one-fourth of a hin of wine for a drink offering was an additional offering that showed dedication and worship. Wine symbolized joy and gratitude toward God. These offerings were a pleasing odor to the Lord<text:s/><text:soft-page-break/>because He is satisfied with the reliance of His people and their efforts to please Him. This is a reminder that we should also find joy in God and in our prayers. Talking to Him doesn’t have to be a dull action, so remember the good things God has done for us. The greatest thing God has done is sending His Son, Jesus Christ, to die for our sins so that we could spend eternity in heaven with Him, where there will be no sadness. This future hope is what we need to keep in mind throughout our lives so that we may finish the race.</text:p>
      <text:p text:style-name="Normal">Jesus’ sacrifice is the ultimate sacrifice that was most pleasing to the Father: “Therefore be imitators of God, as beloved children, and live in love, as Christ loved us and gave himself up for us, a fragrant offering and sacrifice to God.” (Ephesians 5:1-2)</text:p>
      <text:p text:style-name="Normal">In short, we should live our days giving God attention at least twice a day, showing gratitude, humility, and thankfulness in our prayers, walking in holiness by the power of the Holy Spirit, and finding joy in God’s presence and goodness.</text:p>
      <text:p text:style-name="P295">Exodus chapter 30</text:p>
      <text:p text:style-name="Normal">In Exodus chapter 30, God commands Moses to make special anointing oil and incense, both of which are to be used exclusively for sacred purposes. God explicitly warns the people not to replicate these holy items for personal use. Anyone who disobeys this command would be cut off from His people, emphasizing the sacredness of what is dedicated to God. This passage invites us to reflect on our own lives. Are there things we take or do for ourselves that should be dedicated to God? For instance, when we accomplish something good through the power of the Holy Spirit, do we forget that God is the one working in and through us and instead take the credit for ourselves? Or do we sometimes attend church out of obligation rather than a genuine desire to honor and remember Jesus’ sacrifice on the cross? This chapter reminds us to live in a way that is pleasing to God and to give Him the glory for all that He does in our lives. Everything we do should be an act of worship, acknowledging that He is the one who transforms and works through us. Our faith should be genuine and not an imitation of others.</text:p>
      <text:p text:style-name="P296">Exodus chapter 31</text:p>
      <text:p text:style-name="Normal">The chapter starts of by listing the works God wants the people of Israel to do and is a summary of what he has said in the last few chapters. After that, God reminds his people that we should rest on the Sabbath. He emphasizes that there needs to be a day dedicated to God and is holy. If the people did not keep the Sabbath and disrespected it, they would have been put to death. This shows how serious a command this is and could be the reason why today missing Mass on Sunday without any good excuse is considered a grave sin as it demonstrates a lack of reverence for God and His command to keep the day holy.</text:p>
      <text:p text:style-name="P297">Exodus chapter 32</text:p>
      <text:soft-page-break/>
      <text:p text:style-name="P298">Power of prayer</text:p>
      <text:p text:style-name="Normal">The people of Israel get tired of waiting for Moses and decide to create a false God, a golden calf that they worship. They break the First Commandment by worshiping an idol and taking his name in vain – “Tomorrow shall be a feast to the Lord” (Exodus 32, 5). This can represent us as when we are waiting for something either a blessing or opportunity, we get impatient and take things into our own hands instead of waiting for God’s answer. We make a God for ourselves, and it starts becoming our idol.</text:p>
      <text:p text:style-name="Normal">God gets so mad that he plans to kill all of the people and start a new nation from Moses. However, Moses prays that God would change his mind. The question is why did God change his mind, shouldn’t He be never changing and know the future that will happen? The reason why God seems to change His mind could be because Moses interceded for the people of Israel before God. Because of this God heard Moses’s prayer and showed his divine mercy. A prayer can change everything for us. God doesn’t want to harm us, instead, He wants to take us, who are broken, and refashion us into something good. God hears us, and this chapter could be an indicator that we should constantly pray about things in our lives and let them be known to God and maybe he will change our future, make our paths straight, show his mercy. However, not all of our prayers will be answered if they are not correct – empty, without faith or wishing for the wrong things. In verse 10 God says that if Moses leaves Him alone, then He will unleash His wrath. However, if Moses isn’t selfish, He will not leave God alone and intercede for the nation so that God would not unleash His wrath. This is an encouragement for us to pray for one another so that God would not unleash His wrath onto us. In order for God to bless us, we must be the one’s who change our evil ways.</text:p>
      <text:p text:style-name="Normal">In Exodus chapter 3:5 we can see that God does not answer Moses prayer which was “Sent someone else” but here God accept his prayer because Moses asks God to show mercy and feels bad for the nation. He is a God who listens to our prayers, takes what we have to say seriously, and often adjusts his intentions. This has also been seen once before in Genesis chapter 18, when Abraham asked God to not destroy Sodom and Gomorrah if he finds 10 righteous people instead of 50. This indicates that our prayer for others can be influential in changing God’s plan for us and is a way of asking God to show his divine love and mercy for us. God being unchangeable means that He is faithful to His nature. He is a fair judge. If God said that He would bless the nation and the nation would start rejecting Him and living a wicked and blasphemous life, then God would be unfaithful to His nature. If He were continuing to bless the nation, then that would mean He is changing. Moses, by praying for the right intentions, allowed God to remain faithful to His nature and continue to walk with them. Let’s pray for each other because our prayer will be answered with the right intentions.</text:p>
      <text:p text:style-name="P299">Exodus chapter 33</text:p>
      <text:soft-page-break/>
      <text:p text:style-name="Normal">33:1-11 The sin of God’s people set them further away from God. The Lord warned them that if he were to walk with them, he would most likely destroy them (Exodus 33:3). They could worship God but from a distance (Exodus 33:10). Sin separates us from God, that is why repentance is crucial to turn back to Him. Repentance means to turn away from sin, change your mind so that you can please God.</text:p>
      <text:p text:style-name="Normal">33:12-23<text:span text:style-name="T300"><text:s/></text:span>God maintained a closer relationship with Moses as He was pleased with him. God spoke to Moses “face to face” meaning that He directly spoke to Moses not through a dream or vision, or prophet. The phrase does not mean that Moses literally saw God because if a person sees the Lord, they die. Moses asked God to reveal His glory. God allowed Moses to see His back but not His face. This shows that we can know God and his character, but we will never be able to fully see Him and His greatness. In verse 19 God says that he will show mercy to those who he chooses and will show compassion to those who he chooses. This shows that He is the ultimate judge, and we shouldn’t think that we deserve anything from Him because we don’t. We should abuse his grace by willfully sinning and thinking that God will just forgive us because he chooses who he will forgive and if we are not genuine and don’t seek forgiveness then He might not forgive us. This is elaborated in Romans 9:10-18 which says that we don’t choose of work for God’s mercy because He chooses who He wants to forgive.</text:p>
      <text:p text:style-name="P301">Exodus chapter 34</text:p>
      <text:p text:style-name="Normal">God reveals His character and His glory to Moses. We see the main attributes of God and who He is – God is gracious, merciful, slow to anger, abounding in love, forgiving wickedness, rebellion, and sin but being a fair judge by not declaring the guilty guiltless (Exodus 34:6-7). Everything the Lord says autobiographically is something that God is or does for the benefit of others, especially his chosen people. Mercy toward Israel is independent of their responding in the right way. Even when Israel is disobedient it is still the recipient of the divine goodness. We need to be thankful for who God is and how great His attributes are because otherwise we wouldn’t be here today. God renews His Covenant with the nation and reminds Moses the rules that he had listed before. The Covenant that God is making is not a permanent Covenant and will later be changes into the Covenant we have today – “In speaking of a new covenant, he makes the first one obsolete. And what is becoming obsolete and growing old is ready to vanish away.” (Hebrews 8:13). God warns the people of Israel to not make a covenant with the people of the land they are about to inherit. Today we have the covenant with our Lord Jesus and have been purchased by his blood, thus, we should avoid making a covenant with the world and its darkness.</text:p>
      <text:p text:style-name="P302">Exodus chapter 35</text:p>
      <text:soft-page-break/>
      <text:p text:style-name="Normal">In this chapter, Moses requests the people of Israel to start preparing to build the tabernacle. We see that most people bring what they have and offer generously. It shows that having a willing heart is essential when it comes to serving God. God calls us to give what we can to others, especially to the poor. As Paul says, “Each man should give what he has decided in his heart to give, not reluctantly or under compulsion, for God loves a cheerful giver” (2 Corinthians. 9:7). Just as the Israelites were not forced to contribute but did so out of love and obedience, we are also invited to serve God voluntarily, with gratitude and joy.</text:p>
      <text:p text:style-name="Normal"><text:span text:style-name="T303">Dear Lord,</text:span><text:s/>Thank You for the blessings You have given me. Help me to listen to Your voice and make wise decisions through the guidance of the Holy Spirit. Give me a generous and willing heart to share what I have with others, so that I may reflect Your love and kindness in all I do. Teach me to give freely and joyfully, knowing that everything I have comes from You. May my actions bring glory to You and help those in need. Amen.</text:p>
      <text:p text:style-name="P304">Exodus chapter 36</text:p>
      <text:p text:style-name="Normal">In this chapter people give more than there is needed for the construction of the tabernacle. It is a reminder that God gives us more than enough. The abundance of resources given by the Israelites reflects God's provision and their obedience. When God's people respond to Him with obedience and trust, He ensures that they have what they need to accomplish His plans. We shouldn’t worry about not having enough of something because God hears us and he provides – “Therefore do not be anxious, saying, ‘What shall we eat?’ or ‘What shall we drink?’ or ‘What shall we wear?’ <text:span text:style-name="T305">32 </text:span>For the Gentiles seek after all these things, and your heavenly Father knows that you need them all. <text:span text:style-name="T306">33 </text:span>But seek first the kingdom of God and his righteousness, and all these things will be added to you.” (Matthew 6:31-33).</text:p>
      <text:p text:style-name="P307">Exodus chapter 37</text:p>
      <text:p text:style-name="Normal">The people of Israel continue to build the tabernacle providing every detail of their work. All of these details are here for a reason and they most likely are a resemblance of heaven. When we go to heaven, we will understand what all of these things meant.</text:p>
      <text:p text:style-name="P308">Exodus chapter 38</text:p>
      <text:p text:style-name="Normal">The Israelites build the altar maliciously following every instruction that God provided. God provides instructions in our life as well. As believers, we have to put our faith in Jesus as the ultimate sacrifice for our sins and follow his teachings.</text:p>
      <text:p text:style-name="P309">Exodus chapter 39</text:p>
      <text:p text:style-name="Normal">39:1 In this chapter the Israelites make the holy garments and priest clothes. The color blue represents heaven, the color purple represents royalty and scarlet represents the blood. These colors are a part of the holy garments<text:s/><text:soft-page-break/>meaning that these garments are pointing to Jesus. Jesus came down from heaven and took the form of the flesh and became blood. When we mix blue and red we get purple. Jesus who was 100% God and 100% man makes royalty, a kingship. By shedding His blood on the cross, our sins, who were red as scarlet, become white as wool.</text:p>
      <text:p text:style-name="Normal">The high priest of the Old Testament is Aaron which foreshadows the ultimate high priest in the New Testament which is Jesus – “Since then we have a great high priest who has passed through the heavens, Jesus, the Son of God, let us hold fast our confession.” (Hebrews 4:14). High priests were the ones that made intersession for the people of Israel just like now Jesus is the mediator between man and God and he is the one that makes our prayers acceptable to the Father.</text:p>
      <text:p text:style-name="Normal">39:2-3 We see that the ephod was woven of fine linen twined. The meaning of fine linen is explained in the book of Revelation to St. John 19:8 which represents the righteous deeds of the saints – “it was granted her to clothe herself with fine linen, bright and pure”— for the fine linen is the righteous deeds of the saints.” (Revelation 19:8). God makes us from dirty sinners into righteous saints by the sacrifice of the Lord Jesus. That is the most incredible miracle.</text:p>
      <text:p text:style-name="Normal">39:4 The shoulder straps also represent Jesus because He is the one that caried our sin that we couldn’t carry ourselves. He carries us in when we surrender to Him, when we realize that we can’t do it on our own.</text:p>
      <text:p text:style-name="Normal">39:8-9 The breast piece is something we wear above our chest, above our hearts. God is written on all our hearts through the power of the Holy Spirit. It is square because a square has four sides pointing to North, East, South, West across the world. The reason why it is folded double is because Jesus paid double for our sins as stated in Isaiah 40:2 – “Speak tenderly to Jerusalem, and cry to her<text:line-break/>that her warfare<text:span text:style-name="T310"><text:s/></text:span>is ended, that her iniquity is pardoned, that she has received from the Lord's hand double for all her sins.”</text:p>
      <text:p text:style-name="Normal">39:10-14 The stones are a part of the foundation of the New Jerusalem. What they represent is found in the book of Revelation. The first row of precious stones represents redemption (sardius), divine beauty of God (topaz), mercy and grace (carbuncle). The emerald in the second row represents the rainbow which, as explained in Revelation 4:3, represents Jesus who is sitting on the throne – “And he who sat there had the appearance of jasper and carnelian, and around the throne was a rainbow that had the appearance of an emerald.” (Revelation 4:3). Sapphire represents the throne of God (Ezekiel 1:26). Diamond represents the heart, also diamonds are the strongest and purest meaning it shows purity and strength – “Diamond is unbreakable”. When we are in grace and have real faith then our bond to Jesus is strong as diamond and nothing will be able to break that bond “I give<text:s/><text:soft-page-break/>them eternal life, and they will never perish. No one will snatch them out of my hand.” (John 10:28).</text:p>
      <text:p text:style-name="Normal">Jacinth from the third row represents divine presence, wisdom. Agate represents foundation and unity. Beryl from the fourth row symbolizes protection, faithfulness, the onyx is like the onyx which was on the shoulder, it represents remembrance and intersession because the high priest interceded for the people while carrying the names on his shoulders. Jasper represents the glory of God (Revelation 21:11). The stones were engraved with the names of the twelve sons of Israel which were engraved on the twelve gates of New Jerusalem (Revelation 21:12-13). Everything comes from Christ – strength, authority, purity, wisdom, divine presence, eternal life. All of the stones represent Jesus and his character. These stones were found in the garden of Eden in Ezekiel 28:13 and show that Jesus was there from the beginning.</text:p>
      <text:p text:style-name="Normal">39:15-21 Chains represent the unbreakable covenant Jesus made on the cross for us. The love of God is unbreakable and secure. It will never be lost.</text:p>
      <text:p text:style-name="Normal">39:22-23 God prepared for us a heavenly robe that is untearable. He wants us to wear it for the rest of our lives so that we would be his children that can never be snatched out of His hands.</text:p>
      <text:p text:style-name="Normal">39:24-26 Pomegranate is a fruit that when you crack open you find hundreds of seeds inside. Jesus the fruit and we are the seeds (John 15:9). Without him we can do nothing.</text:p>
      <text:p text:style-name="Normal">After the Israelites finished all of their work and followed every detail the Lord gave them, Moses gave his approval of their work. When we do as the Lord says, he approves us and sees that we are trying. This applies to trying to sin less. When God sees that we are making progress and try not to sin as much as we used to because we love God, He approves of our work. That is how we can make the Lord satisfied, however, if our works are without faith then the Lord will not be pleased, showing that Jesus is the main reason of our progress – “And without faith it is impossible to please God, for whoever would approach him must believe that he exists and that he rewards those who seek him.” (Hebrews 11:6).</text:p>
      <text:p text:style-name="P311">Exodus chapter 40</text:p>
      <text:p text:style-name="Normal">The Israelites finish the job of building the tabernacle. Then a cloud came that filled the tabernacle with the glory of God. The glory of God was so strong that even Moses couldn’t enter the tabernacle. The Israelites would only go on their journey when the cloud rose from the tabernacle indicating that they always followed God and wanted Him to protect. Some decisions we make in life are our own selfish desires and then there is the decision God wants us to make. In order to find out what decisions God wants us to make in our lives, we must listen to His voice by reading the scripture, the gospel<text:s/><text:soft-page-break/>and if the decision we think of lines up with the Bible, then we know that the thought is from God.<text:s/></text:p>
      <text:p text:style-name="Normal">At the very end of Exodus, we see that God guards the tabernacle by providing a cloud during the day and a fire in the cloud at night. This is a reminder that God is always there and is always looking out for us, protecting us from deadly dangers and cares for us.<text:s/></text:p>
      <text:p text:style-name="P312"/>
      <text:p text:style-name="P317">The book of Leviticus</text:p>
      <text:p text:style-name="Normal">Introduction:</text:p>
      <text:p text:style-name="Normal">The third book of the Torah is called “Leviticus” because a good part of this book deals with concerns of priests, who are of the tribe of Levi. It focuses on sacrifices, offerings, priesthood and the operation of the sanctuary. It is a book explaining the Law to the Israelites. It continues forward after the narrative of Exodus.</text:p>
      <text:list text:style-name="LFO4" text:continue-numbering="true">
        <text:list-item>
          <text:p text:style-name="P318">The first 7 chapters discuss Ritual Sacrifices</text:p>
        </text:list-item>
        <text:list-item>
          <text:p text:style-name="P319">Chapters 8-10 discuss Ceremony of Ordination</text:p>
        </text:list-item>
        <text:list-item>
          <text:p text:style-name="P320">Chapters 11-16 discuss Laws regarding Purity</text:p>
        </text:list-item>
        <text:list-item>
          <text:p text:style-name="P321">Chapters 17-26 discuss Holiness Laws</text:p>
        </text:list-item>
        <text:list-item>
          <text:p text:style-name="P322">Chapter 27 discusses Redemption of Offerings</text:p>
        </text:list-item>
      </text:list>
      <text:p text:style-name="Normal">Where is Jesus?</text:p>
      <text:p text:style-name="Normal">He is the tabernacle, the sacrifice, the lamb, the Day of Atonement, the Jubilee.</text:p>
      <text:p text:style-name="P323">Leviticus chapter 1</text:p>
      <text:p text:style-name="P324">The Burnt Offering</text:p>
      <text:p text:style-name="Bibletext"><text:span text:style-name="T325">1</text:span><text:span text:style-name="T326"> </text:span>The Lord summoned Moses and spoke to him from the tent of meeting, saying: <text:span text:style-name="T327">2 </text:span>Speak to the people of Israel and say to them: When any of you bring an offering of livestock to the Lord, you shall bring your offering from the herd or from the flock.</text:p>
      <text:p text:style-name="Bibletext"><text:span text:style-name="T328">3 </text:span>If the offering is a burnt offering from the herd, you shall offer a male without blemish; you shall bring it to the entrance of the tent of meeting, for acceptance in your behalf before the Lord. <text:span text:style-name="T329">4 </text:span>You shall lay your hand on the head of the burnt offering, and it shall be acceptable in your behalf as atonement for you. <text:span text:style-name="T330">5 </text:span>The bull shall be slaughtered before the Lord; and Aaron’s sons the priests shall offer the blood, dashing the blood against all sides of the altar that is at the entrance of the tent of meeting. <text:span text:style-name="T331">6 </text:span>The burnt offering shall be flayed and cut up into its parts. <text:span text:style-name="T332">7 </text:span>The sons of the priest Aaron shall put fire on the altar and arrange wood on the fire. <text:span text:style-name="T333">8 </text:span>Aaron’s sons the priests shall arrange the parts, with the head and the suet, on the wood that is on the fire on the altar; <text:span text:style-name="T334">9 </text:span>but its entrails and its legs shall be washed with water. Then the priest shall turn the whole into smoke on the altar as a burnt offering, an offering by fire of pleasing odor to the Lord.</text:p>
      <text:p text:style-name="Bibletext"><text:span text:style-name="T335">10 </text:span>If your gift for a burnt offering is from the flock, from the sheep or goats, your offering shall be a male without blemish. <text:span text:style-name="T336">11 </text:span>It shall be slaughtered on the north side of the altar before the Lord, and Aaron’s sons the priests shall dash its blood against all sides of the altar. <text:span text:style-name="T337">12 </text:span>It shall be cut up into its parts, with its head and its suet, and the priest shall arrange them on the wood that is on the fire on the<text:s/><text:soft-page-break/>altar; <text:span text:style-name="T338">13 </text:span>but the entrails and the legs shall be washed with water. Then the priest shall offer the whole and turn it into smoke on the altar; it is a burnt offering, an offering by fire of pleasing odor to the Lord.</text:p>
      <text:p text:style-name="Bibletext"><text:span text:style-name="T339">14 </text:span>If your offering to the Lord is a burnt offering of birds, you shall choose your offering from turtledoves or pigeons. <text:span text:style-name="T340">15 </text:span>The priest shall bring it to the altar and wring off its head, and turn it into smoke on the altar; and its blood shall be drained out against the side of the altar. <text:span text:style-name="T341">16 </text:span>He shall remove its crop with its contents and throw it at the east side of the altar, in the place for ashes. <text:span text:style-name="T342">17 </text:span>He shall tear it open by its wings without severing it. Then the priest shall turn it into smoke on the altar, on the wood that is on the fire; it is a burnt offering, an offering by fire of pleasing odor to the Lord.</text:p>
      <text:p text:style-name="P343">Commentary on Leviticus chapter 1</text:p>
      <text:p text:style-name="Normal">In Leviticus 1, God provides detailed instructions about burnt offerings, which were to be sacrificed for the atonement of sins. The offering had to be fully consumed on the altar, symbolizing complete surrender and pointing to Jesus on the cross. Each person who brought a sacrifice was required to offer it with sincere worship, emphasizing that our faith in Jesus must also be genuine and heartfelt.</text:p>
      <text:p text:style-name="Normal">Faith is not merely a one-time declaration but a lifelong journey of love and devotion to Jesus. While our actions reflect our faith, it is important to remember that they are not what save us; salvation comes through grace. Our deeds are a response to the love we have for Jesus, demonstrating the sincerity of our faith.</text:p>
      <text:p text:style-name="Normal">The offerings, which could include a lamb or goat, prefigure Jesus as the Lamb of God who was sacrificed for our sins. His sacrifice is the ultimate, once-for-all offering that atones for humanity's sins. The aroma of the burnt offering was pleasing to the Lord because it represented the perfect sacrifice of Jesus, through whom people are made righteous before God and granted access to heaven. The doves and pigeons are representative of baptism and the Holy Spirit which came onto Jesus like a dove when he got baptized.</text:p>
      <text:p text:style-name="Normal">In verse 11 the offering had to be slaughtered in the north side because Jesus was killed in Calvary which was on the north side of Jerusalem.</text:p>
      <text:p text:style-name="Normal">Since sin separates us from God, God didn’t want us to be separated from Him so he made the sacrificial system so that the people would see the seriousness of their sins. Also, by having the Law they will find out that they cannot manage to keep all of it and that they are in desperate need of a savior who can set them free from their sin forever.</text:p>
      <text:p text:style-name="P344">Leviticus chapter 2</text:p>
      <text:p text:style-name="P345">Grain Offerings</text:p>
      <text:p text:style-name="Bibletext"><text:span text:style-name="T346">2</text:span><text:span text:style-name="T347"> </text:span>When anyone presents a grain offering to the Lord, the offering shall be of choice flour; the worshiper shall pour oil on it, and put frankincense on it, <text:span text:style-name="T348">2 </text:span>and<text:s/><text:soft-page-break/>bring it to Aaron’s sons the priests. After taking from it a handful of the choice flour and oil, with all its frankincense, the priest shall turn this token portion into smoke on the altar, an offering by fire of pleasing odor to the Lord. <text:span text:style-name="T349">3 </text:span>And what is left of the grain offering shall be for Aaron and his sons, a most holy part of the offerings by fire to the Lord.</text:p>
      <text:p text:style-name="Bibletext"><text:span text:style-name="T350">4 </text:span>When you present a grain offering baked in the oven, it shall be of choice flour: unleavened cakes mixed with oil, or unleavened wafers spread with oil. <text:span text:style-name="T351">5 </text:span>If your offering is grain prepared on a griddle, it shall be of choice flour mixed with oil, unleavened; <text:span text:style-name="T352">6 </text:span>break it in pieces, and pour oil on it; it is a grain offering. <text:span text:style-name="T353">7 </text:span>If your offering is grain prepared in a pan, it shall be made of choice flour in oil. <text:span text:style-name="T354">8 </text:span>You shall bring to the Lord the grain offering that is prepared in any of these ways; and when it is presented to the priest, he shall take it to the altar. <text:span text:style-name="T355">9 </text:span>The priest shall remove from the grain offering its token portion and turn this into smoke on the altar, an offering by fire of pleasing odor to the Lord. <text:span text:style-name="T356">10 </text:span>And what is left of the grain offering shall be for Aaron and his sons; it is a most holy part of the offerings by fire to the Lord.</text:p>
      <text:p text:style-name="Bibletext"><text:span text:style-name="T357">11 </text:span>No grain offering that you bring to the Lord shall be made with leaven, for you must not turn any leaven or honey into smoke as an offering by fire to the Lord. <text:span text:style-name="T358">12 </text:span>You may bring them to the Lord as an offering of choice products, but they shall not be offered on the altar for a pleasing odor. <text:span text:style-name="T359">13 </text:span>You shall not omit from your grain offerings the salt of the covenant with your God; with all your offerings you shall offer salt.</text:p>
      <text:p text:style-name="Bibletext"><text:span text:style-name="T360">14 </text:span>If you bring a grain offering of first fruits to the Lord, you shall bring as the grain offering of your first fruits coarse new grain from fresh ears, parched with fire. <text:span text:style-name="T361">15 </text:span>You shall add oil to it and lay frankincense on it; it is a grain offering. <text:span text:style-name="T362">16 </text:span>And the priest shall turn a token portion of it into smoke—some of the coarse grain and oil with all its frankincense; it is an offering by fire to the Lord.</text:p>
      <text:p text:style-name="P363">Commentary on Leviticus chapter 2</text:p>
      <text:p text:style-name="Normal">This chapter highlights the significance of grain offerings as a way to honor God. The first offering had to be unleavened bread which symbolizes purity and points to Christ, who lived a sinless life. Salt was also an important part of the offering, representing preservation and a lasting relationship with God. This simple act of bringing grain seasoned with salt was a way of showing devotion and faithfulness to the Lord. The Bible describes this offering as a "sweet aroma" to God, reminding us of the perfection of Jesus Christ, whose sacrifice is the ultimate act of love and redemption. Jesus also calls His followers the "salt of the earth" (Matthew 5:13), showing that we, through Him, are meant to bring goodness, preservation, and hope to the world. By believing in Him and living out our faith, we reflect His purity and love in our lives. This teaches us that even the simplest things, when done for God, can have deep meaning and eternal significance.</text:p>
      <text:p text:style-name="P364">Leviticus chapter 3</text:p>
      <text:p text:style-name="P365">Offerings of Well-Being</text:p>
      <text:soft-page-break/>
      <text:p text:style-name="Bibletext"><text:span text:style-name="T366">3</text:span><text:span text:style-name="T367"> </text:span>If the offering is a sacrifice of well-being, if you offer an animal of the herd, whether male or female, you shall offer one without blemish before the Lord. <text:span text:style-name="T368">2 </text:span>You shall lay your hand on the head of the offering and slaughter it at the entrance of the tent of meeting; and Aaron’s sons the priests shall dash the blood against all sides of the altar. <text:span text:style-name="T369">3 </text:span>You shall offer from the sacrifice of well-being, as an offering by fire to the Lord, the fat that covers the entrails and all the fat that is around the entrails; <text:span text:style-name="T370">4 </text:span>the two kidneys with the fat that is on them at the loins, and the appendage of the liver, which he shall remove with the kidneys. <text:span text:style-name="T371">5 </text:span>Then Aaron’s sons shall turn these into smoke on the altar, with the burnt offering that is on the wood on the fire, as an offering by fire of pleasing odor to the Lord.</text:p>
      <text:p text:style-name="Bibletext"><text:span text:style-name="T372">6 </text:span>If your offering for a sacrifice of well-being to the Lord is from the flock, male or female, you shall offer one without blemish. <text:span text:style-name="T373">7 </text:span>If you present a sheep as your offering, you shall bring it before the Lord <text:span text:style-name="T374">8 </text:span>and lay your hand on the head of the offering. It shall be slaughtered before the tent of meeting, and Aaron’s sons shall dash its blood against all sides of the altar. <text:span text:style-name="T375">9 </text:span>You shall present its fat from the sacrifice of well-being, as an offering by fire to the Lord: the whole broad tail, which shall be removed close to the backbone, the fat that covers the entrails, and all the fat that is around the entrails; <text:span text:style-name="T376">10 </text:span>the two kidneys with the fat that is on them at the loins, and the appendage of the liver, which you shall remove with the kidneys. <text:span text:style-name="T377">11 </text:span>Then the priest shall turn these into smoke on the altar as a food offering by fire to the Lord.</text:p>
      <text:p text:style-name="Bibletext"><text:span text:style-name="T378">12 </text:span>If your offering is a goat, you shall bring it before the Lord <text:span text:style-name="T379">13 </text:span>and lay your hand on its head; it shall be slaughtered before the tent of meeting; and the sons of Aaron shall dash its blood against all sides of the altar. <text:span text:style-name="T380">14 </text:span>You shall present as your offering from it, as an offering by fire to the Lord, the fat that covers the entrails, and all the fat that is around the entrails; <text:span text:style-name="T381">15 </text:span>the two kidneys with the fat that is on them at the loins, and the appendage of the liver, which you shall remove with the kidneys. <text:span text:style-name="T382">16 </text:span>Then the priest shall turn these into smoke on the altar as a food offering by fire for a pleasing odor.</text:p>
      <text:p text:style-name="Bibletext">All fat is the Lord’s. <text:span text:style-name="T383">17 </text:span>It shall be a perpetual statute throughout your generations, in all your settlements: you must not eat any fat or any blood.</text:p>
      <text:p text:style-name="P384">Commentary on Leviticus chapter 3</text:p>
      <text:p text:style-name="Normal">The focus of this chapter is the peace offerings which were representing the communion between man and God. The offerings weren’t completely consumed when sacrificed, instead, they were shared between God, the priest and the person who was giving the offering. This foreshadows Christ as He became human from a divine form and lived among us not only sharing His peace, wisdom and majesty but also sharing His blood and body which we celebrate and get to receive in the Eucharist.</text:p>
      <text:p text:style-name="P385">Leviticus chapter 4</text:p>
      <text:p text:style-name="P386">Sin Offerings</text:p>
      <text:soft-page-break/>
      <text:p text:style-name="Bibletext"><text:span text:style-name="T387">4</text:span><text:span text:style-name="T388"> </text:span>The Lord spoke to Moses, saying, <text:span text:style-name="T389">2 </text:span>Speak to the people of Israel, saying: When anyone sins unintentionally in any of the Lord’s commandments about things not to be done, and does any one of them:</text:p>
      <text:p text:style-name="Bibletext"><text:span text:style-name="T390">3 </text:span>If it is the anointed priest who sins, thus bringing guilt on the people, he shall offer for the sin that he has committed a bull of the herd without blemish as a sin offering to the Lord. <text:span text:style-name="T391">4 </text:span>He shall bring the bull to the entrance of the tent of meeting before the Lord and lay his hand on the head of the bull; the bull shall be slaughtered before the Lord. <text:span text:style-name="T392">5 </text:span>The anointed priest shall take some of the blood of the bull and bring it into the tent of meeting. <text:span text:style-name="T393">6 </text:span>The priest shall dip his finger in the blood and sprinkle some of the blood seven times before the Lord in front of the curtain of the sanctuary. <text:span text:style-name="T394">7 </text:span>The priest shall put some of the blood on the horns of the altar of fragrant incense that is in the tent of meeting before the Lord; and the rest of the blood of the bull he shall pour out at the base of the altar of burnt offering, which is at the entrance of the tent of meeting. <text:span text:style-name="T395">8 </text:span>He shall remove all the fat from the bull of sin offering: the fat that covers the entrails and all the fat that is around the entrails; <text:span text:style-name="T396">9 </text:span>the two kidneys with the fat that is on them at the loins; and the appendage of the liver, which he shall remove with the kidneys, <text:span text:style-name="T397">10 </text:span>just as these are removed from the ox of the sacrifice of well-being. The priest shall turn them into smoke upon the altar of burnt offering. <text:span text:style-name="T398">11 </text:span>But the skin of the bull and all its flesh, as well as its head, its legs, its entrails, and its dung— <text:span text:style-name="T399">12 </text:span>all the rest of the bull—he shall carry out to a clean place outside the camp, to the ash heap, and shall burn it on a wood fire; at the ash heap it shall be burned.</text:p>
      <text:p text:style-name="Bibletext"><text:span text:style-name="T400">13 </text:span>If the whole congregation of Israel errs unintentionally and the matter escapes the notice of the assembly, and they do any one of the things that by the Lord’s commandments ought not to be done and incur guilt; <text:span text:style-name="T401">14 </text:span>when the sin that they have committed becomes known, the assembly shall offer a bull of the herd for a sin offering and bring it before the tent of meeting. <text:span text:style-name="T402">15 </text:span>The elders of the congregation shall lay their hands on the head of the bull before the Lord, and the bull shall be slaughtered before the Lord. <text:span text:style-name="T403">16 </text:span>The anointed priest shall bring some of the blood of the bull into the tent of meeting, <text:span text:style-name="T404">17 </text:span>and the priest shall dip his finger in the blood and sprinkle it seven times before the Lord, in front of the curtain. <text:span text:style-name="T405">18 </text:span>He shall put some of the blood on the horns of the altar that is before the Lord in the tent of meeting; and the rest of the blood he shall pour out at the base of the altar of burnt offering that is at the entrance of the tent of meeting. <text:span text:style-name="T406">19 </text:span>He shall remove all its fat and turn it into smoke on the altar. <text:span text:style-name="T407">20 </text:span>He shall do with the bull just as is done with the bull of sin offering; he shall do the same with this. The priest shall make atonement for them, and they shall be forgiven. <text:span text:style-name="T408">21 </text:span>He shall carry the bull outside the camp, and burn it as he burned the first bull; it is the sin offering for the assembly.</text:p>
      <text:p text:style-name="Bibletext"><text:span text:style-name="T409">22 </text:span>When a ruler sins, doing unintentionally any one of all the things that by commandments of the Lord his God ought not to be done and incurs guilt, <text:span text:style-name="T410">23 </text:span>once the sin that he has committed is made known to him, he shall bring as his offering a male goat without blemish. <text:span text:style-name="T411">24 </text:span>He shall lay his hand on the head<text:s/><text:soft-page-break/>of the goat; it shall be slaughtered at the spot where the burnt offering is slaughtered before the Lord; it is a sin offering. <text:span text:style-name="T412">25 </text:span>The priest shall take some of the blood of the sin offering with his finger and put it on the horns of the altar of burnt offering, and pour out the rest of its blood at the base of the altar of burnt offering. <text:span text:style-name="T413">26 </text:span>All its fat he shall turn into smoke on the altar, like the fat of the sacrifice of well-being. Thus the priest shall make atonement on his behalf for his sin, and he shall be forgiven.</text:p>
      <text:p text:style-name="Bibletext"><text:span text:style-name="T414">27 </text:span>If anyone of the ordinary people among you sins unintentionally in doing any one of the things that by the Lord’s commandments ought not to be done and incurs guilt, <text:span text:style-name="T415">28 </text:span>when the sin that you have committed is made known to you, you shall bring a female goat without blemish as your offering, for the sin that you have committed. <text:span text:style-name="T416">29 </text:span>You shall lay your hand on the head of the sin offering; and the sin offering shall be slaughtered at the place of the burnt offering. <text:span text:style-name="T417">30 </text:span>The priest shall take some of its blood with his finger and put it on the horns of the altar of burnt offering, and he shall pour out the rest of its blood at the base of the altar. <text:span text:style-name="T418">31 </text:span>He shall remove all its fat, as the fat is removed from the offering of well-being, and the priest shall turn it into smoke on the altar for a pleasing odor to the Lord. Thus the priest shall make atonement on your behalf, and you shall be forgiven.</text:p>
      <text:p text:style-name="Bibletext"><text:span text:style-name="T419">32 </text:span>If the offering you bring as a sin offering is a sheep, you shall bring a female without blemish. <text:span text:style-name="T420">33 </text:span>You shall lay your hand on the head of the sin offering; and it shall be slaughtered as a sin offering at the spot where the burnt offering is slaughtered. <text:span text:style-name="T421">34 </text:span>The priest shall take some of the blood of the sin offering with his finger and put it on the horns of the altar of burnt offering, and pour out the rest of its blood at the base of the altar. <text:span text:style-name="T422">35 </text:span>You shall remove all its fat, as the fat of the sheep is removed from the sacrifice of well-being, and the priest shall turn it into smoke on the altar, with the offerings by fire to the Lord. Thus the priest shall make atonement on your behalf for the sin that you have committed, and you shall be forgiven.</text:p>
      <text:p text:style-name="P423">Commentary on Leviticus chapter 4</text:p>
      <text:p text:style-name="Normal">In this chapter we see what priests and regular people who have sinned had to do to receive forgiveness. Regular people had to bring a goat to the priest who would sacrifice it and then the person would receive forgiveness. This sacrificial system foreshadowed the ultimate sacrifice of Christ, who gave His life for the forgiveness of our sins. In a similar cense today in the Catholic church when we go to confession, we confess our sins to the priest and to the Lord at the same time and then the priest makes the confession valid or invalid, assigns penance, which helps us turn back to God wholeheartedly.</text:p>
      <text:p text:style-name="Normal">Lord, grant me a contrite heart, open to Your mercy and healing. Help me to turn away from sin and embrace Your grace. Thank You for the gift of forgiveness and reconciliation. Amen.</text:p>
      <text:p text:style-name="P424">Leviticus chapter 5</text:p>
      <text:soft-page-break/>
      <text:p text:style-name="Bibletext"><text:span text:style-name="T425">5</text:span><text:span text:style-name="T426"> </text:span>When any of you sin in that you have heard a public adjuration to testify and—though able to testify as one who has seen or learned of the matter—do not speak up, you are subject to punishment. <text:span text:style-name="T427">2 </text:span>Or when any of you touch any unclean thing—whether the carcass of an unclean beast or the carcass of unclean livestock or the carcass of an unclean swarming thing—and are unaware of it, you have become unclean, and are guilty. <text:span text:style-name="T428">3 </text:span>Or when you touch human uncleanness—any uncleanness by which one can become unclean—and are unaware of it, when you come to know it, you shall be guilty. <text:span text:style-name="T429">4 </text:span>Or when any of you utter aloud a rash oath for a bad or a good purpose, whatever people utter in an oath, and are unaware of it, when you come to know it, you shall in any of these be guilty. <text:span text:style-name="T430">5 </text:span>When you realize your guilt in any of these, you shall confess the sin that you have committed. <text:span text:style-name="T431">6 </text:span>And you shall bring to the Lord, as your penalty for the sin that you have committed, a female from the flock, a sheep or a goat, as a sin offering; and the priest shall make atonement on your behalf for your sin.</text:p>
      <text:p text:style-name="Bibletext"><text:span text:style-name="T432">7 </text:span>But if you cannot afford a sheep, you shall bring to the Lord, as your penalty for the sin that you have committed, two turtledoves or two pigeons, one for a sin offering and the other for a burnt offering. <text:span text:style-name="T433">8 </text:span>You shall bring them to the priest, who shall offer first the one for the sin offering, wringing its head at the nape without severing it. <text:span text:style-name="T434">9 </text:span>He shall sprinkle some of the blood of the sin offering on the side of the altar, while the rest of the blood shall be drained out at the base of the altar; it is a sin offering. <text:span text:style-name="T435">10 </text:span>And the second he shall offer for a burnt offering according to the regulation. Thus the priest shall make atonement on your behalf for the sin that you have committed, and you shall be forgiven.</text:p>
      <text:p text:style-name="Bibletext"><text:span text:style-name="T436">11 </text:span>But if you cannot afford two turtledoves or two pigeons, you shall bring as your offering for the sin that you have committed one-tenth of an ephah of choice flour for a sin offering; you shall not put oil on it or lay frankincense on it, for it is a sin offering. <text:span text:style-name="T437">12 </text:span>You shall bring it to the priest, and the priest shall scoop up a handful of it as its memorial portion, and turn this into smoke on the altar, with the offerings by fire to the Lord; it is a sin offering. <text:span text:style-name="T438">13 </text:span>Thus the priest shall make atonement on your behalf for whichever of these sins you have committed, and you shall be forgiven. Like the grain offering, the rest shall be for the priest.</text:p>
      <text:p text:style-name="P439">Offerings with Restitution</text:p>
      <text:p text:style-name="Bibletext"><text:span text:style-name="T440">14 </text:span>The Lord spoke to Moses, saying: <text:span text:style-name="T441">15 </text:span>When any of you commit a trespass and sin unintentionally in any of the holy things of the Lord, you shall bring, as your guilt offering to the Lord, a ram without blemish from the flock, convertible into silver by the sanctuary shekel; it is a guilt offering. <text:span text:style-name="T442">16 </text:span>And you shall make restitution for the holy thing in which you were remiss, and shall add one-fifth to it and give it to the priest. The priest shall make atonement on your behalf with the ram of the guilt offering, and you shall be forgiven.</text:p>
      <text:p text:style-name="Bibletext"><text:span text:style-name="T443">17 </text:span>If any of you sin without knowing it, doing any of the things that by the Lord’s commandments ought not to be done, you have incurred guilt, and are subject to punishment. <text:span text:style-name="T444">18 </text:span>You shall bring to the priest a ram without blemish from the flock, or the equivalent, as a guilt offering; and the priest shall make atonement<text:s/><text:soft-page-break/>on your behalf for the error that you committed unintentionally, and you shall be forgiven. <text:span text:style-name="T445">19 </text:span>It is a guilt offering; you have incurred guilt before the Lord.</text:p>
      <text:p text:style-name="P446">Commentary on Leviticus chapter 5</text:p>
      <text:p text:style-name="Normal">The Lord says that if someone has information about something important and refuses to talk about it or withhold information when others ask then he has sinned. When someone makes a promise to someone than he has made a promise to God and has to keep it. If he fails, then he has sinned and needs forgiveness. God wants us to be people of truth and do what we say. When we ask for forgiveness, the high priest makes atonement for our sins which implies that Jesus is the high priest that gives our confessions to the Father which forgives us. God lists different items we can sacrifice for these types of sins going from a lamb to grain which means that this forgiveness is available to all.</text:p>
      <text:p text:style-name="Normal">When we sin without knowing that is still considered sin and we have broken God’s commandments for which we will be judged. A sin is always a sin because God is Holy and will not make excuses. There is also always forgiveness and grace. When we confess, we should also apologize for the sins that we don’t know we have committed so that God could forgive us.</text:p>
      <text:p text:style-name="P447">Leviticus chapter 6</text:p>
      <text:p text:style-name="Bibletext"><text:span text:style-name="T448">6</text:span><text:span text:style-name="T449"> </text:span> The Lord spoke to Moses, saying: <text:span text:style-name="T450">2 </text:span>When any of you sin and commit a trespass against the Lord by deceiving a neighbor in a matter of a deposit or a pledge, or by robbery, or if you have defrauded a neighbor, <text:span text:style-name="T451">3 </text:span>or have found something lost and lied about it—if you swear falsely regarding any of the various things that one may do and sin thereby— <text:span text:style-name="T452">4 </text:span>when you have sinned and realize your guilt, and would restore what you took by robbery or by fraud or the deposit that was committed to you, or the lost thing that you found, <text:span text:style-name="T453">5 </text:span>or anything else about which you have sworn falsely, you shall repay the principal amount and shall add one-fifth to it. You shall pay it to its owner when you realize your guilt. <text:span text:style-name="T454">6 </text:span>And you shall bring to the priest, as your guilt offering to the Lord, a ram without blemish from the flock, or its equivalent, for a guilt offering. <text:span text:style-name="T455">7 </text:span>The priest shall make atonement on your behalf before the Lord, and you shall be forgiven for any of the things that one may do and incur guilt thereby.</text:p>
      <text:p text:style-name="P456">Instructions concerning Sacrifices</text:p>
      <text:p text:style-name="Bibletext"><text:span text:style-name="T457">8 </text:span> The Lord spoke to Moses, saying: <text:span text:style-name="T458">9 </text:span>Command Aaron and his sons, saying: This is the ritual of the burnt offering. The burnt offering itself shall remain on the hearth upon the altar all night until the morning, while the fire on the altar shall be kept burning. <text:span text:style-name="T459">10 </text:span>The priest shall put on his linen vestments after putting on his linen undergarments next to his body; and he shall take up the ashes to which the fire has reduced the burnt offering on the altar, and place them beside the altar. <text:span text:style-name="T460">11 </text:span>Then he shall take off his vestments and put on other garments, and carry the ashes out to a clean place outside the camp. <text:span text:style-name="T461">12 </text:span>The fire on the altar shall be kept burning; it shall not go out. Every morning the priest shall add wood to it,<text:s/><text:soft-page-break/>lay out the burnt offering on it, and turn into smoke the fat pieces of the offerings of well-being. <text:span text:style-name="T462">13 </text:span>A perpetual fire shall be kept burning on the altar; it shall not go out.</text:p>
      <text:p text:style-name="Bibletext"><text:span text:style-name="T463">14 </text:span>This is the ritual of the grain offering: The sons of Aaron shall offer it before the Lord, in front of the altar. <text:span text:style-name="T464">15 </text:span>They shall take from it a handful of the choice flour and oil of the grain offering, with all the frankincense that is on the offering, and they shall turn its memorial portion into smoke on the altar as a pleasing odor to the Lord. <text:span text:style-name="T465">16 </text:span>Aaron and his sons shall eat what is left of it; it shall be eaten as unleavened cakes in a holy place; in the court of the tent of meeting they shall eat it. <text:span text:style-name="T466">17 </text:span>It shall not be baked with leaven. I have given it as their portion of my offerings by fire; it is most holy, like the sin offering and the guilt offering. <text:span text:style-name="T467">18 </text:span>Every male among the descendants of Aaron shall eat of it, as their perpetual due throughout your generations, from the Lord’s offerings by fire; anything that touches them shall become holy.</text:p>
      <text:p text:style-name="Bibletext"><text:span text:style-name="T468">19 </text:span>The Lord spoke to Moses, saying: <text:span text:style-name="T469">20 </text:span>This is the offering that Aaron and his sons shall offer to the Lord on the day when he is anointed: one-tenth of an ephah of choice flour as a regular offering, half of it in the morning and half in the evening. <text:span text:style-name="T470">21 </text:span>It shall be made with oil on a griddle; you shall bring it well soaked, as a grain offering of baked pieces, and you shall present it as a pleasing odor to the Lord. <text:span text:style-name="T471">22 </text:span>And so the priest, anointed from among Aaron’s descendants as a successor, shall prepare it; it is the Lord’s—a perpetual due—to be turned entirely into smoke. <text:span text:style-name="T472">23 </text:span>Every grain offering of a priest shall be wholly burned; it shall not be eaten.</text:p>
      <text:p text:style-name="Bibletext"><text:span text:style-name="T473">24 </text:span>The Lord spoke to Moses, saying: <text:span text:style-name="T474">25 </text:span>Speak to Aaron and his sons, saying: This is the ritual of the sin offering. The sin offering shall be slaughtered before the Lord at the spot where the burnt offering is slaughtered; it is most holy. <text:span text:style-name="T475">26 </text:span>The priest who offers it as a sin offering shall eat of it; it shall be eaten in a holy place, in the court of the tent of meeting. <text:span text:style-name="T476">27 </text:span>Whatever touches its flesh shall become holy; and when any of its blood is spattered on a garment, you shall wash the bespattered part in a holy place. <text:span text:style-name="T477">28 </text:span>An earthen vessel in which it was boiled shall be broken; but if it is boiled in a bronze vessel, that shall be scoured and rinsed in water. <text:span text:style-name="T478">29 </text:span>Every male among the priests shall eat of it; it is most holy. <text:span text:style-name="T479">30 </text:span>But no sin offering shall be eaten from which any blood is brought into the tent of meeting for atonement in the holy place; it shall be burned with fire.</text:p>
      <text:p text:style-name="P480">Commentary on Leviticus chapter 6</text:p>
      <text:p text:style-name="Normal">This chapter talks about the daily offerings. The priest is required to keep the fire burning on the altar and to offer sacrifices regularly. This fire has to be burning at all times symbolizes that Jesus’s death on the cross isn’t a one-time event but has eternal significance, paying for our sins once and for all. The requirement for daily offerings reflects that God is always present and available to us. It reminds us that we should seek Him daily, living in constant repentance and faith, acknowledging the Lord’s sacrifice and grace continually.</text:p>
      <text:soft-page-break/>
      <text:p text:style-name="P481">Leviticus chapter 7</text:p>
      <text:p text:style-name="Bibletext"><text:span text:style-name="T482">7</text:span><text:span text:style-name="T483"> </text:span>This is the ritual of the guilt offering. It is most holy; <text:span text:style-name="T484">2 </text:span>at the spot where the burnt offering is slaughtered, they shall slaughter the guilt offering, and its blood shall be dashed against all sides of the altar. <text:span text:style-name="T485">3 </text:span>All its fat shall be offered: the broad tail, the fat that covers the entrails, <text:span text:style-name="T486">4 </text:span>the two kidneys with the fat that is on them at the loins, and the appendage of the liver, which shall be removed with the kidneys. <text:span text:style-name="T487">5 </text:span>The priest shall turn them into smoke on the altar as an offering by fire to the Lord; it is a guilt offering. <text:span text:style-name="T488">6 </text:span>Every male among the priests shall eat of it; it shall be eaten in a holy place; it is most holy.</text:p>
      <text:p text:style-name="Bibletext"><text:span text:style-name="T489">7 </text:span>The guilt offering is like the sin offering, there is the same ritual for them; the priest who makes atonement with it shall have it. <text:span text:style-name="T490">8 </text:span>So, too, the priest who offers anyone’s burnt offering shall keep the skin of the burnt offering that he has offered. <text:span text:style-name="T491">9 </text:span>And every grain offering baked in the oven, and all that is prepared in a pan or on a griddle, shall belong to the priest who offers it. <text:span text:style-name="T492">10 </text:span>But every other grain offering, mixed with oil or dry, shall belong to all the sons of Aaron equally.</text:p>
      <text:p text:style-name="P493">Further Instructions</text:p>
      <text:p text:style-name="Bibletext"><text:span text:style-name="T494">11 </text:span>This is the ritual of the sacrifice of the offering of well-being that one may offer to the Lord. <text:span text:style-name="T495">12 </text:span>If you offer it for thanksgiving, you shall offer with the thank offering unleavened cakes mixed with oil, unleavened wafers spread with oil, and cakes of choice flour well soaked in oil. <text:span text:style-name="T496">13 </text:span>With your thanksgiving sacrifice of well-being you shall bring your offering with cakes of leavened bread. <text:span text:style-name="T497">14 </text:span>From this you shall offer one cake from each offering, as a gift to the Lord; it shall belong to the priest who dashes the blood of the offering of well-being. <text:span text:style-name="T498">15 </text:span>And the flesh of your thanksgiving sacrifice of well-being shall be eaten on the day it is offered; you shall not leave any of it until morning. <text:span text:style-name="T499">16 </text:span>But if the sacrifice you offer is a votive offering or a freewill offering, it shall be eaten on the day that you offer your sacrifice, and what is left of it shall be eaten the next day; <text:span text:style-name="T500">17 </text:span>but what is left of the flesh of the sacrifice shall be burned up on the third day. <text:span text:style-name="T501">18 </text:span>If any of the flesh of your sacrifice of well-being is eaten on the third day, it shall not be acceptable, nor shall it be credited to the one who offers it; it shall be an abomination, and the one who eats of it shall incur guilt.</text:p>
      <text:p text:style-name="Bibletext"><text:span text:style-name="T502">19 </text:span>Flesh that touches any unclean thing shall not be eaten; it shall be burned up. As for other flesh, all who are clean may eat such flesh. <text:span text:style-name="T503">20 </text:span>But those who eat flesh from the Lord’s sacrifice of well-being while in a state of uncleanness shall be cut off from their kin. <text:span text:style-name="T504">21 </text:span>When any one of you touches any unclean thing—human uncleanness or an unclean animal or any unclean creature—and then eats flesh from the Lord’s sacrifice of well-being, you shall be cut off from your kin.</text:p>
      <text:p text:style-name="Bibletext"><text:span text:style-name="T505">22 </text:span>The Lord spoke to Moses, saying: <text:span text:style-name="T506">23 </text:span>Speak to the people of Israel, saying: You shall eat no fat of ox or sheep or goat. <text:span text:style-name="T507">24 </text:span>The fat of an animal that died or was torn by wild animals may be put to any other use, but you must not eat it. <text:span text:style-name="T508">25 </text:span>If any one of you eats the fat from an animal of which an offering by fire may be made to the Lord, you who eat it shall be cut off from your kin. <text:span text:style-name="T509">26 </text:span>You must not<text:s/><text:soft-page-break/>eat any blood whatever, either of bird or of animal, in any of your settlements. <text:span text:style-name="T510">27 </text:span>Any one of you who eats any blood shall be cut off from your kin.</text:p>
      <text:p text:style-name="Bibletext"><text:span text:style-name="T511">28 </text:span>The Lord spoke to Moses, saying: <text:span text:style-name="T512">29 </text:span>Speak to the people of Israel, saying: Any one of you who would offer to the Lord your sacrifice of well-being must yourself bring to the Lord your offering from your sacrifice of well-being. <text:span text:style-name="T513">30 </text:span>Your own hands shall bring the Lord’s offering by fire; you shall bring the fat with the breast, so that the breast may be raised as an elevation offering before the Lord. <text:span text:style-name="T514">31 </text:span>The priest shall turn the fat into smoke on the altar, but the breast shall belong to Aaron and his sons. <text:span text:style-name="T515">32 </text:span>And the right thigh from your sacrifices of well-being you shall give to the priest as an offering; <text:span text:style-name="T516">33 </text:span>the one among the sons of Aaron who offers the blood and fat of the offering of well-being shall have the right thigh for a portion. <text:span text:style-name="T517">34 </text:span>For I have taken the breast of the elevation offering, and the thigh that is offered, from the people of Israel, from their sacrifices of well-being, and have given them to Aaron the priest and to his sons, as a perpetual due from the people of Israel. <text:span text:style-name="T518">35 </text:span>This is the portion allotted to Aaron and to his sons from the offerings made by fire to the Lord, once they have been brought forward to serve the Lord as priests; <text:span text:style-name="T519">36 </text:span>these the Lord commanded to be given them, when he anointed them, as a perpetual due from the people of Israel throughout their generations.</text:p>
      <text:p text:style-name="Bibletext"><text:span text:style-name="T520">37 </text:span>This is the ritual of the burnt offering, the grain offering, the sin offering, the guilt offering, the offering of ordination, and the sacrifice of well-being, <text:span text:style-name="T521">38 </text:span>which the Lord commanded Moses on Mount Sinai, when he commanded the people of Israel to bring their offerings to the Lord, in the wilderness of Sinai.</text:p>
      <text:p text:style-name="P522">Commentary on Leviticus chapter 7</text:p>
      <text:p text:style-name="Normal">The instructions of the peace offerings are given in verses 11-18. The meat had to be eaten on the same day and only people who were clean could eat it. It had to be consumed because it would rapidly spoil so that people would not think that meat had some sort of spiritual presence. If someone would disobey these rules, they would be “cut off” from his people because God requires them to be pure.</text:p>
      <text:p text:style-name="P523">Leviticus chapter 8</text:p>
      <text:p text:style-name="P524">The Rites of Ordination</text:p>
      <text:p text:style-name="Bibletext"><text:span text:style-name="T525">8</text:span><text:span text:style-name="T526"> </text:span>The Lord spoke to Moses, saying: <text:span text:style-name="T527">2 </text:span>Take Aaron and his sons with him, the vestments, the anointing oil, the bull of sin offering, the two rams, and the basket of unleavened bread; <text:span text:style-name="T528">3 </text:span>and assemble the whole congregation at the entrance of the tent of meeting. <text:span text:style-name="T529">4 </text:span>And Moses did as the Lord commanded him. When the congregation was assembled at the entrance of the tent of meeting, <text:span text:style-name="T530">5 </text:span>Moses said to the congregation, “This is what the Lord has commanded to be done.”</text:p>
      <text:p text:style-name="Bibletext"><text:span text:style-name="T531">6 </text:span>Then Moses brought Aaron and his sons forward, and washed them with water. <text:span text:style-name="T532">7 </text:span>He put the tunic on him, fastened the sash around him, clothed him with the robe, and put the ephod on him. He then put the decorated band of the ephod around him, tying the ephod to him with it. <text:span text:style-name="T533">8 </text:span>He placed the breastpiece<text:s/><text:soft-page-break/>on him, and in the breastpiece he put the Urim and the Thummim. <text:span text:style-name="T534">9 </text:span>And he set the turban on his head, and on the turban, in front, he set the golden ornament, the holy crown, as the Lord commanded Moses.</text:p>
      <text:p text:style-name="Bibletext"><text:span text:style-name="T535">10 </text:span>Then Moses took the anointing oil and anointed the tabernacle and all that was in it, and consecrated them. <text:span text:style-name="T536">11 </text:span>He sprinkled some of it on the altar seven times, and anointed the altar and all its utensils, and the basin and its base, to consecrate them. <text:span text:style-name="T537">12 </text:span>He poured some of the anointing oil on Aaron’s head and anointed him, to consecrate him. <text:span text:style-name="T538">13 </text:span>And Moses brought forward Aaron’s sons, and clothed them with tunics, and fastened sashes around them, and tied headdresses on them, as the Lord commanded Moses.</text:p>
      <text:p text:style-name="Bibletext"><text:span text:style-name="T539">14 </text:span>He led forward the bull of sin offering; and Aaron and his sons laid their hands upon the head of the bull of sin offering, <text:span text:style-name="T540">15 </text:span>and it was slaughtered. Moses took the blood and with his finger put some on each of the horns of the altar, purifying the altar; then he poured out the blood at the base of the altar. Thus he consecrated it, to make atonement for it. <text:span text:style-name="T541">16 </text:span>Moses took all the fat that was around the entrails, and the appendage of the liver, and the two kidneys with their fat, and turned them into smoke on the altar. <text:span text:style-name="T542">17 </text:span>But the bull itself, its skin and flesh and its dung, he burned with fire outside the camp, as the Lord commanded Moses.</text:p>
      <text:p text:style-name="Bibletext"><text:span text:style-name="T543">18 </text:span>Then he brought forward the ram of burnt offering. Aaron and his sons laid their hands on the head of the ram, <text:span text:style-name="T544">19 </text:span>and it was slaughtered. Moses dashed the blood against all sides of the altar. <text:span text:style-name="T545">20 </text:span>The ram was cut into its parts, and Moses turned into smoke the head and the parts and the suet. <text:span text:style-name="T546">21 </text:span>And after the entrails and the legs were washed with water, Moses turned into smoke the whole ram on the altar; it was a burnt offering for a pleasing odor, an offering by fire to the Lord, as the Lord commanded Moses.</text:p>
      <text:p text:style-name="Bibletext"><text:span text:style-name="T547">22 </text:span>Then he brought forward the second ram, the ram of ordination. Aaron and his sons laid their hands on the head of the ram, <text:span text:style-name="T548">23 </text:span>and it was slaughtered. Moses took some of its blood and put it on the lobe of Aaron’s right ear and on the thumb of his right hand and on the big toe of his right foot. <text:span text:style-name="T549">24 </text:span>After Aaron’s sons were brought forward, Moses put some of the blood on the lobes of their right ears and on the thumbs of their right hands and on the big toes of their right feet; and Moses dashed the rest of the blood against all sides of the altar. <text:span text:style-name="T550">25 </text:span>He took the fat—the broad tail, all the fat that was around the entrails, the appendage of the liver, and the two kidneys with their fat—and the right thigh. <text:span text:style-name="T551">26 </text:span>From the basket of unleavened bread that was before the Lord, he took one cake of unleavened bread, one cake of bread with oil, and one wafer, and placed them on the fat and on the right thigh. <text:span text:style-name="T552">27 </text:span>He placed all these on the palms of Aaron and on the palms of his sons, and raised them as an elevation offering before the Lord. <text:span text:style-name="T553">28 </text:span>Then Moses took them from their hands and turned them into smoke on the altar with the burnt offering. This was an ordination offering for a pleasing odor, an offering by fire to the Lord. <text:span text:style-name="T554">29 </text:span>Moses took the breast and raised it as an elevation offering before the Lord; it was Moses’ portion of the ram of ordination, as the Lord commanded Moses.</text:p>
      <text:soft-page-break/>
      <text:p text:style-name="Bibletext"><text:span text:style-name="T555">30 </text:span>Then Moses took some of the anointing oil and some of the blood that was on the altar and sprinkled them on Aaron and his vestments, and also on his sons and their vestments. Thus he consecrated Aaron and his vestments, and also his sons and their vestments.</text:p>
      <text:p text:style-name="Bibletext"><text:span text:style-name="T556">31 </text:span>And Moses said to Aaron and his sons, “Boil the flesh at the entrance of the tent of meeting, and eat it there with the bread that is in the basket of ordination offerings, as I was commanded, ‘Aaron and his sons shall eat it’; <text:span text:style-name="T557">32 </text:span>and what remains of the flesh and the bread you shall burn with fire. <text:span text:style-name="T558">33 </text:span>You shall not go outside the entrance of the tent of meeting for seven days, until the day when your period of ordination is completed. For it will take seven days to ordain you; <text:span text:style-name="T559">34 </text:span>as has been done today, the Lord has commanded to be done to make atonement for you. <text:span text:style-name="T560">35 </text:span>You shall remain at the entrance of the tent of meeting day and night for seven days, keeping the Lord’s charge so that you do not die; for so I am commanded.” <text:span text:style-name="T561">36 </text:span>Aaron and his sons did all the things that the Lord commanded through Moses.</text:p>
      <text:p text:style-name="P562">Commentary on Leviticus chapter 8</text:p>
      <text:p text:style-name="Normal">The chapter shows the ordaining process of the priests which were Aaron and his son’s. This process took seven days meaning it was a process that wasn’t rushed and is a symbol of the seven days of God’s creation. It shows that becoming a priest is a serious act and should not be taken lightly as Aaron and his sons could not leave the tent and engage in any sinful activities for the seven days otherwise, they would have died. If a person wants to become a priest, they have to be called and chosen by God just like God chose only Aaron and his sons to be the high priests. The priest must go all in for God getting rid of sinful behavior and wicked acts for the rest of his life. The Old Testament priesthood starts here; however, it is different from the New Covenant as it required repeated offerings whereas Jesus through His one sacrifice once and for all paid the debt for all of our sins. (CCC 1539-1543)</text:p>
      <text:p text:style-name="Normal">8:6 The priests had to be washed with water just like all believers have to be washed with the Holy Spirit in the Sacrament of Baptism. In Ephesians 5 Paul identifies water as the Word of God (Ephesians 5:25-27). The Word of God prepares us for service by cleansing our soul and purifying our spirit. The more we read the Word, the more we focus on Jesus instead of our sin. The Holy Spirit works in us even when we are reading passages that are boring or hard to understand. At the right time, the Holy Spirit will put the pieces together in a way that we will understand them.</text:p>
      <text:p text:style-name="Normal">8:14-24 The blood was applied to the ear, the thumb and big toe because we things we hear, the things we do and the places we go can pollute us which is why we need blood that will cleanse us and that blood is the blood of Jesus Christ.</text:p>
      <text:p text:style-name="P563">Leviticus chapter 9</text:p>
      <text:p text:style-name="P564">Aaron’s Priesthood Inaugurated</text:p>
      <text:soft-page-break/>
      <text:p text:style-name="Bibletext"><text:span text:style-name="T565">9</text:span><text:span text:style-name="T566"> </text:span>On the eighth day Moses summoned Aaron and his sons and the elders of Israel. <text:span text:style-name="T567">2 </text:span>He said to Aaron, “Take a bull calf for a sin offering and a ram for a burnt offering, without blemish, and offer them before the Lord. <text:span text:style-name="T568">3 </text:span>And say to the people of Israel, ‘Take a male goat for a sin offering; a calf and a lamb, yearlings without blemish, for a burnt offering; <text:span text:style-name="T569">4 </text:span>and an ox and a ram for an offering of well-being to sacrifice before the Lord; and a grain offering mixed with oil. For today the Lord will appear to you.’” <text:span text:style-name="T570">5 </text:span>They brought what Moses commanded to the front of the tent of meeting; and the whole congregation drew near and stood before the Lord. <text:span text:style-name="T571">6 </text:span>And Moses said, “This is the thing that the Lord commanded you to do, so that the glory of the Lord may appear to you.” <text:span text:style-name="T572">7 </text:span>Then Moses said to Aaron, “Draw near to the altar and sacrifice your sin offering and your burnt offering, and make atonement for yourself and for the people; and sacrifice the offering of the people, and make atonement for them; as the Lord has commanded.”</text:p>
      <text:p text:style-name="Bibletext"><text:span text:style-name="T573">8 </text:span>Aaron drew near to the altar, and slaughtered the calf of the sin offering, which was for himself. <text:span text:style-name="T574">9 </text:span>The sons of Aaron presented the blood to him, and he dipped his finger in the blood and put it on the horns of the altar; and the rest of the blood he poured out at the base of the altar. <text:span text:style-name="T575">10 </text:span>But the fat, the kidneys, and the appendage of the liver from the sin offering he turned into smoke on the altar, as the Lord commanded Moses; <text:span text:style-name="T576">11 </text:span>and the flesh and the skin he burned with fire outside the camp.</text:p>
      <text:p text:style-name="Bibletext"><text:span text:style-name="T577">12 </text:span>Then he slaughtered the burnt offering. Aaron’s sons brought him the blood, and he dashed it against all sides of the altar. <text:span text:style-name="T578">13 </text:span>And they brought him the burnt offering piece by piece, and the head, which he turned into smoke on the altar. <text:span text:style-name="T579">14 </text:span>He washed the entrails and the legs and, with the burnt offering, turned them into smoke on the altar.</text:p>
      <text:p text:style-name="Bibletext"><text:span text:style-name="T580">15 </text:span>Next he presented the people’s offering. He took the goat of the sin offering that was for the people, and slaughtered it, and presented it as a sin offering like the first one. <text:span text:style-name="T581">16 </text:span>He presented the burnt offering, and sacrificed it according to regulation. <text:span text:style-name="T582">17 </text:span>He presented the grain offering, and, taking a handful of it, he turned it into smoke on the altar, in addition to the burnt offering of the morning.</text:p>
      <text:p text:style-name="Bibletext"><text:span text:style-name="T583">18 </text:span>He slaughtered the ox and the ram as a sacrifice of well-being for the people. Aaron’s sons brought him the blood, which he dashed against all sides of the altar, <text:span text:style-name="T584">19 </text:span>and the fat of the ox and of the ram—the broad tail, the fat that covers the entrails, the two kidneys and the fat on them, and the appendage of the liver. <text:span text:style-name="T585">20 </text:span>They first laid the fat on the breasts, and the fat was turned into smoke on the altar; <text:span text:style-name="T586">21 </text:span>and the breasts and the right thigh Aaron raised as an elevation offering before the Lord, as Moses had commanded.</text:p>
      <text:p text:style-name="Bibletext"><text:span text:style-name="T587">22 </text:span>Aaron lifted his hands toward the people and blessed them; and he came down after sacrificing the sin offering, the burnt offering, and the offering of well-being. <text:span text:style-name="T588">23 </text:span>Moses and Aaron entered the tent of meeting, and then came out and blessed the people; and the glory of the Lord appeared to all the people. <text:span text:style-name="T589">24 </text:span>Fire came out from the Lord and consumed the burnt offering and the fat on the altar; and when all the people saw it, they shouted and fell on their faces.</text:p>
      <text:soft-page-break/>
      <text:p text:style-name="P590">Commentary on Leviticus chapter 9</text:p>
      <text:p text:style-name="Normal">After the ordination process, the priests had to bring three offerings: a sin offering, a burnt offering and meal offering. The first offering was the sin offering which tells us that before we can be used by the Lord, we have to be right with the Lord in regard to sin. We must confess our sins to Him and then do good works, otherwise they might be hindered.</text:p>
      <text:p text:style-name="Normal">9:22 After Aaron left the tabernacle, he blessed the people. This can be applied to us. After we read the Word of God and stay in God’s presence, we should go out and by the power of the Holy Spirit bless others by doing good works. We should also share the Word of God to other unbelievers.</text:p>
      <text:p text:style-name="Normal">9:23-24 When God revealed His glory to His people, He revealed His righteousness, holiness, truth, wisdom, and grace. This glory was also revealed by His son Jesus which we can experience today by reading His Word “And the Word became flesh and dwelt among us, and we have seen his glory, glory as of the only Son<text:span text:style-name="T591"><text:s/></text:span>from the Father, full of grace and truth” (John 1:14). This sign was so beautiful that the people shouted for joy, which implies worship, and fell on their faces out of respect.</text:p>
      <text:p text:style-name="P592">Leviticus chapter 10</text:p>
      <text:p text:style-name="P593">Nadab and Abihu</text:p>
      <text:p text:style-name="Bibletext"><text:span text:style-name="T594">10</text:span><text:span text:style-name="T595"> </text:span>Now Aaron’s sons, Nadab and Abihu, each took his censer, put fire in it, and laid incense on it; and they offered unholy fire before the Lord, such as he had not commanded them. <text:span text:style-name="T596">2 </text:span>And fire came out from the presence of the Lord and consumed them, and they died before the Lord. <text:span text:style-name="T597">3 </text:span>Then Moses said to Aaron, “This is what the Lord meant when he said,</text:p>
      <text:p text:style-name="P598">‘Through those who are near me<text:line-break/>    I will show myself holy,<text:line-break/>and before all the people<text:line-break/>    I will be glorified.’”</text:p>
      <text:p text:style-name="Bibletext">And Aaron was silent.</text:p>
      <text:p text:style-name="Bibletext"><text:span text:style-name="T599">4 </text:span>Moses summoned Mishael and Elzaphan, sons of Uzziel the uncle of Aaron, and said to them, “Come forward, and carry your kinsmen away from the front of the sanctuary to a place outside the camp.” <text:span text:style-name="T600">5 </text:span>They came forward and carried them by their tunics out of the camp, as Moses had ordered. <text:span text:style-name="T601">6 </text:span>And Moses said to Aaron and to his sons Eleazar and Ithamar, “Do not dishevel your hair, and do not tear your vestments, or you will die and wrath will strike all the congregation; but your kindred, the whole house of Israel, may mourn the burning that the Lord has sent. <text:span text:style-name="T602">7 </text:span>You shall not go outside the entrance of the tent of meeting, or you will die; for the anointing oil of the Lord is on you.” And they did as Moses had ordered.</text:p>
      <text:p text:style-name="Bibletext"><text:span text:style-name="T603">8 </text:span>And the Lord spoke to Aaron: <text:span text:style-name="T604">9 </text:span>Drink no wine or strong drink, neither you nor your sons, when you enter the tent of meeting, that you may not die; it is a statute<text:s/><text:soft-page-break/>forever throughout your generations. <text:span text:style-name="T605">10 </text:span>You are to distinguish between the holy and the common, and between the unclean and the clean; <text:span text:style-name="T606">11 </text:span>and you are to teach the people of Israel all the statutes that the Lord has spoken to them through Moses.</text:p>
      <text:p text:style-name="Bibletext"><text:span text:style-name="T607">12 </text:span>Moses spoke to Aaron and to his remaining sons, Eleazar and Ithamar: Take the grain offering that is left from the Lord’s offerings by fire, and eat it unleavened beside the altar, for it is most holy; <text:span text:style-name="T608">13 </text:span>you shall eat it in a holy place, because it is your due and your sons’ due, from the offerings by fire to the Lord; for so I am commanded. <text:span text:style-name="T609">14 </text:span>But the breast that is elevated and the thigh that is raised, you and your sons and daughters as well may eat in any clean place; for they have been assigned to you and your children from the sacrifices of the offerings of well-being of the people of Israel. <text:span text:style-name="T610">15 </text:span>The thigh that is raised and the breast that is elevated they shall bring, together with the offerings by fire of the fat, to raise for an elevation offering before the Lord; they are to be your due and that of your children forever, as the Lord has commanded.</text:p>
      <text:p text:style-name="Bibletext"><text:span text:style-name="T611">16 </text:span>Then Moses made inquiry about the goat of the sin offering, and—it had already been burned! He was angry with Eleazar and Ithamar, Aaron’s remaining sons, and said, <text:span text:style-name="T612">17 </text:span>“Why did you not eat the sin offering in the sacred area? For it is most holy, and God has given it to you that you may remove the guilt of the congregation, to make atonement on their behalf before the Lord. <text:span text:style-name="T613">18 </text:span>Its blood was not brought into the inner part of the sanctuary. You should certainly have eaten it in the sanctuary, as I commanded.” <text:span text:style-name="T614">19 </text:span>And Aaron spoke to Moses, “See, today they offered their sin offering and their burnt offering before the Lord; and yet such things as these have befallen me! If I had eaten the sin offering today, would it have been agreeable to the Lord?” <text:span text:style-name="T615">20 </text:span>And when Moses heard that, he agreed.</text:p>
      <text:p text:style-name="P616">Commentary on Leviticus chapter 10</text:p>
      <text:p text:style-name="Normal">10:1-2 When Nadab and Abihu disobeyed God, the fire consumed them, and they were killed instantly. This teaches us that we must follow God’s commands carefully and with respect. While disobeying God today might not lead to immediate consequences, those who reject Jesus for their entire lives will face judgment on the Last Day. Jesus is the only way to heaven, so we must trust in His sacrifice and live according to His will for the rest of our lives. Nadab and Abihu are an example of people who believed in God and followed His commands but later chose to disobey and break His rules. They had witnessed God’s glory and gone through the entire process of preparation—they were washed, robed, anointed with oil and blood, and even stayed in the tabernacle for seven days. Yet, they threw all of this away when they disobeyed God. Similarly, even after following Jesus, we still disobey Him by sinning (like Peter, who knew Jesus well but denied Him three times). However, we have something Nadab and Abihu did not—the opportunity to change our ways and repent. Their quick deaths show that life can end at any moment and that we shouldn’t put off God until later in life as we don’t know when death will catch us.</text:p>
      <text:soft-page-break/>
      <text:p text:style-name="Normal">10:5-7 Moses instructed Aaron and his family not to mourn the deaths of Nadab and Abihu. Though it may seem unfair that their lives were taken so quickly, God’s plan is always perfect. Their deaths demonstrate the seriousness of rejecting God. Without this event, we wouldn’t learn this important lesson, and the significance of this chapter might have been lost over time.</text:p>
      <text:p text:style-name="Normal">10:16-20 Eleazar and Ithamar also disobeyed God by not eating the meat in the Holy Place. However, unlike Nadab and Abihu, they were not struck down but were given a warning by Moses and were allowed to continue living. This highlights God’s grace and patience. Even when we break His law, He often gives us opportunities to repent, turn away from sin, and continue living in obedience.</text:p>
      <text:p text:style-name="P617">Leviticus chapter 11</text:p>
      <text:p text:style-name="P618">Clean and Unclean Foods</text:p>
      <text:p text:style-name="Bibletext"><text:span text:style-name="T619">11</text:span><text:span text:style-name="T620"> </text:span>The Lord spoke to Moses and Aaron, saying to them: <text:span text:style-name="T621">2 </text:span>Speak to the people of Israel, saying:</text:p>
      <text:p text:style-name="Bibletext">From among all the land animals, these are the creatures that you may eat. <text:span text:style-name="T622">3 </text:span>Any animal that has divided hoofs and is cleft-footed and chews the cud—such you may eat. <text:span text:style-name="T623">4 </text:span>But among those that chew the cud or have divided hoofs, you shall not eat the following: the camel, for even though it chews the cud, it does not have divided hoofs; it is unclean for you. <text:span text:style-name="T624">5 </text:span>The rock badger, for even though it chews the cud, it does not have divided hoofs; it is unclean for you. <text:span text:style-name="T625">6 </text:span>The hare, for even though it chews the cud, it does not have divided hoofs; it is unclean for you. <text:span text:style-name="T626">7 </text:span>The pig, for even though it has divided hoofs and is cleft-footed, it does not chew the cud; it is unclean for you. <text:span text:style-name="T627">8 </text:span>Of their flesh you shall not eat, and their carcasses you shall not touch; they are unclean for you.</text:p>
      <text:p text:style-name="Bibletext"><text:span text:style-name="T628">9 </text:span>These you may eat, of all that are in the waters. Everything in the waters that has fins and scales, whether in the seas or in the streams—such you may eat. <text:span text:style-name="T629">10 </text:span>But anything in the seas or the streams that does not have fins and scales, of the swarming creatures in the waters and among all the other living creatures that are in the waters—they are detestable to you <text:span text:style-name="T630">11 </text:span>and detestable they shall remain. Of their flesh you shall not eat, and their carcasses you shall regard as detestable. <text:span text:style-name="T631">12 </text:span>Everything in the waters that does not have fins and scales is detestable to you.</text:p>
      <text:p text:style-name="Bibletext"><text:span text:style-name="T632">13 </text:span>These you shall regard as detestable among the birds. They shall not be eaten; they are an abomination: the eagle, the vulture, the osprey, <text:span text:style-name="T633">14 </text:span>the buzzard, the kite of any kind; <text:span text:style-name="T634">15 </text:span>every raven of any kind; <text:span text:style-name="T635">16 </text:span>the ostrich, the nighthawk, the sea gull, the hawk of any kind; <text:span text:style-name="T636">17 </text:span>the little owl, the cormorant, the great owl, <text:span text:style-name="T637">18 </text:span>the water hen, the desert owl, the carrion vulture, <text:span text:style-name="T638">19 </text:span>the stork, the heron of any kind, the hoopoe, and the bat.</text:p>
      <text:p text:style-name="Bibletext"><text:span text:style-name="T639">20 </text:span>All winged insects that walk upon all fours are detestable to you. <text:span text:style-name="T640">21 </text:span>But among the winged insects that walk on all fours you may eat those that have jointed legs<text:s/><text:soft-page-break/>above their feet, with which to leap on the ground. <text:span text:style-name="T641">22 </text:span>Of them you may eat: the locust according to its kind, the bald locust according to its kind, the cricket according to its kind, and the grasshopper according to its kind. <text:span text:style-name="T642">23 </text:span>But all other winged insects that have four feet are detestable to you.</text:p>
      <text:p text:style-name="P643">Unclean Animals</text:p>
      <text:p text:style-name="Bibletext"><text:span text:style-name="T644">24 </text:span>By these you shall become unclean; whoever touches the carcass of any of them shall be unclean until the evening, <text:span text:style-name="T645">25 </text:span>and whoever carries any part of the carcass of any of them shall wash his clothes and be unclean until the evening. <text:span text:style-name="T646">26 </text:span>Every animal that has divided hoofs but is not cleft-footed or does not chew the cud is unclean for you; everyone who touches one of them shall be unclean. <text:span text:style-name="T647">27 </text:span>All that walk on their paws, among the animals that walk on all fours, are unclean for you; whoever touches the carcass of any of them shall be unclean until the evening, <text:span text:style-name="T648">28 </text:span>and the one who carries the carcass shall wash his clothes and be unclean until the evening; they are unclean for you.</text:p>
      <text:p text:style-name="Bibletext"><text:span text:style-name="T649">29 </text:span>These are unclean for you among the creatures that swarm upon the earth: the weasel, the mouse, the great lizard according to its kind, <text:span text:style-name="T650">30 </text:span>the gecko, the land crocodile, the lizard, the sand lizard, and the chameleon. <text:span text:style-name="T651">31 </text:span>These are unclean for you among all that swarm; whoever touches one of them when they are dead shall be unclean until the evening. <text:span text:style-name="T652">32 </text:span>And anything upon which any of them falls when they are dead shall be unclean, whether an article of wood or cloth or skin or sacking, any article that is used for any purpose; it shall be dipped into water, and it shall be unclean until the evening, and then it shall be clean. <text:span text:style-name="T653">33 </text:span>And if any of them falls into any earthen vessel, all that is in it shall be unclean, and you shall break the vessel. <text:span text:style-name="T654">34 </text:span>Any food that could be eaten shall be unclean if water from any such vessel comes upon it; and any liquid that could be drunk shall be unclean if it was in any such vessel. <text:span text:style-name="T655">35 </text:span>Everything on which any part of the carcass falls shall be unclean; whether an oven or stove, it shall be broken in pieces; they are unclean, and shall remain unclean for you. <text:span text:style-name="T656">36 </text:span>But a spring or a cistern holding water shall be clean, while whatever touches the carcass in it shall be unclean. <text:span text:style-name="T657">37 </text:span>If any part of their carcass falls upon any seed set aside for sowing, it is clean; <text:span text:style-name="T658">38 </text:span>but if water is put on the seed and any part of their carcass falls on it, it is unclean for you.</text:p>
      <text:p text:style-name="Bibletext"><text:span text:style-name="T659">39 </text:span>If an animal of which you may eat dies, anyone who touches its carcass shall be unclean until the evening. <text:span text:style-name="T660">40 </text:span>Those who eat of its carcass shall wash their clothes and be unclean until the evening; and those who carry the carcass shall wash their clothes and be unclean until the evening.</text:p>
      <text:p text:style-name="Bibletext"><text:span text:style-name="T661">41 </text:span>All creatures that swarm upon the earth are detestable; they shall not be eaten. <text:span text:style-name="T662">42 </text:span>Whatever moves on its belly, and whatever moves on all fours, or whatever has many feet, all the creatures that swarm upon the earth, you shall not eat; for they are detestable. <text:span text:style-name="T663">43 </text:span>You shall not make yourselves detestable with any creature that swarms; you shall not defile yourselves with them, and so become unclean. <text:span text:style-name="T664">44 </text:span>For I am the Lord your God; sanctify yourselves therefore, and be holy, for I am holy. You shall not defile yourselves with any swarming<text:s/><text:soft-page-break/>creature that moves on the earth. <text:span text:style-name="T665">45 </text:span>For I am the Lord who brought you up from the land of Egypt, to be your God; you shall be holy, for I am holy.</text:p>
      <text:p text:style-name="Bibletext"><text:span text:style-name="T666">46 </text:span>This is the law pertaining to land animal and bird and every living creature that moves through the waters and every creature that swarms upon the earth, <text:span text:style-name="T667">47 </text:span>to make a distinction between the unclean and the clean, and between the living creature that may be eaten and the living creature that may not be eaten.</text:p>
      <text:p text:style-name="P668">Commentary on Leviticus chapter 11</text:p>
      <text:p text:style-name="Normal">God reveals which animals cannot be touched or eaten because they would make people unclean. God wants us to be clean and not defiled because we are called to be holy as He is holy (Leviticus 11:45). These rules about clean and unclean animals affected ritual purity and did not directly address sin. God prohibited eating these animals because the listed animals were filthy and fed on filthy things such as mud. God wanted to prevent us from catching diseases, He cares for our health. Fat is forbidden because it contributes to heart disease. It’s not specifically eating that makes you clean or unclean but rather the compliance and obedience to God’s command.</text:p>
      <text:p text:style-name="Normal">Sin is what truly makes us unclean because sin is breaking the law of God. We can only enter heaven if we are holy and pure, which is why, before we reach heaven, we must go through a purification process to cleanse us of all sins we committed before our death. This process is called purgatory (CCC 1030-1032).</text:p>
      <text:p text:style-name="Normal">Another reason why God distinguished clean and unclean animals is because the animals’ represented nations. The clean animals represented Israel who was the only clean nation in God’s eyes which was set apart for God’s glory. The other nations were sinful and unclean. God wanted other nations to become clean too and Israel was the set example through which God worked. All the nations, including Jews and Gentiles, were ultimately made clean by the sacrifice of Jesus on the cross. In order to become clean, we must accept Jesus by faith, confess with our mouth and He will wash away our sins.</text:p>
      <text:p text:style-name="Normal">11:3 The cleanliness of animals was determined by how they walked and what they ate. Similarly, when we walk with Jesus, we are made into new creations (2 Corinthians 5:17). There must be a visible difference in our way of living compared to the rest of the world. This difference is shown by the fruits we produce in our lives.</text:p>
      <text:p text:style-name="Normal">11:13-20 Ravens are considered unclean birds in the Bible, yet in 1 Kings, God uses ravens to bring food to Elijah (1 Kings 17:6). This reminds us that God can use anyone—whether they are a believer or an unbeliever—to fulfill His purpose and carry His message. Because of this, we must treat everyone equally and love our neighbors as ourselves.</text:p>
      <text:p text:style-name="Normal">11:33-36 An earthen vessel had to be destroyed if an unclean animal touched it. However, if an unclean animal fell into a fountain or a pit of water, the<text:s/><text:soft-page-break/>water remained unaffected. This points to Jesus Christ, who is the Living Water (John 4:7). He is not affected by our sins because He is perfect. Instead, He cleanses us and makes us pure if we trust in Him and turn from our old ways.</text:p>
      <text:p text:style-name="Normal">11:37-40 The seed in this context can symbolize the Word of God, as Peter writes, “Since you have been born again, not of perishable seed but of imperishable, through the living and abiding word of God” (1 Peter 1:23). The seed can become unclean for those who do not read it with faith and instead look for faults or mistakes in the text. Rejecting parts of the Word because they do not align with personal understanding can put a person at risk of abandoning their faith. Some things we read in Scripture may be beyond our full understanding, but that does not make them untrue.</text:p>
      <text:p text:style-name="P669">Leviticus chapter 12</text:p>
      <text:p text:style-name="P670">Purification of Women after Childbirth</text:p>
      <text:p text:style-name="Bibletext"><text:span text:style-name="T671">12</text:span><text:span text:style-name="T672"> </text:span>The Lord spoke to Moses, saying: <text:span text:style-name="T673">2 </text:span>Speak to the people of Israel, saying:</text:p>
      <text:p text:style-name="Bibletext">If a woman conceives and bears a male child, she shall be ceremonially unclean seven days; as at the time of her menstruation, she shall be unclean. <text:span text:style-name="T674">3 </text:span>On the eighth day the flesh of his foreskin shall be circumcised. <text:span text:style-name="T675">4 </text:span>Her time of blood purification shall be thirty-three days; she shall not touch any holy thing, or come into the sanctuary, until the days of her purification are completed. <text:span text:style-name="T676">5 </text:span>If she bears a female child, she shall be unclean two weeks, as in her menstruation; her time of blood purification shall be sixty-six days.</text:p>
      <text:p text:style-name="Bibletext"><text:span text:style-name="T677">6 </text:span>When the days of her purification are completed, whether for a son or for a daughter, she shall bring to the priest at the entrance of the tent of meeting a lamb in its first year for a burnt offering, and a pigeon or a turtledove for a sin offering. <text:span text:style-name="T678">7 </text:span>He shall offer it before the Lord, and make atonement on her behalf; then she shall be clean from her flow of blood. This is the law for her who bears a child, male or female. <text:span text:style-name="T679">8 </text:span>If she cannot afford a sheep, she shall take two turtledoves or two pigeons, one for a burnt offering and the other for a sin offering; and the priest shall make atonement on her behalf, and she shall be clean.</text:p>
      <text:p text:style-name="P680">Commentary on Leviticus chapter 12</text:p>
      <text:p text:style-name="Normal">When a woman gave birth, she was considered unclean and couldn’t participate in tabernacle worship for seven days. This didn’t mean giving birth was a sin; it was simply because the process involved blood, which made her ritually unclean. Being unclean wasn’t sinful, but it meant the person couldn’t take part in ceremonies in the tabernacle, which was a holy place.</text:p>
      <text:p text:style-name="Normal">The baby was to be circumcised on the eighth day, showing the importance of addressing sin early since circumcision in the Old Testament symbolized what Baptism does for us today. The reason women were considered unclean longer after giving birth to a girl than a boy might be because girls couldn’t<text:s/><text:soft-page-break/>be circumcised. Today, God calls us all to have our hearts circumcised—meaning a spiritual transformation—so that we can draw closer to Him and be made clean.</text:p>
      <text:p text:style-name="P681">Leviticus chapter 13</text:p>
      <text:p text:style-name="P682">Leprosy, Varieties and Symptoms</text:p>
      <text:p text:style-name="Bibletext"><text:span text:style-name="T683">13</text:span><text:span text:style-name="T684"> </text:span>The Lord spoke to Moses and Aaron, saying:</text:p>
      <text:p text:style-name="Bibletext"><text:span text:style-name="T685">2 </text:span>When a person has on the skin of his body a swelling or an eruption or a spot, and it turns into a leprous disease on the skin of his body, he shall be brought to Aaron the priest or to one of his sons the priests. <text:span text:style-name="T686">3 </text:span>The priest shall examine the disease on the skin of his body, and if the hair in the diseased area has turned white and the disease appears to be deeper than the skin of his body, it is a leprous disease; after the priest has examined him he shall pronounce him ceremonially unclean. <text:span text:style-name="T687">4 </text:span>But if the spot is white in the skin of his body, and appears no deeper than the skin, and the hair in it has not turned white, the priest shall confine the diseased person for seven days. <text:span text:style-name="T688">5 </text:span>The priest shall examine him on the seventh day, and if he sees that the disease is checked and the disease has not spread in the skin, then the priest shall confine him seven days more. <text:span text:style-name="T689">6 </text:span>The priest shall examine him again on the seventh day, and if the disease has abated and the disease has not spread in the skin, the priest shall pronounce him clean; it is only an eruption; and he shall wash his clothes, and be clean. <text:span text:style-name="T690">7 </text:span>But if the eruption spreads in the skin after he has shown himself to the priest for his cleansing, he shall appear again before the priest. <text:span text:style-name="T691">8 </text:span>The priest shall make an examination, and if the eruption has spread in the skin, the priest shall pronounce him unclean; it is a leprous disease.</text:p>
      <text:p text:style-name="Bibletext"><text:span text:style-name="T692">9 </text:span>When a person contracts a leprous disease, he shall be brought to the priest. <text:span text:style-name="T693">10 </text:span>The priest shall make an examination, and if there is a white swelling in the skin that has turned the hair white, and there is quick raw flesh in the swelling, <text:span text:style-name="T694">11 </text:span>it is a chronic leprous disease in the skin of his body. The priest shall pronounce him unclean; he shall not confine him, for he is unclean. <text:span text:style-name="T695">12 </text:span>But if the disease breaks out in the skin, so that it covers all the skin of the diseased person from head to foot, so far as the priest can see, <text:span text:style-name="T696">13 </text:span>then the priest shall make an examination, and if the disease has covered all his body, he shall pronounce him clean of the disease; since it has all turned white, he is clean. <text:span text:style-name="T697">14 </text:span>But if raw flesh ever appears on him, he shall be unclean; <text:span text:style-name="T698">15 </text:span>the priest shall examine the raw flesh and pronounce him unclean. Raw flesh is unclean, for it is a leprous disease. <text:span text:style-name="T699">16 </text:span>But if the raw flesh again turns white, he shall come to the priest; <text:span text:style-name="T700">17 </text:span>the priest shall examine him, and if the disease has turned white, the priest shall pronounce the diseased person clean. He is clean.</text:p>
      <text:p text:style-name="Bibletext"><text:span text:style-name="T701">18 </text:span>When there is on the skin of one’s body a boil that has healed, <text:span text:style-name="T702">19 </text:span>and in the place of the boil there appears a white swelling or a reddish-white spot, it shall be shown to the priest. <text:span text:style-name="T703">20 </text:span>The priest shall make an examination, and if it appears deeper than the skin and its hair has turned white, the priest shall pronounce him unclean; this is a leprous disease, broken out in the boil. <text:span text:style-name="T704">21 </text:span>But if the priest<text:s/><text:soft-page-break/>examines it and the hair on it is not white, nor is it deeper than the skin but has abated, the priest shall confine him seven days. <text:span text:style-name="T705">22 </text:span>If it spreads in the skin, the priest shall pronounce him unclean; it is diseased. <text:span text:style-name="T706">23 </text:span>But if the spot remains in one place and does not spread, it is the scar of the boil; the priest shall pronounce him clean.</text:p>
      <text:p text:style-name="Bibletext"><text:span text:style-name="T707">24 </text:span>Or, when the body has a burn on the skin and the raw flesh of the burn becomes a spot, reddish-white or white, <text:span text:style-name="T708">25 </text:span>the priest shall examine it. If the hair in the spot has turned white and it appears deeper than the skin, it is a leprous disease; it has broken out in the burn, and the priest shall pronounce him unclean. This is a leprous disease. <text:span text:style-name="T709">26 </text:span>But if the priest examines it and the hair in the spot is not white, and it is no deeper than the skin but has abated, the priest shall confine him seven days. <text:span text:style-name="T710">27 </text:span>The priest shall examine him the seventh day; if it is spreading in the skin, the priest shall pronounce him unclean. This is a leprous disease. <text:span text:style-name="T711">28 </text:span>But if the spot remains in one place and does not spread in the skin but has abated, it is a swelling from the burn, and the priest shall pronounce him clean; for it is the scar of the burn.</text:p>
      <text:p text:style-name="Bibletext"><text:span text:style-name="T712">29 </text:span>When a man or woman has a disease on the head or in the beard, <text:span text:style-name="T713">30 </text:span>the priest shall examine the disease. If it appears deeper than the skin and the hair in it is yellow and thin, the priest shall pronounce him unclean; it is an itch, a leprous disease of the head or the beard. <text:span text:style-name="T714">31 </text:span>If the priest examines the itching disease, and it appears no deeper than the skin and there is no black hair in it, the priest shall confine the person with the itching disease for seven days. <text:span text:style-name="T715">32 </text:span>On the seventh day the priest shall examine the itch; if the itch has not spread, and there is no yellow hair in it, and the itch appears to be no deeper than the skin, <text:span text:style-name="T716">33 </text:span>he shall shave, but the itch he shall not shave. The priest shall confine the person with the itch for seven days more. <text:span text:style-name="T717">34 </text:span>On the seventh day the priest shall examine the itch; if the itch has not spread in the skin and it appears to be no deeper than the skin, the priest shall pronounce him clean. He shall wash his clothes and be clean. <text:span text:style-name="T718">35 </text:span>But if the itch spreads in the skin after he was pronounced clean, <text:span text:style-name="T719">36 </text:span>the priest shall examine him. If the itch has spread in the skin, the priest need not seek for the yellow hair; he is unclean. <text:span text:style-name="T720">37 </text:span>But if in his eyes the itch is checked, and black hair has grown in it, the itch is healed, he is clean; and the priest shall pronounce him clean.</text:p>
      <text:p text:style-name="Bibletext"><text:span text:style-name="T721">38 </text:span>When a man or a woman has spots on the skin of the body, white spots, <text:span text:style-name="T722">39 </text:span>the priest shall make an examination, and if the spots on the skin of the body are of a dull white, it is a rash that has broken out on the skin; he is clean.</text:p>
      <text:p text:style-name="Bibletext"><text:span text:style-name="T723">40 </text:span>If anyone loses the hair from his head, he is bald but he is clean. <text:span text:style-name="T724">41 </text:span>If he loses the hair from his forehead and temples, he has baldness of the forehead but he is clean. <text:span text:style-name="T725">42 </text:span>But if there is on the bald head or the bald forehead a reddish-white diseased spot, it is a leprous disease breaking out on his bald head or his bald forehead. <text:span text:style-name="T726">43 </text:span>The priest shall examine him; if the diseased swelling is reddish-white on his bald head or on his bald forehead, which resembles a leprous disease in the skin of the body, <text:span text:style-name="T727">44 </text:span>he is leprous, he is unclean. The priest shall pronounce him unclean; the disease is on his head.</text:p>
      <text:soft-page-break/>
      <text:p text:style-name="Bibletext"><text:span text:style-name="T728">45 </text:span>The person who has the leprous disease shall wear torn clothes and let the hair of his head be disheveled; and he shall cover his upper lip and cry out, “Unclean, unclean.” <text:span text:style-name="T729">46 </text:span>He shall remain unclean as long as he has the disease; he is unclean. He shall live alone; his dwelling shall be outside the camp.</text:p>
      <text:p text:style-name="Bibletext"><text:span text:style-name="T730">47 </text:span>Concerning clothing: when a leprous disease appears in it, in woolen or linen cloth, <text:span text:style-name="T731">48 </text:span>in warp or woof of linen or wool, or in a skin or in anything made of skin, <text:span text:style-name="T732">49 </text:span>if the disease shows greenish or reddish in the garment, whether in warp or woof or in skin or in anything made of skin, it is a leprous disease and shall be shown to the priest. <text:span text:style-name="T733">50 </text:span>The priest shall examine the disease, and put the diseased article aside for seven days. <text:span text:style-name="T734">51 </text:span>He shall examine the disease on the seventh day. If the disease has spread in the cloth, in warp or woof, or in the skin, whatever be the use of the skin, this is a spreading leprous disease; it is unclean. <text:span text:style-name="T735">52 </text:span>He shall burn the clothing, whether diseased in warp or woof, woolen or linen, or anything of skin, for it is a spreading leprous disease; it shall be burned in fire.</text:p>
      <text:p text:style-name="Bibletext"><text:span text:style-name="T736">53 </text:span>If the priest makes an examination, and the disease has not spread in the clothing, in warp or woof or in anything of skin, <text:span text:style-name="T737">54 </text:span>the priest shall command them to wash the article in which the disease appears, and he shall put it aside seven days more. <text:span text:style-name="T738">55 </text:span>The priest shall examine the diseased article after it has been washed. If the diseased spot has not changed color, though the disease has not spread, it is unclean; you shall burn it in fire, whether the leprous spot is on the inside or on the outside.</text:p>
      <text:p text:style-name="Bibletext"><text:span text:style-name="T739">56 </text:span>If the priest makes an examination, and the disease has abated after it is washed, he shall tear the spot out of the cloth, in warp or woof, or out of skin. <text:span text:style-name="T740">57 </text:span>If it appears again in the garment, in warp or woof, or in anything of skin, it is spreading; you shall burn with fire that in which the disease appears. <text:span text:style-name="T741">58 </text:span>But the cloth, warp or woof, or anything of skin from which the disease disappears when you have washed it, shall then be washed a second time, and it shall be clean.</text:p>
      <text:p text:style-name="Bibletext"><text:span text:style-name="T742">59 </text:span>This is the ritual for a leprous disease in a cloth of wool or linen, either in warp or woof, or in anything of skin, to decide whether it is clean or unclean.</text:p>
      <text:p text:style-name="P743">Commentary on Leviticus chapter 13</text:p>
      <text:p text:style-name="Normal">Leprosy was considered a very serious disease because there was no cure for it at the time. This chapter is important because it shows how God provided measures to prevent the spread of the disease, including instructions for the people to visit the priest for evaluation. Those who contracted leprosy were deemed unclean and were forced to live apart from their families and communities as outcasts. Leprosy began as small red spots but would spread throughout the body, eventually eating away at the flesh and leading to death. In many ways, it is like sin—starting small, growing over time, disappearing temporarily, and then returning to cause decay and destruction.</text:p>
      <text:p text:style-name="Normal">In the New Testament, Jesus demonstrated compassion for these outcasts by healing and making them clean (Matthew 8:2–4; Luke 17:11–17). These lepers were healed because they believed in Jesus as Lord and sought Him. If<text:s/><text:soft-page-break/>we seek the Lord with all our hearts, He will cleanse us from sin and help us love what is righteous. No sin is too great for God to forgive. Even when sin consumes us, Jesus can make us pure and white as snow.</text:p>
      <text:p text:style-name="Normal">13:45 The words “Unclean! Unclean!” are a symbol of grief and isolation. This same cry is heard from the survivors of Jerusalem’s destruction (Lamentations 4:15).</text:p>
      <text:p text:style-name="P744">Leviticus chapter 14</text:p>
      <text:p text:style-name="P745">Purification of Lepers and Leprous Houses</text:p>
      <text:p text:style-name="Normal"><text:span text:style-name="T746">14</text:span><text:span text:style-name="T747"> </text:span>The Lord spoke to Moses, saying: <text:span text:style-name="T748">2 </text:span>This shall be the ritual for the leprous person at the time of his cleansing:</text:p>
      <text:p text:style-name="Normal">He shall be brought to the priest; <text:span text:style-name="T749">3 </text:span>the priest shall go out of the camp, and the priest shall make an examination. If the disease is healed in the leprous person, <text:span text:style-name="T750">4 </text:span>the priest shall command that two living clean birds and cedarwood and crimson yarn and hyssop be brought for the one who is to be cleansed. <text:span text:style-name="T751">5 </text:span>The priest shall command that one of the birds be slaughtered over fresh water in an earthen vessel. <text:span text:style-name="T752">6 </text:span>He shall take the living bird with the cedarwood and the crimson yarn and the hyssop, and dip them and the living bird in the blood of the bird that was slaughtered over the fresh water. <text:span text:style-name="T753">7 </text:span>He shall sprinkle it seven times upon the one who is to be cleansed of the leprous disease; then he shall pronounce him clean, and he shall let the living bird go into the open field. <text:span text:style-name="T754">8 </text:span>The one who is to be cleansed shall wash his clothes, and shave off all his hair, and bathe himself in water, and he shall be clean. After that he shall come into the camp, but shall live outside his tent seven days. <text:span text:style-name="T755">9 </text:span>On the seventh day he shall shave all his hair: of head, beard, eyebrows; he shall shave all his hair. Then he shall wash his clothes, and bathe his body in water, and he shall be clean.</text:p>
      <text:p text:style-name="Normal"><text:span text:style-name="T756">10 </text:span>On the eighth day he shall take two male lambs without blemish, and one ewe lamb in its first year without blemish, and a grain offering of three-tenths of an ephah of choice flour mixed with oil, and one log of oil. <text:span text:style-name="T757">11 </text:span>The priest who cleanses shall set the person to be cleansed, along with these things, before the Lord, at the entrance of the tent of meeting. <text:span text:style-name="T758">12 </text:span>The priest shall take one of the lambs, and offer it as a guilt offering, along with the log of oil, and raise them as an elevation offering before the Lord. <text:span text:style-name="T759">13 </text:span>He shall slaughter the lamb in the place where the sin offering and the burnt offering are slaughtered in the holy place; for the guilt offering, like the sin offering, belongs to the priest: it is most holy. <text:span text:style-name="T760">14 </text:span>The priest shall take some of the blood of the guilt offering and put it on the lobe of the right ear of the one to be cleansed, and on the thumb of the right hand, and on the big toe of the right foot. <text:span text:style-name="T761">15 </text:span>The priest shall take some of the log of oil and pour it into the palm of his own left hand, <text:span text:style-name="T762">16 </text:span>and dip his right finger in the oil that is in his left hand and sprinkle some oil with his finger seven times before<text:s/><text:soft-page-break/>the Lord. <text:span text:style-name="T763">17 </text:span>Some of the oil that remains in his hand the priest shall put on the lobe of the right ear of the one to be cleansed, and on the thumb of the right hand, and on the big toe of the right foot, on top of the blood of the guilt offering. <text:span text:style-name="T764">18 </text:span>The rest of the oil that is in the priest’s hand he shall put on the head of the one to be cleansed. Then the priest shall make atonement on his behalf before the Lord: <text:span text:style-name="T765">19 </text:span>the priest shall offer the sin offering, to make atonement for the one to be cleansed from his uncleanness. Afterward he shall slaughter the burnt offering; <text:span text:style-name="T766">20 </text:span>and the priest shall offer the burnt offering and the grain offering on the altar. Thus the priest shall make atonement on his behalf and he shall be clean.</text:p>
      <text:p text:style-name="Normal"><text:span text:style-name="T767">21 </text:span>But if he is poor and cannot afford so much, he shall take one male lamb for a guilt offering to be elevated, to make atonement on his behalf, and one-tenth of an ephah of choice flour mixed with oil for a grain offering and a log of oil; <text:span text:style-name="T768">22 </text:span>also two turtledoves or two pigeons, such as he can afford, one for a sin offering and the other for a burnt offering. <text:span text:style-name="T769">23 </text:span>On the eighth day he shall bring them for his cleansing to the priest, to the entrance of the tent of meeting, before the Lord; <text:span text:style-name="T770">24 </text:span>and the priest shall take the lamb of the guilt offering and the log of oil, and the priest shall raise them as an elevation offering before the Lord. <text:span text:style-name="T771">25 </text:span>The priest shall slaughter the lamb of the guilt offering and shall take some of the blood of the guilt offering, and put it on the lobe of the right ear of the one to be cleansed, and on the thumb of the right hand, and on the big toe of the right foot. <text:span text:style-name="T772">26 </text:span>The priest shall pour some of the oil into the palm of his own left hand, <text:span text:style-name="T773">27 </text:span>and shall sprinkle with his right finger some of the oil that is in his left hand seven times before the Lord. <text:span text:style-name="T774">28 </text:span>The priest shall put some of the oil that is in his hand on the lobe of the right ear of the one to be cleansed, and on the thumb of the right hand, and the big toe of the right foot, where the blood of the guilt offering was placed. <text:span text:style-name="T775">29 </text:span>The rest of the oil that is in the priest’s hand he shall put on the head of the one to be cleansed, to make atonement on his behalf before the Lord. <text:span text:style-name="T776">30 </text:span>And he shall offer, of the turtledoves or pigeons such as he can afford, <text:span text:style-name="T777">31 </text:span>one for a sin offering and the other for a burnt offering, along with a grain offering; and the priest shall make atonement before the Lord on behalf of the one being cleansed. <text:span text:style-name="T778">32 </text:span>This is the ritual for the one who has a leprous disease, who cannot afford the offerings for his cleansing.</text:p>
      <text:p text:style-name="Normal"><text:span text:style-name="T779">33 </text:span>The Lord spoke to Moses and Aaron, saying:</text:p>
      <text:p text:style-name="Normal"><text:span text:style-name="T780">34 </text:span>When you come into the land of Canaan, which I give you for a possession, and I put a leprous disease in a house in the land of your possession, <text:span text:style-name="T781">35 </text:span>the owner of the house shall come and tell the priest, saying, “There seems to me to be some sort of disease in my house.” <text:span text:style-name="T782">36 </text:span>The priest shall command that they empty the house before the priest goes to examine the disease, or all that is in the house will become unclean; and afterward the priest shall go in to inspect the house. <text:span text:style-name="T783">37 </text:span>He shall examine the disease; if the disease is in the walls of the house with greenish or reddish spots, and if it appears to be deeper<text:s/><text:soft-page-break/>than the surface, <text:span text:style-name="T784">38 </text:span>the priest shall go outside to the door of the house and shut up the house seven days. <text:span text:style-name="T785">39 </text:span>The priest shall come again on the seventh day and make an inspection; if the disease has spread in the walls of the house, <text:span text:style-name="T786">40 </text:span>the priest shall command that the stones in which the disease appears be taken out and thrown into an unclean place outside the city. <text:span text:style-name="T787">41 </text:span>He shall have the inside of the house scraped thoroughly, and the plaster that is scraped off shall be dumped in an unclean place outside the city. <text:span text:style-name="T788">42 </text:span>They shall take other stones and put them in the place of those stones, and take other plaster and plaster the house.</text:p>
      <text:p text:style-name="Normal"><text:span text:style-name="T789">43 </text:span>If the disease breaks out again in the house, after he has taken out the stones and scraped the house and plastered it, <text:span text:style-name="T790">44 </text:span>the priest shall go and make inspection; if the disease has spread in the house, it is a spreading leprous disease in the house; it is unclean. <text:span text:style-name="T791">45 </text:span>He shall have the house torn down, its stones and timber and all the plaster of the house, and taken outside the city to an unclean place. <text:span text:style-name="T792">46 </text:span>All who enter the house while it is shut up shall be unclean until the evening; <text:span text:style-name="T793">47 </text:span>and all who sleep in the house shall wash their clothes; and all who eat in the house shall wash their clothes.</text:p>
      <text:p text:style-name="Normal"><text:span text:style-name="T794">48 </text:span>If the priest comes and makes an inspection, and the disease has not spread in the house after the house was plastered, the priest shall pronounce the house clean; the disease is healed. <text:span text:style-name="T795">49 </text:span>For the cleansing of the house he shall take two birds, with cedarwood and crimson yarn and hyssop, <text:span text:style-name="T796">50 </text:span>and shall slaughter one of the birds over fresh water in an earthen vessel, <text:span text:style-name="T797">51 </text:span>and shall take the cedarwood and the hyssop and the crimson yarn, along with the living bird, and dip them in the blood of the slaughtered bird and the fresh water, and sprinkle the house seven times. <text:span text:style-name="T798">52 </text:span>Thus he shall cleanse the house with the blood of the bird, and with the fresh water, and with the living bird, and with the cedarwood and hyssop and crimson yarn; <text:span text:style-name="T799">53 </text:span>and he shall let the living bird go out of the city into the open field; so he shall make atonement for the house, and it shall be clean.</text:p>
      <text:p text:style-name="Normal"><text:span text:style-name="T800">54 </text:span>This is the ritual for any leprous disease: for an itch, <text:span text:style-name="T801">55 </text:span>for leprous diseases in clothing and houses, <text:span text:style-name="T802">56 </text:span>and for a swelling or an eruption or a spot, <text:span text:style-name="T803">57 </text:span>to determine when it is unclean and when it is clean. This is the ritual for leprous diseases.</text:p>
      <text:p text:style-name="P804">Commentary on Leviticus chapter 14<text:alphabetical-index-mark text:string-value="Birds in the bible"/></text:p>
      <text:p text:style-name="Normal">14:1-3 Even though leprosy was uncurable at that time, it was found that someone had been healed of this disease. This was because they had a similar skin disease to leprosy, however, that disease was curable. After they were cured, they had to visit the priest who confirmed that the person was ritually clean. That is why Jesus says to the lepers He healed to go and visits a priest (Matthew 8:4, Mark 1:44, Luke 5:14, 17:14).</text:p>
      <text:soft-page-break/>
      <text:p text:style-name="Normal">14:4 Wood represents the cross, scarlet represents the blood, hyssop was the brush with which people applied blood in their home during Passover which represents sacrifice.</text:p>
      <text:p text:style-name="Normal">14:5-7 The birds represent Jesus. The first bird had to be killed because Jesus was killed for our sins and the second bird was let loose because Jesus rose from the dead on the third day. Jesus was also sacrificed outside the camp, outside Jerusalem (Hebrews 13:11-13). Since these people were thought to have leprosy and were alienated from the community, their return could symbolize our return to the Lord. Before we walk with the Lord, we can feel lonely and alienated. When we return to Him and repent, we are made clean. The birds can also be a symbol of Baptism as when Jesus got Baptized, the Holy Spirit descended on Him like a dove (Luke 3:22). The leper was sprinkled seven times because seven is the number of perfection, of completion.</text:p>
      <text:p text:style-name="Normal">14:8 The person had to shave all his dead and wash himself in the water. When we are Baptized, we become new creatures with new desires and are clean from sin.</text:p>
      <text:p text:style-name="Normal">14:41-44 If one room of the house is affected by leprosy, then the entire house is affected. If we commit one sin, then our entire body is affected by sin, we break the entire law. Jesus is the cure that heals us. When we repent, we can’t come back to that sin, instead we need to clean our home by letting go of sin.</text:p>
      <text:p text:style-name="P805">Leviticus chapter 15</text:p>
      <text:p text:style-name="P806">Concerning Bodily Discharges</text:p>
      <text:p text:style-name="Bibletext"><text:span text:style-name="T807">15</text:span><text:span text:style-name="T808"> </text:span>The Lord spoke to Moses and Aaron, saying: <text:span text:style-name="T809">2 </text:span>Speak to the people of Israel and say to them:</text:p>
      <text:p text:style-name="Bibletext">When any man has a discharge from his member, his discharge makes him ceremonially unclean. <text:span text:style-name="T810">3 </text:span>The uncleanness of his discharge is this: whether his member flows with his discharge, or his member is stopped from discharging, it is uncleanness for him. <text:span text:style-name="T811">4 </text:span>Every bed on which the one with the discharge lies shall be unclean; and everything on which he sits shall be unclean. <text:span text:style-name="T812">5 </text:span>Anyone who touches his bed shall wash his clothes, and bathe in water, and be unclean until the evening. <text:span text:style-name="T813">6 </text:span>All who sit on anything on which the one with the discharge has sat shall wash their clothes, and bathe in water, and be unclean until the evening. <text:span text:style-name="T814">7 </text:span>All who touch the body of the one with the discharge shall wash their clothes, and bathe in water, and be unclean until the evening. <text:span text:style-name="T815">8 </text:span>If the one with the discharge spits on persons who are clean, then they shall wash their clothes, and bathe in water, and be unclean until the evening. <text:span text:style-name="T816">9 </text:span>Any saddle on which the one with the discharge rides shall be unclean. <text:span text:style-name="T817">10 </text:span>All who touch anything that was under him shall be unclean until the evening, and all who carry such a thing shall wash their clothes, and bathe in water, and be unclean until the evening. <text:span text:style-name="T818">11 </text:span>All those whom the one with the discharge touches without his having rinsed his<text:s/><text:soft-page-break/>hands in water shall wash their clothes, and bathe in water, and be unclean until the evening. <text:span text:style-name="T819">12 </text:span>Any earthen vessel that the one with the discharge touches shall be broken; and every vessel of wood shall be rinsed in water.</text:p>
      <text:p text:style-name="Bibletext"><text:span text:style-name="T820">13 </text:span>When the one with a discharge is cleansed of his discharge, he shall count seven days for his cleansing; he shall wash his clothes and bathe his body in fresh water, and he shall be clean. <text:span text:style-name="T821">14 </text:span>On the eighth day he shall take two turtledoves or two pigeons and come before the Lord to the entrance of the tent of meeting and give them to the priest. <text:span text:style-name="T822">15 </text:span>The priest shall offer them, one for a sin offering and the other for a burnt offering; and the priest shall make atonement on his behalf before the Lord for his discharge.</text:p>
      <text:p text:style-name="Bibletext"><text:span text:style-name="T823">16 </text:span>If a man has an emission of semen, he shall bathe his whole body in water, and be unclean until the evening. <text:span text:style-name="T824">17 </text:span>Everything made of cloth or of skin on which the semen falls shall be washed with water, and be unclean until the evening. <text:span text:style-name="T825">18 </text:span>If a man lies with a woman and has an emission of semen, both of them shall bathe in water, and be unclean until the evening.</text:p>
      <text:p text:style-name="Bibletext"><text:span text:style-name="T826">19 </text:span>When a woman has a discharge of blood that is her regular discharge from her body, she shall be in her impurity for seven days, and whoever touches her shall be unclean until the evening. <text:span text:style-name="T827">20 </text:span>Everything upon which she lies during her impurity shall be unclean; everything also upon which she sits shall be unclean. <text:span text:style-name="T828">21 </text:span>Whoever touches her bed shall wash his clothes, and bathe in water, and be unclean until the evening. <text:span text:style-name="T829">22 </text:span>Whoever touches anything upon which she sits shall wash his clothes, and bathe in water, and be unclean until the evening; <text:span text:style-name="T830">23 </text:span>whether it is the bed or anything upon which she sits, when he touches it he shall be unclean until the evening. <text:span text:style-name="T831">24 </text:span>If any man lies with her, and her impurity falls on him, he shall be unclean seven days; and every bed on which he lies shall be unclean.</text:p>
      <text:p text:style-name="Bibletext"><text:span text:style-name="T832">25 </text:span>If a woman has a discharge of blood for many days, not at the time of her impurity, or if she has a discharge beyond the time of her impurity, all the days of the discharge she shall continue in uncleanness; as in the days of her impurity, she shall be unclean. <text:span text:style-name="T833">26 </text:span>Every bed on which she lies during all the days of her discharge shall be treated as the bed of her impurity; and everything on which she sits shall be unclean, as in the uncleanness of her impurity. <text:span text:style-name="T834">27 </text:span>Whoever touches these things shall be unclean, and shall wash his clothes, and bathe in water, and be unclean until the evening. <text:span text:style-name="T835">28 </text:span>If she is cleansed of her discharge, she shall count seven days, and after that she shall be clean. <text:span text:style-name="T836">29 </text:span>On the eighth day she shall take two turtledoves or two pigeons and bring them to the priest at the entrance of the tent of meeting. <text:span text:style-name="T837">30 </text:span>The priest shall offer one for a sin offering and the other for a burnt offering; and the priest shall make atonement on her behalf before the Lord for her unclean discharge.</text:p>
      <text:p text:style-name="Bibletext"><text:span text:style-name="T838">31 </text:span>Thus you shall keep the people of Israel separate from their uncleanness, so that they do not die in their uncleanness by defiling my tabernacle that is in their midst.</text:p>
      <text:p text:style-name="Bibletext"><text:span text:style-name="T839">32 </text:span>This is the ritual for those who have a discharge: for him who has an emission of semen, becoming unclean thereby, <text:span text:style-name="T840">33 </text:span>for her who is in the infirmity of her<text:s/><text:soft-page-break/>period, for anyone, male or female, who has a discharge, and for the man who lies with a woman who is unclean.</text:p>
      <text:p text:style-name="P841">Commentary on Leviticus chapter 15</text:p>
      <text:p text:style-name="Normal">This chapter talks about impurities associated with discharges of male and female reproductive system. When these things happened, God orders people to stay clean, wash themselves with water. This predated medical knowledge by thousands of years by teaching the importance of being clean. If someone is unclean and they come into contact with someone that is clean, their uncleanliness is transferred to the person who is clean. This principle was reversed by Jesus as when we touched an unclean person, He made them clean “And Jesus stretched out his hand and touched him, saying, “I will; be clean.” And immediately the leprosy left him.“ (Luke 5:13)</text:p>
      <text:p text:style-name="P842">Leviticus chapter 16</text:p>
      <text:p text:style-name="P843">The Day of Atonement</text:p>
      <text:p text:style-name="Bibletext"><text:span text:style-name="T844">16</text:span><text:span text:style-name="T845"> </text:span>The Lord spoke to Moses after the death of the two sons of Aaron, when they drew near before the Lord and died. <text:span text:style-name="T846">2 </text:span>The Lord said to Moses:</text:p>
      <text:p text:style-name="Bibletext">Tell your brother Aaron not to come just at any time into the sanctuary inside the curtain before the mercy seat that is upon the ark, or he will die; for I appear in the cloud upon the mercy seat. <text:span text:style-name="T847">3 </text:span>Thus shall Aaron come into the holy place: with a young bull for a sin offering and a ram for a burnt offering. <text:span text:style-name="T848">4 </text:span>He shall put on the holy linen tunic, and shall have the linen undergarments next to his body, fasten the linen sash, and wear the linen turban; these are the holy vestments. He shall bathe his body in water, and then put them on. <text:span text:style-name="T849">5 </text:span>He shall take from the congregation of the people of Israel two male goats for a sin offering, and one ram for a burnt offering.</text:p>
      <text:p text:style-name="Bibletext"><text:span text:style-name="T850">6 </text:span>Aaron shall offer the bull as a sin offering for himself, and shall make atonement for himself and for his house. <text:span text:style-name="T851">7 </text:span>He shall take the two goats and set them before the Lord at the entrance of the tent of meeting; <text:span text:style-name="T852">8 </text:span>and Aaron shall cast lots on the two goats, one lot for the Lord and the other lot for Azazel. <text:span text:style-name="T853">9 </text:span>Aaron shall present the goat on which the lot fell for the Lord, and offer it as a sin offering; <text:span text:style-name="T854">10 </text:span>but the goat on which the lot fell for Azazel shall be presented alive before the Lord to make atonement over it, that it may be sent away into the wilderness to Azazel.</text:p>
      <text:p text:style-name="Bibletext"><text:span text:style-name="T855">11 </text:span>Aaron shall present the bull as a sin offering for himself, and shall make atonement for himself and for his house; he shall slaughter the bull as a sin offering for himself. <text:span text:style-name="T856">12 </text:span>He shall take a censer full of coals of fire from the altar before the Lord, and two handfuls of crushed sweet incense, and he shall bring it inside the curtain <text:span text:style-name="T857">13 </text:span>and put the incense on the fire before the Lord, that the cloud of the incense may cover the mercy seat that is upon the covenant, or he will die. <text:span text:style-name="T858">14 </text:span>He shall take some of the blood of the bull, and sprinkle it with his finger on the front of the mercy seat, and before the mercy seat he shall sprinkle the blood with his finger seven times.</text:p>
      <text:soft-page-break/>
      <text:p text:style-name="Bibletext"><text:span text:style-name="T859">15 </text:span>He shall slaughter the goat of the sin offering that is for the people and bring its blood inside the curtain, and do with its blood as he did with the blood of the bull, sprinkling it upon the mercy seat and before the mercy seat. <text:span text:style-name="T860">16 </text:span>Thus he shall make atonement for the sanctuary, because of the uncleannesses of the people of Israel, and because of their transgressions, all their sins; and so he shall do for the tent of meeting, which remains with them in the midst of their uncleannesses. <text:span text:style-name="T861">17 </text:span>No one shall be in the tent of meeting from the time he enters to make atonement in the sanctuary until he comes out and has made atonement for himself and for his house and for all the assembly of Israel. <text:span text:style-name="T862">18 </text:span>Then he shall go out to the altar that is before the Lord and make atonement on its behalf, and shall take some of the blood of the bull and of the blood of the goat, and put it on each of the horns of the altar. <text:span text:style-name="T863">19 </text:span>He shall sprinkle some of the blood on it with his finger seven times, and cleanse it and hallow it from the uncleannesses of the people of Israel.</text:p>
      <text:p text:style-name="Bibletext"><text:span text:style-name="T864">20 </text:span>When he has finished atoning for the holy place and the tent of meeting and the altar, he shall present the live goat. <text:span text:style-name="T865">21 </text:span>Then Aaron shall lay both his hands on the head of the live goat, and confess over it all the iniquities of the people of Israel, and all their transgressions, all their sins, putting them on the head of the goat, and sending it away into the wilderness by means of someone designated for the task. <text:span text:style-name="T866">22 </text:span>The goat shall bear on itself all their iniquities to a barren region; and the goat shall be set free in the wilderness.</text:p>
      <text:p text:style-name="Bibletext"><text:span text:style-name="T867">23 </text:span>Then Aaron shall enter the tent of meeting, and shall take off the linen vestments that he put on when he went into the holy place, and shall leave them there. <text:span text:style-name="T868">24 </text:span>He shall bathe his body in water in a holy place, and put on his vestments; then he shall come out and offer his burnt offering and the burnt offering of the people, making atonement for himself and for the people. <text:span text:style-name="T869">25 </text:span>The fat of the sin offering he shall turn into smoke on the altar. <text:span text:style-name="T870">26 </text:span>The one who sets the goat free for Azazel shall wash his clothes and bathe his body in water, and afterward may come into the camp. <text:span text:style-name="T871">27 </text:span>The bull of the sin offering and the goat of the sin offering, whose blood was brought in to make atonement in the holy place, shall be taken outside the camp; their skin and their flesh and their dung shall be consumed in fire. <text:span text:style-name="T872">28 </text:span>The one who burns them shall wash his clothes and bathe his body in water, and afterward may come into the camp.</text:p>
      <text:p text:style-name="Bibletext"><text:span text:style-name="T873">29 </text:span>This shall be a statute to you forever: In the seventh month, on the tenth day of the month, you shall deny yourselves, and shall do no work, neither the citizen nor the alien who resides among you. <text:span text:style-name="T874">30 </text:span>For on this day atonement shall be made for you, to cleanse you; from all your sins you shall be clean before the Lord. <text:span text:style-name="T875">31 </text:span>It is a sabbath of complete rest to you, and you shall deny yourselves; it is a statute forever. <text:span text:style-name="T876">32 </text:span>The priest who is anointed and consecrated as priest in his father’s place shall make atonement, wearing the linen vestments, the holy vestments. <text:span text:style-name="T877">33 </text:span>He shall make atonement for the sanctuary, and he shall make atonement for the tent of meeting and for the altar, and he shall make atonement for the priests and for all the people of the assembly. <text:span text:style-name="T878">34 </text:span>This shall be an everlasting statute for you, to make atonement for the people of Israel once in the year for all their sins. And Moses did as the Lord had commanded him.</text:p>
      <text:soft-page-break/>
      <text:p text:style-name="P879">Commentary on Leviticus chapter 16</text:p>
      <text:p text:style-name="Normal">The letter to the Hebrews references this passage in order to explain Jesus’ sacrifice. Just like the high priest who would enter the most holy place once a year and would sacrifice the blood of the goat to receive forgiveness of all sins, Jesus entered the holy place once for all and by His blood on the cross, not the blood of the goats, He washed away all past, present and future sins of all humanity (Hebrews 9:12, 24-28).</text:p>
      <text:p text:style-name="Normal">16:1-2 The high priest could only enter the most holy place once a year and was strictly forbidden to enter it whenever he wanted. A veil in the tabernacle separated the holy, inner room from the rest of the sanctuary in which the Ark of the Covenant was reserved. On the top of the Ark was the mercy seat, which represented the presence of God. Unlike the high priests in the Old Testament, we always have access to the holy of holies (Jesus).</text:p>
      <text:p text:style-name="Normal">16:5-6 Firstly, the high priest had to make an offering for his sins because he was a sinner too just like the rest of us. But our high priest Jesus didn’t have to make a sacrifice for himself because He was without sin. His sacrifice was for us and all of our sins.</text:p>
      <text:p text:style-name="Normal">16:7-10 The first goat had to be sacrifices because the wages of sin is death (Romans 6:23) meaning that in order to pay the dept of sin, one must sacrifice himself. The other goat was spared because if we confess our sins, God is faithful and just to forgive us (1 John 1:9).</text:p>
      <text:p text:style-name="Normal">16:44 The blood had to be sprinkled seven times not only because seven is the number of perfection, but because when Jesus died, He bled from seven points. This prefigures that Christ’s sacrifice would be perfect.</text:p>
      <text:p text:style-name="Normal">16:29 This verse means that people had to fast and not consume any food. The day of Atonement was on the seventh month and tenth day because seven means the number of perfection and ten is the number of moral commandments. We can’t keep the commandment which is why there needs to be a perfect sacrifice for sin. “The day was the most solemn of all the Old Testament rituals. So significant was it that in later Jewish tradition it came to be called just that, ‘The Day’ (Yoma).” (Mark F. Rooker)</text:p>
      <text:p text:style-name="P880">Leviticus chapter 17</text:p>
      <text:p text:style-name="P881">The Slaughtering of Animals</text:p>
      <text:p text:style-name="Bibletext"><text:span text:style-name="T882">17</text:span><text:span text:style-name="T883"> </text:span>The Lord spoke to Moses:</text:p>
      <text:p text:style-name="Bibletext"><text:span text:style-name="T884">2 </text:span>Speak to Aaron and his sons and to all the people of Israel and say to them: This is what the Lord has commanded. <text:span text:style-name="T885">3 </text:span>If anyone of the house of Israel slaughters an ox or a lamb or a goat in the camp, or slaughters it outside the camp, <text:span text:style-name="T886">4 </text:span>and does not bring it to the entrance of the tent of meeting, to present it as an offering to the Lord before the tabernacle of the Lord, he shall be held guilty of bloodshed; he has shed blood, and he shall be cut off from the<text:s/><text:soft-page-break/>people. <text:span text:style-name="T887">5 </text:span>This is in order that the people of Israel may bring their sacrifices that they offer in the open field, that they may bring them to the Lord, to the priest at the entrance of the tent of meeting, and offer them as sacrifices of well-being to the Lord. <text:span text:style-name="T888">6 </text:span>The priest shall dash the blood against the altar of the Lord at the entrance of the tent of meeting, and turn the fat into smoke as a pleasing odor to the Lord, <text:span text:style-name="T889">7 </text:span>so that they may no longer offer their sacrifices for goat-demons, to whom they prostitute themselves. This shall be a statute forever to them throughout their generations.</text:p>
      <text:p text:style-name="Bibletext"><text:span text:style-name="T890">8 </text:span>And say to them further: Anyone of the house of Israel or of the aliens who reside among them who offers a burnt offering or sacrifice, <text:span text:style-name="T891">9 </text:span>and does not bring it to the entrance of the tent of meeting, to sacrifice it to the Lord, shall be cut off from the people.</text:p>
      <text:p text:style-name="P892">Eating Blood Prohibited</text:p>
      <text:p text:style-name="Bibletext"><text:span text:style-name="T893">10 </text:span>If anyone of the house of Israel or of the aliens who reside among them eats any blood, I will set my face against that person who eats blood, and will cut that person off from the people. <text:span text:style-name="T894">11 </text:span>For the life of the flesh is in the blood; and I have given it to you for making atonement for your lives on the altar; for, as life, it is the blood that makes atonement. <text:span text:style-name="T895">12 </text:span>Therefore I have said to the people of Israel: No person among you shall eat blood, nor shall any alien who resides among you eat blood. <text:span text:style-name="T896">13 </text:span>And anyone of the people of Israel, or of the aliens who reside among them, who hunts down an animal or bird that may be eaten shall pour out its blood and cover it with earth.</text:p>
      <text:p text:style-name="Bibletext"><text:span text:style-name="T897">14 </text:span>For the life of every creature—its blood is its life; therefore I have said to the people of Israel: You shall not eat the blood of any creature, for the life of every creature is its blood; whoever eats it shall be cut off. <text:span text:style-name="T898">15 </text:span>All persons, citizens or aliens, who eat what dies of itself or what has been torn by wild animals, shall wash their clothes, and bathe themselves in water, and be unclean until the evening; then they shall be clean. <text:span text:style-name="T899">16 </text:span>But if they do not wash themselves or bathe their body, they shall bear their guilt.</text:p>
      <text:p text:style-name="P900">Commentary on Leviticus chapter 17</text:p>
      <text:p text:style-name="Normal">This chapter focuses on the importance and sacredness of blood. God first orders people not to eat blood as early as Genesis chapter 9:4. Here, He declares that life in the flesh is in the blood (Leviticus 17:11). That is why when Jesus died on the cross and shed his blood, He gave us life. Life belongs to God alone. The blood points to the perfect sacrifice of Jesus. Eating the blood of animals would mean profaning the blood of Jesus. Even though eating blood was prohibited, Jesus orders every believer to drink His blood in John 6. What he meant by drinking His blood was not in a cannibalistic way but instead, He was talking about the Eucharist—the true presence of Christ which gives us life “In him we have redemption through His blood, the forgiveness of our trespasses, according to the riches of his grace.” (Ephesians 1:7)</text:p>
      <text:soft-page-break/>
      <text:p text:style-name="Normal">17:1-4 Any animal slaughtered had to be brought to the tent of meeting as an offering. This is different from Deuteronomy 12:15-28, which allows those living too far from the temple to slaughter an animal for food at home without offering it as a sacrifice.</text:p>
      <text:p text:style-name="P901">Leviticus chapter 18</text:p>
      <text:p text:style-name="P902">Sexual Relations</text:p>
      <text:p text:style-name="Bibletext"><text:span text:style-name="T903">18</text:span><text:span text:style-name="T904"> </text:span>The Lord spoke to Moses, saying:</text:p>
      <text:p text:style-name="Bibletext"><text:span text:style-name="T905">2 </text:span>Speak to the people of Israel and say to them: I am the Lord your God. <text:span text:style-name="T906">3 </text:span>You shall not do as they do in the land of Egypt, where you lived, and you shall not do as they do in the land of Canaan, to which I am bringing you. You shall not follow their statutes. <text:span text:style-name="T907">4 </text:span>My ordinances you shall observe and my statutes you shall keep, following them: I am the Lord your God. <text:span text:style-name="T908">5 </text:span>You shall keep my statutes and my ordinances; by doing so one shall live: I am the Lord.</text:p>
      <text:p text:style-name="Bibletext"><text:span text:style-name="T909">6 </text:span>None of you shall approach anyone near of kin to uncover nakedness: I am the Lord. <text:span text:style-name="T910">7 </text:span>You shall not uncover the nakedness of your father, which is the nakedness of your mother; she is your mother, you shall not uncover her nakedness. <text:span text:style-name="T911">8 </text:span>You shall not uncover the nakedness of your father’s wife; it is the nakedness of your father. <text:span text:style-name="T912">9 </text:span>You shall not uncover the nakedness of your sister, your father’s daughter or your mother’s daughter, whether born at home or born abroad. <text:span text:style-name="T913">10 </text:span>You shall not uncover the nakedness of your son’s daughter or of your daughter’s daughter, for their nakedness is your own nakedness. <text:span text:style-name="T914">11 </text:span>You shall not uncover the nakedness of your father’s wife’s daughter, begotten by your father, since she is your sister. <text:span text:style-name="T915">12 </text:span>You shall not uncover the nakedness of your father’s sister; she is your father’s flesh. <text:span text:style-name="T916">13 </text:span>You shall not uncover the nakedness of your mother’s sister, for she is your mother’s flesh. <text:span text:style-name="T917">14 </text:span>You shall not uncover the nakedness of your father’s brother, that is, you shall not approach his wife; she is your aunt. <text:span text:style-name="T918">15 </text:span>You shall not uncover the nakedness of your daughter-in-law: she is your son’s wife; you shall not uncover her nakedness. <text:span text:style-name="T919">16 </text:span>You shall not uncover the nakedness of your brother’s wife; it is your brother’s nakedness. <text:span text:style-name="T920">17 </text:span>You shall not uncover the nakedness of a woman and her daughter, and you shall not take her son’s daughter or her daughter’s daughter to uncover her nakedness; they are your flesh; it is depravity. <text:span text:style-name="T921">18 </text:span>And you shall not take a woman as a rival to her sister, uncovering her nakedness while her sister is still alive.</text:p>
      <text:p text:style-name="Bibletext"><text:span text:style-name="T922">19 </text:span>You shall not approach a woman to uncover her nakedness while she is in her menstrual uncleanness. <text:span text:style-name="T923">20 </text:span>You shall not have sexual relations with your kinsman’s wife, and defile yourself with her. <text:span text:style-name="T924">21 </text:span>You shall not give any of your offspring to sacrifice them to Molech, and so profane the name of your God: I am the Lord. <text:span text:style-name="T925">22 </text:span>You shall not lie with a male as with a woman; it is an abomination. <text:span text:style-name="T926">23 </text:span>You shall not have sexual relations with any animal and defile yourself with it, nor shall any woman give herself to an animal to have sexual relations with it: it is perversion.</text:p>
      <text:p text:style-name="Bibletext"><text:span text:style-name="T927">24 </text:span>Do not defile yourselves in any of these ways, for by all these practices the nations I am casting out before you have defiled themselves. <text:span text:style-name="T928">25 </text:span>Thus the land<text:s/><text:soft-page-break/>became defiled; and I punished it for its iniquity, and the land vomited out its inhabitants. <text:span text:style-name="T929">26 </text:span>But you shall keep my statutes and my ordinances and commit none of these abominations, either the citizen or the alien who resides among you <text:span text:style-name="T930">27 </text:span>(for the inhabitants of the land, who were before you, committed all of these abominations, and the land became defiled); <text:span text:style-name="T931">28 </text:span>otherwise the land will vomit you out for defiling it, as it vomited out the nation that was before you. <text:span text:style-name="T932">29 </text:span>For whoever commits any of these abominations shall be cut off from their people. <text:span text:style-name="T933">30 </text:span>So keep my charge not to commit any of these abominations that were done before you, and not to defile yourselves by them: I am the Lord your God.</text:p>
      <text:p text:style-name="P934">Commentary on Leviticus chapter 18</text:p>
      <text:p text:style-name="Normal">This chapter talks about laws, specifically sexual acts, that are still relevant to this day because breaking them would mean committing adultery. The Lord emphasizes these laws by saying “I am the Lord your God” which shows how serious they are. God wants His nation to not commit these sins to stand out as a nation and to show a good example to other nations.</text:p>
      <text:p text:style-name="Normal">18:2 This phrase “I am the Lord your God” appears many times in chapters 17-26 to emphasize the importance of the laws and that they are given from the divine lawgiver to the people.</text:p>
      <text:p text:style-name="Normal">18:3-4 God doesn’t want the nation of Israel to act like they used to in Egypt or like the people of Cannan because He wants the nation to be a good example of faithfulness to God.</text:p>
      <text:p text:style-name="Normal">18:5 This verse says that people are alive when they try to keep the commandments. This is later changed in the New Testament as we find out that the law is what kills us because we are not able to keep it. We are now justified by believing the Son Jesus Christ who was the one that managed to keep all the laws.</text:p>
      <text:p text:style-name="Normal">18:6 To uncovering nakedness means to have sexual intercourse. By revealing this, we can interpret seeing the nakedness of the Noah in Genesis 9 to mean that Ham could have had sexual intercourse with Noah’s wife or it was meant to prefigure these kinds of practices of the Canaanites.  In Genesis 9, Shem and Japheth were blessed for covering Noah’s sin but in Joshua 7, Achan’s family was stoned for doing that very thing. This raises the question—should we expose the sin of others? When Jesus’ disciples argued over which is the greatest, He answered by washing their feet in John 13. This shows us that we can only “uncover the nakedness” of one another’s sin if we are willing to get on our knees. First we need to deal with our own faults and then see how we can help others. The wrong way of dealing with other people’s problems is condemning them. The right way of handling problems is by approaching the matter with a humble and helpful attitude.</text:p>
      <text:p text:style-name="Normal">18:21 People sacrificed children to the god Molech.</text:p>
      <text:p text:style-name="Normal">18:22 Homosexuality is an abomination to God. The churches that are affirming and accepting this behavior are false churches that are now<text:s/><text:soft-page-break/>becoming more active. We should love homosexuals by not being mean to them but inviting them to the true church and spreading the message of the gospel not in a hateful manner.</text:p>
      <text:p text:style-name="P935">Leviticus chapter 19</text:p>
      <text:p text:style-name="P936">Ritual and Moral Holiness</text:p>
      <text:p text:style-name="Bibletext"><text:span text:style-name="T937">19</text:span><text:span text:style-name="T938"> </text:span>The Lord spoke to Moses, saying:</text:p>
      <text:p text:style-name="Bibletext"><text:span text:style-name="T939">2 </text:span>Speak to all the congregation of the people of Israel and say to them: You shall be holy, for I the Lord your God am holy. <text:span text:style-name="T940">3 </text:span>You shall each revere your mother and father, and you shall keep my sabbaths: I am the Lord your God. <text:span text:style-name="T941">4 </text:span>Do not turn to idols or make cast images for yourselves: I am the Lord your God.</text:p>
      <text:p text:style-name="Bibletext"><text:span text:style-name="T942">5 </text:span>When you offer a sacrifice of well-being to the Lord, offer it in such a way that it is acceptable in your behalf. <text:span text:style-name="T943">6 </text:span>It shall be eaten on the same day you offer it, or on the next day; and anything left over until the third day shall be consumed in fire. <text:span text:style-name="T944">7 </text:span>If it is eaten at all on the third day, it is an abomination; it will not be acceptable. <text:span text:style-name="T945">8 </text:span>All who eat it shall be subject to punishment, because they have profaned what is holy to the Lord; and any such person shall be cut off from the people.</text:p>
      <text:p text:style-name="Bibletext"><text:span text:style-name="T946">9 </text:span>When you reap the harvest of your land, you shall not reap to the very edges of your field, or gather the gleanings of your harvest. <text:span text:style-name="T947">10 </text:span>You shall not strip your vineyard bare, or gather the fallen grapes of your vineyard; you shall leave them for the poor and the alien: I am the Lord your God.</text:p>
      <text:p text:style-name="Bibletext"><text:span text:style-name="T948">11 </text:span>You shall not steal; you shall not deal falsely; and you shall not lie to one another. <text:span text:style-name="T949">12 </text:span>And you shall not swear falsely by my name, profaning the name of your God: I am the Lord.</text:p>
      <text:p text:style-name="Bibletext"><text:span text:style-name="T950">13 </text:span>You shall not defraud your neighbor; you shall not steal; and you shall not keep for yourself the wages of a laborer until morning. <text:span text:style-name="T951">14 </text:span>You shall not revile the deaf or put a stumbling block before the blind; you shall fear your God: I am the Lord.</text:p>
      <text:p text:style-name="Bibletext"><text:span text:style-name="T952">15 </text:span>You shall not render an unjust judgment; you shall not be partial to the poor or defer to the great: with justice you shall judge your neighbor. <text:span text:style-name="T953">16 </text:span>You shall not go around as a slanderer among your people, and you shall not profit by the blood of your neighbor: I am the Lord.</text:p>
      <text:p text:style-name="Bibletext"><text:span text:style-name="T954">17 </text:span>You shall not hate in your heart anyone of your kin; you shall reprove your neighbor, or you will incur guilt yourself. <text:span text:style-name="T955">18 </text:span>You shall not take vengeance or bear a grudge against any of your people, but you shall love your neighbor as yourself: I am the Lord.</text:p>
      <text:p text:style-name="Bibletext"><text:span text:style-name="T956">19 </text:span>You shall keep my statutes. You shall not let your animals breed with a different kind; you shall not sow your field with two kinds of seed; nor shall you put on a garment made of two different materials.</text:p>
      <text:p text:style-name="Bibletext"><text:span text:style-name="T957">20 </text:span>If a man has sexual relations with a woman who is a slave, designated for another man but not ransomed or given her freedom, an inquiry shall be held. They shall not be put to death, since she has not been freed; <text:span text:style-name="T958">21 </text:span>but he shall bring<text:s/><text:soft-page-break/>a guilt offering for himself to the Lord, at the entrance of the tent of meeting, a ram as guilt offering. <text:span text:style-name="T959">22 </text:span>And the priest shall make atonement for him with the ram of guilt offering before the Lord for his sin that he committed; and the sin he committed shall be forgiven him.</text:p>
      <text:p text:style-name="Bibletext"><text:span text:style-name="T960">23 </text:span>When you come into the land and plant all kinds of trees for food, then you shall regard their fruit as forbidden; three years it shall be forbidden to you, it must not be eaten. <text:span text:style-name="T961">24 </text:span>In the fourth year all their fruit shall be set apart for rejoicing in the Lord. <text:span text:style-name="T962">25 </text:span>But in the fifth year you may eat of their fruit, that their yield may be increased for you: I am the Lord your God.</text:p>
      <text:p text:style-name="Bibletext"><text:span text:style-name="T963">26 </text:span>You shall not eat anything with its blood. You shall not practice augury or witchcraft. <text:span text:style-name="T964">27 </text:span>You shall not round off the hair on your temples or mar the edges of your beard. <text:span text:style-name="T965">28 </text:span>You shall not make any gashes in your flesh for the dead or tattoo any marks upon you: I am the Lord.</text:p>
      <text:p text:style-name="Bibletext"><text:span text:style-name="T966">29 </text:span>Do not profane your daughter by making her a prostitute, that the land not become prostituted and full of depravity. <text:span text:style-name="T967">30 </text:span>You shall keep my sabbaths and reverence my sanctuary: I am the Lord.</text:p>
      <text:p text:style-name="Bibletext"><text:span text:style-name="T968">31 </text:span>Do not turn to mediums or wizards; do not seek them out, to be defiled by them: I am the Lord your God.</text:p>
      <text:p text:style-name="Bibletext"><text:span text:style-name="T969">32 </text:span>You shall rise before the aged, and defer to the old; and you shall fear your God: I am the Lord.</text:p>
      <text:p text:style-name="Bibletext"><text:span text:style-name="T970">33 </text:span>When an alien resides with you in your land, you shall not oppress the alien. <text:span text:style-name="T971">34 </text:span>The alien who resides with you shall be to you as the citizen among you; you shall love the alien as yourself, for you were aliens in the land of Egypt: I am the Lord your God.</text:p>
      <text:p text:style-name="Bibletext"><text:span text:style-name="T972">35 </text:span>You shall not cheat in measuring length, weight, or quantity. <text:span text:style-name="T973">36 </text:span>You shall have honest balances, honest weights, an honest ephah, and an honest hin: I am the Lord your God, who brought you out of the land of Egypt. <text:span text:style-name="T974">37 </text:span>You shall keep all my statutes and all my ordinances, and observe them: I am the Lord.</text:p>
      <text:p text:style-name="P975">Commentary on Leviticus chapter 19</text:p>
      <text:p text:style-name="Normal">This chapter repeats the ten commandments and goes in depth explaining them. By keeping the commandments, we become holier and more like God. The whole Christian life is seeking holiness and maintaining a closer relationship to God. A deeper explanation of each commandment is provided in the commentary in Exodus chapter 20.</text:p>
      <text:p text:style-name="Normal">19:4 Making God for ourselves for the sake of worshiping it is a sin, however, having statues of Christian figures such as saints or Jesus for the sake of reminding us of the real person is not a sin if we don’t worship the statues.</text:p>
      <text:p text:style-name="Normal">19:15 A righteous judgment to our neighbor would be telling them to repent of their sins and turn away from them. We shouldn’t say that they are going to hell because of what they did because they could later repent and trust in God. Only God is the true judge.</text:p>
      <text:soft-page-break/>
      <text:p text:style-name="Normal">19:17 Jesus teaches how we should act when our brother’s sin against us “If your brother sins against you, go and tell him his fault, between you and him alone. If he listens to you, you have gained your brother.” (Matthew 18:15). Even if our brother doesn’t listen to us, we shouldn’t hate him, instead, we should pray from him.</text:p>
      <text:p text:style-name="Normal">19:18 We see the second part of the greatest commandment here “Love your neighbor as yourself”. This is an essential teaching which Jesus emphasizes in the New Testament along with loving God with all our heart, soul and mind (Matthew 19:19, Luke 10:27.</text:p>
      <text:p text:style-name="P976">Is getting tattoos a sin?</text:p>
      <text:p text:style-name="Normal">In verse 28 God prohibits any tattoos or cuts on your body for the dead. God had to create this commandment because of pagan practices. Pagans used to cut themselves for the dead as an act of worship to false gods. God wanted Israel to be different and only worship one God which is why He prohibited getting tattoos.</text:p>
      <text:p text:style-name="Normal">The question is if getting tattoos today is a sin? Since God provided this commandment for the sake of not worshiping other God’s, our intention of getting tattoos matters. As long as the tattoos do not promote profanity, other gods and goddesses, nor are meant for worshipping the devil and are not for evil intent, then getting tattoos aren’t sinful. God wants us to do all things for His name whether it would be eating or drinking or getting tattoos “So, whether you eat or drink, or whatever you do, do all to the glory of God” (1 Corinthians 10:31). Are intentions have to be pleasing to God.</text:p>
      <text:p text:style-name="P977">Leviticus chapter 20</text:p>
      <text:p text:style-name="P978">Penalties for Violations of Holiness</text:p>
      <text:p text:style-name="Bibletext"><text:span text:style-name="T979">20</text:span><text:span text:style-name="T980"> </text:span>The Lord spoke to Moses, saying: <text:span text:style-name="T981">2 </text:span>Say further to the people of Israel:</text:p>
      <text:p text:style-name="Bibletext">Any of the people of Israel, or of the aliens who reside in Israel, who give any of their offspring to Molech shall be put to death; the people of the land shall stone them to death. <text:span text:style-name="T982">3 </text:span>I myself will set my face against them, and will cut them off from the people, because they have given of their offspring to Molech, defiling my sanctuary and profaning my holy name. <text:span text:style-name="T983">4 </text:span>And if the people of the land should ever close their eyes to them, when they give of their offspring to Molech, and do not put them to death, <text:span text:style-name="T984">5 </text:span>I myself will set my face against them and against their family, and will cut them off from among their people, them and all who follow them in prostituting themselves to Molech.</text:p>
      <text:p text:style-name="Bibletext"><text:span text:style-name="T985">6 </text:span>If any turn to mediums and wizards, prostituting themselves to them, I will set my face against them, and will cut them off from the people. <text:span text:style-name="T986">7 </text:span>Consecrate yourselves therefore, and be holy; for I am the Lord your God. <text:span text:style-name="T987">8 </text:span>Keep my statutes, and observe them; I am the Lord; I sanctify you. <text:span text:style-name="T988">9 </text:span>All who curse father or mother shall be put to death; having cursed father or mother, their blood is upon them.</text:p>
      <text:soft-page-break/>
      <text:p text:style-name="Bibletext"><text:span text:style-name="T989">10 </text:span>If a man commits adultery with the wife of his neighbor, both the adulterer and the adulteress shall be put to death. <text:span text:style-name="T990">11 </text:span>The man who lies with his father’s wife has uncovered his father’s nakedness; both of them shall be put to death; their blood is upon them. <text:span text:style-name="T991">12 </text:span>If a man lies with his daughter-in-law, both of them shall be put to death; they have committed perversion, their blood is upon them. <text:span text:style-name="T992">13 </text:span>If a man lies with a male as with a woman, both of them have committed an abomination; they shall be put to death; their blood is upon them. <text:span text:style-name="T993">14 </text:span>If a man takes a wife and her mother also, it is depravity; they shall be burned to death, both he and they, that there may be no depravity among you. <text:span text:style-name="T994">15 </text:span>If a man has sexual relations with an animal, he shall be put to death; and you shall kill the animal. <text:span text:style-name="T995">16 </text:span>If a woman approaches any animal and has sexual relations with it, you shall kill the woman and the animal; they shall be put to death, their blood is upon them.</text:p>
      <text:p text:style-name="Bibletext"><text:span text:style-name="T996">17 </text:span>If a man takes his sister, a daughter of his father or a daughter of his mother, and sees her nakedness, and she sees his nakedness, it is a disgrace, and they shall be cut off in the sight of their people; he has uncovered his sister’s nakedness, he shall be subject to punishment. <text:span text:style-name="T997">18 </text:span>If a man lies with a woman having her sickness and uncovers her nakedness, he has laid bare her flow and she has laid bare her flow of blood; both of them shall be cut off from their people. <text:span text:style-name="T998">19 </text:span>You shall not uncover the nakedness of your mother’s sister or of your father’s sister, for that is to lay bare one’s own flesh; they shall be subject to punishment. <text:span text:style-name="T999">20 </text:span>If a man lies with his uncle’s wife, he has uncovered his uncle’s nakedness; they shall be subject to punishment; they shall die childless. <text:span text:style-name="T1000">21 </text:span>If a man takes his brother’s wife, it is impurity; he has uncovered his brother’s nakedness; they shall be childless.</text:p>
      <text:p text:style-name="Bibletext"><text:span text:style-name="T1001">22 </text:span>You shall keep all my statutes and all my ordinances, and observe them, so that the land to which I bring you to settle in may not vomit you out. <text:span text:style-name="T1002">23 </text:span>You shall not follow the practices of the nation that I am driving out before you. Because they did all these things, I abhorred them. <text:span text:style-name="T1003">24 </text:span>But I have said to you: You shall inherit their land, and I will give it to you to possess, a land flowing with milk and honey. I am the Lord your God; I have separated you from the peoples. <text:span text:style-name="T1004">25 </text:span>You shall therefore make a distinction between the clean animal and the unclean, and between the unclean bird and the clean; you shall not bring abomination on yourselves by animal or by bird or by anything with which the ground teems, which I have set apart for you to hold unclean. <text:span text:style-name="T1005">26 </text:span>You shall be holy to me; for I the Lord am holy, and I have separated you from the other peoples to be mine.</text:p>
      <text:p text:style-name="Bibletext"><text:span text:style-name="T1006">27 </text:span>A man or a woman who is a medium or a wizard shall be put to death; they shall be stoned to death, their blood is upon them.</text:p>
      <text:p text:style-name="P1007">Commentary on Leviticus chapter 20</text:p>
      <text:p text:style-name="Normal">In this chapter God repeats some of the laws He has given to the nation of Israel. The consequences of breaking these laws, that are part of the Ten Commandments, were severe. People would have been put to death. This harsh consequence emphasizes that no matter what you do, you can’t break<text:s/><text:soft-page-break/>these laws because you are a nation that God has chosen, so you must walk in holiness.</text:p>
      <text:p text:style-name="Normal">20:6-8 God forbids talking to the dead and familiar spirits. Does this mean we can’t ask for intercession of the saints? Saints are people that are taken into heaven and are not considered dead because they believed in the word of Jesus and are perfected in heaven “Truly, truly, I say to you, if anyone keeps my word, he will never see death.” (John 8:51). This commandment forbids talking to demonic spirits or psychics for guidance, revelation or worship.</text:p>
      <text:p text:style-name="P1008">Leviticus chapter 21</text:p>
      <text:p text:style-name="P1009">The Holiness of Priests</text:p>
      <text:p text:style-name="Bibletext"><text:span text:style-name="T1010">21</text:span><text:span text:style-name="T1011"> </text:span>The Lord said to Moses: Speak to the priests, the sons of Aaron, and say to them:</text:p>
      <text:p text:style-name="Bibletext">No one shall defile himself for a dead person among his relatives, <text:span text:style-name="T1012">2 </text:span>except for his nearest kin: his mother, his father, his son, his daughter, his brother; <text:span text:style-name="T1013">3 </text:span>likewise, for a virgin sister, close to him because she has had no husband, he may defile himself for her. <text:span text:style-name="T1014">4 </text:span>But he shall not defile himself as a husband among his people and so profane himself. <text:span text:style-name="T1015">5 </text:span>They shall not make bald spots upon their heads, or shave off the edges of their beards, or make any gashes in their flesh. <text:span text:style-name="T1016">6 </text:span>They shall be holy to their God, and not profane the name of their God; for they offer the Lord’s offerings by fire, the food of their God; therefore they shall be holy. <text:span text:style-name="T1017">7 </text:span>They shall not marry a prostitute or a woman who has been defiled; neither shall they marry a woman divorced from her husband. For they are holy to their God, <text:span text:style-name="T1018">8 </text:span>and you shall treat them as holy, since they offer the food of your God; they shall be holy to you, for I the Lord, I who sanctify you, am holy. <text:span text:style-name="T1019">9 </text:span>When the daughter of a priest profanes herself through prostitution, she profanes her father; she shall be burned to death.</text:p>
      <text:p text:style-name="Bibletext"><text:span text:style-name="T1020">10 </text:span>The priest who is exalted above his fellows, on whose head the anointing oil has been poured and who has been consecrated to wear the vestments, shall not dishevel his hair, nor tear his vestments. <text:span text:style-name="T1021">11 </text:span>He shall not go where there is a dead body; he shall not defile himself even for his father or mother. <text:span text:style-name="T1022">12 </text:span>He shall not go outside the sanctuary and thus profane the sanctuary of his God; for the consecration of the anointing oil of his God is upon him: I am the Lord. <text:span text:style-name="T1023">13 </text:span>He shall marry only a woman who is a virgin. <text:span text:style-name="T1024">14 </text:span>A widow, or a divorced woman, or a woman who has been defiled, a prostitute, these he shall not marry. He shall marry a virgin of his own kin, <text:span text:style-name="T1025">15 </text:span>that he may not profane his offspring among his kin; for I am the Lord; I sanctify him.</text:p>
      <text:p text:style-name="Bibletext"><text:span text:style-name="T1026">16 </text:span>The Lord spoke to Moses, saying: <text:span text:style-name="T1027">17 </text:span>Speak to Aaron and say: No one of your offspring throughout their generations who has a blemish may approach to offer the food of his God. <text:span text:style-name="T1028">18 </text:span>For no one who has a blemish shall draw near, one who is blind or lame, or one who has a mutilated face or a limb too long, <text:span text:style-name="T1029">19 </text:span>or one who has a broken foot or a broken hand, <text:span text:style-name="T1030">20 </text:span>or a hunchback, or a dwarf, or a man<text:s/><text:soft-page-break/>with a blemish in his eyes or an itching disease or scabs or crushed testicles. <text:span text:style-name="T1031">21 </text:span>No descendant of Aaron the priest who has a blemish shall come near to offer the Lord’s offerings by fire; since he has a blemish, he shall not come near to offer the food of his God. <text:span text:style-name="T1032">22 </text:span>He may eat the food of his God, of the most holy as well as of the holy. <text:span text:style-name="T1033">23 </text:span>But he shall not come near the curtain or approach the altar, because he has a blemish, that he may not profane my sanctuaries; for I am the Lord; I sanctify them. <text:span text:style-name="T1034">24 </text:span>Thus Moses spoke to Aaron and to his sons and to all the people of Israel.</text:p>
      <text:p text:style-name="P1035">Commentary on Leviticus chapter 21</text:p>
      <text:p text:style-name="Normal">Priests are required to have greater holiness and stricter obedience to God because God has chosen them to work for Him. Ordained priest today are also expected to have a stricter obedience to God than a normal person because a priest devotes his entire life for God. The more we walk with God, the more we should strive to please Him and walk in more holiness. Note that our works are not what saves us, only God alone saves us through His grace, however, real and genuine faith must be shown by our works and constant walk with the Lord thought our entire lives.</text:p>
      <text:p text:style-name="Normal">In this chapter we see that priests are allowed to marry women but they have to be godly. In the Catholic church, priest are not allowed to marry, because it is better for them to put all of their focus on serving God than trying to on top of that to sustain a family. A priests life requires a large amount of dedication to work for God. Paul talks about this and says that it is better to stay unmarried so that they can practice self-control “To the unmarried and the widows I say that it is well for them to remain unmarried as I am. But if they are not practicing self-control, they should marry. For it is better to marry than to be aflame with passion.” (1 Corinthians 7:8-9).</text:p>
      <text:p text:style-name="P1036">Leviticus chapter 22</text:p>
      <text:p text:style-name="P1037">The Use of Holy Offerings</text:p>
      <text:p text:style-name="Bibletext"><text:span text:style-name="T1038">22</text:span><text:span text:style-name="T1039"> </text:span>The Lord spoke to Moses, saying: <text:span text:style-name="T1040">2 </text:span>Direct Aaron and his sons to deal carefully with the sacred donations of the people of Israel, which they dedicate to me, so that they may not profane my holy name; I am the Lord. <text:span text:style-name="T1041">3 </text:span>Say to them: If anyone among all your offspring throughout your generations comes near the sacred donations, which the people of Israel dedicate to the Lord, while he is in a state of uncleanness, that person shall be cut off from my presence: I am the Lord. <text:span text:style-name="T1042">4 </text:span>No one of Aaron’s offspring who has a leprous disease or suffers a discharge may eat of the sacred donations until he is clean. Whoever touches anything made unclean by a corpse or a man who has had an emission of semen, <text:span text:style-name="T1043">5 </text:span>and whoever touches any swarming thing by which he may be made unclean or any human being by whom he may be made unclean—whatever his uncleanness may be— <text:span text:style-name="T1044">6 </text:span>the person who touches any such shall be unclean until evening and shall not eat of the sacred donations unless he has washed his body in water. <text:span text:style-name="T1045">7 </text:span>When the sun sets he shall be clean; and afterward he may eat of the<text:s/><text:soft-page-break/>sacred donations, for they are his food. <text:span text:style-name="T1046">8 </text:span>That which died or was torn by wild animals he shall not eat, becoming unclean by it: I am the Lord. <text:span text:style-name="T1047">9 </text:span>They shall keep my charge, so that they may not incur guilt and die in the sanctuary for having profaned it: I am the Lord; I sanctify them.</text:p>
      <text:p text:style-name="Bibletext"><text:span text:style-name="T1048">10 </text:span>No lay person shall eat of the sacred donations. No bound or hired servant of the priest shall eat of the sacred donations; <text:span text:style-name="T1049">11 </text:span>but if a priest acquires anyone by purchase, the person may eat of them; and those that are born in his house may eat of his food. <text:span text:style-name="T1050">12 </text:span>If a priest’s daughter marries a layman, she shall not eat of the offering of the sacred donations; <text:span text:style-name="T1051">13 </text:span>but if a priest’s daughter is widowed or divorced, without offspring, and returns to her father’s house, as in her youth, she may eat of her father’s food. No lay person shall eat of it. <text:span text:style-name="T1052">14 </text:span>If a man eats of the sacred donation unintentionally, he shall add one-fifth of its value to it, and give the sacred donation to the priest. <text:span text:style-name="T1053">15 </text:span>No one shall profane the sacred donations of the people of Israel, which they offer to the Lord, <text:span text:style-name="T1054">16 </text:span>causing them to bear guilt requiring a guilt offering, by eating their sacred donations: for I am the Lord; I sanctify them.</text:p>
      <text:p text:style-name="P1055">Acceptable Offerings</text:p>
      <text:p text:style-name="Bibletext"><text:span text:style-name="T1056">17 </text:span>The Lord spoke to Moses, saying: <text:span text:style-name="T1057">18 </text:span>Speak to Aaron and his sons and all the people of Israel and say to them: When anyone of the house of Israel or of the aliens residing in Israel presents an offering, whether in payment of a vow or as a freewill offering that is offered to the Lord as a burnt offering, <text:span text:style-name="T1058">19 </text:span>to be acceptable in your behalf it shall be a male without blemish, of the cattle or the sheep or the goats. <text:span text:style-name="T1059">20 </text:span>You shall not offer anything that has a blemish, for it will not be acceptable in your behalf.</text:p>
      <text:p text:style-name="Bibletext"><text:span text:style-name="T1060">21 </text:span>When anyone offers a sacrifice of well-being to the Lord, in fulfillment of a vow or as a freewill offering, from the herd or from the flock, to be acceptable it must be perfect; there shall be no blemish in it. <text:span text:style-name="T1061">22 </text:span>Anything blind, or injured, or maimed, or having a discharge or an itch or scabs—these you shall not offer to the Lord or put any of them on the altar as offerings by fire to the Lord. <text:span text:style-name="T1062">23 </text:span>An ox or a lamb that has a limb too long or too short you may present for a freewill offering; but it will not be accepted for a vow. <text:span text:style-name="T1063">24 </text:span>Any animal that has its testicles bruised or crushed or torn or cut, you shall not offer to the Lord; such you shall not do within your land, <text:span text:style-name="T1064">25 </text:span>nor shall you accept any such animals from a foreigner to offer as food to your God; since they are mutilated, with a blemish in them, they shall not be accepted in your behalf.</text:p>
      <text:p text:style-name="Bibletext"><text:span text:style-name="T1065">26 </text:span>The Lord spoke to Moses, saying: <text:span text:style-name="T1066">27 </text:span>When an ox or a sheep or a goat is born, it shall remain seven days with its mother, and from the eighth day on it shall be acceptable as the Lord’s offering by fire. <text:span text:style-name="T1067">28 </text:span>But you shall not slaughter, from the herd or the flock, an animal with its young on the same day. <text:span text:style-name="T1068">29 </text:span>When you sacrifice a thanksgiving offering to the Lord, you shall sacrifice it so that it may be acceptable in your behalf. <text:span text:style-name="T1069">30 </text:span>It shall be eaten on the same day; you shall not leave any of it until morning: I am the Lord.</text:p>
      <text:p text:style-name="Bibletext"><text:span text:style-name="T1070">31 </text:span>Thus you shall keep my commandments and observe them: I am the Lord. <text:span text:style-name="T1071">32 </text:span>You shall not profane my holy name, that I may be sanctified among<text:s/><text:soft-page-break/>the people of Israel: I am the Lord; I sanctify you, <text:span text:style-name="T1072">33 </text:span>I who brought you out of the land of Egypt to be your God: I am the Lord.</text:p>
      <text:p text:style-name="P1073">Commentary on Leviticus chapter 22</text:p>
      <text:p text:style-name="Normal">22:3 Being cut off from the presence of God in this verse means being removed from the ministry. Sin creates separation from the ability to minister. When we are in sin we need to get right with God first before we can continue walking further with Him. Active repentance is necessary in every Christian’s life. Just because Christ paid for all of our sins doesn’t mean that we ask for forgiveness once. We fall short of the glory of God everyday and need to repent. Before we receive the Eucharist, we must be right with God and free from mortal sin (CCC 1098, 1133)</text:p>
      <text:p text:style-name="Normal">22:4 Our ability to be able to eat from the word will be hindered if we are unclean. God emphasizes the importance of being clean.</text:p>
      <text:p text:style-name="Normal">22:22-25 Our eyes should not be blind nor disabled, nor full of sin, nor foreign from Jesus. We should walk with the Lord every day and be familiar with His teachings.</text:p>
      <text:p text:style-name="P1074">Leviticus chapter 23</text:p>
      <text:p text:style-name="P1075">Appointed Festivals</text:p>
      <text:p text:style-name="Bibletext"><text:span text:style-name="T1076">23</text:span><text:span text:style-name="T1077"> </text:span>The Lord spoke to Moses, saying: <text:span text:style-name="T1078">2 </text:span>Speak to the people of Israel and say to them: These are the appointed festivals of the Lord that you shall proclaim as holy convocations, my appointed festivals.</text:p>
      <text:p text:style-name="P1079">The Sabbath, Passover, and Unleavened Bread</text:p>
      <text:p text:style-name="Bibletext"><text:span text:style-name="T1080">3 </text:span>Six days shall work be done; but the seventh day is a sabbath of complete rest, a holy convocation; you shall do no work: it is a sabbath to the Lord throughout your settlements.</text:p>
      <text:p text:style-name="Bibletext"><text:span text:style-name="T1081">4 </text:span>These are the appointed festivals of the Lord, the holy convocations, which you shall celebrate at the time appointed for them. <text:span text:style-name="T1082">5 </text:span>In the first month, on the fourteenth day of the month, at twilight, there shall be a passover offering to the Lord, <text:span text:style-name="T1083">6 </text:span>and on the fifteenth day of the same month is the festival of unleavened bread to the Lord; seven days you shall eat unleavened bread. <text:span text:style-name="T1084">7 </text:span>On the first day you shall have a holy convocation; you shall not work at your occupations. <text:span text:style-name="T1085">8 </text:span>For seven days you shall present the Lord’s offerings by fire; on the seventh day there shall be a holy convocation: you shall not work at your occupations.</text:p>
      <text:p text:style-name="P1086">The Offering of First Fruits</text:p>
      <text:p text:style-name="Bibletext"><text:span text:style-name="T1087">9 </text:span>The Lord spoke to Moses: <text:span text:style-name="T1088">10 </text:span>Speak to the people of Israel and say to them: When you enter the land that I am giving you and you reap its harvest, you shall bring the sheaf of the first fruits of your harvest to the priest. <text:span text:style-name="T1089">11 </text:span>He shall raise the sheaf before the Lord, that you may find acceptance; on the day after the sabbath the priest shall raise it. <text:span text:style-name="T1090">12 </text:span>On the day when you raise the sheaf, you shall<text:s/><text:soft-page-break/>offer a lamb a year old, without blemish, as a burnt offering to the Lord. <text:span text:style-name="T1091">13 </text:span>And the grain offering with it shall be two-tenths of an ephah of choice flour mixed with oil, an offering by fire of pleasing odor to the Lord; and the drink offering with it shall be of wine, one-fourth of a hin. <text:span text:style-name="T1092">14 </text:span>You shall eat no bread or parched grain or fresh ears until that very day, until you have brought the offering of your God: it is a statute forever throughout your generations in all your settlements.</text:p>
      <text:p text:style-name="P1093">The Festival of Weeks</text:p>
      <text:p text:style-name="Bibletext"><text:span text:style-name="T1094">15 </text:span>And from the day after the sabbath, from the day on which you bring the sheaf of the elevation offering, you shall count off seven weeks; they shall be complete. <text:span text:style-name="T1095">16 </text:span>You shall count until the day after the seventh sabbath, fifty days; then you shall present an offering of new grain to the Lord. <text:span text:style-name="T1096">17 </text:span>You shall bring from your settlements two loaves of bread as an elevation offering, each made of two-tenths of an ephah; they shall be of choice flour, baked with leaven, as first fruits to the Lord. <text:span text:style-name="T1097">18 </text:span>You shall present with the bread seven lambs a year old without blemish, one young bull, and two rams; they shall be a burnt offering to the Lord, along with their grain offering and their drink offerings, an offering by fire of pleasing odor to the Lord. <text:span text:style-name="T1098">19 </text:span>You shall also offer one male goat for a sin offering, and two male lambs a year old as a sacrifice of well-being. <text:span text:style-name="T1099">20 </text:span>The priest shall raise them with the bread of the first fruits as an elevation offering before the Lord, together with the two lambs; they shall be holy to the Lord for the priest. <text:span text:style-name="T1100">21 </text:span>On that same day you shall make proclamation; you shall hold a holy convocation; you shall not work at your occupations. This is a statute forever in all your settlements throughout your generations.</text:p>
      <text:p text:style-name="Bibletext"><text:span text:style-name="T1101">22 </text:span>When you reap the harvest of your land, you shall not reap to the very edges of your field, or gather the gleanings of your harvest; you shall leave them for the poor and for the alien: I am the Lord your God.</text:p>
      <text:p text:style-name="P1102">The Festival of Trumpets</text:p>
      <text:p text:style-name="Bibletext"><text:span text:style-name="T1103">23 </text:span>The Lord spoke to Moses, saying: <text:span text:style-name="T1104">24 </text:span>Speak to the people of Israel, saying: In the seventh month, on the first day of the month, you shall observe a day of complete rest, a holy convocation commemorated with trumpet blasts. <text:span text:style-name="T1105">25 </text:span>You shall not work at your occupations; and you shall present the Lord’s offering by fire.</text:p>
      <text:p text:style-name="P1106">The Day of Atonement</text:p>
      <text:p text:style-name="Bibletext"><text:span text:style-name="T1107">26 </text:span>The Lord spoke to Moses, saying: <text:span text:style-name="T1108">27 </text:span>Now, the tenth day of this seventh month is the day of atonement; it shall be a holy convocation for you: you shall deny yourselves and present the Lord’s offering by fire; <text:span text:style-name="T1109">28 </text:span>and you shall do no work during that entire day; for it is a day of atonement, to make atonement on your behalf before the Lord your God. <text:span text:style-name="T1110">29 </text:span>For anyone who does not practice self-denial during that entire day shall be cut off from the people. <text:span text:style-name="T1111">30 </text:span>And anyone who does any work during that entire day, such a one I will destroy from the midst of the people. <text:span text:style-name="T1112">31 </text:span>You shall do no work: it is a statute forever throughout your generations in all your settlements. <text:span text:style-name="T1113">32 </text:span>It shall be to you a sabbath of complete<text:s/><text:soft-page-break/>rest, and you shall deny yourselves; on the ninth day of the month at evening, from evening to evening you shall keep your sabbath.</text:p>
      <text:p text:style-name="P1114">The Festival of Booths</text:p>
      <text:p text:style-name="Bibletext"><text:span text:style-name="T1115">33 </text:span>The Lord spoke to Moses, saying: <text:span text:style-name="T1116">34 </text:span>Speak to the people of Israel, saying: On the fifteenth day of this seventh month, and lasting seven days, there shall be the festival of booths to the Lord. <text:span text:style-name="T1117">35 </text:span>The first day shall be a holy convocation; you shall not work at your occupations. <text:span text:style-name="T1118">36 </text:span>Seven days you shall present the Lord’s offerings by fire; on the eighth day you shall observe a holy convocation and present the Lord’s offerings by fire; it is a solemn assembly; you shall not work at your occupations.</text:p>
      <text:p text:style-name="Bibletext"><text:span text:style-name="T1119">37 </text:span>These are the appointed festivals of the Lord, which you shall celebrate as times of holy convocation, for presenting to the Lord offerings by fire—burnt offerings and grain offerings, sacrifices and drink offerings, each on its proper day— <text:span text:style-name="T1120">38 </text:span>apart from the sabbaths of the Lord, and apart from your gifts, and apart from all your votive offerings, and apart from all your freewill offerings, which you give to the Lord.</text:p>
      <text:p text:style-name="Bibletext"><text:span text:style-name="T1121">39 </text:span>Now, the fifteenth day of the seventh month, when you have gathered in the produce of the land, you shall keep the festival of the Lord, lasting seven days; a complete rest on the first day, and a complete rest on the eighth day. <text:span text:style-name="T1122">40 </text:span>On the first day you shall take the fruit of majestic trees, branches of palm trees, boughs of leafy trees, and willows of the brook; and you shall rejoice before the Lord your God for seven days. <text:span text:style-name="T1123">41 </text:span>You shall keep it as a festival to the Lord seven days in the year; you shall keep it in the seventh month as a statute forever throughout your generations. <text:span text:style-name="T1124">42 </text:span>You shall live in booths for seven days; all that are citizens in Israel shall live in booths, <text:span text:style-name="T1125">43 </text:span>so that your generations may know that I made the people of Israel live in booths when I brought them out of the land of Egypt: I am the Lord your God.</text:p>
      <text:p text:style-name="Bibletext"><text:span text:style-name="T1126">44 </text:span>Thus Moses declared to the people of Israel the appointed festivals of the Lord.</text:p>
      <text:p text:style-name="P1127">Commentary on Leviticus chapter 23</text:p>
      <text:p text:style-name="Normal">This chapter focuses on special feast days, a liturgical calendar for Israel. The Sabbath had to be celebrated weekly. That is why going to Church on a weekly basis is essential to every Christian’s life. The Sabbath is Jesus because we find rest in Him “Come to me, all who labor and are heavy laden, and I will give you rest.” (Matthew 11:28). All of the feast days were a celebration of God’s work, not our own work. God accomplishes everything Himself through the entire Bible, we are invited to believe in what He has done and trust in Him.</text:p>
      <text:list text:style-name="LFO5" text:continue-numbering="true">
        <text:list-item>
          <text:p text:style-name="P1128">The Passover was a holiday celebrates God’s deliverance. God freed the Israelites from slavery in Egypt.</text:p>
        </text:list-item>
        <text:list-item>
          <text:p text:style-name="P1129">Unleavened Bread festival celebrates the exodus from Egypt. It is a reminder that people of Isreal entered a new way of living.</text:p>
        </text:list-item>
        <text:list-item>
          <text:p text:style-name="P1130">First Harvest festival celebrates the first crops of the barley harvest. It is a reminder of how God provides for His people.</text:p>
        </text:list-item>
        <text:list-item>
          <text:p text:style-name="P1131">Pentecost festival celebrates the end of the barley harvest and beginning of the wheat harvest.</text:p>
        </text:list-item>
        <text:list-item>
          <text:p text:style-name="P1132">The festival of Trumpets celebrates the new civil year. It is a reminder to express joy and be thankful to God.</text:p>
        </text:list-item>
        <text:list-item>
          <text:p text:style-name="P1133">The Day of Atonement celebrates the removal of sin from people and the nation. It is a reminder that God wants us to return to Him and He will make us righteous if we trust in Him.</text:p>
        </text:list-item>
        <text:list-item>
          <text:p text:style-name="P1134">The fest of Shelters celebrates God’s protection and guidance in the wilderness. It is a reminder that God will protect us and guides us, He wants us to walk with Him through our entire life.</text:p>
        </text:list-item>
      </text:list>
      <text:p text:style-name="P1135">Leviticus chapter 24</text:p>
      <text:p text:style-name="P1136">The Lamp</text:p>
      <text:p text:style-name="Bibletext"><text:span text:style-name="T1137">24</text:span><text:span text:style-name="T1138"> </text:span>The Lord spoke to Moses, saying: <text:span text:style-name="T1139">2 </text:span>Command the people of Israel to bring you pure oil of beaten olives for the lamp, that a light may be kept burning regularly. <text:span text:style-name="T1140">3 </text:span>Aaron shall set it up in the tent of meeting, outside the curtain of the covenant, to burn from evening to morning before the Lord regularly; it shall be a statute forever throughout your generations. <text:span text:style-name="T1141">4 </text:span>He shall set up the lamps on the lampstand of pure gold before the Lord regularly.</text:p>
      <text:p text:style-name="P1142">The Bread for the Tabernacle</text:p>
      <text:p text:style-name="Bibletext"><text:span text:style-name="T1143">5 </text:span>You shall take choice flour, and bake twelve loaves of it; two-tenths of an ephah shall be in each loaf. <text:span text:style-name="T1144">6 </text:span>You shall place them in two rows, six in a row, on the table of pure gold. <text:span text:style-name="T1145">7 </text:span>You shall put pure frankincense with each row, to be a token offering for the bread, as an offering by fire to the Lord. <text:span text:style-name="T1146">8 </text:span>Every sabbath day Aaron shall set them in order before the Lord regularly as a commitment of the people of Israel, as a covenant forever. <text:span text:style-name="T1147">9 </text:span>They shall be for Aaron and his descendants, who shall eat them in a holy place, for they are most holy portions for him from the offerings by fire to the Lord, a perpetual due.</text:p>
      <text:p text:style-name="P1148">Blasphemy and Its Punishment</text:p>
      <text:p text:style-name="Bibletext"><text:span text:style-name="T1149">10 </text:span>A man whose mother was an Israelite and whose father was an Egyptian came out among the people of Israel; and the Israelite woman’s son and a certain Israelite began fighting in the camp. <text:span text:style-name="T1150">11 </text:span>The Israelite woman’s son blasphemed the Name in a curse. And they brought him to Moses—now his mother’s name was Shelomith, daughter of Dibri, of the tribe of Dan— <text:span text:style-name="T1151">12 </text:span>and they put him in custody, until the decision of the Lord should be made clear to them.</text:p>
      <text:p text:style-name="Bibletext"><text:span text:style-name="T1152">13 </text:span>The Lord said to Moses, saying: <text:span text:style-name="T1153">14 </text:span>Take the blasphemer outside the camp; and let all who were within hearing lay their hands on his head, and let the whole congregation stone him. <text:span text:style-name="T1154">15 </text:span>And speak to the people of Israel, saying: Anyone who curses God shall bear the sin. <text:span text:style-name="T1155">16 </text:span>One who blasphemes the name of the Lord shall be put to death; the whole congregation shall stone the<text:s/><text:soft-page-break/>blasphemer. Aliens as well as citizens, when they blaspheme the Name, shall be put to death. <text:span text:style-name="T1156">17 </text:span>Anyone who kills a human being shall be put to death. <text:span text:style-name="T1157">18 </text:span>Anyone who kills an animal shall make restitution for it, life for life. <text:span text:style-name="T1158">19 </text:span>Anyone who maims another shall suffer the same injury in return: <text:span text:style-name="T1159">20 </text:span>fracture for fracture, eye for eye, tooth for tooth; the injury inflicted is the injury to be suffered. <text:span text:style-name="T1160">21 </text:span>One who kills an animal shall make restitution for it; but one who kills a human being shall be put to death. <text:span text:style-name="T1161">22 </text:span>You shall have one law for the alien and for the citizen: for I am the Lord your God. <text:span text:style-name="T1162">23 </text:span>Moses spoke thus to the people of Israel; and they took the blasphemer outside the camp, and stoned him to death. The people of Israel did as the Lord had commanded Moses.</text:p>
      <text:p text:style-name="P1163">Commentary on Leviticus chapter 24</text:p>
      <text:p text:style-name="Normal">The lamp had to be shining the entire day because it is a reminder that God’s presence is always with us. He always takes care of us even when we don’t realize it. In churches and chapels where the Blessed Sacrament is reserved, a sanctuary lamp burns to indicate the Real Presence of Christ in the tabernacle.</text:p>
      <text:p text:style-name="P1164">The cost of blasphemy against God</text:p>
      <text:p text:style-name="Normal">Blasphemy against God was punishable by death which was the same consequence for murder. This shows that disrespecting the Holy name of God we are committing murder. In a way we are killing ourselves by blaspheming God because God will not die but we will. Whenever the name of our God who is transcendent, holy, perfect, full of mercy, gracious, benevolent, kind, and good is profaned, blasphemed, trivialized, His reputation is slaughtered. Unfortunately, blasphemy against God today has become very frequent and common. Most people blaspheme God’s name without realizing it—they use it as a cuss word. It is essential to stop this practice because, instead of praising God for everything He has done and all of His creation, we are cursing Him and act as gods ourselves. Blasphemy against the Holy Spirit is the only sin in the New Testament that is unforgivable “And whoever speaks a word against the Son of Man will be forgiven, but whoever speaks against the Holy Spirit will not be forgiven, either in this age or in the age to come.” (Matthew 12:32). A life of rejecting God and not repenting will lead many people to eternal doom. This commandment in the New Testament is different than cursing God because here it refers to a continuing rejection and blasphemy against the Holy Spirit. Even if we did curse God or blaspheme Him, we can still repent and the time to do so is now. God will forgive us if our repentance is genuine. But this is not an excuse to continue disrespecting God. So let’s take the commandment of blasphemy very seriously. “If we compare <text:a xlink:href="https://www.newadvent.org/cathen/07441a.htm" office:target-frame-name="_top" xlink:show="replace"><text:span text:style-name="Hyperlink">murder</text:span></text:a> and <text:a xlink:href="https://www.newadvent.org/cathen/02595a.htm" office:target-frame-name="_top" xlink:show="replace"><text:span text:style-name="Hyperlink">blasphemy</text:span></text:a> as regards the objects of those <text:a xlink:href="https://www.newadvent.org/cathen/14004b.htm" office:target-frame-name="_top" xlink:show="replace"><text:span text:style-name="Hyperlink">sins</text:span></text:a>, it is clear that <text:a xlink:href="https://www.newadvent.org/cathen/02595a.htm" office:target-frame-name="_top" xlink:show="replace"><text:span text:style-name="Hyperlink">blasphemy</text:span></text:a>, which is a <text:a xlink:href="https://www.newadvent.org/cathen/14004b.htm" office:target-frame-name="_top" xlink:show="replace"><text:span text:style-name="Hyperlink">sin</text:span></text:a> committed directly against <text:a xlink:href="https://www.newadvent.org/cathen/06608a.htm" office:target-frame-name="_top" xlink:show="replace"><text:span text:style-name="Hyperlink">God</text:span></text:a>, is more grave than <text:a xlink:href="https://www.newadvent.org/cathen/07441a.htm" office:target-frame-name="_top" xlink:show="replace"><text:span text:style-name="Hyperlink">murder</text:span></text:a>, which is a <text:a xlink:href="https://www.newadvent.org/cathen/14004b.htm" office:target-frame-name="_top" xlink:show="replace"><text:span text:style-name="Hyperlink">sin</text:span></text:a> against one's neighbor. On the other hand, if we compare them in respect of the harm wrought by them, <text:a xlink:href="https://www.newadvent.org/cathen/07441a.htm" office:target-frame-name="_top" xlink:show="replace"><text:span text:style-name="Hyperlink">murder</text:span></text:a> is the graver <text:a xlink:href="https://www.newadvent.org/cathen/14004b.htm" office:target-frame-name="_top" xlink:show="replace"><text:span text:style-name="Hyperlink">sin</text:span></text:a>,<text:s/><text:soft-page-break/>for <text:a xlink:href="https://www.newadvent.org/cathen/07441a.htm" office:target-frame-name="_top" xlink:show="replace"><text:span text:style-name="Hyperlink">murder</text:span></text:a> does more harm to one's neighbor, than <text:a xlink:href="https://www.newadvent.org/cathen/02595a.htm" office:target-frame-name="_top" xlink:show="replace"><text:span text:style-name="Hyperlink">blasphemy</text:span></text:a> does to <text:a xlink:href="https://www.newadvent.org/cathen/06608a.htm" office:target-frame-name="_top" xlink:show="replace"><text:span text:style-name="Hyperlink">God</text:span></text:a>. Since, however, the gravity of a <text:a xlink:href="https://www.newadvent.org/cathen/14004b.htm" office:target-frame-name="_top" xlink:show="replace"><text:span text:style-name="Hyperlink">sin</text:span></text:a> depends on the <text:a xlink:href="https://www.newadvent.org/cathen/08069b.htm" office:target-frame-name="_top" xlink:show="replace"><text:span text:style-name="Hyperlink">intention</text:span></text:a> of the <text:a xlink:href="https://www.newadvent.org/cathen/05649a.htm" office:target-frame-name="_top" xlink:show="replace"><text:span text:style-name="Hyperlink">evil</text:span></text:a> will, rather than on the effect of the <text:a xlink:href="https://www.newadvent.org/cathen/01115a.htm" office:target-frame-name="_top" xlink:show="replace"><text:span text:style-name="Hyperlink">deed</text:span></text:a>, it follows that, as the blasphemer intends to do harm to <text:a xlink:href="https://www.newadvent.org/cathen/06608a.htm" office:target-frame-name="_top" xlink:show="replace"><text:span text:style-name="Hyperlink">God's</text:span></text:a> <text:a xlink:href="https://www.newadvent.org/cathen/07462a.htm" office:target-frame-name="_top" xlink:show="replace"><text:span text:style-name="Hyperlink">honor</text:span></text:a>, absolutely speaking, he <text:a xlink:href="https://www.newadvent.org/cathen/14004b.htm" office:target-frame-name="_top" xlink:show="replace"><text:span text:style-name="Hyperlink">sins</text:span></text:a> more grievously that the murderer. Nevertheless <text:a xlink:href="https://www.newadvent.org/cathen/07441a.htm" office:target-frame-name="_top" xlink:show="replace"><text:span text:style-name="Hyperlink">murder</text:span></text:a> takes precedence, as to punishment, among <text:a xlink:href="https://www.newadvent.org/cathen/14004b.htm" office:target-frame-name="_top" xlink:show="replace"><text:span text:style-name="Hyperlink">sins</text:span></text:a> committed against our neighbor.” (St. Thomas Aquinas<text:s/><text:span text:style-name="T1165">Summa Theologiae</text:span>, II-II, Q.13)</text:p>
      <text:p text:style-name="Normal">24:19-23 This passage seeks to bring justice and restraint. It doesn’t say if someone knocks your tooth out you should burn their house. Instead, it says a tooth for a tooth, an eye for and eye.</text:p>
      <text:p text:style-name="Normal">24:22 The same commandants apply not only to Israelites but to the “aliens”. The same commandments apply not only to Christians but to atheist and other non-Christians. Whether you believe in God or not that will not change reality. All people will be judged according to the law except if they believe in Jesus and His work on the cross. Then that will be counted as righteousness.</text:p>
      <text:p text:style-name="P1166">Leviticus chapter 25</text:p>
      <text:p text:style-name="P1167">The Sabbatical Year</text:p>
      <text:p text:style-name="Bibletext"><text:span text:style-name="T1168">25</text:span><text:span text:style-name="T1169"> </text:span>The Lord spoke to Moses on Mount Sinai, saying: <text:span text:style-name="T1170">2 </text:span>Speak to the people of Israel and say to them: When you enter the land that I am giving you, the land shall observe a sabbath for the Lord. <text:span text:style-name="T1171">3 </text:span>Six years you shall sow your field, and six years you shall prune your vineyard, and gather in their yield; <text:span text:style-name="T1172">4 </text:span>but in the seventh year there shall be a sabbath of complete rest for the land, a sabbath for the Lord: you shall not sow your field or prune your vineyard. <text:span text:style-name="T1173">5 </text:span>You shall not reap the aftergrowth of your harvest or gather the grapes of your unpruned vine: it shall be a year of complete rest for the land. <text:span text:style-name="T1174">6 </text:span>You may eat what the land yields during its sabbath—you, your male and female slaves, your hired and your bound laborers who live with you; <text:span text:style-name="T1175">7 </text:span>for your livestock also, and for the wild animals in your land all its yield shall be for food.</text:p>
      <text:p text:style-name="P1176">The Year of Jubilee</text:p>
      <text:p text:style-name="Bibletext"><text:span text:style-name="T1177">8 </text:span>You shall count off seven weeks of years, seven times seven years, so that the period of seven weeks of years gives forty-nine years. <text:span text:style-name="T1178">9 </text:span>Then you shall have the trumpet sounded loud; on the tenth day of the seventh month—on the day of atonement—you shall have the trumpet sounded throughout all your land. <text:span text:style-name="T1179">10 </text:span>And you shall hallow the fiftieth year and you shall proclaim liberty throughout the land to all its inhabitants. It shall be a jubilee for you: you shall return, every one of you, to your property and every one of you to your family. <text:span text:style-name="T1180">11 </text:span>That fiftieth year shall be a jubilee for you: you shall not sow, or reap the aftergrowth, or harvest the unpruned vines. <text:span text:style-name="T1181">12 </text:span>For it is a jubilee; it shall be holy to you: you shall eat only what the field itself produces.</text:p>
      <text:p text:style-name="Bibletext"><text:span text:style-name="T1182">13 </text:span>In this year of jubilee you shall return, every one of you, to your property. <text:span text:style-name="T1183">14 </text:span>When you make a sale to your neighbor or buy from your neighbor,<text:s/><text:soft-page-break/>you shall not cheat one another. <text:span text:style-name="T1184">15 </text:span>When you buy from your neighbor, you shall pay only for the number of years since the jubilee; the seller shall charge you only for the remaining crop years. <text:span text:style-name="T1185">16 </text:span>If the years are more, you shall increase the price, and if the years are fewer, you shall diminish the price; for it is a certain number of harvests that are being sold to you. <text:span text:style-name="T1186">17 </text:span>You shall not cheat one another, but you shall fear your God; for I am the Lord your God.</text:p>
      <text:p text:style-name="Bibletext"><text:span text:style-name="T1187">18 </text:span>You shall observe my statutes and faithfully keep my ordinances, so that you may live on the land securely. <text:span text:style-name="T1188">19 </text:span>The land will yield its fruit, and you will eat your fill and live on it securely. <text:span text:style-name="T1189">20 </text:span>Should you ask, “What shall we eat in the seventh year, if we may not sow or gather in our crop?” <text:span text:style-name="T1190">21 </text:span>I will order my blessing for you in the sixth year, so that it will yield a crop for three years. <text:span text:style-name="T1191">22 </text:span>When you sow in the eighth year, you will be eating from the old crop; until the ninth year, when its produce comes in, you shall eat the old. <text:span text:style-name="T1192">23 </text:span>The land shall not be sold in perpetuity, for the land is mine; with me you are but aliens and tenants. <text:span text:style-name="T1193">24 </text:span>Throughout the land that you hold, you shall provide for the redemption of the land.</text:p>
      <text:p text:style-name="Bibletext"><text:span text:style-name="T1194">25 </text:span>If anyone of your kin falls into difficulty and sells a piece of property, then the next of kin shall come and redeem what the relative has sold. <text:span text:style-name="T1195">26 </text:span>If the person has no one to redeem it, but then prospers and finds sufficient means to do so, <text:span text:style-name="T1196">27 </text:span>the years since its sale shall be computed and the difference shall be refunded to the person to whom it was sold, and the property shall be returned. <text:span text:style-name="T1197">28 </text:span>But if there are not sufficient means to recover it, what was sold shall remain with the purchaser until the year of jubilee; in the jubilee it shall be released, and the property shall be returned.</text:p>
      <text:p text:style-name="Bibletext"><text:span text:style-name="T1198">29 </text:span>If anyone sells a dwelling house in a walled city, it may be redeemed until a year has elapsed since its sale; the right of redemption shall be one year. <text:span text:style-name="T1199">30 </text:span>If it is not redeemed before a full year has elapsed, a house that is in a walled city shall pass in perpetuity to the purchaser, throughout the generations; it shall not be released in the jubilee. <text:span text:style-name="T1200">31 </text:span>But houses in villages that have no walls around them shall be classed as open country; they may be redeemed, and they shall be released in the jubilee. <text:span text:style-name="T1201">32 </text:span>As for the cities of the Levites, the Levites shall forever have the right of redemption of the houses in the cities belonging to them. <text:span text:style-name="T1202">33 </text:span>Such property as may be redeemed from the Levites—houses sold in a city belonging to them—shall be released in the jubilee; because the houses in the cities of the Levites are their possession among the people of Israel. <text:span text:style-name="T1203">34 </text:span>But the open land around their cities may not be sold; for that is their possession for all time.</text:p>
      <text:p text:style-name="Bibletext"><text:span text:style-name="T1204">35 </text:span>If any of your kin fall into difficulty and become dependent on you, you shall support them; they shall live with you as though resident aliens. <text:span text:style-name="T1205">36 </text:span>Do not take interest in advance or otherwise make a profit from them, but fear your God; let them live with you. <text:span text:style-name="T1206">37 </text:span>You shall not lend them your money at interest taken in advance, or provide them food at a profit. <text:span text:style-name="T1207">38 </text:span>I am the Lord your God, who brought you out of the land of Egypt, to give you the land of Canaan, to be your God.</text:p>
      <text:soft-page-break/>
      <text:p text:style-name="Bibletext"><text:span text:style-name="T1208">39 </text:span>If any who are dependent on you become so impoverished that they sell themselves to you, you shall not make them serve as slaves. <text:span text:style-name="T1209">40 </text:span>They shall remain with you as hired or bound laborers. They shall serve with you until the year of the jubilee. <text:span text:style-name="T1210">41 </text:span>Then they and their children with them shall be free from your authority; they shall go back to their own family and return to their ancestral property. <text:span text:style-name="T1211">42 </text:span>For they are my servants, whom I brought out of the land of Egypt; they shall not be sold as slaves are sold. <text:span text:style-name="T1212">43 </text:span>You shall not rule over them with harshness, but shall fear your God. <text:span text:style-name="T1213">44 </text:span>As for the male and female slaves whom you may have, it is from the nations around you that you may acquire male and female slaves. <text:span text:style-name="T1214">45 </text:span>You may also acquire them from among the aliens residing with you, and from their families that are with you, who have been born in your land; and they may be your property. <text:span text:style-name="T1215">46 </text:span>You may keep them as a possession for your children after you, for them to inherit as property. These you may treat as slaves, but as for your fellow Israelites, no one shall rule over the other with harshness.</text:p>
      <text:p text:style-name="Bibletext"><text:span text:style-name="T1216">47 </text:span>If resident aliens among you prosper, and if any of your kin fall into difficulty with one of them and sell themselves to an alien, or to a branch of the alien’s family, <text:span text:style-name="T1217">48 </text:span>after they have sold themselves they shall have the right of redemption; one of their brothers may redeem them, <text:span text:style-name="T1218">49 </text:span>or their uncle or their uncle’s son may redeem them, or anyone of their family who is of their own flesh may redeem them; or if they prosper they may redeem themselves. <text:span text:style-name="T1219">50 </text:span>They shall compute with the purchaser the total from the year when they sold themselves to the alien until the jubilee year; the price of the sale shall be applied to the number of years: the time they were with the owner shall be rated as the time of a hired laborer. <text:span text:style-name="T1220">51 </text:span>If many years remain, they shall pay for their redemption in proportion to the purchase price; <text:span text:style-name="T1221">52 </text:span>and if few years remain until the jubilee year, they shall compute thus: according to the years involved they shall make payment for their redemption. <text:span text:style-name="T1222">53 </text:span>As a laborer hired by the year they shall be under the alien’s authority, who shall not, however, rule with harshness over them in your sight. <text:span text:style-name="T1223">54 </text:span>And if they have not been redeemed in any of these ways, they and their children with them shall go free in the jubilee year. <text:span text:style-name="T1224">55 </text:span>For to me the people of Israel are servants; they are my servants whom I brought out from the land of Egypt: I am the Lord your God.</text:p>
      <text:p text:style-name="P1225">Commentary on Leviticus chapter 25</text:p>
      <text:p text:style-name="Normal">In this chapter, God provides instructions on how to celebrate the jubilee year, emphasizing the importance of obedience to His commands. The jubilee is a year of rest and freedom as during this year, slaves were freed. Our Jubilee is Jesus because He not only brings us rest but sets us free from sin and temptation.</text:p>
      <text:p text:style-name="Normal">Verse 18 reminds us that if we follow His laws, we will live safely. This is a profound promise—God assures us that His protection and provision are guaranteed when we walk in faith and obedience. He promises that there will be enough for us, even in times of rest like the jubilee year, where no planting or harvesting occurs. Trusting Him means believing that His plan will never fail.</text:p>
      <text:soft-page-break/>
      <text:p text:style-name="Normal">But how often do we truly trust God? Doubt can creep into our hearts, especially during uncertain times. Yet, we must remember that God’s Word is always true—He cannot lie (Titus 1:2). Doubts arise from our sinful hearts and the enemy. Trust in the Lord is an act of surrender, acknowledging that His ways and thoughts are higher than ours (Isaiah 55:8-9).</text:p>
      <text:p text:style-name="Normal">Just like the Israelites were called to trust God by relying on that He will provide for them, we are called to trust Him with our needs and lives, knowing that He is faithful to His word. Trusting God is not just about believing in His power but also resting in His love and timing. Trusting God means letting go of the need to control outcomes. God sees the bigger picture and has a perfect plan.</text:p>
      <text:p text:style-name="Normal">25:14-17 The closer the jubilee year was, the cheaper the property. In the same way, the closer the kingdom is, the less valuable the earthy possessions. Caring more about earthly possessions and earthy things today shows that I don’t value the godly kingdom as much as my own pleasures. Jesus is calling today to let go of any things or possession that is holding you back. Wouldn’t you want to know what He has to say about heaven and the things He has promised?</text:p>
      <text:p text:style-name="Normal">25:35-38 God orders us to treat poor family members with love and care. We have to provide for them because part of the greatest commandment is to love our neighbor as ourselves. In the same way, Jesus provides for us. He pays our debt of sin; without Him no one would be able to obtain everlasting life.</text:p>
      <text:p text:style-name="Normal">25:39-43 God commands the Israelites to free slaves on the jubilee year. Those slaves will not be sold and will not be treated poorly. Since having slaves at that time was normal, God is providing a set of rules so that they wouldn’t be treated horribly.</text:p>
      <text:p text:style-name="P1226">Jubilee year in the past and today</text:p>
      <text:p text:style-name="Normal">In the past, the year of Jubilee was a sign of God freeing the nation of Israel from slavery in Egypt. Even through God gave the promise land to the nation of Israel, the land was never their property “The land shall not be sold in perpetuity, for the land is mine; with me you are but aliens and tenants.” (Leviticus 25:23). For this reason, the land was always assigned to its proper family even when they couldn’t pay the debts. Therefore, the Jubilee—a time for returning land to its rightful owners—is a particularly significant event. It ensures and protects the family's right to its designated land, while also safeguarding the family’s survival.</text:p>
      <text:p text:style-name="Normal">Family was the main center of the Jubilee year which is why it emphasized that the safety and unity of the families was the basis of maintaining the Covenant with God. It is a time to look back at our families and renew or strengthen our relationship with God as one.</text:p>
      <text:soft-page-break/>
      <text:p text:style-name="Normal">The Jubilee has a significant meaning for the redemption of the world. Even Jesus Christ himself spoke about the Jubilee year in Luke chapter 4 “The Spirit of the Lord is upon me, because he has anointed me to bring good news to the poor. He has sent me to proclaim release to the captives and recovery of sight to the blind, to let the oppressed go free, to proclaim the year of the Lord’s favor.” (Luke 4:18-19). Here He is quoting Isaiah 61:1-2 and states that He has fulfilled the promise with His own life and works. Indeed, He has fulfilled the promise by dying on the cross for everyone’s sins and giving eternal life to those who don’t reject Him. This fulfilment fits perfectly with the year of Jubilee as the attributes of the year are forgiveness and restoration, liberation and renewal.</text:p>
      <text:p text:style-name="Normal">The Israelites were given the Promised Land for about 490 years, then for 70 years they were exiled. After the exile the prophet Daniel prayed for the restoration of the land and that is when the angel Gabriel came to him and said that it will take seventy weeks for the restoration of the city “Seventy weeks are decreed for your people and your holy city: to finish the transgression, to put an end to sin, and to atone for iniquity, to bring in everlasting righteousness, to seal both vision and prophet, and to anoint a most holy place.” (Daniel 9:24). By seventy weeks the angel meant seventy weeks of years, meaning 70x7 years which is a total of 490 years. And this exact date points to the moment when Jesus read Isaiah 61 in the synagogue, therefore, confirming that the promise is fulfilled.</text:p>
      <text:p text:style-name="Normal">The coming of Christ has revealed a deeper meaning of the Jubilee—it is not just for the Israelites but for the entire world. Jesus sets us free from our sin debt that we owe God. The only way we can pay that debt is by a sacrifice because “the wages of sin is death” (Romans 6:23). But Christ was that sacrifice once and for all, forever and ever. He died so that we may have eternal life. Jesus proved the fulfilment of His promise by resurrecting on the third day.</text:p>
      <text:p text:style-name="Normal">The first Jubilee year of the church was in 1300 and from then was celebrated once every 100 years. Then pope Clement VI shortened the time to 50 years and then John Paul II shortened the time to 25 years which is how often it is celebrated today. During this year people are invited to do a pilgrimage to Rome by visiting St. Peters Basilica or to various churches around their own country.</text:p>
      <text:p text:style-name="Normal">During this year, we should focus on the God’s divine mercy through which we see the secrets of Christian hope as “hope does not disappoint us, because God’s love has been poured into our hearts through the Holy Spirit that has been given to us.” (Romans 5:5). We should also remember our Baptism through which we were united with Christ and the Church. We should thank God for the people who helped us receive the sacrament of Baptism as well as helped us walk the journey of faith.</text:p>
      <text:soft-page-break/>
      <text:p text:style-name="Normal">Pope Francis writes beautifully explains the message of hope which is for all of us:</text:p>
      <table:table table:style-name="Table1227">
        <table:table-columns>
          <table:table-column table:style-name="TableColumn1228"/>
        </table:table-columns>
        <table:table-row table:style-name="TableRow1229">
          <table:table-cell table:style-name="TableCell1230">
            <text:p text:style-name="P1231">Pope Francis Spes Non Confundit Bull of indiction of the ordinary Jubilee of the year 2025</text:p>
          </table:table-cell>
        </table:table-row>
        <table:table-row table:style-name="TableRow1232">
          <table:table-cell table:style-name="TableCell1233">
            <text:p text:style-name="P1234"><text:s text:c="5"/>Hope is born of love and based on the love springing from the pierced heart of Jesus upon the cross: “For if while we were enemies, we were reconciled to God through the death of his Son, much more surely, having been reconciled, will we be saved by his life” (<text:span text:style-name="T1235">Rom </text:span>5:19). That life becomes manifest in our own life of faith, which begins with Baptism, develops in openness to God’s grace and is enlivened by a hope constantly renewed and confirmed by the working of the Holy Spirit.</text:p>
            <text:p text:style-name="P1236"><text:s text:c="5"/>In addition to finding hope in God’s grace, we are also called to discover hope in the <text:span text:style-name="T1237">signs of the times</text:span> that the Lord gives us. As the Second Vatican Council observed: “In every age, the Church has the responsibility of reading the signs of the times and interpreting them in the light of the Gospel. In this way, in language adapted to every generation, she can respond to people’s persistent questions about the meaning of this present life and of the life to come, and how one is related to the other”. We need to recognize the immense goodness present in our world, lest we be tempted to think ourselves overwhelmed by evil and violence. The signs of the times, which include the yearning of human hearts in need of God’s saving presence, ought to become signs of hope.</text:p>
            <text:p text:style-name="P1238"><text:s text:c="5"/>Christian hope consists precisely in this: that in facing death, which appears to be the end of everything, we have the certainty that, thanks to the grace of Christ imparted to us in Baptism, “life is changed, not ended”, forever.</text:p>
            <text:p text:style-name="P1239"><text:s text:c="5"/>What, then, will become of us after death? With Jesus, beyond this threshold we will find eternal life, consisting in full communion with God as we forever contemplate and share in his infinite love. All that we now experience in hope, we shall then see in reality. We are reminded of the words of Saint Augustine: “When I am one with you in all my being, there will be no more pain and toil; my life shall be true life, a life wholly filled by you”. What will characterize this fullness of communion? Being happy. <text:span text:style-name="T1240">Happiness</text:span> is our human vocation, a goal to which all aspire.</text:p>
            <text:p text:style-name="Normal"><text:s text:c="5"/>Let us even now be drawn to this hope! Through our witness, may hope spread to all those who anxiously seek it. May the way we live our lives say to them in so many words: “Hope in the Lord! Hold firm, take heart and hope in the Lord!” (<text:span text:style-name="T1241">Ps </text:span>27:14). May the power of hope fill our<text:s/><text:soft-page-break/>days, as we await with confidence the coming of the Lord Jesus Christ, to whom be praise and glory, now and forever.</text:p>
          </table:table-cell>
        </table:table-row>
      </table:table>
      <text:p text:style-name="Normal"/>
      <text:p text:style-name="P1242">Leviticus chapter 26</text:p>
      <text:p text:style-name="P1243">Rewards for Obedience</text:p>
      <text:p text:style-name="Bibletext"><text:span text:style-name="T1244">26</text:span><text:span text:style-name="T1245"> </text:span>You shall make for yourselves no idols and erect no carved images or pillars, and you shall not place figured stones in your land, to worship at them; for I am the Lord your God. <text:span text:style-name="T1246">2 </text:span>You shall keep my sabbaths and reverence my sanctuary: I am the Lord.</text:p>
      <text:p text:style-name="Bibletext"><text:span text:style-name="T1247">3 </text:span>If you follow my statutes and keep my commandments and observe them faithfully, <text:span text:style-name="T1248">4 </text:span>I will give you your rains in their season, and the land shall yield its produce, and the trees of the field shall yield their fruit. <text:span text:style-name="T1249">5 </text:span>Your threshing shall overtake the vintage, and the vintage shall overtake the sowing; you shall eat your bread to the full, and live securely in your land. <text:span text:style-name="T1250">6 </text:span>And I will grant peace in the land, and you shall lie down, and no one shall make you afraid; I will remove dangerous animals from the land, and no sword shall go through your land. <text:span text:style-name="T1251">7 </text:span>You shall give chase to your enemies, and they shall fall before you by the sword. <text:span text:style-name="T1252">8 </text:span>Five of you shall give chase to a hundred, and a hundred of you shall give chase to ten thousand; your enemies shall fall before you by the sword. <text:span text:style-name="T1253">9 </text:span>I will look with favor upon you and make you fruitful and multiply you; and I will maintain my covenant with you. <text:span text:style-name="T1254">10 </text:span>You shall eat old grain long stored, and you shall have to clear out the old to make way for the new. <text:span text:style-name="T1255">11 </text:span>I will place my dwelling in your midst, and I shall not abhor you. <text:span text:style-name="T1256">12 </text:span>And I will walk among you, and will be your God, and you shall be my people. <text:span text:style-name="T1257">13 </text:span>I am the Lord your God who brought you out of the land of Egypt, to be their slaves no more; I have broken the bars of your yoke and made you walk erect.</text:p>
      <text:p text:style-name="P1258">Penalties for Disobedience</text:p>
      <text:p text:style-name="Bibletext"><text:span text:style-name="T1259">14 </text:span>But if you will not obey me, and do not observe all these commandments, <text:span text:style-name="T1260">15 </text:span>if you spurn my statutes, and abhor my ordinances, so that you will not observe all my commandments, and you break my covenant, <text:span text:style-name="T1261">16 </text:span>I in turn will do this to you: I will bring terror on you; consumption and fever that waste the eyes and cause life to pine away. You shall sow your seed in vain, for your enemies shall eat it. <text:span text:style-name="T1262">17 </text:span>I will set my face against you, and you shall be struck down by your enemies; your foes shall rule over you, and you shall flee though no one pursues you. <text:span text:style-name="T1263">18 </text:span>And if in spite of this you will not obey me, I will continue to punish you sevenfold for your sins. <text:span text:style-name="T1264">19 </text:span>I will break your proud glory, and I will make your sky like iron and your earth like copper. <text:span text:style-name="T1265">20 </text:span>Your strength shall be spent to no purpose: your land shall not yield its produce, and the trees of the land shall not yield their fruit.</text:p>
      <text:p text:style-name="Bibletext"><text:span text:style-name="T1266">21 </text:span>If you continue hostile to me, and will not obey me, I will continue to plague you sevenfold for your sins. <text:span text:style-name="T1267">22 </text:span>I will let loose wild animals against you, and they shall bereave you of your children and destroy your livestock; they shall make you few in number, and your roads shall be deserted.</text:p>
      <text:soft-page-break/>
      <text:p text:style-name="Bibletext"><text:span text:style-name="T1268">23 </text:span>If in spite of these punishments you have not turned back to me, but continue hostile to me, <text:span text:style-name="T1269">24 </text:span>then I too will continue hostile to you: I myself will strike you sevenfold for your sins. <text:span text:style-name="T1270">25 </text:span>I will bring the sword against you, executing vengeance for the covenant; and if you withdraw within your cities, I will send pestilence among you, and you shall be delivered into enemy hands. <text:span text:style-name="T1271">26 </text:span>When I break your staff of bread, ten women shall bake your bread in a single oven, and they shall dole out your bread by weight; and though you eat, you shall not be satisfied.</text:p>
      <text:p text:style-name="Bibletext"><text:span text:style-name="T1272">27 </text:span>But if, despite this, you disobey me, and continue hostile to me, <text:span text:style-name="T1273">28 </text:span>I will continue hostile to you in fury; I in turn will punish you myself sevenfold for your sins. <text:span text:style-name="T1274">29 </text:span>You shall eat the flesh of your sons, and you shall eat the flesh of your daughters. <text:span text:style-name="T1275">30 </text:span>I will destroy your high places and cut down your incense altars; I will heap your carcasses on the carcasses of your idols. I will abhor you. <text:span text:style-name="T1276">31 </text:span>I will lay your cities waste, will make your sanctuaries desolate, and I will not smell your pleasing odors. <text:span text:style-name="T1277">32 </text:span>I will devastate the land, so that your enemies who come to settle in it shall be appalled at it. <text:span text:style-name="T1278">33 </text:span>And you I will scatter among the nations, and I will unsheathe the sword against you; your land shall be a desolation, and your cities a waste.</text:p>
      <text:p text:style-name="Bibletext"><text:span text:style-name="T1279">34 </text:span>Then the land shall enjoy its sabbath years as long as it lies desolate, while you are in the land of your enemies; then the land shall rest, and enjoy its sabbath years. <text:span text:style-name="T1280">35 </text:span>As long as it lies desolate, it shall have the rest it did not have on your sabbaths when you were living on it. <text:span text:style-name="T1281">36 </text:span>And as for those of you who survive, I will send faintness into their hearts in the lands of their enemies; the sound of a driven leaf shall put them to flight, and they shall flee as one flees from the sword, and they shall fall though no one pursues. <text:span text:style-name="T1282">37 </text:span>They shall stumble over one another, as if to escape a sword, though no one pursues; and you shall have no power to stand against your enemies. <text:span text:style-name="T1283">38 </text:span>You shall perish among the nations, and the land of your enemies shall devour you. <text:span text:style-name="T1284">39 </text:span>And those of you who survive shall languish in the land of your enemies because of their iniquities; also they shall languish because of the iniquities of their ancestors.</text:p>
      <text:p text:style-name="Bibletext"><text:span text:style-name="T1285">40 </text:span>But if they confess their iniquity and the iniquity of their ancestors, in that they committed treachery against me and, moreover, that they continued hostile to me— <text:span text:style-name="T1286">41 </text:span>so that I, in turn, continued hostile to them and brought them into the land of their enemies; if then their uncircumcised heart is humbled and they make amends for their iniquity, <text:span text:style-name="T1287">42 </text:span>then will I remember my covenant with Jacob; I will remember also my covenant with Isaac and also my covenant with Abraham, and I will remember the land. <text:span text:style-name="T1288">43 </text:span>For the land shall be deserted by them, and enjoy its sabbath years by lying desolate without them, while they shall make amends for their iniquity, because they dared to spurn my ordinances, and they abhorred my statutes. <text:span text:style-name="T1289">44 </text:span>Yet for all that, when they are in the land of their enemies, I will not spurn them, or abhor them so as to destroy them utterly and break my covenant with them; for I am the Lord their God; <text:span text:style-name="T1290">45 </text:span>but I will remember in their favor the covenant with their ancestors whom I brought out of the land of Egypt in the sight of the nations, to be their God: I am the Lord.</text:p>
      <text:p text:style-name="Bibletext"><text:span text:style-name="T1291">46 </text:span>These are the statutes and ordinances and laws that the Lord established between himself and the people of Israel on Mount Sinai through Moses.</text:p>
      <text:soft-page-break/>
      <text:p text:style-name="P1292">Commentary on Leviticus chapter 26</text:p>
      <text:p text:style-name="Normal">26:1-2 God prohibits creating statues of anything that is holy or heaven if the intention is to worship that item. God alone deserves all the worship; we must not worship idols. This doesn’t mean that we can’t have statues of holy people at all because if that were the case then God would contradict Himself because in the book of exodus, He asked Moses to build two cherubim which are heavenly beings. He ordered us to keep His church holy and respectful.</text:p>
      <text:p text:style-name="Normal">26:3-9 God promises that if we keep His commandments and worship Him, He will protect us from all evil and take care of us. God wants the best for us, He doesn’t want us to suffer which is why He provides. We are called to grow in righteousness and become more holy through our lives because we love God.</text:p>
      <text:p text:style-name="Normal">26:10 God commands us to throw away the old and put on the new. The Old Testament is the old and is replaced by New Testament in which we see the newness of grace and Christ’s presence. Jesus came to fulfill the law and redeem us from our sins. God takes away the old punishment we deserve and gives it to Jesus through which we are made as new creatures and receive glory by being given the promise of entering heaven “<text:span text:style-name="T1293">Behold I will create a new heaven and a new earth”</text:span> (Isaiah 66:22). “<text:span text:style-name="T1294">And he who sat on the throne said: behold, I make all things new”</text:span> (Revelation 21:5). God also takes away the oldness of guilt as before we didn’t confess for our sins “<text:span text:style-name="T1295">B</text:span>ecause I was silent, my bones grew old” (Psalm 31:3). This has been replaced by the newness of justice and the Holy Spirit in us revealed the truth “<text:span text:style-name="T1296">So we may walk in newness of life”</text:span> (Rom 6:4).</text:p>
      <text:p text:style-name="Normal">26:11-12 God reassures that He will always be with us, and He will aways be our God and we will always be His children no matter what. Our hearts may deceive us, our feelings may say otherwise but remember that the Word of God cannot lie. God is not a feeling. So, if you think that God doesn’t love you or that He is far from you, remember that those are all lies from the enemy who is trying to distract you. We have to have confidence in the Lord and the way we build that is by being disciplined and spending time with Him daily.</text:p>
      <text:p text:style-name="Normal">26:14-46 God warns the people of Israel that if they do not obey Him, He will get His revenge and there will be punishment and evil in the land. These specific punishments were only for the people of Isreal as they had to strictly follow God’s orders because God chose them for His plan of salvation. Today if we sin usually nothing bad happens to us, however, if we live our lives ignoring the Lord and not believing in Jesus and His sacrifice, then the Lord will get His revenge, and we will be thrown into the lake of fire where we will burn for all eternity. Don’t make this mistake as it will have eternal consequences that you will regret. God's merciful love endures forever, and He stands always ready to forgive and reconcile his Chosen People whenever<text:s/><text:soft-page-break/>they repented of their transgressions. Even if we’re in the land of the enemy, God still cares about us. If we confess our sin to Him, if we call upon His name, He’ll restore us once again.</text:p>
      <text:p text:style-name="P1297">Leviticus chapter 27</text:p>
      <text:p text:style-name="P1298">Votive Offerings</text:p>
      <text:p text:style-name="Bibletext"><text:span text:style-name="T1299">27</text:span><text:span text:style-name="T1300"> </text:span>The Lord spoke to Moses, saying: <text:span text:style-name="T1301">2 </text:span>Speak to the people of Israel and say to them: When a person makes an explicit vow to the Lord concerning the equivalent for a human being, <text:span text:style-name="T1302">3 </text:span>the equivalent for a male shall be: from twenty to sixty years of age the equivalent shall be fifty shekels of silver by the sanctuary shekel. <text:span text:style-name="T1303">4 </text:span>If the person is a female, the equivalent is thirty shekels. <text:span text:style-name="T1304">5 </text:span>If the age is from five to twenty years of age, the equivalent is twenty shekels for a male and ten shekels for a female. <text:span text:style-name="T1305">6 </text:span>If the age is from one month to five years, the equivalent for a male is five shekels of silver, and for a female the equivalent is three shekels of silver. <text:span text:style-name="T1306">7 </text:span>And if the person is sixty years old or over, then the equivalent for a male is fifteen shekels, and for a female ten shekels. <text:span text:style-name="T1307">8 </text:span>If any cannot afford the equivalent, they shall be brought before the priest and the priest shall assess them; the priest shall assess them according to what each one making a vow can afford.</text:p>
      <text:p text:style-name="Bibletext"><text:span text:style-name="T1308">9 </text:span>If it concerns an animal that may be brought as an offering to the Lord, any such that may be given to the Lord shall be holy. <text:span text:style-name="T1309">10 </text:span>Another shall not be exchanged or substituted for it, either good for bad or bad for good; and if one animal is substituted for another, both that one and its substitute shall be holy. <text:span text:style-name="T1310">11 </text:span>If it concerns any unclean animal that may not be brought as an offering to the Lord, the animal shall be presented before the priest. <text:span text:style-name="T1311">12 </text:span>The priest shall assess it: whether good or bad, according to the assessment of the priest, so it shall be. <text:span text:style-name="T1312">13 </text:span>But if it is to be redeemed, one-fifth must be added to the assessment.</text:p>
      <text:p text:style-name="Bibletext"><text:span text:style-name="T1313">14 </text:span>If a person consecrates a house to the Lord, the priest shall assess it: whether good or bad, as the priest assesses it, so it shall stand. <text:span text:style-name="T1314">15 </text:span>And if the one who consecrates the house wishes to redeem it, one-fifth shall be added to its assessed value, and it shall revert to the original owner.</text:p>
      <text:p text:style-name="Bibletext"><text:span text:style-name="T1315">16 </text:span>If a person consecrates to the Lord any inherited landholding, its assessment shall be in accordance with its seed requirements: fifty shekels of silver to a homer of barley seed. <text:span text:style-name="T1316">17 </text:span>If the person consecrates the field as of the year of jubilee, that assessment shall stand; <text:span text:style-name="T1317">18 </text:span>but if the field is consecrated after the jubilee, the priest shall compute the price for it according to the years that remain until the year of jubilee, and the assessment shall be reduced. <text:span text:style-name="T1318">19 </text:span>And if the one who consecrates the field wishes to redeem it, then one-fifth shall be added to its assessed value, and it shall revert to the original owner; <text:span text:style-name="T1319">20 </text:span>but if the field is not redeemed, or if it has been sold to someone else, it shall no longer be redeemable. <text:span text:style-name="T1320">21 </text:span>But when the field is released in the jubilee, it shall be holy to the Lord as a devoted field; it becomes the priest’s holding. <text:span text:style-name="T1321">22 </text:span>If someone consecrates to the Lord a field that has been purchased, which is not a part of the inherited landholding, <text:span text:style-name="T1322">23 </text:span>the priest shall compute for it the proportionate<text:s/><text:soft-page-break/>assessment up to the year of jubilee, and the assessment shall be paid as of that day, a sacred donation to the Lord. <text:span text:style-name="T1323">24 </text:span>In the year of jubilee the field shall return to the one from whom it was bought, whose holding the land is. <text:span text:style-name="T1324">25 </text:span>All assessments shall be by the sanctuary shekel: twenty gerahs shall make a shekel.</text:p>
      <text:p text:style-name="Bibletext"><text:span text:style-name="T1325">26 </text:span>A firstling of animals, however, which as a firstling belongs to the Lord, cannot be consecrated by anyone; whether ox or sheep, it is the Lord’s. <text:span text:style-name="T1326">27 </text:span>If it is an unclean animal, it shall be ransomed at its assessment, with one-fifth added; if it is not redeemed, it shall be sold at its assessment.</text:p>
      <text:p text:style-name="Bibletext"><text:span text:style-name="T1327">28 </text:span>Nothing that a person owns that has been devoted to destruction for the Lord, be it human or animal, or inherited landholding, may be sold or redeemed; every devoted thing is most holy to the Lord. <text:span text:style-name="T1328">29 </text:span>No human beings who have been devoted to destruction can be ransomed; they shall be put to death.</text:p>
      <text:p text:style-name="Bibletext"><text:span text:style-name="T1329">30 </text:span>All tithes from the land, whether the seed from the ground or the fruit from the tree, are the Lord’s; they are holy to the Lord. <text:span text:style-name="T1330">31 </text:span>If persons wish to redeem any of their tithes, they must add one-fifth to them. <text:span text:style-name="T1331">32 </text:span>All tithes of herd and flock, every tenth one that passes under the shepherd’s staff, shall be holy to the Lord. <text:span text:style-name="T1332">33 </text:span>Let no one inquire whether it is good or bad, or make substitution for it; if one makes substitution for it, then both it and the substitute shall be holy and cannot be redeemed.</text:p>
      <text:p text:style-name="Bibletext"><text:span text:style-name="T1333">34 </text:span>These are the commandments that the Lord gave to Moses for the people of Israel on Mount Sinai.</text:p>
      <text:p text:style-name="P1334">Commentary on Leviticus chapter 27</text:p>
      <text:p text:style-name="Normal">If you make a vow to the Lord, then you have to keep it. If you didn’t keep it, then you had to pay the redemption price of the vow. Women are charged less for the vow because at that time in the culture the male had a higher earning potential than the female.</text:p>
      <text:p text:style-name="P1335"/>
      <text:p text:style-name="P1343">The book of Numbers</text:p>
      <text:p text:style-name="Normal">The book of numbers is the story of the Israelites’ journey from Sinai to the border of Canaan. The book starts two years after the exodus from Egypt.</text:p>
      <text:p text:style-name="Normal"/>
      <text:p text:style-name="P1344">Numbers chapter 1</text:p>
      <text:p text:style-name="P1345">The First Census of Israel</text:p>
      <text:p text:style-name="Bibletext"><text:span text:style-name="T1346">1</text:span><text:span text:style-name="T1347"> </text:span>The Lord spoke to Moses in the wilderness of Sinai, in the tent of meeting, on the first day of the second month, in the second year after they had come out of the land of Egypt, saying: <text:span text:style-name="T1348">2 </text:span>Take a census of the whole congregation of Israelites, in their clans, by ancestral houses, according to the number of names, every male individually; <text:span text:style-name="T1349">3 </text:span>from twenty years old and upward, everyone in Israel able to go to war. You and Aaron shall enroll them, company by company. <text:span text:style-name="T1350">4 </text:span>A man from each tribe shall be with you, each man the head of his ancestral house. <text:span text:style-name="T1351">5 </text:span>These are the names of the men who shall assist you:</text:p>
      <text:p text:style-name="P1352">From Reuben, Elizur son of Shedeur.<text:line-break/><text:span text:style-name="T1353">6 </text:span>From Simeon, Shelumiel son of Zurishaddai.<text:line-break/><text:span text:style-name="T1354">7 </text:span>From Judah, Nahshon son of Amminadab.<text:line-break/><text:span text:style-name="T1355">8 </text:span>From Issachar, Nethanel son of Zuar.<text:line-break/><text:span text:style-name="T1356">9 </text:span>From Zebulun, Eliab son of Helon.<text:line-break/><text:span text:style-name="T1357">10 </text:span>From the sons of Joseph:<text:line-break/>from Ephraim, Elishama son of Ammihud;<text:line-break/>from Manasseh, Gamaliel son of Pedahzur.<text:line-break/><text:span text:style-name="T1358">11 </text:span>From Benjamin, Abidan son of Gideoni.<text:line-break/><text:span text:style-name="T1359">12 </text:span>From Dan, Ahiezer son of Ammishaddai.<text:line-break/><text:span text:style-name="T1360">13 </text:span>From Asher, Pagiel son of Ochran.<text:line-break/><text:span text:style-name="T1361">14 </text:span>From Gad, Eliasaph son of Deuel.<text:line-break/><text:span text:style-name="T1362">15 </text:span>From Naphtali, Ahira son of Enan.</text:p>
      <text:p text:style-name="Bibletext"><text:span text:style-name="T1363">16 </text:span>These were the ones chosen from the congregation, the leaders of their ancestral tribes, the heads of the divisions of Israel.</text:p>
      <text:p text:style-name="Bibletext"><text:span text:style-name="T1364">17 </text:span>Moses and Aaron took these men who had been designated by name, <text:span text:style-name="T1365">18 </text:span>and on the first day of the second month they assembled the whole congregation together. They registered themselves in their clans, by their ancestral houses, according to the number of names from twenty years old and upward, individually, <text:span text:style-name="T1366">19 </text:span>as the Lord commanded Moses. So he enrolled them in the wilderness of Sinai.</text:p>
      <text:p text:style-name="Bibletext"><text:span text:style-name="T1367">20 </text:span>The descendants of Reuben, Israel’s firstborn, their lineage, in their clans, by their ancestral houses, according to the number of names, individually, every male from twenty years old and upward, everyone able to go to war: <text:span text:style-name="T1368">21 </text:span>those enrolled of the tribe of Reuben were forty-six thousand five hundred.</text:p>
      <text:soft-page-break/>
      <text:p text:style-name="Bibletext"><text:span text:style-name="T1369">22 </text:span>The descendants of Simeon, their lineage, in their clans, by their ancestral houses, those of them that were numbered, according to the number of names, individually, every male from twenty years old and upward, everyone able to go to war: <text:span text:style-name="T1370">23 </text:span>those enrolled of the tribe of Simeon were fifty-nine thousand three hundred.</text:p>
      <text:p text:style-name="Bibletext"><text:span text:style-name="T1371">24 </text:span>The descendants of Gad, their lineage, in their clans, by their ancestral houses, according to the number of the names, from twenty years old and upward, everyone able to go to war: <text:span text:style-name="T1372">25 </text:span>those enrolled of the tribe of Gad were forty-five thousand six hundred fifty.</text:p>
      <text:p text:style-name="Bibletext"><text:span text:style-name="T1373">26 </text:span>The descendants of Judah, their lineage, in their clans, by their ancestral houses, according to the number of names, from twenty years old and upward, everyone able to go to war: <text:span text:style-name="T1374">27 </text:span>those enrolled of the tribe of Judah were seventy-four thousand six hundred.</text:p>
      <text:p text:style-name="Bibletext"><text:span text:style-name="T1375">28 </text:span>The descendants of Issachar, their lineage, in their clans, by their ancestral houses, according to the number of names, from twenty years old and upward, everyone able to go to war: <text:span text:style-name="T1376">29 </text:span>those enrolled of the tribe of Issachar were fifty-four thousand four hundred.</text:p>
      <text:p text:style-name="Bibletext"><text:span text:style-name="T1377">30 </text:span>The descendants of Zebulun, their lineage, in their clans, by their ancestral houses, according to the number of names, from twenty years old and upward, everyone able to go to war: <text:span text:style-name="T1378">31 </text:span>those enrolled of the tribe of Zebulun were fifty-seven thousand four hundred.</text:p>
      <text:p text:style-name="Bibletext"><text:span text:style-name="T1379">32 </text:span>The descendants of Joseph, namely, the descendants of Ephraim, their lineage, in their clans, by their ancestral houses, according to the number of names, from twenty years old and upward, everyone able to go to war: <text:span text:style-name="T1380">33 </text:span>those enrolled of the tribe of Ephraim were forty thousand five hundred.</text:p>
      <text:p text:style-name="Bibletext"><text:span text:style-name="T1381">34 </text:span>The descendants of Manasseh, their lineage, in their clans, by their ancestral houses, according to the number of names, from twenty years old and upward, everyone able to go to war: <text:span text:style-name="T1382">35 </text:span>those enrolled of the tribe of Manasseh were thirty-two thousand two hundred.</text:p>
      <text:p text:style-name="Bibletext"><text:span text:style-name="T1383">36 </text:span>The descendants of Benjamin, their lineage, in their clans, by their ancestral houses, according to the number of names, from twenty years old and upward, everyone able to go to war: <text:span text:style-name="T1384">37 </text:span>those enrolled of the tribe of Benjamin were thirty-five thousand four hundred.</text:p>
      <text:p text:style-name="Bibletext"><text:span text:style-name="T1385">38 </text:span>The descendants of Dan, their lineage, in their clans, by their ancestral houses, according to the number of names, from twenty years old and upward, everyone able to go to war: <text:span text:style-name="T1386">39 </text:span>those enrolled of the tribe of Dan were sixty-two thousand seven hundred.</text:p>
      <text:p text:style-name="Bibletext"><text:span text:style-name="T1387">40 </text:span>The descendants of Asher, their lineage, in their clans, by their ancestral houses, according to the number of names, from twenty years old and upward, everyone able to go to war: <text:span text:style-name="T1388">41 </text:span>those enrolled of the tribe of Asher were forty-one thousand five hundred.</text:p>
      <text:p text:style-name="Bibletext"><text:span text:style-name="T1389">42 </text:span>The descendants of Naphtali, their lineage, in their clans, by their ancestral houses, according to the number of names, from twenty years old and upward,<text:s/><text:soft-page-break/>everyone able to go to war: <text:span text:style-name="T1390">43 </text:span>those enrolled of the tribe of Naphtali were fifty-three thousand four hundred.</text:p>
      <text:p text:style-name="Bibletext"><text:span text:style-name="T1391">44 </text:span>These are those who were enrolled, whom Moses and Aaron enrolled with the help of the leaders of Israel, twelve men, each representing his ancestral house. <text:span text:style-name="T1392">45 </text:span>So the whole number of the Israelites, by their ancestral houses, from twenty years old and upward, everyone able to go to war in Israel— <text:span text:style-name="T1393">46 </text:span>their whole number was six hundred three thousand five hundred fifty. <text:span text:style-name="T1394">47 </text:span>The Levites, however, were not numbered by their ancestral tribe along with them.</text:p>
      <text:p text:style-name="Bibletext"><text:span text:style-name="T1395">48 </text:span>The Lord had said to Moses: <text:span text:style-name="T1396">49 </text:span>Only the tribe of Levi you shall not enroll, and you shall not take a census of them with the other Israelites. <text:span text:style-name="T1397">50 </text:span>Rather you shall appoint the Levites over the tabernacle of the covenant, and over all its equipment, and over all that belongs to it; they are to carry the tabernacle and all its equipment, and they shall tend it, and shall camp around the tabernacle. <text:span text:style-name="T1398">51 </text:span>When the tabernacle is to set out, the Levites shall take it down; and when the tabernacle is to be pitched, the Levites shall set it up. And any outsider who comes near shall be put to death. <text:span text:style-name="T1399">52 </text:span>The other Israelites shall camp in their respective regimental camps, by companies; <text:span text:style-name="T1400">53 </text:span>but the Levites shall camp around the tabernacle of the covenant, that there may be no wrath on the congregation of the Israelites; and the Levites shall perform the guard duty of the tabernacle of the covenant. <text:span text:style-name="T1401">54 </text:span>The Israelites did so; they did just as the Lord commanded Moses.</text:p>
      <text:p text:style-name="P1402">Commentary on Numbers chapter 1</text:p>
      <text:p text:style-name="Normal">God commands Moses and Aaron to number all the people of Israel by writing their names. God numbers all of them because they need to prepare for fighting other nations so that they could concur the promised land. This numbering system reminds us that we are all numbered by God and He knows all of our names. Every single one of us have to be numbered because if we weren’t then God would go looking for us just like the Shephard who went to look for the one missing sheep. However, only the ones who go forth in power are numbered meaning they have to be adequate for war. We too are part of a war between good and evil. We must spread the gospel to fight the enemy. In order to do that, we must train by learning the Word of God and taking part in attending church. Not everyone will be numbered but only those who do the will of the Father (Matthew 7:21). Only those whose name is in the book of life will enter the kingdom of heaven. “But as long as any of us are characterized by a childish and unstable understanding, or an effeminate and dissolute laziness, or if we have Egyptian and barbaric morality, then we do not deserve to be reckoned by God in the holy and consecrated number. For in the writings of Solomon those who perish are said to be "unnumbered"; but all who are saved are “numbered”” (Origen Homilies on Numbers).</text:p>
      <text:p text:style-name="Normal">When Jesus said, “Even the hairs of your head are all numbered” (Matthew 10:30), He was emphasizing God's deep care and intimate knowledge of<text:s/><text:soft-page-break/>every aspect of our lives. This statement isn’t just about numbers; it reflects the love and attention God has for each of us. Numbers in the Bible often carry meaning. They show God’s order and purpose in creation. He knows every detail about us and wants to be in every aspect of our lives. This numbering also is a verification of God’s promise to Abraham when God said that he would be a father for a great nation (Genesis 12:2).</text:p>
      <text:p text:style-name="Normal">The nation was only numbered after receiving the law. They were not numbered immediately after exiting Egypt. Only after various test, challenges and sacrifices and purifications did the nation received the holy numbering from God. God numbers us after we believe in the sacrifice of Jesus. We are then purified by the Holy Spirit and set our lives for various challenges and difficulties that come when carrying our cross daily.</text:p>
      <text:p text:style-name="Normal">We know that we will be awarded with something in heaven for our works we did on earth. Each person will be awarded differently "For the Son of Man is going to come with his angels in the glory of his Father, and then he will repay each person according to what he has done." (Matthew 16:27). We can think of these of rewards as different rankings—assignment to each of the tribes of Israel. Someone will be assigned to the tribe of Simeon maybe because of their obedience, other’s will be assigned to the tribe of Levi maybe because of their service as priests.</text:p>
      <text:p text:style-name="Normal">1:44-54 The tribe of Levi wasn’t numbered because their task was to guard the tabernacle. In the tabernacle dwelt the glory of God. Since they brought the tabernacle with them during the journey, it is a reminder that God’s presence is always with His people. He is guiding and protecting us in every step of our journey.</text:p>
      <text:p text:style-name="P1403">Numbers chapter 2</text:p>
      <text:p text:style-name="P1404">The Order of Encampment and Marching</text:p>
      <text:p text:style-name="Bibletext"><text:span text:style-name="T1405">2</text:span><text:span text:style-name="T1406"> </text:span>The Lord spoke to Moses and Aaron, saying: <text:span text:style-name="T1407">2 </text:span>The Israelites shall camp each in their respective regiments, under ensigns by their ancestral houses; they shall camp facing the tent of meeting on every side. <text:span text:style-name="T1408">3 </text:span>Those to camp on the east side toward the sunrise shall be of the regimental encampment of Judah by companies. The leader of the people of Judah shall be Nahshon son of Amminadab, <text:span text:style-name="T1409">4 </text:span>with a company as enrolled of seventy-four thousand six hundred. <text:span text:style-name="T1410">5 </text:span>Those to camp next to him shall be the tribe of Issachar. The leader of the Issacharites shall be Nethanel son of Zuar, <text:span text:style-name="T1411">6 </text:span>with a company as enrolled of fifty-four thousand four hundred. <text:span text:style-name="T1412">7 </text:span>Then the tribe of Zebulun: The leader of the Zebulunites shall be Eliab son of Helon, <text:span text:style-name="T1413">8 </text:span>with a company as enrolled of fifty-seven thousand four hundred. <text:span text:style-name="T1414">9 </text:span>The total enrollment of the camp of Judah, by companies, is one hundred eighty-six thousand four hundred. They shall set out first on the march.</text:p>
      <text:soft-page-break/>
      <text:p text:style-name="Bibletext"><text:span text:style-name="T1415">10 </text:span>On the south side shall be the regimental encampment of Reuben by companies. The leader of the Reubenites shall be Elizur son of Shedeur, <text:span text:style-name="T1416">11 </text:span>with a company as enrolled of forty-six thousand five hundred. <text:span text:style-name="T1417">12 </text:span>And those to camp next to him shall be the tribe of Simeon. The leader of the Simeonites shall be Shelumiel son of Zurishaddai, <text:span text:style-name="T1418">13 </text:span>with a company as enrolled of fifty-nine thousand three hundred. <text:span text:style-name="T1419">14 </text:span>Then the tribe of Gad: The leader of the Gadites shall be Eliasaph son of Reuel, <text:span text:style-name="T1420">15 </text:span>with a company as enrolled of forty-five thousand six hundred fifty. <text:span text:style-name="T1421">16 </text:span>The total enrollment of the camp of Reuben, by companies, is one hundred fifty-one thousand four hundred fifty. They shall set out second.</text:p>
      <text:p text:style-name="Bibletext"><text:span text:style-name="T1422">17 </text:span>The tent of meeting, with the camp of the Levites, shall set out in the center of the camps; they shall set out just as they camp, each in position, by their regiments.</text:p>
      <text:p text:style-name="Bibletext"><text:span text:style-name="T1423">18 </text:span>On the west side shall be the regimental encampment of Ephraim by companies. The leader of the people of Ephraim shall be Elishama son of Ammihud, <text:span text:style-name="T1424">19 </text:span>with a company as enrolled of forty thousand five hundred. <text:span text:style-name="T1425">20 </text:span>Next to him shall be the tribe of Manasseh. The leader of the people of Manasseh shall be Gamaliel son of Pedahzur, <text:span text:style-name="T1426">21 </text:span>with a company as enrolled of thirty-two thousand two hundred. <text:span text:style-name="T1427">22 </text:span>Then the tribe of Benjamin: The leader of the Benjaminites shall be Abidan son of Gideoni, <text:span text:style-name="T1428">23 </text:span>with a company as enrolled of thirty-five thousand four hundred. <text:span text:style-name="T1429">24 </text:span>The total enrollment of the camp of Ephraim, by companies, is one hundred eight thousand one hundred. They shall set out third on the march.</text:p>
      <text:p text:style-name="Bibletext"><text:span text:style-name="T1430">25 </text:span>On the north side shall be the regimental encampment of Dan by companies. The leader of the Danites shall be Ahiezer son of Ammishaddai, <text:span text:style-name="T1431">26 </text:span>with a company as enrolled of sixty-two thousand seven hundred. <text:span text:style-name="T1432">27 </text:span>Those to camp next to him shall be the tribe of Asher. The leader of the Asherites shall be Pagiel son of Ochran, <text:span text:style-name="T1433">28 </text:span>with a company as enrolled of forty-one thousand five hundred. <text:span text:style-name="T1434">29 </text:span>Then the tribe of Naphtali: The leader of the Naphtalites shall be Ahira son of Enan, <text:span text:style-name="T1435">30 </text:span>with a company as enrolled of fifty-three thousand four hundred. <text:span text:style-name="T1436">31 </text:span>The total enrollment of the camp of Dan is one hundred fifty-seven thousand six hundred. They shall set out last, by companies.</text:p>
      <text:p text:style-name="Bibletext"><text:span text:style-name="T1437">32 </text:span>This was the enrollment of the Israelites by their ancestral houses; the total enrollment in the camps by their companies was six hundred three thousand five hundred fifty. <text:span text:style-name="T1438">33 </text:span>Just as the Lord had commanded Moses, the Levites were not enrolled among the other Israelites.</text:p>
      <text:p text:style-name="Bibletext"><text:span text:style-name="T1439">34 </text:span>The Israelites did just as the Lord had commanded Moses: They camped by regiments, and they set out the same way, everyone by clans, according to ancestral houses.</text:p>
      <text:p text:style-name="P1440">Commentary on Numbers chapter 2</text:p>
      <text:p text:style-name="Normal">In this chapter, God assigns each tribe of Isreal and its people to a specific camp according to their rank. He also reveals the order in which each tribe will leave on the journey to the Promised Land. Technically, there<text:s/><text:soft-page-break/>were thirteen tribes, but only twelve would receive territory in the Promised Land; the Tribe of Joseph had been split into two tribes, named for his sons, Ephraim and Manasseh. Everything is structured and ordered by God. Saint Paul also says, “but all things should be done decently and in order.” (1 Corinthians 14:40). This shows that the same Holy Spirit is working through Paul as it was working through Moses. God has a structure for your life, He has called you to achieve your passion that also glorifies Him. If we want to achieve the rank of the teacher, we first must become the student. Our progress toward our goals increases gradually. However, the thing that we should be seeking the most to advance in order is the kingdom of God “But seek first his kingdom and his righteousness, and all these things shall be yours as well.” (Matthew 6:33). The order God has for your life is such that He will make even bad things good and award you for your obedience.</text:p>
      <text:p text:style-name="P1441">Numbers chapter 3</text:p>
      <text:p text:style-name="P1442">The Sons of Aaron</text:p>
      <text:p text:style-name="Bibletext"><text:span text:style-name="T1443">3</text:span><text:span text:style-name="T1444"> </text:span>This is the lineage of Aaron and Moses at the time when the Lord spoke with Moses on Mount Sinai. <text:span text:style-name="T1445">2 </text:span>These are the names of the sons of Aaron: Nadab the firstborn, and Abihu, Eleazar, and Ithamar; <text:span text:style-name="T1446">3 </text:span>these are the names of the sons of Aaron, the anointed priests, whom he ordained to minister as priests. <text:span text:style-name="T1447">4 </text:span>Nadab and Abihu died before the Lord when they offered unholy fire before the Lord in the wilderness of Sinai, and they had no children. Eleazar and Ithamar served as priests in the lifetime of their father Aaron.</text:p>
      <text:p text:style-name="P1448">The Duties of the Levites</text:p>
      <text:p text:style-name="Bibletext"><text:span text:style-name="T1449">5 </text:span>Then the Lord spoke to Moses, saying: <text:span text:style-name="T1450">6 </text:span>Bring the tribe of Levi near, and set them before Aaron the priest, so that they may assist him. <text:span text:style-name="T1451">7 </text:span>They shall perform duties for him and for the whole congregation in front of the tent of meeting, doing service at the tabernacle; <text:span text:style-name="T1452">8 </text:span>they shall be in charge of all the furnishings of the tent of meeting, and attend to the duties for the Israelites as they do service at the tabernacle. <text:span text:style-name="T1453">9 </text:span>You shall give the Levites to Aaron and his descendants; they are unreservedly given to him from among the Israelites. <text:span text:style-name="T1454">10 </text:span>But you shall make a register of Aaron and his descendants; it is they who shall attend to the priesthood, and any outsider who comes near shall be put to death.</text:p>
      <text:p text:style-name="Bibletext"><text:span text:style-name="T1455">11 </text:span>Then the Lord spoke to Moses, saying: <text:span text:style-name="T1456">12 </text:span>I hereby accept the Levites from among the Israelites as substitutes for all the firstborn that open the womb among the Israelites. The Levites shall be mine, <text:span text:style-name="T1457">13 </text:span>for all the firstborn are mine; when I killed all the firstborn in the land of Egypt, I consecrated for my own all the firstborn in Israel, both human and animal; they shall be mine. I am the Lord.</text:p>
      <text:p text:style-name="P1458">A Census of the Levites</text:p>
      <text:p text:style-name="Bibletext"><text:span text:style-name="T1459">14 </text:span>Then the Lord spoke to Moses in the wilderness of Sinai, saying: <text:span text:style-name="T1460">15 </text:span>Enroll the Levites by ancestral houses and by clans. You shall enroll every male from a month old and upward. <text:span text:style-name="T1461">16 </text:span>So Moses enrolled them according to the word of<text:s/><text:soft-page-break/>the Lord, as he was commanded. <text:span text:style-name="T1462">17 </text:span>The following were the sons of Levi, by their names: Gershon, Kohath, and Merari. <text:span text:style-name="T1463">18 </text:span>These are the names of the sons of Gershon by their clans: Libni and Shimei. <text:span text:style-name="T1464">19 </text:span>The sons of Kohath by their clans: Amram, Izhar, Hebron, and Uzziel. <text:span text:style-name="T1465">20 </text:span>The sons of Merari by their clans: Mahli and Mushi. These are the clans of the Levites, by their ancestral houses.</text:p>
      <text:p text:style-name="Bibletext"><text:span text:style-name="T1466">21 </text:span>To Gershon belonged the clan of the Libnites and the clan of the Shimeites; these were the clans of the Gershonites. <text:span text:style-name="T1467">22 </text:span>Their enrollment, counting all the males from a month old and upward, was seven thousand five hundred. <text:span text:style-name="T1468">23 </text:span>The clans of the Gershonites were to camp behind the tabernacle on the west, <text:span text:style-name="T1469">24 </text:span>with Eliasaph son of Lael as head of the ancestral house of the Gershonites. <text:span text:style-name="T1470">25 </text:span>The responsibility of the sons of Gershon in the tent of meeting was to be the tabernacle, the tent with its covering, the screen for the entrance of the tent of meeting, <text:span text:style-name="T1471">26 </text:span>the hangings of the court, the screen for the entrance of the court that is around the tabernacle and the altar, and its cords—all the service pertaining to these.</text:p>
      <text:p text:style-name="Bibletext"><text:span text:style-name="T1472">27 </text:span>To Kohath belonged the clan of the Amramites, the clan of the Izharites, the clan of the Hebronites, and the clan of the Uzzielites; these are the clans of the Kohathites. <text:span text:style-name="T1473">28 </text:span>Counting all the males, from a month old and upward, there were eight thousand six hundred, attending to the duties of the sanctuary. <text:span text:style-name="T1474">29 </text:span>The clans of the Kohathites were to camp on the south side of the tabernacle, <text:span text:style-name="T1475">30 </text:span>with Elizaphan son of Uzziel as head of the ancestral house of the clans of the Kohathites. <text:span text:style-name="T1476">31 </text:span>Their responsibility was to be the ark, the table, the lampstand, the altars, the vessels of the sanctuary with which the priests minister, and the screen—all the service pertaining to these. <text:span text:style-name="T1477">32 </text:span>Eleazar son of Aaron the priest was to be chief over the leaders of the Levites, and to have oversight of those who had charge of the sanctuary.</text:p>
      <text:p text:style-name="Bibletext"><text:span text:style-name="T1478">33 </text:span>To Merari belonged the clan of the Mahlites and the clan of the Mushites: these are the clans of Merari. <text:span text:style-name="T1479">34 </text:span>Their enrollment, counting all the males from a month old and upward, was six thousand two hundred. <text:span text:style-name="T1480">35 </text:span>The head of the ancestral house of the clans of Merari was Zuriel son of Abihail; they were to camp on the north side of the tabernacle. <text:span text:style-name="T1481">36 </text:span>The responsibility assigned to the sons of Merari was to be the frames of the tabernacle, the bars, the pillars, the bases, and all their accessories—all the service pertaining to these; <text:span text:style-name="T1482">37 </text:span>also the pillars of the court all around, with their bases and pegs and cords.</text:p>
      <text:p text:style-name="Bibletext"><text:span text:style-name="T1483">38 </text:span>Those who were to camp in front of the tabernacle on the east—in front of the tent of meeting toward the east—were Moses and Aaron and Aaron’s sons, having charge of the rites within the sanctuary, whatever had to be done for the Israelites; and any outsider who came near was to be put to death. <text:span text:style-name="T1484">39 </text:span>The total enrollment of the Levites whom Moses and Aaron enrolled at the commandment of the Lord, by their clans, all the males from a month old and upward, was twenty-two thousand.</text:p>
      <text:p text:style-name="P1485">The Redemption of the Firstborn</text:p>
      <text:p text:style-name="Bibletext"><text:span text:style-name="T1486">40 </text:span>Then the Lord said to Moses: Enroll all the firstborn males of the Israelites, from a month old and upward, and count their names. <text:span text:style-name="T1487">41 </text:span>But you shall accept the<text:s/><text:soft-page-break/>Levites for me—I am the Lord—as substitutes for all the firstborn among the Israelites, and the livestock of the Levites as substitutes for all the firstborn among the livestock of the Israelites. <text:span text:style-name="T1488">42 </text:span>So Moses enrolled all the firstborn among the Israelites, as the Lord commanded him. <text:span text:style-name="T1489">43 </text:span>The total enrollment, all the firstborn males from a month old and upward, counting the number of names, was twenty-two thousand two hundred seventy-three.</text:p>
      <text:p text:style-name="Bibletext"><text:span text:style-name="T1490">44 </text:span>Then the Lord spoke to Moses, saying: <text:span text:style-name="T1491">45 </text:span>Accept the Levites as substitutes for all the firstborn among the Israelites, and the livestock of the Levites as substitutes for their livestock; and the Levites shall be mine. I am the Lord. <text:span text:style-name="T1492">46 </text:span>As the price of redemption of the two hundred seventy-three of the firstborn of the Israelites, over and above the number of the Levites, <text:span text:style-name="T1493">47 </text:span>you shall accept five shekels apiece, reckoning by the shekel of the sanctuary, a shekel of twenty gerahs. <text:span text:style-name="T1494">48 </text:span>Give to Aaron and his sons the money by which the excess number of them is redeemed. <text:span text:style-name="T1495">49 </text:span>So Moses took the redemption money from those who were over and above those redeemed by the Levites; <text:span text:style-name="T1496">50 </text:span>from the firstborn of the Israelites he took the money, one thousand three hundred sixty-five shekels, reckoned by the shekel of the sanctuary; <text:span text:style-name="T1497">51 </text:span>and Moses gave the redemption money to Aaron and his sons, according to the word of the Lord, as the Lord had commanded Moses.</text:p>
      <text:p text:style-name="P1498">Commentary on Numbers chapter 3</text:p>
      <text:p text:style-name="Normal">The Levites were assigned different roles in regard to guarding the tabernacle. They were ransom for the firstborn that God spared in the tenth plague in Egypt. God owned the firstborn because He saved them from death. That is why His intent was for the firstborn from every family of every tribe to become a priest. By serving God, the Levites redeemed thousands of firstborn Israelites. It is interesting that even though Jacob cursed the tribe of Levi in Genesis 49:5-7, this tribe would be the one in charge of serving God and guarding the tabernacle. God chooses and redeems people who were wicked in the past but now change their ways. When we repent, the Lord forgets our past sins and redeems us, calling us for worship.</text:p>
      <text:p text:style-name="P1499">Numbers chapter 4</text:p>
      <text:p text:style-name="P1500">The Kohathites</text:p>
      <text:p text:style-name="Bibletext"><text:span text:style-name="T1501">4</text:span><text:span text:style-name="T1502"> </text:span>The Lord spoke to Moses and Aaron, saying: <text:span text:style-name="T1503">2 </text:span>Take a census of the Kohathites separate from the other Levites, by their clans and their ancestral houses, <text:span text:style-name="T1504">3 </text:span>from thirty years old up to fifty years old, all who qualify to do work relating to the tent of meeting. <text:span text:style-name="T1505">4 </text:span>The service of the Kohathites relating to the tent of meeting concerns the most holy things.</text:p>
      <text:p text:style-name="Bibletext"><text:span text:style-name="T1506">5 </text:span>When the camp is to set out, Aaron and his sons shall go in and take down the screening curtain, and cover the ark of the covenant with it; <text:span text:style-name="T1507">6 </text:span>then they shall put on it a covering of fine leather, and spread over that a cloth all of blue, and shall put its poles in place. <text:span text:style-name="T1508">7 </text:span>Over the table of the bread of the Presence they shall spread a blue cloth, and put on it the plates, the dishes for incense, the bowls,<text:s/><text:soft-page-break/>and the flagons for the drink offering; the regular bread also shall be on it; <text:span text:style-name="T1509">8 </text:span>then they shall spread over them a crimson cloth, and cover it with a covering of fine leather, and shall put its poles in place. <text:span text:style-name="T1510">9 </text:span>They shall take a blue cloth, and cover the lampstand for the light, with its lamps, its snuffers, its trays, and all the vessels for oil with which it is supplied; <text:span text:style-name="T1511">10 </text:span>and they shall put it with all its utensils in a covering of fine leather, and put it on the carrying frame. <text:span text:style-name="T1512">11 </text:span>Over the golden altar they shall spread a blue cloth, and cover it with a covering of fine leather, and shall put its poles in place; <text:span text:style-name="T1513">12 </text:span>and they shall take all the utensils of the service that are used in the sanctuary, and put them in a blue cloth, and cover them with a covering of fine leather, and put them on the carrying frame. <text:span text:style-name="T1514">13 </text:span>They shall take away the ashes from the altar, and spread a purple cloth over it; <text:span text:style-name="T1515">14 </text:span>and they shall put on it all the utensils of the altar, which are used for the service there, the firepans, the forks, the shovels, and the basins, all the utensils of the altar; and they shall spread on it a covering of fine leather, and shall put its poles in place. <text:span text:style-name="T1516">15 </text:span>When Aaron and his sons have finished covering the sanctuary and all the furnishings of the sanctuary, as the camp sets out, after that the Kohathites shall come to carry these, but they must not touch the holy things, or they will die. These are the things of the tent of meeting that the Kohathites are to carry.</text:p>
      <text:p text:style-name="Bibletext"><text:span text:style-name="T1517">16 </text:span>Eleazar son of Aaron the priest shall have charge of the oil for the light, the fragrant incense, the regular grain offering, and the anointing oil, the oversight of all the tabernacle and all that is in it, in the sanctuary and in its utensils.</text:p>
      <text:p text:style-name="Bibletext"><text:span text:style-name="T1518">17 </text:span>Then the Lord spoke to Moses and Aaron, saying: <text:span text:style-name="T1519">18 </text:span>You must not let the tribe of the clans of the Kohathites be destroyed from among the Levites. <text:span text:style-name="T1520">19 </text:span>This is how you must deal with them in order that they may live and not die when they come near to the most holy things: Aaron and his sons shall go in and assign each to a particular task or burden. <text:span text:style-name="T1521">20 </text:span>But the Kohathites must not go in to look on the holy things even for a moment; otherwise they will die.</text:p>
      <text:p text:style-name="P1522">The Gershonites and Merarites</text:p>
      <text:p text:style-name="Bibletext"><text:span text:style-name="T1523">21 </text:span>Then the Lord spoke to Moses, saying: <text:span text:style-name="T1524">22 </text:span>Take a census of the Gershonites also, by their ancestral houses and by their clans; <text:span text:style-name="T1525">23 </text:span>from thirty years old up to fifty years old you shall enroll them, all who qualify to do work in the tent of meeting. <text:span text:style-name="T1526">24 </text:span>This is the service of the clans of the Gershonites, in serving and bearing burdens: <text:span text:style-name="T1527">25 </text:span>They shall carry the curtains of the tabernacle, and the tent of meeting with its covering, and the outer covering of fine leather that is on top of it, and the screen for the entrance of the tent of meeting, <text:span text:style-name="T1528">26 </text:span>and the hangings of the court, and the screen for the entrance of the gate of the court that is around the tabernacle and the altar, and their cords, and all the equipment for their service; and they shall do all that needs to be done with regard to them. <text:span text:style-name="T1529">27 </text:span>All the service of the Gershonites shall be at the command of Aaron and his sons, in all that they are to carry, and in all that they have to do; and you shall assign to their charge all that they are to carry. <text:span text:style-name="T1530">28 </text:span>This is the service of the clans of the Gershonites relating to the tent of meeting, and their responsibilities are to be under the oversight of Ithamar son of Aaron the priest.</text:p>
      <text:soft-page-break/>
      <text:p text:style-name="Bibletext"><text:span text:style-name="T1531">29 </text:span>As for the Merarites, you shall enroll them by their clans and their ancestral houses; <text:span text:style-name="T1532">30 </text:span>from thirty years old up to fifty years old you shall enroll them, everyone who qualifies to do the work of the tent of meeting. <text:span text:style-name="T1533">31 </text:span>This is what they are charged to carry, as the whole of their service in the tent of meeting: the frames of the tabernacle, with its bars, pillars, and bases, <text:span text:style-name="T1534">32 </text:span>and the pillars of the court all around with their bases, pegs, and cords, with all their equipment and all their related service; and you shall assign by name the objects that they are required to carry. <text:span text:style-name="T1535">33 </text:span>This is the service of the clans of the Merarites, the whole of their service relating to the tent of meeting, under the hand of Ithamar son of Aaron the priest.</text:p>
      <text:p text:style-name="P1536">Census of the Levites</text:p>
      <text:p text:style-name="Bibletext"><text:span text:style-name="T1537">34 </text:span>So Moses and Aaron and the leaders of the congregation enrolled the Kohathites, by their clans and their ancestral houses, <text:span text:style-name="T1538">35 </text:span>from thirty years old up to fifty years old, everyone who qualified for work relating to the tent of meeting; <text:span text:style-name="T1539">36 </text:span>and their enrollment by clans was two thousand seven hundred fifty. <text:span text:style-name="T1540">37 </text:span>This was the enrollment of the clans of the Kohathites, all who served at the tent of meeting, whom Moses and Aaron enrolled according to the commandment of the Lord by Moses.</text:p>
      <text:p text:style-name="Bibletext"><text:span text:style-name="T1541">38 </text:span>The enrollment of the Gershonites, by their clans and their ancestral houses, <text:span text:style-name="T1542">39 </text:span>from thirty years old up to fifty years old, everyone who qualified for work relating to the tent of meeting— <text:span text:style-name="T1543">40 </text:span>their enrollment by their clans and their ancestral houses was two thousand six hundred thirty. <text:span text:style-name="T1544">41 </text:span>This was the enrollment of the clans of the Gershonites, all who served at the tent of meeting, whom Moses and Aaron enrolled according to the commandment of the Lord.</text:p>
      <text:p text:style-name="Bibletext"><text:span text:style-name="T1545">42 </text:span>The enrollment of the clans of the Merarites, by their clans and their ancestral houses, <text:span text:style-name="T1546">43 </text:span>from thirty years old up to fifty years old, everyone who qualified for work relating to the tent of meeting— <text:span text:style-name="T1547">44 </text:span>their enrollment by their clans was three thousand two hundred. <text:span text:style-name="T1548">45 </text:span>This is the enrollment of the clans of the Merarites, whom Moses and Aaron enrolled according to the commandment of the Lord by Moses.</text:p>
      <text:p text:style-name="Bibletext"><text:span text:style-name="T1549">46 </text:span>All those who were enrolled of the Levites, whom Moses and Aaron and the leaders of Israel enrolled, by their clans and their ancestral houses, <text:span text:style-name="T1550">47 </text:span>from thirty years old up to fifty years old, everyone who qualified to do the work of service and the work of bearing burdens relating to the tent of meeting, <text:span text:style-name="T1551">48 </text:span>their enrollment was eight thousand five hundred eighty. <text:span text:style-name="T1552">49 </text:span>According to the commandment of the Lord through Moses they were appointed to their several tasks of serving or carrying; thus they were enrolled by him, as the Lord commanded Moses.</text:p>
      <text:p text:style-name="P1553">Commentary on Numbers chapter 4</text:p>
      <text:p text:style-name="Normal">God assigns specific tasks to the subgroups of the tribe of Levi—the Kohathites, the Gershonites, and the Merarites. He choose those people who has at least thirty years of age. The age thirty is a significant number in the Bible as David became king when he was thirty, Jesus started His ministry<text:s/><text:soft-page-break/>when we was thirty years old. Most people want to start teaching or work in higher positions as soon as possible, however, that takes time and skill. You first have to train and be the student, otherwise your work might be mediocre.</text:p>
      <text:p text:style-name="Normal">Their names were written down and included in the list. Similarly, God has assigned each of us specific tasks to do in our lives. Most importantly, He assigns us to spread the gospel and Jesus across all of the nations so that the most amount of people possible would be saved.</text:p>
      <text:p text:style-name="P1554">Numbers chapter 5</text:p>
      <text:p text:style-name="P1555">Unclean Persons</text:p>
      <text:p text:style-name="Bibletext"><text:span text:style-name="T1556">5</text:span><text:span text:style-name="T1557"> </text:span>The Lord spoke to Moses, saying: <text:span text:style-name="T1558">2 </text:span>Command the Israelites to put out of the camp everyone who is leprous, or has a discharge, and everyone who is unclean through contact with a corpse; <text:span text:style-name="T1559">3 </text:span>you shall put out both male and female, putting them outside the camp; they must not defile their camp, where I dwell among them. <text:span text:style-name="T1560">4 </text:span>The Israelites did so, putting them outside the camp; as the Lord had spoken to Moses, so the Israelites did.</text:p>
      <text:p text:style-name="P1561">Confession and Restitution</text:p>
      <text:p text:style-name="Bibletext"><text:span text:style-name="T1562">5 </text:span>The Lord spoke to Moses, saying: <text:span text:style-name="T1563">6 </text:span>Speak to the Israelites: When a man or a woman wrongs another, breaking faith with the Lord, that person incurs guilt <text:span text:style-name="T1564">7 </text:span>and shall confess the sin that has been committed. The person shall make full restitution for the wrong, adding one-fifth to it, and giving it to the one who was wronged. <text:span text:style-name="T1565">8 </text:span>If the injured party has no next of kin to whom restitution may be made for the wrong, the restitution for wrong shall go to the Lord for the priest, in addition to the ram of atonement with which atonement is made for the guilty party. <text:span text:style-name="T1566">9 </text:span>Among all the sacred donations of the Israelites, every gift that they bring to the priest shall be his. <text:span text:style-name="T1567">10 </text:span>The sacred donations of all are their own; whatever anyone gives to the priest shall be his.</text:p>
      <text:p text:style-name="P1568">Concerning an Unfaithful Wife</text:p>
      <text:p text:style-name="Bibletext"><text:span text:style-name="T1569">11 </text:span>The Lord spoke to Moses, saying: <text:span text:style-name="T1570">12 </text:span>Speak to the Israelites and say to them: If any man’s wife goes astray and is unfaithful to him, <text:span text:style-name="T1571">13 </text:span>if a man has had intercourse with her but it is hidden from her husband, so that she is undetected though she has defiled herself, and there is no witness against her since she was not caught in the act; <text:span text:style-name="T1572">14 </text:span>if a spirit of jealousy comes on him, and he is jealous of his wife who has defiled herself; or if a spirit of jealousy comes on him, and he is jealous of his wife, though she has not defiled herself; <text:span text:style-name="T1573">15 </text:span>then the man shall bring his wife to the priest. And he shall bring the offering required for her, one-tenth of an ephah of barley flour. He shall pour no oil on it and put no frankincense on it, for it is a grain offering of jealousy, a grain offering of remembrance, bringing iniquity to remembrance.</text:p>
      <text:p text:style-name="Bibletext"><text:span text:style-name="T1574">16 </text:span>Then the priest shall bring her near, and set her before the Lord; <text:span text:style-name="T1575">17 </text:span>the priest shall take holy water in an earthen vessel, and take some of the dust that is on the floor of the tabernacle and put it into the water. <text:span text:style-name="T1576">18 </text:span>The priest shall set the<text:s/><text:soft-page-break/>woman before the Lord, dishevel the woman’s hair, and place in her hands the grain offering of remembrance, which is the grain offering of jealousy. In his own hand the priest shall have the water of bitterness that brings the curse. <text:span text:style-name="T1577">19 </text:span>Then the priest shall make her take an oath, saying, “If no man has lain with you, if you have not turned aside to uncleanness while under your husband’s authority, be immune to this water of bitterness that brings the curse. <text:span text:style-name="T1578">20 </text:span>But if you have gone astray while under your husband’s authority, if you have defiled yourself and some man other than your husband has had intercourse with you,” <text:span text:style-name="T1579">21 </text:span>—let the priest make the woman take the oath of the curse and say to the woman—“the Lord make you an execration and an oath among your people, when the Lord makes your uterus drop, your womb discharge; <text:span text:style-name="T1580">22 </text:span>now may this water that brings the curse enter your bowels and make your womb discharge, your uterus drop!” And the woman shall say, “Amen. Amen.”</text:p>
      <text:p text:style-name="Bibletext"><text:span text:style-name="T1581">23 </text:span>Then the priest shall put these curses in writing, and wash them off into the water of bitterness. <text:span text:style-name="T1582">24 </text:span>He shall make the woman drink the water of bitterness that brings the curse, and the water that brings the curse shall enter her and cause bitter pain. <text:span text:style-name="T1583">25 </text:span>The priest shall take the grain offering of jealousy out of the woman’s hand, and shall elevate the grain offering before the Lord and bring it to the altar; <text:span text:style-name="T1584">26 </text:span>and the priest shall take a handful of the grain offering, as its memorial portion, and turn it into smoke on the altar, and afterward shall make the woman drink the water. <text:span text:style-name="T1585">27 </text:span>When he has made her drink the water, then, if she has defiled herself and has been unfaithful to her husband, the water that brings the curse shall enter into her and cause bitter pain, and her womb shall discharge, her uterus drop, and the woman shall become an execration among her people. <text:span text:style-name="T1586">28 </text:span>But if the woman has not defiled herself and is clean, then she shall be immune and be able to conceive children.</text:p>
      <text:p text:style-name="Bibletext"><text:span text:style-name="T1587">29 </text:span>This is the law in cases of jealousy, when a wife, while under her husband’s authority, goes astray and defiles herself, <text:span text:style-name="T1588">30 </text:span>or when a spirit of jealousy comes on a man and he is jealous of his wife; then he shall set the woman before the Lord, and the priest shall apply this entire law to her. <text:span text:style-name="T1589">31 </text:span>The man shall be free from iniquity, but the woman shall bear her iniquity.</text:p>
      <text:p text:style-name="P1590">Commentary on Numbers chapter 5</text:p>
      <text:p text:style-name="Normal">God calls everyone to be clean because in order to give sacrifices to the tabernacle, people had to be clean. The laws which state what things make people clean and unclean can be found in the book of Leviticus. In this chapter God shows how to handle cases involving accusations of adultery. The women in such cases had a curse put on them that would reveal if they had committed adultery. In verse 22 we, for the first time in the Bible, see the word Amen which means an agreement that something is totally true. This word is used for agreeing, receiving a blessing or a curse. God calls the Israelites to be physically and spiritually clean. We to are called to obey the commandments and remain clean in the presence of the Lord.</text:p>
      <text:p text:style-name="P1591">Numbers chapter 6</text:p>
      <text:soft-page-break/>
      <text:p text:style-name="P1592">The Nazirites</text:p>
      <text:p text:style-name="Bibletext"><text:span text:style-name="T1593">6</text:span><text:span text:style-name="T1594"> </text:span>The Lord spoke to Moses, saying: <text:span text:style-name="T1595">2 </text:span>Speak to the Israelites and say to them: When either men or women make a special vow, the vow of a nazirite, to separate themselves to the Lord, <text:span text:style-name="T1596">3 </text:span>they shall separate themselves from wine and strong drink; they shall drink no wine vinegar or other vinegar, and shall not drink any grape juice or eat grapes, fresh or dried. <text:span text:style-name="T1597">4 </text:span>All their days as nazirites they shall eat nothing that is produced by the grapevine, not even the seeds or the skins.</text:p>
      <text:p text:style-name="Bibletext"><text:span text:style-name="T1598">5 </text:span>All the days of their nazirite vow no razor shall come upon the head; until the time is completed for which they separate themselves to the Lord, they shall be holy; they shall let the locks of the head grow long.</text:p>
      <text:p text:style-name="Bibletext"><text:span text:style-name="T1599">6 </text:span>All the days that they separate themselves to the Lord they shall not go near a corpse. <text:span text:style-name="T1600">7 </text:span>Even if their father or mother, brother or sister, should die, they may not defile themselves; because their consecration to God is upon the head. <text:span text:style-name="T1601">8 </text:span>All their days as nazirites they are holy to the Lord.</text:p>
      <text:p text:style-name="Bibletext"><text:span text:style-name="T1602">9 </text:span>If someone dies very suddenly nearby, defiling the consecrated head, then they shall shave the head on the day of their cleansing; on the seventh day they shall shave it. <text:span text:style-name="T1603">10 </text:span>On the eighth day they shall bring two turtledoves or two young pigeons to the priest at the entrance of the tent of meeting, <text:span text:style-name="T1604">11 </text:span>and the priest shall offer one as a sin offering and the other as a burnt offering, and make atonement for them, because they incurred guilt by reason of the corpse. They shall sanctify the head that same day, <text:span text:style-name="T1605">12 </text:span>and separate themselves to the Lord for their days as nazirites, and bring a male lamb a year old as a guilt offering. The former time shall be void, because the consecrated head was defiled.</text:p>
      <text:p text:style-name="Bibletext"><text:span text:style-name="T1606">13 </text:span>This is the law for the nazirites when the time of their consecration has been completed: they shall be brought to the entrance of the tent of meeting, <text:span text:style-name="T1607">14 </text:span>and they shall offer their gift to the Lord, one male lamb a year old without blemish as a burnt offering, one ewe lamb a year old without blemish as a sin offering, one ram without blemish as an offering of well-being, <text:span text:style-name="T1608">15 </text:span>and a basket of unleavened bread, cakes of choice flour mixed with oil and unleavened wafers spread with oil, with their grain offering and their drink offerings. <text:span text:style-name="T1609">16 </text:span>The priest shall present them before the Lord and offer their sin offering and burnt offering, <text:span text:style-name="T1610">17 </text:span>and shall offer the ram as a sacrifice of well-being to the Lord, with the basket of unleavened bread; the priest also shall make the accompanying grain offering and drink offering. <text:span text:style-name="T1611">18 </text:span>Then the nazirites shall shave the consecrated head at the entrance of the tent of meeting, and shall take the hair from the consecrated head and put it on the fire under the sacrifice of well-being. <text:span text:style-name="T1612">19 </text:span>The priest shall take the shoulder of the ram, when it is boiled, and one unleavened cake out of the basket, and one unleavened wafer, and shall put them in the palms of the nazirites, after they have shaved the consecrated head. <text:span text:style-name="T1613">20 </text:span>Then the priest shall elevate them as an elevation offering before the Lord; they are a holy portion for the priest, together with the breast that is elevated and the thigh that is offered. After that the nazirites may drink wine.</text:p>
      <text:soft-page-break/>
      <text:p text:style-name="Bibletext"><text:span text:style-name="T1614">21 </text:span>This is the law for the nazirites who take a vow. Their offering to the Lord must be in accordance with the nazirite vow, apart from what else they can afford. In accordance with whatever vow they take, so they shall do, following the law for their consecration.</text:p>
      <text:p text:style-name="P1615">The Priestly Benediction</text:p>
      <text:p text:style-name="Bibletext"><text:span text:style-name="T1616">22 </text:span>The Lord spoke to Moses, saying: <text:span text:style-name="T1617">23 </text:span>Speak to Aaron and his sons, saying, Thus you shall bless the Israelites: You shall say to them,</text:p>
      <text:p text:style-name="P1618"><text:span text:style-name="T1619">24 </text:span>The Lord bless you and keep you;<text:line-break/><text:span text:style-name="T1620">25 </text:span>the Lord make his face to shine upon you, and be gracious to you;<text:line-break/><text:span text:style-name="T1621">26 </text:span>the Lord lift up his countenance upon you, and give you peace.</text:p>
      <text:p text:style-name="Bibletext"><text:span text:style-name="T1622">27 </text:span>So they shall put my name on the Israelites, and I will bless them.</text:p>
      <text:p text:style-name="P1623">Commentary on Numbers chapter 6</text:p>
      <text:p text:style-name="Normal">6:1-21 People used to make vows to God that had specific conditions and involved a special ritual at the beginning and end of the period of dedication. The Nazirite vow involved total restriction from the vineyard and any of its products, not simply fermented grape juice. The length of a Nazarite vow was usually a month, but could last for a year, or even longer.</text:p>
      <text:p text:style-name="Normal">6:22-27 God wants to bless the nation of Israel because He loves each person deeply. He desires our success, protects us, shows kindness to us, and gives us peace (Numbers 6:26). While there are many moments in the Old Testament where God displays His wrath when people disobey Him, He ultimately reveals Himself as a loving God through the person of Jesus. God’s nature is fair and just—He does not let sin go unpunished. Yet He is also merciful, forgiving our sins just as He forgave the nation of Israel when Moses interceded for them (Exodus 32). God cares for us and protects us more than anyone else ever could. This passage is read during the Solemnity of Mary, the Holy Mother of God, which is celebrated on January 1. It is a blessing for the whole year and an opportunity to dedicate the year to remembering Him and living for Him.</text:p>
      <text:p text:style-name="P1624">Numbers chapter 7</text:p>
      <text:p text:style-name="P1625">Offerings of the Leaders</text:p>
      <text:p text:style-name="Bibletext"><text:span text:style-name="T1626">7</text:span><text:span text:style-name="T1627"> </text:span>On the day when Moses had finished setting up the tabernacle, and had anointed and consecrated it with all its furnishings, and had anointed and consecrated the altar with all its utensils, <text:span text:style-name="T1628">2 </text:span>the leaders of Israel, heads of their ancestral houses, the leaders of the tribes, who were over those who were enrolled, made offerings. <text:span text:style-name="T1629">3 </text:span>They brought their offerings before the Lord, six covered wagons and twelve oxen, a wagon for every two of the leaders, and for each one an ox; they presented them before the tabernacle. <text:span text:style-name="T1630">4 </text:span>Then the Lord said to Moses: <text:span text:style-name="T1631">5 </text:span>Accept these from them, that they may be used in doing the service of the tent of meeting, and give them to the Levites, to each according to his service. <text:span text:style-name="T1632">6 </text:span>So Moses took the wagons and the oxen, and gave them to the<text:s/><text:soft-page-break/>Levites. <text:span text:style-name="T1633">7 </text:span>Two wagons and four oxen he gave to the Gershonites, according to their service; <text:span text:style-name="T1634">8 </text:span>and four wagons and eight oxen he gave to the Merarites, according to their service, under the direction of Ithamar son of Aaron the priest. <text:span text:style-name="T1635">9 </text:span>But to the Kohathites he gave none, because they were charged with the care of the holy things that had to be carried on the shoulders.</text:p>
      <text:p text:style-name="Bibletext"><text:span text:style-name="T1636">10 </text:span>The leaders also presented offerings for the dedication of the altar at the time when it was anointed; the leaders presented their offering before the altar. <text:span text:style-name="T1637">11 </text:span>The Lord said to Moses: They shall present their offerings, one leader each day, for the dedication of the altar.</text:p>
      <text:p text:style-name="Bibletext"><text:span text:style-name="T1638">12 </text:span>The one who presented his offering the first day was Nahshon son of Amminadab, of the tribe of Judah; <text:span text:style-name="T1639">13 </text:span>his offering was one silver plate weighing one hundred thirty shekels, one silver basin weighing seventy shekels, according to the shekel of the sanctuary, both of them full of choice flour mixed with oil for a grain offering; <text:span text:style-name="T1640">14 </text:span>one golden dish weighing ten shekels, full of incense; <text:span text:style-name="T1641">15 </text:span>one young bull, one ram, one male lamb a year old, for a burnt offering; <text:span text:style-name="T1642">16 </text:span>one male goat for a sin offering; <text:span text:style-name="T1643">17 </text:span>and for the sacrifice of well-being, two oxen, five rams, five male goats, and five male lambs a year old. This was the offering of Nahshon son of Amminadab.</text:p>
      <text:p text:style-name="Bibletext"><text:span text:style-name="T1644">18 </text:span>On the second day Nethanel son of Zuar, the leader of Issachar, presented an offering; <text:span text:style-name="T1645">19 </text:span>he presented for his offering one silver plate weighing one hundred thirty shekels, one silver basin weighing seventy shekels, according to the shekel of the sanctuary, both of them full of choice flour mixed with oil for a grain offering; <text:span text:style-name="T1646">20 </text:span>one golden dish weighing ten shekels, full of incense; <text:span text:style-name="T1647">21 </text:span>one young bull, one ram, one male lamb a year old, as a burnt offering; <text:span text:style-name="T1648">22 </text:span>one male goat as a sin offering; <text:span text:style-name="T1649">23 </text:span>and for the sacrifice of well-being, two oxen, five rams, five male goats, and five male lambs a year old. This was the offering of Nethanel son of Zuar.</text:p>
      <text:p text:style-name="Bibletext"><text:span text:style-name="T1650">24 </text:span>On the third day Eliab son of Helon, the leader of the Zebulunites: <text:span text:style-name="T1651">25 </text:span>his offering was one silver plate weighing one hundred thirty shekels, one silver basin weighing seventy shekels, according to the shekel of the sanctuary, both of them full of choice flour mixed with oil for a grain offering; <text:span text:style-name="T1652">26 </text:span>one golden dish weighing ten shekels, full of incense; <text:span text:style-name="T1653">27 </text:span>one young bull, one ram, one male lamb a year old, for a burnt offering; <text:span text:style-name="T1654">28 </text:span>one male goat for a sin offering; <text:span text:style-name="T1655">29 </text:span>and for the sacrifice of well-being, two oxen, five rams, five male goats, and five male lambs a year old. This was the offering of Eliab son of Helon.</text:p>
      <text:p text:style-name="Bibletext"><text:span text:style-name="T1656">30 </text:span>On the fourth day Elizur son of Shedeur, the leader of the Reubenites: <text:span text:style-name="T1657">31 </text:span>his offering was one silver plate weighing one hundred thirty shekels, one silver basin weighing seventy shekels, according to the shekel of the sanctuary, both of them full of choice flour mixed with oil for a grain offering; <text:span text:style-name="T1658">32 </text:span>one golden dish weighing ten shekels, full of incense; <text:span text:style-name="T1659">33 </text:span>one young bull, one ram, one male lamb a year old, for a burnt offering; <text:span text:style-name="T1660">34 </text:span>one male goat for a sin offering; <text:span text:style-name="T1661">35 </text:span>and for the sacrifice of well-being, two oxen, five rams, five male goats, and five male lambs a year old. This was the offering of Elizur son of Shedeur.</text:p>
      <text:soft-page-break/>
      <text:p text:style-name="Bibletext"><text:span text:style-name="T1662">36 </text:span>On the fifth day Shelumiel son of Zurishaddai, the leader of the Simeonites: <text:span text:style-name="T1663">37 </text:span>his offering was one silver plate weighing one hundred thirty shekels, one silver basin weighing seventy shekels, according to the shekel of the sanctuary, both of them full of choice flour mixed with oil for a grain offering; <text:span text:style-name="T1664">38 </text:span>one golden dish weighing ten shekels, full of incense; <text:span text:style-name="T1665">39 </text:span>one young bull, one ram, one male lamb a year old, for a burnt offering; <text:span text:style-name="T1666">40 </text:span>one male goat for a sin offering; <text:span text:style-name="T1667">41 </text:span>and for the sacrifice of well-being, two oxen, five rams, five male goats, and five male lambs a year old. This was the offering of Shelumiel son of Zurishaddai.</text:p>
      <text:p text:style-name="Bibletext"><text:span text:style-name="T1668">42 </text:span>On the sixth day Eliasaph son of Deuel, the leader of the Gadites: <text:span text:style-name="T1669">43 </text:span>his offering was one silver plate weighing one hundred thirty shekels, one silver basin weighing seventy shekels, according to the shekel of the sanctuary, both of them full of choice flour mixed with oil for a grain offering; <text:span text:style-name="T1670">44 </text:span>one golden dish weighing ten shekels, full of incense; <text:span text:style-name="T1671">45 </text:span>one young bull, one ram, one male lamb a year old, for a burnt offering; <text:span text:style-name="T1672">46 </text:span>one male goat for a sin offering; <text:span text:style-name="T1673">47 </text:span>and for the sacrifice of well-being, two oxen, five rams, five male goats, and five male lambs a year old. This was the offering of Eliasaph son of Deuel.</text:p>
      <text:p text:style-name="Bibletext"><text:span text:style-name="T1674">48 </text:span>On the seventh day Elishama son of Ammihud, the leader of the Ephraimites: <text:span text:style-name="T1675">49 </text:span>his offering was one silver plate weighing one hundred thirty shekels, one silver basin weighing seventy shekels, according to the shekel of the sanctuary, both of them full of choice flour mixed with oil for a grain offering; <text:span text:style-name="T1676">50 </text:span>one golden dish weighing ten shekels, full of incense; <text:span text:style-name="T1677">51 </text:span>one young bull, one ram, one male lamb a year old, for a burnt offering; <text:span text:style-name="T1678">52 </text:span>one male goat for a sin offering; <text:span text:style-name="T1679">53 </text:span>and for the sacrifice of well-being, two oxen, five rams, five male goats, and five male lambs a year old. This was the offering of Elishama son of Ammihud.</text:p>
      <text:p text:style-name="Bibletext"><text:span text:style-name="T1680">54 </text:span>On the eighth day Gamaliel son of Pedahzur, the leader of the Manassites: <text:span text:style-name="T1681">55 </text:span>his offering was one silver plate weighing one hundred thirty shekels, one silver basin weighing seventy shekels, according to the shekel of the sanctuary, both of them full of choice flour mixed with oil for a grain offering; <text:span text:style-name="T1682">56 </text:span>one golden dish weighing ten shekels, full of incense; <text:span text:style-name="T1683">57 </text:span>one young bull, one ram, one male lamb a year old, for a burnt offering; <text:span text:style-name="T1684">58 </text:span>one male goat for a sin offering; <text:span text:style-name="T1685">59 </text:span>and for the sacrifice of well-being, two oxen, five rams, five male goats, and five male lambs a year old. This was the offering of Gamaliel son of Pedahzur.</text:p>
      <text:p text:style-name="Bibletext"><text:span text:style-name="T1686">60 </text:span>On the ninth day Abidan son of Gideoni, the leader of the Benjaminites: <text:span text:style-name="T1687">61 </text:span>his offering was one silver plate weighing one hundred thirty shekels, one silver basin weighing seventy shekels, according to the shekel of the sanctuary, both of them full of choice flour mixed with oil for a grain offering; <text:span text:style-name="T1688">62 </text:span>one golden dish weighing ten shekels, full of incense; <text:span text:style-name="T1689">63 </text:span>one young bull, one ram, one male lamb a year old, for a burnt offering; <text:span text:style-name="T1690">64 </text:span>one male goat for a sin offering; <text:span text:style-name="T1691">65 </text:span>and for the sacrifice of well-being, two oxen, five rams, five male goats, and five male lambs a year old. This was the offering of Abidan son of Gideoni.</text:p>
      <text:soft-page-break/>
      <text:p text:style-name="Bibletext"><text:span text:style-name="T1692">66 </text:span>On the tenth day Ahiezer son of Ammishaddai, the leader of the Danites: <text:span text:style-name="T1693">67 </text:span>his offering was one silver plate weighing one hundred thirty shekels, one silver basin weighing seventy shekels, according to the shekel of the sanctuary, both of them full of choice flour mixed with oil for a grain offering; <text:span text:style-name="T1694">68 </text:span>one golden dish weighing ten shekels, full of incense; <text:span text:style-name="T1695">69 </text:span>one young bull, one ram, one male lamb a year old, for a burnt offering; <text:span text:style-name="T1696">70 </text:span>one male goat for a sin offering; <text:span text:style-name="T1697">71 </text:span>and for the sacrifice of well-being, two oxen, five rams, five male goats, and five male lambs a year old. This was the offering of Ahiezer son of Ammishaddai.</text:p>
      <text:p text:style-name="Bibletext"><text:span text:style-name="T1698">72 </text:span>On the eleventh day Pagiel son of Ochran, the leader of the Asherites: <text:span text:style-name="T1699">73 </text:span>his offering was one silver plate weighing one hundred thirty shekels, one silver basin weighing seventy shekels, according to the shekel of the sanctuary, both of them full of choice flour mixed with oil for a grain offering; <text:span text:style-name="T1700">74 </text:span>one golden dish weighing ten shekels, full of incense; <text:span text:style-name="T1701">75 </text:span>one young bull, one ram, one male lamb a year old, for a burnt offering; <text:span text:style-name="T1702">76 </text:span>one male goat for a sin offering; <text:span text:style-name="T1703">77 </text:span>and for the sacrifice of well-being, two oxen, five rams, five male goats, and five male lambs a year old. This was the offering of Pagiel son of Ochran.</text:p>
      <text:p text:style-name="Bibletext"><text:span text:style-name="T1704">78 </text:span>On the twelfth day Ahira son of Enan, the leader of the Naphtalites: <text:span text:style-name="T1705">79 </text:span>his offering was one silver plate weighing one hundred thirty shekels, one silver basin weighing seventy shekels, according to the shekel of the sanctuary, both of them full of choice flour mixed with oil for a grain offering; <text:span text:style-name="T1706">80 </text:span>one golden dish weighing ten shekels, full of incense; <text:span text:style-name="T1707">81 </text:span>one young bull, one ram, one male lamb a year old, for a burnt offering; <text:span text:style-name="T1708">82 </text:span>one male goat for a sin offering; <text:span text:style-name="T1709">83 </text:span>and for the sacrifice of well-being, two oxen, five rams, five male goats, and five male lambs a year old. This was the offering of Ahira son of Enan.</text:p>
      <text:p text:style-name="Bibletext"><text:span text:style-name="T1710">84 </text:span>This was the dedication offering for the altar, at the time when it was anointed, from the leaders of Israel: twelve silver plates, twelve silver basins, twelve golden dishes, <text:span text:style-name="T1711">85 </text:span>each silver plate weighing one hundred thirty shekels and each basin seventy, all the silver of the vessels two thousand four hundred shekels according to the shekel of the sanctuary, <text:span text:style-name="T1712">86 </text:span>the twelve golden dishes, full of incense, weighing ten shekels apiece according to the shekel of the sanctuary, all the gold of the dishes being one hundred twenty shekels; <text:span text:style-name="T1713">87 </text:span>all the livestock for the burnt offering twelve bulls, twelve rams, twelve male lambs a year old, with their grain offering; and twelve male goats for a sin offering; <text:span text:style-name="T1714">88 </text:span>and all the livestock for the sacrifice of well-being twenty-four bulls, the rams sixty, the male goats sixty, the male lambs a year old sixty. This was the dedication offering for the altar, after it was anointed.</text:p>
      <text:p text:style-name="Bibletext"><text:span text:style-name="T1715">89 </text:span>When Moses went into the tent of meeting to speak with the Lord, he would hear the voice speaking to him from above the mercy seat that was on the ark of the covenant from between the two cherubim; thus it spoke to him.</text:p>
      <text:p text:style-name="P1716">Commentary on Numbers chapter 7</text:p>
      <text:p text:style-name="Normal">The events in this chapter happened one month before the events of chapter one. Each of the 12 tribes of Israel had to turn in items for the Israelite celebration. By doing so, the tribes show that they are in unity with God’s covenant. Today we can show that we are apart of the New Covenant by our<text:s/><text:soft-page-break/>fruit and good works. Those who do the will of the Father and obey His commandments are part of His covenant.</text:p>
      <text:p text:style-name="Normal">7:1-9 God tells Moses to give the offerings to the Levits according to their service. This is a reminder for us to give what we can to others, especially to the poor. However, the sons of Kohath did not get anything because their duty was to carry the holy things on their shoulders. This might seem unfair in our eyes, but it is fair in God’s eyes. By carrying the holy things, the sons of Kohath will resemble the picture of Jesus who carried the cross on His shoulders. Our job is to work with what we have and trust God in our His journey. We often get jealous of all the things the rest of the world has but remember that God provides enough. Just because we don’t have the latest or best items or opportunities doesn’t mean we shouldn’t start working towards our goals. If God has called you for something, He wants you start right now.</text:p>
      <text:p text:style-name="Normal">7:89 The mercy seat on the top of the Ark of the Covenant represented God's presence among his people. Today God’s true presence is in the Eucharist which we can experience at mass.</text:p>
      <text:p text:style-name="P1717">Numbers chapter 8</text:p>
      <text:p text:style-name="P1718">The Seven Lamps</text:p>
      <text:p text:style-name="Bibletext"><text:span text:style-name="T1719">8</text:span><text:span text:style-name="T1720"> </text:span>The Lord spoke to Moses, saying: <text:span text:style-name="T1721">2 </text:span>Speak to Aaron and say to him: When you set up the lamps, the seven lamps shall give light in front of the lampstand. <text:span text:style-name="T1722">3 </text:span>Aaron did so; he set up its lamps to give light in front of the lampstand, as the Lord had commanded Moses. <text:span text:style-name="T1723">4 </text:span>Now this was how the lampstand was made, out of hammered work of gold. From its base to its flowers, it was hammered work; according to the pattern that the Lord had shown Moses, so he made the lampstand.</text:p>
      <text:p text:style-name="P1724">Consecration and Service of the Levites</text:p>
      <text:p text:style-name="Bibletext"><text:span text:style-name="T1725">5 </text:span>The Lord spoke to Moses, saying: <text:span text:style-name="T1726">6 </text:span>Take the Levites from among the Israelites and cleanse them. <text:span text:style-name="T1727">7 </text:span>Thus you shall do to them, to cleanse them: sprinkle the water of purification on them, have them shave their whole body with a razor and wash their clothes, and so cleanse themselves. <text:span text:style-name="T1728">8 </text:span>Then let them take a young bull and its grain offering of choice flour mixed with oil, and you shall take another young bull for a sin offering. <text:span text:style-name="T1729">9 </text:span>You shall bring the Levites before the tent of meeting, and assemble the whole congregation of the Israelites. <text:span text:style-name="T1730">10 </text:span>When you bring the Levites before the Lord, the Israelites shall lay their hands on the Levites, <text:span text:style-name="T1731">11 </text:span>and Aaron shall present the Levites before the Lord as an elevation offering from the Israelites, that they may do the service of the Lord. <text:span text:style-name="T1732">12 </text:span>The Levites shall lay their hands on the heads of the bulls, and he shall offer the one for a sin offering and the other for a burnt offering to the Lord, to make atonement for the Levites. <text:span text:style-name="T1733">13 </text:span>Then you shall have the Levites stand before Aaron and his sons, and you shall present them as an elevation offering to the Lord.</text:p>
      <text:soft-page-break/>
      <text:p text:style-name="Bibletext"><text:span text:style-name="T1734">14 </text:span>Thus you shall separate the Levites from among the other Israelites, and the Levites shall be mine. <text:span text:style-name="T1735">15 </text:span>Thereafter the Levites may go in to do service at the tent of meeting, once you have cleansed them and presented them as an elevation offering. <text:span text:style-name="T1736">16 </text:span>For they are unreservedly given to me from among the Israelites; I have taken them for myself, in place of all that open the womb, the firstborn of all the Israelites. <text:span text:style-name="T1737">17 </text:span>For all the firstborn among the Israelites are mine, both human and animal. On the day that I struck down all the firstborn in the land of Egypt I consecrated them for myself, <text:span text:style-name="T1738">18 </text:span>but I have taken the Levites in place of all the firstborn among the Israelites. <text:span text:style-name="T1739">19 </text:span>Moreover, I have given the Levites as a gift to Aaron and his sons from among the Israelites, to do the service for the Israelites at the tent of meeting, and to make atonement for the Israelites, in order that there may be no plague among the Israelites for coming too close to the sanctuary.</text:p>
      <text:p text:style-name="Bibletext"><text:span text:style-name="T1740">20 </text:span>Moses and Aaron and the whole congregation of the Israelites did with the Levites accordingly; the Israelites did with the Levites just as the Lord had commanded Moses concerning them. <text:span text:style-name="T1741">21 </text:span>The Levites purified themselves from sin and washed their clothes; then Aaron presented them as an elevation offering before the Lord, and Aaron made atonement for them to cleanse them. <text:span text:style-name="T1742">22 </text:span>Thereafter the Levites went in to do their service in the tent of meeting in attendance on Aaron and his sons. As the Lord had commanded Moses concerning the Levites, so they did with them.</text:p>
      <text:p text:style-name="Bibletext"><text:span text:style-name="T1743">23 </text:span>The Lord spoke to Moses, saying: <text:span text:style-name="T1744">24 </text:span>This applies to the Levites: from twenty-five years old and upward they shall begin to do duty in the service of the tent of meeting; <text:span text:style-name="T1745">25 </text:span>and from the age of fifty years they shall retire from the duty of the service and serve no more. <text:span text:style-name="T1746">26 </text:span>They may assist their brothers in the tent of meeting in carrying out their duties, but they shall perform no service. Thus you shall do with the Levites in assigning their duties.</text:p>
      <text:p text:style-name="P1747">Commentary on Numbers chapter 8</text:p>
      <text:p text:style-name="Normal">8:1-4 The menorah and its light represent God’s presence and glory among His people.</text:p>
      <text:p text:style-name="Normal">8:5-7 The Levites had to go through a cleaning process. Firstly, Moses sprinkled water on the priests. Secondly, the priests had to shave and wash their clothes and themselves. The first part represents how Jesus washed us from sin and gives us the Holy Spirit through the sacrament of Baptism. The next part requires us to clean ourselves, meaning, we must obey His commandments and live like we believe in Jesus, otherwise we are deceiving ourselves.</text:p>
      <text:p text:style-name="P1748">Numbers chapter 9</text:p>
      <text:p text:style-name="P1749">The Passover at Sinai</text:p>
      <text:p text:style-name="Normal"><text:span text:style-name="T1750">9</text:span><text:s/><text:span text:style-name="T1751">The Lord spoke to Moses in the wilderness of Sinai, in the first month of the second year after they had come out of the land of Egypt, saying: </text:span><text:span text:style-name="T1752">2 </text:span><text:span text:style-name="T1753">Let the Israelites keep the passover at its appointed time. </text:span><text:span text:style-name="T1754">3 </text:span><text:span text:style-name="T1755">On the fourteenth day of this<text:s/></text:span><text:soft-page-break/><text:span text:style-name="T1756">month, at twilight, you shall keep it at its appointed time; according to all its statutes and all its regulations you shall keep it. </text:span><text:span text:style-name="T1757">4 </text:span><text:span text:style-name="T1758">So Moses told the Israelites that they should keep the passover. </text:span><text:span text:style-name="T1759">5 </text:span><text:span text:style-name="T1760">They kept the passover in the first month, on the fourteenth day of the month, at twilight, in the wilderness of Sinai. Just as the Lord had commanded Moses, so the Israelites did. </text:span><text:span text:style-name="T1761">6 </text:span><text:span text:style-name="T1762">Now there were certain people who were unclean through touching a corpse, so that they could not keep the passover on that day. They came before Moses and Aaron on that day, </text:span><text:span text:style-name="T1763">7 </text:span><text:span text:style-name="T1764">and said to him, “Although we are unclean through touching a corpse, why must we be kept from presenting the Lord’s offering at its appointed time among the Israelites?” </text:span><text:span text:style-name="T1765">8 </text:span><text:span text:style-name="T1766">Moses spoke to them, “Wait, so that I may hear what the Lord will command concerning you.”</text:span></text:p>
      <text:p text:style-name="Normal"><text:span text:style-name="T1767">9 </text:span><text:span text:style-name="T1768">The Lord spoke to Moses, saying: </text:span><text:span text:style-name="T1769">10 </text:span><text:span text:style-name="T1770">Speak to the Israelites, saying: Anyone of you or your descendants who is unclean through touching a corpse, or is away on a journey, shall still keep the passover to the Lord. </text:span><text:span text:style-name="T1771">11 </text:span><text:span text:style-name="T1772">In the second month on the fourteenth day, at twilight, they shall keep it; they shall eat it with unleavened bread and bitter herbs. </text:span><text:span text:style-name="T1773">12 </text:span><text:span text:style-name="T1774">They shall leave none of it until morning, nor break a bone of it; according to all the statute for the passover they shall keep it. </text:span><text:span text:style-name="T1775">13 </text:span><text:span text:style-name="T1776">But anyone who is clean and is not on a journey, and yet refrains from keeping the passover, shall be cut off from the people for not presenting the Lord’s offering at its appointed time; such a one shall bear the consequences for the sin. </text:span><text:span text:style-name="T1777">14 </text:span><text:span text:style-name="T1778">Any alien residing among you who wishes to keep the passover to the Lord shall do so according to the statute of the passover and according to its regulation; you shall have one statute for both the resident alien and the native.</text:span></text:p>
      <text:p text:style-name="P1779">The Cloud and the Fire</text:p>
      <text:p text:style-name="Normal"><text:span text:style-name="T1780"><draw:connector draw:type="line" svg:x1="0in" svg:y1="3.95305in" svg:x2="4.2in" svg:y2="3.95305in" draw:z-index="251665408" draw:id="id2" draw:style-name="a2" draw:name="Straight Connector 1" text:anchor-type="paragraph"><svg:title/><svg:desc/></draw:connector></text:span><text:span text:style-name="T1781">15 </text:span><text:span text:style-name="T1782">On the day the tabernacle was set up, the cloud covered the tabernacle, the tent of the covenant; and from evening until morning it was over the tabernacle, having the appearance of fire. </text:span><text:span text:style-name="T1783">16 </text:span><text:span text:style-name="T1784">It was always so: the cloud covered it by day and the appearance of fire by night. </text:span><text:span text:style-name="T1785">17 </text:span><text:span text:style-name="T1786">Whenever the cloud lifted from over the tent, then the Israelites would set out; and in the place where the cloud settled down, there the Israelites would camp. </text:span><text:span text:style-name="T1787">18 </text:span><text:span text:style-name="T1788">At the command of the Lord the Israelites would set out, and at the command of the Lord they would camp. As long as the cloud rested over the tabernacle, they would remain in camp. </text:span><text:span text:style-name="T1789">19 </text:span><text:span text:style-name="T1790">Even when the cloud continued over the tabernacle many days, the Israelites would keep the charge of the Lord, and would not set out. </text:span><text:span text:style-name="T1791">20 </text:span><text:span text:style-name="T1792">Sometimes the cloud would remain a few days over the tabernacle, and according to the command of the Lord they would remain in camp; then according to the command of the Lord they would set out. </text:span><text:span text:style-name="T1793">21 </text:span><text:span text:style-name="T1794">Sometimes the cloud would remain from evening until morning; and when the cloud lifted in the morning, they would set out, or if it continued for a day and a night, when the cloud lifted they would set out. </text:span><text:span text:style-name="T1795">22 </text:span><text:span text:style-name="T1796">Whether it was two days, or a month, or a longer time, that the cloud continued over the tabernacle, resting upon it, the Israelites would remain in camp and would not set out; but when it lifted they would set out. </text:span><text:span text:style-name="T1797">23 </text:span><text:span text:style-name="T1798">At the command of the Lord they would camp, and at the command of the Lord they would set out. They kept the charge of the Lord, at the command of the Lord by Moses.</text:span><text:span text:style-name="T1799"><text:s/></text:span></text:p>
      <text:p text:style-name="P1800">Commentary on Numbers chapter 9</text:p>
      <text:soft-page-break/>
      <text:p text:style-name="Normal">The Passover was a feast that was celebrated each year to commemorate how the Lord delivered His people from Egypt. On this day people had to year the lamb and were not allowed to break its bones because this lamb is the representation of Jesus who died on the cross without having broken bones.</text:p>
      <text:p text:style-name="Normal">9:6-14 People who became unclean still had to participate in the feast of Passover and give offering to God. This is a reminder that we are still called to celebrate holidays while participating in the church even if we are unclean of sinful. Everyone is called to receive Holy Communion at least once every year. To receive Communion, we must not be in a state of mortal sin. To be in grace again we have to go to confession. God will not reject us, but He will always forgive our sins if we repent.</text:p>
      <text:p text:style-name="Normal">9:8 Before answering their question, Moses first asked God for the answer. When we are not sure of something and are about to do something, we should first pray about it by asking God.</text:p>
      <text:p text:style-name="Normal">9:15-23 God guided the nation of Isreal by the cloud above the tabernacle. They did everything according to God and not themselves. This cloud is the Holy Spirit which dwells in all believers in Christ. We are called to follow God and God alone in all our life choices.</text:p>
      <text:p text:style-name="P1801">Numbers chapter 10</text:p>
      <text:p text:style-name="P1802">The Silver Trumpets</text:p>
      <text:p text:style-name="Bibletext"><text:span text:style-name="T1803">10</text:span><text:span text:style-name="T1804"> </text:span>The Lord spoke to Moses, saying: <text:span text:style-name="T1805">2 </text:span>Make two silver trumpets; you shall make them of hammered work; and you shall use them for summoning the congregation, and for breaking camp. <text:span text:style-name="T1806">3 </text:span>When both are blown, the whole congregation shall assemble before you at the entrance of the tent of meeting. <text:span text:style-name="T1807">4 </text:span>But if only one is blown, then the leaders, the heads of the tribes of Israel, shall assemble before you. <text:span text:style-name="T1808">5 </text:span>When you blow an alarm, the camps on the east side shall set out; <text:span text:style-name="T1809">6 </text:span>when you blow a second alarm, the camps on the south side shall set out. An alarm is to be blown whenever they are to set out. <text:span text:style-name="T1810">7 </text:span>But when the assembly is to be gathered, you shall blow, but you shall not sound an alarm. <text:span text:style-name="T1811">8 </text:span>The sons of Aaron, the priests, shall blow the trumpets; this shall be a perpetual institution for you throughout your generations. <text:span text:style-name="T1812">9 </text:span>When you go to war in your land against the adversary who oppresses you, you shall sound an alarm with the trumpets, so that you may be remembered before the Lord your God and be saved from your enemies. <text:span text:style-name="T1813">10 </text:span>Also on your days of rejoicing, at your appointed festivals, and at the beginnings of your months, you shall blow the trumpets over your burnt offerings and over your sacrifices of well-being; they shall serve as a reminder on your behalf before the Lord your God: I am the Lord your God.</text:p>
      <text:p text:style-name="P1814">Departure from Sinai</text:p>
      <text:p text:style-name="Bibletext"><text:span text:style-name="T1815">11 </text:span>In the second year, in the second month, on the twentieth day of the month, the cloud lifted from over the tabernacle of the covenant. <text:span text:style-name="T1816">12 </text:span>Then the Israelites set out by stages from the wilderness of Sinai, and the cloud settled down in the<text:s/><text:soft-page-break/>wilderness of Paran. <text:span text:style-name="T1817">13 </text:span>They set out for the first time at the command of the Lord by Moses. <text:span text:style-name="T1818">14 </text:span>The standard of the camp of Judah set out first, company by company, and over the whole company was Nahshon son of Amminadab. <text:span text:style-name="T1819">15 </text:span>Over the company of the tribe of Issachar was Nethanel son of Zuar; <text:span text:style-name="T1820">16 </text:span>and over the company of the tribe of Zebulun was Eliab son of Helon.</text:p>
      <text:p text:style-name="Bibletext"><text:span text:style-name="T1821">17 </text:span>Then the tabernacle was taken down, and the Gershonites and the Merarites, who carried the tabernacle, set out. <text:span text:style-name="T1822">18 </text:span>Next the standard of the camp of Reuben set out, company by company; and over the whole company was Elizur son of Shedeur. <text:span text:style-name="T1823">19 </text:span>Over the company of the tribe of Simeon was Shelumiel son of Zurishaddai, <text:span text:style-name="T1824">20 </text:span>and over the company of the tribe of Gad was Eliasaph son of Deuel.</text:p>
      <text:p text:style-name="Bibletext"><text:span text:style-name="T1825">21 </text:span>Then the Kohathites, who carried the holy things, set out; and the tabernacle was set up before their arrival. <text:span text:style-name="T1826">22 </text:span>Next the standard of the Ephraimite camp set out, company by company, and over the whole company was Elishama son of Ammihud. <text:span text:style-name="T1827">23 </text:span>Over the company of the tribe of Manasseh was Gamaliel son of Pedahzur, <text:span text:style-name="T1828">24 </text:span>and over the company of the tribe of Benjamin was Abidan son of Gideoni.</text:p>
      <text:p text:style-name="Bibletext"><text:span text:style-name="T1829">25 </text:span>Then the standard of the camp of Dan, acting as the rear guard of all the camps, set out, company by company, and over the whole company was Ahiezer son of Ammishaddai. <text:span text:style-name="T1830">26 </text:span>Over the company of the tribe of Asher was Pagiel son of Ochran, <text:span text:style-name="T1831">27 </text:span>and over the company of the tribe of Naphtali was Ahira son of Enan. <text:span text:style-name="T1832">28 </text:span>This was the order of march of the Israelites, company by company, when they set out.</text:p>
      <text:p text:style-name="Bibletext"><text:span text:style-name="T1833">29 </text:span>Moses said to Hobab son of Reuel the Midianite, Moses’ father-in-law, “We are setting out for the place of which the Lord said, ‘I will give it to you’; come with us, and we will treat you well; for the Lord has promised good to Israel.” <text:span text:style-name="T1834">30 </text:span>But he said to him, “I will not go, but I will go back to my own land and to my kindred.” <text:span text:style-name="T1835">31 </text:span>He said, “Do not leave us, for you know where we should camp in the wilderness, and you will serve as eyes for us. <text:span text:style-name="T1836">32 </text:span>Moreover, if you go with us, whatever good the Lord does for us, the same we will do for you.”</text:p>
      <text:p text:style-name="Bibletext"><text:span text:style-name="T1837">33 </text:span>So they set out from the mount of the Lord three days’ journey with the ark of the covenant of the Lord going before them three days’ journey, to seek out a resting place for them, <text:span text:style-name="T1838">34 </text:span>the cloud of the Lord being over them by day when they set out from the camp.</text:p>
      <text:p text:style-name="Bibletext"><text:span text:style-name="T1839">35 </text:span>Whenever the ark set out, Moses would say,</text:p>
      <text:p text:style-name="P1840">“Arise, O Lord, let your enemies be scattered,<text:line-break/>    and your foes flee before you.”</text:p>
      <text:p text:style-name="Bibletext"><text:span text:style-name="T1841">36 </text:span>And whenever it came to rest, he would say,</text:p>
      <text:p text:style-name="Bibletext">“Return, O Lord of the ten thousand thousands of Israel.”</text:p>
      <text:p text:style-name="P1842">Commentary on Numbers chapter 10</text:p>
      <text:p text:style-name="Normal">This chapter is the beginning of Israels journey to the promised land. During their journey they face various challenges and setbacks, however, they are able<text:s/><text:soft-page-break/>to persevere and eventually make it to their destination all because of God who was present in the tabernacle which the Kohathites carried with them. This journey is a representation of our life as believers—we struggle, however, eventually reach the finish line all because of Christ who strengthens each and everyone of us.</text:p>
      <text:p text:style-name="Normal">10:1-10 The silver trumpets were a way of communication with the tribe of Israel. People had to blow the trumpets to alert danger when they were going to war but also when they celebrate the feasts. It was a reminder that God is with them whenever they go. We should call for God and strive to seek Him not only in times of trouble but in times of happiness.</text:p>
      <text:p text:style-name="Normal">10:29-32 Moses asked Hobab, who was his brother-in-law, to join him on the journey to the promised land. Hobab, however, firstly refused but wanted to take the easy route by returning back home. Some people ignore God’s calling for their life or don’t try to keep His commandments. When God is telling us something, we must listen and gain the courage to do that thing otherwise something unpleasant might happen. For example, the prophet Jonah got swallowed by a leviathan because he ran away from what God ordered him to do. The reason why Hobab joined them is because Moses complemented his skills. Moses explains that Hobab is an important and skillful person that is valued by others (Numbers 10:31). We should also tell people who matter to us their strengths and their importance in our lives. That way we can build long-lasting relationships. Moses also reminds that Hobab will also get the same blessings that the Lord gives to Isreal. God blesses us along our journey of life and that gives us hope which reignites our love for the Lord.</text:p>
      <text:p text:style-name="P1843">Numbers chapter 11</text:p>
      <text:p text:style-name="P1844">Complaining in the Desert</text:p>
      <text:p text:style-name="Bibletext"><text:span text:style-name="T1845">11</text:span><text:span text:style-name="T1846"> </text:span>Now when the people complained in the hearing of the Lord about their misfortunes, the Lord heard it and his anger was kindled. Then the fire of the Lord burned against them, and consumed some outlying parts of the camp. <text:span text:style-name="T1847">2 </text:span>But the people cried out to Moses; and Moses prayed to the Lord, and the fire abated. <text:span text:style-name="T1848">3 </text:span>So that place was called Taberah, because the fire of the Lord burned against them.</text:p>
      <text:p text:style-name="Bibletext"><text:span text:style-name="T1849">4 </text:span>The rabble among them had a strong craving; and the Israelites also wept again, and said, “If only we had meat to eat! <text:span text:style-name="T1850">5 </text:span>We remember the fish we used to eat in Egypt for nothing, the cucumbers, the melons, the leeks, the onions, and the garlic; <text:span text:style-name="T1851">6 </text:span>but now our strength is dried up, and there is nothing at all but this manna to look at.”</text:p>
      <text:p text:style-name="Bibletext"><text:span text:style-name="T1852">7 </text:span>Now the manna was like coriander seed, and its color was like the color of gum resin. <text:span text:style-name="T1853">8 </text:span>The people went around and gathered it, ground it in mills or beat it in mortars, then boiled it in pots and made cakes of it; and the taste of it was like<text:s/><text:soft-page-break/>the taste of cakes baked with oil. <text:span text:style-name="T1854">9 </text:span>When the dew fell on the camp in the night, the manna would fall with it.</text:p>
      <text:p text:style-name="Bibletext"><text:span text:style-name="T1855">10 </text:span>Moses heard the people weeping throughout their families, all at the entrances of their tents. Then the Lord became very angry, and Moses was displeased. <text:span text:style-name="T1856">11 </text:span>So Moses said to the Lord, “Why have you treated your servant so badly? Why have I not found favor in your sight, that you lay the burden of all this people on me? <text:span text:style-name="T1857">12 </text:span>Did I conceive all this people? Did I give birth to them, that you should say to me, ‘Carry them in your bosom, as a nurse carries a sucking child, to the land that you promised on oath to their ancestors’? <text:span text:style-name="T1858">13 </text:span>Where am I to get meat to give to all this people? For they come weeping to me and say, ‘Give us meat to eat!’ <text:span text:style-name="T1859">14 </text:span>I am not able to carry all this people alone, for they are too heavy for me. <text:span text:style-name="T1860">15 </text:span>If this is the way you are going to treat me, put me to death at once—if I have found favor in your sight—and do not let me see my misery.”</text:p>
      <text:p text:style-name="P1861">The Seventy Elders</text:p>
      <text:p text:style-name="Bibletext"><text:span text:style-name="T1862">16 </text:span>So the Lord said to Moses, “Gather for me seventy of the elders of Israel, whom you know to be the elders of the people and officers over them; bring them to the tent of meeting, and have them take their place there with you. <text:span text:style-name="T1863">17 </text:span>I will come down and talk with you there; and I will take some of the spirit that is on you and put it on them; and they shall bear the burden of the people along with you so that you will not bear it all by yourself. <text:span text:style-name="T1864">18 </text:span>And say to the people: Consecrate yourselves for tomorrow, and you shall eat meat; for you have wailed in the hearing of the Lord, saying, ‘If only we had meat to eat! Surely it was better for us in Egypt.’ Therefore the Lord will give you meat, and you shall eat. <text:span text:style-name="T1865">19 </text:span>You shall eat not only one day, or two days, or five days, or ten days, or twenty days, <text:span text:style-name="T1866">20 </text:span>but for a whole month—until it comes out of your nostrils and becomes loathsome to you—because you have rejected the Lord who is among you, and have wailed before him, saying, ‘Why did we ever leave Egypt?’” <text:span text:style-name="T1867">21 </text:span>But Moses said, “The people I am with number six hundred thousand on foot; and you say, ‘I will give them meat, that they may eat for a whole month’! <text:span text:style-name="T1868">22 </text:span>Are there enough flocks and herds to slaughter for them? Are there enough fish in the sea to catch for them?” <text:span text:style-name="T1869">23 </text:span>The Lord said to Moses, “Is the Lord’s power limited? Now you shall see whether my word will come true for you or not.”</text:p>
      <text:p text:style-name="Bibletext"><text:span text:style-name="T1870">24 </text:span>So Moses went out and told the people the words of the Lord; and he gathered seventy elders of the people, and placed them all around the tent. <text:span text:style-name="T1871">25 </text:span>Then the Lord came down in the cloud and spoke to him, and took some of the spirit that was on him and put it on the seventy elders; and when the spirit rested upon them, they prophesied. But they did not do so again.</text:p>
      <text:p text:style-name="Bibletext"><text:span text:style-name="T1872">26 </text:span>Two men remained in the camp, one named Eldad, and the other named Medad, and the spirit rested on them; they were among those registered, but they had not gone out to the tent, and so they prophesied in the camp. <text:span text:style-name="T1873">27 </text:span>And a young man ran and told Moses, “Eldad and Medad are prophesying in the camp.” <text:span text:style-name="T1874">28 </text:span>And Joshua son of Nun, the assistant of Moses, one of his chosen men, said, “My lord Moses, stop them!” <text:span text:style-name="T1875">29 </text:span>But Moses said to him, “Are you jealous for my sake?<text:s/><text:soft-page-break/>Would that all the Lord’s people were prophets, and that the Lord would put his spirit on them!” <text:span text:style-name="T1876">30 </text:span>And Moses and the elders of Israel returned to the camp.</text:p>
      <text:p text:style-name="P1877">The Quails</text:p>
      <text:p text:style-name="Bibletext"><text:span text:style-name="T1878">31 </text:span>Then a wind went out from the Lord, and it brought quails from the sea and let them fall beside the camp, about a day’s journey on this side and a day’s journey on the other side, all around the camp, about two cubits deep on the ground. <text:span text:style-name="T1879">32 </text:span>So the people worked all that day and night and all the next day, gathering the quails; the least anyone gathered was ten homers; and they spread them out for themselves all around the camp. <text:span text:style-name="T1880">33 </text:span>But while the meat was still between their teeth, before it was consumed, the anger of the Lord was kindled against the people, and the Lord struck the people with a very great plague. <text:span text:style-name="T1881">34 </text:span>So that place was called Kibroth-hattaavah, because there they buried the people who had the craving. <text:span text:style-name="T1882">35 </text:span>From Kibroth-hattaavah the people journeyed to Hazeroth.</text:p>
      <text:p text:style-name="P1883">Commentary on Numbers chapter 11</text:p>
      <text:p text:style-name="P1884">The dangers of complaining and giving in to temptation</text:p>
      <text:p text:style-name="Normal">11:1-15 The Israelites complain about not receiving food and it being too hot. Even though God provided for them by giving them manna, which was food from heaven, the Israelites wanted more by demanding meat. This complaining lead Moses to complain with them to God which only made things worse. Complaining doesn’t solve the problem but only amplifies it. When we are going through tough times, instead of complaining, we should be thankful to the Lord who has given us everything and let Him know our struggles so that He may be able to change them. At the end of the day, God is the only one who can fix our struggles which is why we need to dedicate time for prayer. It is easy to think about what we wish we had “if only I was living in the past or had more money”, but do those thoughts glorify God or benefit us in any way? Or do we even get angry at God saying “why did you allow this to happen? Why am I getting punished?” The truth is that God doesn’t punish us for anything we did. Suffering is part of life. The early Christians and church fathers got persecuted for their faith. The apostle Paul got tortured but did not complain because he had complete trust in Jesus. Even Jesus was crucified because of our sins and had to go through suffering yet He did not complain once. God being crucified shows that He is here with us even in the midst of our suffering. He wants to help us go through our sufferings together. The answer to complaining is focusing deeply on the Lord and His promise of hope. His Words are the healing that allows us to go through challenges and struggles in our lives. As James puts it, temptation and suffering is a test that comes from our own desires “Blessed is anyone who endures temptation. Such a one has stood the test and will receive the crown of life that the Lord has promised to those who love him. No one, when tempted, should say, “I am being tempted by God”; for God cannot be tempted by evil and he himself tempts no one. But one is tempted by one’s own desire, being lured and enticed by it; then, when that desire has<text:s/><text:soft-page-break/>conceived, it gives birth to sin, and that sin, when it is fully grown, gives birth to death. Do not be deceived, my beloved.” (James 1:12-16).</text:p>
      <text:p text:style-name="Normal">11:16-17 Moses was supported by other leaders to help with the burden of leading. It is crucial to have others that can help us in time of need such as family or priests from our church. We are not alone when we face trials and receiving help from others makes it easier to continue.</text:p>
      <text:p text:style-name="Normal">11:18-22 God decides to provide the meat they were crying for, however, Moses doubted God that He would be able to provide for the nation of Israel. During our weakest moment most people start losing faith and start questioning their beliefs because things are not going their way. Please remember God’s promises in these times because the enemy is attacking you to win you over to his side which is eternal separation. Relying on our own understanding is what destroys you. The Lord wants you to cling onto Him “Come to me, all you that are weary and are carrying heavy burdens, and I will give you rest. Take my yoke upon you, and learn from me; for I am gentle and humble in heart, and you will find rest for your souls. For my yoke is easy, and my burden is light.” (Matthew 11:28-30). Because of your doubt, you might struggle to receive the things you want “But ask in faith, never doubting, for the one who doubts is like a wave of the sea, driven and tossed by the wind; for the doubter, being double-minded and unstable in every way, must not expect to receive anything from the Lord.” (James 1:6-8).</text:p>
      <text:p text:style-name="Normal">11:23 After learning about God and seeing His miracles there is a risk that we might get used to His goodness and take it for granted. Don’t let the mysteries of God’s grace and His sacrifice on the cross become a thing that you don’t find amazing. Every time when we think about the cross we should be amazed at the beauty and mercy of God’s heart.</text:p>
      <text:p text:style-name="Normal">11:24-29 Joshua wanted Moses to forbid others, who were not part of their group, to stop prophesying. A similar event happens in Mark 9:38-41 where the disciples wanted Jesus to forbid others from casting out demons. Just because someone isn’t part of a church such as the Catholic of Orthodox, that doesn’t mean that God can’t work through them.</text:p>
      <text:p text:style-name="Normal">11:29 God has given everyone who is Baptized, the power of the Holy Spirit. This was fulfilled during Pentecost (Acts 2:1-21). Because of the Holy Spirit we are able to do great things because the power of Jesus works through us.</text:p>
      <text:p text:style-name="P1885">Numbers chapter 12</text:p>
      <text:p text:style-name="P1886">Aaron and Miriam Jealous of Moses</text:p>
      <text:p text:style-name="Bibletext"><text:span text:style-name="T1887">12</text:span><text:span text:style-name="T1888"> </text:span>While they were at Hazeroth, Miriam and Aaron spoke against Moses because of the Cushite woman whom he had married (for he had indeed married a Cushite woman); <text:span text:style-name="T1889">2 </text:span>and they said, “Has the Lord spoken only through Moses? Has he not spoken through us also?” And the Lord heard it. <text:span text:style-name="T1890">3 </text:span>Now the man Moses was very humble, more so than anyone else on the face of the<text:s/><text:soft-page-break/>earth. <text:span text:style-name="T1891">4 </text:span>Suddenly the Lord said to Moses, Aaron, and Miriam, “Come out, you three, to the tent of meeting.” So the three of them came out. <text:span text:style-name="T1892">5 </text:span>Then the Lord came down in a pillar of cloud, and stood at the entrance of the tent, and called Aaron and Miriam; and they both came forward. <text:span text:style-name="T1893">6 </text:span>And he said, “Hear my words:</text:p>
      <text:p text:style-name="P1894">When there are prophets among you,<text:line-break/>    I the Lord make myself known to them in visions;<text:line-break/>    I speak to them in dreams.<text:line-break/><text:span text:style-name="T1895">7 </text:span>Not so with my servant Moses;<text:line-break/>    he is entrusted with all my house.<text:line-break/><text:span text:style-name="T1896">8 </text:span>With him I speak face to face— clearly, not in riddles;<text:line-break/>    and he beholds the form of the Lord.</text:p>
      <text:p text:style-name="Bibletext">Why then were you not afraid to speak against my servant Moses?” <text:span text:style-name="T1897">9 </text:span>And the anger of the Lord was kindled against them, and he departed.</text:p>
      <text:p text:style-name="Bibletext"><text:span text:style-name="T1898">10 </text:span>When the cloud went away from over the tent, Miriam had become leprous, as white as snow. And Aaron turned towards Miriam and saw that she was leprous. <text:span text:style-name="T1899">11 </text:span>Then Aaron said to Moses, “Oh, my lord, do not punish us for a sin that we have so foolishly committed. <text:span text:style-name="T1900">12 </text:span>Do not let her be like one stillborn, whose flesh is half consumed when it comes out of its mother’s womb.” <text:span text:style-name="T1901">13 </text:span>And Moses cried to the Lord, “O God, please heal her.” <text:span text:style-name="T1902">14 </text:span>But the Lord said to Moses, “If her father had but spit in her face, would she not bear her shame for seven days? Let her be shut out of the camp for seven days, and after that she may be brought in again.” <text:span text:style-name="T1903">15 </text:span>So Miriam was shut out of the camp for seven days; and the people did not set out on the march until Miriam had been brought in again. <text:span text:style-name="T1904">16 </text:span>After that the people set out from Hazeroth, and camped in the wilderness of Paran.</text:p>
      <text:p text:style-name="P1905">Commentary on Numbers chapter 12</text:p>
      <text:p text:style-name="Normal">Moses marries an Ethiopian wife which Aaron and Miriam start complaining about. They start getting jealous of Moses’ authority and his position as a primary source of the one who receives revelation from God. St. Origen explains this as Aaron and Miriam speaking as Pharisees against the law of Moses: “Moses represents the law of the Lord. He entered into a marriage with this Ethiopian woman, who was gathered from the Gentiles. Therefore Moses, that is, the spiritual law, took this wife; and for this deed Miriam, who now is the synagogue, is indignant and speaks disparagingly, together with Aaron, that is to say, with the priests and Pharisees.”</text:p>
      <text:p text:style-name="Normal">God then clarifies that He specifically chose Moses for these tasks and talks to Him more closely than any other prophet. This mistake my Aaron and Miriam causes Miriam to be struck down with leprosy by God. Aaron admits that they had been talking foolishly and prayed that Miriam would be healed. But God allowed the woman to be sick for seven days.</text:p>
      <text:p text:style-name="Normal">Even though Miriam got punished for wronging God, God still showed her mercy by not immediately striking her down or giving her a harder punishment. Our actions have consequences that we will have to suffer<text:s/><text:soft-page-break/>through so that we may be able to learn not to repeat our mistakes again. God’s goal is for us to change our wicked ways and to turn from sin but in order to do that we might need to learn the hard way. Remember that our mistakes are an opportunity to grow more in our faith by realizing what we have done is wrong.</text:p>
      <text:p text:style-name="Normal">Envy is a sin that causes division among our group. When we get jealous of someone else’s success, in this case Miriam was jealous of Moses, we must remember that this is our pride speaking. Remember to be humble just like Jesus was humble. Don’t let your actions become sinful towards others. Some people have more success while others don’t and that’s ok. The important thing is that we put in effort in what we do and our Heavenly Father sees that, He sees our true heart. Don’t try to be right in the hand of man but be right in the hand of the Father.</text:p>
      <text:p text:style-name="P1906">Numbers chapter 13</text:p>
      <text:p text:style-name="P1907">Spies Sent into Canaan</text:p>
      <text:p text:style-name="Bibletext"><text:span text:style-name="T1908">13</text:span><text:span text:style-name="T1909"> </text:span>The Lord said to Moses, <text:span text:style-name="T1910">2 </text:span>“Send men to spy out the land of Canaan, which I am giving to the Israelites; from each of their ancestral tribes you shall send a man, every one a leader among them.” <text:span text:style-name="T1911">3 </text:span>So Moses sent them from the wilderness of Paran, according to the command of the Lord, all of them leading men among the Israelites. <text:span text:style-name="T1912">4 </text:span>These were their names: From the tribe of Reuben, Shammua son of Zaccur; <text:span text:style-name="T1913">5 </text:span>from the tribe of Simeon, Shaphat son of Hori; <text:span text:style-name="T1914">6 </text:span>from the tribe of Judah, Caleb son of Jephunneh; <text:span text:style-name="T1915">7 </text:span>from the tribe of Issachar, Igal son of Joseph; <text:span text:style-name="T1916">8 </text:span>from the tribe of Ephraim, Hoshea son of Nun; <text:span text:style-name="T1917">9 </text:span>from the tribe of Benjamin, Palti son of Raphu; <text:span text:style-name="T1918">10 </text:span>from the tribe of Zebulun, Gaddiel son of Sodi; <text:span text:style-name="T1919">11 </text:span>from the tribe of Joseph (that is, from the tribe of Manasseh), Gaddi son of Susi; <text:span text:style-name="T1920">12 </text:span>from the tribe of Dan, Ammiel son of Gemalli; <text:span text:style-name="T1921">13 </text:span>from the tribe of Asher, Sethur son of Michael; <text:span text:style-name="T1922">14 </text:span>from the tribe of Naphtali, Nahbi son of Vophsi; <text:span text:style-name="T1923">15 </text:span>from the tribe of Gad, Geuel son of Machi. <text:span text:style-name="T1924">16 </text:span>These were the names of the men whom Moses sent to spy out the land. And Moses changed the name of Hoshea son of Nun to Joshua.</text:p>
      <text:p text:style-name="Bibletext"><text:span text:style-name="T1925">17 </text:span>Moses sent them to spy out the land of Canaan, and said to them, “Go up there into the Negeb, and go up into the hill country, <text:span text:style-name="T1926">18 </text:span>and see what the land is like, and whether the people who live in it are strong or weak, whether they are few or many, <text:span text:style-name="T1927">19 </text:span>and whether the land they live in is good or bad, and whether the towns that they live in are unwalled or fortified, <text:span text:style-name="T1928">20 </text:span>and whether the land is rich or poor, and whether there are trees in it or not. Be bold, and bring some of the fruit of the land.” Now it was the season of the first ripe grapes.</text:p>
      <text:p text:style-name="Bibletext"><text:span text:style-name="T1929">21 </text:span>So they went up and spied out the land from the wilderness of Zin to Rehob, near Lebo-hamath. <text:span text:style-name="T1930">22 </text:span>They went up into the Negeb, and came to Hebron; and Ahiman, Sheshai, and Talmai, the Anakites, were there. (Hebron was built seven years before Zoan in Egypt.) <text:span text:style-name="T1931">23 </text:span>And they came to the Wadi Eshcol, and cut down from there a branch with a single cluster of grapes, and they carried it on a pole<text:s/><text:soft-page-break/>between two of them. They also brought some pomegranates and figs. <text:span text:style-name="T1932">24 </text:span>That place was called the Wadi Eshcol, because of the cluster that the Israelites cut down from there.</text:p>
      <text:p text:style-name="P1933">The Report of the Spies</text:p>
      <text:p text:style-name="Bibletext"><text:span text:style-name="T1934">25 </text:span>At the end of forty days they returned from spying out the land. <text:span text:style-name="T1935">26 </text:span>And they came to Moses and Aaron and to all the congregation of the Israelites in the wilderness of Paran, at Kadesh; they brought back word to them and to all the congregation, and showed them the fruit of the land. <text:span text:style-name="T1936">27 </text:span>And they told him, “We came to the land to which you sent us; it flows with milk and honey, and this is its fruit. <text:span text:style-name="T1937">28 </text:span>Yet the people who live in the land are strong, and the towns are fortified and very large; and besides, we saw the descendants of Anak there. <text:span text:style-name="T1938">29 </text:span>The Amalekites live in the land of the Negeb; the Hittites, the Jebusites, and the Amorites live in the hill country; and the Canaanites live by the sea, and along the Jordan.”</text:p>
      <text:p text:style-name="Bibletext"><text:span text:style-name="T1939">30 </text:span>But Caleb quieted the people before Moses, and said, “Let us go up at once and occupy it, for we are well able to overcome it.” <text:span text:style-name="T1940">31 </text:span>Then the men who had gone up with him said, “We are not able to go up against this people, for they are stronger than we.” <text:span text:style-name="T1941">32 </text:span>So they brought to the Israelites an unfavorable report of the land that they had spied out, saying, “The land that we have gone through as spies is a land that devours its inhabitants; and all the people that we saw in it are of great size. <text:span text:style-name="T1942">33 </text:span>There we saw the Nephilim (the Anakites come from the Nephilim); and to ourselves we seemed like grasshoppers, and so we seemed to them.”</text:p>
      <text:p text:style-name="P1943">Commentary on Numbers chapter 13</text:p>
      <text:p text:style-name="Normal">Before entering the Promised Land, Moses asked a group of scouts to explore the land and report back. They found that the land fulfilled the promises that God gave them (that it flows with milk and honey). They, however, focused more on the fact that the land had many strong warriors and that it would be impossible for the Israelites to defeat them. This caused the Israelites to doubt that God had the power to fulfill His promise. The same scenario can happen in our lives too. We tend to focus more on the bad side rather than the good which causes us to doubt God. Only with faith will we receive what we need from God which is why it is a good practice to start trusting God more. For it is written “I can do all things through him who strengthens me.” (Philippians 4:13).</text:p>
      <text:p text:style-name="P1944">Numbers chapter 14</text:p>
      <text:p text:style-name="P1945">The People Rebel</text:p>
      <text:p text:style-name="P1946"><text:span text:style-name="T1947">14</text:span><text:span text:style-name="T1948"> </text:span><text:span text:style-name="T1949">Then all the congregation raised a loud cry, and the people wept that night. </text:span><text:span text:style-name="T1950">2 </text:span><text:span text:style-name="T1951">And all the Israelites complained against Moses and Aaron; the whole congregation said to them, “Would that we had died in the land of Egypt! Or would that we had died in this wilderness! </text:span><text:span text:style-name="T1952">3 </text:span><text:span text:style-name="T1953">Why is the Lord bringing us into this land to fall by the sword? Our wives and our little ones will become booty; would<text:s/></text:span><text:soft-page-break/><text:span text:style-name="T1954">it not be better for us to go back to Egypt?” </text:span><text:span text:style-name="T1955">4 </text:span><text:span text:style-name="T1956">So they said to one another, “Let us choose a captain, and go back to Egypt.”</text:span></text:p>
      <text:p text:style-name="P1957"><text:span text:style-name="T1958">5 </text:span><text:span text:style-name="T1959">Then Moses and Aaron fell on their faces before all the assembly of the congregation of the Israelites. </text:span><text:span text:style-name="T1960">6 </text:span><text:span text:style-name="T1961">And Joshua son of Nun and Caleb son of Jephunneh, who were among those who had spied out the land, tore their clothes </text:span><text:span text:style-name="T1962">7 </text:span><text:span text:style-name="T1963">and said to all the congregation of the Israelites, “The land that we went through as spies is an exceedingly good land. </text:span><text:span text:style-name="T1964">8 </text:span><text:span text:style-name="T1965">If the Lord is pleased with us, he will bring us into this land and give it to us, a land that flows with milk and honey. </text:span><text:span text:style-name="T1966">9 </text:span><text:span text:style-name="T1967">Only, do not rebel against the Lord; and do not fear the people of the land, for they are no more than bread for us; their protection is removed from them, and the Lord is with us; do not fear them.” </text:span><text:span text:style-name="T1968">10 </text:span><text:span text:style-name="T1969">But the whole congregation threatened to stone them.</text:span></text:p>
      <text:p text:style-name="P1970"><text:span text:style-name="T1971">Then the glory of the Lord appeared at the tent of meeting to all the Israelites. </text:span><text:span text:style-name="T1972">11 </text:span><text:span text:style-name="T1973">And the Lord said to Moses, “How long will this people despise me? And how long will they refuse to believe in me, in spite of all the signs that I have done among them? </text:span><text:span text:style-name="T1974">12 </text:span><text:span text:style-name="T1975">I will strike them with pestilence and disinherit them, and I will make of you a nation greater and mightier than they.”</text:span></text:p>
      <text:p text:style-name="P1976">Moses Intercedes for the People</text:p>
      <text:p text:style-name="P1977"><text:span text:style-name="T1978">13 </text:span><text:span text:style-name="T1979">But Moses said to the Lord, “Then the Egyptians will hear of it, for in your might you brought up this people from among them, </text:span><text:span text:style-name="T1980">14 </text:span><text:span text:style-name="T1981">and they will tell the inhabitants of this land. They have heard that you, O Lord, are in the midst of this people; for you, O Lord, are seen face to face, and your cloud stands over them and you go in front of them, in a pillar of cloud by day and in a pillar of fire by night. </text:span><text:span text:style-name="T1982">15 </text:span><text:span text:style-name="T1983">Now if you kill this people all at one time, then the nations who have heard about you will say, </text:span><text:span text:style-name="T1984">16 </text:span><text:span text:style-name="T1985">‘It is because the Lord was not able to bring this people into the land he swore to give them that he has slaughtered them in the wilderness.’ </text:span><text:span text:style-name="T1986">17 </text:span><text:span text:style-name="T1987">And now, therefore, let the power of the Lord be great in the way that you promised when you spoke, saying,</text:span></text:p>
      <text:p text:style-name="P1988"><text:span text:style-name="T1989">18 </text:span><text:span text:style-name="T1990">‘The Lord is slow to anger,</text:span><text:span text:style-name="T1991"><text:line-break/>and abounding in steadfast love,</text:span><text:span text:style-name="T1992"><text:line-break/>forgiving iniquity and transgression,</text:span><text:span text:style-name="T1993"><text:line-break/>but by no means clearing the guilty,</text:span><text:span text:style-name="T1994"><text:line-break/>visiting the iniquity of the parents</text:span><text:span text:style-name="T1995"><text:line-break/>upon the children</text:span><text:span text:style-name="T1996"><text:line-break/>to the third and the fourth generation.’</text:span></text:p>
      <text:p text:style-name="P1997"><text:span text:style-name="T1998">19 </text:span><text:span text:style-name="T1999">Forgive the iniquity of this people according to the greatness of your steadfast love, just as you have pardoned this people, from Egypt even until now.”</text:span></text:p>
      <text:p text:style-name="P2000"><text:span text:style-name="T2001">20 </text:span><text:span text:style-name="T2002">Then the Lord said, “I do forgive, just as you have asked; </text:span><text:span text:style-name="T2003">21 </text:span><text:span text:style-name="T2004">nevertheless—as I live, and as all the earth shall be filled with the glory of the Lord— </text:span><text:span text:style-name="T2005">22 </text:span><text:span text:style-name="T2006">none of the people who have seen my glory and the signs that I did in Egypt and in the wilderness, and yet have tested me these ten times and have not obeyed my<text:s/></text:span><text:soft-page-break/><text:span text:style-name="T2007">voice, </text:span><text:span text:style-name="T2008">23 </text:span><text:span text:style-name="T2009">shall see the land that I swore to give to their ancestors; none of those who despised me shall see it. </text:span><text:span text:style-name="T2010">24 </text:span><text:span text:style-name="T2011">But my servant Caleb, because he has a different spirit and has followed me wholeheartedly, I will bring into the land into which he went, and his descendants shall possess it. </text:span><text:span text:style-name="T2012">25 </text:span><text:span text:style-name="T2013">Now, since the Amalekites and the Canaanites live in the valleys, turn tomorrow and set out for the wilderness by the way to the Red Sea.”</text:span></text:p>
      <text:p text:style-name="P2014">An Attempted Invasion is Repulsed</text:p>
      <text:p text:style-name="P2015"><text:span text:style-name="T2016">26 </text:span><text:span text:style-name="T2017">And the Lord spoke to Moses and to Aaron, saying: </text:span><text:span text:style-name="T2018">27 </text:span><text:span text:style-name="T2019">How long shall this wicked congregation complain against me? I have heard the complaints of the Israelites, which they complain against me. </text:span><text:span text:style-name="T2020">28 </text:span><text:span text:style-name="T2021">Say to them, “As I live,” says the Lord, “I will do to you the very things I heard you say: </text:span><text:span text:style-name="T2022">29 </text:span><text:span text:style-name="T2023">your dead bodies shall fall in this very wilderness; and of all your number, included in the census, from twenty years old and upward, who have complained against me, </text:span><text:span text:style-name="T2024">30 </text:span><text:span text:style-name="T2025">not one of you shall come into the land in which I swore to settle you, except Caleb son of Jephunneh and Joshua son of Nun. </text:span><text:span text:style-name="T2026">31 </text:span><text:span text:style-name="T2027">But your little ones, who you said would become booty, I will bring in, and they shall know the land that you have despised. </text:span><text:span text:style-name="T2028">32 </text:span><text:span text:style-name="T2029">But as for you, your dead bodies shall fall in this wilderness. </text:span><text:span text:style-name="T2030">33 </text:span><text:span text:style-name="T2031">And your children shall be shepherds in the wilderness for forty years, and shall suffer for your faithlessness, until the last of your dead bodies lies in the wilderness. </text:span><text:span text:style-name="T2032">34 </text:span><text:span text:style-name="T2033">According to the number of the days in which you spied out the land, forty days, for every day a year, you shall bear your iniquity, forty years, and you shall know my displeasure.” </text:span><text:span text:style-name="T2034">35 </text:span><text:span text:style-name="T2035">I the Lord have spoken; surely I will do thus to all this wicked congregation gathered together against me: in this wilderness they shall come to a full end, and there they shall die.</text:span></text:p>
      <text:p text:style-name="P2036"><text:span text:style-name="T2037">36 </text:span><text:span text:style-name="T2038">And the men whom Moses sent to spy out the land, who returned and made all the congregation complain against him by bringing a bad report about the land— </text:span><text:span text:style-name="T2039">37 </text:span><text:span text:style-name="T2040">the men who brought an unfavorable report about the land died by a plague before the Lord. </text:span><text:span text:style-name="T2041">38 </text:span><text:span text:style-name="T2042">But Joshua son of Nun and Caleb son of Jephunneh alone remained alive, of those men who went to spy out the land.</text:span></text:p>
      <text:p text:style-name="P2043"><text:span text:style-name="T2044">39 </text:span><text:span text:style-name="T2045">When Moses told these words to all the Israelites, the people mourned greatly. </text:span><text:span text:style-name="T2046">40 </text:span><text:span text:style-name="T2047">They rose early in the morning and went up to the heights of the hill country, saying, “Here we are. We will go up to the place that the Lord has promised, for we have sinned.” </text:span><text:span text:style-name="T2048">41 </text:span><text:span text:style-name="T2049">But Moses said, “Why do you continue to transgress the command of the Lord? That will not succeed. </text:span><text:span text:style-name="T2050">42 </text:span><text:span text:style-name="T2051">Do not go up, for the Lord is not with you; do not let yourselves be struck down before your enemies. </text:span><text:span text:style-name="T2052">43 </text:span><text:span text:style-name="T2053">For the Amalekites and the Canaanites will confront you there, and you shall fall by the sword; because you have turned back from following the Lord, the Lord will not be with you.” </text:span><text:span text:style-name="T2054">44 </text:span><text:span text:style-name="T2055">But they presumed to go up to the heights of the hill country, even though the ark of the covenant of the Lord, and Moses, had not left the camp. </text:span><text:span text:style-name="T2056">45 </text:span><text:span text:style-name="T2057">Then the Amalekites and the Canaanites who lived in that hill country came down and defeated them, pursuing them as far as Hormah.</text:span><text:span text:style-name="T2058"><text:s/></text:span></text:p>
      <text:soft-page-break/>
      <text:p text:style-name="P2059">Commentary on Numbers chapter 14</text:p>
      <text:p text:style-name="Normal">The Israelites fail to trust God and respond by disrespecting Him. They say that it would have been better if God hadn’t shown up and they continued being slaves in Egypt. Most people act in this very way without realizing it. When we willfully continue to sin, we are choosing to be slaves to sin instead of following God.</text:p>
      <text:p text:style-name="Normal">God was about to destroy the entire nation and restart all over just like in Exodus chapter 32, but He forgave them because of Moses’ prayer. Even when we disobey God harshly, there is still the possibility of forgiveness if our repentance is genuine. This shows the infinite mercy God has for all of us which becomes clear through the cross.</text:p>
      <text:p text:style-name="Normal">Since God is a righteous judge, He did not let sin go unpunished and the punishment was wandering in the desert for 40 years. Now they will have to wait until the next generation to enter the Promise Land because the current generation didn’t want it (Numbers 14:1-4). Failing to trust God only makes problems worse. Because of our lack of faith, our calling might have to be delayed for some time until we are ready. If we don’t trust God, then we will not learn from our mistakes and will have to reface difficult periods in our life.</text:p>
      <text:p text:style-name="Normal">After their disobedience, the nation did realize their mistake (Numbers 14:40), however, they didn’t truly repent. They thought that they could fix their mistakes with their own power. They even received a warning from Moses that without God, they will fail (Numbers 14:41-43). When we sin, the damage is done and there is nothing we can do in our own power to ever repay our dept. The wages of sin is death which is why Jesus had to die on the cross because He is the one who paid for our wrongdoings. Instead of trusting in ourselves and in our own power, we need to trust in what Jesus did for us and by asking for forgiveness we will be forgiven. We can’t defeat our sinful habits by ourselves because the Israelites tried to, but they were killed by the Amalekites and the Canaanites (Numbers 14:45). We will only overcome our sin by focusing of Jesus.</text:p>
      <text:p text:style-name="P2060">Numbers chapter 15</text:p>
      <text:p text:style-name="P2061">Various Offerings</text:p>
      <text:p text:style-name="Bibletext"><text:span text:style-name="T2062">15</text:span><text:span text:style-name="T2063"> </text:span>The Lord spoke to Moses, saying: <text:span text:style-name="T2064">2 </text:span>Speak to the Israelites and say to them: When you come into the land you are to inhabit, which I am giving you, <text:span text:style-name="T2065">3 </text:span>and you make an offering by fire to the Lord from the herd or from the flock—whether a burnt offering or a sacrifice, to fulfill a vow or as a freewill offering or at your appointed festivals—to make a pleasing odor for the Lord, <text:span text:style-name="T2066">4 </text:span>then whoever presents such an offering to the Lord shall present also a grain offering, one-tenth of an ephah of choice flour, mixed with one-fourth of a hin of oil. <text:span text:style-name="T2067">5 </text:span>Moreover, you shall offer one-fourth of a hin of wine as a drink offering<text:s/><text:soft-page-break/>with the burnt offering or the sacrifice, for each lamb. <text:span text:style-name="T2068">6 </text:span>For a ram, you shall offer a grain offering, two-tenths of an ephah of choice flour mixed with one-third of a hin of oil; <text:span text:style-name="T2069">7 </text:span>and as a drink offering you shall offer one-third of a hin of wine, a pleasing odor to the Lord. <text:span text:style-name="T2070">8 </text:span>When you offer a bull as a burnt offering or a sacrifice, to fulfill a vow or as an offering of well-being to the Lord, <text:span text:style-name="T2071">9 </text:span>then you shall present with the bull a grain offering, three-tenths of an ephah of choice flour, mixed with half a hin of oil, <text:span text:style-name="T2072">10 </text:span>and you shall present as a drink offering half a hin of wine, as an offering by fire, a pleasing odor to the Lord.</text:p>
      <text:p text:style-name="Bibletext"><text:span text:style-name="T2073">11 </text:span>Thus it shall be done for each ox or ram, or for each of the male lambs or the kids. <text:span text:style-name="T2074">12 </text:span>According to the number that you offer, so you shall do with each and every one. <text:span text:style-name="T2075">13 </text:span>Every native Israelite shall do these things in this way, in presenting an offering by fire, a pleasing odor to the Lord. <text:span text:style-name="T2076">14 </text:span>An alien who lives with you, or who takes up permanent residence among you, and wishes to offer an offering by fire, a pleasing odor to the Lord, shall do as you do. <text:span text:style-name="T2077">15 </text:span>As for the assembly, there shall be for both you and the resident alien a single statute, a perpetual statute throughout your generations; you and the alien shall be alike before the Lord. <text:span text:style-name="T2078">16 </text:span>You and the alien who resides with you shall have the same law and the same ordinance.</text:p>
      <text:p text:style-name="Bibletext"><text:span text:style-name="T2079">17 </text:span>The Lord spoke to Moses, saying: <text:span text:style-name="T2080">18 </text:span>Speak to the Israelites and say to them: After you come into the land to which I am bringing you, <text:span text:style-name="T2081">19 </text:span>whenever you eat of the bread of the land, you shall present a donation to the Lord. <text:span text:style-name="T2082">20 </text:span>From your first batch of dough you shall present a loaf as a donation; you shall present it just as you present a donation from the threshing floor. <text:span text:style-name="T2083">21 </text:span>Throughout your generations you shall give to the Lord a donation from the first of your batch of dough.</text:p>
      <text:p text:style-name="Bibletext"><text:span text:style-name="T2084">22 </text:span>But if you unintentionally fail to observe all these commandments that the Lord has spoken to Moses— <text:span text:style-name="T2085">23 </text:span>everything that the Lord has commanded you by Moses, from the day the Lord gave commandment and thereafter, throughout your generations— <text:span text:style-name="T2086">24 </text:span>then if it was done unintentionally without the knowledge of the congregation, the whole congregation shall offer one young bull for a burnt offering, a pleasing odor to the Lord, together with its grain offering and its drink offering, according to the ordinance, and one male goat for a sin offering. <text:span text:style-name="T2087">25 </text:span>The priest shall make atonement for all the congregation of the Israelites, and they shall be forgiven; it was unintentional, and they have brought their offering, an offering by fire to the Lord, and their sin offering before the Lord, for their error. <text:span text:style-name="T2088">26 </text:span>All the congregation of the Israelites shall be forgiven, as well as the aliens residing among them, because the whole people was involved in the error.</text:p>
      <text:p text:style-name="Bibletext"><text:span text:style-name="T2089">27 </text:span>An individual who sins unintentionally shall present a female goat a year old for a sin offering. <text:span text:style-name="T2090">28 </text:span>And the priest shall make atonement before the Lord for the one who commits an error, when it is unintentional, to make atonement for the person, who then shall be forgiven. <text:span text:style-name="T2091">29 </text:span>For both the native among the Israelites and the alien residing among them—you shall have the same law for anyone who acts in error. <text:span text:style-name="T2092">30 </text:span>But whoever acts high-handedly, whether a native or an alien, affronts the Lord, and shall be cut off from among the people. <text:span text:style-name="T2093">31 </text:span>Because of<text:s/><text:soft-page-break/>having despised the word of the Lord and broken his commandment, such a person shall be utterly cut off and bear the guilt.</text:p>
      <text:p text:style-name="P2094">Penalty for Violating the Sabbath</text:p>
      <text:p text:style-name="Bibletext"><text:span text:style-name="T2095">32 </text:span>When the Israelites were in the wilderness, they found a man gathering sticks on the sabbath day. <text:span text:style-name="T2096">33 </text:span>Those who found him gathering sticks brought him to Moses, Aaron, and to the whole congregation. <text:span text:style-name="T2097">34 </text:span>They put him in custody, because it was not clear what should be done to him. <text:span text:style-name="T2098">35 </text:span>Then the Lord said to Moses, “The man shall be put to death; all the congregation shall stone him outside the camp.” <text:span text:style-name="T2099">36 </text:span>The whole congregation brought him outside the camp and stoned him to death, just as the Lord had commanded Moses.</text:p>
      <text:p text:style-name="P2100">Fringes on Garments</text:p>
      <text:p text:style-name="Bibletext"><text:span text:style-name="T2101">37 </text:span>The Lord said to Moses: <text:span text:style-name="T2102">38 </text:span>Speak to the Israelites, and tell them to make fringes on the corners of their garments throughout their generations and to put a blue cord on the fringe at each corner. <text:span text:style-name="T2103">39 </text:span>You have the fringe so that, when you see it, you will remember all the commandments of the Lord and do them, and not follow the lust of your own heart and your own eyes. <text:span text:style-name="T2104">40 </text:span>So you shall remember and do all my commandments, and you shall be holy to your God. <text:span text:style-name="T2105">41 </text:span>I am the Lord your God, who brought you out of the land of Egypt, to be your God: I am the Lord your God.<text:span text:style-name="T2106"><text:s/></text:span></text:p>
      <text:p text:style-name="P2107"><text:span text:style-name="T2108"><draw:connector draw:type="line" svg:x1="0in" svg:y1="0.0049in" svg:x2="4.2in" svg:y2="0.0049in" draw:z-index="251667456" draw:id="id3" draw:style-name="a3" draw:name="Straight Connector 1" text:anchor-type="paragraph"><svg:title/><svg:desc/></draw:connector></text:span>Commentary on Numbers chapter 15</text:p>
      <text:p text:style-name="Normal">15:1-31 Because of people who sinned not intentionally, the entire group had to offer sacrifices to the Lord. This had to happen so that people would realize the severity of sin and so that they would await sin as much as possible. If someone sinned willfully, then he would have been removed from the land. Today, there are venial and mortal sins that we can commit. Venial sins are those that are not as big and usually done not intentionally. Mortal sins are severe sins that are done willfully and with full knowledge. Such acts are a way of rejecting the Lord and could lead to eternal separation if we don’t repent.</text:p>
      <text:p text:style-name="Normal">15:32-36 Working on the Sabbath was a severe sin which had the consequences of death. This might seem like a harsh punishment, however, in God’s eyes it is a righteous punishment, and our thoughts are not His which is why we need to learn from Him because He can’t be wrong. The man who was put to death was working for himself and therefore adding to God’s command, thinking that he will earn his righteousness when in reality God is the one that does everything for us, we just have to trust Him. Today, most people don’t take resting on the Sabbath seriously, however, God is inviting everyone to rest on this day which shows that He cares for our health.</text:p>
      <text:p text:style-name="P2109">15:37-41 The tassels were a reminder of God and His commandments. Blue is the color of heaven which is why it is pointing to seek first the kingdom of heaven. Similarly, statues and icons are a reminder of God so that we may<text:s/></text:p>
      <text:soft-page-break/>
      <text:p text:style-name="Normal">continue to remember to worship His through our whole life. We are expected to serve God without expecting something in return.</text:p>
      <text:p text:style-name="P2110">Numbers chapter 16</text:p>
      <text:p text:style-name="P2111">Revolt of Korah, Dathan, and Abiram</text:p>
      <text:p text:style-name="Normal"><text:span text:style-name="T2112">16</text:span><text:span text:style-name="T2113"> </text:span><text:span text:style-name="T2114">Now Korah son of Izhar son of Kohath son of Levi, along with Dathan and Abiram sons of Eliab, and On son of Peleth—descendants of Reuben—took </text:span><text:span text:style-name="T2115">2 </text:span><text:span text:style-name="T2116">two hundred fifty Israelite men, leaders of the congregation, chosen from the assembly, well-known men, and they confronted Moses. </text:span><text:span text:style-name="T2117">3 </text:span><text:span text:style-name="T2118">They assembled against Moses and against Aaron, and said to them, “You have gone too far! All the congregation are holy, every one of them, and the Lord is among them. So why then do you exalt yourselves above the assembly of the Lord?” </text:span><text:span text:style-name="T2119">4 </text:span><text:span text:style-name="T2120">When Moses heard it, he fell on his face. </text:span><text:span text:style-name="T2121">5 </text:span><text:span text:style-name="T2122">Then he said to Korah and all his company, “In the morning the Lord will make known who is his, and who is holy, and who will be allowed to approach him; the one whom he will choose he will allow to approach him. </text:span><text:span text:style-name="T2123">6 </text:span><text:span text:style-name="T2124">Do this: take censers, Korah and all your company, </text:span><text:span text:style-name="T2125">7 </text:span><text:span text:style-name="T2126">and tomorrow put fire in them, and lay incense on them before the Lord; and the man whom the Lord chooses shall be the holy one. You Levites have gone too far!” </text:span><text:span text:style-name="T2127">8 </text:span><text:span text:style-name="T2128">Then Moses said to Korah, “Hear now, you Levites! </text:span><text:span text:style-name="T2129">9 </text:span><text:span text:style-name="T2130">Is it too little for you that the God of Israel has separated you from the congregation of Israel, to allow you to approach him in order to perform the duties of the Lord’s tabernacle, and to stand before the congregation and serve them? </text:span><text:span text:style-name="T2131">10 </text:span><text:span text:style-name="T2132">He has allowed you to approach him, and all your brother Levites with you; yet you seek the priesthood as well! </text:span><text:span text:style-name="T2133">11 </text:span><text:span text:style-name="T2134">Therefore you and all your company have gathered together against the Lord. What is Aaron that you rail against him?”</text:span></text:p>
      <text:p text:style-name="P2135"><text:span text:style-name="T2136">12 </text:span><text:span text:style-name="T2137">Moses sent for Dathan and Abiram sons of Eliab; but they said, “We will not come! </text:span><text:span text:style-name="T2138">13 </text:span><text:span text:style-name="T2139">Is it too little that you have brought us up out of a land flowing with milk and honey to kill us in the wilderness, that you must also lord it over us? </text:span><text:span text:style-name="T2140">14 </text:span><text:span text:style-name="T2141">It is clear you have not brought us into a land flowing with milk and honey, or given us an inheritance of fields and vineyards. Would you put out the eyes of these men? We will not come!”</text:span></text:p>
      <text:p text:style-name="P2142"><text:span text:style-name="T2143">15 </text:span><text:span text:style-name="T2144">Moses was very angry and said to the Lord, “Pay no attention to their offering. I have not taken one donkey from them, and I have not harmed any one of them.” </text:span><text:span text:style-name="T2145">16 </text:span><text:span text:style-name="T2146">And Moses said to Korah, “As for you and all your company, be present tomorrow before the Lord, you and they and Aaron; </text:span><text:span text:style-name="T2147">17 </text:span><text:span text:style-name="T2148">and let each one of you take his censer, and put incense on it, and each one of you present his censer before the Lord, two hundred fifty censers; you also, and Aaron, each his censer.” </text:span><text:span text:style-name="T2149">18 </text:span><text:span text:style-name="T2150">So each man took his censer, and they put fire in the censers and laid incense on them, and they stood at the entrance of the tent of meeting with Moses and Aaron. </text:span><text:span text:style-name="T2151">19 </text:span><text:span text:style-name="T2152">Then Korah assembled the whole congregation against them at the entrance of the tent of meeting. And the glory of the Lord appeared to the whole congregation.</text:span></text:p>
      <text:soft-page-break/>
      <text:p text:style-name="P2153"><text:span text:style-name="T2154">20 </text:span><text:span text:style-name="T2155">Then the Lord spoke to Moses and to Aaron, saying: </text:span><text:span text:style-name="T2156">21 </text:span><text:span text:style-name="T2157">Separate yourselves from this congregation, so that I may consume them in a moment. </text:span><text:span text:style-name="T2158">22 </text:span><text:span text:style-name="T2159">They fell on their faces, and said, “O God, the God of the spirits of all flesh, shall one person sin and you become angry with the whole congregation?”</text:span></text:p>
      <text:p text:style-name="P2160"><text:span text:style-name="T2161">23 </text:span><text:span text:style-name="T2162">And the Lord spoke to Moses, saying: </text:span><text:span text:style-name="T2163">24 </text:span><text:span text:style-name="T2164">Say to the congregation: Get away from the dwellings of Korah, Dathan, and Abiram. </text:span><text:span text:style-name="T2165">25 </text:span><text:span text:style-name="T2166">So Moses got up and went to Dathan and Abiram; the elders of Israel followed him. </text:span><text:span text:style-name="T2167">26 </text:span><text:span text:style-name="T2168">He said to the congregation, “Turn away from the tents of these wicked men, and touch nothing of theirs, or you will be swept away for all their sins.” </text:span><text:span text:style-name="T2169">27 </text:span><text:span text:style-name="T2170">So they got away from the dwellings of Korah, Dathan, and Abiram; and Dathan and Abiram came out and stood at the entrance of their tents, together with their wives, their children, and their little ones. </text:span><text:span text:style-name="T2171">28 </text:span><text:span text:style-name="T2172">And Moses said, “This is how you shall know that the Lord has sent me to do all these works; it has not been of my own accord: </text:span><text:span text:style-name="T2173">29 </text:span><text:span text:style-name="T2174">If these people die a natural death, or if a natural fate comes on them, then the Lord has not sent me. </text:span><text:span text:style-name="T2175">30 </text:span><text:span text:style-name="T2176">But if the Lord creates something new, and the ground opens its mouth and swallows them up, with all that belongs to them, and they go down alive into Sheol, then you shall know that these men have despised the Lord.”</text:span></text:p>
      <text:p text:style-name="P2177"><text:span text:style-name="T2178">31 </text:span><text:span text:style-name="T2179">As soon as he finished speaking all these words, the ground under them was split apart. </text:span><text:span text:style-name="T2180">32 </text:span><text:span text:style-name="T2181">The earth opened its mouth and swallowed them up, along with their households—everyone who belonged to Korah and all their goods. </text:span><text:span text:style-name="T2182">33 </text:span><text:span text:style-name="T2183">So they with all that belonged to them went down alive into Sheol; the earth closed over them, and they perished from the midst of the assembly. </text:span><text:span text:style-name="T2184">34 </text:span><text:span text:style-name="T2185">All Israel around them fled at their outcry, for they said, “The earth will swallow us too!” </text:span><text:span text:style-name="T2186">35 </text:span><text:span text:style-name="T2187">And fire came out from the Lord and consumed the two hundred fifty men offering the incense.</text:span></text:p>
      <text:p text:style-name="P2188"><text:span text:style-name="T2189">36 </text:span><text:span text:style-name="T2190">Then the Lord spoke to Moses, saying: </text:span><text:span text:style-name="T2191">37 </text:span><text:span text:style-name="T2192">Tell Eleazar son of Aaron the priest to take the censers out of the blaze; then scatter the fire far and wide. </text:span><text:span text:style-name="T2193">38 </text:span><text:span text:style-name="T2194">For the censers of these sinners have become holy at the cost of their lives. Make them into hammered plates as a covering for the altar, for they presented them before the Lord and they became holy. Thus they shall be a sign to the Israelites. </text:span><text:span text:style-name="T2195">39 </text:span><text:span text:style-name="T2196">So Eleazar the priest took the bronze censers that had been presented by those who were burned; and they were hammered out as a covering for the altar— </text:span><text:span text:style-name="T2197">40 </text:span><text:span text:style-name="T2198">a reminder to the Israelites that no outsider, who is not of the descendants of Aaron, shall approach to offer incense before the Lord, so as not to become like Korah and his company—just as the Lord had said to him through Moses.</text:span></text:p>
      <text:p text:style-name="P2199"><text:span text:style-name="T2200"><draw:connector draw:type="line" svg:x1="-0.00121in" svg:y1="3.10371in" svg:x2="4.1981in" svg:y2="3.10371in" draw:z-index="251659264" draw:id="id4" draw:style-name="a4" draw:name="Straight Connector 1" text:anchor-type="paragraph"><svg:title/><svg:desc/></draw:connector></text:span><text:span text:style-name="T2201">41 </text:span><text:span text:style-name="T2202">On the next day, however, the whole congregation of the Israelites rebelled against Moses and against Aaron, saying, “You have killed the people of the Lord.” </text:span><text:span text:style-name="T2203">42 </text:span><text:span text:style-name="T2204">And when the congregation had assembled against them, Moses and Aaron turned toward the tent of meeting; the cloud had covered it and the glory of the Lord appeared. </text:span><text:span text:style-name="T2205">43 </text:span><text:span text:style-name="T2206">Then Moses and Aaron came to the front of the tent of meeting, </text:span><text:span text:style-name="T2207">44 </text:span><text:span text:style-name="T2208">and the Lord spoke to Moses, saying, </text:span><text:span text:style-name="T2209">45 </text:span><text:span text:style-name="T2210">“Get away from this congregation, so that I may consume them in a moment.” And they fell on their<text:s/></text:span><text:soft-page-break/><text:span text:style-name="T2211">faces. </text:span><text:span text:style-name="T2212">46 </text:span><text:span text:style-name="T2213">Moses said to Aaron, “Take your censer, put fire on it from the altar and lay incense on it, and carry it quickly to the congregation and make atonement for them. For wrath has gone out from the Lord; the plague has begun.” </text:span><text:span text:style-name="T2214">47 </text:span><text:span text:style-name="T2215">So Aaron took it as Moses had ordered, and ran into the middle of the assembly, where the plague had already begun among the people. He put on the incense, and made atonement for the people. </text:span><text:span text:style-name="T2216">48 </text:span><text:span text:style-name="T2217">He stood between the dead and the living; and the plague was stopped. </text:span><text:span text:style-name="T2218">49 </text:span><text:span text:style-name="T2219">Those who died by the plague were fourteen thousand seven hundred, besides those who died in the affair of Korah. </text:span><text:span text:style-name="T2220">50 </text:span><text:span text:style-name="T2221">When the plague was stopped, Aaron returned to Moses at the entrance of the tent of meeting.</text:span></text:p>
      <text:p text:style-name="P2222">Commentary on Numbers chapter 16</text:p>
      <text:p text:style-name="Normal">Korah, Dathan and Abiram decided to revolt against Moses and his authority. They claim that everyone is holy so they should also have the same authority as Moses. But Moses wasn’t the one who wanted to lead the nation of Isreal “O my Lord, please send someone else.” (Exodus 4:13), rather, it was God that chose Him. God is the one who chooses what His people will do for Him which means that those roles are not in our control. So, this revolt was a revolt against God for choosing Moses and not them. This is the problem of jealousy—seeing others success and their high role causes us to sin and disobey God. It also causes us to question God and His plan for us—“Why didn’t I get this role?” The important thing to understand is that God has a specific role for everyone that is different. We have to trust Him and His plan because His choices are best. If you try to get more than you deserve, you might end up with nothing.</text:p>
      <text:p text:style-name="Normal">What Korah wanted more than to serve God is the wealth and political influence that Moses had. This was a selfish ambition that ultimately led to his destruction. The same goes for us. If our ambition becomes money or pleasure instead of seeking God, then that will lead us to eternal destruction. Our pride can also be something that hinders our relationship to God. Reexamine your heart and confess your sinful desires to God so that He may be able to change you. Dissatisfaction, skepticism, complain often lead to rebellion and separation from God.</text:p>
      <text:p text:style-name="Normal">19:3 Korah used God’s word to fit his own needs instead of God's purpose. Korah said that everyone is equal, and that Moses is not better than anyone else (Numbers 16:3), which is true because being the leader of the group doesn’t make someone a better person. He also said that God has chosen everyone in Israel; however, he twisted the truth by claiming they shouldn’t follow Moses. Korah believed that because God chose Israel, it meant everyone could lead. The truth is that not everyone is a leader, and you can’t make yourself one if God doesn’t agree with you. People today also twist scripture to justify sin. They create their own denominations that include part of the truth but leave out the rest. God’s words cannot be tampered with. If we choose to follow God, we must follow the whole truth.</text:p>
      <text:soft-page-break/>
      <text:p text:style-name="Normal">16:8-11Moses highlights the importance of being grateful for what you have. The Levite role was to be high priests. They were the only people that could stand right next to the glory of God and yet they still complain. We have access to God at any time which is why we shouldn’t take this opportunity for granted but utilize it as a gift from God.</text:p>
      <text:p text:style-name="Normal">16:31-35 The protest against Moses was harmful not only to the protesters but also to their families. Our sin and actions can also be detrimental to our families and even cause separation. That is why it is important to maintain faith in the family so that it won’t be attacked by the enemy.</text:p>
      <text:p text:style-name="Normal">16:36-40 Incense was a symbol of holiness and worship. It is used of the intersession and atonement by the high priest which is why regular people couldn’t approach to offer incense to the Lord. Revelation 8:3-4 describe golden bowls of incense, which represent the prayers of the saints being offered before God.</text:p>
      <text:p text:style-name="Normal">16:40-50 By offering their prayers, Moses’ and Aarons prayers stopped the plagues. When bad things happen, or when people blaspheme God, we should pray and ask for intercession of saint such as Mary, so that God would hear our prayers and stop His wrath for “The prayer of the righteous is powerful and effective.” (James 5:16).</text:p>
      <text:p text:style-name="P2223">Numbers chapter 17</text:p>
      <text:p text:style-name="P2224">The Budding of Aaron’s Rod</text:p>
      <text:p text:style-name="Bibletext"><text:span text:style-name="T2225">17</text:span><text:span text:style-name="T2226"><text:s/></text:span>The Lord spoke to Moses, saying: <text:span text:style-name="T2227">2 </text:span>Speak to the Israelites, and get twelve staffs from them, one for each ancestral house, from all the leaders of their ancestral houses. Write each man’s name on his staff, <text:span text:style-name="T2228">3 </text:span>and write Aaron’s name on the staff of Levi. For there shall be one staff for the head of each ancestral house. <text:span text:style-name="T2229">4 </text:span>Place them in the tent of meeting before the covenant, where I meet with you. <text:span text:style-name="T2230">5 </text:span>And the staff of the man whom I choose shall sprout; thus I will put a stop to the complaints of the Israelites that they continually make against you. <text:span text:style-name="T2231">6 </text:span>Moses spoke to the Israelites; and all their leaders gave him staffs, one for each leader, according to their ancestral houses, twelve staffs; and the staff of Aaron was among theirs. <text:span text:style-name="T2232">7 </text:span>So Moses placed the staffs before the Lord in the tent of the covenant.</text:p>
      <text:p text:style-name="Bibletext"><text:span text:style-name="T2233">8 </text:span>When Moses went into the tent of the covenant on the next day, the staff of Aaron for the house of Levi had sprouted. It put forth buds, produced blossoms, and bore ripe almonds. <text:span text:style-name="T2234">9 </text:span>Then Moses brought out all the staffs from before the Lord to all the Israelites; and they looked, and each man took his staff. <text:span text:style-name="T2235">10 </text:span>And the Lord said to Moses, “Put back the staff of Aaron before the covenant, to be kept as a warning to rebels, so that you may make an end of their complaints against me, or else they will die.” <text:span text:style-name="T2236">11 </text:span>Moses did so; just as the Lord commanded him, so he did.</text:p>
      <text:soft-page-break/>
      <text:p text:style-name="Bibletext"><text:span text:style-name="T2237">12 </text:span>The Israelites said to Moses, “We are perishing; we are lost, all of us are lost! <text:span text:style-name="T2238">13 </text:span>Everyone who approaches the tabernacle of the Lord will die. Are we all to perish?”</text:p>
      <text:p text:style-name="Normal"><text:span text:style-name="T2239"><draw:connector draw:type="line" svg:x1="0in" svg:y1="0in" svg:x2="4.2in" svg:y2="0in" draw:z-index="251661312" draw:id="id5" draw:style-name="a5" draw:name="Straight Connector 1" text:anchor-type="paragraph"><svg:title/><svg:desc/></draw:connector></text:span></text:p>
      <text:p text:style-name="P2240">Commentary on Numbers chapter 17</text:p>
      <text:p text:style-name="P2241">The staff that would sprout would be the sign of the person God chose to stop the complaints of the Israelites against Him. The staff that sprouted was Aaron's. Aaron was the priest not because he was better than everyone else but because God chose him. Similarly, our specific calling has been chosen by God.</text:p>
      <text:p text:style-name="P2242">The staff is made out of wood and points to Jesus dying on the cross. Wood is something that is dead; however, God made it produce fruit by sprouting. The staff produced blossoms and even ripe almonds. In the same way, Jesus rose from the dead three days later, sprouting into life and producing the fruits of resurrection. He gave us the Holy Spirit, which produces many fruits in us. Once we give our lives to Him and are baptized, Jesus takes our old, dead body and makes us alive again by sprouting a new body, which is in Him. What was dead was brought to life.</text:p>
      <text:p text:style-name="Normal"><text:span text:style-name="T2243">17:12-13 The Israelites became scared that they were all going to die because they had previously been complaining that Aaron and his sons were chosen to be the priests. Now, they are convicted of their sins and have realized that they are unworthy to approach God and His glory. If you want to live for God, your old self must die, and you must let go of your sinful heart.</text:span></text:p>
      <text:p text:style-name="P2244">Numbers chapter 18</text:p>
      <text:p text:style-name="P2245">Responsibility of Priests and Levites</text:p>
      <text:p text:style-name="Bibletext"><text:span text:style-name="T2246">18</text:span><text:span text:style-name="T2247"> </text:span>The Lord said to Aaron: You and your sons and your ancestral house with you shall bear responsibility for offenses connected with the sanctuary, while you and your sons alone shall bear responsibility for offenses connected with the priesthood. <text:span text:style-name="T2248">2 </text:span>So bring with you also your brothers of the tribe of Levi, your ancestral tribe, in order that they may be joined to you, and serve you while you and your sons with you are in front of the tent of the covenant. <text:span text:style-name="T2249">3 </text:span>They shall perform duties for you and for the whole tent. But they must not approach either the utensils of the sanctuary or the altar, otherwise both they and you will die. <text:span text:style-name="T2250">4 </text:span>They are attached to you in order to perform the duties of the tent of meeting, for all the service of the tent; no outsider shall approach you. <text:span text:style-name="T2251">5 </text:span>You yourselves shall perform the duties of the sanctuary and the duties of the altar, so that wrath may never again come upon the Israelites. <text:span text:style-name="T2252">6 </text:span>It is I who now take your brother Levites from among the Israelites; they are now yours as a gift, dedicated to the Lord, to perform the service of the tent of meeting. <text:span text:style-name="T2253">7 </text:span>But you and your sons with you shall diligently perform your priestly duties in all that<text:s/><text:soft-page-break/>concerns the altar and the area behind the curtain. I give your priesthood as a gift; any outsider who approaches shall be put to death.</text:p>
      <text:p text:style-name="P2254">The Priests’ Portion</text:p>
      <text:p text:style-name="Bibletext"><text:span text:style-name="T2255">8 </text:span>The Lord spoke to Aaron: I have given you charge of the offerings made to me, all the holy gifts of the Israelites; I have given them to you and your sons as a priestly portion due you in perpetuity. <text:span text:style-name="T2256">9 </text:span>This shall be yours from the most holy things, reserved from the fire: every offering of theirs that they render to me as a most holy thing, whether grain offering, sin offering, or guilt offering, shall belong to you and your sons. <text:span text:style-name="T2257">10 </text:span>As a most holy thing you shall eat it; every male may eat it; it shall be holy to you. <text:span text:style-name="T2258">11 </text:span>This also is yours: I have given to you, together with your sons and daughters, as a perpetual due, whatever is set aside from the gifts of all the elevation offerings of the Israelites; everyone who is clean in your house may eat them. <text:span text:style-name="T2259">12 </text:span>All the best of the oil and all the best of the wine and of the grain, the choice produce that they give to the Lord, I have given to you. <text:span text:style-name="T2260">13 </text:span>The first fruits of all that is in their land, which they bring to the Lord, shall be yours; everyone who is clean in your house may eat of it. <text:span text:style-name="T2261">14 </text:span>Every devoted thing in Israel shall be yours. <text:span text:style-name="T2262">15 </text:span>The first issue of the womb of all creatures, human and animal, which is offered to the Lord, shall be yours; but the firstborn of human beings you shall redeem, and the firstborn of unclean animals you shall redeem. <text:span text:style-name="T2263">16 </text:span>Their redemption price, reckoned from one month of age, you shall fix at five shekels of silver, according to the shekel of the sanctuary (that is, twenty gerahs). <text:span text:style-name="T2264">17 </text:span>But the firstborn of a cow, or the firstborn of a sheep, or the firstborn of a goat, you shall not redeem; they are holy. You shall dash their blood on the altar, and shall turn their fat into smoke as an offering by fire for a pleasing odor to the Lord; <text:span text:style-name="T2265">18 </text:span>but their flesh shall be yours, just as the breast that is elevated and as the right thigh are yours. <text:span text:style-name="T2266">19 </text:span>All the holy offerings that the Israelites present to the Lord I have given to you, together with your sons and daughters, as a perpetual due; it is a covenant of salt forever before the Lord for you and your descendants as well. <text:span text:style-name="T2267">20 </text:span>Then the Lord said to Aaron: You shall have no allotment in their land, nor shall you have any share among them; I am your share and your possession among the Israelites.</text:p>
      <text:p text:style-name="Bibletext"><text:span text:style-name="T2268">21 </text:span>To the Levites I have given every tithe in Israel for a possession in return for the service that they perform, the service in the tent of meeting. <text:span text:style-name="T2269">22 </text:span>From now on the Israelites shall no longer approach the tent of meeting, or else they will incur guilt and die. <text:span text:style-name="T2270">23 </text:span>But the Levites shall perform the service of the tent of meeting, and they shall bear responsibility for their own offenses; it shall be a perpetual statute throughout your generations. But among the Israelites they shall have no allotment, <text:span text:style-name="T2271">24 </text:span>because I have given to the Levites as their portion the tithe of the Israelites, which they set apart as an offering to the Lord. Therefore I have said of them that they shall have no allotment among the Israelites.</text:p>
      <text:p text:style-name="P2272"><text:span text:style-name="T2273">25 </text:span>Then the Lord spoke to Moses, saying: <text:span text:style-name="T2274">26 </text:span>You shall speak to the Levites, saying: When you receive from the Israelites the tithe that I have given you from them for your portion, you shall set apart an offering from it to the Lord, a tithe of the tithe. <text:span text:style-name="T2275">27 </text:span>It shall be reckoned to you as your gift, the same as the grain of the threshing floor and the fullness of the wine press. <text:span text:style-name="T2276">28 </text:span>Thus you also shall set apart<text:s/><text:soft-page-break/>an offering to the Lord from all the tithes that you receive from the Israelites; and from them you shall give the Lord’s offering to the priest Aaron. <text:span text:style-name="T2277">29 </text:span>Out of all the gifts to you, you shall set apart every offering due to the Lord; the best of all of them is the part to be consecrated. <text:span text:style-name="T2278">30 </text:span>Say also to them: When you have set apart the best of it, then the rest shall be reckoned to the Levites as produce of the threshing floor, and as produce of the wine press. <text:span text:style-name="T2279">31 </text:span>You may eat it in any place, you and your households; for it is your payment for your service in the tent of meeting. <text:span text:style-name="T2280">32 </text:span>You shall incur no guilt by reason of it, when you have offered the best of it. But you shall not profane the holy gifts of the Israelites, on pain of<text:s/><text:span text:style-name="T2281"><draw:connector draw:type="line" svg:x1="0in" svg:y1="1.64246in" svg:x2="4.2in" svg:y2="1.64246in" draw:z-index="251663360" draw:id="id6" draw:style-name="a6" draw:name="Straight Connector 1" text:anchor-type="paragraph"><svg:title/><svg:desc/></draw:connector></text:span>death.<text:span text:style-name="T2282"><text:s/></text:span></text:p>
      <text:p text:style-name="P2283">Commentary on Numbers chapter 18</text:p>
      <text:p text:style-name="Normal">Even though the Levites were paid by the tithe, they were still expected to tithe from it. Everyone is required to give a tithe. The Lord always calls us to give what we can to others. By doing so, we show that our love is not in money but in God “Each of you must give as you have made up your mind, not reluctantly or under compulsion, for God loves a cheerful giver.” (2 Corinthians 9:6-7).</text:p>
      <text:p text:style-name="Normal">If we can’t afford to give a tithe, then even small amount can be worth more in God’s eyes. In Mark 12:38-44 the widow gave two coins which were practically worthless, however, Jesus said that she gave more than anybody else. That is because she gave out of her poverty while trusting in the Lord. She knew that the Lord would provide. Her faith was proven by her actions. Even when we think like we don’t have enough, there is always something to give.</text:p>
      <text:p text:style-name="P2284">Numbers chapter 19</text:p>
      <text:p text:style-name="P2285">Ceremony of the Red Heifer</text:p>
      <text:p text:style-name="Bibletext"><text:span text:style-name="T2286">19</text:span><text:span text:style-name="T2287"> </text:span>The Lord spoke to Moses and Aaron, saying: <text:span text:style-name="T2288">2 </text:span>This is a statute of the law that the Lord has commanded: Tell the Israelites to bring you a red heifer without defect, in which there is no blemish and on which no yoke has been laid. <text:span text:style-name="T2289">3 </text:span>You shall give it to the priest Eleazar, and it shall be taken outside the camp and slaughtered in his presence. <text:span text:style-name="T2290">4 </text:span>The priest Eleazar shall take some of its blood with his finger and sprinkle it seven times towards the front of the tent of meeting. <text:span text:style-name="T2291">5 </text:span>Then the heifer shall be burned in his sight; its skin, its flesh, and its blood, with its dung, shall be burned. <text:span text:style-name="T2292">6 </text:span>The priest shall take cedarwood, hyssop, and crimson material, and throw them into the fire in which the heifer is burning. <text:span text:style-name="T2293">7 </text:span>Then the priest shall wash his clothes and bathe his body in water, and afterwards he may come into the camp; but the priest shall remain unclean until evening. <text:span text:style-name="T2294">8 </text:span>The one who burns the heifer shall wash his clothes in water and bathe his body in water; he shall remain unclean until evening. <text:span text:style-name="T2295">9 </text:span>Then someone who is clean shall gather up the ashes of the heifer, and deposit them outside the camp in a clean place; and they shall be kept for the congregation of the Israelites for<text:s/><text:soft-page-break/>the water for cleansing. It is a purification offering. <text:span text:style-name="T2296">10 </text:span>The one who gathers the ashes of the heifer shall wash his clothes and be unclean until evening.</text:p>
      <text:p text:style-name="Bibletext">This shall be a perpetual statute for the Israelites and for the alien residing among them. <text:span text:style-name="T2297">11 </text:span>Those who touch the dead body of any human being shall be unclean seven days. <text:span text:style-name="T2298">12 </text:span>They shall purify themselves with the water on the third day and on the seventh day, and so be clean; but if they do not purify themselves on the third day and on the seventh day, they will not become clean. <text:span text:style-name="T2299">13 </text:span>All who touch a corpse, the body of a human being who has died, and do not purify themselves, defile the tabernacle of the Lord; such persons shall be cut off from Israel. Since water for cleansing was not dashed on them, they remain unclean; their uncleanness is still on them.</text:p>
      <text:p text:style-name="Bibletext"><text:span text:style-name="T2300">14 </text:span>This is the law when someone dies in a tent: everyone who comes into the tent, and everyone who is in the tent, shall be unclean seven days. <text:span text:style-name="T2301">15 </text:span>And every open vessel with no cover fastened on it is unclean. <text:span text:style-name="T2302">16 </text:span>Whoever in the open field touches one who has been killed by a sword, or who has died naturally, or a human bone, or a grave, shall be unclean seven days. <text:span text:style-name="T2303">17 </text:span>For the unclean they shall take some ashes of the burnt purification offering, and running water shall be added in a vessel; <text:span text:style-name="T2304">18 </text:span>then a clean person shall take hyssop, dip it in the water, and sprinkle it on the tent, on all the furnishings, on the persons who were there, and on whoever touched the bone, the slain, the corpse, or the grave. <text:span text:style-name="T2305">19 </text:span>The clean person shall sprinkle the unclean ones on the third day and on the seventh day, thus purifying them on the seventh day. Then they shall wash their clothes and bathe themselves in water, and at evening they shall be clean. <text:span text:style-name="T2306">20 </text:span>Any who are unclean but do not purify themselves, those persons shall be cut off from the assembly, for they have defiled the sanctuary of the Lord. Since the water for cleansing has not been dashed on them, they are unclean.</text:p>
      <text:p text:style-name="Bibletext"><text:span text:style-name="T2307">21 </text:span>It shall be a perpetual statute for them. The one who sprinkles the water for cleansing shall wash his clothes, and<text:s/><text:span text:style-name="T2308">whoever touches the water for cleansing shall be unclean until evening. </text:span><text:span text:style-name="T2309">22 </text:span><text:span text:style-name="T2310">Whatever the unclean person touches shall be unclean, and anyone who touches it shall be unclean until evening.</text:span></text:p>
      <text:p text:style-name="P2311">Commentary on Numbers chapter 19</text:p>
      <text:p text:style-name="P2312">A red heifer had to be slaughtered for the ordinance of the law. This heifer had to be clean, without any blemish or defect. It had to be slaughtered outside the camp and was not sacrificed in front of the altar like the rest of the offerings. This shows the uniqueness of this offering, which was for the sin of the people. The Lord also mentions that this law is perpetual and everlasting. It is clearly referring to the sacrifice of Jesus. He was without sin, totally pure and unique from any of the other prophets, and He was crucified outside Jerusalem (outside the camp). His sacrifice is everlasting because it pays for all of our sins, even today. The reason we can be forgiven today is because of His one and only sacrifice.</text:p>
      <text:p text:style-name="P2313">19:11–12 Touching dead people makes people unclean. Uncleanliness is not the same as sin, but you can become unclean because of your sin. In Leviticus<text:s/><text:soft-page-break/>24, we see that touching a dead animal caused people to become unclean for a day, and now we see that touching a dead human makes us unclean for an entire week. That is seven times more. This shows the impurity of man and just how sinful he is. It is true, our sin makes us seven times worse than the uncleanness of an animal.</text:p>
      <text:p text:style-name="P2314">19:13 This verse explains that if you are unclean and do not admit it but keep living in your uncleanliness, then you will be “cut off.” Today, this applies to us with sin. What Jesus hates is a dishonest heart—if we don’t confess our sins truthfully, start blaming others, or try to justify sin, then the Lord can’t forgive us. Choosing to reject the Lord and loving our mortal sin more than Him could lead us away from Him. What He wants is to see your honest heart, even if it is extremely dirty and full of sin. Only then will He be able to cleanse you because He is full of compassion and mercy.</text:p>
      <text:p text:style-name="P2315">The truth about our cleanliness is revealed in John 13:5–11 when Jesus washed the feet of Peter. He said, “One who has bathed does not need to wash, except for the feet, but is entirely clean” (John 13:10). This means that we are fully washed and cleaned during our Baptism. From that moment, we are united to Christ and remain clean; however, our feet still get dirty and need constant washing. The way our feet get washed is by confessing sins through the sacrament of Penance: “Therefore confess your sins to one another, and pray for one another, so that you may be healed” (James 5:16). Being honest and not ashamed to admit your sins in front of God is what will make us return to Him and cleanse us from our dead works: “For if the blood of goats and bulls, with the sprinkling of the ashes of a heifer, sanctifies those who have been defiled so that their flesh is purified, how much more will the blood of Christ, who through the eternal Spirit offered himself without blemish to God, purify our conscience from dead works to worship the living God!” (Hebrews 9:13–14).</text:p>
      <text:p text:style-name="P2316">Numbers chapter 20</text:p>
      <text:p text:style-name="P2317">The Waters of Meribah</text:p>
      <text:p text:style-name="Bibletext"><text:span text:style-name="T2318">20</text:span><text:span text:style-name="T2319"> </text:span>The Israelites, the whole congregation, came into the wilderness of Zin in the first month, and the people stayed in Kadesh. Miriam died there, and was buried there.</text:p>
      <text:p text:style-name="Bibletext"><text:span text:style-name="T2320">2 </text:span>Now there was no water for the congregation; so they gathered together against Moses and against Aaron. <text:span text:style-name="T2321">3 </text:span>The people quarreled with Moses and said, “Would that we had died when our kindred died before the Lord! <text:span text:style-name="T2322">4 </text:span>Why have you brought the assembly of the Lord into this wilderness for us and our livestock to die here? <text:span text:style-name="T2323">5 </text:span>Why have you brought us up out of Egypt, to bring us to this wretched place? It is no place for grain, or figs, or vines, or pomegranates; and there is no water to drink.” <text:span text:style-name="T2324">6 </text:span>Then Moses and Aaron went away from the assembly to the entrance of the tent of meeting; they fell on their faces, and the glory of the Lord appeared to them. <text:span text:style-name="T2325">7 </text:span>The Lord spoke to Moses, saying: <text:span text:style-name="T2326">8 </text:span>Take the staff,<text:s/><text:soft-page-break/>and assemble the congregation, you and your brother Aaron, and command the rock before their eyes to yield its water. Thus you shall bring water out of the rock for them; thus you shall provide drink for the congregation and their livestock.</text:p>
      <text:p text:style-name="Bibletext"><text:span text:style-name="T2327">9 </text:span>So Moses took the staff from before the Lord, as he had commanded him. <text:span text:style-name="T2328">10 </text:span>Moses and Aaron gathered the assembly together before the rock, and he said to them, “Listen, you rebels, shall we bring water for you out of this rock?” <text:span text:style-name="T2329">11 </text:span>Then Moses lifted up his hand and struck the rock twice with his staff; water came out abundantly, and the congregation and their livestock drank. <text:span text:style-name="T2330">12 </text:span>But the Lord said to Moses and Aaron, “Because you did not trust in me, to show my holiness before the eyes of the Israelites, therefore you shall not bring this assembly into the land that I have given them.” <text:span text:style-name="T2331">13 </text:span>These are the waters of Meribah, where the people of Israel quarreled with the Lord, and by which he showed his holiness.</text:p>
      <text:p text:style-name="P2332">Passage through Edom Refused</text:p>
      <text:p text:style-name="Bibletext"><text:span text:style-name="T2333">14 </text:span>Moses sent messengers from Kadesh to the king of Edom, “Thus says your brother Israel: You know all the adversity that has befallen us: <text:span text:style-name="T2334">15 </text:span>how our ancestors went down to Egypt, and we lived in Egypt a long time; and the Egyptians oppressed us and our ancestors; <text:span text:style-name="T2335">16 </text:span>and when we cried to the Lord, he heard our voice, and sent an angel and brought us out of Egypt; and here we are in Kadesh, a town on the edge of your territory. <text:span text:style-name="T2336">17 </text:span>Now let us pass through your land. We will not pass through field or vineyard, or drink water from any well; we will go along the King’s Highway, not turning aside to the right hand or to the left until we have passed through your territory.”</text:p>
      <text:p text:style-name="Bibletext"><text:span text:style-name="T2337">18 </text:span>But Edom said to him, “You shall not pass through, or we will come out with the sword against you.” <text:span text:style-name="T2338">19 </text:span>The Israelites said to him, “We will stay on the highway; and if we drink of your water, we and our livestock, then we will pay for it. It is only a small matter; just let us pass through on foot.” <text:span text:style-name="T2339">20 </text:span>But he said, “You shall not pass through.” And Edom came out against them with a large force, heavily armed. <text:span text:style-name="T2340">21 </text:span>Thus Edom refused to give Israel passage through their territory; so Israel turned away from them.</text:p>
      <text:p text:style-name="P2341">The Death of Aaron</text:p>
      <text:p text:style-name="Bibletext"><text:span text:style-name="T2342">22 </text:span>They set out from Kadesh, and the Israelites, the whole congregation, came to Mount Hor. <text:span text:style-name="T2343">23 </text:span>Then the Lord said to Moses and Aaron at Mount Hor, on the border of the land of Edom, <text:span text:style-name="T2344">24 </text:span>“Let Aaron be gathered to his people. For he shall not enter the land that I have given to the Israelites, because you rebelled against my command at the waters of Meribah. <text:span text:style-name="T2345">25 </text:span>Take Aaron and his son Eleazar, and bring them up Mount Hor; <text:span text:style-name="T2346">26 </text:span>strip Aaron of his vestments, and put them on his son Eleazar. But Aaron shall be gathered to his people, and shall die there.” <text:span text:style-name="T2347">27 </text:span>Moses did as the Lord had commanded; they went up Mount Hor in the sight of the whole congregation. <text:span text:style-name="T2348">28 </text:span>Moses stripped Aaron of his vestments, and put them on his son Eleazar; and Aaron died there on the top of the mountain. Moses and Eleazar came down from the mountain. <text:span text:style-name="T2349">29 </text:span>When all the<text:s/><text:soft-page-break/>congregation saw that Aaron had died, all the house of Israel mourned for Aaron thirty days.</text:p>
      <text:p text:style-name="P2350">Commentary on Numbers chapter 20</text:p>
      <text:p text:style-name="Normal"><text:span text:style-name="T2351">20:9-13</text:span><text:line-break/>Moses disobeyed God by performing the miracle incorrectly—instead of striking the rock once, as commanded, he struck it twice and took credit for the miracle, even though God was the one who produces miracles: “Listen, you rebels, shall we bring water for you out of this rock?” (Numbers 20:10). He also spoke to the Israelites in an angry manner instead of responding with his usual humility. This act of disobedience led to the consequence that Moses and Aaron would not inherit the Promised Land. This may seem like a harsh judgment, but teachers and leaders are held to a higher standard in God’s eyes: “Not many of you should become teachers, my brothers and sisters, for you know that we who teach will be judged with greater strictness” (James 3:1). Sometimes we become overconfident in our relationship with God, start taking credit, or fail to follow His commands precisely. We might justify our actions or minimize certain sins, such as saying that cursing or lying isn’t serious or claiming that homosexuality isn’t a sin. The lesson here is to follow God’s commandments and instructions exactly as they are, without adding or removing anything. God’s rules are stated clearly, for He is not an author of confusion.</text:p>
      <text:p text:style-name="Normal"><text:span text:style-name="T2352">20:14-21</text:span><text:line-break/>The Edomites were descendants of Esau, the brother of Jacob, from whom the nation of Israel came. Because of this familial connection, Moses expected the Edomites to allow them passage, as the two nations were like brothers. However, the Edomites refused, fearing that the Israelites might steal their crops or attack them. In response, Moses chose to leave them alone and find another way. Sometimes, we must also make similar choices in life—choosing peace over conflict.</text:p>
      <text:p text:style-name="Normal"><text:span text:style-name="T2353">20:22-29</text:span><text:line-break/>Even though Aaron died, he was “gathered to his people.” Death may seem like a terrible event to us because we lose someone we love, but for those who trust in Christ, it is the happiest moment—they get to experience His full glory forever. Life is a temporary station for those who love the Lord, but that does not make it meaningless. We should live our lives seeking first the kingdom of heaven and loving the Lord with all our heart, mind, and strength. Aaron was the first high priest, and after his death, the priesthood continued. Jesus, however, is the final and ultimate High Priest who never dies because His priesthood is everlasting: “Since, then, we have a great high priest who has passed through the heavens, Jesus, the Son of God, let us hold fast to our confession. For we do not have a high priest who is unable to sympathize with our weaknesses, but we have one who in every respect has been tested as we are, yet without sin. Let us therefore approach the throne<text:s/><text:soft-page-break/>of grace with boldness, so that we may receive mercy and find grace to help in time of need” (Hebrews 4:14-16).</text:p>
      <text:p text:style-name="P2354">Numbers chapter 21</text:p>
      <text:p text:style-name="P2355">The Bronze Serpent</text:p>
      <text:p text:style-name="Bibletext"><text:span text:style-name="T2356">21</text:span><text:span text:style-name="T2357"> </text:span>When the Canaanite, the king of Arad, who lived in the Negeb, heard that Israel was coming by the way of Atharim, he fought against Israel and took some of them captive. <text:span text:style-name="T2358">2 </text:span>Then Israel made a vow to the Lord and said, “If you will indeed give this people into our hands, then we will utterly destroy their towns.” <text:span text:style-name="T2359">3 </text:span>The Lord listened to the voice of Israel, and handed over the Canaanites; and they utterly destroyed them and their towns; so the place was called Hormah.</text:p>
      <text:p text:style-name="Bibletext"><text:span text:style-name="T2360">4 </text:span>From Mount Hor they set out by the way to the Red Sea, to go around the land of Edom; but the people became impatient on the way. <text:span text:style-name="T2361">5 </text:span>The people spoke against God and against Moses, “Why have you brought us up out of Egypt to die in the wilderness? For there is no food and no water, and we detest this miserable food.” <text:span text:style-name="T2362">6 </text:span>Then the Lord sent poisonous serpents among the people, and they bit the people, so that many Israelites died. <text:span text:style-name="T2363">7 </text:span>The people came to Moses and said, “We have sinned by speaking against the Lord and against you; pray to the Lord to take away the serpents from us.” So Moses prayed for the people. <text:span text:style-name="T2364">8 </text:span>And the Lord said to Moses, “Make a poisonous serpent, and set it on a pole; and everyone who is bitten shall look at it and live.” <text:span text:style-name="T2365">9 </text:span>So Moses made a serpent of bronze, and put it upon a pole; and whenever a serpent bit someone, that person would look at the serpent of bronze and live.</text:p>
      <text:p text:style-name="P2366">The Journey to Moab</text:p>
      <text:p text:style-name="Bibletext"><text:span text:style-name="T2367">10 </text:span>The Israelites set out, and camped in Oboth. <text:span text:style-name="T2368">11 </text:span>They set out from Oboth, and camped at Iye-abarim, in the wilderness bordering Moab toward the sunrise. <text:span text:style-name="T2369">12 </text:span>From there they set out, and camped in the Wadi Zered. <text:span text:style-name="T2370">13 </text:span>From there they set out, and camped on the other side of the Arnon, in the wilderness that extends from the boundary of the Amorites; for the Arnon is the boundary of Moab, between Moab and the Amorites. <text:span text:style-name="T2371">14 </text:span>Wherefore it is said in the Book of the Wars of the Lord,</text:p>
      <text:p text:style-name="P2372">“Waheb in Suphah and the wadis.<text:line-break/>The Arnon <text:span text:style-name="T2373">15 </text:span>and the slopes of the wadis<text:line-break/>that extend to the seat of Ar,<text:line-break/>and lie along the border of Moab.”</text:p>
      <text:p text:style-name="Bibletext"><text:span text:style-name="T2374">16 </text:span>From there they continued to Beer; that is the well of which the Lord said to Moses, “Gather the people together, and I will give them water.” <text:span text:style-name="T2375">17 </text:span>Then Israel sang this song:</text:p>
      <text:p text:style-name="P2376">“Spring up, O well!—Sing to it!—<text:line-break/><text:span text:style-name="T2377">18 </text:span>the well that the leaders sank,<text:line-break/>that the nobles of the people dug,<text:line-break/>with the scepter, with the staff.”</text:p>
      <text:soft-page-break/>
      <text:p text:style-name="Bibletext">From the wilderness to Mattanah, <text:span text:style-name="T2378">19 </text:span>from Mattanah to Nahaliel, from Nahaliel to Bamoth, <text:span text:style-name="T2379">20 </text:span>and from Bamoth to the valley lying in the region of Moab by the top of Pisgah that overlooks the wasteland.</text:p>
      <text:p text:style-name="P2380">King Sihon Defeated</text:p>
      <text:p text:style-name="Bibletext"><text:span text:style-name="T2381">21 </text:span>Then Israel sent messengers to King Sihon of the Amorites, saying, <text:span text:style-name="T2382">22 </text:span>“Let me pass through your land; we will not turn aside into field or vineyard; we will not drink the water of any well; we will go by the King’s Highway until we have passed through your territory.” <text:span text:style-name="T2383">23 </text:span>But Sihon would not allow Israel to pass through his territory. Sihon gathered all his people together, and went out against Israel to the wilderness; he came to Jahaz, and fought against Israel. <text:span text:style-name="T2384">24 </text:span>Israel put him to the sword, and took possession of his land from the Arnon to the Jabbok, as far as to the Ammonites; for the boundary of the Ammonites was strong. <text:span text:style-name="T2385">25 </text:span>Israel took all these towns, and Israel settled in all the towns of the Amorites, in Heshbon, and in all its villages. <text:span text:style-name="T2386">26 </text:span>For Heshbon was the city of King Sihon of the Amorites, who had fought against the former king of Moab and captured all his land as far as the Arnon. <text:span text:style-name="T2387">27 </text:span>Therefore the ballad singers say,</text:p>
      <text:p text:style-name="P2388">“Come to Heshbon, let it be built;<text:line-break/>    let the city of Sihon be established.<text:line-break/><text:span text:style-name="T2389">28 </text:span>For fire came out from Heshbon,<text:line-break/>    flame from the city of Sihon.<text:line-break/>It devoured Ar of Moab,<text:line-break/>    and swallowed up the heights of the Arnon.<text:line-break/><text:span text:style-name="T2390">29 </text:span>Woe to you, O Moab!<text:line-break/>    You are undone, O people of Chemosh!<text:line-break/>He has made his sons fugitives,<text:line-break/>    and his daughters captives,<text:line-break/>    to an Amorite king, Sihon.<text:line-break/><text:span text:style-name="T2391">30 </text:span>So their posterity perished<text:line-break/>    from Heshbon to Dibon,<text:line-break/>    and we laid waste until fire spread to Medeba.”</text:p>
      <text:p text:style-name="Bibletext"><text:span text:style-name="T2392">31 </text:span>Thus Israel settled in the land of the Amorites. <text:span text:style-name="T2393">32 </text:span>Moses sent to spy out Jazer; and they captured its villages, and dispossessed the Amorites who were there.</text:p>
      <text:p text:style-name="P2394">King Og Defeated</text:p>
      <text:p text:style-name="Bibletext"><text:span text:style-name="T2395">33 </text:span>Then they turned and went up the road to Bashan; and King Og of Bashan came out against them, he and all his people, to battle at Edrei. <text:span text:style-name="T2396">34 </text:span>But the Lord said to Moses, “Do not be afraid of him; for I have given him into your hand, with all his people, and all his land. You shall do to him as you did to King Sihon of the Amorites, who ruled in Heshbon.” <text:span text:style-name="T2397">35 </text:span>So they killed him, his sons, and all his people, until there was no survivor left; and they took possession of his land.</text:p>
      <text:p text:style-name="P2398">Commentary on Numbers chapter 21</text:p>
      <text:soft-page-break/>
      <text:p text:style-name="Normal">The events described here occur 40 years after God declared that the Israelites would wander in the desert for 40 years. This is a new generation that will inherit the Promised Land.</text:p>
      <text:p text:style-name="P2399">21:4–9</text:p>
      <text:p text:style-name="Normal">God instructed Moses to create a bronze serpent that would heal those who looked at it. Similar miracles can happen through certain objects chosen by God. In the Catholic Church, there have been instances where people were healed through inanimate objects. These items themselves do not possess power, but God demonstrates His power through them, just as He did with the bronze serpent. People displayed great faith by believing in God's ability to heal, which is why the miracles occurred. Although this generation initially seemed as ungrateful as the previous one due to their complaints (Numbers 21:5), they demonstrated repentance by confessing their sins and seeking God's forgiveness (Numbers 21:7). Likewise, we often stray from God but must return to Him and repent to restore our relationship with Him.</text:p>
      <text:p text:style-name="Normal">Jesus provides a deeper meaning to the story of the serpent: “And just as Moses lifted up the serpent in the wilderness, so must the Son of Man be lifted up, that whoever believes in Him may have eternal life” (John 3:14–15). Belief in Jesus saves us from the sickness of sin because His death on the cross serves as the new bronze serpent, bringing ultimate healing. The cross is the fulfillment of God's promise, crushing the serpent's head, as foretold in Genesis 3:15: “I will put enmity between you and the woman, and between your offspring and hers; He will strike your head, and you will strike His heel.”</text:p>
      <text:p text:style-name="P2400">21:14</text:p>
      <text:p text:style-name="Normal">The Book of the Wars of the Lord is referenced here, but we do not have copies of it today. It was likely an ancient collection of war songs praising God. This reference shows that not every historical document was meant to be included in the Bible. God specifically chose which books belong in Scripture.</text:p>
      <text:p text:style-name="P2401">21:10–20</text:p>
      <text:p text:style-name="Normal">When God provided water for the Israelites, they responded with singing. The last time the Israelites sang was in Exodus 15 after crossing the Red Sea, praising God for His mighty works. Similarly, they sang at Beer, expressing their joy and gratitude for God’s provision. Singing is a form of worship, and when we reflect on God's goodness and His deeds, it should inspire us to sing praises to Him.</text:p>
      <text:p text:style-name="Normal">However, the Israelites often spent more time complaining than praising God. Like many of us, they focused on the negative instead of the positive. This is a tactic of the enemy, aiming to turn us away from God. Instead of dwelling on difficulties, we should reflect on the blessings God provides daily. Gratitude strengthens our relationship with Him and reminds us of His love<text:s/><text:soft-page-break/>and protection. As Blessed Jurgis Matulaitis said: “Criticism, grumbling, and complaints achieve nothing; they only poison the spirit. We must look at everything from the positive side and move forward with enthusiasm, without becoming disheartened by anything.”</text:p>
      <text:p text:style-name="Normal">In the later chapters, we see that the Israelites won their battles because they praised the Lord and trusted Him. Their character changed—they repented of their mistakes and walked with God. This transformation serves as a reminder that praising the Lord can strengthen us to continue the race and deepen our understanding of His love.</text:p>
      <text:p text:style-name="P2402">21:21–32</text:p>
      <text:p text:style-name="Normal">The Israelites asked Sihon for permission to pass through his land, but Sihon attacked them instead. A similar situation occurred in Numbers 20 when Moses requested passage from the King of Edom, who refused but did not attack. Unlike that incident, Sihon initiated an attack against God’s people. This demonstrates two types of rejection: those who refuse God passively (Edom) and those who actively oppose and attack Him (Sihon). Deuteronomy 2 reveals that God hardened Sihon’s heart, allowing him to follow his wicked ways to fulfill God’s plan: “But King Sihon of Heshbon was not willing to let us pass through, for the Lord your God had hardened his spirit and made his heart defiant in order to hand him over to you, as he has now done” (Deuteronomy 2:30).</text:p>
      <text:p text:style-name="Normal">Notice how Sihon’s heart was already hardened toward God’s people, which is why God allowed him to follow his wicked ways. Similarly, when we harden our hearts toward God, there comes a point when the Spirit gives us over to our evil desires (Romans 1:24–26). The lesson here is that evil actions lead to destruction, while trusting in God ensures protection and victory.</text:p>
      <text:p text:style-name="P2403">21:32–35</text:p>
      <text:p text:style-name="Normal">Israel defeated all their enemies because of their faith in God. The Lord reassured them not to fear, promising victory over their foes (Numbers 21:34). Even though Israel was less powerful, God’s strength enabled them to overcome even giants like King Og, whose bed was “nine cubits long and four cubits wide” (Deuteronomy 3:11). This reminds us that through Christ, we can achieve the impossible, for nothing is too great for God.</text:p>
      <text:p text:style-name="P2404">Numbers chapter 22</text:p>
      <text:p text:style-name="P2405">Balak Summons Balaam to Curse Israel</text:p>
      <text:p text:style-name="Bibletext"><text:span text:style-name="T2406">22</text:span><text:span text:style-name="T2407"> </text:span>The Israelites set out, and camped in the plains of Moab across the Jordan from Jericho. <text:span text:style-name="T2408">2 </text:span>Now Balak son of Zippor saw all that Israel had done to the Amorites. <text:span text:style-name="T2409">3 </text:span>Moab was in great dread of the people, because they were so numerous; Moab was overcome with fear of the people of Israel. <text:span text:style-name="T2410">4 </text:span>And Moab said to the elders of Midian, “This horde will now lick up all that is around us, as an ox licks up the grass of the field.” Now Balak son of Zippor was king of<text:s/><text:soft-page-break/>Moab at that time. <text:span text:style-name="T2411">5 </text:span>He sent messengers to Balaam son of Beor at Pethor, which is on the Euphrates, in the land of Amaw, to summon him, saying, “A people has come out of Egypt; they have spread over the face of the earth, and they have settled next to me. <text:span text:style-name="T2412">6 </text:span>Come now, curse this people for me, since they are stronger than I; perhaps I shall be able to defeat them and drive them from the land; for I know that whomever you bless is blessed, and whomever you curse is cursed.”</text:p>
      <text:p text:style-name="Bibletext"><text:span text:style-name="T2413">7 </text:span>So the elders of Moab and the elders of Midian departed with the fees for divination in their hand; and they came to Balaam, and gave him Balak’s message. <text:span text:style-name="T2414">8 </text:span>He said to them, “Stay here tonight, and I will bring back word to you, just as the Lord speaks to me”; so the officials of Moab stayed with Balaam. <text:span text:style-name="T2415">9 </text:span>God came to Balaam and said, “Who are these men with you?” <text:span text:style-name="T2416">10 </text:span>Balaam said to God, “King Balak son of Zippor of Moab, has sent me this message: <text:span text:style-name="T2417">11 </text:span>‘A people has come out of Egypt and has spread over the face of the earth; now come, curse them for me; perhaps I shall be able to fight against them and drive them out.’” <text:span text:style-name="T2418">12 </text:span>God said to Balaam, “You shall not go with them; you shall not curse the people, for they are blessed.” <text:span text:style-name="T2419">13 </text:span>So Balaam rose in the morning, and said to the officials of Balak, “Go to your own land, for the Lord has refused to let me go with you.” <text:span text:style-name="T2420">14 </text:span>So the officials of Moab rose and went to Balak, and said, “Balaam refuses to come with us.”</text:p>
      <text:p text:style-name="Bibletext"><text:span text:style-name="T2421">15 </text:span>Once again Balak sent officials, more numerous and more distinguished than these. <text:span text:style-name="T2422">16 </text:span>They came to Balaam and said to him, “Thus says Balak son of Zippor: ‘Do not let anything hinder you from coming to me; <text:span text:style-name="T2423">17 </text:span>for I will surely do you great honor, and whatever you say to me I will do; come, curse this people for me.’” <text:span text:style-name="T2424">18 </text:span>But Balaam replied to the servants of Balak, “Although Balak were to give me his house full of silver and gold, I could not go beyond the command of the Lord my God, to do less or more. <text:span text:style-name="T2425">19 </text:span>You remain here, as the others did, so that I may learn what more the Lord may say to me.” <text:span text:style-name="T2426">20 </text:span>That night God came to Balaam and said to him, “If the men have come to summon you, get up and go with them; but do only what I tell you to do.” <text:span text:style-name="T2427">21 </text:span>So Balaam got up in the morning, saddled his donkey, and went with the officials of Moab.</text:p>
      <text:p text:style-name="P2428">Balaam, the Donkey, and the Angel</text:p>
      <text:p text:style-name="Bibletext"><text:span text:style-name="T2429">22 </text:span>God’s anger was kindled because he was going, and the angel of the Lord took his stand in the road as his adversary. Now he was riding on the donkey, and his two servants were with him. <text:span text:style-name="T2430">23 </text:span>The donkey saw the angel of the Lord standing in the road, with a drawn sword in his hand; so the donkey turned off the road, and went into the field; and Balaam struck the donkey, to turn it back onto the road. <text:span text:style-name="T2431">24 </text:span>Then the angel of the Lord stood in a narrow path between the vineyards, with a wall on either side. <text:span text:style-name="T2432">25 </text:span>When the donkey saw the angel of the Lord, it scraped against the wall, and scraped Balaam’s foot against the wall; so he struck it again. <text:span text:style-name="T2433">26 </text:span>Then the angel of the Lord went ahead, and stood in a narrow place, where there was no way to turn either to the right or to the left. <text:span text:style-name="T2434">27 </text:span>When the donkey saw the angel of the Lord, it lay down under Balaam; and Balaam’s anger was kindled, and he struck the donkey with his staff. <text:span text:style-name="T2435">28 </text:span>Then the Lord opened the mouth of the donkey, and it said to Balaam, “What have I done to you, that you have struck me these three times?” <text:span text:style-name="T2436">29 </text:span>Balaam said to the<text:s/><text:soft-page-break/>donkey, “Because you have made a fool of me! I wish I had a sword in my hand! I would kill you right now!” <text:span text:style-name="T2437">30 </text:span>But the donkey said to Balaam, “Am I not your donkey, which you have ridden all your life to this day? Have I been in the habit of treating you this way?” And he said, “No.”</text:p>
      <text:p text:style-name="Bibletext"><text:span text:style-name="T2438">31 </text:span>Then the Lord opened the eyes of Balaam, and he saw the angel of the Lord standing in the road, with his drawn sword in his hand; and he bowed down, falling on his face. <text:span text:style-name="T2439">32 </text:span>The angel of the Lord said to him, “Why have you struck your donkey these three times? I have come out as an adversary, because your way is perverse before me. <text:span text:style-name="T2440">33 </text:span>The donkey saw me, and turned away from me these three times. If it had not turned away from me, surely just now I would have killed you and let it live.” <text:span text:style-name="T2441">34 </text:span>Then Balaam said to the angel of the Lord, “I have sinned, for I did not know that you were standing in the road to oppose me. Now therefore, if it is displeasing to you, I will return home.” <text:span text:style-name="T2442">35 </text:span>The angel of the Lord said to Balaam, “Go with the men; but speak only what I tell you to speak.” So Balaam went on with the officials of Balak.</text:p>
      <text:p text:style-name="Bibletext"><text:span text:style-name="T2443">36 </text:span>When Balak heard that Balaam had come, he went out to meet him at Ir-moab, on the boundary formed by the Arnon, at the farthest point of the boundary. <text:span text:style-name="T2444">37 </text:span>Balak said to Balaam, “Did I not send to summon you? Why did you not come to me? Am I not able to honor you?” <text:span text:style-name="T2445">38 </text:span>Balaam said to Balak, “I have come to you now, but do I have power to say just anything? The word God puts in my mouth, that is what I must say.” <text:span text:style-name="T2446">39 </text:span>Then Balaam went with Balak, and they came to Kiriath-huzoth. <text:span text:style-name="T2447">40 </text:span>Balak sacrificed oxen and sheep, and sent them to Balaam and to the officials who were with him.</text:p>
      <text:p text:style-name="P2448">Balaam’s First Oracle</text:p>
      <text:p text:style-name="Bibletext"><text:span text:style-name="T2449">41 </text:span>On the next day Balak took Balaam and brought him up to Bamoth-baal; and from there he could see part of the people of Israel.</text:p>
      <text:p text:style-name="P2450">Commentary on Numbers chapter 22</text:p>
      <text:p text:style-name="Bibletext"><text:span text:style-name="T2451">22:4-21</text:span><text:span text:style-name="T2452"><text:line-break/></text:span><text:span text:style-name="T2453">Balaam was a pagan prophet who was able to determine the will of gods. He could analyze animal livers and the movements of animals. Also, he was able to bring curses and blessings to others. Balak wished for Balaam to curse the Israelites so that they would no longer pose a threat. Balaam attempts to curse God’s people; however, he fails because they are under the blessing of God. We see that evil forces are not powerful enough to control God or change His mind. Balaam is forced to admit defeat. Some people turn to magical items or demons instead of God, thinking their witchcraft will work; however, God chooses to protect His people from evil and destroy the enemies’ plans. We need to often pray for God’s protection so that we and others won’t be attacked by demons. Avoid sinful and demonic places, as regularly attending them may lead to possession by demons.</text:span></text:p>
      <text:p text:style-name="Bibletext"><text:span text:style-name="T2454">22:22</text:span><text:span text:style-name="T2455"><text:line-break/></text:span><text:span text:style-name="T2456">It might seem that God had changed His mind because He allowed Balaam to go with Balak (Numbers 22:20), but now He got angry at Balaam for going.<text:s/></text:span><text:soft-page-break/><text:span text:style-name="T2457">This happened because of Balaam’s true heart. He most likely had negative intentions, which God saw and stopped him during his journey. Balaam was greedy and wanted to receive rewards rather than do the will of God.</text:span></text:p>
      <text:p text:style-name="Bibletext"><text:span text:style-name="T2458">22:23-30</text:span><text:span text:style-name="T2459"><text:line-break/></text:span><text:span text:style-name="T2460">We see that God chose a donkey to warn Balaam. Balaam was spiritually blind because he was unable to see the angel. At first, Balaam ignored these warnings until God spoke through the donkey. This happened so that Balaam would be convicted and understand his mistake. But why did God choose a donkey to speak to Balaam? The answer is that God used something that looks foolish to shame the wise: “Consider your own call, brothers and sisters: not many of you were wise by human standards, not many were powerful, not many were of noble birth. But God chose what is foolish in the world to shame the wise; God chose what is weak in the world to shame the strong.” (1 Corinthians 1:26-27).</text:span></text:p>
      <text:p text:style-name="P2461">The people who think they are wise but are not convicted of their sin will be shamed, for they are the ones who ride the donkey. Those are the kinds of people God is angry with because they care more about their own selfish desires rather than what God truly wants. In the New Testament, these people are called Pharisees, who reject Jesus and therefore are shamed by Him. That is the reason why Jesus says, “I thank you, Father, Lord of heaven and earth, because you have hidden these things from the wise and the intelligent and have revealed them to infants.” (Matthew 11:25).</text:p>
      <text:p text:style-name="P2462">To be an infant means to open your heart to the Lord and love Him. You don’t have to be wise or intelligent to understand what God wants from you because salvation comes to those who accept Jesus as God, which is something anyone can do.</text:p>
      <text:p text:style-name="Bibletext"><text:span text:style-name="T2463">22:31-41</text:span><text:span text:style-name="T2464"><text:line-break/></text:span><text:span text:style-name="T2465">God opened Balaam’s eyes and was able to use him as a person who would bless the people of Israel. Balaam realized that he could only say what God wanted him to say. This is an example of how God can turn evil into good, and the greatest example of this was on the cross, where He turned the death of God in human flesh into the salvation of the world.</text:span></text:p>
      <text:p text:style-name="P2466">“If Balaam had been worthy, God would not have put his word into his "mouth," but into his heart. But now, since the desire for reward was in his heart and he was greedy for money, the word of God is put not in his heart, but in his mouth. For a marvelous and great plan was being carried out. For the words of the prophets that were contained within the Israelite courtyard were not able to reach the Gentiles. But now, through Balaam, who was trusted by all nations, the secret mysteries of Christ would become known to the nations as well, and he would deliver a great treasure to the nations that was carried not so much in the heart and understanding as in his mouth and speech.” (Origen, Homilies on Numbers)</text:p>
      <text:soft-page-break/>
      <text:p text:style-name="P2467">Numbers chapter 23</text:p>
      <text:p text:style-name="Bibletext"><text:span text:style-name="T2468">23</text:span><text:span text:style-name="T2469"> </text:span><text:span text:style-name="T2470">1 </text:span><text:span text:style-name="T2471">Then Balaam said to Balak, “Build me seven altars here, and prepare seven bulls and seven rams for me.” </text:span><text:span text:style-name="T2472">2 </text:span><text:span text:style-name="T2473">Balak did as Balaam had said; and Balak and Balaam offered a bull and a ram on each altar. </text:span><text:span text:style-name="T2474">3 </text:span><text:span text:style-name="T2475">Then Balaam said to Balak, “Stay here beside your burnt offerings while I go aside. Perhaps the Lord will come to meet me. Whatever he shows me I will tell you.” And he went to a bare height.</text:span></text:p>
      <text:p text:style-name="Bibletext"><text:span text:style-name="T2476">4 </text:span><text:span text:style-name="T2477">Then God met Balaam; and Balaam said to him, “I have arranged the seven altars, and have offered a bull and a ram on each altar.” </text:span><text:span text:style-name="T2478">5 </text:span><text:span text:style-name="T2479">The Lord put a word in Balaam’s mouth, and said, “Return to Balak, and this is what you must say.” </text:span><text:span text:style-name="T2480">6 </text:span><text:span text:style-name="T2481">So he returned to Balak, who was standing beside his burnt offerings with all the officials of Moab. </text:span><text:span text:style-name="T2482">7 </text:span><text:span text:style-name="T2483">Then Balaam uttered his oracle, saying:</text:span></text:p>
      <text:p text:style-name="P2484"><text:span text:style-name="T2485">“Balak has brought me from Aram,</text:span><text:span text:style-name="T2486"><text:line-break/>    the king of Moab from the eastern mountains:</text:span><text:span text:style-name="T2487"><text:line-break/>‘Come, curse Jacob for me;</text:span><text:span text:style-name="T2488"><text:line-break/>    Come, denounce Israel!’</text:span><text:span text:style-name="T2489"><text:line-break/></text:span><text:span text:style-name="T2490">8 </text:span><text:span text:style-name="T2491">How can I curse whom God has not cursed?</text:span><text:span text:style-name="T2492"><text:line-break/>    How can I denounce those whom the Lord has not denounced?</text:span><text:span text:style-name="T2493"><text:line-break/></text:span><text:span text:style-name="T2494">9 </text:span><text:span text:style-name="T2495">For from the top of the crags I see him,</text:span><text:span text:style-name="T2496"><text:line-break/>    from the hills I behold him.</text:span><text:span text:style-name="T2497"><text:line-break/>Here is a people living alone,</text:span><text:span text:style-name="T2498"><text:line-break/>    and not reckoning itself among the nations!</text:span><text:span text:style-name="T2499"><text:line-break/></text:span><text:span text:style-name="T2500">10 </text:span><text:span text:style-name="T2501">Who can count the dust of Jacob,</text:span><text:span text:style-name="T2502"><text:line-break/>    or number the dust-cloud of Israel?</text:span><text:span text:style-name="T2503"><text:line-break/>Let me die the death of the upright,</text:span><text:span text:style-name="T2504"><text:line-break/>    and let my end be like his!”</text:span></text:p>
      <text:p text:style-name="Bibletext"><text:span text:style-name="T2505">11 </text:span><text:span text:style-name="T2506">Then Balak said to Balaam, “What have you done to me? I brought you to curse my enemies, but now you have done nothing but bless them.” </text:span><text:span text:style-name="T2507">12 </text:span><text:span text:style-name="T2508">He answered, “Must I not take care to say what the Lord puts into my mouth?”</text:span></text:p>
      <text:p text:style-name="P2509">Balaam’s Second Oracle</text:p>
      <text:p text:style-name="Bibletext"><text:span text:style-name="T2510">13 </text:span><text:span text:style-name="T2511">So Balak said to him, “Come with me to another place from which you may see them; you shall see only part of them, and shall not see them all; then curse them for me from there.” </text:span><text:span text:style-name="T2512">14 </text:span><text:span text:style-name="T2513">So he took him to the field of Zophim, to the top of Pisgah. He built seven altars, and offered a bull and a ram on each altar. </text:span><text:span text:style-name="T2514">15 </text:span><text:span text:style-name="T2515">Balaam said to Balak, “Stand here beside your burnt offerings, while I meet the Lord over there.” </text:span><text:span text:style-name="T2516">16 </text:span><text:span text:style-name="T2517">The Lord met Balaam, put a word into his mouth, and said, “Return to Balak, and this is what you shall say.” </text:span><text:span text:style-name="T2518">17 </text:span><text:span text:style-name="T2519">When he came to him, he was standing beside his burnt offerings with the officials of Moab. Balak said to him, “What has the Lord said?” </text:span><text:span text:style-name="T2520">18 </text:span><text:span text:style-name="T2521">Then Balaam uttered his oracle, saying:</text:span></text:p>
      <text:p text:style-name="P2522"><text:span text:style-name="T2523">“Rise, Balak, and hear;</text:span><text:span text:style-name="T2524"><text:line-break/>    listen to me, O son of Zippor:</text:span><text:span text:style-name="T2525"><text:line-break/></text:span><text:span text:style-name="T2526">19 </text:span><text:span text:style-name="T2527">God is not a human being, that he should lie,</text:span><text:span text:style-name="T2528"><text:line-break/>    or a mortal, that he should change his mind.</text:span><text:span text:style-name="T2529"><text:line-break/>Has he promised, and will he not do it?</text:span><text:span text:style-name="T2530"><text:line-break/></text:span><text:soft-page-break/><text:span text:style-name="T2531">    Has he spoken, and will he not fulfill it?</text:span><text:span text:style-name="T2532"><text:line-break/></text:span><text:span text:style-name="T2533">20 </text:span><text:span text:style-name="T2534">See, I received a command to bless;</text:span><text:span text:style-name="T2535"><text:line-break/>    he has blessed, and I cannot revoke it.</text:span><text:span text:style-name="T2536"><text:line-break/></text:span><text:span text:style-name="T2537">21 </text:span><text:span text:style-name="T2538">He has not beheld misfortune in Jacob;</text:span><text:span text:style-name="T2539"><text:line-break/>    nor has he seen trouble in Israel.</text:span><text:span text:style-name="T2540"><text:line-break/>The Lord their God is with them,</text:span><text:span text:style-name="T2541"><text:line-break/>    acclaimed as a king among them.</text:span><text:span text:style-name="T2542"><text:line-break/></text:span><text:span text:style-name="T2543">22 </text:span><text:span text:style-name="T2544">God, who brings them out of Egypt,</text:span><text:span text:style-name="T2545"><text:line-break/>    is like the horns of a wild ox for them.</text:span><text:span text:style-name="T2546"><text:line-break/></text:span><text:span text:style-name="T2547">23 </text:span><text:span text:style-name="T2548">Surely there is no enchantment against Jacob,</text:span><text:span text:style-name="T2549"><text:line-break/>    no divination against Israel;</text:span><text:span text:style-name="T2550"><text:line-break/>now it shall be said of Jacob and Israel,</text:span><text:span text:style-name="T2551"><text:line-break/>    ‘See what God has done!’</text:span><text:span text:style-name="T2552"><text:line-break/></text:span><text:span text:style-name="T2553">24 </text:span><text:span text:style-name="T2554">Look, a people rising up like a lioness,</text:span><text:span text:style-name="T2555"><text:line-break/>    and rousing itself like a lion!</text:span><text:span text:style-name="T2556"><text:line-break/>It does not lie down until it has eaten the prey</text:span><text:span text:style-name="T2557"><text:line-break/>    and drunk the blood of the slain.”</text:span></text:p>
      <text:p text:style-name="Bibletext"><text:span text:style-name="T2558">25 </text:span><text:span text:style-name="T2559">Then Balak said to Balaam, “Do not curse them at all, and do not bless them at all.” </text:span><text:span text:style-name="T2560">26 </text:span><text:span text:style-name="T2561">But Balaam answered Balak, “Did I not tell you, ‘Whatever the Lord says, that is what I must do’?”</text:span></text:p>
      <text:p text:style-name="Bibletext"><text:span text:style-name="T2562">27 </text:span><text:span text:style-name="T2563">So Balak said to Balaam, “Come now, I will take you to another place; perhaps it will please God that you may curse them for me from there.” </text:span><text:span text:style-name="T2564">28 </text:span><text:span text:style-name="T2565">So Balak took Balaam to the top of Peor, which overlooks the wasteland. </text:span><text:span text:style-name="T2566">29 </text:span><text:span text:style-name="T2567">Balaam said to Balak, “Build me seven altars here, and prepare seven bulls and seven rams for me.” </text:span><text:span text:style-name="T2568">30 </text:span><text:span text:style-name="T2569">So Balak did as Balaam had said, and offered a bull and a ram on each altar.</text:span></text:p>
      <text:p text:style-name="P2570">Commentary on Numbers chapter 23</text:p>
      <text:p text:style-name="P2571">Balak tried everything he could to ensure Balaam would curse the people of Israel. Since God had put His words in Balaam’s mouth, Balaam lost the ability to curse others and instead could only bless them. The evil intentions were used to glorify God and protect His people.</text:p>
      <text:p text:style-name="P2572">23:7-10</text:p>
      <text:p text:style-name="Normal"><text:span text:style-name="T2573">God reminds us that He has made a Covennat with Abraham that his people will be like the starts in the sky-uncountable.</text:span><text:span text:style-name="T2574"><text:line-break/>In Leviticus 26, God promised to bless Israel if its people were obedient but curse Israel if its people were disobedient. As of now, the new generation has been obedient to God, which is why curses will not work on them. Israel was living differently from other nations and keeping the commandments, which is why God kept His promise of protecting them.</text:span></text:p>
      <text:p text:style-name="P2575">Balak orders Balaam to curse Jacob but also to denounce Israel (Numbers 23:7). Since Israel is considered a greater threat, the curse would be more severe. This may imply that when walking with God, if we are at the level of<text:s/><text:soft-page-break/>Jacob, we will face fewer attacks, but if our faith is at the level of Israel, we will face even more severe curses from the enemy.</text:p>
      <text:p text:style-name="Normal"><text:span text:style-name="T2576">23:19-24</text:span><text:span text:style-name="T2577"><text:line-break/>In the second oracle, we see that God is not like humans because He cannot lie or change His mind. He is faithful to His covenant and does not go back on His word. Since God decided to bless the nation of Israel, Balaam’s and Balak’s plans would not succeed. There is nothing for Israel to worry about because God has everything under control.</text:span></text:p>
      <text:p text:style-name="P2578">Similarly, we are called not to worry about our future but to trust in God, believing that He will take care of it. The enemy has no power when we are in grace with God.</text:p>
      <text:p text:style-name="P2579">Numbers chapter 24</text:p>
      <text:p text:style-name="P2580">Balaam’s Third Oracle</text:p>
      <text:p text:style-name="Bibletext"><text:span text:style-name="T2581">24</text:span><text:span text:style-name="T2582"> </text:span>Now Balaam saw that it pleased the Lord to bless Israel, so he did not go, as at other times, to look for omens, but set his face toward the wilderness. <text:span text:style-name="T2583">2 </text:span>Balaam looked up and saw Israel camping tribe by tribe. Then the spirit of God came upon him, <text:span text:style-name="T2584">3 </text:span>and he uttered his oracle, saying:</text:p>
      <text:p text:style-name="P2585">“The oracle of Balaam son of Beor,<text:line-break/>    the oracle of the man whose eye is clear,<text:line-break/><text:span text:style-name="T2586">4 </text:span>the oracle of one who hears the words of God,<text:line-break/>    who sees the vision of the Almighty,<text:line-break/>    who falls down, but with eyes uncovered:<text:line-break/><text:span text:style-name="T2587">5 </text:span>how fair are your tents, O Jacob,<text:line-break/>    your encampments, O Israel!<text:line-break/><text:span text:style-name="T2588">6 </text:span>Like palm groves that stretch far away,<text:line-break/>    like gardens beside a river,<text:line-break/>like aloes that the Lord has planted,<text:line-break/>    like cedar trees beside the waters.<text:line-break/><text:span text:style-name="T2589">7 </text:span>Water shall flow from his buckets,<text:line-break/>    and his seed shall have abundant water,<text:line-break/>his king shall be higher than Agag,<text:line-break/>    and his kingdom shall be exalted.<text:line-break/><text:span text:style-name="T2590">8 </text:span>God who brings him out of Egypt,<text:line-break/>    is like the horns of a wild ox for him;<text:line-break/>he shall devour the nations that are his foes<text:line-break/>    and break their bones.<text:line-break/>    He shall strike with his arrows.<text:line-break/><text:span text:style-name="T2591">9 </text:span>He crouched, he lay down like a lion,<text:line-break/>    and like a lioness; who will rouse him up?<text:line-break/>Blessed is everyone who blesses you,<text:line-break/>    and cursed is everyone who curses you.”</text:p>
      <text:soft-page-break/>
      <text:p text:style-name="Bibletext"><text:span text:style-name="T2592">10 </text:span>Then Balak’s anger was kindled against Balaam, and he struck his hands together. Balak said to Balaam, “I summoned you to curse my enemies, but instead you have blessed them these three times. <text:span text:style-name="T2593">11 </text:span>Now be off with you! Go home! I said, ‘I will reward you richly,’ but the Lord has denied you any reward.” <text:span text:style-name="T2594">12 </text:span>And Balaam said to Balak, “Did I not tell your messengers whom you sent to me, <text:span text:style-name="T2595">13 </text:span>‘If Balak should give me his house full of silver and gold, I would not be able to go beyond the word of the Lord, to do either good or bad of my own will; what the Lord says, that is what I will say’? <text:span text:style-name="T2596">14 </text:span>So now, I am going to my people; let me advise you what this people will do to your people in days to come.”</text:p>
      <text:p text:style-name="P2597">Balaam’s Fourth Oracle</text:p>
      <text:p text:style-name="Bibletext"><text:span text:style-name="T2598">15 </text:span>So he uttered his oracle, saying:</text:p>
      <text:p text:style-name="P2599">“The oracle of Balaam son of Beor,<text:line-break/>    the oracle of the man whose eye is clear,<text:line-break/><text:span text:style-name="T2600">16 </text:span>the oracle of one who hears the words of God,<text:line-break/>    and knows the knowledge of the Most High,<text:line-break/>who sees the vision of the Almighty,<text:line-break/>    who falls down, but with his eyes uncovered:<text:line-break/><text:span text:style-name="T2601">17 </text:span>I see him, but not now;<text:line-break/>    I behold him, but not near—<text:line-break/>a star shall come out of Jacob,<text:line-break/>    and a scepter shall rise out of Israel;<text:line-break/>it shall crush the borderlands of Moab,<text:line-break/>    and the territory of all the Shethites.<text:line-break/><text:span text:style-name="T2602">18 </text:span>Edom will become a possession,<text:line-break/>    Seir a possession of its enemies,<text:line-break/>    while Israel does valiantly.<text:line-break/><text:span text:style-name="T2603">19 </text:span>One out of Jacob shall rule,<text:line-break/>    and destroy the survivors of Ir.”</text:p>
      <text:p text:style-name="P2604"><text:span text:style-name="T2605">20 </text:span>Then he looked on Amalek, and uttered his oracle, saying:</text:p>
      <text:p text:style-name="P2606">“First among the nations was Amalek,<text:line-break/>but its end is to perish forever.”</text:p>
      <text:p text:style-name="P2607"><text:span text:style-name="T2608">21 </text:span>Then he looked on the Kenite, and uttered his oracle, saying:</text:p>
      <text:p text:style-name="P2609">“Enduring is your dwelling place,<text:line-break/>    and your nest is set in the rock;<text:line-break/><text:span text:style-name="T2610">22 </text:span>yet Kain is destined for burning.<text:line-break/>    How long shall Asshur take you away captive?”</text:p>
      <text:p text:style-name="P2611"><text:span text:style-name="T2612">23 </text:span>Again he uttered his oracle, saying:</text:p>
      <text:p text:style-name="P2613">“Alas, who shall live when God does this?<text:line-break/><text:span text:style-name="T2614">24 </text:span>    But ships shall come from Kittim<text:line-break/>and shall afflict Asshur and Eber;<text:line-break/>    and he also shall perish forever.”</text:p>
      <text:soft-page-break/>
      <text:p text:style-name="Bibletext"><text:span text:style-name="T2615">25 </text:span>Then Balaam got up and went back to his place, and Balak also went his way.</text:p>
      <text:p text:style-name="P2616">Commentary on Numbers chapter 24</text:p>
      <text:p text:style-name="P2617">The Third Oracle</text:p>
      <text:p text:style-name="Normal"><text:span text:style-name="T2618">24:5-6</text:span><text:span text:style-name="T2619"><text:line-break/>Balaam is praising Jacob’s tents and Israel’s encampments because God is putting His word in Balaam’s mouth. God is saying that the nation of Israel has nothing to worry about since God’s plan will be accomplished. It is described like a vacation in a calm, peaceful area, showing that trusting God makes our anxieties and worries go away.</text:span></text:p>
      <text:p text:style-name="Normal"><text:span text:style-name="T2620">24:7</text:span><text:span text:style-name="T2621"><text:line-break/>This is a prophecy that would take hundreds of years to be fulfilled. King Saul would be the one to defeat Agag in 1 Samuel 15. It ultimately shows Israel’s victory instead of defeat since God’s blessing is among them. This victory is completely achieved through Jesus, who defeated death on the cross.</text:span></text:p>
      <text:p text:style-name="P2622">The seed that is planted will be in good soil with abundant water. In Matthew 13:23, we see that good soil represents the people who hear and understand the message being proclaimed and bear much fruit: “But as for what was sown on good soil, this is the one who hears the word and understands it, who indeed bears fruit and yields, in one case a hundredfold, in another sixty, and in another thirty.” (Matthew 13:23). We can be a part of this kingdom by spreading the gospel and bearing good fruit, doing the will of the Father.</text:p>
      <text:p text:style-name="Normal"><text:span text:style-name="T2623">24:9</text:span><text:span text:style-name="T2624"><text:line-break/>The lion is a symbol of Israel as a powerful and victorious nation. The strong lion is calm and lying down, indicating that other nations don’t pose a threat when there is protection from God. The power of this lion comes from God’s blessings, which make it unstoppable.</text:span></text:p>
      <text:p text:style-name="P2625">This lion is connected to Judah, who was blessed by Jacob in Genesis 49:9: “Judah is a lion’s whelp; from the prey, my son, you have gone up. He crouches down, he stretches out like a lion, like a lioness—who dares rouse him up?” (Genesis 49:9)</text:p>
      <text:p text:style-name="P2626">But this lion is also linked to the future ruler, the Messiah, who is Jesus: “Then one of the elders said to me, ‘Do not weep. See, the Lion of the tribe of Judah, the Root of David, has conquered, so that he can open the scroll and its seven seals.’” (Revelation 5:5)</text:p>
      <text:p text:style-name="Normal"><text:span text:style-name="T2627">24:11</text:span><text:span text:style-name="T2628"><text:line-break/>Here we see that Balak promised to pay Balaam if he had gone against God and followed him instead. Since God put His words in Balaam’s mouth, Balaam could not go against the message of truth and therefore lost earthly rewards. When we hear the truth, we must follow it and not fall for the things<text:s/></text:span><text:soft-page-break/><text:span text:style-name="T2629">of this world because Jesus said: “For what will it profit them to gain the whole world and forfeit their life?” (Mark 8:36)</text:span></text:p>
      <text:p text:style-name="P2630">The Fourth Oracle</text:p>
      <text:p text:style-name="Normal"><text:span text:style-name="T2631">24:17</text:span><text:span text:style-name="T2632"><text:line-break/>This prophecy refers to Jesus, who will be the star that rises from Jacob in the distant future. This was most likely the prophecy that led the wise men to travel to Bethlehem, where they saw the baby Jesus (Matthew 2:1-2).</text:span></text:p>
      <text:p text:style-name="P2633">God used Balaam, a pagan prophet, to bring forth a message for all nations about our Lord Jesus. God can use anyone for His mission and redeem anyone who was previously going against Him. Unfortunately, Balaam returned to his old ways and later faced the consequences since the Holy Spirit did not remain in him. We can only continue to walk in righteousness if we pick up our cross daily and treat our faith as a form of discipline so that we may walk in prayer every day.</text:p>
      <text:p text:style-name="Normal"><text:span text:style-name="T2634">24:18</text:span><text:span text:style-name="T2635"><text:line-break/>The Edomites did not allow the Israelites to pass through, which is why they would receive a penalty for their treatment of Israel in the future. The wrath of God came upon them in Isaiah 63:1-6.</text:span></text:p>
      <text:p text:style-name="Normal"><text:span text:style-name="T2636">24:20</text:span><text:span text:style-name="T2637"><text:line-break/>The Amalekites were the first people to defeat Israel during their time in the desert when they disobeyed God (Numbers 14:44-45). But now, since Israel is under God’s blessing, the Amalekites will lose their battle.</text:span></text:p>
      <text:p text:style-name="P2638">Here we see that going without God leads to loss—losing to sin. But returning to God and repenting, just as the Israelites did (Numbers 21:7), will bring forth redemption and forgiveness from God.</text:p>
      <text:p text:style-name="P2639">Numbers chapter 25</text:p>
      <text:p text:style-name="P2640">Worship of Baal of Peor</text:p>
      <text:p text:style-name="Bibletext"><text:span text:style-name="T2641">25</text:span><text:span text:style-name="T2642"> </text:span>While Israel was staying at Shittim, the people began to have sexual relations with the women of Moab. <text:span text:style-name="T2643">2 </text:span>These invited the people to the sacrifices of their gods, and the people ate and bowed down to their gods. <text:span text:style-name="T2644">3 </text:span>Thus Israel yoked itself to the Baal of Peor, and the Lord’s anger was kindled against Israel. <text:span text:style-name="T2645">4 </text:span>The Lord said to Moses, “Take all the chiefs of the people, and impale them in the sun before the Lord, in order that the fierce anger of the Lord may turn away from Israel.” <text:span text:style-name="T2646">5 </text:span>And Moses said to the judges of Israel, “Each of you shall kill any of your people who have yoked themselves to the Baal of Peor.”</text:p>
      <text:p text:style-name="Bibletext"><text:span text:style-name="T2647">6 </text:span>Just then one of the Israelites came and brought a Midianite woman into his family, in the sight of Moses and in the sight of the whole congregation of the Israelites, while they were weeping at the entrance of the tent of meeting. <text:span text:style-name="T2648">7 </text:span>When Phinehas son of Eleazar, son of Aaron the priest, saw it, he got up and left the congregation. Taking a spear in his hand, <text:span text:style-name="T2649">8 </text:span>he went after the Israelite man into the tent, and pierced the two of them, the Israelite and the woman, through the<text:s/><text:soft-page-break/>belly. So the plague was stopped among the people of Israel. <text:span text:style-name="T2650">9 </text:span>Nevertheless those that died by the plague were twenty-four thousand.</text:p>
      <text:p text:style-name="Bibletext"><text:span text:style-name="T2651">10 </text:span>The Lord spoke to Moses, saying: <text:span text:style-name="T2652">11 </text:span>“Phinehas son of Eleazar, son of Aaron the priest, has turned back my wrath from the Israelites by manifesting such zeal among them on my behalf that in my jealousy I did not consume the Israelites. <text:span text:style-name="T2653">12 </text:span>Therefore say, ‘I hereby grant him my covenant of peace. <text:span text:style-name="T2654">13 </text:span>It shall be for him and for his descendants after him a covenant of perpetual priesthood, because he was zealous for his God, and made atonement for the Israelites.’”</text:p>
      <text:p text:style-name="Bibletext"><text:span text:style-name="T2655">14 </text:span>The name of the slain Israelite man, who was killed with the Midianite woman, was Zimri son of Salu, head of an ancestral house belonging to the Simeonites. <text:span text:style-name="T2656">15 </text:span>The name of the Midianite woman who was killed was Cozbi daughter of Zur, who was the head of a clan, an ancestral house in Midian.</text:p>
      <text:p text:style-name="Bibletext"><text:span text:style-name="T2657">16 </text:span>The Lord said to Moses, <text:span text:style-name="T2658">17 </text:span>“Harass the Midianites, and defeat them; <text:span text:style-name="T2659">18 </text:span>for they have harassed you by the trickery with which they deceived you in the affair of Peor, and in the affair of Cozbi, the daughter of a leader of Midian, their sister; she was killed on the day of the plague that resulted from Peor.”</text:p>
      <text:p text:style-name="P2660">Commentary on Numbers chapter 25</text:p>
      <text:p text:style-name="P2661">Baal was a false god that Israel was deceived into worshiping. They fell into sexual immorality because they valued their own pleasures more than the true God. Baal was the storm god, whom people thought controlled the sun, weather, and rain. People would worship him by engaging in sexual acts with temple prostitutes. This was the first time Israel directly worshiped a false god. While Baal was not a god, he was a demon disguised as a god since demons will come to you in the way that you imagine them.</text:p>
      <text:p text:style-name="P2662">This is a problem for many Christians today. They value their sin more, which is why some of them try to justify their sins and never let go of their wicked lifestyle. The immoral desires of the flesh could be the reason why we stray away from God and never come back. That is why we need to be equipped with the Word and make sure we are walking in the path of the saints by keeping the commandments and praying daily so that we may finish the race and not fall back into sin.</text:p>
      <text:p text:style-name="P2663">Phinehas was the one who ensured that there would be purity in God’s house. He did this by stabbing an Israelite man and a Midianite woman. He realized that the worship of Baal was wrong because he had walked with God and knew His Word. Because he knew the truth, he took action to stop sin and was the reason why God stopped His wrath. Sometimes, we may be the ones who should convict others of their sins and lead them to the true God, who does not compromise nor justify sin. We should act like God would act, from His viewpoint—hate sin and love the sinner.</text:p>
      <text:p text:style-name="P2664">Numbers chapter 26</text:p>
      <text:p text:style-name="P2665">A Census of the New Generation</text:p>
      <text:soft-page-break/>
      <text:p text:style-name="Bibletext"><text:span text:style-name="T2666">26</text:span><text:span text:style-name="T2667"> </text:span>After the plague the Lord said to Moses and to Eleazar son of Aaron the priest, <text:span text:style-name="T2668">2 </text:span>“Take a census of the whole congregation of the Israelites, from twenty years old and upward, by their ancestral houses, everyone in Israel able to go to war.” <text:span text:style-name="T2669">3 </text:span>Moses and Eleazar the priest spoke with them in the plains of Moab by the Jordan opposite Jericho, saying, <text:span text:style-name="T2670">4 </text:span>“Take a census of the people, from twenty years old and upward,” as the Lord commanded Moses.</text:p>
      <text:p text:style-name="Bibletext">The Israelites, who came out of the land of Egypt, were:</text:p>
      <text:p text:style-name="Bibletext"><text:span text:style-name="T2671">5 </text:span>Reuben, the firstborn of Israel. The descendants of Reuben: of Hanoch, the clan of the Hanochites; of Pallu, the clan of the Palluites; <text:span text:style-name="T2672">6 </text:span>of Hezron, the clan of the Hezronites; of Carmi, the clan of the Carmites. <text:span text:style-name="T2673">7 </text:span>These are the clans of the Reubenites; the number of those enrolled was forty-three thousand seven hundred thirty. <text:span text:style-name="T2674">8 </text:span>And the descendants of Pallu: Eliab. <text:span text:style-name="T2675">9 </text:span>The descendants of Eliab: Nemuel, Dathan, and Abiram. These are the same Dathan and Abiram, chosen from the congregation, who rebelled against Moses and Aaron in the company of Korah, when they rebelled against the Lord, <text:span text:style-name="T2676">10 </text:span>and the earth opened its mouth and swallowed them up along with Korah, when that company died, when the fire devoured two hundred fifty men; and they became a warning. <text:span text:style-name="T2677">11 </text:span>Notwithstanding, the sons of Korah did not die.</text:p>
      <text:p text:style-name="Bibletext"><text:span text:style-name="T2678">12 </text:span>The descendants of Simeon by their clans: of Nemuel, the clan of the Nemuelites; of Jamin, the clan of the Jaminites; of Jachin, the clan of the Jachinites; <text:span text:style-name="T2679">13 </text:span>of Zerah, the clan of the Zerahites; of Shaul, the clan of the Shaulites. <text:span text:style-name="T2680">14 </text:span>These are the clans of the Simeonites, twenty-two thousand two hundred.</text:p>
      <text:p text:style-name="Bibletext"><text:span text:style-name="T2681">15 </text:span>The children of Gad by their clans: of Zephon, the clan of the Zephonites; of Haggi, the clan of the Haggites; of Shuni, the clan of the Shunites; <text:span text:style-name="T2682">16 </text:span>of Ozni, the clan of the Oznites; of Eri, the clan of the Erites; <text:span text:style-name="T2683">17 </text:span>of Arod, the clan of the Arodites; of Areli, the clan of the Arelites. <text:span text:style-name="T2684">18 </text:span>These are the clans of the Gadites: the number of those enrolled was forty thousand five hundred.</text:p>
      <text:p text:style-name="Bibletext"><text:span text:style-name="T2685">19 </text:span>The sons of Judah: Er and Onan; Er and Onan died in the land of Canaan. <text:span text:style-name="T2686">20 </text:span>The descendants of Judah by their clans were: of Shelah, the clan of the Shelanites; of Perez, the clan of the Perezites; of Zerah, the clan of the Zerahites. <text:span text:style-name="T2687">21 </text:span>The descendants of Perez were: of Hezron, the clan of the Hezronites; of Hamul, the clan of the Hamulites. <text:span text:style-name="T2688">22 </text:span>These are the clans of Judah: the number of those enrolled was seventy-six thousand five hundred.</text:p>
      <text:p text:style-name="Bibletext"><text:span text:style-name="T2689">23 </text:span>The descendants of Issachar by their clans: of Tola, the clan of the Tolaites; of Puvah, the clan of the Punites; <text:span text:style-name="T2690">24 </text:span>of Jashub, the clan of the Jashubites; of Shimron, the clan of the Shimronites. <text:span text:style-name="T2691">25 </text:span>These are the clans of Issachar: sixty-four thousand three hundred enrolled.</text:p>
      <text:p text:style-name="Bibletext"><text:span text:style-name="T2692">26 </text:span>The descendants of Zebulun by their clans: of Sered, the clan of the Seredites; of Elon, the clan of the Elonites; of Jahleel, the clan of the Jahleelites. <text:span text:style-name="T2693">27 </text:span>These are the clans of the Zebulunites; the number of those enrolled was sixty thousand five hundred.</text:p>
      <text:soft-page-break/>
      <text:p text:style-name="Bibletext"><text:span text:style-name="T2694">28 </text:span>The sons of Joseph by their clans: Manasseh and Ephraim. <text:span text:style-name="T2695">29 </text:span>The descendants of Manasseh: of Machir, the clan of the Machirites; and Machir was the father of Gilead; of Gilead, the clan of the Gileadites. <text:span text:style-name="T2696">30 </text:span>These are the descendants of Gilead: of Iezer, the clan of the Iezerites; of Helek, the clan of the Helekites; <text:span text:style-name="T2697">31 </text:span>and of Asriel, the clan of the Asrielites; and of Shechem, the clan of the Shechemites; <text:span text:style-name="T2698">32 </text:span>and of Shemida, the clan of the Shemidaites; and of Hepher, the clan of the Hepherites. <text:span text:style-name="T2699">33 </text:span>Now Zelophehad son of Hepher had no sons, but daughters: and the names of the daughters of Zelophehad were Mahlah, Noah, Hoglah, Milcah, and Tirzah. <text:span text:style-name="T2700">34 </text:span>These are the clans of Manasseh; the number of those enrolled was fifty-two thousand seven hundred.</text:p>
      <text:p text:style-name="Bibletext"><text:span text:style-name="T2701">35 </text:span>These are the descendants of Ephraim according to their clans: of Shuthelah, the clan of the Shuthelahites; of Becher, the clan of the Becherites; of Tahan, the clan of the Tahanites. <text:span text:style-name="T2702">36 </text:span>And these are the descendants of Shuthelah: of Eran, the clan of the Eranites. <text:span text:style-name="T2703">37 </text:span>These are the clans of the Ephraimites: the number of those enrolled was thirty-two thousand five hundred. These are the descendants of Joseph by their clans.</text:p>
      <text:p text:style-name="Bibletext"><text:span text:style-name="T2704">38 </text:span>The descendants of Benjamin by their clans: of Bela, the clan of the Belaites; of Ashbel, the clan of the Ashbelites; of Ahiram, the clan of the Ahiramites; <text:span text:style-name="T2705">39 </text:span>of Shephupham, the clan of the Shuphamites; of Hupham, the clan of the Huphamites. <text:span text:style-name="T2706">40 </text:span>And the sons of Bela were Ard and Naaman: of Ard, the clan of the Ardites; of Naaman, the clan of the Naamites. <text:span text:style-name="T2707">41 </text:span>These are the descendants of Benjamin by their clans; the number of those enrolled was forty-five thousand six hundred.</text:p>
      <text:p text:style-name="Bibletext"><text:span text:style-name="T2708">42 </text:span>These are the descendants of Dan by their clans: of Shuham, the clan of the Shuhamites. These are the clans of Dan by their clans. <text:span text:style-name="T2709">43 </text:span>All the clans of the Shuhamites: sixty-four thousand four hundred enrolled.</text:p>
      <text:p text:style-name="Bibletext"><text:span text:style-name="T2710">44 </text:span>The descendants of Asher by their families: of Imnah, the clan of the Imnites; of Ishvi, the clan of the Ishvites; of Beriah, the clan of the Beriites. <text:span text:style-name="T2711">45 </text:span>Of the descendants of Beriah: of Heber, the clan of the Heberites; of Malchiel, the clan of the Malchielites. <text:span text:style-name="T2712">46 </text:span>And the name of the daughter of Asher was Serah. <text:span text:style-name="T2713">47 </text:span>These are the clans of the Asherites: the number of those enrolled was fifty-three thousand four hundred.</text:p>
      <text:p text:style-name="Bibletext"><text:span text:style-name="T2714">48 </text:span>The descendants of Naphtali by their clans: of Jahzeel, the clan of the Jahzeelites; of Guni, the clan of the Gunites; <text:span text:style-name="T2715">49 </text:span>of Jezer, the clan of the Jezerites; of Shillem, the clan of the Shillemites. <text:span text:style-name="T2716">50 </text:span>These are the Naphtalites by their clans: the number of those enrolled was forty-five thousand four hundred.</text:p>
      <text:p text:style-name="Bibletext"><text:span text:style-name="T2717">51 </text:span>This was the number of the Israelites enrolled: six hundred and one thousand seven hundred thirty.</text:p>
      <text:p text:style-name="Bibletext"><text:span text:style-name="T2718">52 </text:span>The Lord spoke to Moses, saying: <text:span text:style-name="T2719">53 </text:span>To these the land shall be apportioned for inheritance according to the number of names. <text:span text:style-name="T2720">54 </text:span>To a large tribe you shall give a large inheritance, and to a small tribe you shall give a small inheritance; every tribe shall be given its inheritance according to its enrollment. <text:span text:style-name="T2721">55 </text:span>But the land shall be apportioned by lot; according to the names of their ancestral tribes they shall<text:s/><text:soft-page-break/>inherit. <text:span text:style-name="T2722">56 </text:span>Their inheritance shall be apportioned according to lot between the larger and the smaller.</text:p>
      <text:p text:style-name="Bibletext"><text:span text:style-name="T2723">57 </text:span>This is the enrollment of the Levites by their clans: of Gershon, the clan of the Gershonites; of Kohath, the clan of the Kohathites; of Merari, the clan of the Merarites. <text:span text:style-name="T2724">58 </text:span>These are the clans of Levi: the clan of the Libnites, the clan of the Hebronites, the clan of the Mahlites, the clan of the Mushites, the clan of the Korahites. Now Kohath was the father of Amram. <text:span text:style-name="T2725">59 </text:span>The name of Amram’s wife was Jochebed daughter of Levi, who was born to Levi in Egypt; and she bore to Amram: Aaron, Moses, and their sister Miriam. <text:span text:style-name="T2726">60 </text:span>To Aaron were born Nadab, Abihu, Eleazar, and Ithamar. <text:span text:style-name="T2727">61 </text:span>But Nadab and Abihu died when they offered unholy fire before the Lord. <text:span text:style-name="T2728">62 </text:span>The number of those enrolled was twenty-three thousand, every male one month old and upward; for they were not enrolled among the Israelites because there was no allotment given to them among the Israelites.</text:p>
      <text:p text:style-name="Bibletext"><text:span text:style-name="T2729">63 </text:span>These were those enrolled by Moses and Eleazar the priest, who enrolled the Israelites in the plains of Moab by the Jordan opposite Jericho. <text:span text:style-name="T2730">64 </text:span>Among these there was not one of those enrolled by Moses and Aaron the priest, who had enrolled the Israelites in the wilderness of Sinai. <text:span text:style-name="T2731">65 </text:span>For the Lord had said of them, “They shall die in the wilderness.” Not one of them was left, except Caleb son of Jephunneh and Joshua son of Nun.</text:p>
      <text:p text:style-name="P2732">Commentary on Numbers chapter 26</text:p>
      <text:p text:style-name="P2733">The new generation has not been numbered yet, which is why they had to go through the same procedure as in Numbers chapter 1 on Mount Sinai. But those who had been numbered before had to be renumbered because of their sin of worshiping the false gods “For the first numbering had been revoked as null and void owing to the sins that had been committed by those who had been assessed in the previous determination of the numbering. Thus, the number that was written is scrapped and becomes null and void because of sins, and only transgressions remain in force. Thus it does not help a person to be reckoned by God in the numbering, when that person turns away. But, as the Scripture reports, even their "limbs," which withdrew from God, "fell in the desert."” (Origen, Homilies on Numbers).</text:p>
      <text:p text:style-name="P2734">The old generation has passed on and it is now time for the new generation to shine. We are the new generation, whose mission is to spread the gospel and message of Jesus to all so that when they pass on, they would enter eternal rest in heaven.</text:p>
      <text:p text:style-name="P2735">Even if the old generation had disobedience attached to them, we are not tied to our negative past. Once we know Christ, the old body passes away and we are made into a new creation. Don’t let the old mistakes ruin your new life that Christ has prepared for you.</text:p>
      <text:p text:style-name="P2736">Numbers chapter 27</text:p>
      <text:p text:style-name="P2737">The Daughters of Zelophehad</text:p>
      <text:soft-page-break/>
      <text:p text:style-name="Bibletext"><text:span text:style-name="T2738">27</text:span><text:span text:style-name="T2739"> </text:span>Then the daughters of Zelophehad came forward. Zelophehad was son of Hepher son of Gilead son of Machir son of Manasseh son of Joseph, a member of the Manassite clans. The names of his daughters were: Mahlah, Noah, Hoglah, Milcah, and Tirzah. <text:span text:style-name="T2740">2 </text:span>They stood before Moses, Eleazar the priest, the leaders, and all the congregation, at the entrance of the tent of meeting, and they said, <text:span text:style-name="T2741">3 </text:span>“Our father died in the wilderness; he was not among the company of those who gathered themselves together against the Lord in the company of Korah, but died for his own sin; and he had no sons. <text:span text:style-name="T2742">4 </text:span>Why should the name of our father be taken away from his clan because he had no son? Give to us a possession among our father’s brothers.”</text:p>
      <text:p text:style-name="Bibletext"><text:span text:style-name="T2743">5 </text:span>Moses brought their case before the Lord. <text:span text:style-name="T2744">6 </text:span>And the Lord spoke to Moses, saying: <text:span text:style-name="T2745">7 </text:span>The daughters of Zelophehad are right in what they are saying; you shall indeed let them possess an inheritance among their father’s brothers and pass the inheritance of their father on to them. <text:span text:style-name="T2746">8 </text:span>You shall also say to the Israelites, “If a man dies, and has no son, then you shall pass his inheritance on to his daughter. <text:span text:style-name="T2747">9 </text:span>If he has no daughter, then you shall give his inheritance to his brothers. <text:span text:style-name="T2748">10 </text:span>If he has no brothers, then you shall give his inheritance to his father’s brothers. <text:span text:style-name="T2749">11 </text:span>And if his father has no brothers, then you shall give his inheritance to the nearest kinsman of his clan, and he shall possess it. It shall be for the Israelites a statute and ordinance, as the Lord commanded Moses.”</text:p>
      <text:p text:style-name="P2750">Joshua Appointed Moses’ Successor</text:p>
      <text:p text:style-name="Bibletext"><text:span text:style-name="T2751">12 </text:span>The Lord said to Moses, “Go up this mountain of the Abarim range, and see the land that I have given to the Israelites. <text:span text:style-name="T2752">13 </text:span>When you have seen it, you also shall be gathered to your people, as your brother Aaron was, <text:span text:style-name="T2753">14 </text:span>because you rebelled against my word in the wilderness of Zin when the congregation quarreled with me.<text:span text:style-name="T2754">[</text:span><text:a office:title="See footnote a" xlink:href="https://www.biblegateway.com/passage/?search=numbers%2027&amp;version=NRSVCE#fen-NRSVCE-4569a" office:target-frame-name="_top" xlink:show="replace"><text:span text:style-name="T2755">a</text:span></text:a><text:span text:style-name="T2756">]</text:span> You did not show my holiness before their eyes at the waters.” (These are the waters of Meribath-kadesh in the wilderness of Zin.) <text:span text:style-name="T2757">15 </text:span>Moses spoke to the Lord, saying, <text:span text:style-name="T2758">16 </text:span>“Let the Lord, the God of the spirits of all flesh, appoint someone over the congregation <text:span text:style-name="T2759">17 </text:span>who shall go out before them and come in before them, who shall lead them out and bring them in, so that the congregation of the Lord may not be like sheep without a shepherd.” <text:span text:style-name="T2760">18 </text:span>So the Lord said to Moses, “Take Joshua son of Nun, a man in whom is the spirit, and lay your hand upon him; <text:span text:style-name="T2761">19 </text:span>have him stand before Eleazar the priest and all the congregation, and commission him in their sight. <text:span text:style-name="T2762">20 </text:span>You shall give him some of your authority, so that all the congregation of the Israelites may obey. <text:span text:style-name="T2763">21 </text:span>But he shall stand before Eleazar the priest, who shall inquire for him by the decision of the Urim before the Lord; at his word they shall go out, and at his word they shall come in, both he and all the Israelites with him, the whole congregation.” <text:span text:style-name="T2764">22 </text:span>So Moses did as the Lord commanded him. He took Joshua and had him stand before Eleazar the priest and the whole congregation; <text:span text:style-name="T2765">23 </text:span>he laid his hands on him and commissioned him—as the Lord had directed through Moses.</text:p>
      <text:p text:style-name="P2766">Commentary on Numbers chapter 27</text:p>
      <text:p text:style-name="Normal">In this chapter, we see that Joshua is appointed as the new leader in place of Moses since Moses is not allowed to enter the Promised Land due to his<text:s/><text:soft-page-break/>disobedience in performing a miracle incorrectly (Numbers 20:6-13). Joshua is appointed solely by the high priest Eleazar, who holds higher authority. Leadership requires confirmation by those in greater positions, a principle reflected in the Catholic Church, where priests are anointed by bishops, bishops by the Pope, and the Pope appoints cardinals.</text:p>
      <text:p text:style-name="Normal">Not everyone is called to lead or teach, and those who must have their legitimacy verified. Ultimately, all leaders and teachers are chosen by God, just as He chose Joshua to lead the Israelites into the Promised Land. Joshua was appointed publicly before the entire congregation to eliminate any objections. Without God’s true calling, leadership has no purpose.</text:p>
      <text:p text:style-name="P2767">Numbers chapter 28</text:p>
      <text:p text:style-name="P2768">Daily Offerings</text:p>
      <text:p text:style-name="Bibletext"><text:span text:style-name="T2769">28</text:span><text:span text:style-name="T2770"> </text:span>The Lord spoke to Moses, saying: <text:span text:style-name="T2771">2 </text:span>Command the Israelites, and say to them: My offering, the food for my offerings by fire, my pleasing odor, you shall take care to offer to me at its appointed time. <text:span text:style-name="T2772">3 </text:span>And you shall say to them, This is the offering by fire that you shall offer to the Lord: two male lambs a year old without blemish, daily, as a regular offering. <text:span text:style-name="T2773">4 </text:span>One lamb you shall offer in the morning, and the other lamb you shall offer at twilight; <text:span text:style-name="T2774">5 </text:span>also one-tenth of an ephah of choice flour for a grain offering, mixed with one-fourth of a hin of beaten oil. <text:span text:style-name="T2775">6 </text:span>It is a regular burnt offering, ordained at Mount Sinai for a pleasing odor, an offering by fire to the Lord. <text:span text:style-name="T2776">7 </text:span>Its drink offering shall be one-fourth of a hin for each lamb; in the sanctuary you shall pour out a drink offering of strong drink to the Lord. <text:span text:style-name="T2777">8 </text:span>The other lamb you shall offer at twilight with a grain offering and a drink offering like the one in the morning; you shall offer it as an offering by fire, a pleasing odor to the Lord.</text:p>
      <text:p text:style-name="P2778">Sabbath Offerings</text:p>
      <text:p text:style-name="Bibletext"><text:span text:style-name="T2779">9 </text:span>On the sabbath day: two male lambs a year old without blemish, and two-tenths of an ephah of choice flour for a grain offering, mixed with oil, and its drink offering— <text:span text:style-name="T2780">10 </text:span>this is the burnt offering for every sabbath, in addition to the regular burnt offering and its drink offering.</text:p>
      <text:p text:style-name="P2781">Monthly Offerings</text:p>
      <text:p text:style-name="Bibletext"><text:span text:style-name="T2782">11 </text:span>At the beginnings of your months you shall offer a burnt offering to the Lord: two young bulls, one ram, seven male lambs a year old without blemish; <text:span text:style-name="T2783">12 </text:span>also three-tenths of an ephah of choice flour for a grain offering, mixed with oil, for each bull; and two-tenths of choice flour for a grain offering, mixed with oil, for the one ram; <text:span text:style-name="T2784">13 </text:span>and one-tenth of choice flour mixed with oil as a grain offering for every lamb—a burnt offering of pleasing odor, an offering by fire to the Lord. <text:span text:style-name="T2785">14 </text:span>Their drink offerings shall be half a hin of wine for a bull, one-third of a hin for a ram, and one-fourth of a hin for a lamb. This is the burnt offering of every month throughout the months of the year. <text:span text:style-name="T2786">15 </text:span>And there shall be one male goat for a sin offering to the Lord; it shall be offered in addition to the regular burnt offering and its drink offering.</text:p>
      <text:soft-page-break/>
      <text:p text:style-name="P2787">Offerings at Passover</text:p>
      <text:p text:style-name="Bibletext"><text:span text:style-name="T2788">16 </text:span>On the fourteenth day of the first month there shall be a passover offering to the Lord. <text:span text:style-name="T2789">17 </text:span>And on the fifteenth day of this month is a festival; seven days shall unleavened bread be eaten. <text:span text:style-name="T2790">18 </text:span>On the first day there shall be a holy convocation. You shall not work at your occupations. <text:span text:style-name="T2791">19 </text:span>You shall offer an offering by fire, a burnt offering to the Lord: two young bulls, one ram, and seven male lambs a year old; see that they are without blemish. <text:span text:style-name="T2792">20 </text:span>Their grain offering shall be of choice flour mixed with oil: three-tenths of an ephah shall you offer for a bull, and two-tenths for a ram; <text:span text:style-name="T2793">21 </text:span>one-tenth shall you offer for each of the seven lambs; <text:span text:style-name="T2794">22 </text:span>also one male goat for a sin offering, to make atonement for you. <text:span text:style-name="T2795">23 </text:span>You shall offer these in addition to the burnt offering of the morning, which belongs to the regular burnt offering. <text:span text:style-name="T2796">24 </text:span>In the same way you shall offer daily, for seven days, the food of an offering by fire, a pleasing odor to the Lord; it shall be offered in addition to the regular burnt offering and its drink offering. <text:span text:style-name="T2797">25 </text:span>And on the seventh day you shall have a holy convocation; you shall not work at your occupations.</text:p>
      <text:p text:style-name="P2798">Offerings at the Festival of Weeks</text:p>
      <text:p text:style-name="Bibletext"><text:span text:style-name="T2799">26 </text:span>On the day of the first fruits, when you offer a grain offering of new grain to the Lord at your festival of weeks, you shall have a holy convocation; you shall not work at your occupations. <text:span text:style-name="T2800">27 </text:span>You shall offer a burnt offering, a pleasing odor to the Lord: two young bulls, one ram, seven male lambs a year old. <text:span text:style-name="T2801">28 </text:span>Their grain offering shall be of choice flour mixed with oil, three-tenths of an ephah for each bull, two-tenths for one ram, <text:span text:style-name="T2802">29 </text:span>one-tenth for each of the seven lambs; <text:span text:style-name="T2803">30 </text:span>with one male goat, to make atonement for you. <text:span text:style-name="T2804">31 </text:span>In addition to the regular burnt offering with its grain offering, you shall offer them and their drink offering. They shall be without blemish.</text:p>
      <text:p text:style-name="P2805">Commentary on Numbers chapter 28</text:p>
      <text:p text:style-name="Normal">The Lord teaches people how to properly offer sacrifices to Him. These sacrifices point to the final sacrifice of Christ on the cross, which is why offering lambs is a pleasing aroma to the Lord—because Jesus is the Lamb of God. The Lord is pleased with the aroma since He sees people being obedient to the law of God. The lambs were offered in the morning and during twilight because the sacrifice of Jesus takes care of our past and future sins. This sacrifice is continuous, just like the ongoing devotion, atonement, and dependence on God. We are taught to constantly be devoted to God, worshiping Him, offering sacrifices (during Mass, we offer Christ’s one and only sacrifice on the cross, which is pleasing to the Lord), and taking rest on the seventh day.</text:p>
      <text:p text:style-name="Normal"><text:span text:style-name="T2806">28:9-10</text:span><text:line-break/>While people had to rest on the Sabbath and do no work, the priests needed to offer double burnt offerings, which technically made them “desecrate” the law. Jesus talks about this in Matthew 12, where the Pharisees complain that His disciples are breaking the Sabbath by plucking heads of grain to eat. Jesus<text:s/><text:soft-page-break/>responds to their objection, referring to these two verses: "Or have you not read in the law that on the Sabbath the priests in the temple break the Sabbath and yet are guiltless?" (Matthew 12:5).</text:p>
      <text:p text:style-name="Normal">There are some exceptions the Lord makes, and it is more important to focus on Him rather than only trying to follow the rules perfectly. If we only follow the rules, we might miss following Jesus and understanding who He is, which is exactly what the Pharisees did. Since these exceptions were made for those who entered the temple, then the temple was greater than the Sabbath. But Jesus says that He is greater than the temple. Jesus declares that He is the Sabbath we need to focus on: "But if you had known what this means, ‘I desire mercy and not sacrifice,’ you would not have condemned the guiltless. For the Son of Man is Lord of the Sabbath.” (Matthew 12:7-8).</text:p>
      <text:p text:style-name="Normal"><text:span text:style-name="T2807">28:26</text:span><text:line-break/>The Festival of Firstfruits represents Jesus’ resurrection as the firstfruits of new life: "But in fact, Christ has been raised from the dead, the firstfruits of those who have died." (1 Corinthians 15:20). This feast was also celebrated fifty days after the Feast of Unleavened Bread, which points to Pentecost—taking place fifty days after Easter—when the Holy Spirit came to earth (Acts 2).</text:p>
      <text:p text:style-name="P2808">Numbers chapter 29</text:p>
      <text:p text:style-name="P2809">Offerings at the Festival of Trumpets</text:p>
      <text:p text:style-name="Bibletext"><text:span text:style-name="T2810">29</text:span><text:span text:style-name="T2811"> </text:span>On the first day of the seventh month you shall have a holy convocation; you shall not work at your occupations. It is a day for you to blow the trumpets, <text:span text:style-name="T2812">2 </text:span>and you shall offer a burnt offering, a pleasing odor to the Lord: one young bull, one ram, seven male lambs a year old without blemish. <text:span text:style-name="T2813">3 </text:span>Their grain offering shall be of choice flour mixed with oil, three-tenths of one ephah for the bull, two-tenths for the ram, <text:span text:style-name="T2814">4 </text:span>and one-tenth for each of the seven lambs; <text:span text:style-name="T2815">5 </text:span>with one male goat for a sin offering, to make atonement for you. <text:span text:style-name="T2816">6 </text:span>These are in addition to the burnt offering of the new moon and its grain offering, and the regular burnt offering and its grain offering, and their drink offerings, according to the ordinance for them, a pleasing odor, an offering by fire to the Lord.</text:p>
      <text:p text:style-name="P2817">Offerings on the Day of Atonement</text:p>
      <text:p text:style-name="Bibletext"><text:span text:style-name="T2818">7 </text:span>On the tenth day of this seventh month you shall have a holy convocation, and deny yourselves; you shall do no work. <text:span text:style-name="T2819">8 </text:span>You shall offer a burnt offering to the Lord, a pleasing odor: one young bull, one ram, seven male lambs a year old. They shall be without blemish. <text:span text:style-name="T2820">9 </text:span>Their grain offering shall be of choice flour mixed with oil, three-tenths of an ephah for the bull, two-tenths for the one ram, <text:span text:style-name="T2821">10 </text:span>one-tenth for each of the seven lambs; <text:span text:style-name="T2822">11 </text:span>with one male goat for a sin offering, in addition to the sin offering of atonement, and the regular burnt offering and its grain offering, and their drink offerings.</text:p>
      <text:p text:style-name="P2823">Offerings at the Festival of Booths</text:p>
      <text:soft-page-break/>
      <text:p text:style-name="Bibletext"><text:span text:style-name="T2824">12 </text:span>On the fifteenth day of the seventh month you shall have a holy convocation; you shall not work at your occupations. You shall celebrate a festival to the Lord seven days. <text:span text:style-name="T2825">13 </text:span>You shall offer a burnt offering, an offering by fire, a pleasing odor to the Lord: thirteen young bulls, two rams, fourteen male lambs a year old. They shall be without blemish. <text:span text:style-name="T2826">14 </text:span>Their grain offering shall be of choice flour mixed with oil, three-tenths of an ephah for each of the thirteen bulls, two-tenths for each of the two rams, <text:span text:style-name="T2827">15 </text:span>and one-tenth for each of the fourteen lambs; <text:span text:style-name="T2828">16 </text:span>also one male goat for a sin offering, in addition to the regular burnt offering, its grain offering and its drink offering.</text:p>
      <text:p text:style-name="Bibletext"><text:span text:style-name="T2829">17 </text:span>On the second day: twelve young bulls, two rams, fourteen male lambs a year old without blemish, <text:span text:style-name="T2830">18 </text:span>with the grain offering and the drink offerings for the bulls, for the rams, and for the lambs, as prescribed in accordance with their number; <text:span text:style-name="T2831">19 </text:span>also one male goat for a sin offering, in addition to the regular burnt offering and its grain offering, and their drink offerings.</text:p>
      <text:p text:style-name="Bibletext"><text:span text:style-name="T2832">20 </text:span>On the third day: eleven bulls, two rams, fourteen male lambs a year old without blemish, <text:span text:style-name="T2833">21 </text:span>with the grain offering and the drink offerings for the bulls, for the rams, and for the lambs, as prescribed in accordance with their number; <text:span text:style-name="T2834">22 </text:span>also one male goat for a sin offering, in addition to the regular burnt offering and its grain offering and its drink offering.</text:p>
      <text:p text:style-name="Bibletext"><text:span text:style-name="T2835">23 </text:span>On the fourth day: ten bulls, two rams, fourteen male lambs a year old without blemish, <text:span text:style-name="T2836">24 </text:span>with the grain offering and the drink offerings for the bulls, for the rams, and for the lambs, as prescribed in accordance with their number; <text:span text:style-name="T2837">25 </text:span>also one male goat for a sin offering, in addition to the regular burnt offering, its grain offering and its drink offering.</text:p>
      <text:p text:style-name="Bibletext"><text:span text:style-name="T2838">26 </text:span>On the fifth day: nine bulls, two rams, fourteen male lambs a year old without blemish, <text:span text:style-name="T2839">27 </text:span>with the grain offering and the drink offerings for the bulls, for the rams, and for the lambs, as prescribed in accordance with their number; <text:span text:style-name="T2840">28 </text:span>also one male goat for a sin offering, in addition to the regular burnt offering and its grain offering and its drink offering.</text:p>
      <text:p text:style-name="Bibletext"><text:span text:style-name="T2841">29 </text:span>On the sixth day: eight bulls, two rams, fourteen male lambs a year old without blemish, <text:span text:style-name="T2842">30 </text:span>with the grain offering and the drink offerings for the bulls, for the rams, and for the lambs, as prescribed in accordance with their number; <text:span text:style-name="T2843">31 </text:span>also one male goat for a sin offering, in addition to the regular burnt offering, its grain offering, and its drink offerings.</text:p>
      <text:p text:style-name="Bibletext"><text:span text:style-name="T2844">32 </text:span>On the seventh day: seven bulls, two rams, fourteen male lambs a year old without blemish, <text:span text:style-name="T2845">33 </text:span>with the grain offering and the drink offerings for the bulls, for the rams, and for the lambs, as prescribed in accordance with their number; <text:span text:style-name="T2846">34 </text:span>also one male goat for a sin offering, besides the regular burnt offering, its grain offering, and its drink offering.</text:p>
      <text:p text:style-name="Bibletext"><text:span text:style-name="T2847">35 </text:span>On the eighth day you shall have a solemn assembly; you shall not work at your occupations. <text:span text:style-name="T2848">36 </text:span>You shall offer a burnt offering, an offering by fire, a pleasing odor to the Lord: one bull, one ram, seven male lambs a year old without blemish, <text:span text:style-name="T2849">37 </text:span>and the grain offering and the drink offerings for the bull, for the ram, and for the lambs, as prescribed in accordance with their number; <text:span text:style-name="T2850">38 </text:span>also one male<text:s/><text:soft-page-break/>goat for a sin offering, in addition to the regular burnt offering and its grain offering and its drink offering.</text:p>
      <text:p text:style-name="Bibletext"><text:span text:style-name="T2851">39 </text:span>These you shall offer to the Lord at your appointed festivals, in addition to your votive offerings and your freewill offerings, as your burnt offerings, your grain offerings, your drink offerings, and your offerings of well-being.</text:p>
      <text:p text:style-name="Bibletext"><text:span text:style-name="T2852">40 </text:span>So Moses told the Israelites everything just as the Lord had commanded Moses.</text:p>
      <text:p text:style-name="P2853">Commentary on Numbers chapter 29</text:p>
      <text:p text:style-name="Normal">The Feast of Trumpets is a foreshadowing of Christ’s Second Coming. When the trumpet was blown, everyone knew to come to the tabernacle. Similarly, when the trumpets blow during the Second Coming of Jesus, we will know that it is time for our judgment. Those who did the will of the Father will be saved, while those who ignored God and walked in wickedness will be damned.</text:p>
      <text:p text:style-name="Normal">The Day of Atonement (Yom Kippur) was a time of deep repentance and seeking God’s mercy. This foreshadows Jesus’ ultimate sacrifice on the cross, which cleanses us from sin. It is a reminder to regularly seek forgiveness, repent of our sins, and live a renewed life in Christ. Because of Him, we are able to be forgiven.</text:p>
      <text:p text:style-name="Normal">The Feast of Tabernacles (Sukkot) was a time of rejoicing and remembering God’s provision during Israel’s journey in the wilderness. This festival teaches us the importance of gratitude and trust in God’s provision. We should thank God for all the good He has done for us.</text:p>
      <text:p text:style-name="P2854">Numbers chapter 30</text:p>
      <text:p text:style-name="P2855">Vows Made by Women</text:p>
      <text:p text:style-name="Bibletext"><text:span text:style-name="T2856">30</text:span><text:span text:style-name="T2857"> </text:span>Then Moses said to the heads of the tribes of the Israelites: This is what the Lord has commanded. <text:span text:style-name="T2858">2 </text:span>When a man makes a vow to the Lord, or swears an oath to bind himself by a pledge, he shall not break his word; he shall do according to all that proceeds out of his mouth.</text:p>
      <text:p text:style-name="Bibletext"><text:span text:style-name="T2859">3 </text:span>When a woman makes a vow to the Lord, or binds herself by a pledge, while within her father’s house, in her youth, <text:span text:style-name="T2860">4 </text:span>and her father hears of her vow or her pledge by which she has bound herself, and says nothing to her; then all her vows shall stand, and any pledge by which she has bound herself shall stand. <text:span text:style-name="T2861">5 </text:span>But if her father expresses disapproval to her at the time that he hears of it, no vow of hers, and no pledge by which she has bound herself, shall stand; and the Lord will forgive her, because her father had expressed to her his disapproval.</text:p>
      <text:p text:style-name="Bibletext"><text:span text:style-name="T2862">6 </text:span>If she marries, while obligated by her vows or any thoughtless utterance of her lips by which she has bound herself, <text:span text:style-name="T2863">7 </text:span>and her husband hears of it and says nothing to her at the time that he hears, then her vows shall stand, and her pledges by which she has bound herself shall stand. <text:span text:style-name="T2864">8 </text:span>But if, at the time that her husband hears of it, he expresses disapproval to her, then he shall nullify the vow by which<text:s/><text:soft-page-break/>she was obligated, or the thoughtless utterance of her lips, by which she bound herself; and the Lord will forgive her. <text:span text:style-name="T2865">9 </text:span>(But every vow of a widow or of a divorced woman, by which she has bound herself, shall be binding upon her.) <text:span text:style-name="T2866">10 </text:span>And if she made a vow in her husband’s house, or bound herself by a pledge with an oath, <text:span text:style-name="T2867">11 </text:span>and her husband heard it and said nothing to her, and did not express disapproval to her, then all her vows shall stand, and any pledge by which she bound herself shall stand. <text:span text:style-name="T2868">12 </text:span>But if her husband nullifies them at the time that he hears them, then whatever proceeds out of her lips concerning her vows, or concerning her pledge of herself, shall not stand. Her husband has nullified them, and the Lord will forgive her. <text:span text:style-name="T2869">13 </text:span>Any vow or any binding oath to deny herself, her husband may allow to stand, or her husband may nullify. <text:span text:style-name="T2870">14 </text:span>But if her husband says nothing to her from day to day, then he validates all her vows, or all her pledges, by which she is obligated; he has validated them, because he said nothing to her at the time that he heard of them. <text:span text:style-name="T2871">15 </text:span>But if he nullifies them some time after he has heard of them, then he shall bear her guilt.</text:p>
      <text:p text:style-name="Bibletext"><text:span text:style-name="T2872">16 </text:span>These are the statutes that the Lord commanded Moses concerning a husband and his wife, and a father and his daughter while she is still young and in her father’s house.</text:p>
      <text:p text:style-name="P2873">Commentary on Numbers chapter 30</text:p>
      <text:p text:style-name="Normal">When a person makes a vow to the Lord, they must fulfill it. By breaking this vow, people would break their trust. Today, we can still make vows to the Lord, but we must be prepared to keep them. Think carefully before making promises, whether in relationships, work, or faith. If you commit to something, honor it.</text:p>
      <text:p text:style-name="Normal">We see that parents could undo the vow that their child made. This was because children can make mistakes and are not always mature enough to make serious decisions. We should listen to our parents because God has shown that their role in our development is essential.</text:p>
      <text:p text:style-name="P2874">Numbers chapter 31</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eo" svg:font-family="Ale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text-align="justify" fo:margin-bottom="0.0555in"/>
      <style:text-properties style:font-name="Garamond" fo:color="#0D0D0D" fo:font-size="10.5pt" style:font-size-asian="10.5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font-size="12pt" style:font-size-asian="12pt" style:font-size-complex="12pt" fo:hyphenate="false"/>
    </style:style>
    <style:style style:name="Bibletext" style:display-name="Bible text" style:family="paragraph" style:parent-style-name="Normal">
      <style:text-properties fo:font-size="10pt" style:font-size-asian="10pt" fo:hyphenate="false"/>
    </style:style>
    <style:style style:name="BibletextChar" style:display-name="Bible text Char" style:family="text" style:parent-style-name="DefaultParagraphFont">
      <style:text-properties fo:color="#0D0D0D" fo:font-size="10pt" style:font-size-asian="10pt"/>
    </style:style>
    <style:style style:name="FootnoteText" style:display-name="Footnote Text" style:family="paragraph" style:parent-style-name="Normal">
      <style:paragraph-properties fo:margin-bottom="0in"/>
      <style:text-properties fo:font-size="10pt" style:font-size-asian="10pt" style:font-size-complex="10pt" fo:hyphenate="false"/>
    </style:style>
    <style:style style:name="FootnoteTextChar" style:display-name="Footnote Text Char" style:family="text" style:parent-style-name="DefaultParagraphFont">
      <style:text-properties style:font-name="Garamond" fo:color="#0D0D0D" fo:font-size="10pt" style:font-size-asian="10pt" style:font-size-complex="10pt"/>
    </style:style>
    <style:style style:name="FootnoteReference" style:display-name="Footnote Reference" style:family="text" style:parent-style-name="DefaultParagraphFont">
      <style:text-properties style:text-position="super 59%"/>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5.5in" fo:page-height="8.5in" style:print-orientation="portrait" fo:margin-top="0.3in" fo:margin-left="0.6in" fo:margin-bottom="0.4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15in"/>
      </style:footer-style>
    </style:page-layout>
    <style:style style:name="P2" style:parent-style-name="Header" style:family="paragraph">
      <style:paragraph-properties fo:text-align="end"/>
      <style:text-properties style:font-name="Aleo" fo:font-size="12pt" style:font-size-asian="12pt" style:font-size-complex="12pt"/>
    </style:style>
    <style:style style:name="P3" style:parent-style-name="Header" style:family="paragraph">
      <style:text-properties style:font-name="Aleo" fo:font-size="12pt" style:font-size-asian="12pt" style:font-size-complex="12pt"/>
    </style:style>
    <style:style style:name="P4" style:parent-style-name="Footer" style:family="paragraph">
      <style:paragraph-properties fo:text-align="center"/>
    </style:style>
    <style:style style:name="P5" style:parent-style-name="Footer" style:family="paragraph">
      <style:paragraph-properties fo:text-align="center"/>
    </style:style>
    <style:page-layout style:name="PL1">
      <style:page-layout-properties fo:page-width="5.5in" fo:page-height="8.5in" style:print-orientation="portrait" fo:margin-top="0.3in" fo:margin-left="0.6in" fo:margin-bottom="0.4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15in"/>
      </style:footer-style>
    </style:page-layout>
    <style:style style:name="P163" style:parent-style-name="Header" style:family="paragraph">
      <style:paragraph-properties fo:text-align="end"/>
      <style:text-properties style:font-name="Aleo" fo:font-size="12pt" style:font-size-asian="12pt" style:font-size-complex="12pt"/>
    </style:style>
    <style:style style:name="P164" style:parent-style-name="Header" style:family="paragraph">
      <style:text-properties style:font-name="Aleo" fo:font-size="12pt" style:font-size-asian="12pt" style:font-size-complex="12pt"/>
    </style:style>
    <style:style style:name="P165" style:parent-style-name="Footer" style:family="paragraph">
      <style:paragraph-properties fo:text-align="center"/>
    </style:style>
    <style:style style:name="P166" style:parent-style-name="Footer" style:family="paragraph">
      <style:paragraph-properties fo:text-align="center"/>
    </style:style>
    <style:page-layout style:name="PL2">
      <style:page-layout-properties fo:page-width="5.5in" fo:page-height="8.5in" style:print-orientation="portrait" fo:margin-top="0.3in" fo:margin-left="0.6in" fo:margin-bottom="0.4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15in"/>
      </style:footer-style>
    </style:page-layout>
    <style:style style:name="P313" style:parent-style-name="Header" style:family="paragraph">
      <style:paragraph-properties fo:text-align="end"/>
      <style:text-properties style:font-name="Aleo" fo:font-size="12pt" style:font-size-asian="12pt" style:font-size-complex="12pt"/>
    </style:style>
    <style:style style:name="P314" style:parent-style-name="Header" style:family="paragraph">
      <style:text-properties style:font-name="Aleo" fo:font-size="12pt" style:font-size-asian="12pt" style:font-size-complex="12pt"/>
    </style:style>
    <style:style style:name="P315" style:parent-style-name="Footer" style:family="paragraph">
      <style:paragraph-properties fo:text-align="center"/>
    </style:style>
    <style:style style:name="P316" style:parent-style-name="Footer" style:family="paragraph">
      <style:paragraph-properties fo:text-align="center"/>
    </style:style>
    <style:page-layout style:name="PL3">
      <style:page-layout-properties fo:page-width="5.5in" fo:page-height="8.5in" style:print-orientation="portrait" fo:margin-top="0.3in" fo:margin-left="0.6in" fo:margin-bottom="0.4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15in"/>
      </style:footer-style>
    </style:page-layout>
    <style:style style:name="P1336" style:parent-style-name="Header" style:family="paragraph">
      <style:paragraph-properties fo:text-align="end"/>
    </style:style>
    <style:style style:name="T1337" style:parent-style-name="DefaultParagraphFont" style:family="text">
      <style:text-properties style:font-name="Aleo" fo:font-size="12pt" style:font-size-asian="12pt" style:font-size-complex="12pt"/>
    </style:style>
    <style:style style:name="T1338" style:parent-style-name="DefaultParagraphFont" style:family="text">
      <style:text-properties style:font-name="Aleo" fo:font-size="12pt" style:font-size-asian="12pt" style:font-size-complex="12pt"/>
    </style:style>
    <style:style style:name="T1339" style:parent-style-name="DefaultParagraphFont" style:family="text">
      <style:text-properties style:font-name="Aleo" fo:font-size="12pt" style:font-size-asian="12pt" style:font-size-complex="12pt"/>
    </style:style>
    <style:style style:name="T1340" style:parent-style-name="DefaultParagraphFont" style:family="text">
      <style:text-properties style:font-name="Aleo" fo:font-size="12pt" style:font-size-asian="12pt" style:font-size-complex="12pt"/>
    </style:style>
    <style:style style:name="P1341" style:parent-style-name="Footer" style:family="paragraph">
      <style:paragraph-properties fo:text-align="center"/>
    </style:style>
    <style:style style:name="P1342" style:parent-style-name="Footer" style:family="paragraph">
      <style:paragraph-properties fo:text-align="center"/>
    </style:style>
    <style:style style:family="graphic" style:name="a0">
      <style:graphic-properties style:wrap="run-through" style:run-through="foreground" draw:fill="none" draw:stroke="solid" svg:stroke-width="0.01042in" svg:stroke-color="#ffffff"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042in" svg:stroke-color="#ffffff" svg:stroke-opacity="100%" draw:stroke-linejoin="miter" svg:stroke-linecap="butt" style:horizontal-rel="page-content" style:vertical-rel="paragraph" style:horizontal-pos="left" style:vertical-pos="from-top"/>
    </style:style>
  </office:automatic-styles>
  <office:master-styles>
    <style:master-page style:name="MP0" style:page-layout-name="PL0">
      <style:header>
        <text:p text:style-name="P2">Genesis</text:p>
      </style:header>
      <style:header-left>
        <text:p text:style-name="P3">Genesis</text:p>
      </style:header-left>
      <style:footer>
        <text:p text:style-name="P4"><text:page-number text:fixed="false">2</text:page-number></text:p>
      </style:footer>
      <style:footer-left>
        <text:p text:style-name="P5"><text:page-number text:fixed="false">2</text:page-number></text:p>
      </style:footer-left>
    </style:master-page>
    <style:master-page style:name="MP1" style:page-layout-name="PL1">
      <style:header>
        <text:p text:style-name="P163">Exodus</text:p>
      </style:header>
      <style:header-left>
        <text:p text:style-name="P164">Exodus</text:p>
      </style:header-left>
      <style:footer>
        <text:p text:style-name="P165"><text:page-number text:fixed="false">2</text:page-number></text:p>
      </style:footer>
      <style:footer-left>
        <text:p text:style-name="P166"><text:page-number text:fixed="false">2</text:page-number></text:p>
      </style:footer-left>
    </style:master-page>
    <style:master-page style:name="MP2" style:page-layout-name="PL2">
      <style:header>
        <text:p text:style-name="P313">Leviticus</text:p>
      </style:header>
      <style:header-left>
        <text:p text:style-name="P314">Leviticus</text:p>
      </style:header-left>
      <style:footer>
        <text:p text:style-name="P315"><text:page-number text:fixed="false">2</text:page-number></text:p>
      </style:footer>
      <style:footer-left>
        <text:p text:style-name="P316"><text:page-number text:fixed="false">2</text:page-number></text:p>
      </style:footer-left>
    </style:master-page>
    <style:master-page style:name="MP3" style:page-layout-name="PL3">
      <style:header>
        <text:p text:style-name="P1336"><text:span text:style-name="T1337"><draw:connector draw:type="line" svg:x1="-0.01736in" svg:y1="0.23681in" svg:x2="4.28195in" svg:y2="0.23681in" draw:z-index="251661312" draw:id="id0" draw:style-name="a0" draw:name="Straight Connector 2" text:anchor-type="paragraph"><svg:title/><svg:desc/></draw:connector></text:span><text:span text:style-name="T1338">Numbers</text:span></text:p>
      </style:header>
      <style:header-left>
        <text:p text:style-name="Header"><text:span text:style-name="T1339"><draw:connector draw:type="line" svg:x1="0in" svg:y1="0.26168in" svg:x2="4.3in" svg:y2="0.26168in" draw:z-index="251659264" draw:id="id1" draw:style-name="a1" draw:name="Straight Connector 2" text:anchor-type="paragraph"><svg:title/><svg:desc/></draw:connector></text:span><text:span text:style-name="T1340">Numbers</text:span></text:p>
      </style:header-left>
      <style:footer>
        <text:p text:style-name="P1341"><text:page-number text:fixed="false">2</text:page-number></text:p>
      </style:footer>
      <style:footer-left>
        <text:p text:style-name="P1342"><text:page-number text:fixed="false">2</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tas Kalvinskas</meta:initial-creator>
    <dc:creator>Mantas Kalvinskas</dc:creator>
    <meta:creation-date>2024-11-16T20:44:00Z</meta:creation-date>
    <dc:date>2025-04-02T09:24:00Z</dc:date>
    <meta:print-date>2025-01-23T22:05:00Z</meta:print-date>
    <meta:template xlink:href="Normal" xlink:type="simple"/>
    <meta:editing-cycles>700</meta:editing-cycles>
    <meta:editing-duration>PT877740S</meta:editing-duration>
    <meta:document-statistic meta:page-count="181" meta:paragraph-count="1035" meta:word-count="77458" meta:character-count="517937" meta:row-count="3679" meta:non-whitespace-character-count="441514"/>
  </office:meta>
</office:document-meta>
</file>